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49pt" style:use-optimal-row-height="true"/>
    </style:style>
    <style:style style:name="ACOL-0" style:family="table-column">
      <style:table-column-properties style:column-width="51.99pt" style:use-optimal-column-width="true"/>
    </style:style>
    <style:style style:name="ACE-0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宋体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" style:family="table-cell" style:data-style-name="General">
      <style:table-cell-properties fo:background-color="#ffff00" gnm:background-colour="#ffff0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" style:family="table-cell" style:data-style-name="General">
      <style:table-cell-properties fo:background-color="#ffff00" gnm:background-colour="#ffff0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9" style:family="table-cell" style:data-style-name="General">
      <style:table-cell-properties fo:background-color="#ffff00" gnm:background-colour="#ffff0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19" style:family="table-cell" style:data-style-name="General">
      <style:table-cell-properties fo:background-color="#ffff00" gnm:background-colour="#ffff0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宋体"/>
    </style:style>
    <style:style style:name="ACE-2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21" style:family="table-cell" style:data-style-name="General">
      <style:table-cell-properties fo:background-color="#99ccff" gnm:background-colour="#99cc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" style:family="table-cell" style:data-style-name="ND-1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7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7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7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73" style:family="table-cell" style:data-style-name="General">
      <style:table-cell-properties fo:background-color="#99ccff" gnm:background-colour="#99ccff" gnm:pattern-colour="#000000" gnm:pattern="1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174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71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1" style:condition="of:cell-content()&gt;[.$I$5]" style:base-cell-address="$'卷制-上茄衣过程'.$F$6"/>
      <style:map style:apply-style-name="Gnumeric-2" style:condition="of:cell-content-is-between([.$F$5],[.$I$5])" style:base-cell-address="$'卷制-上茄衣过程'.$F$6"/>
    </style:style>
    <style:style style:name="ACE-175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71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4" style:condition="of:cell-content()&gt;[.$I$5]" style:base-cell-address="$'卷制-上茄衣过程'.$F$7"/>
      <style:map style:apply-style-name="Gnumeric-4" style:condition="of:cell-content-is-between([.$F$5],[.$I$5])" style:base-cell-address="$'卷制-上茄衣过程'.$F$7"/>
    </style:style>
    <style:style style:name="ACE-17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177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7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7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71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7" style:family="table-cell" style:data-style-name="General">
      <style:table-cell-properties fo:background-color="#99ccff" gnm:background-colour="#99cc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20pt" fo:color="#000000" fo:font-family="宋体"/>
    </style:style>
    <style:style style:name="ACE-329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  <style:map style:apply-style-name="Gnumeric-4" style:condition="of:is-true-formula(NOT(ISERROR(SEARCH(&quot;不&quot;;[.BL8]))))" style:base-cell-address="$'卷制-上茄衣过程'.$BL$8"/>
    </style:style>
    <style:style style:name="ACE-330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71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  <style:map style:apply-style-name="Gnumeric-4" style:condition="of:is-true-formula(NOT(ISERROR(SEARCH(&quot;不&quot;;[.BL6]))))" style:base-cell-address="$'卷制-上茄衣过程'.$BL$6"/>
    </style:style>
    <style:style style:name="ACE-331" style:family="table-cell" style:data-style-name="General">
      <style:table-cell-properties fo:background-color="transparent" gnm:background-colour="#ffffff" gnm:pattern-colour="#000000" gnm:pattern="0" fo:border-top="0.071cm solid #000000" fo:border-bottom="0.000cm none #c7c7c7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32" style:family="table-cell" style:data-style-name="General">
      <style:table-cell-properties fo:background-color="#99ccff" gnm:background-colour="#99ccff" gnm:pattern-colour="#000000" gnm:pattern="1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33" style:family="table-cell" style:data-style-name="General">
      <style:table-cell-properties fo:background-color="transparent" gnm:background-colour="#ffffff" gnm:pattern-colour="#000000" gnm:pattern="0" fo:border-top="0.071cm solid #000000" fo:border-bottom="0.000cm none #c7c7c7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334" style:family="table-cell" style:data-style-name="General">
      <style:table-cell-properties fo:background-color="#99ccff" gnm:background-colour="#99ccff" gnm:pattern-colour="#000000" gnm:pattern="1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35" style:family="table-cell" style:data-style-name="General">
      <style:table-cell-properties fo:background-color="#99ccff" gnm:background-colour="#99cc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宋体"/>
    </style:style>
    <style:style style:name="ACE-33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3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3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3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7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7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72" style:family="table-cell" style:data-style-name="General">
      <style:table-cell-properties fo:background-color="#99ccff" gnm:background-colour="#99ccff" gnm:pattern-colour="#000000" gnm:pattern="1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47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7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7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76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5" style:condition="of:cell-content()&gt;[.$I$5]" style:base-cell-address="$'卷制-上茄衣过程'.$G$6"/>
      <style:map style:apply-style-name="Gnumeric-5" style:condition="of:cell-content-is-between([.$F$5],[.$I$5])" style:base-cell-address="$'卷制-上茄衣过程'.$G$6"/>
    </style:style>
    <style:style style:name="ACE-477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5" style:condition="of:cell-content()&gt;[.$I$5]" style:base-cell-address="$'卷制-上茄衣过程'.$G$7"/>
      <style:map style:apply-style-name="Gnumeric-5" style:condition="of:cell-content-is-between([.$F$5],[.$I$5])" style:base-cell-address="$'卷制-上茄衣过程'.$G$7"/>
    </style:style>
    <style:style style:name="ACE-47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7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80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35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5" style:condition="of:cell-content()&gt;[.$I$5]" style:base-cell-address="$'卷制-上茄衣过程'.$J$6"/>
      <style:map style:apply-style-name="Gnumeric-5" style:condition="of:cell-content-is-between([.$F$5],[.$I$5])" style:base-cell-address="$'卷制-上茄衣过程'.$J$6"/>
    </style:style>
    <style:style style:name="ACE-481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35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5" style:condition="of:cell-content()&gt;[.$I$5]" style:base-cell-address="$'卷制-上茄衣过程'.$J$7"/>
      <style:map style:apply-style-name="Gnumeric-5" style:condition="of:cell-content-is-between([.$F$5],[.$I$5])" style:base-cell-address="$'卷制-上茄衣过程'.$J$7"/>
    </style:style>
    <style:style style:name="ACE-482" style:family="table-cell" style:data-style-name="General">
      <style:table-cell-properties fo:background-color="#99ccff" gnm:background-colour="#99cc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483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71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5" style:condition="of:cell-content()&gt;[.$N$5]" style:base-cell-address="$'卷制-上茄衣过程'.$K$6"/>
      <style:map style:apply-style-name="Gnumeric-5" style:condition="of:cell-content-is-between([.$K$5],[.$N$5])" style:base-cell-address="$'卷制-上茄衣过程'.$K$6"/>
    </style:style>
    <style:style style:name="ACE-484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71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6" style:condition="of:cell-content()&gt;[.$N$5]" style:base-cell-address="$'卷制-上茄衣过程'.$K$7"/>
      <style:map style:apply-style-name="Gnumeric-6" style:condition="of:cell-content-is-between([.$K$5],[.$N$5])" style:base-cell-address="$'卷制-上茄衣过程'.$K$7"/>
    </style:style>
    <style:style style:name="ACE-485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6" style:condition="of:cell-content()&gt;[.$N$5]" style:base-cell-address="$'卷制-上茄衣过程'.$L$6"/>
      <style:map style:apply-style-name="Gnumeric-6" style:condition="of:cell-content-is-between([.$K$5],[.$N$5])" style:base-cell-address="$'卷制-上茄衣过程'.$L$6"/>
    </style:style>
    <style:style style:name="ACE-486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6" style:condition="of:cell-content()&gt;[.$N$5]" style:base-cell-address="$'卷制-上茄衣过程'.$L$7"/>
      <style:map style:apply-style-name="Gnumeric-6" style:condition="of:cell-content-is-between([.$K$5],[.$N$5])" style:base-cell-address="$'卷制-上茄衣过程'.$L$7"/>
    </style:style>
    <style:style style:name="ACE-487" style:family="table-cell" style:data-style-name="General">
      <style:table-cell-properties fo:background-color="#99ccff" gnm:background-colour="#99cc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48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89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35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6" style:condition="of:cell-content()&gt;[.$N$5]" style:base-cell-address="$'卷制-上茄衣过程'.$O$6"/>
      <style:map style:apply-style-name="Gnumeric-6" style:condition="of:cell-content-is-between([.$K$5],[.$N$5])" style:base-cell-address="$'卷制-上茄衣过程'.$O$6"/>
    </style:style>
    <style:style style:name="ACE-490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35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6" style:condition="of:cell-content()&gt;[.$N$5]" style:base-cell-address="$'卷制-上茄衣过程'.$O$7"/>
      <style:map style:apply-style-name="Gnumeric-6" style:condition="of:cell-content-is-between([.$K$5],[.$N$5])" style:base-cell-address="$'卷制-上茄衣过程'.$O$7"/>
    </style:style>
    <style:style style:name="ACE-491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71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6" style:condition="of:cell-content()&gt;[.$S$5]" style:base-cell-address="$'卷制-上茄衣过程'.$P$6"/>
      <style:map style:apply-style-name="Gnumeric-6" style:condition="of:cell-content-is-between([.$P$5],[.$S$5])" style:base-cell-address="$'卷制-上茄衣过程'.$P$6"/>
    </style:style>
    <style:style style:name="ACE-492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71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7" style:condition="of:cell-content()&gt;[.$S$5]" style:base-cell-address="$'卷制-上茄衣过程'.$P$7"/>
      <style:map style:apply-style-name="Gnumeric-7" style:condition="of:cell-content-is-between([.$P$5],[.$S$5])" style:base-cell-address="$'卷制-上茄衣过程'.$P$7"/>
    </style:style>
    <style:style style:name="ACE-49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.5pt" fo:color="#000000" fo:font-family="Times New Roman"/>
    </style:style>
    <style:style style:name="ACE-49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9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9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97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7" style:condition="of:cell-content()&gt;[.$S$5]" style:base-cell-address="$'卷制-上茄衣过程'.$Q$6"/>
      <style:map style:apply-style-name="Gnumeric-7" style:condition="of:cell-content-is-between([.$P$5],[.$S$5])" style:base-cell-address="$'卷制-上茄衣过程'.$Q$6"/>
    </style:style>
    <style:style style:name="ACE-498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7" style:condition="of:cell-content()&gt;[.$S$5]" style:base-cell-address="$'卷制-上茄衣过程'.$Q$7"/>
      <style:map style:apply-style-name="Gnumeric-7" style:condition="of:cell-content-is-between([.$P$5],[.$S$5])" style:base-cell-address="$'卷制-上茄衣过程'.$Q$7"/>
    </style:style>
    <style:style style:name="ACE-49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00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01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7" style:condition="of:cell-content()&gt;[.$S$5]" style:base-cell-address="$'卷制-上茄衣过程'.$T$6"/>
      <style:map style:apply-style-name="Gnumeric-7" style:condition="of:cell-content-is-between([.$P$5],[.$S$5])" style:base-cell-address="$'卷制-上茄衣过程'.$T$6"/>
    </style:style>
    <style:style style:name="ACE-502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7" style:condition="of:cell-content()&gt;[.$S$5]" style:base-cell-address="$'卷制-上茄衣过程'.$T$7"/>
      <style:map style:apply-style-name="Gnumeric-7" style:condition="of:cell-content-is-between([.$P$5],[.$S$5])" style:base-cell-address="$'卷制-上茄衣过程'.$T$7"/>
    </style:style>
    <style:style style:name="ACE-503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35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7" style:condition="of:cell-content()&gt;[.$S$5]" style:base-cell-address="$'卷制-上茄衣过程'.$T$8"/>
      <style:map style:apply-style-name="Gnumeric-7" style:condition="of:cell-content-is-between([.$P$5],[.$S$5])" style:base-cell-address="$'卷制-上茄衣过程'.$T$8"/>
    </style:style>
    <style:style style:name="ACE-504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35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7" style:condition="of:cell-content()&gt;[.$S$5]" style:base-cell-address="$'卷制-上茄衣过程'.$T$9"/>
      <style:map style:apply-style-name="Gnumeric-7" style:condition="of:cell-content-is-between([.$P$5],[.$S$5])" style:base-cell-address="$'卷制-上茄衣过程'.$T$9"/>
    </style:style>
    <style:style style:name="ACE-505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71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7" style:condition="of:cell-content-is-between([.$U$5],[.$X$5])" style:base-cell-address="$'卷制-上茄衣过程'.$U$6"/>
      <style:map style:apply-style-name="Gnumeric-7" style:condition="of:cell-content()&gt;[.$X$5]" style:base-cell-address="$'卷制-上茄衣过程'.$U$6"/>
    </style:style>
    <style:style style:name="ACE-506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71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8" style:condition="of:cell-content-is-between([.$U$5],[.$X$5])" style:base-cell-address="$'卷制-上茄衣过程'.$U$7"/>
      <style:map style:apply-style-name="Gnumeric-8" style:condition="of:cell-content()&gt;[.$X$5]" style:base-cell-address="$'卷制-上茄衣过程'.$U$7"/>
    </style:style>
    <style:style style:name="ACE-507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8" style:condition="of:cell-content-is-between([.$U$5],[.$X$5])" style:base-cell-address="$'卷制-上茄衣过程'.$V$6"/>
      <style:map style:apply-style-name="Gnumeric-8" style:condition="of:cell-content()&gt;[.$X$5]" style:base-cell-address="$'卷制-上茄衣过程'.$V$6"/>
    </style:style>
    <style:style style:name="ACE-508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8" style:condition="of:cell-content-is-between([.$U$5],[.$X$5])" style:base-cell-address="$'卷制-上茄衣过程'.$V$7"/>
      <style:map style:apply-style-name="Gnumeric-8" style:condition="of:cell-content()&gt;[.$X$5]" style:base-cell-address="$'卷制-上茄衣过程'.$V$7"/>
    </style:style>
    <style:style style:name="ACE-50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1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11" style:family="table-cell" style:data-style-name="General">
      <style:table-cell-properties fo:background-color="#99ccff" gnm:background-colour="#99ccff" gnm:pattern-colour="#000000" gnm:pattern="1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宋体"/>
    </style:style>
    <style:style style:name="ACE-512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35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8" style:condition="of:cell-content-is-between([.$U$5],[.$X$5])" style:base-cell-address="$'卷制-上茄衣过程'.$Y$6"/>
      <style:map style:apply-style-name="Gnumeric-8" style:condition="of:cell-content()&gt;[.$X$5]" style:base-cell-address="$'卷制-上茄衣过程'.$Y$6"/>
    </style:style>
    <style:style style:name="ACE-513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35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8" style:condition="of:cell-content-is-between([.$U$5],[.$X$5])" style:base-cell-address="$'卷制-上茄衣过程'.$Y$7"/>
      <style:map style:apply-style-name="Gnumeric-8" style:condition="of:cell-content()&gt;[.$X$5]" style:base-cell-address="$'卷制-上茄衣过程'.$Y$7"/>
    </style:style>
    <style:style style:name="ACE-51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15" style:family="table-cell" style:data-style-name="General">
      <style:table-cell-properties fo:background-color="transparent" gnm:background-colour="#ffffff" gnm:pattern-colour="#000000" gnm:pattern="0" fo:border-top="0.071cm solid #000000" fo:border-bottom="0.000cm none #c7c7c7" fo:border-left="0.000cm none #c7c7c7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51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17" style:family="table-cell" style:data-style-name="General">
      <style:table-cell-properties fo:background-color="#ffff00" gnm:background-colour="#ffff00" gnm:pattern-colour="#000000" gnm:pattern="1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宋体"/>
    </style:style>
    <style:style style:name="ACE-518" style:family="table-cell" style:data-style-name="General">
      <style:table-cell-properties fo:background-color="#0066cc" gnm:background-colour="#0066cc" gnm:pattern-colour="#000000" gnm:pattern="1" fo:border-top="0.000cm none #c7c7c7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宋体"/>
    </style:style>
    <style:style style:name="ACE-51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20" style:family="table-cell" style:data-style-name="General">
      <style:table-cell-properties fo:background-color="#ffff00" gnm:background-colour="#ffff00" gnm:pattern-colour="#000000" gnm:pattern="1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宋体"/>
    </style:style>
    <style:style style:name="ACE-521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22" style:family="table-cell" style:data-style-name="General">
      <style:table-cell-properties fo:background-color="transparent" gnm:background-colour="#ffffff" gnm:pattern-colour="#000000" gnm:pattern="0" fo:border-top="0.071cm solid #000000" fo:border-bottom="0.000cm none #c7c7c7" fo:border-left="0.071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23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  <style:map style:apply-style-name="Gnumeric-8" style:condition="of:is-true-formula(NOT(ISERROR(SEARCH(&quot;不&quot;;[.AQ6]))))" style:base-cell-address="$'卷制-上茄衣过程'.$AQ$6"/>
    </style:style>
    <style:style style:name="ACE-52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2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2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2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2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2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7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OL-1" style:family="table-column">
      <style:table-column-properties style:column-width="61.4pt" style:use-optimal-column-width="true"/>
    </style:style>
    <style:style style:name="ACOL-2" style:family="table-column">
      <style:table-column-properties style:column-width="49.1pt" style:use-optimal-column-width="true"/>
    </style:style>
    <style:style style:name="ACOL-3" style:family="table-column">
      <style:table-column-properties style:column-width="25.94pt" style:use-optimal-column-width="true"/>
    </style:style>
    <style:style style:name="ACOL-4" style:family="table-column">
      <style:table-column-properties style:column-width="36.79pt" style:use-optimal-column-width="true"/>
    </style:style>
    <style:style style:name="ACOL-5" style:family="table-column">
      <style:table-column-properties style:column-width="39.71pt" style:use-optimal-column-width="true"/>
    </style:style>
    <style:style style:name="ACOL-6" style:family="table-column">
      <style:table-column-properties style:column-width="43.31pt" style:use-optimal-column-width="true"/>
    </style:style>
    <style:style style:name="ACOL-7" style:family="table-column">
      <style:table-column-properties style:column-width="96.86pt" style:use-optimal-column-width="true"/>
    </style:style>
    <style:style style:name="ACOL-8" style:family="table-column">
      <style:table-column-properties style:column-width="66.44pt" style:use-optimal-column-width="true"/>
    </style:style>
    <style:style style:name="ACOL-9" style:family="table-column">
      <style:table-column-properties style:column-width="69pt" style:use-optimal-column-width="true"/>
    </style:style>
    <style:style style:name="ACOL-10" style:family="table-column">
      <style:table-column-properties style:column-width="41.16pt" style:use-optimal-column-width="true"/>
    </style:style>
    <style:style style:name="ACOL-11" style:family="table-column">
      <style:table-column-properties style:column-width="167.24pt" style:use-optimal-column-width="true"/>
    </style:style>
    <style:style style:name="ACOL-12" style:family="table-column"/>
    <style:style style:name="AROW-1" style:family="table-row">
      <style:table-row-properties style:row-height="34.5pt" style:use-optimal-row-height="false"/>
    </style:style>
    <style:style style:name="AROW-2" style:family="table-row">
      <style:table-row-properties style:row-height="15pt" style:use-optimal-row-height="false"/>
    </style:style>
    <style:style style:name="AROW-3" style:family="table-row">
      <style:table-row-properties style:row-height="20.24pt" style:use-optimal-row-height="false"/>
    </style:style>
    <style:style style:name="AROW-4" style:family="table-row">
      <style:table-row-properties style:row-height="110.24pt" style:use-optimal-row-height="false"/>
    </style:style>
    <style:style style:name="AROW-5" style:family="table-row">
      <style:table-row-properties style:row-height="115.51pt" style:use-optimal-row-height="true"/>
    </style:style>
    <style:style style:name="AROW-6" style:family="table-row">
      <style:table-row-properties style:row-height="13.49pt" style:use-optimal-row-height="false"/>
    </style:style>
    <style:style style:name="AROW-7" style:family="table-row">
      <style:table-row-properties style:row-height="14.26pt" style:use-optimal-row-height="false"/>
    </style:style>
    <style:style style:name="AROW-8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" table:allow-empty-cell="true" table:display-list="unsorted" table:base-cell-address="$'卷制-上茄衣过程'.I11" table:condition="of:cell-content-is-in-list([.$A$6:.$A$135])">
          <table:error-message table:display="true" table:message-type="stop"/>
        </table:content-validation>
        <table:content-validation table:name="VAL-1" table:allow-empty-cell="true" table:display-list="unsorted" table:base-cell-address="$'卷制-上茄衣过程'.I15" table:condition="of:cell-content-is-in-list([.$A$6:.$A$135])">
          <table:error-message table:display="true" table:message-type="stop"/>
        </table:content-validation>
        <table:content-validation table:name="VAL-2" table:allow-empty-cell="true" table:display-list="unsorted" table:base-cell-address="$'卷制-上茄衣过程'.I19" table:condition="of:cell-content-is-in-list([.$A$6:.$A$135])">
          <table:error-message table:display="true" table:message-type="stop"/>
        </table:content-validation>
        <table:content-validation table:name="VAL-3" table:allow-empty-cell="true" table:display-list="unsorted" table:base-cell-address="$'卷制-上茄衣过程'.I23" table:condition="of:cell-content-is-in-list([.$A$6:.$A$135])">
          <table:error-message table:display="true" table:message-type="stop"/>
        </table:content-validation>
        <table:content-validation table:name="VAL-4" table:allow-empty-cell="true" table:display-list="unsorted" table:base-cell-address="$'卷制-上茄衣过程'.I27" table:condition="of:cell-content-is-in-list([.$A$6:.$A$135])">
          <table:error-message table:display="true" table:message-type="stop"/>
        </table:content-validation>
        <table:content-validation table:name="VAL-5" table:allow-empty-cell="true" table:display-list="unsorted" table:base-cell-address="$'卷制-上茄衣过程'.I31" table:condition="of:cell-content-is-in-list([.$A$6:.$A$135])">
          <table:error-message table:display="true" table:message-type="stop"/>
        </table:content-validation>
        <table:content-validation table:name="VAL-6" table:allow-empty-cell="true" table:display-list="unsorted" table:base-cell-address="$'卷制-上茄衣过程'.I35" table:condition="of:cell-content-is-in-list([.$A$6:.$A$135])">
          <table:error-message table:display="true" table:message-type="stop"/>
        </table:content-validation>
        <table:content-validation table:name="VAL-7" table:allow-empty-cell="true" table:display-list="unsorted" table:base-cell-address="$'卷制-上茄衣过程'.I39" table:condition="of:cell-content-is-in-list([.$A$6:.$A$135])">
          <table:error-message table:display="true" table:message-type="stop"/>
        </table:content-validation>
        <table:content-validation table:name="VAL-8" table:allow-empty-cell="true" table:display-list="unsorted" table:base-cell-address="$'卷制-上茄衣过程'.I43" table:condition="of:cell-content-is-in-list([.$A$6:.$A$135])">
          <table:error-message table:display="true" table:message-type="stop"/>
        </table:content-validation>
        <table:content-validation table:name="VAL-9" table:allow-empty-cell="true" table:display-list="unsorted" table:base-cell-address="$'卷制-上茄衣过程'.I47" table:condition="of:cell-content-is-in-list([.$A$6:.$A$135])">
          <table:error-message table:display="true" table:message-type="stop"/>
        </table:content-validation>
        <table:content-validation table:name="VAL-10" table:allow-empty-cell="true" table:display-list="unsorted" table:base-cell-address="$'卷制-上茄衣过程'.I51" table:condition="of:cell-content-is-in-list([.$A$6:.$A$135])">
          <table:error-message table:display="true" table:message-type="stop"/>
        </table:content-validation>
        <table:content-validation table:name="VAL-11" table:allow-empty-cell="true" table:display-list="unsorted" table:base-cell-address="$'卷制-上茄衣过程'.I55" table:condition="of:cell-content-is-in-list([.$A$6:.$A$135])">
          <table:error-message table:display="true" table:message-type="stop"/>
        </table:content-validation>
        <table:content-validation table:name="VAL-12" table:allow-empty-cell="true" table:display-list="unsorted" table:base-cell-address="$'卷制-上茄衣过程'.I59" table:condition="of:cell-content-is-in-list([.$A$6:.$A$135])">
          <table:error-message table:display="true" table:message-type="stop"/>
        </table:content-validation>
        <table:content-validation table:name="VAL-13" table:allow-empty-cell="true" table:display-list="unsorted" table:base-cell-address="$'卷制-上茄衣过程'.I63" table:condition="of:cell-content-is-in-list([.$A$6:.$A$135])">
          <table:error-message table:display="true" table:message-type="stop"/>
        </table:content-validation>
        <table:content-validation table:name="VAL-14" table:allow-empty-cell="true" table:display-list="unsorted" table:base-cell-address="$'卷制-上茄衣过程'.I67" table:condition="of:cell-content-is-in-list([.$A$6:.$A$135])">
          <table:error-message table:display="true" table:message-type="stop"/>
        </table:content-validation>
        <table:content-validation table:name="VAL-15" table:allow-empty-cell="true" table:display-list="unsorted" table:base-cell-address="$'卷制-上茄衣过程'.I71" table:condition="of:cell-content-is-in-list([.$A$6:.$A$135])">
          <table:error-message table:display="true" table:message-type="stop"/>
        </table:content-validation>
        <table:content-validation table:name="VAL-16" table:allow-empty-cell="true" table:display-list="unsorted" table:base-cell-address="$'卷制-上茄衣过程'.I75" table:condition="of:cell-content-is-in-list([.$A$6:.$A$135])">
          <table:error-message table:display="true" table:message-type="stop"/>
        </table:content-validation>
        <table:content-validation table:name="VAL-17" table:allow-empty-cell="true" table:display-list="unsorted" table:base-cell-address="$'卷制-上茄衣过程'.I79" table:condition="of:cell-content-is-in-list([.$A$6:.$A$135])">
          <table:error-message table:display="true" table:message-type="stop"/>
        </table:content-validation>
        <table:content-validation table:name="VAL-18" table:allow-empty-cell="true" table:display-list="unsorted" table:base-cell-address="$'卷制-上茄衣过程'.I83" table:condition="of:cell-content-is-in-list([.$A$6:.$A$135])">
          <table:error-message table:display="true" table:message-type="stop"/>
        </table:content-validation>
        <table:content-validation table:name="VAL-19" table:allow-empty-cell="true" table:display-list="unsorted" table:base-cell-address="$'卷制-上茄衣过程'.I87" table:condition="of:cell-content-is-in-list([.$A$6:.$A$135])">
          <table:error-message table:display="true" table:message-type="stop"/>
        </table:content-validation>
        <table:content-validation table:name="VAL-20" table:allow-empty-cell="true" table:display-list="unsorted" table:base-cell-address="$'卷制-上茄衣过程'.I91" table:condition="of:cell-content-is-in-list([.$A$6:.$A$135])">
          <table:error-message table:display="true" table:message-type="stop"/>
        </table:content-validation>
        <table:content-validation table:name="VAL-21" table:allow-empty-cell="true" table:display-list="unsorted" table:base-cell-address="$'卷制-上茄衣过程'.I95" table:condition="of:cell-content-is-in-list([.$A$6:.$A$135])">
          <table:error-message table:display="true" table:message-type="stop"/>
        </table:content-validation>
        <table:content-validation table:name="VAL-22" table:allow-empty-cell="true" table:display-list="unsorted" table:base-cell-address="$'卷制-上茄衣过程'.I99" table:condition="of:cell-content-is-in-list([.$A$6:.$A$135])">
          <table:error-message table:display="true" table:message-type="stop"/>
        </table:content-validation>
        <table:content-validation table:name="VAL-23" table:allow-empty-cell="true" table:display-list="unsorted" table:base-cell-address="$'卷制-上茄衣过程'.I103" table:condition="of:cell-content-is-in-list([.$A$6:.$A$135])">
          <table:error-message table:display="true" table:message-type="stop"/>
        </table:content-validation>
        <table:content-validation table:name="VAL-24" table:allow-empty-cell="true" table:display-list="unsorted" table:base-cell-address="$'卷制-上茄衣过程'.I107" table:condition="of:cell-content-is-in-list([.$A$6:.$A$135])">
          <table:error-message table:display="true" table:message-type="stop"/>
        </table:content-validation>
        <table:content-validation table:name="VAL-25" table:allow-empty-cell="true" table:display-list="unsorted" table:base-cell-address="$'卷制-上茄衣过程'.I111" table:condition="of:cell-content-is-in-list([.$A$6:.$A$135])">
          <table:error-message table:display="true" table:message-type="stop"/>
        </table:content-validation>
        <table:content-validation table:name="VAL-26" table:allow-empty-cell="true" table:display-list="unsorted" table:base-cell-address="$'卷制-上茄衣过程'.I115" table:condition="of:cell-content-is-in-list([.$A$6:.$A$135])">
          <table:error-message table:display="true" table:message-type="stop"/>
        </table:content-validation>
        <table:content-validation table:name="VAL-27" table:allow-empty-cell="true" table:display-list="unsorted" table:base-cell-address="$'卷制-上茄衣过程'.I119" table:condition="of:cell-content-is-in-list([.$A$6:.$A$135])">
          <table:error-message table:display="true" table:message-type="stop"/>
        </table:content-validation>
        <table:content-validation table:name="VAL-28" table:allow-empty-cell="true" table:display-list="unsorted" table:base-cell-address="$'卷制-上茄衣过程'.I123" table:condition="of:cell-content-is-in-list([.$A$6:.$A$135])">
          <table:error-message table:display="true" table:message-type="stop"/>
        </table:content-validation>
        <table:content-validation table:name="VAL-29" table:allow-empty-cell="true" table:display-list="unsorted" table:base-cell-address="$'卷制-上茄衣过程'.I127" table:condition="of:cell-content-is-in-list([.$A$6:.$A$135])">
          <table:error-message table:display="true" table:message-type="stop"/>
        </table:content-validation>
        <table:content-validation table:name="VAL-30" table:allow-empty-cell="true" table:display-list="unsorted" table:base-cell-address="$'卷制-上茄衣过程'.I131" table:condition="of:cell-content-is-in-list([.$A$6:.$A$135])">
          <table:error-message table:display="true" table:message-type="stop"/>
        </table:content-validation>
        <table:content-validation table:name="VAL-31" table:allow-empty-cell="true" table:display-list="unsorted" table:base-cell-address="$'卷制-上茄衣过程'.I135" table:condition="of:cell-content-is-in-list([.$A$6:.$A$135])">
          <table:error-message table:display="true" table:message-type="stop"/>
        </table:content-validation>
        <table:content-validation table:name="VAL-32" table:allow-empty-cell="true" table:display-list="unsorted" table:base-cell-address="$'卷制-上茄衣过程'.I139" table:condition="of:cell-content-is-in-list([.$A$6:.$A$135])">
          <table:error-message table:display="true" table:message-type="stop"/>
        </table:content-validation>
        <table:content-validation table:name="VAL-33" table:allow-empty-cell="true" table:display-list="unsorted" table:base-cell-address="$'卷制-上茄衣过程'.I143" table:condition="of:cell-content-is-in-list([.$A$6:.$A$135])">
          <table:error-message table:display="true" table:message-type="stop"/>
        </table:content-validation>
        <table:content-validation table:name="VAL-34" table:allow-empty-cell="true" table:display-list="unsorted" table:base-cell-address="$'卷制-上茄衣过程'.I147" table:condition="of:cell-content-is-in-list([.$A$6:.$A$135])">
          <table:error-message table:display="true" table:message-type="stop"/>
        </table:content-validation>
        <table:content-validation table:name="VAL-35" table:allow-empty-cell="true" table:display-list="unsorted" table:base-cell-address="$'卷制-上茄衣过程'.I151" table:condition="of:cell-content-is-in-list([.$A$6:.$A$135])">
          <table:error-message table:display="true" table:message-type="stop"/>
        </table:content-validation>
        <table:content-validation table:name="VAL-36" table:allow-empty-cell="true" table:display-list="unsorted" table:base-cell-address="$'卷制-上茄衣过程'.I155" table:condition="of:cell-content-is-in-list([.$A$6:.$A$135])">
          <table:error-message table:display="true" table:message-type="stop"/>
        </table:content-validation>
        <table:content-validation table:name="VAL-37" table:allow-empty-cell="true" table:display-list="unsorted" table:base-cell-address="$'卷制-上茄衣过程'.I159" table:condition="of:cell-content-is-in-list([.$A$6:.$A$135])">
          <table:error-message table:display="true" table:message-type="stop"/>
        </table:content-validation>
        <table:content-validation table:name="VAL-38" table:allow-empty-cell="true" table:display-list="unsorted" table:base-cell-address="$'卷制-上茄衣过程'.I163" table:condition="of:cell-content-is-in-list([.$A$6:.$A$135])">
          <table:error-message table:display="true" table:message-type="stop"/>
        </table:content-validation>
        <table:content-validation table:name="VAL-39" table:allow-empty-cell="true" table:display-list="unsorted" table:base-cell-address="$'卷制-上茄衣过程'.I167" table:condition="of:cell-content-is-in-list([.$A$6:.$A$135])">
          <table:error-message table:display="true" table:message-type="stop"/>
        </table:content-validation>
        <table:content-validation table:name="VAL-40" table:allow-empty-cell="true" table:display-list="unsorted" table:base-cell-address="$'卷制-上茄衣过程'.I171" table:condition="of:cell-content-is-in-list([.$A$6:.$A$135])">
          <table:error-message table:display="true" table:message-type="stop"/>
        </table:content-validation>
        <table:content-validation table:name="VAL-41" table:allow-empty-cell="true" table:display-list="unsorted" table:base-cell-address="$'卷制-上茄衣过程'.I175" table:condition="of:cell-content-is-in-list([.$A$6:.$A$135])">
          <table:error-message table:display="true" table:message-type="stop"/>
        </table:content-validation>
        <table:content-validation table:name="VAL-42" table:allow-empty-cell="true" table:display-list="unsorted" table:base-cell-address="$'卷制-上茄衣过程'.I179" table:condition="of:cell-content-is-in-list([.$A$6:.$A$135])">
          <table:error-message table:display="true" table:message-type="stop"/>
        </table:content-validation>
        <table:content-validation table:name="VAL-43" table:allow-empty-cell="true" table:display-list="unsorted" table:base-cell-address="$'卷制-上茄衣过程'.I183" table:condition="of:cell-content-is-in-list([.$A$6:.$A$135])">
          <table:error-message table:display="true" table:message-type="stop"/>
        </table:content-validation>
        <table:content-validation table:name="VAL-44" table:allow-empty-cell="true" table:display-list="unsorted" table:base-cell-address="$'卷制-上茄衣过程'.I187" table:condition="of:cell-content-is-in-list([.$A$6:.$A$135])">
          <table:error-message table:display="true" table:message-type="stop"/>
        </table:content-validation>
        <table:content-validation table:name="VAL-45" table:allow-empty-cell="true" table:display-list="unsorted" table:base-cell-address="$'卷制-上茄衣过程'.I191" table:condition="of:cell-content-is-in-list([.$A$6:.$A$135])">
          <table:error-message table:display="true" table:message-type="stop"/>
        </table:content-validation>
        <table:content-validation table:name="VAL-46" table:allow-empty-cell="true" table:display-list="unsorted" table:base-cell-address="$'卷制-上茄衣过程'.I195" table:condition="of:cell-content-is-in-list([.$A$6:.$A$135])">
          <table:error-message table:display="true" table:message-type="stop"/>
        </table:content-validation>
        <table:content-validation table:name="VAL-47" table:allow-empty-cell="true" table:display-list="unsorted" table:base-cell-address="$'卷制-上茄衣过程'.I199" table:condition="of:cell-content-is-in-list([.$A$6:.$A$135])">
          <table:error-message table:display="true" table:message-type="stop"/>
        </table:content-validation>
        <table:content-validation table:name="VAL-48" table:allow-empty-cell="true" table:display-list="unsorted" table:base-cell-address="$'卷制-上茄衣过程'.I203" table:condition="of:cell-content-is-in-list([.$A$6:.$A$135])">
          <table:error-message table:display="true" table:message-type="stop"/>
        </table:content-validation>
        <table:content-validation table:name="VAL-49" table:allow-empty-cell="true" table:display-list="unsorted" table:base-cell-address="$'卷制-上茄衣过程'.I207" table:condition="of:cell-content-is-in-list([.$A$6:.$A$135])">
          <table:error-message table:display="true" table:message-type="stop"/>
        </table:content-validation>
        <table:content-validation table:name="VAL-50" table:allow-empty-cell="true" table:display-list="unsorted" table:base-cell-address="$'卷制-上茄衣过程'.I211" table:condition="of:cell-content-is-in-list([.$A$6:.$A$135])">
          <table:error-message table:display="true" table:message-type="stop"/>
        </table:content-validation>
        <table:content-validation table:name="VAL-51" table:allow-empty-cell="true" table:display-list="unsorted" table:base-cell-address="$'卷制-上茄衣过程'.I215" table:condition="of:cell-content-is-in-list([.$A$6:.$A$135])">
          <table:error-message table:display="true" table:message-type="stop"/>
        </table:content-validation>
        <table:content-validation table:name="VAL-52" table:allow-empty-cell="true" table:display-list="unsorted" table:base-cell-address="$'卷制-上茄衣过程'.I219" table:condition="of:cell-content-is-in-list([.$A$6:.$A$135])">
          <table:error-message table:display="true" table:message-type="stop"/>
        </table:content-validation>
        <table:content-validation table:name="VAL-53" table:allow-empty-cell="true" table:display-list="unsorted" table:base-cell-address="$'卷制-上茄衣过程'.I223" table:condition="of:cell-content-is-in-list([.$A$6:.$A$135])">
          <table:error-message table:display="true" table:message-type="stop"/>
        </table:content-validation>
        <table:content-validation table:name="VAL-54" table:allow-empty-cell="true" table:display-list="unsorted" table:base-cell-address="$'卷制-上茄衣过程'.I227" table:condition="of:cell-content-is-in-list([.$A$6:.$A$135])">
          <table:error-message table:display="true" table:message-type="stop"/>
        </table:content-validation>
        <table:content-validation table:name="VAL-55" table:allow-empty-cell="true" table:display-list="unsorted" table:base-cell-address="$'卷制-上茄衣过程'.I231" table:condition="of:cell-content-is-in-list([.$A$6:.$A$135])">
          <table:error-message table:display="true" table:message-type="stop"/>
        </table:content-validation>
        <table:content-validation table:name="VAL-56" table:allow-empty-cell="true" table:display-list="unsorted" table:base-cell-address="$'卷制-上茄衣过程'.I235" table:condition="of:cell-content-is-in-list([.$A$6:.$A$135])">
          <table:error-message table:display="true" table:message-type="stop"/>
        </table:content-validation>
        <table:content-validation table:name="VAL-57" table:allow-empty-cell="true" table:display-list="unsorted" table:base-cell-address="$'卷制-上茄衣过程'.I239" table:condition="of:cell-content-is-in-list([.$A$6:.$A$135])">
          <table:error-message table:display="true" table:message-type="stop"/>
        </table:content-validation>
        <table:content-validation table:name="VAL-58" table:allow-empty-cell="true" table:display-list="unsorted" table:base-cell-address="$'卷制-上茄衣过程'.I243" table:condition="of:cell-content-is-in-list([.$A$6:.$A$135])">
          <table:error-message table:display="true" table:message-type="stop"/>
        </table:content-validation>
        <table:content-validation table:name="VAL-59" table:allow-empty-cell="true" table:display-list="unsorted" table:base-cell-address="$'卷制-上茄衣过程'.I247" table:condition="of:cell-content-is-in-list([.$A$6:.$A$135])">
          <table:error-message table:display="true" table:message-type="stop"/>
        </table:content-validation>
        <table:content-validation table:name="VAL-60" table:allow-empty-cell="true" table:display-list="unsorted" table:base-cell-address="$'卷制-上茄衣过程'.I251" table:condition="of:cell-content-is-in-list([.$A$6:.$A$135])">
          <table:error-message table:display="true" table:message-type="stop"/>
        </table:content-validation>
        <table:content-validation table:name="VAL-61" table:allow-empty-cell="true" table:display-list="unsorted" table:base-cell-address="$'卷制-上茄衣过程'.I255" table:condition="of:cell-content-is-in-list([.$A$6:.$A$135])">
          <table:error-message table:display="true" table:message-type="stop"/>
        </table:content-validation>
        <table:content-validation table:name="VAL-62" table:allow-empty-cell="true" table:display-list="unsorted" table:base-cell-address="$'卷制-上茄衣过程'.I259" table:condition="of:cell-content-is-in-list([.$A$6:.$A$135])">
          <table:error-message table:display="true" table:message-type="stop"/>
        </table:content-validation>
        <table:content-validation table:name="VAL-63" table:allow-empty-cell="true" table:display-list="unsorted" table:base-cell-address="$'卷制-上茄衣过程'.I263" table:condition="of:cell-content-is-in-list([.$A$6:.$A$135])">
          <table:error-message table:display="true" table:message-type="stop"/>
        </table:content-validation>
        <table:content-validation table:name="VAL-64" table:allow-empty-cell="true" table:display-list="unsorted" table:base-cell-address="$'卷制-上茄衣过程'.I267" table:condition="of:cell-content-is-in-list([.$A$6:.$A$135])">
          <table:error-message table:display="true" table:message-type="stop"/>
        </table:content-validation>
        <table:content-validation table:name="VAL-65" table:allow-empty-cell="true" table:display-list="unsorted" table:base-cell-address="$'卷制-上茄衣过程'.I271" table:condition="of:cell-content-is-in-list([.$A$6:.$A$135])">
          <table:error-message table:display="true" table:message-type="stop"/>
        </table:content-validation>
        <table:content-validation table:name="VAL-66" table:allow-empty-cell="true" table:display-list="unsorted" table:base-cell-address="$'卷制-上茄衣过程'.I275" table:condition="of:cell-content-is-in-list([.$A$6:.$A$135])">
          <table:error-message table:display="true" table:message-type="stop"/>
        </table:content-validation>
        <table:content-validation table:name="VAL-67" table:allow-empty-cell="true" table:display-list="unsorted" table:base-cell-address="$'卷制-上茄衣过程'.I279" table:condition="of:cell-content-is-in-list([.$A$6:.$A$135])">
          <table:error-message table:display="true" table:message-type="stop"/>
        </table:content-validation>
        <table:content-validation table:name="VAL-68" table:allow-empty-cell="true" table:display-list="unsorted" table:base-cell-address="$'卷制-上茄衣过程'.I283" table:condition="of:cell-content-is-in-list([.$A$6:.$A$135])">
          <table:error-message table:display="true" table:message-type="stop"/>
        </table:content-validation>
        <table:content-validation table:name="VAL-69" table:allow-empty-cell="true" table:display-list="unsorted" table:base-cell-address="$'卷制-上茄衣过程'.I287" table:condition="of:cell-content-is-in-list([.$A$6:.$A$135])">
          <table:error-message table:display="true" table:message-type="stop"/>
        </table:content-validation>
        <table:content-validation table:name="VAL-70" table:allow-empty-cell="true" table:display-list="unsorted" table:base-cell-address="$'卷制-上茄衣过程'.I291" table:condition="of:cell-content-is-in-list([.$A$6:.$A$135])">
          <table:error-message table:display="true" table:message-type="stop"/>
        </table:content-validation>
        <table:content-validation table:name="VAL-71" table:allow-empty-cell="true" table:display-list="unsorted" table:base-cell-address="$'卷制-上茄衣过程'.I295" table:condition="of:cell-content-is-in-list([.$A$6:.$A$135])">
          <table:error-message table:display="true" table:message-type="stop"/>
        </table:content-validation>
        <table:content-validation table:name="VAL-72" table:allow-empty-cell="true" table:display-list="unsorted" table:base-cell-address="$'卷制-上茄衣过程'.I299" table:condition="of:cell-content-is-in-list([.$A$6:.$A$135])">
          <table:error-message table:display="true" table:message-type="stop"/>
        </table:content-validation>
        <table:content-validation table:name="VAL-73" table:allow-empty-cell="true" table:display-list="unsorted" table:base-cell-address="$'卷制-上茄衣过程'.I303" table:condition="of:cell-content-is-in-list([.$A$6:.$A$135])">
          <table:error-message table:display="true" table:message-type="stop"/>
        </table:content-validation>
        <table:content-validation table:name="VAL-74" table:allow-empty-cell="true" table:display-list="unsorted" table:base-cell-address="$'卷制-上茄衣过程'.I307" table:condition="of:cell-content-is-in-list([.$A$6:.$A$135])">
          <table:error-message table:display="true" table:message-type="stop"/>
        </table:content-validation>
        <table:content-validation table:name="VAL-75" table:allow-empty-cell="true" table:display-list="unsorted" table:base-cell-address="$'卷制-上茄衣过程'.I311" table:condition="of:cell-content-is-in-list([.$A$6:.$A$135])">
          <table:error-message table:display="true" table:message-type="stop"/>
        </table:content-validation>
        <table:content-validation table:name="VAL-76" table:allow-empty-cell="true" table:display-list="unsorted" table:base-cell-address="$'卷制-上茄衣过程'.I315" table:condition="of:cell-content-is-in-list([.$A$6:.$A$135])">
          <table:error-message table:display="true" table:message-type="stop"/>
        </table:content-validation>
        <table:content-validation table:name="VAL-77" table:allow-empty-cell="true" table:display-list="unsorted" table:base-cell-address="$'卷制-上茄衣过程'.I319" table:condition="of:cell-content-is-in-list([.$A$6:.$A$135])">
          <table:error-message table:display="true" table:message-type="stop"/>
        </table:content-validation>
        <table:content-validation table:name="VAL-78" table:allow-empty-cell="true" table:display-list="unsorted" table:base-cell-address="$'卷制-上茄衣过程'.I323" table:condition="of:cell-content-is-in-list([.$A$6:.$A$135])">
          <table:error-message table:display="true" table:message-type="stop"/>
        </table:content-validation>
        <table:content-validation table:name="VAL-79" table:allow-empty-cell="true" table:display-list="unsorted" table:base-cell-address="$'卷制-上茄衣过程'.I327" table:condition="of:cell-content-is-in-list([.$A$6:.$A$135])">
          <table:error-message table:display="true" table:message-type="stop"/>
        </table:content-validation>
        <table:content-validation table:name="VAL-80" table:allow-empty-cell="true" table:display-list="unsorted" table:base-cell-address="$'卷制-上茄衣过程'.I331" table:condition="of:cell-content-is-in-list([.$A$6:.$A$135])">
          <table:error-message table:display="true" table:message-type="stop"/>
        </table:content-validation>
        <table:content-validation table:name="VAL-81" table:allow-empty-cell="true" table:display-list="unsorted" table:base-cell-address="$'卷制-上茄衣过程'.I335" table:condition="of:cell-content-is-in-list([.$A$6:.$A$135])">
          <table:error-message table:display="true" table:message-type="stop"/>
        </table:content-validation>
        <table:content-validation table:name="VAL-82" table:allow-empty-cell="true" table:display-list="unsorted" table:base-cell-address="$'卷制-上茄衣过程'.I339" table:condition="of:cell-content-is-in-list([.$A$6:.$A$135])">
          <table:error-message table:display="true" table:message-type="stop"/>
        </table:content-validation>
        <table:content-validation table:name="VAL-83" table:allow-empty-cell="true" table:display-list="unsorted" table:base-cell-address="$'卷制-上茄衣过程'.I343" table:condition="of:cell-content-is-in-list([.$A$6:.$A$135])">
          <table:error-message table:display="true" table:message-type="stop"/>
        </table:content-validation>
        <table:content-validation table:name="VAL-84" table:allow-empty-cell="true" table:display-list="unsorted" table:base-cell-address="$'卷制-上茄衣过程'.I347" table:condition="of:cell-content-is-in-list([.$A$6:.$A$135])">
          <table:error-message table:display="true" table:message-type="stop"/>
        </table:content-validation>
        <table:content-validation table:name="VAL-85" table:allow-empty-cell="true" table:display-list="unsorted" table:base-cell-address="$'卷制-上茄衣过程'.I351" table:condition="of:cell-content-is-in-list([.$A$6:.$A$135])">
          <table:error-message table:display="true" table:message-type="stop"/>
        </table:content-validation>
        <table:content-validation table:name="VAL-86" table:allow-empty-cell="true" table:display-list="unsorted" table:base-cell-address="$'卷制-上茄衣过程'.I355" table:condition="of:cell-content-is-in-list([.$A$6:.$A$135])">
          <table:error-message table:display="true" table:message-type="stop"/>
        </table:content-validation>
        <table:content-validation table:name="VAL-87" table:allow-empty-cell="true" table:display-list="unsorted" table:base-cell-address="$'卷制-上茄衣过程'.I359" table:condition="of:cell-content-is-in-list([.$A$6:.$A$135])">
          <table:error-message table:display="true" table:message-type="stop"/>
        </table:content-validation>
        <table:content-validation table:name="VAL-88" table:allow-empty-cell="true" table:display-list="unsorted" table:base-cell-address="$'卷制-上茄衣过程'.I363" table:condition="of:cell-content-is-in-list([.$A$6:.$A$135])">
          <table:error-message table:display="true" table:message-type="stop"/>
        </table:content-validation>
        <table:content-validation table:name="VAL-89" table:allow-empty-cell="true" table:display-list="unsorted" table:base-cell-address="$'卷制-上茄衣过程'.I367" table:condition="of:cell-content-is-in-list([.$A$6:.$A$135])">
          <table:error-message table:display="true" table:message-type="stop"/>
        </table:content-validation>
        <table:content-validation table:name="VAL-90" table:allow-empty-cell="true" table:display-list="unsorted" table:base-cell-address="$'卷制-上茄衣过程'.I371" table:condition="of:cell-content-is-in-list([.$A$6:.$A$135])">
          <table:error-message table:display="true" table:message-type="stop"/>
        </table:content-validation>
        <table:content-validation table:name="VAL-91" table:allow-empty-cell="true" table:display-list="unsorted" table:base-cell-address="$'卷制-上茄衣过程'.I375" table:condition="of:cell-content-is-in-list([.$A$6:.$A$135])">
          <table:error-message table:display="true" table:message-type="stop"/>
        </table:content-validation>
        <table:content-validation table:name="VAL-92" table:allow-empty-cell="true" table:display-list="unsorted" table:base-cell-address="$'卷制-上茄衣过程'.I379" table:condition="of:cell-content-is-in-list([.$A$6:.$A$135])">
          <table:error-message table:display="true" table:message-type="stop"/>
        </table:content-validation>
        <table:content-validation table:name="VAL-93" table:allow-empty-cell="true" table:display-list="unsorted" table:base-cell-address="$'卷制-上茄衣过程'.I383" table:condition="of:cell-content-is-in-list([.$A$6:.$A$135])">
          <table:error-message table:display="true" table:message-type="stop"/>
        </table:content-validation>
        <table:content-validation table:name="VAL-94" table:allow-empty-cell="true" table:display-list="unsorted" table:base-cell-address="$'卷制-上茄衣过程'.I387" table:condition="of:cell-content-is-in-list([.$A$6:.$A$135])">
          <table:error-message table:display="true" table:message-type="stop"/>
        </table:content-validation>
        <table:content-validation table:name="VAL-95" table:allow-empty-cell="true" table:display-list="unsorted" table:base-cell-address="$'卷制-上茄衣过程'.I391" table:condition="of:cell-content-is-in-list([.$A$6:.$A$135])">
          <table:error-message table:display="true" table:message-type="stop"/>
        </table:content-validation>
        <table:content-validation table:name="VAL-96" table:allow-empty-cell="true" table:display-list="unsorted" table:base-cell-address="$'卷制-上茄衣过程'.I395" table:condition="of:cell-content-is-in-list([.$A$6:.$A$135])">
          <table:error-message table:display="true" table:message-type="stop"/>
        </table:content-validation>
        <table:content-validation table:name="VAL-97" table:allow-empty-cell="true" table:display-list="unsorted" table:base-cell-address="$'卷制-上茄衣过程'.I399" table:condition="of:cell-content-is-in-list([.$A$6:.$A$135])">
          <table:error-message table:display="true" table:message-type="stop"/>
        </table:content-validation>
        <table:content-validation table:name="VAL-98" table:allow-empty-cell="true" table:display-list="unsorted" table:base-cell-address="$'卷制-上茄衣过程'.I403" table:condition="of:cell-content-is-in-list([.$A$6:.$A$135])">
          <table:error-message table:display="true" table:message-type="stop"/>
        </table:content-validation>
        <table:content-validation table:name="VAL-99" table:allow-empty-cell="true" table:display-list="unsorted" table:base-cell-address="$'卷制-上茄衣过程'.I407" table:condition="of:cell-content-is-in-list([.$A$6:.$A$135])">
          <table:error-message table:display="true" table:message-type="stop"/>
        </table:content-validation>
        <table:content-validation table:name="VAL-100" table:allow-empty-cell="true" table:display-list="unsorted" table:base-cell-address="$'卷制-上茄衣过程'.I411" table:condition="of:cell-content-is-in-list([.$A$6:.$A$135])">
          <table:error-message table:display="true" table:message-type="stop"/>
        </table:content-validation>
        <table:content-validation table:name="VAL-101" table:allow-empty-cell="true" table:display-list="unsorted" table:base-cell-address="$'卷制-上茄衣过程'.I415" table:condition="of:cell-content-is-in-list([.$A$6:.$A$135])">
          <table:error-message table:display="true" table:message-type="stop"/>
        </table:content-validation>
        <table:content-validation table:name="VAL-102" table:allow-empty-cell="true" table:display-list="unsorted" table:base-cell-address="$'卷制-上茄衣过程'.I419" table:condition="of:cell-content-is-in-list([.$A$6:.$A$135])">
          <table:error-message table:display="true" table:message-type="stop"/>
        </table:content-validation>
        <table:content-validation table:name="VAL-103" table:allow-empty-cell="true" table:display-list="unsorted" table:base-cell-address="$'卷制-上茄衣过程'.I423" table:condition="of:cell-content-is-in-list([.$A$6:.$A$135])">
          <table:error-message table:display="true" table:message-type="stop"/>
        </table:content-validation>
        <table:content-validation table:name="VAL-104" table:allow-empty-cell="true" table:display-list="unsorted" table:base-cell-address="$'卷制-上茄衣过程'.I427" table:condition="of:cell-content-is-in-list([.$A$6:.$A$135])">
          <table:error-message table:display="true" table:message-type="stop"/>
        </table:content-validation>
        <table:content-validation table:name="VAL-105" table:allow-empty-cell="true" table:display-list="unsorted" table:base-cell-address="$'卷制-上茄衣过程'.I431" table:condition="of:cell-content-is-in-list([.$A$6:.$A$135])">
          <table:error-message table:display="true" table:message-type="stop"/>
        </table:content-validation>
        <table:content-validation table:name="VAL-106" table:allow-empty-cell="true" table:display-list="unsorted" table:base-cell-address="$'卷制-上茄衣过程'.I435" table:condition="of:cell-content-is-in-list([.$A$6:.$A$135])">
          <table:error-message table:display="true" table:message-type="stop"/>
        </table:content-validation>
        <table:content-validation table:name="VAL-107" table:allow-empty-cell="true" table:display-list="unsorted" table:base-cell-address="$'卷制-上茄衣过程'.I439" table:condition="of:cell-content-is-in-list([.$A$6:.$A$135])">
          <table:error-message table:display="true" table:message-type="stop"/>
        </table:content-validation>
        <table:content-validation table:name="VAL-108" table:allow-empty-cell="true" table:display-list="unsorted" table:base-cell-address="$'卷制-上茄衣过程'.I443" table:condition="of:cell-content-is-in-list([.$A$6:.$A$135])">
          <table:error-message table:display="true" table:message-type="stop"/>
        </table:content-validation>
        <table:content-validation table:name="VAL-109" table:allow-empty-cell="true" table:display-list="unsorted" table:base-cell-address="$'卷制-上茄衣过程'.I447" table:condition="of:cell-content-is-in-list([.$A$6:.$A$135])">
          <table:error-message table:display="true" table:message-type="stop"/>
        </table:content-validation>
        <table:content-validation table:name="VAL-110" table:allow-empty-cell="true" table:display-list="unsorted" table:base-cell-address="$'卷制-上茄衣过程'.I451" table:condition="of:cell-content-is-in-list([.$A$6:.$A$135])">
          <table:error-message table:display="true" table:message-type="stop"/>
        </table:content-validation>
        <table:content-validation table:name="VAL-111" table:allow-empty-cell="true" table:display-list="unsorted" table:base-cell-address="$'卷制-上茄衣过程'.I455" table:condition="of:cell-content-is-in-list([.$A$6:.$A$135])">
          <table:error-message table:display="true" table:message-type="stop"/>
        </table:content-validation>
        <table:content-validation table:name="VAL-112" table:allow-empty-cell="true" table:display-list="unsorted" table:base-cell-address="$'卷制-上茄衣过程'.I459" table:condition="of:cell-content-is-in-list([.$A$6:.$A$135])">
          <table:error-message table:display="true" table:message-type="stop"/>
        </table:content-validation>
        <table:content-validation table:name="VAL-113" table:allow-empty-cell="true" table:display-list="unsorted" table:base-cell-address="$'卷制-上茄衣过程'.I463" table:condition="of:cell-content-is-in-list([.$A$6:.$A$135])">
          <table:error-message table:display="true" table:message-type="stop"/>
        </table:content-validation>
        <table:content-validation table:name="VAL-114" table:allow-empty-cell="true" table:display-list="unsorted" table:base-cell-address="$'卷制-上茄衣过程'.I467" table:condition="of:cell-content-is-in-list([.$A$6:.$A$135])">
          <table:error-message table:display="true" table:message-type="stop"/>
        </table:content-validation>
        <table:content-validation table:name="VAL-115" table:allow-empty-cell="true" table:display-list="unsorted" table:base-cell-address="$'卷制-上茄衣过程'.I471" table:condition="of:cell-content-is-in-list([.$A$6:.$A$135])">
          <table:error-message table:display="true" table:message-type="stop"/>
        </table:content-validation>
        <table:content-validation table:name="VAL-116" table:allow-empty-cell="true" table:display-list="unsorted" table:base-cell-address="$'卷制-上茄衣过程'.I475" table:condition="of:cell-content-is-in-list([.$A$6:.$A$135])">
          <table:error-message table:display="true" table:message-type="stop"/>
        </table:content-validation>
        <table:content-validation table:name="VAL-117" table:allow-empty-cell="true" table:display-list="unsorted" table:base-cell-address="$'卷制-上茄衣过程'.I479" table:condition="of:cell-content-is-in-list([.$A$6:.$A$135])">
          <table:error-message table:display="true" table:message-type="stop"/>
        </table:content-validation>
        <table:content-validation table:name="VAL-118" table:allow-empty-cell="true" table:display-list="unsorted" table:base-cell-address="$'卷制-上茄衣过程'.I483" table:condition="of:cell-content-is-in-list([.$A$6:.$A$135])">
          <table:error-message table:display="true" table:message-type="stop"/>
        </table:content-validation>
        <table:content-validation table:name="VAL-119" table:allow-empty-cell="true" table:display-list="unsorted" table:base-cell-address="$'卷制-上茄衣过程'.I487" table:condition="of:cell-content-is-in-list([.$A$6:.$A$135])">
          <table:error-message table:display="true" table:message-type="stop"/>
        </table:content-validation>
        <table:content-validation table:name="VAL-120" table:allow-empty-cell="true" table:display-list="unsorted" table:base-cell-address="$'卷制-上茄衣过程'.I491" table:condition="of:cell-content-is-in-list([.$A$6:.$A$135])">
          <table:error-message table:display="true" table:message-type="stop"/>
        </table:content-validation>
        <table:content-validation table:name="VAL-121" table:allow-empty-cell="true" table:display-list="unsorted" table:base-cell-address="$'卷制-上茄衣过程'.I495" table:condition="of:cell-content-is-in-list([.$A$6:.$A$135])">
          <table:error-message table:display="true" table:message-type="stop"/>
        </table:content-validation>
        <table:content-validation table:name="VAL-122" table:allow-empty-cell="true" table:display-list="unsorted" table:base-cell-address="$'卷制-上茄衣过程'.I499" table:condition="of:cell-content-is-in-list([.$A$6:.$A$135])">
          <table:error-message table:display="true" table:message-type="stop"/>
        </table:content-validation>
        <table:content-validation table:name="VAL-123" table:allow-empty-cell="true" table:display-list="unsorted" table:base-cell-address="$'卷制-上茄衣过程'.I503" table:condition="of:cell-content-is-in-list([.$A$6:.$A$135])">
          <table:error-message table:display="true" table:message-type="stop"/>
        </table:content-validation>
        <table:content-validation table:name="VAL-124" table:allow-empty-cell="true" table:display-list="unsorted" table:base-cell-address="$'卷制-上茄衣过程'.I507" table:condition="of:cell-content-is-in-list([.$A$6:.$A$135])">
          <table:error-message table:display="true" table:message-type="stop"/>
        </table:content-validation>
        <table:content-validation table:name="VAL-125" table:allow-empty-cell="true" table:display-list="unsorted" table:base-cell-address="$'卷制-上茄衣过程'.I511" table:condition="of:cell-content-is-in-list([.$A$6:.$A$135])">
          <table:error-message table:display="true" table:message-type="stop"/>
        </table:content-validation>
        <table:content-validation table:name="VAL-126" table:allow-empty-cell="true" table:display-list="unsorted" table:base-cell-address="$'卷制-上茄衣过程'.I515" table:condition="of:cell-content-is-in-list([.$A$6:.$A$135])">
          <table:error-message table:display="true" table:message-type="stop"/>
        </table:content-validation>
        <table:content-validation table:name="VAL-127" table:allow-empty-cell="true" table:display-list="unsorted" table:base-cell-address="$'卷制-上茄衣过程'.I519" table:condition="of:cell-content-is-in-list([.$A$6:.$A$135])">
          <table:error-message table:display="true" table:message-type="stop"/>
        </table:content-validation>
        <table:content-validation table:name="VAL-128" table:allow-empty-cell="true" table:display-list="unsorted" table:base-cell-address="$'卷制-上茄衣过程'.I523" table:condition="of:cell-content-is-in-list([.$A$6:.$A$135])">
          <table:error-message table:display="true" table:message-type="stop"/>
        </table:content-validation>
        <table:content-validation table:name="VAL-129" table:allow-empty-cell="true" table:display-list="unsorted" table:base-cell-address="$'卷制-上茄衣过程'.I527" table:condition="of:cell-content-is-in-list([.$A$6:.$A$135])">
          <table:error-message table:display="true" table:message-type="stop"/>
        </table:content-validation>
        <table:content-validation table:name="VAL-130" table:allow-empty-cell="true" table:display-list="unsorted" table:base-cell-address="$'卷制-上茄衣过程'.I531" table:condition="of:cell-content-is-in-list([.$A$6:.$A$135])">
          <table:error-message table:display="true" table:message-type="stop"/>
        </table:content-validation>
        <table:content-validation table:name="VAL-131" table:allow-empty-cell="true" table:display-list="unsorted" table:base-cell-address="$'卷制-上茄衣过程'.I535" table:condition="of:cell-content-is-in-list([.$A$6:.$A$135])">
          <table:error-message table:display="true" table:message-type="stop"/>
        </table:content-validation>
        <table:content-validation table:name="VAL-132" table:allow-empty-cell="true" table:display-list="unsorted" table:base-cell-address="$'卷制-上茄衣过程'.I539" table:condition="of:cell-content-is-in-list([.$A$6:.$A$135])">
          <table:error-message table:display="true" table:message-type="stop"/>
        </table:content-validation>
        <table:content-validation table:name="VAL-133" table:allow-empty-cell="true" table:display-list="unsorted" table:base-cell-address="$'卷制-上茄衣过程'.I543" table:condition="of:cell-content-is-in-list([.$A$6:.$A$135])">
          <table:error-message table:display="true" table:message-type="stop"/>
        </table:content-validation>
        <table:content-validation table:name="VAL-134" table:allow-empty-cell="true" table:display-list="unsorted" table:base-cell-address="$'卷制-上茄衣过程'.I547" table:condition="of:cell-content-is-in-list([.$A$6:.$A$135])">
          <table:error-message table:display="true" table:message-type="stop"/>
        </table:content-validation>
        <table:content-validation table:name="VAL-135" table:allow-empty-cell="true" table:display-list="unsorted" table:base-cell-address="$'卷制-上茄衣过程'.I551" table:condition="of:cell-content-is-in-list([.$A$6:.$A$135])">
          <table:error-message table:display="true" table:message-type="stop"/>
        </table:content-validation>
        <table:content-validation table:name="VAL-136" table:allow-empty-cell="true" table:display-list="unsorted" table:base-cell-address="$'卷制-上茄衣过程'.I555" table:condition="of:cell-content-is-in-list([.$A$6:.$A$135])">
          <table:error-message table:display="true" table:message-type="stop"/>
        </table:content-validation>
        <table:content-validation table:name="VAL-137" table:allow-empty-cell="true" table:display-list="unsorted" table:base-cell-address="$'卷制-上茄衣过程'.I559" table:condition="of:cell-content-is-in-list([.$A$6:.$A$135])">
          <table:error-message table:display="true" table:message-type="stop"/>
        </table:content-validation>
        <table:content-validation table:name="VAL-138" table:allow-empty-cell="true" table:display-list="unsorted" table:base-cell-address="$'卷制-上茄衣过程'.I563" table:condition="of:cell-content-is-in-list([.$A$6:.$A$135])">
          <table:error-message table:display="true" table:message-type="stop"/>
        </table:content-validation>
        <table:content-validation table:name="VAL-139" table:allow-empty-cell="true" table:display-list="unsorted" table:base-cell-address="$'卷制-上茄衣过程'.I567" table:condition="of:cell-content-is-in-list([.$A$6:.$A$135])">
          <table:error-message table:display="true" table:message-type="stop"/>
        </table:content-validation>
        <table:content-validation table:name="VAL-140" table:allow-empty-cell="true" table:display-list="unsorted" table:base-cell-address="$'卷制-上茄衣过程'.I571" table:condition="of:cell-content-is-in-list([.$A$6:.$A$135])">
          <table:error-message table:display="true" table:message-type="stop"/>
        </table:content-validation>
        <table:content-validation table:name="VAL-141" table:allow-empty-cell="true" table:display-list="unsorted" table:base-cell-address="$'卷制-上茄衣过程'.I575" table:condition="of:cell-content-is-in-list([.$A$6:.$A$135])">
          <table:error-message table:display="true" table:message-type="stop"/>
        </table:content-validation>
        <table:content-validation table:name="VAL-142" table:allow-empty-cell="true" table:display-list="unsorted" table:base-cell-address="$'卷制-上茄衣过程'.I579" table:condition="of:cell-content-is-in-list([.$A$6:.$A$135])">
          <table:error-message table:display="true" table:message-type="stop"/>
        </table:content-validation>
        <table:content-validation table:name="VAL-143" table:allow-empty-cell="true" table:display-list="unsorted" table:base-cell-address="$'卷制-上茄衣过程'.I583" table:condition="of:cell-content-is-in-list([.$A$6:.$A$135])">
          <table:error-message table:display="true" table:message-type="stop"/>
        </table:content-validation>
        <table:content-validation table:name="VAL-144" table:allow-empty-cell="true" table:display-list="unsorted" table:base-cell-address="$'卷制-上茄衣过程'.I587" table:condition="of:cell-content-is-in-list([.$A$6:.$A$135])">
          <table:error-message table:display="true" table:message-type="stop"/>
        </table:content-validation>
        <table:content-validation table:name="VAL-145" table:allow-empty-cell="true" table:display-list="unsorted" table:base-cell-address="$'卷制-上茄衣过程'.I591" table:condition="of:cell-content-is-in-list([.$A$6:.$A$135])">
          <table:error-message table:display="true" table:message-type="stop"/>
        </table:content-validation>
        <table:content-validation table:name="VAL-146" table:allow-empty-cell="true" table:display-list="unsorted" table:base-cell-address="$'卷制-上茄衣过程'.I595" table:condition="of:cell-content-is-in-list([.$A$6:.$A$135])">
          <table:error-message table:display="true" table:message-type="stop"/>
        </table:content-validation>
        <table:content-validation table:name="VAL-147" table:allow-empty-cell="true" table:display-list="unsorted" table:base-cell-address="$'卷制-上茄衣过程'.I599" table:condition="of:cell-content-is-in-list([.$A$6:.$A$135])">
          <table:error-message table:display="true" table:message-type="stop"/>
        </table:content-validation>
        <table:content-validation table:name="VAL-148" table:allow-empty-cell="true" table:display-list="unsorted" table:base-cell-address="$'卷制-上茄衣过程'.I603" table:condition="of:cell-content-is-in-list([.$A$6:.$A$135])">
          <table:error-message table:display="true" table:message-type="stop"/>
        </table:content-validation>
        <table:content-validation table:name="VAL-149" table:allow-empty-cell="true" table:display-list="unsorted" table:base-cell-address="$'卷制-上茄衣过程'.I607" table:condition="of:cell-content-is-in-list([.$A$6:.$A$135])">
          <table:error-message table:display="true" table:message-type="stop"/>
        </table:content-validation>
        <table:content-validation table:name="VAL-150" table:allow-empty-cell="true" table:display-list="unsorted" table:base-cell-address="$'卷制-上茄衣过程'.CI11" table:condition="of:cell-content-is-in-list([.$B$6:.$B$14])">
          <table:error-message table:display="true" table:message-type="stop"/>
        </table:content-validation>
        <table:content-validation table:name="VAL-151" table:allow-empty-cell="true" table:display-list="unsorted" table:base-cell-address="$'卷制-上茄衣过程'.CI15" table:condition="of:cell-content-is-in-list([.$B$6:.$B$14])">
          <table:error-message table:display="true" table:message-type="stop"/>
        </table:content-validation>
        <table:content-validation table:name="VAL-152" table:allow-empty-cell="true" table:display-list="unsorted" table:base-cell-address="$'卷制-上茄衣过程'.CI19" table:condition="of:cell-content-is-in-list([.$B$6:.$B$14])">
          <table:error-message table:display="true" table:message-type="stop"/>
        </table:content-validation>
        <table:content-validation table:name="VAL-153" table:allow-empty-cell="true" table:display-list="unsorted" table:base-cell-address="$'卷制-上茄衣过程'.CI23" table:condition="of:cell-content-is-in-list([.$B$6:.$B$14])">
          <table:error-message table:display="true" table:message-type="stop"/>
        </table:content-validation>
        <table:content-validation table:name="VAL-154" table:allow-empty-cell="true" table:display-list="unsorted" table:base-cell-address="$'卷制-上茄衣过程'.CI27" table:condition="of:cell-content-is-in-list([.$B$6:.$B$14])">
          <table:error-message table:display="true" table:message-type="stop"/>
        </table:content-validation>
        <table:content-validation table:name="VAL-155" table:allow-empty-cell="true" table:display-list="unsorted" table:base-cell-address="$'卷制-上茄衣过程'.CI31" table:condition="of:cell-content-is-in-list([.$B$6:.$B$14])">
          <table:error-message table:display="true" table:message-type="stop"/>
        </table:content-validation>
        <table:content-validation table:name="VAL-156" table:allow-empty-cell="true" table:display-list="unsorted" table:base-cell-address="$'卷制-上茄衣过程'.CI35" table:condition="of:cell-content-is-in-list([.$B$6:.$B$14])">
          <table:error-message table:display="true" table:message-type="stop"/>
        </table:content-validation>
        <table:content-validation table:name="VAL-157" table:allow-empty-cell="true" table:display-list="unsorted" table:base-cell-address="$'卷制-上茄衣过程'.CI39" table:condition="of:cell-content-is-in-list([.$B$6:.$B$14])">
          <table:error-message table:display="true" table:message-type="stop"/>
        </table:content-validation>
        <table:content-validation table:name="VAL-158" table:allow-empty-cell="true" table:display-list="unsorted" table:base-cell-address="$'卷制-上茄衣过程'.CI43" table:condition="of:cell-content-is-in-list([.$B$6:.$B$14])">
          <table:error-message table:display="true" table:message-type="stop"/>
        </table:content-validation>
        <table:content-validation table:name="VAL-159" table:allow-empty-cell="true" table:display-list="unsorted" table:base-cell-address="$'卷制-上茄衣过程'.CI47" table:condition="of:cell-content-is-in-list([.$B$6:.$B$14])">
          <table:error-message table:display="true" table:message-type="stop"/>
        </table:content-validation>
        <table:content-validation table:name="VAL-160" table:allow-empty-cell="true" table:display-list="unsorted" table:base-cell-address="$'卷制-上茄衣过程'.CI51" table:condition="of:cell-content-is-in-list([.$B$6:.$B$14])">
          <table:error-message table:display="true" table:message-type="stop"/>
        </table:content-validation>
        <table:content-validation table:name="VAL-161" table:allow-empty-cell="true" table:display-list="unsorted" table:base-cell-address="$'卷制-上茄衣过程'.CI55" table:condition="of:cell-content-is-in-list([.$B$6:.$B$14])">
          <table:error-message table:display="true" table:message-type="stop"/>
        </table:content-validation>
        <table:content-validation table:name="VAL-162" table:allow-empty-cell="true" table:display-list="unsorted" table:base-cell-address="$'卷制-上茄衣过程'.CI59" table:condition="of:cell-content-is-in-list([.$B$6:.$B$14])">
          <table:error-message table:display="true" table:message-type="stop"/>
        </table:content-validation>
        <table:content-validation table:name="VAL-163" table:allow-empty-cell="true" table:display-list="unsorted" table:base-cell-address="$'卷制-上茄衣过程'.CI63" table:condition="of:cell-content-is-in-list([.$B$6:.$B$14])">
          <table:error-message table:display="true" table:message-type="stop"/>
        </table:content-validation>
        <table:content-validation table:name="VAL-164" table:allow-empty-cell="true" table:display-list="unsorted" table:base-cell-address="$'卷制-上茄衣过程'.CI67" table:condition="of:cell-content-is-in-list([.$B$6:.$B$14])">
          <table:error-message table:display="true" table:message-type="stop"/>
        </table:content-validation>
        <table:content-validation table:name="VAL-165" table:allow-empty-cell="true" table:display-list="unsorted" table:base-cell-address="$'卷制-上茄衣过程'.CI71" table:condition="of:cell-content-is-in-list([.$B$6:.$B$14])">
          <table:error-message table:display="true" table:message-type="stop"/>
        </table:content-validation>
        <table:content-validation table:name="VAL-166" table:allow-empty-cell="true" table:display-list="unsorted" table:base-cell-address="$'卷制-上茄衣过程'.CI75" table:condition="of:cell-content-is-in-list([.$B$6:.$B$14])">
          <table:error-message table:display="true" table:message-type="stop"/>
        </table:content-validation>
        <table:content-validation table:name="VAL-167" table:allow-empty-cell="true" table:display-list="unsorted" table:base-cell-address="$'卷制-上茄衣过程'.CI79" table:condition="of:cell-content-is-in-list([.$B$6:.$B$14])">
          <table:error-message table:display="true" table:message-type="stop"/>
        </table:content-validation>
        <table:content-validation table:name="VAL-168" table:allow-empty-cell="true" table:display-list="unsorted" table:base-cell-address="$'卷制-上茄衣过程'.CI83" table:condition="of:cell-content-is-in-list([.$B$6:.$B$14])">
          <table:error-message table:display="true" table:message-type="stop"/>
        </table:content-validation>
        <table:content-validation table:name="VAL-169" table:allow-empty-cell="true" table:display-list="unsorted" table:base-cell-address="$'卷制-上茄衣过程'.CI87" table:condition="of:cell-content-is-in-list([.$B$6:.$B$14])">
          <table:error-message table:display="true" table:message-type="stop"/>
        </table:content-validation>
        <table:content-validation table:name="VAL-170" table:allow-empty-cell="true" table:display-list="unsorted" table:base-cell-address="$'卷制-上茄衣过程'.CI91" table:condition="of:cell-content-is-in-list([.$B$6:.$B$14])">
          <table:error-message table:display="true" table:message-type="stop"/>
        </table:content-validation>
        <table:content-validation table:name="VAL-171" table:allow-empty-cell="true" table:display-list="unsorted" table:base-cell-address="$'卷制-上茄衣过程'.CI95" table:condition="of:cell-content-is-in-list([.$B$6:.$B$14])">
          <table:error-message table:display="true" table:message-type="stop"/>
        </table:content-validation>
        <table:content-validation table:name="VAL-172" table:allow-empty-cell="true" table:display-list="unsorted" table:base-cell-address="$'卷制-上茄衣过程'.CI99" table:condition="of:cell-content-is-in-list([.$B$6:.$B$14])">
          <table:error-message table:display="true" table:message-type="stop"/>
        </table:content-validation>
        <table:content-validation table:name="VAL-173" table:allow-empty-cell="true" table:display-list="unsorted" table:base-cell-address="$'卷制-上茄衣过程'.CI103" table:condition="of:cell-content-is-in-list([.$B$6:.$B$14])">
          <table:error-message table:display="true" table:message-type="stop"/>
        </table:content-validation>
        <table:content-validation table:name="VAL-174" table:allow-empty-cell="true" table:display-list="unsorted" table:base-cell-address="$'卷制-上茄衣过程'.CI107" table:condition="of:cell-content-is-in-list([.$B$6:.$B$14])">
          <table:error-message table:display="true" table:message-type="stop"/>
        </table:content-validation>
        <table:content-validation table:name="VAL-175" table:allow-empty-cell="true" table:display-list="unsorted" table:base-cell-address="$'卷制-上茄衣过程'.CI111" table:condition="of:cell-content-is-in-list([.$B$6:.$B$14])">
          <table:error-message table:display="true" table:message-type="stop"/>
        </table:content-validation>
        <table:content-validation table:name="VAL-176" table:allow-empty-cell="true" table:display-list="unsorted" table:base-cell-address="$'卷制-上茄衣过程'.CI115" table:condition="of:cell-content-is-in-list([.$B$6:.$B$14])">
          <table:error-message table:display="true" table:message-type="stop"/>
        </table:content-validation>
        <table:content-validation table:name="VAL-177" table:allow-empty-cell="true" table:display-list="unsorted" table:base-cell-address="$'卷制-上茄衣过程'.CI119" table:condition="of:cell-content-is-in-list([.$B$6:.$B$14])">
          <table:error-message table:display="true" table:message-type="stop"/>
        </table:content-validation>
        <table:content-validation table:name="VAL-178" table:allow-empty-cell="true" table:display-list="unsorted" table:base-cell-address="$'卷制-上茄衣过程'.CI123" table:condition="of:cell-content-is-in-list([.$B$6:.$B$14])">
          <table:error-message table:display="true" table:message-type="stop"/>
        </table:content-validation>
        <table:content-validation table:name="VAL-179" table:allow-empty-cell="true" table:display-list="unsorted" table:base-cell-address="$'卷制-上茄衣过程'.CI127" table:condition="of:cell-content-is-in-list([.$B$6:.$B$14])">
          <table:error-message table:display="true" table:message-type="stop"/>
        </table:content-validation>
        <table:content-validation table:name="VAL-180" table:allow-empty-cell="true" table:display-list="unsorted" table:base-cell-address="$'卷制-上茄衣过程'.CI131" table:condition="of:cell-content-is-in-list([.$B$6:.$B$14])">
          <table:error-message table:display="true" table:message-type="stop"/>
        </table:content-validation>
        <table:content-validation table:name="VAL-181" table:allow-empty-cell="true" table:display-list="unsorted" table:base-cell-address="$'卷制-上茄衣过程'.CI135" table:condition="of:cell-content-is-in-list([.$B$6:.$B$14])">
          <table:error-message table:display="true" table:message-type="stop"/>
        </table:content-validation>
        <table:content-validation table:name="VAL-182" table:allow-empty-cell="true" table:display-list="unsorted" table:base-cell-address="$'卷制-上茄衣过程'.CI139" table:condition="of:cell-content-is-in-list([.$B$6:.$B$14])">
          <table:error-message table:display="true" table:message-type="stop"/>
        </table:content-validation>
        <table:content-validation table:name="VAL-183" table:allow-empty-cell="true" table:display-list="unsorted" table:base-cell-address="$'卷制-上茄衣过程'.CI143" table:condition="of:cell-content-is-in-list([.$B$6:.$B$14])">
          <table:error-message table:display="true" table:message-type="stop"/>
        </table:content-validation>
        <table:content-validation table:name="VAL-184" table:allow-empty-cell="true" table:display-list="unsorted" table:base-cell-address="$'卷制-上茄衣过程'.CI147" table:condition="of:cell-content-is-in-list([.$B$6:.$B$14])">
          <table:error-message table:display="true" table:message-type="stop"/>
        </table:content-validation>
        <table:content-validation table:name="VAL-185" table:allow-empty-cell="true" table:display-list="unsorted" table:base-cell-address="$'卷制-上茄衣过程'.CI151" table:condition="of:cell-content-is-in-list([.$B$6:.$B$14])">
          <table:error-message table:display="true" table:message-type="stop"/>
        </table:content-validation>
        <table:content-validation table:name="VAL-186" table:allow-empty-cell="true" table:display-list="unsorted" table:base-cell-address="$'卷制-上茄衣过程'.CI155" table:condition="of:cell-content-is-in-list([.$B$6:.$B$14])">
          <table:error-message table:display="true" table:message-type="stop"/>
        </table:content-validation>
        <table:content-validation table:name="VAL-187" table:allow-empty-cell="true" table:display-list="unsorted" table:base-cell-address="$'卷制-上茄衣过程'.CI159" table:condition="of:cell-content-is-in-list([.$B$6:.$B$14])">
          <table:error-message table:display="true" table:message-type="stop"/>
        </table:content-validation>
        <table:content-validation table:name="VAL-188" table:allow-empty-cell="true" table:display-list="unsorted" table:base-cell-address="$'卷制-上茄衣过程'.CI163" table:condition="of:cell-content-is-in-list([.$B$6:.$B$14])">
          <table:error-message table:display="true" table:message-type="stop"/>
        </table:content-validation>
        <table:content-validation table:name="VAL-189" table:allow-empty-cell="true" table:display-list="unsorted" table:base-cell-address="$'卷制-上茄衣过程'.CI167" table:condition="of:cell-content-is-in-list([.$B$6:.$B$14])">
          <table:error-message table:display="true" table:message-type="stop"/>
        </table:content-validation>
        <table:content-validation table:name="VAL-190" table:allow-empty-cell="true" table:display-list="unsorted" table:base-cell-address="$'卷制-上茄衣过程'.CI171" table:condition="of:cell-content-is-in-list([.$B$6:.$B$14])">
          <table:error-message table:display="true" table:message-type="stop"/>
        </table:content-validation>
        <table:content-validation table:name="VAL-191" table:allow-empty-cell="true" table:display-list="unsorted" table:base-cell-address="$'卷制-上茄衣过程'.CI175" table:condition="of:cell-content-is-in-list([.$B$6:.$B$14])">
          <table:error-message table:display="true" table:message-type="stop"/>
        </table:content-validation>
        <table:content-validation table:name="VAL-192" table:allow-empty-cell="true" table:display-list="unsorted" table:base-cell-address="$'卷制-上茄衣过程'.CI179" table:condition="of:cell-content-is-in-list([.$B$6:.$B$14])">
          <table:error-message table:display="true" table:message-type="stop"/>
        </table:content-validation>
        <table:content-validation table:name="VAL-193" table:allow-empty-cell="true" table:display-list="unsorted" table:base-cell-address="$'卷制-上茄衣过程'.CI183" table:condition="of:cell-content-is-in-list([.$B$6:.$B$14])">
          <table:error-message table:display="true" table:message-type="stop"/>
        </table:content-validation>
        <table:content-validation table:name="VAL-194" table:allow-empty-cell="true" table:display-list="unsorted" table:base-cell-address="$'卷制-上茄衣过程'.CI187" table:condition="of:cell-content-is-in-list([.$B$6:.$B$14])">
          <table:error-message table:display="true" table:message-type="stop"/>
        </table:content-validation>
        <table:content-validation table:name="VAL-195" table:allow-empty-cell="true" table:display-list="unsorted" table:base-cell-address="$'卷制-上茄衣过程'.CI191" table:condition="of:cell-content-is-in-list([.$B$6:.$B$14])">
          <table:error-message table:display="true" table:message-type="stop"/>
        </table:content-validation>
        <table:content-validation table:name="VAL-196" table:allow-empty-cell="true" table:display-list="unsorted" table:base-cell-address="$'卷制-上茄衣过程'.CI195" table:condition="of:cell-content-is-in-list([.$B$6:.$B$14])">
          <table:error-message table:display="true" table:message-type="stop"/>
        </table:content-validation>
        <table:content-validation table:name="VAL-197" table:allow-empty-cell="true" table:display-list="unsorted" table:base-cell-address="$'卷制-上茄衣过程'.CI199" table:condition="of:cell-content-is-in-list([.$B$6:.$B$14])">
          <table:error-message table:display="true" table:message-type="stop"/>
        </table:content-validation>
        <table:content-validation table:name="VAL-198" table:allow-empty-cell="true" table:display-list="unsorted" table:base-cell-address="$'卷制-上茄衣过程'.CI203" table:condition="of:cell-content-is-in-list([.$B$6:.$B$14])">
          <table:error-message table:display="true" table:message-type="stop"/>
        </table:content-validation>
        <table:content-validation table:name="VAL-199" table:allow-empty-cell="true" table:display-list="unsorted" table:base-cell-address="$'卷制-上茄衣过程'.CI207" table:condition="of:cell-content-is-in-list([.$B$6:.$B$14])">
          <table:error-message table:display="true" table:message-type="stop"/>
        </table:content-validation>
        <table:content-validation table:name="VAL-200" table:allow-empty-cell="true" table:display-list="unsorted" table:base-cell-address="$'卷制-上茄衣过程'.CI211" table:condition="of:cell-content-is-in-list([.$B$6:.$B$14])">
          <table:error-message table:display="true" table:message-type="stop"/>
        </table:content-validation>
        <table:content-validation table:name="VAL-201" table:allow-empty-cell="true" table:display-list="unsorted" table:base-cell-address="$'卷制-上茄衣过程'.CI215" table:condition="of:cell-content-is-in-list([.$B$6:.$B$14])">
          <table:error-message table:display="true" table:message-type="stop"/>
        </table:content-validation>
        <table:content-validation table:name="VAL-202" table:allow-empty-cell="true" table:display-list="unsorted" table:base-cell-address="$'卷制-上茄衣过程'.CI219" table:condition="of:cell-content-is-in-list([.$B$6:.$B$14])">
          <table:error-message table:display="true" table:message-type="stop"/>
        </table:content-validation>
        <table:content-validation table:name="VAL-203" table:allow-empty-cell="true" table:display-list="unsorted" table:base-cell-address="$'卷制-上茄衣过程'.CI223" table:condition="of:cell-content-is-in-list([.$B$6:.$B$14])">
          <table:error-message table:display="true" table:message-type="stop"/>
        </table:content-validation>
        <table:content-validation table:name="VAL-204" table:allow-empty-cell="true" table:display-list="unsorted" table:base-cell-address="$'卷制-上茄衣过程'.CI227" table:condition="of:cell-content-is-in-list([.$B$6:.$B$14])">
          <table:error-message table:display="true" table:message-type="stop"/>
        </table:content-validation>
        <table:content-validation table:name="VAL-205" table:allow-empty-cell="true" table:display-list="unsorted" table:base-cell-address="$'卷制-上茄衣过程'.CI231" table:condition="of:cell-content-is-in-list([.$B$6:.$B$14])">
          <table:error-message table:display="true" table:message-type="stop"/>
        </table:content-validation>
        <table:content-validation table:name="VAL-206" table:allow-empty-cell="true" table:display-list="unsorted" table:base-cell-address="$'卷制-上茄衣过程'.CI235" table:condition="of:cell-content-is-in-list([.$B$6:.$B$14])">
          <table:error-message table:display="true" table:message-type="stop"/>
        </table:content-validation>
        <table:content-validation table:name="VAL-207" table:allow-empty-cell="true" table:display-list="unsorted" table:base-cell-address="$'卷制-上茄衣过程'.CI239" table:condition="of:cell-content-is-in-list([.$B$6:.$B$14])">
          <table:error-message table:display="true" table:message-type="stop"/>
        </table:content-validation>
        <table:content-validation table:name="VAL-208" table:allow-empty-cell="true" table:display-list="unsorted" table:base-cell-address="$'卷制-上茄衣过程'.CI243" table:condition="of:cell-content-is-in-list([.$B$6:.$B$14])">
          <table:error-message table:display="true" table:message-type="stop"/>
        </table:content-validation>
        <table:content-validation table:name="VAL-209" table:allow-empty-cell="true" table:display-list="unsorted" table:base-cell-address="$'卷制-上茄衣过程'.CI247" table:condition="of:cell-content-is-in-list([.$B$6:.$B$14])">
          <table:error-message table:display="true" table:message-type="stop"/>
        </table:content-validation>
        <table:content-validation table:name="VAL-210" table:allow-empty-cell="true" table:display-list="unsorted" table:base-cell-address="$'卷制-上茄衣过程'.CI251" table:condition="of:cell-content-is-in-list([.$B$6:.$B$14])">
          <table:error-message table:display="true" table:message-type="stop"/>
        </table:content-validation>
        <table:content-validation table:name="VAL-211" table:allow-empty-cell="true" table:display-list="unsorted" table:base-cell-address="$'卷制-上茄衣过程'.CI255" table:condition="of:cell-content-is-in-list([.$B$6:.$B$14])">
          <table:error-message table:display="true" table:message-type="stop"/>
        </table:content-validation>
        <table:content-validation table:name="VAL-212" table:allow-empty-cell="true" table:display-list="unsorted" table:base-cell-address="$'卷制-上茄衣过程'.CI259" table:condition="of:cell-content-is-in-list([.$B$6:.$B$14])">
          <table:error-message table:display="true" table:message-type="stop"/>
        </table:content-validation>
        <table:content-validation table:name="VAL-213" table:allow-empty-cell="true" table:display-list="unsorted" table:base-cell-address="$'卷制-上茄衣过程'.CI263" table:condition="of:cell-content-is-in-list([.$B$6:.$B$14])">
          <table:error-message table:display="true" table:message-type="stop"/>
        </table:content-validation>
        <table:content-validation table:name="VAL-214" table:allow-empty-cell="true" table:display-list="unsorted" table:base-cell-address="$'卷制-上茄衣过程'.CI267" table:condition="of:cell-content-is-in-list([.$B$6:.$B$14])">
          <table:error-message table:display="true" table:message-type="stop"/>
        </table:content-validation>
        <table:content-validation table:name="VAL-215" table:allow-empty-cell="true" table:display-list="unsorted" table:base-cell-address="$'卷制-上茄衣过程'.CI271" table:condition="of:cell-content-is-in-list([.$B$6:.$B$14])">
          <table:error-message table:display="true" table:message-type="stop"/>
        </table:content-validation>
        <table:content-validation table:name="VAL-216" table:allow-empty-cell="true" table:display-list="unsorted" table:base-cell-address="$'卷制-上茄衣过程'.CI275" table:condition="of:cell-content-is-in-list([.$B$6:.$B$14])">
          <table:error-message table:display="true" table:message-type="stop"/>
        </table:content-validation>
        <table:content-validation table:name="VAL-217" table:allow-empty-cell="true" table:display-list="unsorted" table:base-cell-address="$'卷制-上茄衣过程'.CI279" table:condition="of:cell-content-is-in-list([.$B$6:.$B$14])">
          <table:error-message table:display="true" table:message-type="stop"/>
        </table:content-validation>
        <table:content-validation table:name="VAL-218" table:allow-empty-cell="true" table:display-list="unsorted" table:base-cell-address="$'卷制-上茄衣过程'.CI283" table:condition="of:cell-content-is-in-list([.$B$6:.$B$14])">
          <table:error-message table:display="true" table:message-type="stop"/>
        </table:content-validation>
        <table:content-validation table:name="VAL-219" table:allow-empty-cell="true" table:display-list="unsorted" table:base-cell-address="$'卷制-上茄衣过程'.CI287" table:condition="of:cell-content-is-in-list([.$B$6:.$B$14])">
          <table:error-message table:display="true" table:message-type="stop"/>
        </table:content-validation>
        <table:content-validation table:name="VAL-220" table:allow-empty-cell="true" table:display-list="unsorted" table:base-cell-address="$'卷制-上茄衣过程'.CI291" table:condition="of:cell-content-is-in-list([.$B$6:.$B$14])">
          <table:error-message table:display="true" table:message-type="stop"/>
        </table:content-validation>
        <table:content-validation table:name="VAL-221" table:allow-empty-cell="true" table:display-list="unsorted" table:base-cell-address="$'卷制-上茄衣过程'.CI295" table:condition="of:cell-content-is-in-list([.$B$6:.$B$14])">
          <table:error-message table:display="true" table:message-type="stop"/>
        </table:content-validation>
        <table:content-validation table:name="VAL-222" table:allow-empty-cell="true" table:display-list="unsorted" table:base-cell-address="$'卷制-上茄衣过程'.CI299" table:condition="of:cell-content-is-in-list([.$B$6:.$B$14])">
          <table:error-message table:display="true" table:message-type="stop"/>
        </table:content-validation>
        <table:content-validation table:name="VAL-223" table:allow-empty-cell="true" table:display-list="unsorted" table:base-cell-address="$'卷制-上茄衣过程'.CI303" table:condition="of:cell-content-is-in-list([.$B$6:.$B$14])">
          <table:error-message table:display="true" table:message-type="stop"/>
        </table:content-validation>
        <table:content-validation table:name="VAL-224" table:allow-empty-cell="true" table:display-list="unsorted" table:base-cell-address="$'卷制-上茄衣过程'.CI307" table:condition="of:cell-content-is-in-list([.$B$6:.$B$14])">
          <table:error-message table:display="true" table:message-type="stop"/>
        </table:content-validation>
        <table:content-validation table:name="VAL-225" table:allow-empty-cell="true" table:display-list="unsorted" table:base-cell-address="$'卷制-上茄衣过程'.CI311" table:condition="of:cell-content-is-in-list([.$B$6:.$B$14])">
          <table:error-message table:display="true" table:message-type="stop"/>
        </table:content-validation>
        <table:content-validation table:name="VAL-226" table:allow-empty-cell="true" table:display-list="unsorted" table:base-cell-address="$'卷制-上茄衣过程'.CI315" table:condition="of:cell-content-is-in-list([.$B$6:.$B$14])">
          <table:error-message table:display="true" table:message-type="stop"/>
        </table:content-validation>
        <table:content-validation table:name="VAL-227" table:allow-empty-cell="true" table:display-list="unsorted" table:base-cell-address="$'卷制-上茄衣过程'.CI319" table:condition="of:cell-content-is-in-list([.$B$6:.$B$14])">
          <table:error-message table:display="true" table:message-type="stop"/>
        </table:content-validation>
        <table:content-validation table:name="VAL-228" table:allow-empty-cell="true" table:display-list="unsorted" table:base-cell-address="$'卷制-上茄衣过程'.CI323" table:condition="of:cell-content-is-in-list([.$B$6:.$B$14])">
          <table:error-message table:display="true" table:message-type="stop"/>
        </table:content-validation>
        <table:content-validation table:name="VAL-229" table:allow-empty-cell="true" table:display-list="unsorted" table:base-cell-address="$'卷制-上茄衣过程'.CI327" table:condition="of:cell-content-is-in-list([.$B$6:.$B$14])">
          <table:error-message table:display="true" table:message-type="stop"/>
        </table:content-validation>
        <table:content-validation table:name="VAL-230" table:allow-empty-cell="true" table:display-list="unsorted" table:base-cell-address="$'卷制-上茄衣过程'.CI331" table:condition="of:cell-content-is-in-list([.$B$6:.$B$14])">
          <table:error-message table:display="true" table:message-type="stop"/>
        </table:content-validation>
        <table:content-validation table:name="VAL-231" table:allow-empty-cell="true" table:display-list="unsorted" table:base-cell-address="$'卷制-上茄衣过程'.CI335" table:condition="of:cell-content-is-in-list([.$B$6:.$B$14])">
          <table:error-message table:display="true" table:message-type="stop"/>
        </table:content-validation>
        <table:content-validation table:name="VAL-232" table:allow-empty-cell="true" table:display-list="unsorted" table:base-cell-address="$'卷制-上茄衣过程'.CI339" table:condition="of:cell-content-is-in-list([.$B$6:.$B$14])">
          <table:error-message table:display="true" table:message-type="stop"/>
        </table:content-validation>
        <table:content-validation table:name="VAL-233" table:allow-empty-cell="true" table:display-list="unsorted" table:base-cell-address="$'卷制-上茄衣过程'.CI343" table:condition="of:cell-content-is-in-list([.$B$6:.$B$14])">
          <table:error-message table:display="true" table:message-type="stop"/>
        </table:content-validation>
        <table:content-validation table:name="VAL-234" table:allow-empty-cell="true" table:display-list="unsorted" table:base-cell-address="$'卷制-上茄衣过程'.CI347" table:condition="of:cell-content-is-in-list([.$B$6:.$B$14])">
          <table:error-message table:display="true" table:message-type="stop"/>
        </table:content-validation>
        <table:content-validation table:name="VAL-235" table:allow-empty-cell="true" table:display-list="unsorted" table:base-cell-address="$'卷制-上茄衣过程'.CI351" table:condition="of:cell-content-is-in-list([.$B$6:.$B$14])">
          <table:error-message table:display="true" table:message-type="stop"/>
        </table:content-validation>
        <table:content-validation table:name="VAL-236" table:allow-empty-cell="true" table:display-list="unsorted" table:base-cell-address="$'卷制-上茄衣过程'.CI355" table:condition="of:cell-content-is-in-list([.$B$6:.$B$14])">
          <table:error-message table:display="true" table:message-type="stop"/>
        </table:content-validation>
        <table:content-validation table:name="VAL-237" table:allow-empty-cell="true" table:display-list="unsorted" table:base-cell-address="$'卷制-上茄衣过程'.CI359" table:condition="of:cell-content-is-in-list([.$B$6:.$B$14])">
          <table:error-message table:display="true" table:message-type="stop"/>
        </table:content-validation>
        <table:content-validation table:name="VAL-238" table:allow-empty-cell="true" table:display-list="unsorted" table:base-cell-address="$'卷制-上茄衣过程'.CI363" table:condition="of:cell-content-is-in-list([.$B$6:.$B$14])">
          <table:error-message table:display="true" table:message-type="stop"/>
        </table:content-validation>
        <table:content-validation table:name="VAL-239" table:allow-empty-cell="true" table:display-list="unsorted" table:base-cell-address="$'卷制-上茄衣过程'.CI367" table:condition="of:cell-content-is-in-list([.$B$6:.$B$14])">
          <table:error-message table:display="true" table:message-type="stop"/>
        </table:content-validation>
        <table:content-validation table:name="VAL-240" table:allow-empty-cell="true" table:display-list="unsorted" table:base-cell-address="$'卷制-上茄衣过程'.CI371" table:condition="of:cell-content-is-in-list([.$B$6:.$B$14])">
          <table:error-message table:display="true" table:message-type="stop"/>
        </table:content-validation>
        <table:content-validation table:name="VAL-241" table:allow-empty-cell="true" table:display-list="unsorted" table:base-cell-address="$'卷制-上茄衣过程'.CI375" table:condition="of:cell-content-is-in-list([.$B$6:.$B$14])">
          <table:error-message table:display="true" table:message-type="stop"/>
        </table:content-validation>
        <table:content-validation table:name="VAL-242" table:allow-empty-cell="true" table:display-list="unsorted" table:base-cell-address="$'卷制-上茄衣过程'.CI379" table:condition="of:cell-content-is-in-list([.$B$6:.$B$14])">
          <table:error-message table:display="true" table:message-type="stop"/>
        </table:content-validation>
        <table:content-validation table:name="VAL-243" table:allow-empty-cell="true" table:display-list="unsorted" table:base-cell-address="$'卷制-上茄衣过程'.CI383" table:condition="of:cell-content-is-in-list([.$B$6:.$B$14])">
          <table:error-message table:display="true" table:message-type="stop"/>
        </table:content-validation>
        <table:content-validation table:name="VAL-244" table:allow-empty-cell="true" table:display-list="unsorted" table:base-cell-address="$'卷制-上茄衣过程'.CI387" table:condition="of:cell-content-is-in-list([.$B$6:.$B$14])">
          <table:error-message table:display="true" table:message-type="stop"/>
        </table:content-validation>
        <table:content-validation table:name="VAL-245" table:allow-empty-cell="true" table:display-list="unsorted" table:base-cell-address="$'卷制-上茄衣过程'.CI391" table:condition="of:cell-content-is-in-list([.$B$6:.$B$14])">
          <table:error-message table:display="true" table:message-type="stop"/>
        </table:content-validation>
        <table:content-validation table:name="VAL-246" table:allow-empty-cell="true" table:display-list="unsorted" table:base-cell-address="$'卷制-上茄衣过程'.CI395" table:condition="of:cell-content-is-in-list([.$B$6:.$B$14])">
          <table:error-message table:display="true" table:message-type="stop"/>
        </table:content-validation>
        <table:content-validation table:name="VAL-247" table:allow-empty-cell="true" table:display-list="unsorted" table:base-cell-address="$'卷制-上茄衣过程'.CI399" table:condition="of:cell-content-is-in-list([.$B$6:.$B$14])">
          <table:error-message table:display="true" table:message-type="stop"/>
        </table:content-validation>
        <table:content-validation table:name="VAL-248" table:allow-empty-cell="true" table:display-list="unsorted" table:base-cell-address="$'卷制-上茄衣过程'.CI403" table:condition="of:cell-content-is-in-list([.$B$6:.$B$14])">
          <table:error-message table:display="true" table:message-type="stop"/>
        </table:content-validation>
        <table:content-validation table:name="VAL-249" table:allow-empty-cell="true" table:display-list="unsorted" table:base-cell-address="$'卷制-上茄衣过程'.CI407" table:condition="of:cell-content-is-in-list([.$B$6:.$B$14])">
          <table:error-message table:display="true" table:message-type="stop"/>
        </table:content-validation>
        <table:content-validation table:name="VAL-250" table:allow-empty-cell="true" table:display-list="unsorted" table:base-cell-address="$'卷制-上茄衣过程'.CI411" table:condition="of:cell-content-is-in-list([.$B$6:.$B$14])">
          <table:error-message table:display="true" table:message-type="stop"/>
        </table:content-validation>
        <table:content-validation table:name="VAL-251" table:allow-empty-cell="true" table:display-list="unsorted" table:base-cell-address="$'卷制-上茄衣过程'.CI415" table:condition="of:cell-content-is-in-list([.$B$6:.$B$14])">
          <table:error-message table:display="true" table:message-type="stop"/>
        </table:content-validation>
        <table:content-validation table:name="VAL-252" table:allow-empty-cell="true" table:display-list="unsorted" table:base-cell-address="$'卷制-上茄衣过程'.CI419" table:condition="of:cell-content-is-in-list([.$B$6:.$B$14])">
          <table:error-message table:display="true" table:message-type="stop"/>
        </table:content-validation>
        <table:content-validation table:name="VAL-253" table:allow-empty-cell="true" table:display-list="unsorted" table:base-cell-address="$'卷制-上茄衣过程'.CI423" table:condition="of:cell-content-is-in-list([.$B$6:.$B$14])">
          <table:error-message table:display="true" table:message-type="stop"/>
        </table:content-validation>
        <table:content-validation table:name="VAL-254" table:allow-empty-cell="true" table:display-list="unsorted" table:base-cell-address="$'卷制-上茄衣过程'.CI427" table:condition="of:cell-content-is-in-list([.$B$6:.$B$14])">
          <table:error-message table:display="true" table:message-type="stop"/>
        </table:content-validation>
        <table:content-validation table:name="VAL-255" table:allow-empty-cell="true" table:display-list="unsorted" table:base-cell-address="$'卷制-上茄衣过程'.CI431" table:condition="of:cell-content-is-in-list([.$B$6:.$B$14])">
          <table:error-message table:display="true" table:message-type="stop"/>
        </table:content-validation>
        <table:content-validation table:name="VAL-256" table:allow-empty-cell="true" table:display-list="unsorted" table:base-cell-address="$'卷制-上茄衣过程'.CI435" table:condition="of:cell-content-is-in-list([.$B$6:.$B$14])">
          <table:error-message table:display="true" table:message-type="stop"/>
        </table:content-validation>
        <table:content-validation table:name="VAL-257" table:allow-empty-cell="true" table:display-list="unsorted" table:base-cell-address="$'卷制-上茄衣过程'.CI439" table:condition="of:cell-content-is-in-list([.$B$6:.$B$14])">
          <table:error-message table:display="true" table:message-type="stop"/>
        </table:content-validation>
        <table:content-validation table:name="VAL-258" table:allow-empty-cell="true" table:display-list="unsorted" table:base-cell-address="$'卷制-上茄衣过程'.CI443" table:condition="of:cell-content-is-in-list([.$B$6:.$B$14])">
          <table:error-message table:display="true" table:message-type="stop"/>
        </table:content-validation>
        <table:content-validation table:name="VAL-259" table:allow-empty-cell="true" table:display-list="unsorted" table:base-cell-address="$'卷制-上茄衣过程'.CI447" table:condition="of:cell-content-is-in-list([.$B$6:.$B$14])">
          <table:error-message table:display="true" table:message-type="stop"/>
        </table:content-validation>
        <table:content-validation table:name="VAL-260" table:allow-empty-cell="true" table:display-list="unsorted" table:base-cell-address="$'卷制-上茄衣过程'.CI451" table:condition="of:cell-content-is-in-list([.$B$6:.$B$14])">
          <table:error-message table:display="true" table:message-type="stop"/>
        </table:content-validation>
        <table:content-validation table:name="VAL-261" table:allow-empty-cell="true" table:display-list="unsorted" table:base-cell-address="$'卷制-上茄衣过程'.CI455" table:condition="of:cell-content-is-in-list([.$B$6:.$B$14])">
          <table:error-message table:display="true" table:message-type="stop"/>
        </table:content-validation>
        <table:content-validation table:name="VAL-262" table:allow-empty-cell="true" table:display-list="unsorted" table:base-cell-address="$'卷制-上茄衣过程'.CI459" table:condition="of:cell-content-is-in-list([.$B$6:.$B$14])">
          <table:error-message table:display="true" table:message-type="stop"/>
        </table:content-validation>
        <table:content-validation table:name="VAL-263" table:allow-empty-cell="true" table:display-list="unsorted" table:base-cell-address="$'卷制-上茄衣过程'.CI463" table:condition="of:cell-content-is-in-list([.$B$6:.$B$14])">
          <table:error-message table:display="true" table:message-type="stop"/>
        </table:content-validation>
        <table:content-validation table:name="VAL-264" table:allow-empty-cell="true" table:display-list="unsorted" table:base-cell-address="$'卷制-上茄衣过程'.CI467" table:condition="of:cell-content-is-in-list([.$B$6:.$B$14])">
          <table:error-message table:display="true" table:message-type="stop"/>
        </table:content-validation>
        <table:content-validation table:name="VAL-265" table:allow-empty-cell="true" table:display-list="unsorted" table:base-cell-address="$'卷制-上茄衣过程'.CI471" table:condition="of:cell-content-is-in-list([.$B$6:.$B$14])">
          <table:error-message table:display="true" table:message-type="stop"/>
        </table:content-validation>
        <table:content-validation table:name="VAL-266" table:allow-empty-cell="true" table:display-list="unsorted" table:base-cell-address="$'卷制-上茄衣过程'.CI475" table:condition="of:cell-content-is-in-list([.$B$6:.$B$14])">
          <table:error-message table:display="true" table:message-type="stop"/>
        </table:content-validation>
        <table:content-validation table:name="VAL-267" table:allow-empty-cell="true" table:display-list="unsorted" table:base-cell-address="$'卷制-上茄衣过程'.CI479" table:condition="of:cell-content-is-in-list([.$B$6:.$B$14])">
          <table:error-message table:display="true" table:message-type="stop"/>
        </table:content-validation>
        <table:content-validation table:name="VAL-268" table:allow-empty-cell="true" table:display-list="unsorted" table:base-cell-address="$'卷制-上茄衣过程'.CI483" table:condition="of:cell-content-is-in-list([.$B$6:.$B$14])">
          <table:error-message table:display="true" table:message-type="stop"/>
        </table:content-validation>
        <table:content-validation table:name="VAL-269" table:allow-empty-cell="true" table:display-list="unsorted" table:base-cell-address="$'卷制-上茄衣过程'.CI487" table:condition="of:cell-content-is-in-list([.$B$6:.$B$14])">
          <table:error-message table:display="true" table:message-type="stop"/>
        </table:content-validation>
        <table:content-validation table:name="VAL-270" table:allow-empty-cell="true" table:display-list="unsorted" table:base-cell-address="$'卷制-上茄衣过程'.CI491" table:condition="of:cell-content-is-in-list([.$B$6:.$B$14])">
          <table:error-message table:display="true" table:message-type="stop"/>
        </table:content-validation>
        <table:content-validation table:name="VAL-271" table:allow-empty-cell="true" table:display-list="unsorted" table:base-cell-address="$'卷制-上茄衣过程'.CI495" table:condition="of:cell-content-is-in-list([.$B$6:.$B$14])">
          <table:error-message table:display="true" table:message-type="stop"/>
        </table:content-validation>
        <table:content-validation table:name="VAL-272" table:allow-empty-cell="true" table:display-list="unsorted" table:base-cell-address="$'卷制-上茄衣过程'.CI499" table:condition="of:cell-content-is-in-list([.$B$6:.$B$14])">
          <table:error-message table:display="true" table:message-type="stop"/>
        </table:content-validation>
        <table:content-validation table:name="VAL-273" table:allow-empty-cell="true" table:display-list="unsorted" table:base-cell-address="$'卷制-上茄衣过程'.CI503" table:condition="of:cell-content-is-in-list([.$B$6:.$B$14])">
          <table:error-message table:display="true" table:message-type="stop"/>
        </table:content-validation>
        <table:content-validation table:name="VAL-274" table:allow-empty-cell="true" table:display-list="unsorted" table:base-cell-address="$'卷制-上茄衣过程'.CI507" table:condition="of:cell-content-is-in-list([.$B$6:.$B$14])">
          <table:error-message table:display="true" table:message-type="stop"/>
        </table:content-validation>
        <table:content-validation table:name="VAL-275" table:allow-empty-cell="true" table:display-list="unsorted" table:base-cell-address="$'卷制-上茄衣过程'.CI511" table:condition="of:cell-content-is-in-list([.$B$6:.$B$14])">
          <table:error-message table:display="true" table:message-type="stop"/>
        </table:content-validation>
        <table:content-validation table:name="VAL-276" table:allow-empty-cell="true" table:display-list="unsorted" table:base-cell-address="$'卷制-上茄衣过程'.CI515" table:condition="of:cell-content-is-in-list([.$B$6:.$B$14])">
          <table:error-message table:display="true" table:message-type="stop"/>
        </table:content-validation>
        <table:content-validation table:name="VAL-277" table:allow-empty-cell="true" table:display-list="unsorted" table:base-cell-address="$'卷制-上茄衣过程'.CI519" table:condition="of:cell-content-is-in-list([.$B$6:.$B$14])">
          <table:error-message table:display="true" table:message-type="stop"/>
        </table:content-validation>
        <table:content-validation table:name="VAL-278" table:allow-empty-cell="true" table:display-list="unsorted" table:base-cell-address="$'卷制-上茄衣过程'.CI523" table:condition="of:cell-content-is-in-list([.$B$6:.$B$14])">
          <table:error-message table:display="true" table:message-type="stop"/>
        </table:content-validation>
        <table:content-validation table:name="VAL-279" table:allow-empty-cell="true" table:display-list="unsorted" table:base-cell-address="$'卷制-上茄衣过程'.CI527" table:condition="of:cell-content-is-in-list([.$B$6:.$B$14])">
          <table:error-message table:display="true" table:message-type="stop"/>
        </table:content-validation>
        <table:content-validation table:name="VAL-280" table:allow-empty-cell="true" table:display-list="unsorted" table:base-cell-address="$'卷制-上茄衣过程'.CI531" table:condition="of:cell-content-is-in-list([.$B$6:.$B$14])">
          <table:error-message table:display="true" table:message-type="stop"/>
        </table:content-validation>
        <table:content-validation table:name="VAL-281" table:allow-empty-cell="true" table:display-list="unsorted" table:base-cell-address="$'卷制-上茄衣过程'.CI535" table:condition="of:cell-content-is-in-list([.$B$6:.$B$14])">
          <table:error-message table:display="true" table:message-type="stop"/>
        </table:content-validation>
        <table:content-validation table:name="VAL-282" table:allow-empty-cell="true" table:display-list="unsorted" table:base-cell-address="$'卷制-上茄衣过程'.CI539" table:condition="of:cell-content-is-in-list([.$B$6:.$B$14])">
          <table:error-message table:display="true" table:message-type="stop"/>
        </table:content-validation>
        <table:content-validation table:name="VAL-283" table:allow-empty-cell="true" table:display-list="unsorted" table:base-cell-address="$'卷制-上茄衣过程'.CI543" table:condition="of:cell-content-is-in-list([.$B$6:.$B$14])">
          <table:error-message table:display="true" table:message-type="stop"/>
        </table:content-validation>
        <table:content-validation table:name="VAL-284" table:allow-empty-cell="true" table:display-list="unsorted" table:base-cell-address="$'卷制-上茄衣过程'.CI547" table:condition="of:cell-content-is-in-list([.$B$6:.$B$14])">
          <table:error-message table:display="true" table:message-type="stop"/>
        </table:content-validation>
        <table:content-validation table:name="VAL-285" table:allow-empty-cell="true" table:display-list="unsorted" table:base-cell-address="$'卷制-上茄衣过程'.CI551" table:condition="of:cell-content-is-in-list([.$B$6:.$B$14])">
          <table:error-message table:display="true" table:message-type="stop"/>
        </table:content-validation>
        <table:content-validation table:name="VAL-286" table:allow-empty-cell="true" table:display-list="unsorted" table:base-cell-address="$'卷制-上茄衣过程'.CI555" table:condition="of:cell-content-is-in-list([.$B$6:.$B$14])">
          <table:error-message table:display="true" table:message-type="stop"/>
        </table:content-validation>
        <table:content-validation table:name="VAL-287" table:allow-empty-cell="true" table:display-list="unsorted" table:base-cell-address="$'卷制-上茄衣过程'.CI559" table:condition="of:cell-content-is-in-list([.$B$6:.$B$14])">
          <table:error-message table:display="true" table:message-type="stop"/>
        </table:content-validation>
        <table:content-validation table:name="VAL-288" table:allow-empty-cell="true" table:display-list="unsorted" table:base-cell-address="$'卷制-上茄衣过程'.CI563" table:condition="of:cell-content-is-in-list([.$B$6:.$B$14])">
          <table:error-message table:display="true" table:message-type="stop"/>
        </table:content-validation>
        <table:content-validation table:name="VAL-289" table:allow-empty-cell="true" table:display-list="unsorted" table:base-cell-address="$'卷制-上茄衣过程'.CI567" table:condition="of:cell-content-is-in-list([.$B$6:.$B$14])">
          <table:error-message table:display="true" table:message-type="stop"/>
        </table:content-validation>
        <table:content-validation table:name="VAL-290" table:allow-empty-cell="true" table:display-list="unsorted" table:base-cell-address="$'卷制-上茄衣过程'.CI571" table:condition="of:cell-content-is-in-list([.$B$6:.$B$14])">
          <table:error-message table:display="true" table:message-type="stop"/>
        </table:content-validation>
        <table:content-validation table:name="VAL-291" table:allow-empty-cell="true" table:display-list="unsorted" table:base-cell-address="$'卷制-上茄衣过程'.CI575" table:condition="of:cell-content-is-in-list([.$B$6:.$B$14])">
          <table:error-message table:display="true" table:message-type="stop"/>
        </table:content-validation>
        <table:content-validation table:name="VAL-292" table:allow-empty-cell="true" table:display-list="unsorted" table:base-cell-address="$'卷制-上茄衣过程'.CI579" table:condition="of:cell-content-is-in-list([.$B$6:.$B$14])">
          <table:error-message table:display="true" table:message-type="stop"/>
        </table:content-validation>
        <table:content-validation table:name="VAL-293" table:allow-empty-cell="true" table:display-list="unsorted" table:base-cell-address="$'卷制-上茄衣过程'.CI583" table:condition="of:cell-content-is-in-list([.$B$6:.$B$14])">
          <table:error-message table:display="true" table:message-type="stop"/>
        </table:content-validation>
        <table:content-validation table:name="VAL-294" table:allow-empty-cell="true" table:display-list="unsorted" table:base-cell-address="$'卷制-上茄衣过程'.CI587" table:condition="of:cell-content-is-in-list([.$B$6:.$B$14])">
          <table:error-message table:display="true" table:message-type="stop"/>
        </table:content-validation>
        <table:content-validation table:name="VAL-295" table:allow-empty-cell="true" table:display-list="unsorted" table:base-cell-address="$'卷制-上茄衣过程'.CI591" table:condition="of:cell-content-is-in-list([.$B$6:.$B$14])">
          <table:error-message table:display="true" table:message-type="stop"/>
        </table:content-validation>
        <table:content-validation table:name="VAL-296" table:allow-empty-cell="true" table:display-list="unsorted" table:base-cell-address="$'卷制-上茄衣过程'.CI595" table:condition="of:cell-content-is-in-list([.$B$6:.$B$14])">
          <table:error-message table:display="true" table:message-type="stop"/>
        </table:content-validation>
        <table:content-validation table:name="VAL-297" table:allow-empty-cell="true" table:display-list="unsorted" table:base-cell-address="$'卷制-上茄衣过程'.CI599" table:condition="of:cell-content-is-in-list([.$B$6:.$B$14])">
          <table:error-message table:display="true" table:message-type="stop"/>
        </table:content-validation>
        <table:content-validation table:name="VAL-298" table:allow-empty-cell="true" table:display-list="unsorted" table:base-cell-address="$'卷制-上茄衣过程'.CI603" table:condition="of:cell-content-is-in-list([.$B$6:.$B$14])">
          <table:error-message table:display="true" table:message-type="stop"/>
        </table:content-validation>
        <table:content-validation table:name="VAL-299" table:allow-empty-cell="true" table:display-list="unsorted" table:base-cell-address="$'卷制-上茄衣过程'.CI607" table:condition="of:cell-content-is-in-list([.$B$6:.$B$14])">
          <table:error-message table:display="true" table:message-type="stop"/>
        </table:content-validation>
        <table:content-validation table:name="VAL-300" table:allow-empty-cell="true" table:display-list="unsorted" table:base-cell-address="$'卷制-上茄衣过程'.CQ11" table:condition="of:cell-content-is-in-list([.$A$6:.$A$135])">
          <table:error-message table:display="true" table:message-type="stop"/>
        </table:content-validation>
        <table:content-validation table:name="VAL-301" table:allow-empty-cell="true" table:display-list="unsorted" table:base-cell-address="$'卷制-上茄衣过程'.CQ15" table:condition="of:cell-content-is-in-list([.$A$6:.$A$135])">
          <table:error-message table:display="true" table:message-type="stop"/>
        </table:content-validation>
        <table:content-validation table:name="VAL-302" table:allow-empty-cell="true" table:display-list="unsorted" table:base-cell-address="$'卷制-上茄衣过程'.CQ19" table:condition="of:cell-content-is-in-list([.$A$6:.$A$135])">
          <table:error-message table:display="true" table:message-type="stop"/>
        </table:content-validation>
        <table:content-validation table:name="VAL-303" table:allow-empty-cell="true" table:display-list="unsorted" table:base-cell-address="$'卷制-上茄衣过程'.CQ23" table:condition="of:cell-content-is-in-list([.$A$6:.$A$135])">
          <table:error-message table:display="true" table:message-type="stop"/>
        </table:content-validation>
        <table:content-validation table:name="VAL-304" table:allow-empty-cell="true" table:display-list="unsorted" table:base-cell-address="$'卷制-上茄衣过程'.CQ27" table:condition="of:cell-content-is-in-list([.$A$6:.$A$135])">
          <table:error-message table:display="true" table:message-type="stop"/>
        </table:content-validation>
        <table:content-validation table:name="VAL-305" table:allow-empty-cell="true" table:display-list="unsorted" table:base-cell-address="$'卷制-上茄衣过程'.CQ31" table:condition="of:cell-content-is-in-list([.$A$6:.$A$135])">
          <table:error-message table:display="true" table:message-type="stop"/>
        </table:content-validation>
        <table:content-validation table:name="VAL-306" table:allow-empty-cell="true" table:display-list="unsorted" table:base-cell-address="$'卷制-上茄衣过程'.CQ35" table:condition="of:cell-content-is-in-list([.$A$6:.$A$135])">
          <table:error-message table:display="true" table:message-type="stop"/>
        </table:content-validation>
        <table:content-validation table:name="VAL-307" table:allow-empty-cell="true" table:display-list="unsorted" table:base-cell-address="$'卷制-上茄衣过程'.CQ39" table:condition="of:cell-content-is-in-list([.$A$6:.$A$135])">
          <table:error-message table:display="true" table:message-type="stop"/>
        </table:content-validation>
        <table:content-validation table:name="VAL-308" table:allow-empty-cell="true" table:display-list="unsorted" table:base-cell-address="$'卷制-上茄衣过程'.CQ43" table:condition="of:cell-content-is-in-list([.$A$6:.$A$135])">
          <table:error-message table:display="true" table:message-type="stop"/>
        </table:content-validation>
        <table:content-validation table:name="VAL-309" table:allow-empty-cell="true" table:display-list="unsorted" table:base-cell-address="$'卷制-上茄衣过程'.CQ47" table:condition="of:cell-content-is-in-list([.$A$6:.$A$135])">
          <table:error-message table:display="true" table:message-type="stop"/>
        </table:content-validation>
        <table:content-validation table:name="VAL-310" table:allow-empty-cell="true" table:display-list="unsorted" table:base-cell-address="$'卷制-上茄衣过程'.CQ51" table:condition="of:cell-content-is-in-list([.$A$6:.$A$135])">
          <table:error-message table:display="true" table:message-type="stop"/>
        </table:content-validation>
        <table:content-validation table:name="VAL-311" table:allow-empty-cell="true" table:display-list="unsorted" table:base-cell-address="$'卷制-上茄衣过程'.CQ55" table:condition="of:cell-content-is-in-list([.$A$6:.$A$135])">
          <table:error-message table:display="true" table:message-type="stop"/>
        </table:content-validation>
        <table:content-validation table:name="VAL-312" table:allow-empty-cell="true" table:display-list="unsorted" table:base-cell-address="$'卷制-上茄衣过程'.CQ59" table:condition="of:cell-content-is-in-list([.$A$6:.$A$135])">
          <table:error-message table:display="true" table:message-type="stop"/>
        </table:content-validation>
        <table:content-validation table:name="VAL-313" table:allow-empty-cell="true" table:display-list="unsorted" table:base-cell-address="$'卷制-上茄衣过程'.CQ63" table:condition="of:cell-content-is-in-list([.$A$6:.$A$135])">
          <table:error-message table:display="true" table:message-type="stop"/>
        </table:content-validation>
        <table:content-validation table:name="VAL-314" table:allow-empty-cell="true" table:display-list="unsorted" table:base-cell-address="$'卷制-上茄衣过程'.CQ67" table:condition="of:cell-content-is-in-list([.$A$6:.$A$135])">
          <table:error-message table:display="true" table:message-type="stop"/>
        </table:content-validation>
        <table:content-validation table:name="VAL-315" table:allow-empty-cell="true" table:display-list="unsorted" table:base-cell-address="$'卷制-上茄衣过程'.CQ71" table:condition="of:cell-content-is-in-list([.$A$6:.$A$135])">
          <table:error-message table:display="true" table:message-type="stop"/>
        </table:content-validation>
        <table:content-validation table:name="VAL-316" table:allow-empty-cell="true" table:display-list="unsorted" table:base-cell-address="$'卷制-上茄衣过程'.CQ75" table:condition="of:cell-content-is-in-list([.$A$6:.$A$135])">
          <table:error-message table:display="true" table:message-type="stop"/>
        </table:content-validation>
        <table:content-validation table:name="VAL-317" table:allow-empty-cell="true" table:display-list="unsorted" table:base-cell-address="$'卷制-上茄衣过程'.CQ79" table:condition="of:cell-content-is-in-list([.$A$6:.$A$135])">
          <table:error-message table:display="true" table:message-type="stop"/>
        </table:content-validation>
        <table:content-validation table:name="VAL-318" table:allow-empty-cell="true" table:display-list="unsorted" table:base-cell-address="$'卷制-上茄衣过程'.CQ83" table:condition="of:cell-content-is-in-list([.$A$6:.$A$135])">
          <table:error-message table:display="true" table:message-type="stop"/>
        </table:content-validation>
        <table:content-validation table:name="VAL-319" table:allow-empty-cell="true" table:display-list="unsorted" table:base-cell-address="$'卷制-上茄衣过程'.CQ87" table:condition="of:cell-content-is-in-list([.$A$6:.$A$135])">
          <table:error-message table:display="true" table:message-type="stop"/>
        </table:content-validation>
        <table:content-validation table:name="VAL-320" table:allow-empty-cell="true" table:display-list="unsorted" table:base-cell-address="$'卷制-上茄衣过程'.CQ91" table:condition="of:cell-content-is-in-list([.$A$6:.$A$135])">
          <table:error-message table:display="true" table:message-type="stop"/>
        </table:content-validation>
        <table:content-validation table:name="VAL-321" table:allow-empty-cell="true" table:display-list="unsorted" table:base-cell-address="$'卷制-上茄衣过程'.CQ95" table:condition="of:cell-content-is-in-list([.$A$6:.$A$135])">
          <table:error-message table:display="true" table:message-type="stop"/>
        </table:content-validation>
        <table:content-validation table:name="VAL-322" table:allow-empty-cell="true" table:display-list="unsorted" table:base-cell-address="$'卷制-上茄衣过程'.CQ99" table:condition="of:cell-content-is-in-list([.$A$6:.$A$135])">
          <table:error-message table:display="true" table:message-type="stop"/>
        </table:content-validation>
        <table:content-validation table:name="VAL-323" table:allow-empty-cell="true" table:display-list="unsorted" table:base-cell-address="$'卷制-上茄衣过程'.CQ103" table:condition="of:cell-content-is-in-list([.$A$6:.$A$135])">
          <table:error-message table:display="true" table:message-type="stop"/>
        </table:content-validation>
        <table:content-validation table:name="VAL-324" table:allow-empty-cell="true" table:display-list="unsorted" table:base-cell-address="$'卷制-上茄衣过程'.CQ107" table:condition="of:cell-content-is-in-list([.$A$6:.$A$135])">
          <table:error-message table:display="true" table:message-type="stop"/>
        </table:content-validation>
        <table:content-validation table:name="VAL-325" table:allow-empty-cell="true" table:display-list="unsorted" table:base-cell-address="$'卷制-上茄衣过程'.CQ111" table:condition="of:cell-content-is-in-list([.$A$6:.$A$135])">
          <table:error-message table:display="true" table:message-type="stop"/>
        </table:content-validation>
        <table:content-validation table:name="VAL-326" table:allow-empty-cell="true" table:display-list="unsorted" table:base-cell-address="$'卷制-上茄衣过程'.CQ115" table:condition="of:cell-content-is-in-list([.$A$6:.$A$135])">
          <table:error-message table:display="true" table:message-type="stop"/>
        </table:content-validation>
        <table:content-validation table:name="VAL-327" table:allow-empty-cell="true" table:display-list="unsorted" table:base-cell-address="$'卷制-上茄衣过程'.CQ119" table:condition="of:cell-content-is-in-list([.$A$6:.$A$135])">
          <table:error-message table:display="true" table:message-type="stop"/>
        </table:content-validation>
        <table:content-validation table:name="VAL-328" table:allow-empty-cell="true" table:display-list="unsorted" table:base-cell-address="$'卷制-上茄衣过程'.CQ123" table:condition="of:cell-content-is-in-list([.$A$6:.$A$135])">
          <table:error-message table:display="true" table:message-type="stop"/>
        </table:content-validation>
        <table:content-validation table:name="VAL-329" table:allow-empty-cell="true" table:display-list="unsorted" table:base-cell-address="$'卷制-上茄衣过程'.CQ127" table:condition="of:cell-content-is-in-list([.$A$6:.$A$135])">
          <table:error-message table:display="true" table:message-type="stop"/>
        </table:content-validation>
        <table:content-validation table:name="VAL-330" table:allow-empty-cell="true" table:display-list="unsorted" table:base-cell-address="$'卷制-上茄衣过程'.CQ131" table:condition="of:cell-content-is-in-list([.$A$6:.$A$135])">
          <table:error-message table:display="true" table:message-type="stop"/>
        </table:content-validation>
        <table:content-validation table:name="VAL-331" table:allow-empty-cell="true" table:display-list="unsorted" table:base-cell-address="$'卷制-上茄衣过程'.CQ135" table:condition="of:cell-content-is-in-list([.$A$6:.$A$135])">
          <table:error-message table:display="true" table:message-type="stop"/>
        </table:content-validation>
        <table:content-validation table:name="VAL-332" table:allow-empty-cell="true" table:display-list="unsorted" table:base-cell-address="$'卷制-上茄衣过程'.CQ139" table:condition="of:cell-content-is-in-list([.$A$6:.$A$135])">
          <table:error-message table:display="true" table:message-type="stop"/>
        </table:content-validation>
        <table:content-validation table:name="VAL-333" table:allow-empty-cell="true" table:display-list="unsorted" table:base-cell-address="$'卷制-上茄衣过程'.CQ143" table:condition="of:cell-content-is-in-list([.$A$6:.$A$135])">
          <table:error-message table:display="true" table:message-type="stop"/>
        </table:content-validation>
        <table:content-validation table:name="VAL-334" table:allow-empty-cell="true" table:display-list="unsorted" table:base-cell-address="$'卷制-上茄衣过程'.CQ147" table:condition="of:cell-content-is-in-list([.$A$6:.$A$135])">
          <table:error-message table:display="true" table:message-type="stop"/>
        </table:content-validation>
        <table:content-validation table:name="VAL-335" table:allow-empty-cell="true" table:display-list="unsorted" table:base-cell-address="$'卷制-上茄衣过程'.CQ151" table:condition="of:cell-content-is-in-list([.$A$6:.$A$135])">
          <table:error-message table:display="true" table:message-type="stop"/>
        </table:content-validation>
        <table:content-validation table:name="VAL-336" table:allow-empty-cell="true" table:display-list="unsorted" table:base-cell-address="$'卷制-上茄衣过程'.CQ155" table:condition="of:cell-content-is-in-list([.$A$6:.$A$135])">
          <table:error-message table:display="true" table:message-type="stop"/>
        </table:content-validation>
        <table:content-validation table:name="VAL-337" table:allow-empty-cell="true" table:display-list="unsorted" table:base-cell-address="$'卷制-上茄衣过程'.CQ159" table:condition="of:cell-content-is-in-list([.$A$6:.$A$135])">
          <table:error-message table:display="true" table:message-type="stop"/>
        </table:content-validation>
        <table:content-validation table:name="VAL-338" table:allow-empty-cell="true" table:display-list="unsorted" table:base-cell-address="$'卷制-上茄衣过程'.CQ163" table:condition="of:cell-content-is-in-list([.$A$6:.$A$135])">
          <table:error-message table:display="true" table:message-type="stop"/>
        </table:content-validation>
        <table:content-validation table:name="VAL-339" table:allow-empty-cell="true" table:display-list="unsorted" table:base-cell-address="$'卷制-上茄衣过程'.CQ167" table:condition="of:cell-content-is-in-list([.$A$6:.$A$135])">
          <table:error-message table:display="true" table:message-type="stop"/>
        </table:content-validation>
        <table:content-validation table:name="VAL-340" table:allow-empty-cell="true" table:display-list="unsorted" table:base-cell-address="$'卷制-上茄衣过程'.CQ171" table:condition="of:cell-content-is-in-list([.$A$6:.$A$135])">
          <table:error-message table:display="true" table:message-type="stop"/>
        </table:content-validation>
        <table:content-validation table:name="VAL-341" table:allow-empty-cell="true" table:display-list="unsorted" table:base-cell-address="$'卷制-上茄衣过程'.CQ175" table:condition="of:cell-content-is-in-list([.$A$6:.$A$135])">
          <table:error-message table:display="true" table:message-type="stop"/>
        </table:content-validation>
        <table:content-validation table:name="VAL-342" table:allow-empty-cell="true" table:display-list="unsorted" table:base-cell-address="$'卷制-上茄衣过程'.CQ179" table:condition="of:cell-content-is-in-list([.$A$6:.$A$135])">
          <table:error-message table:display="true" table:message-type="stop"/>
        </table:content-validation>
        <table:content-validation table:name="VAL-343" table:allow-empty-cell="true" table:display-list="unsorted" table:base-cell-address="$'卷制-上茄衣过程'.CQ183" table:condition="of:cell-content-is-in-list([.$A$6:.$A$135])">
          <table:error-message table:display="true" table:message-type="stop"/>
        </table:content-validation>
        <table:content-validation table:name="VAL-344" table:allow-empty-cell="true" table:display-list="unsorted" table:base-cell-address="$'卷制-上茄衣过程'.CQ187" table:condition="of:cell-content-is-in-list([.$A$6:.$A$135])">
          <table:error-message table:display="true" table:message-type="stop"/>
        </table:content-validation>
        <table:content-validation table:name="VAL-345" table:allow-empty-cell="true" table:display-list="unsorted" table:base-cell-address="$'卷制-上茄衣过程'.CQ191" table:condition="of:cell-content-is-in-list([.$A$6:.$A$135])">
          <table:error-message table:display="true" table:message-type="stop"/>
        </table:content-validation>
        <table:content-validation table:name="VAL-346" table:allow-empty-cell="true" table:display-list="unsorted" table:base-cell-address="$'卷制-上茄衣过程'.CQ195" table:condition="of:cell-content-is-in-list([.$A$6:.$A$135])">
          <table:error-message table:display="true" table:message-type="stop"/>
        </table:content-validation>
        <table:content-validation table:name="VAL-347" table:allow-empty-cell="true" table:display-list="unsorted" table:base-cell-address="$'卷制-上茄衣过程'.CQ199" table:condition="of:cell-content-is-in-list([.$A$6:.$A$135])">
          <table:error-message table:display="true" table:message-type="stop"/>
        </table:content-validation>
        <table:content-validation table:name="VAL-348" table:allow-empty-cell="true" table:display-list="unsorted" table:base-cell-address="$'卷制-上茄衣过程'.CQ203" table:condition="of:cell-content-is-in-list([.$A$6:.$A$135])">
          <table:error-message table:display="true" table:message-type="stop"/>
        </table:content-validation>
        <table:content-validation table:name="VAL-349" table:allow-empty-cell="true" table:display-list="unsorted" table:base-cell-address="$'卷制-上茄衣过程'.CQ207" table:condition="of:cell-content-is-in-list([.$A$6:.$A$135])">
          <table:error-message table:display="true" table:message-type="stop"/>
        </table:content-validation>
        <table:content-validation table:name="VAL-350" table:allow-empty-cell="true" table:display-list="unsorted" table:base-cell-address="$'卷制-上茄衣过程'.CQ211" table:condition="of:cell-content-is-in-list([.$A$6:.$A$135])">
          <table:error-message table:display="true" table:message-type="stop"/>
        </table:content-validation>
        <table:content-validation table:name="VAL-351" table:allow-empty-cell="true" table:display-list="unsorted" table:base-cell-address="$'卷制-上茄衣过程'.CQ215" table:condition="of:cell-content-is-in-list([.$A$6:.$A$135])">
          <table:error-message table:display="true" table:message-type="stop"/>
        </table:content-validation>
        <table:content-validation table:name="VAL-352" table:allow-empty-cell="true" table:display-list="unsorted" table:base-cell-address="$'卷制-上茄衣过程'.CQ219" table:condition="of:cell-content-is-in-list([.$A$6:.$A$135])">
          <table:error-message table:display="true" table:message-type="stop"/>
        </table:content-validation>
        <table:content-validation table:name="VAL-353" table:allow-empty-cell="true" table:display-list="unsorted" table:base-cell-address="$'卷制-上茄衣过程'.CQ223" table:condition="of:cell-content-is-in-list([.$A$6:.$A$135])">
          <table:error-message table:display="true" table:message-type="stop"/>
        </table:content-validation>
        <table:content-validation table:name="VAL-354" table:allow-empty-cell="true" table:display-list="unsorted" table:base-cell-address="$'卷制-上茄衣过程'.CQ227" table:condition="of:cell-content-is-in-list([.$A$6:.$A$135])">
          <table:error-message table:display="true" table:message-type="stop"/>
        </table:content-validation>
        <table:content-validation table:name="VAL-355" table:allow-empty-cell="true" table:display-list="unsorted" table:base-cell-address="$'卷制-上茄衣过程'.CQ231" table:condition="of:cell-content-is-in-list([.$A$6:.$A$135])">
          <table:error-message table:display="true" table:message-type="stop"/>
        </table:content-validation>
        <table:content-validation table:name="VAL-356" table:allow-empty-cell="true" table:display-list="unsorted" table:base-cell-address="$'卷制-上茄衣过程'.CQ235" table:condition="of:cell-content-is-in-list([.$A$6:.$A$135])">
          <table:error-message table:display="true" table:message-type="stop"/>
        </table:content-validation>
        <table:content-validation table:name="VAL-357" table:allow-empty-cell="true" table:display-list="unsorted" table:base-cell-address="$'卷制-上茄衣过程'.CQ239" table:condition="of:cell-content-is-in-list([.$A$6:.$A$135])">
          <table:error-message table:display="true" table:message-type="stop"/>
        </table:content-validation>
        <table:content-validation table:name="VAL-358" table:allow-empty-cell="true" table:display-list="unsorted" table:base-cell-address="$'卷制-上茄衣过程'.CQ243" table:condition="of:cell-content-is-in-list([.$A$6:.$A$135])">
          <table:error-message table:display="true" table:message-type="stop"/>
        </table:content-validation>
        <table:content-validation table:name="VAL-359" table:allow-empty-cell="true" table:display-list="unsorted" table:base-cell-address="$'卷制-上茄衣过程'.CQ247" table:condition="of:cell-content-is-in-list([.$A$6:.$A$135])">
          <table:error-message table:display="true" table:message-type="stop"/>
        </table:content-validation>
        <table:content-validation table:name="VAL-360" table:allow-empty-cell="true" table:display-list="unsorted" table:base-cell-address="$'卷制-上茄衣过程'.CQ251" table:condition="of:cell-content-is-in-list([.$A$6:.$A$135])">
          <table:error-message table:display="true" table:message-type="stop"/>
        </table:content-validation>
        <table:content-validation table:name="VAL-361" table:allow-empty-cell="true" table:display-list="unsorted" table:base-cell-address="$'卷制-上茄衣过程'.CQ255" table:condition="of:cell-content-is-in-list([.$A$6:.$A$135])">
          <table:error-message table:display="true" table:message-type="stop"/>
        </table:content-validation>
        <table:content-validation table:name="VAL-362" table:allow-empty-cell="true" table:display-list="unsorted" table:base-cell-address="$'卷制-上茄衣过程'.CQ259" table:condition="of:cell-content-is-in-list([.$A$6:.$A$135])">
          <table:error-message table:display="true" table:message-type="stop"/>
        </table:content-validation>
        <table:content-validation table:name="VAL-363" table:allow-empty-cell="true" table:display-list="unsorted" table:base-cell-address="$'卷制-上茄衣过程'.CQ263" table:condition="of:cell-content-is-in-list([.$A$6:.$A$135])">
          <table:error-message table:display="true" table:message-type="stop"/>
        </table:content-validation>
        <table:content-validation table:name="VAL-364" table:allow-empty-cell="true" table:display-list="unsorted" table:base-cell-address="$'卷制-上茄衣过程'.CQ267" table:condition="of:cell-content-is-in-list([.$A$6:.$A$135])">
          <table:error-message table:display="true" table:message-type="stop"/>
        </table:content-validation>
        <table:content-validation table:name="VAL-365" table:allow-empty-cell="true" table:display-list="unsorted" table:base-cell-address="$'卷制-上茄衣过程'.CQ271" table:condition="of:cell-content-is-in-list([.$A$6:.$A$135])">
          <table:error-message table:display="true" table:message-type="stop"/>
        </table:content-validation>
        <table:content-validation table:name="VAL-366" table:allow-empty-cell="true" table:display-list="unsorted" table:base-cell-address="$'卷制-上茄衣过程'.CQ275" table:condition="of:cell-content-is-in-list([.$A$6:.$A$135])">
          <table:error-message table:display="true" table:message-type="stop"/>
        </table:content-validation>
        <table:content-validation table:name="VAL-367" table:allow-empty-cell="true" table:display-list="unsorted" table:base-cell-address="$'卷制-上茄衣过程'.CQ279" table:condition="of:cell-content-is-in-list([.$A$6:.$A$135])">
          <table:error-message table:display="true" table:message-type="stop"/>
        </table:content-validation>
        <table:content-validation table:name="VAL-368" table:allow-empty-cell="true" table:display-list="unsorted" table:base-cell-address="$'卷制-上茄衣过程'.CQ283" table:condition="of:cell-content-is-in-list([.$A$6:.$A$135])">
          <table:error-message table:display="true" table:message-type="stop"/>
        </table:content-validation>
        <table:content-validation table:name="VAL-369" table:allow-empty-cell="true" table:display-list="unsorted" table:base-cell-address="$'卷制-上茄衣过程'.CQ287" table:condition="of:cell-content-is-in-list([.$A$6:.$A$135])">
          <table:error-message table:display="true" table:message-type="stop"/>
        </table:content-validation>
        <table:content-validation table:name="VAL-370" table:allow-empty-cell="true" table:display-list="unsorted" table:base-cell-address="$'卷制-上茄衣过程'.CQ291" table:condition="of:cell-content-is-in-list([.$A$6:.$A$135])">
          <table:error-message table:display="true" table:message-type="stop"/>
        </table:content-validation>
        <table:content-validation table:name="VAL-371" table:allow-empty-cell="true" table:display-list="unsorted" table:base-cell-address="$'卷制-上茄衣过程'.CQ295" table:condition="of:cell-content-is-in-list([.$A$6:.$A$135])">
          <table:error-message table:display="true" table:message-type="stop"/>
        </table:content-validation>
        <table:content-validation table:name="VAL-372" table:allow-empty-cell="true" table:display-list="unsorted" table:base-cell-address="$'卷制-上茄衣过程'.CQ299" table:condition="of:cell-content-is-in-list([.$A$6:.$A$135])">
          <table:error-message table:display="true" table:message-type="stop"/>
        </table:content-validation>
        <table:content-validation table:name="VAL-373" table:allow-empty-cell="true" table:display-list="unsorted" table:base-cell-address="$'卷制-上茄衣过程'.CQ303" table:condition="of:cell-content-is-in-list([.$A$6:.$A$135])">
          <table:error-message table:display="true" table:message-type="stop"/>
        </table:content-validation>
        <table:content-validation table:name="VAL-374" table:allow-empty-cell="true" table:display-list="unsorted" table:base-cell-address="$'卷制-上茄衣过程'.CQ307" table:condition="of:cell-content-is-in-list([.$A$6:.$A$135])">
          <table:error-message table:display="true" table:message-type="stop"/>
        </table:content-validation>
        <table:content-validation table:name="VAL-375" table:allow-empty-cell="true" table:display-list="unsorted" table:base-cell-address="$'卷制-上茄衣过程'.CQ311" table:condition="of:cell-content-is-in-list([.$A$6:.$A$135])">
          <table:error-message table:display="true" table:message-type="stop"/>
        </table:content-validation>
        <table:content-validation table:name="VAL-376" table:allow-empty-cell="true" table:display-list="unsorted" table:base-cell-address="$'卷制-上茄衣过程'.CQ315" table:condition="of:cell-content-is-in-list([.$A$6:.$A$135])">
          <table:error-message table:display="true" table:message-type="stop"/>
        </table:content-validation>
        <table:content-validation table:name="VAL-377" table:allow-empty-cell="true" table:display-list="unsorted" table:base-cell-address="$'卷制-上茄衣过程'.CQ319" table:condition="of:cell-content-is-in-list([.$A$6:.$A$135])">
          <table:error-message table:display="true" table:message-type="stop"/>
        </table:content-validation>
        <table:content-validation table:name="VAL-378" table:allow-empty-cell="true" table:display-list="unsorted" table:base-cell-address="$'卷制-上茄衣过程'.CQ323" table:condition="of:cell-content-is-in-list([.$A$6:.$A$135])">
          <table:error-message table:display="true" table:message-type="stop"/>
        </table:content-validation>
        <table:content-validation table:name="VAL-379" table:allow-empty-cell="true" table:display-list="unsorted" table:base-cell-address="$'卷制-上茄衣过程'.CQ327" table:condition="of:cell-content-is-in-list([.$A$6:.$A$135])">
          <table:error-message table:display="true" table:message-type="stop"/>
        </table:content-validation>
        <table:content-validation table:name="VAL-380" table:allow-empty-cell="true" table:display-list="unsorted" table:base-cell-address="$'卷制-上茄衣过程'.CQ331" table:condition="of:cell-content-is-in-list([.$A$6:.$A$135])">
          <table:error-message table:display="true" table:message-type="stop"/>
        </table:content-validation>
        <table:content-validation table:name="VAL-381" table:allow-empty-cell="true" table:display-list="unsorted" table:base-cell-address="$'卷制-上茄衣过程'.CQ335" table:condition="of:cell-content-is-in-list([.$A$6:.$A$135])">
          <table:error-message table:display="true" table:message-type="stop"/>
        </table:content-validation>
        <table:content-validation table:name="VAL-382" table:allow-empty-cell="true" table:display-list="unsorted" table:base-cell-address="$'卷制-上茄衣过程'.CQ339" table:condition="of:cell-content-is-in-list([.$A$6:.$A$135])">
          <table:error-message table:display="true" table:message-type="stop"/>
        </table:content-validation>
        <table:content-validation table:name="VAL-383" table:allow-empty-cell="true" table:display-list="unsorted" table:base-cell-address="$'卷制-上茄衣过程'.CQ343" table:condition="of:cell-content-is-in-list([.$A$6:.$A$135])">
          <table:error-message table:display="true" table:message-type="stop"/>
        </table:content-validation>
        <table:content-validation table:name="VAL-384" table:allow-empty-cell="true" table:display-list="unsorted" table:base-cell-address="$'卷制-上茄衣过程'.CQ347" table:condition="of:cell-content-is-in-list([.$A$6:.$A$135])">
          <table:error-message table:display="true" table:message-type="stop"/>
        </table:content-validation>
        <table:content-validation table:name="VAL-385" table:allow-empty-cell="true" table:display-list="unsorted" table:base-cell-address="$'卷制-上茄衣过程'.CQ351" table:condition="of:cell-content-is-in-list([.$A$6:.$A$135])">
          <table:error-message table:display="true" table:message-type="stop"/>
        </table:content-validation>
        <table:content-validation table:name="VAL-386" table:allow-empty-cell="true" table:display-list="unsorted" table:base-cell-address="$'卷制-上茄衣过程'.CQ355" table:condition="of:cell-content-is-in-list([.$A$6:.$A$135])">
          <table:error-message table:display="true" table:message-type="stop"/>
        </table:content-validation>
        <table:content-validation table:name="VAL-387" table:allow-empty-cell="true" table:display-list="unsorted" table:base-cell-address="$'卷制-上茄衣过程'.CQ359" table:condition="of:cell-content-is-in-list([.$A$6:.$A$135])">
          <table:error-message table:display="true" table:message-type="stop"/>
        </table:content-validation>
        <table:content-validation table:name="VAL-388" table:allow-empty-cell="true" table:display-list="unsorted" table:base-cell-address="$'卷制-上茄衣过程'.CQ363" table:condition="of:cell-content-is-in-list([.$A$6:.$A$135])">
          <table:error-message table:display="true" table:message-type="stop"/>
        </table:content-validation>
        <table:content-validation table:name="VAL-389" table:allow-empty-cell="true" table:display-list="unsorted" table:base-cell-address="$'卷制-上茄衣过程'.CQ367" table:condition="of:cell-content-is-in-list([.$A$6:.$A$135])">
          <table:error-message table:display="true" table:message-type="stop"/>
        </table:content-validation>
        <table:content-validation table:name="VAL-390" table:allow-empty-cell="true" table:display-list="unsorted" table:base-cell-address="$'卷制-上茄衣过程'.CQ371" table:condition="of:cell-content-is-in-list([.$A$6:.$A$135])">
          <table:error-message table:display="true" table:message-type="stop"/>
        </table:content-validation>
        <table:content-validation table:name="VAL-391" table:allow-empty-cell="true" table:display-list="unsorted" table:base-cell-address="$'卷制-上茄衣过程'.CQ375" table:condition="of:cell-content-is-in-list([.$A$6:.$A$135])">
          <table:error-message table:display="true" table:message-type="stop"/>
        </table:content-validation>
        <table:content-validation table:name="VAL-392" table:allow-empty-cell="true" table:display-list="unsorted" table:base-cell-address="$'卷制-上茄衣过程'.CQ379" table:condition="of:cell-content-is-in-list([.$A$6:.$A$135])">
          <table:error-message table:display="true" table:message-type="stop"/>
        </table:content-validation>
        <table:content-validation table:name="VAL-393" table:allow-empty-cell="true" table:display-list="unsorted" table:base-cell-address="$'卷制-上茄衣过程'.CQ383" table:condition="of:cell-content-is-in-list([.$A$6:.$A$135])">
          <table:error-message table:display="true" table:message-type="stop"/>
        </table:content-validation>
        <table:content-validation table:name="VAL-394" table:allow-empty-cell="true" table:display-list="unsorted" table:base-cell-address="$'卷制-上茄衣过程'.CQ387" table:condition="of:cell-content-is-in-list([.$A$6:.$A$135])">
          <table:error-message table:display="true" table:message-type="stop"/>
        </table:content-validation>
        <table:content-validation table:name="VAL-395" table:allow-empty-cell="true" table:display-list="unsorted" table:base-cell-address="$'卷制-上茄衣过程'.CQ391" table:condition="of:cell-content-is-in-list([.$A$6:.$A$135])">
          <table:error-message table:display="true" table:message-type="stop"/>
        </table:content-validation>
        <table:content-validation table:name="VAL-396" table:allow-empty-cell="true" table:display-list="unsorted" table:base-cell-address="$'卷制-上茄衣过程'.CQ395" table:condition="of:cell-content-is-in-list([.$A$6:.$A$135])">
          <table:error-message table:display="true" table:message-type="stop"/>
        </table:content-validation>
        <table:content-validation table:name="VAL-397" table:allow-empty-cell="true" table:display-list="unsorted" table:base-cell-address="$'卷制-上茄衣过程'.CQ399" table:condition="of:cell-content-is-in-list([.$A$6:.$A$135])">
          <table:error-message table:display="true" table:message-type="stop"/>
        </table:content-validation>
        <table:content-validation table:name="VAL-398" table:allow-empty-cell="true" table:display-list="unsorted" table:base-cell-address="$'卷制-上茄衣过程'.CQ403" table:condition="of:cell-content-is-in-list([.$A$6:.$A$135])">
          <table:error-message table:display="true" table:message-type="stop"/>
        </table:content-validation>
        <table:content-validation table:name="VAL-399" table:allow-empty-cell="true" table:display-list="unsorted" table:base-cell-address="$'卷制-上茄衣过程'.CQ407" table:condition="of:cell-content-is-in-list([.$A$6:.$A$135])">
          <table:error-message table:display="true" table:message-type="stop"/>
        </table:content-validation>
        <table:content-validation table:name="VAL-400" table:allow-empty-cell="true" table:display-list="unsorted" table:base-cell-address="$'卷制-上茄衣过程'.CQ411" table:condition="of:cell-content-is-in-list([.$A$6:.$A$135])">
          <table:error-message table:display="true" table:message-type="stop"/>
        </table:content-validation>
        <table:content-validation table:name="VAL-401" table:allow-empty-cell="true" table:display-list="unsorted" table:base-cell-address="$'卷制-上茄衣过程'.CQ415" table:condition="of:cell-content-is-in-list([.$A$6:.$A$135])">
          <table:error-message table:display="true" table:message-type="stop"/>
        </table:content-validation>
        <table:content-validation table:name="VAL-402" table:allow-empty-cell="true" table:display-list="unsorted" table:base-cell-address="$'卷制-上茄衣过程'.CQ419" table:condition="of:cell-content-is-in-list([.$A$6:.$A$135])">
          <table:error-message table:display="true" table:message-type="stop"/>
        </table:content-validation>
        <table:content-validation table:name="VAL-403" table:allow-empty-cell="true" table:display-list="unsorted" table:base-cell-address="$'卷制-上茄衣过程'.CQ423" table:condition="of:cell-content-is-in-list([.$A$6:.$A$135])">
          <table:error-message table:display="true" table:message-type="stop"/>
        </table:content-validation>
        <table:content-validation table:name="VAL-404" table:allow-empty-cell="true" table:display-list="unsorted" table:base-cell-address="$'卷制-上茄衣过程'.CQ427" table:condition="of:cell-content-is-in-list([.$A$6:.$A$135])">
          <table:error-message table:display="true" table:message-type="stop"/>
        </table:content-validation>
        <table:content-validation table:name="VAL-405" table:allow-empty-cell="true" table:display-list="unsorted" table:base-cell-address="$'卷制-上茄衣过程'.CQ431" table:condition="of:cell-content-is-in-list([.$A$6:.$A$135])">
          <table:error-message table:display="true" table:message-type="stop"/>
        </table:content-validation>
        <table:content-validation table:name="VAL-406" table:allow-empty-cell="true" table:display-list="unsorted" table:base-cell-address="$'卷制-上茄衣过程'.CQ435" table:condition="of:cell-content-is-in-list([.$A$6:.$A$135])">
          <table:error-message table:display="true" table:message-type="stop"/>
        </table:content-validation>
        <table:content-validation table:name="VAL-407" table:allow-empty-cell="true" table:display-list="unsorted" table:base-cell-address="$'卷制-上茄衣过程'.CQ439" table:condition="of:cell-content-is-in-list([.$A$6:.$A$135])">
          <table:error-message table:display="true" table:message-type="stop"/>
        </table:content-validation>
        <table:content-validation table:name="VAL-408" table:allow-empty-cell="true" table:display-list="unsorted" table:base-cell-address="$'卷制-上茄衣过程'.CQ443" table:condition="of:cell-content-is-in-list([.$A$6:.$A$135])">
          <table:error-message table:display="true" table:message-type="stop"/>
        </table:content-validation>
        <table:content-validation table:name="VAL-409" table:allow-empty-cell="true" table:display-list="unsorted" table:base-cell-address="$'卷制-上茄衣过程'.CQ447" table:condition="of:cell-content-is-in-list([.$A$6:.$A$135])">
          <table:error-message table:display="true" table:message-type="stop"/>
        </table:content-validation>
        <table:content-validation table:name="VAL-410" table:allow-empty-cell="true" table:display-list="unsorted" table:base-cell-address="$'卷制-上茄衣过程'.CQ451" table:condition="of:cell-content-is-in-list([.$A$6:.$A$135])">
          <table:error-message table:display="true" table:message-type="stop"/>
        </table:content-validation>
        <table:content-validation table:name="VAL-411" table:allow-empty-cell="true" table:display-list="unsorted" table:base-cell-address="$'卷制-上茄衣过程'.CQ455" table:condition="of:cell-content-is-in-list([.$A$6:.$A$135])">
          <table:error-message table:display="true" table:message-type="stop"/>
        </table:content-validation>
        <table:content-validation table:name="VAL-412" table:allow-empty-cell="true" table:display-list="unsorted" table:base-cell-address="$'卷制-上茄衣过程'.CQ459" table:condition="of:cell-content-is-in-list([.$A$6:.$A$135])">
          <table:error-message table:display="true" table:message-type="stop"/>
        </table:content-validation>
        <table:content-validation table:name="VAL-413" table:allow-empty-cell="true" table:display-list="unsorted" table:base-cell-address="$'卷制-上茄衣过程'.CQ463" table:condition="of:cell-content-is-in-list([.$A$6:.$A$135])">
          <table:error-message table:display="true" table:message-type="stop"/>
        </table:content-validation>
        <table:content-validation table:name="VAL-414" table:allow-empty-cell="true" table:display-list="unsorted" table:base-cell-address="$'卷制-上茄衣过程'.CQ467" table:condition="of:cell-content-is-in-list([.$A$6:.$A$135])">
          <table:error-message table:display="true" table:message-type="stop"/>
        </table:content-validation>
        <table:content-validation table:name="VAL-415" table:allow-empty-cell="true" table:display-list="unsorted" table:base-cell-address="$'卷制-上茄衣过程'.CQ471" table:condition="of:cell-content-is-in-list([.$A$6:.$A$135])">
          <table:error-message table:display="true" table:message-type="stop"/>
        </table:content-validation>
        <table:content-validation table:name="VAL-416" table:allow-empty-cell="true" table:display-list="unsorted" table:base-cell-address="$'卷制-上茄衣过程'.CQ475" table:condition="of:cell-content-is-in-list([.$A$6:.$A$135])">
          <table:error-message table:display="true" table:message-type="stop"/>
        </table:content-validation>
        <table:content-validation table:name="VAL-417" table:allow-empty-cell="true" table:display-list="unsorted" table:base-cell-address="$'卷制-上茄衣过程'.CQ479" table:condition="of:cell-content-is-in-list([.$A$6:.$A$135])">
          <table:error-message table:display="true" table:message-type="stop"/>
        </table:content-validation>
        <table:content-validation table:name="VAL-418" table:allow-empty-cell="true" table:display-list="unsorted" table:base-cell-address="$'卷制-上茄衣过程'.CQ483" table:condition="of:cell-content-is-in-list([.$A$6:.$A$135])">
          <table:error-message table:display="true" table:message-type="stop"/>
        </table:content-validation>
        <table:content-validation table:name="VAL-419" table:allow-empty-cell="true" table:display-list="unsorted" table:base-cell-address="$'卷制-上茄衣过程'.CQ487" table:condition="of:cell-content-is-in-list([.$A$6:.$A$135])">
          <table:error-message table:display="true" table:message-type="stop"/>
        </table:content-validation>
        <table:content-validation table:name="VAL-420" table:allow-empty-cell="true" table:display-list="unsorted" table:base-cell-address="$'卷制-上茄衣过程'.CQ491" table:condition="of:cell-content-is-in-list([.$A$6:.$A$135])">
          <table:error-message table:display="true" table:message-type="stop"/>
        </table:content-validation>
        <table:content-validation table:name="VAL-421" table:allow-empty-cell="true" table:display-list="unsorted" table:base-cell-address="$'卷制-上茄衣过程'.CQ495" table:condition="of:cell-content-is-in-list([.$A$6:.$A$135])">
          <table:error-message table:display="true" table:message-type="stop"/>
        </table:content-validation>
        <table:content-validation table:name="VAL-422" table:allow-empty-cell="true" table:display-list="unsorted" table:base-cell-address="$'卷制-上茄衣过程'.CQ499" table:condition="of:cell-content-is-in-list([.$A$6:.$A$135])">
          <table:error-message table:display="true" table:message-type="stop"/>
        </table:content-validation>
        <table:content-validation table:name="VAL-423" table:allow-empty-cell="true" table:display-list="unsorted" table:base-cell-address="$'卷制-上茄衣过程'.CQ503" table:condition="of:cell-content-is-in-list([.$A$6:.$A$135])">
          <table:error-message table:display="true" table:message-type="stop"/>
        </table:content-validation>
        <table:content-validation table:name="VAL-424" table:allow-empty-cell="true" table:display-list="unsorted" table:base-cell-address="$'卷制-上茄衣过程'.CQ507" table:condition="of:cell-content-is-in-list([.$A$6:.$A$135])">
          <table:error-message table:display="true" table:message-type="stop"/>
        </table:content-validation>
        <table:content-validation table:name="VAL-425" table:allow-empty-cell="true" table:display-list="unsorted" table:base-cell-address="$'卷制-上茄衣过程'.CQ511" table:condition="of:cell-content-is-in-list([.$A$6:.$A$135])">
          <table:error-message table:display="true" table:message-type="stop"/>
        </table:content-validation>
        <table:content-validation table:name="VAL-426" table:allow-empty-cell="true" table:display-list="unsorted" table:base-cell-address="$'卷制-上茄衣过程'.CQ515" table:condition="of:cell-content-is-in-list([.$A$6:.$A$135])">
          <table:error-message table:display="true" table:message-type="stop"/>
        </table:content-validation>
        <table:content-validation table:name="VAL-427" table:allow-empty-cell="true" table:display-list="unsorted" table:base-cell-address="$'卷制-上茄衣过程'.CQ519" table:condition="of:cell-content-is-in-list([.$A$6:.$A$135])">
          <table:error-message table:display="true" table:message-type="stop"/>
        </table:content-validation>
        <table:content-validation table:name="VAL-428" table:allow-empty-cell="true" table:display-list="unsorted" table:base-cell-address="$'卷制-上茄衣过程'.CQ523" table:condition="of:cell-content-is-in-list([.$A$6:.$A$135])">
          <table:error-message table:display="true" table:message-type="stop"/>
        </table:content-validation>
        <table:content-validation table:name="VAL-429" table:allow-empty-cell="true" table:display-list="unsorted" table:base-cell-address="$'卷制-上茄衣过程'.CQ527" table:condition="of:cell-content-is-in-list([.$A$6:.$A$135])">
          <table:error-message table:display="true" table:message-type="stop"/>
        </table:content-validation>
        <table:content-validation table:name="VAL-430" table:allow-empty-cell="true" table:display-list="unsorted" table:base-cell-address="$'卷制-上茄衣过程'.CQ531" table:condition="of:cell-content-is-in-list([.$A$6:.$A$135])">
          <table:error-message table:display="true" table:message-type="stop"/>
        </table:content-validation>
        <table:content-validation table:name="VAL-431" table:allow-empty-cell="true" table:display-list="unsorted" table:base-cell-address="$'卷制-上茄衣过程'.CQ535" table:condition="of:cell-content-is-in-list([.$A$6:.$A$135])">
          <table:error-message table:display="true" table:message-type="stop"/>
        </table:content-validation>
        <table:content-validation table:name="VAL-432" table:allow-empty-cell="true" table:display-list="unsorted" table:base-cell-address="$'卷制-上茄衣过程'.CQ539" table:condition="of:cell-content-is-in-list([.$A$6:.$A$135])">
          <table:error-message table:display="true" table:message-type="stop"/>
        </table:content-validation>
        <table:content-validation table:name="VAL-433" table:allow-empty-cell="true" table:display-list="unsorted" table:base-cell-address="$'卷制-上茄衣过程'.CQ543" table:condition="of:cell-content-is-in-list([.$A$6:.$A$135])">
          <table:error-message table:display="true" table:message-type="stop"/>
        </table:content-validation>
        <table:content-validation table:name="VAL-434" table:allow-empty-cell="true" table:display-list="unsorted" table:base-cell-address="$'卷制-上茄衣过程'.CQ547" table:condition="of:cell-content-is-in-list([.$A$6:.$A$135])">
          <table:error-message table:display="true" table:message-type="stop"/>
        </table:content-validation>
        <table:content-validation table:name="VAL-435" table:allow-empty-cell="true" table:display-list="unsorted" table:base-cell-address="$'卷制-上茄衣过程'.CQ551" table:condition="of:cell-content-is-in-list([.$A$6:.$A$135])">
          <table:error-message table:display="true" table:message-type="stop"/>
        </table:content-validation>
        <table:content-validation table:name="VAL-436" table:allow-empty-cell="true" table:display-list="unsorted" table:base-cell-address="$'卷制-上茄衣过程'.CQ555" table:condition="of:cell-content-is-in-list([.$A$6:.$A$135])">
          <table:error-message table:display="true" table:message-type="stop"/>
        </table:content-validation>
        <table:content-validation table:name="VAL-437" table:allow-empty-cell="true" table:display-list="unsorted" table:base-cell-address="$'卷制-上茄衣过程'.CQ559" table:condition="of:cell-content-is-in-list([.$A$6:.$A$135])">
          <table:error-message table:display="true" table:message-type="stop"/>
        </table:content-validation>
        <table:content-validation table:name="VAL-438" table:allow-empty-cell="true" table:display-list="unsorted" table:base-cell-address="$'卷制-上茄衣过程'.CQ563" table:condition="of:cell-content-is-in-list([.$A$6:.$A$135])">
          <table:error-message table:display="true" table:message-type="stop"/>
        </table:content-validation>
        <table:content-validation table:name="VAL-439" table:allow-empty-cell="true" table:display-list="unsorted" table:base-cell-address="$'卷制-上茄衣过程'.CQ567" table:condition="of:cell-content-is-in-list([.$A$6:.$A$135])">
          <table:error-message table:display="true" table:message-type="stop"/>
        </table:content-validation>
        <table:content-validation table:name="VAL-440" table:allow-empty-cell="true" table:display-list="unsorted" table:base-cell-address="$'卷制-上茄衣过程'.CQ571" table:condition="of:cell-content-is-in-list([.$A$6:.$A$135])">
          <table:error-message table:display="true" table:message-type="stop"/>
        </table:content-validation>
        <table:content-validation table:name="VAL-441" table:allow-empty-cell="true" table:display-list="unsorted" table:base-cell-address="$'卷制-上茄衣过程'.CQ575" table:condition="of:cell-content-is-in-list([.$A$6:.$A$135])">
          <table:error-message table:display="true" table:message-type="stop"/>
        </table:content-validation>
        <table:content-validation table:name="VAL-442" table:allow-empty-cell="true" table:display-list="unsorted" table:base-cell-address="$'卷制-上茄衣过程'.CQ579" table:condition="of:cell-content-is-in-list([.$A$6:.$A$135])">
          <table:error-message table:display="true" table:message-type="stop"/>
        </table:content-validation>
        <table:content-validation table:name="VAL-443" table:allow-empty-cell="true" table:display-list="unsorted" table:base-cell-address="$'卷制-上茄衣过程'.CQ583" table:condition="of:cell-content-is-in-list([.$A$6:.$A$135])">
          <table:error-message table:display="true" table:message-type="stop"/>
        </table:content-validation>
        <table:content-validation table:name="VAL-444" table:allow-empty-cell="true" table:display-list="unsorted" table:base-cell-address="$'卷制-上茄衣过程'.CQ587" table:condition="of:cell-content-is-in-list([.$A$6:.$A$135])">
          <table:error-message table:display="true" table:message-type="stop"/>
        </table:content-validation>
        <table:content-validation table:name="VAL-445" table:allow-empty-cell="true" table:display-list="unsorted" table:base-cell-address="$'卷制-上茄衣过程'.CQ591" table:condition="of:cell-content-is-in-list([.$A$6:.$A$135])">
          <table:error-message table:display="true" table:message-type="stop"/>
        </table:content-validation>
        <table:content-validation table:name="VAL-446" table:allow-empty-cell="true" table:display-list="unsorted" table:base-cell-address="$'卷制-上茄衣过程'.CQ595" table:condition="of:cell-content-is-in-list([.$A$6:.$A$135])">
          <table:error-message table:display="true" table:message-type="stop"/>
        </table:content-validation>
        <table:content-validation table:name="VAL-447" table:allow-empty-cell="true" table:display-list="unsorted" table:base-cell-address="$'卷制-上茄衣过程'.CQ599" table:condition="of:cell-content-is-in-list([.$A$6:.$A$135])">
          <table:error-message table:display="true" table:message-type="stop"/>
        </table:content-validation>
        <table:content-validation table:name="VAL-448" table:allow-empty-cell="true" table:display-list="unsorted" table:base-cell-address="$'卷制-上茄衣过程'.CQ603" table:condition="of:cell-content-is-in-list([.$A$6:.$A$135])">
          <table:error-message table:display="true" table:message-type="stop"/>
        </table:content-validation>
        <table:content-validation table:name="VAL-449" table:allow-empty-cell="true" table:display-list="unsorted" table:base-cell-address="$'卷制-上茄衣过程'.CQ607" table:condition="of:cell-content-is-in-list([.$A$6:.$A$135])">
          <table:error-message table:display="true" table:message-type="stop"/>
        </table:content-validation>
        <table:content-validation table:name="VAL-450" table:allow-empty-cell="true" table:display-list="unsorted" table:base-cell-address="$'卷制-上茄衣过程'.DY11" table:condition="of:cell-content-is-in-list([.$B$6:.$B$14])">
          <table:error-message table:display="true" table:message-type="stop"/>
        </table:content-validation>
        <table:content-validation table:name="VAL-451" table:allow-empty-cell="true" table:display-list="unsorted" table:base-cell-address="$'卷制-上茄衣过程'.DY15" table:condition="of:cell-content-is-in-list([.$B$6:.$B$14])">
          <table:error-message table:display="true" table:message-type="stop"/>
        </table:content-validation>
        <table:content-validation table:name="VAL-452" table:allow-empty-cell="true" table:display-list="unsorted" table:base-cell-address="$'卷制-上茄衣过程'.DY19" table:condition="of:cell-content-is-in-list([.$B$6:.$B$14])">
          <table:error-message table:display="true" table:message-type="stop"/>
        </table:content-validation>
        <table:content-validation table:name="VAL-453" table:allow-empty-cell="true" table:display-list="unsorted" table:base-cell-address="$'卷制-上茄衣过程'.DY23" table:condition="of:cell-content-is-in-list([.$B$6:.$B$14])">
          <table:error-message table:display="true" table:message-type="stop"/>
        </table:content-validation>
        <table:content-validation table:name="VAL-454" table:allow-empty-cell="true" table:display-list="unsorted" table:base-cell-address="$'卷制-上茄衣过程'.DY27" table:condition="of:cell-content-is-in-list([.$B$6:.$B$14])">
          <table:error-message table:display="true" table:message-type="stop"/>
        </table:content-validation>
        <table:content-validation table:name="VAL-455" table:allow-empty-cell="true" table:display-list="unsorted" table:base-cell-address="$'卷制-上茄衣过程'.DY31" table:condition="of:cell-content-is-in-list([.$B$6:.$B$14])">
          <table:error-message table:display="true" table:message-type="stop"/>
        </table:content-validation>
        <table:content-validation table:name="VAL-456" table:allow-empty-cell="true" table:display-list="unsorted" table:base-cell-address="$'卷制-上茄衣过程'.DY35" table:condition="of:cell-content-is-in-list([.$B$6:.$B$14])">
          <table:error-message table:display="true" table:message-type="stop"/>
        </table:content-validation>
        <table:content-validation table:name="VAL-457" table:allow-empty-cell="true" table:display-list="unsorted" table:base-cell-address="$'卷制-上茄衣过程'.DY39" table:condition="of:cell-content-is-in-list([.$B$6:.$B$14])">
          <table:error-message table:display="true" table:message-type="stop"/>
        </table:content-validation>
        <table:content-validation table:name="VAL-458" table:allow-empty-cell="true" table:display-list="unsorted" table:base-cell-address="$'卷制-上茄衣过程'.DY43" table:condition="of:cell-content-is-in-list([.$B$6:.$B$14])">
          <table:error-message table:display="true" table:message-type="stop"/>
        </table:content-validation>
        <table:content-validation table:name="VAL-459" table:allow-empty-cell="true" table:display-list="unsorted" table:base-cell-address="$'卷制-上茄衣过程'.DY47" table:condition="of:cell-content-is-in-list([.$B$6:.$B$14])">
          <table:error-message table:display="true" table:message-type="stop"/>
        </table:content-validation>
        <table:content-validation table:name="VAL-460" table:allow-empty-cell="true" table:display-list="unsorted" table:base-cell-address="$'卷制-上茄衣过程'.DY51" table:condition="of:cell-content-is-in-list([.$B$6:.$B$14])">
          <table:error-message table:display="true" table:message-type="stop"/>
        </table:content-validation>
        <table:content-validation table:name="VAL-461" table:allow-empty-cell="true" table:display-list="unsorted" table:base-cell-address="$'卷制-上茄衣过程'.DY55" table:condition="of:cell-content-is-in-list([.$B$6:.$B$14])">
          <table:error-message table:display="true" table:message-type="stop"/>
        </table:content-validation>
        <table:content-validation table:name="VAL-462" table:allow-empty-cell="true" table:display-list="unsorted" table:base-cell-address="$'卷制-上茄衣过程'.DY59" table:condition="of:cell-content-is-in-list([.$B$6:.$B$14])">
          <table:error-message table:display="true" table:message-type="stop"/>
        </table:content-validation>
        <table:content-validation table:name="VAL-463" table:allow-empty-cell="true" table:display-list="unsorted" table:base-cell-address="$'卷制-上茄衣过程'.DY63" table:condition="of:cell-content-is-in-list([.$B$6:.$B$14])">
          <table:error-message table:display="true" table:message-type="stop"/>
        </table:content-validation>
        <table:content-validation table:name="VAL-464" table:allow-empty-cell="true" table:display-list="unsorted" table:base-cell-address="$'卷制-上茄衣过程'.DY67" table:condition="of:cell-content-is-in-list([.$B$6:.$B$14])">
          <table:error-message table:display="true" table:message-type="stop"/>
        </table:content-validation>
        <table:content-validation table:name="VAL-465" table:allow-empty-cell="true" table:display-list="unsorted" table:base-cell-address="$'卷制-上茄衣过程'.DY71" table:condition="of:cell-content-is-in-list([.$B$6:.$B$14])">
          <table:error-message table:display="true" table:message-type="stop"/>
        </table:content-validation>
        <table:content-validation table:name="VAL-466" table:allow-empty-cell="true" table:display-list="unsorted" table:base-cell-address="$'卷制-上茄衣过程'.DY75" table:condition="of:cell-content-is-in-list([.$B$6:.$B$14])">
          <table:error-message table:display="true" table:message-type="stop"/>
        </table:content-validation>
        <table:content-validation table:name="VAL-467" table:allow-empty-cell="true" table:display-list="unsorted" table:base-cell-address="$'卷制-上茄衣过程'.DY79" table:condition="of:cell-content-is-in-list([.$B$6:.$B$14])">
          <table:error-message table:display="true" table:message-type="stop"/>
        </table:content-validation>
        <table:content-validation table:name="VAL-468" table:allow-empty-cell="true" table:display-list="unsorted" table:base-cell-address="$'卷制-上茄衣过程'.DY83" table:condition="of:cell-content-is-in-list([.$B$6:.$B$14])">
          <table:error-message table:display="true" table:message-type="stop"/>
        </table:content-validation>
        <table:content-validation table:name="VAL-469" table:allow-empty-cell="true" table:display-list="unsorted" table:base-cell-address="$'卷制-上茄衣过程'.DY87" table:condition="of:cell-content-is-in-list([.$B$6:.$B$14])">
          <table:error-message table:display="true" table:message-type="stop"/>
        </table:content-validation>
        <table:content-validation table:name="VAL-470" table:allow-empty-cell="true" table:display-list="unsorted" table:base-cell-address="$'卷制-上茄衣过程'.DY91" table:condition="of:cell-content-is-in-list([.$B$6:.$B$14])">
          <table:error-message table:display="true" table:message-type="stop"/>
        </table:content-validation>
        <table:content-validation table:name="VAL-471" table:allow-empty-cell="true" table:display-list="unsorted" table:base-cell-address="$'卷制-上茄衣过程'.DY95" table:condition="of:cell-content-is-in-list([.$B$6:.$B$14])">
          <table:error-message table:display="true" table:message-type="stop"/>
        </table:content-validation>
        <table:content-validation table:name="VAL-472" table:allow-empty-cell="true" table:display-list="unsorted" table:base-cell-address="$'卷制-上茄衣过程'.DY99" table:condition="of:cell-content-is-in-list([.$B$6:.$B$14])">
          <table:error-message table:display="true" table:message-type="stop"/>
        </table:content-validation>
        <table:content-validation table:name="VAL-473" table:allow-empty-cell="true" table:display-list="unsorted" table:base-cell-address="$'卷制-上茄衣过程'.DY103" table:condition="of:cell-content-is-in-list([.$B$6:.$B$14])">
          <table:error-message table:display="true" table:message-type="stop"/>
        </table:content-validation>
        <table:content-validation table:name="VAL-474" table:allow-empty-cell="true" table:display-list="unsorted" table:base-cell-address="$'卷制-上茄衣过程'.DY107" table:condition="of:cell-content-is-in-list([.$B$6:.$B$14])">
          <table:error-message table:display="true" table:message-type="stop"/>
        </table:content-validation>
        <table:content-validation table:name="VAL-475" table:allow-empty-cell="true" table:display-list="unsorted" table:base-cell-address="$'卷制-上茄衣过程'.DY111" table:condition="of:cell-content-is-in-list([.$B$6:.$B$14])">
          <table:error-message table:display="true" table:message-type="stop"/>
        </table:content-validation>
        <table:content-validation table:name="VAL-476" table:allow-empty-cell="true" table:display-list="unsorted" table:base-cell-address="$'卷制-上茄衣过程'.DY115" table:condition="of:cell-content-is-in-list([.$B$6:.$B$14])">
          <table:error-message table:display="true" table:message-type="stop"/>
        </table:content-validation>
        <table:content-validation table:name="VAL-477" table:allow-empty-cell="true" table:display-list="unsorted" table:base-cell-address="$'卷制-上茄衣过程'.DY119" table:condition="of:cell-content-is-in-list([.$B$6:.$B$14])">
          <table:error-message table:display="true" table:message-type="stop"/>
        </table:content-validation>
        <table:content-validation table:name="VAL-478" table:allow-empty-cell="true" table:display-list="unsorted" table:base-cell-address="$'卷制-上茄衣过程'.DY123" table:condition="of:cell-content-is-in-list([.$B$6:.$B$14])">
          <table:error-message table:display="true" table:message-type="stop"/>
        </table:content-validation>
        <table:content-validation table:name="VAL-479" table:allow-empty-cell="true" table:display-list="unsorted" table:base-cell-address="$'卷制-上茄衣过程'.DY127" table:condition="of:cell-content-is-in-list([.$B$6:.$B$14])">
          <table:error-message table:display="true" table:message-type="stop"/>
        </table:content-validation>
        <table:content-validation table:name="VAL-480" table:allow-empty-cell="true" table:display-list="unsorted" table:base-cell-address="$'卷制-上茄衣过程'.DY131" table:condition="of:cell-content-is-in-list([.$B$6:.$B$14])">
          <table:error-message table:display="true" table:message-type="stop"/>
        </table:content-validation>
        <table:content-validation table:name="VAL-481" table:allow-empty-cell="true" table:display-list="unsorted" table:base-cell-address="$'卷制-上茄衣过程'.DY135" table:condition="of:cell-content-is-in-list([.$B$6:.$B$14])">
          <table:error-message table:display="true" table:message-type="stop"/>
        </table:content-validation>
        <table:content-validation table:name="VAL-482" table:allow-empty-cell="true" table:display-list="unsorted" table:base-cell-address="$'卷制-上茄衣过程'.DY139" table:condition="of:cell-content-is-in-list([.$B$6:.$B$14])">
          <table:error-message table:display="true" table:message-type="stop"/>
        </table:content-validation>
        <table:content-validation table:name="VAL-483" table:allow-empty-cell="true" table:display-list="unsorted" table:base-cell-address="$'卷制-上茄衣过程'.DY143" table:condition="of:cell-content-is-in-list([.$B$6:.$B$14])">
          <table:error-message table:display="true" table:message-type="stop"/>
        </table:content-validation>
        <table:content-validation table:name="VAL-484" table:allow-empty-cell="true" table:display-list="unsorted" table:base-cell-address="$'卷制-上茄衣过程'.DY147" table:condition="of:cell-content-is-in-list([.$B$6:.$B$14])">
          <table:error-message table:display="true" table:message-type="stop"/>
        </table:content-validation>
        <table:content-validation table:name="VAL-485" table:allow-empty-cell="true" table:display-list="unsorted" table:base-cell-address="$'卷制-上茄衣过程'.DY151" table:condition="of:cell-content-is-in-list([.$B$6:.$B$14])">
          <table:error-message table:display="true" table:message-type="stop"/>
        </table:content-validation>
        <table:content-validation table:name="VAL-486" table:allow-empty-cell="true" table:display-list="unsorted" table:base-cell-address="$'卷制-上茄衣过程'.DY155" table:condition="of:cell-content-is-in-list([.$B$6:.$B$14])">
          <table:error-message table:display="true" table:message-type="stop"/>
        </table:content-validation>
        <table:content-validation table:name="VAL-487" table:allow-empty-cell="true" table:display-list="unsorted" table:base-cell-address="$'卷制-上茄衣过程'.DY159" table:condition="of:cell-content-is-in-list([.$B$6:.$B$14])">
          <table:error-message table:display="true" table:message-type="stop"/>
        </table:content-validation>
        <table:content-validation table:name="VAL-488" table:allow-empty-cell="true" table:display-list="unsorted" table:base-cell-address="$'卷制-上茄衣过程'.DY163" table:condition="of:cell-content-is-in-list([.$B$6:.$B$14])">
          <table:error-message table:display="true" table:message-type="stop"/>
        </table:content-validation>
        <table:content-validation table:name="VAL-489" table:allow-empty-cell="true" table:display-list="unsorted" table:base-cell-address="$'卷制-上茄衣过程'.DY167" table:condition="of:cell-content-is-in-list([.$B$6:.$B$14])">
          <table:error-message table:display="true" table:message-type="stop"/>
        </table:content-validation>
        <table:content-validation table:name="VAL-490" table:allow-empty-cell="true" table:display-list="unsorted" table:base-cell-address="$'卷制-上茄衣过程'.DY171" table:condition="of:cell-content-is-in-list([.$B$6:.$B$14])">
          <table:error-message table:display="true" table:message-type="stop"/>
        </table:content-validation>
        <table:content-validation table:name="VAL-491" table:allow-empty-cell="true" table:display-list="unsorted" table:base-cell-address="$'卷制-上茄衣过程'.DY175" table:condition="of:cell-content-is-in-list([.$B$6:.$B$14])">
          <table:error-message table:display="true" table:message-type="stop"/>
        </table:content-validation>
        <table:content-validation table:name="VAL-492" table:allow-empty-cell="true" table:display-list="unsorted" table:base-cell-address="$'卷制-上茄衣过程'.DY179" table:condition="of:cell-content-is-in-list([.$B$6:.$B$14])">
          <table:error-message table:display="true" table:message-type="stop"/>
        </table:content-validation>
        <table:content-validation table:name="VAL-493" table:allow-empty-cell="true" table:display-list="unsorted" table:base-cell-address="$'卷制-上茄衣过程'.DY183" table:condition="of:cell-content-is-in-list([.$B$6:.$B$14])">
          <table:error-message table:display="true" table:message-type="stop"/>
        </table:content-validation>
        <table:content-validation table:name="VAL-494" table:allow-empty-cell="true" table:display-list="unsorted" table:base-cell-address="$'卷制-上茄衣过程'.DY187" table:condition="of:cell-content-is-in-list([.$B$6:.$B$14])">
          <table:error-message table:display="true" table:message-type="stop"/>
        </table:content-validation>
        <table:content-validation table:name="VAL-495" table:allow-empty-cell="true" table:display-list="unsorted" table:base-cell-address="$'卷制-上茄衣过程'.DY191" table:condition="of:cell-content-is-in-list([.$B$6:.$B$14])">
          <table:error-message table:display="true" table:message-type="stop"/>
        </table:content-validation>
        <table:content-validation table:name="VAL-496" table:allow-empty-cell="true" table:display-list="unsorted" table:base-cell-address="$'卷制-上茄衣过程'.DY195" table:condition="of:cell-content-is-in-list([.$B$6:.$B$14])">
          <table:error-message table:display="true" table:message-type="stop"/>
        </table:content-validation>
        <table:content-validation table:name="VAL-497" table:allow-empty-cell="true" table:display-list="unsorted" table:base-cell-address="$'卷制-上茄衣过程'.DY199" table:condition="of:cell-content-is-in-list([.$B$6:.$B$14])">
          <table:error-message table:display="true" table:message-type="stop"/>
        </table:content-validation>
        <table:content-validation table:name="VAL-498" table:allow-empty-cell="true" table:display-list="unsorted" table:base-cell-address="$'卷制-上茄衣过程'.DY203" table:condition="of:cell-content-is-in-list([.$B$6:.$B$14])">
          <table:error-message table:display="true" table:message-type="stop"/>
        </table:content-validation>
        <table:content-validation table:name="VAL-499" table:allow-empty-cell="true" table:display-list="unsorted" table:base-cell-address="$'卷制-上茄衣过程'.DY207" table:condition="of:cell-content-is-in-list([.$B$6:.$B$14])">
          <table:error-message table:display="true" table:message-type="stop"/>
        </table:content-validation>
        <table:content-validation table:name="VAL-500" table:allow-empty-cell="true" table:display-list="unsorted" table:base-cell-address="$'卷制-上茄衣过程'.DY211" table:condition="of:cell-content-is-in-list([.$B$6:.$B$14])">
          <table:error-message table:display="true" table:message-type="stop"/>
        </table:content-validation>
        <table:content-validation table:name="VAL-501" table:allow-empty-cell="true" table:display-list="unsorted" table:base-cell-address="$'卷制-上茄衣过程'.DY215" table:condition="of:cell-content-is-in-list([.$B$6:.$B$14])">
          <table:error-message table:display="true" table:message-type="stop"/>
        </table:content-validation>
        <table:content-validation table:name="VAL-502" table:allow-empty-cell="true" table:display-list="unsorted" table:base-cell-address="$'卷制-上茄衣过程'.DY219" table:condition="of:cell-content-is-in-list([.$B$6:.$B$14])">
          <table:error-message table:display="true" table:message-type="stop"/>
        </table:content-validation>
        <table:content-validation table:name="VAL-503" table:allow-empty-cell="true" table:display-list="unsorted" table:base-cell-address="$'卷制-上茄衣过程'.DY223" table:condition="of:cell-content-is-in-list([.$B$6:.$B$14])">
          <table:error-message table:display="true" table:message-type="stop"/>
        </table:content-validation>
        <table:content-validation table:name="VAL-504" table:allow-empty-cell="true" table:display-list="unsorted" table:base-cell-address="$'卷制-上茄衣过程'.DY227" table:condition="of:cell-content-is-in-list([.$B$6:.$B$14])">
          <table:error-message table:display="true" table:message-type="stop"/>
        </table:content-validation>
        <table:content-validation table:name="VAL-505" table:allow-empty-cell="true" table:display-list="unsorted" table:base-cell-address="$'卷制-上茄衣过程'.DY231" table:condition="of:cell-content-is-in-list([.$B$6:.$B$14])">
          <table:error-message table:display="true" table:message-type="stop"/>
        </table:content-validation>
        <table:content-validation table:name="VAL-506" table:allow-empty-cell="true" table:display-list="unsorted" table:base-cell-address="$'卷制-上茄衣过程'.DY235" table:condition="of:cell-content-is-in-list([.$B$6:.$B$14])">
          <table:error-message table:display="true" table:message-type="stop"/>
        </table:content-validation>
        <table:content-validation table:name="VAL-507" table:allow-empty-cell="true" table:display-list="unsorted" table:base-cell-address="$'卷制-上茄衣过程'.DY239" table:condition="of:cell-content-is-in-list([.$B$6:.$B$14])">
          <table:error-message table:display="true" table:message-type="stop"/>
        </table:content-validation>
        <table:content-validation table:name="VAL-508" table:allow-empty-cell="true" table:display-list="unsorted" table:base-cell-address="$'卷制-上茄衣过程'.DY243" table:condition="of:cell-content-is-in-list([.$B$6:.$B$14])">
          <table:error-message table:display="true" table:message-type="stop"/>
        </table:content-validation>
        <table:content-validation table:name="VAL-509" table:allow-empty-cell="true" table:display-list="unsorted" table:base-cell-address="$'卷制-上茄衣过程'.DY247" table:condition="of:cell-content-is-in-list([.$B$6:.$B$14])">
          <table:error-message table:display="true" table:message-type="stop"/>
        </table:content-validation>
        <table:content-validation table:name="VAL-510" table:allow-empty-cell="true" table:display-list="unsorted" table:base-cell-address="$'卷制-上茄衣过程'.DY251" table:condition="of:cell-content-is-in-list([.$B$6:.$B$14])">
          <table:error-message table:display="true" table:message-type="stop"/>
        </table:content-validation>
        <table:content-validation table:name="VAL-511" table:allow-empty-cell="true" table:display-list="unsorted" table:base-cell-address="$'卷制-上茄衣过程'.DY255" table:condition="of:cell-content-is-in-list([.$B$6:.$B$14])">
          <table:error-message table:display="true" table:message-type="stop"/>
        </table:content-validation>
        <table:content-validation table:name="VAL-512" table:allow-empty-cell="true" table:display-list="unsorted" table:base-cell-address="$'卷制-上茄衣过程'.DY259" table:condition="of:cell-content-is-in-list([.$B$6:.$B$14])">
          <table:error-message table:display="true" table:message-type="stop"/>
        </table:content-validation>
        <table:content-validation table:name="VAL-513" table:allow-empty-cell="true" table:display-list="unsorted" table:base-cell-address="$'卷制-上茄衣过程'.DY263" table:condition="of:cell-content-is-in-list([.$B$6:.$B$14])">
          <table:error-message table:display="true" table:message-type="stop"/>
        </table:content-validation>
        <table:content-validation table:name="VAL-514" table:allow-empty-cell="true" table:display-list="unsorted" table:base-cell-address="$'卷制-上茄衣过程'.DY267" table:condition="of:cell-content-is-in-list([.$B$6:.$B$14])">
          <table:error-message table:display="true" table:message-type="stop"/>
        </table:content-validation>
        <table:content-validation table:name="VAL-515" table:allow-empty-cell="true" table:display-list="unsorted" table:base-cell-address="$'卷制-上茄衣过程'.DY271" table:condition="of:cell-content-is-in-list([.$B$6:.$B$14])">
          <table:error-message table:display="true" table:message-type="stop"/>
        </table:content-validation>
        <table:content-validation table:name="VAL-516" table:allow-empty-cell="true" table:display-list="unsorted" table:base-cell-address="$'卷制-上茄衣过程'.DY275" table:condition="of:cell-content-is-in-list([.$B$6:.$B$14])">
          <table:error-message table:display="true" table:message-type="stop"/>
        </table:content-validation>
        <table:content-validation table:name="VAL-517" table:allow-empty-cell="true" table:display-list="unsorted" table:base-cell-address="$'卷制-上茄衣过程'.DY279" table:condition="of:cell-content-is-in-list([.$B$6:.$B$14])">
          <table:error-message table:display="true" table:message-type="stop"/>
        </table:content-validation>
        <table:content-validation table:name="VAL-518" table:allow-empty-cell="true" table:display-list="unsorted" table:base-cell-address="$'卷制-上茄衣过程'.DY283" table:condition="of:cell-content-is-in-list([.$B$6:.$B$14])">
          <table:error-message table:display="true" table:message-type="stop"/>
        </table:content-validation>
        <table:content-validation table:name="VAL-519" table:allow-empty-cell="true" table:display-list="unsorted" table:base-cell-address="$'卷制-上茄衣过程'.DY287" table:condition="of:cell-content-is-in-list([.$B$6:.$B$14])">
          <table:error-message table:display="true" table:message-type="stop"/>
        </table:content-validation>
        <table:content-validation table:name="VAL-520" table:allow-empty-cell="true" table:display-list="unsorted" table:base-cell-address="$'卷制-上茄衣过程'.DY291" table:condition="of:cell-content-is-in-list([.$B$6:.$B$14])">
          <table:error-message table:display="true" table:message-type="stop"/>
        </table:content-validation>
        <table:content-validation table:name="VAL-521" table:allow-empty-cell="true" table:display-list="unsorted" table:base-cell-address="$'卷制-上茄衣过程'.DY295" table:condition="of:cell-content-is-in-list([.$B$6:.$B$14])">
          <table:error-message table:display="true" table:message-type="stop"/>
        </table:content-validation>
        <table:content-validation table:name="VAL-522" table:allow-empty-cell="true" table:display-list="unsorted" table:base-cell-address="$'卷制-上茄衣过程'.DY299" table:condition="of:cell-content-is-in-list([.$B$6:.$B$14])">
          <table:error-message table:display="true" table:message-type="stop"/>
        </table:content-validation>
        <table:content-validation table:name="VAL-523" table:allow-empty-cell="true" table:display-list="unsorted" table:base-cell-address="$'卷制-上茄衣过程'.DY303" table:condition="of:cell-content-is-in-list([.$B$6:.$B$14])">
          <table:error-message table:display="true" table:message-type="stop"/>
        </table:content-validation>
        <table:content-validation table:name="VAL-524" table:allow-empty-cell="true" table:display-list="unsorted" table:base-cell-address="$'卷制-上茄衣过程'.DY307" table:condition="of:cell-content-is-in-list([.$B$6:.$B$14])">
          <table:error-message table:display="true" table:message-type="stop"/>
        </table:content-validation>
        <table:content-validation table:name="VAL-525" table:allow-empty-cell="true" table:display-list="unsorted" table:base-cell-address="$'卷制-上茄衣过程'.DY311" table:condition="of:cell-content-is-in-list([.$B$6:.$B$14])">
          <table:error-message table:display="true" table:message-type="stop"/>
        </table:content-validation>
        <table:content-validation table:name="VAL-526" table:allow-empty-cell="true" table:display-list="unsorted" table:base-cell-address="$'卷制-上茄衣过程'.DY315" table:condition="of:cell-content-is-in-list([.$B$6:.$B$14])">
          <table:error-message table:display="true" table:message-type="stop"/>
        </table:content-validation>
        <table:content-validation table:name="VAL-527" table:allow-empty-cell="true" table:display-list="unsorted" table:base-cell-address="$'卷制-上茄衣过程'.DY319" table:condition="of:cell-content-is-in-list([.$B$6:.$B$14])">
          <table:error-message table:display="true" table:message-type="stop"/>
        </table:content-validation>
        <table:content-validation table:name="VAL-528" table:allow-empty-cell="true" table:display-list="unsorted" table:base-cell-address="$'卷制-上茄衣过程'.DY323" table:condition="of:cell-content-is-in-list([.$B$6:.$B$14])">
          <table:error-message table:display="true" table:message-type="stop"/>
        </table:content-validation>
        <table:content-validation table:name="VAL-529" table:allow-empty-cell="true" table:display-list="unsorted" table:base-cell-address="$'卷制-上茄衣过程'.DY327" table:condition="of:cell-content-is-in-list([.$B$6:.$B$14])">
          <table:error-message table:display="true" table:message-type="stop"/>
        </table:content-validation>
        <table:content-validation table:name="VAL-530" table:allow-empty-cell="true" table:display-list="unsorted" table:base-cell-address="$'卷制-上茄衣过程'.DY331" table:condition="of:cell-content-is-in-list([.$B$6:.$B$14])">
          <table:error-message table:display="true" table:message-type="stop"/>
        </table:content-validation>
        <table:content-validation table:name="VAL-531" table:allow-empty-cell="true" table:display-list="unsorted" table:base-cell-address="$'卷制-上茄衣过程'.DY335" table:condition="of:cell-content-is-in-list([.$B$6:.$B$14])">
          <table:error-message table:display="true" table:message-type="stop"/>
        </table:content-validation>
        <table:content-validation table:name="VAL-532" table:allow-empty-cell="true" table:display-list="unsorted" table:base-cell-address="$'卷制-上茄衣过程'.DY339" table:condition="of:cell-content-is-in-list([.$B$6:.$B$14])">
          <table:error-message table:display="true" table:message-type="stop"/>
        </table:content-validation>
        <table:content-validation table:name="VAL-533" table:allow-empty-cell="true" table:display-list="unsorted" table:base-cell-address="$'卷制-上茄衣过程'.DY343" table:condition="of:cell-content-is-in-list([.$B$6:.$B$14])">
          <table:error-message table:display="true" table:message-type="stop"/>
        </table:content-validation>
        <table:content-validation table:name="VAL-534" table:allow-empty-cell="true" table:display-list="unsorted" table:base-cell-address="$'卷制-上茄衣过程'.DY347" table:condition="of:cell-content-is-in-list([.$B$6:.$B$14])">
          <table:error-message table:display="true" table:message-type="stop"/>
        </table:content-validation>
        <table:content-validation table:name="VAL-535" table:allow-empty-cell="true" table:display-list="unsorted" table:base-cell-address="$'卷制-上茄衣过程'.DY351" table:condition="of:cell-content-is-in-list([.$B$6:.$B$14])">
          <table:error-message table:display="true" table:message-type="stop"/>
        </table:content-validation>
        <table:content-validation table:name="VAL-536" table:allow-empty-cell="true" table:display-list="unsorted" table:base-cell-address="$'卷制-上茄衣过程'.DY355" table:condition="of:cell-content-is-in-list([.$B$6:.$B$14])">
          <table:error-message table:display="true" table:message-type="stop"/>
        </table:content-validation>
        <table:content-validation table:name="VAL-537" table:allow-empty-cell="true" table:display-list="unsorted" table:base-cell-address="$'卷制-上茄衣过程'.DY359" table:condition="of:cell-content-is-in-list([.$B$6:.$B$14])">
          <table:error-message table:display="true" table:message-type="stop"/>
        </table:content-validation>
        <table:content-validation table:name="VAL-538" table:allow-empty-cell="true" table:display-list="unsorted" table:base-cell-address="$'卷制-上茄衣过程'.DY363" table:condition="of:cell-content-is-in-list([.$B$6:.$B$14])">
          <table:error-message table:display="true" table:message-type="stop"/>
        </table:content-validation>
        <table:content-validation table:name="VAL-539" table:allow-empty-cell="true" table:display-list="unsorted" table:base-cell-address="$'卷制-上茄衣过程'.DY367" table:condition="of:cell-content-is-in-list([.$B$6:.$B$14])">
          <table:error-message table:display="true" table:message-type="stop"/>
        </table:content-validation>
        <table:content-validation table:name="VAL-540" table:allow-empty-cell="true" table:display-list="unsorted" table:base-cell-address="$'卷制-上茄衣过程'.DY371" table:condition="of:cell-content-is-in-list([.$B$6:.$B$14])">
          <table:error-message table:display="true" table:message-type="stop"/>
        </table:content-validation>
        <table:content-validation table:name="VAL-541" table:allow-empty-cell="true" table:display-list="unsorted" table:base-cell-address="$'卷制-上茄衣过程'.DY375" table:condition="of:cell-content-is-in-list([.$B$6:.$B$14])">
          <table:error-message table:display="true" table:message-type="stop"/>
        </table:content-validation>
        <table:content-validation table:name="VAL-542" table:allow-empty-cell="true" table:display-list="unsorted" table:base-cell-address="$'卷制-上茄衣过程'.DY379" table:condition="of:cell-content-is-in-list([.$B$6:.$B$14])">
          <table:error-message table:display="true" table:message-type="stop"/>
        </table:content-validation>
        <table:content-validation table:name="VAL-543" table:allow-empty-cell="true" table:display-list="unsorted" table:base-cell-address="$'卷制-上茄衣过程'.DY383" table:condition="of:cell-content-is-in-list([.$B$6:.$B$14])">
          <table:error-message table:display="true" table:message-type="stop"/>
        </table:content-validation>
        <table:content-validation table:name="VAL-544" table:allow-empty-cell="true" table:display-list="unsorted" table:base-cell-address="$'卷制-上茄衣过程'.DY387" table:condition="of:cell-content-is-in-list([.$B$6:.$B$14])">
          <table:error-message table:display="true" table:message-type="stop"/>
        </table:content-validation>
        <table:content-validation table:name="VAL-545" table:allow-empty-cell="true" table:display-list="unsorted" table:base-cell-address="$'卷制-上茄衣过程'.DY391" table:condition="of:cell-content-is-in-list([.$B$6:.$B$14])">
          <table:error-message table:display="true" table:message-type="stop"/>
        </table:content-validation>
        <table:content-validation table:name="VAL-546" table:allow-empty-cell="true" table:display-list="unsorted" table:base-cell-address="$'卷制-上茄衣过程'.DY395" table:condition="of:cell-content-is-in-list([.$B$6:.$B$14])">
          <table:error-message table:display="true" table:message-type="stop"/>
        </table:content-validation>
        <table:content-validation table:name="VAL-547" table:allow-empty-cell="true" table:display-list="unsorted" table:base-cell-address="$'卷制-上茄衣过程'.DY399" table:condition="of:cell-content-is-in-list([.$B$6:.$B$14])">
          <table:error-message table:display="true" table:message-type="stop"/>
        </table:content-validation>
        <table:content-validation table:name="VAL-548" table:allow-empty-cell="true" table:display-list="unsorted" table:base-cell-address="$'卷制-上茄衣过程'.DY403" table:condition="of:cell-content-is-in-list([.$B$6:.$B$14])">
          <table:error-message table:display="true" table:message-type="stop"/>
        </table:content-validation>
        <table:content-validation table:name="VAL-549" table:allow-empty-cell="true" table:display-list="unsorted" table:base-cell-address="$'卷制-上茄衣过程'.DY407" table:condition="of:cell-content-is-in-list([.$B$6:.$B$14])">
          <table:error-message table:display="true" table:message-type="stop"/>
        </table:content-validation>
        <table:content-validation table:name="VAL-550" table:allow-empty-cell="true" table:display-list="unsorted" table:base-cell-address="$'卷制-上茄衣过程'.DY411" table:condition="of:cell-content-is-in-list([.$B$6:.$B$14])">
          <table:error-message table:display="true" table:message-type="stop"/>
        </table:content-validation>
        <table:content-validation table:name="VAL-551" table:allow-empty-cell="true" table:display-list="unsorted" table:base-cell-address="$'卷制-上茄衣过程'.DY415" table:condition="of:cell-content-is-in-list([.$B$6:.$B$14])">
          <table:error-message table:display="true" table:message-type="stop"/>
        </table:content-validation>
        <table:content-validation table:name="VAL-552" table:allow-empty-cell="true" table:display-list="unsorted" table:base-cell-address="$'卷制-上茄衣过程'.DY419" table:condition="of:cell-content-is-in-list([.$B$6:.$B$14])">
          <table:error-message table:display="true" table:message-type="stop"/>
        </table:content-validation>
        <table:content-validation table:name="VAL-553" table:allow-empty-cell="true" table:display-list="unsorted" table:base-cell-address="$'卷制-上茄衣过程'.DY423" table:condition="of:cell-content-is-in-list([.$B$6:.$B$14])">
          <table:error-message table:display="true" table:message-type="stop"/>
        </table:content-validation>
        <table:content-validation table:name="VAL-554" table:allow-empty-cell="true" table:display-list="unsorted" table:base-cell-address="$'卷制-上茄衣过程'.DY427" table:condition="of:cell-content-is-in-list([.$B$6:.$B$14])">
          <table:error-message table:display="true" table:message-type="stop"/>
        </table:content-validation>
        <table:content-validation table:name="VAL-555" table:allow-empty-cell="true" table:display-list="unsorted" table:base-cell-address="$'卷制-上茄衣过程'.DY431" table:condition="of:cell-content-is-in-list([.$B$6:.$B$14])">
          <table:error-message table:display="true" table:message-type="stop"/>
        </table:content-validation>
        <table:content-validation table:name="VAL-556" table:allow-empty-cell="true" table:display-list="unsorted" table:base-cell-address="$'卷制-上茄衣过程'.DY435" table:condition="of:cell-content-is-in-list([.$B$6:.$B$14])">
          <table:error-message table:display="true" table:message-type="stop"/>
        </table:content-validation>
        <table:content-validation table:name="VAL-557" table:allow-empty-cell="true" table:display-list="unsorted" table:base-cell-address="$'卷制-上茄衣过程'.DY439" table:condition="of:cell-content-is-in-list([.$B$6:.$B$14])">
          <table:error-message table:display="true" table:message-type="stop"/>
        </table:content-validation>
        <table:content-validation table:name="VAL-558" table:allow-empty-cell="true" table:display-list="unsorted" table:base-cell-address="$'卷制-上茄衣过程'.DY443" table:condition="of:cell-content-is-in-list([.$B$6:.$B$14])">
          <table:error-message table:display="true" table:message-type="stop"/>
        </table:content-validation>
        <table:content-validation table:name="VAL-559" table:allow-empty-cell="true" table:display-list="unsorted" table:base-cell-address="$'卷制-上茄衣过程'.DY447" table:condition="of:cell-content-is-in-list([.$B$6:.$B$14])">
          <table:error-message table:display="true" table:message-type="stop"/>
        </table:content-validation>
        <table:content-validation table:name="VAL-560" table:allow-empty-cell="true" table:display-list="unsorted" table:base-cell-address="$'卷制-上茄衣过程'.DY451" table:condition="of:cell-content-is-in-list([.$B$6:.$B$14])">
          <table:error-message table:display="true" table:message-type="stop"/>
        </table:content-validation>
        <table:content-validation table:name="VAL-561" table:allow-empty-cell="true" table:display-list="unsorted" table:base-cell-address="$'卷制-上茄衣过程'.DY455" table:condition="of:cell-content-is-in-list([.$B$6:.$B$14])">
          <table:error-message table:display="true" table:message-type="stop"/>
        </table:content-validation>
        <table:content-validation table:name="VAL-562" table:allow-empty-cell="true" table:display-list="unsorted" table:base-cell-address="$'卷制-上茄衣过程'.DY459" table:condition="of:cell-content-is-in-list([.$B$6:.$B$14])">
          <table:error-message table:display="true" table:message-type="stop"/>
        </table:content-validation>
        <table:content-validation table:name="VAL-563" table:allow-empty-cell="true" table:display-list="unsorted" table:base-cell-address="$'卷制-上茄衣过程'.DY463" table:condition="of:cell-content-is-in-list([.$B$6:.$B$14])">
          <table:error-message table:display="true" table:message-type="stop"/>
        </table:content-validation>
        <table:content-validation table:name="VAL-564" table:allow-empty-cell="true" table:display-list="unsorted" table:base-cell-address="$'卷制-上茄衣过程'.DY467" table:condition="of:cell-content-is-in-list([.$B$6:.$B$14])">
          <table:error-message table:display="true" table:message-type="stop"/>
        </table:content-validation>
        <table:content-validation table:name="VAL-565" table:allow-empty-cell="true" table:display-list="unsorted" table:base-cell-address="$'卷制-上茄衣过程'.DY471" table:condition="of:cell-content-is-in-list([.$B$6:.$B$14])">
          <table:error-message table:display="true" table:message-type="stop"/>
        </table:content-validation>
        <table:content-validation table:name="VAL-566" table:allow-empty-cell="true" table:display-list="unsorted" table:base-cell-address="$'卷制-上茄衣过程'.DY475" table:condition="of:cell-content-is-in-list([.$B$6:.$B$14])">
          <table:error-message table:display="true" table:message-type="stop"/>
        </table:content-validation>
        <table:content-validation table:name="VAL-567" table:allow-empty-cell="true" table:display-list="unsorted" table:base-cell-address="$'卷制-上茄衣过程'.DY479" table:condition="of:cell-content-is-in-list([.$B$6:.$B$14])">
          <table:error-message table:display="true" table:message-type="stop"/>
        </table:content-validation>
        <table:content-validation table:name="VAL-568" table:allow-empty-cell="true" table:display-list="unsorted" table:base-cell-address="$'卷制-上茄衣过程'.DY483" table:condition="of:cell-content-is-in-list([.$B$6:.$B$14])">
          <table:error-message table:display="true" table:message-type="stop"/>
        </table:content-validation>
        <table:content-validation table:name="VAL-569" table:allow-empty-cell="true" table:display-list="unsorted" table:base-cell-address="$'卷制-上茄衣过程'.DY487" table:condition="of:cell-content-is-in-list([.$B$6:.$B$14])">
          <table:error-message table:display="true" table:message-type="stop"/>
        </table:content-validation>
        <table:content-validation table:name="VAL-570" table:allow-empty-cell="true" table:display-list="unsorted" table:base-cell-address="$'卷制-上茄衣过程'.DY491" table:condition="of:cell-content-is-in-list([.$B$6:.$B$14])">
          <table:error-message table:display="true" table:message-type="stop"/>
        </table:content-validation>
        <table:content-validation table:name="VAL-571" table:allow-empty-cell="true" table:display-list="unsorted" table:base-cell-address="$'卷制-上茄衣过程'.DY495" table:condition="of:cell-content-is-in-list([.$B$6:.$B$14])">
          <table:error-message table:display="true" table:message-type="stop"/>
        </table:content-validation>
        <table:content-validation table:name="VAL-572" table:allow-empty-cell="true" table:display-list="unsorted" table:base-cell-address="$'卷制-上茄衣过程'.DY499" table:condition="of:cell-content-is-in-list([.$B$6:.$B$14])">
          <table:error-message table:display="true" table:message-type="stop"/>
        </table:content-validation>
        <table:content-validation table:name="VAL-573" table:allow-empty-cell="true" table:display-list="unsorted" table:base-cell-address="$'卷制-上茄衣过程'.DY503" table:condition="of:cell-content-is-in-list([.$B$6:.$B$14])">
          <table:error-message table:display="true" table:message-type="stop"/>
        </table:content-validation>
        <table:content-validation table:name="VAL-574" table:allow-empty-cell="true" table:display-list="unsorted" table:base-cell-address="$'卷制-上茄衣过程'.DY507" table:condition="of:cell-content-is-in-list([.$B$6:.$B$14])">
          <table:error-message table:display="true" table:message-type="stop"/>
        </table:content-validation>
        <table:content-validation table:name="VAL-575" table:allow-empty-cell="true" table:display-list="unsorted" table:base-cell-address="$'卷制-上茄衣过程'.DY511" table:condition="of:cell-content-is-in-list([.$B$6:.$B$14])">
          <table:error-message table:display="true" table:message-type="stop"/>
        </table:content-validation>
        <table:content-validation table:name="VAL-576" table:allow-empty-cell="true" table:display-list="unsorted" table:base-cell-address="$'卷制-上茄衣过程'.DY515" table:condition="of:cell-content-is-in-list([.$B$6:.$B$14])">
          <table:error-message table:display="true" table:message-type="stop"/>
        </table:content-validation>
        <table:content-validation table:name="VAL-577" table:allow-empty-cell="true" table:display-list="unsorted" table:base-cell-address="$'卷制-上茄衣过程'.DY519" table:condition="of:cell-content-is-in-list([.$B$6:.$B$14])">
          <table:error-message table:display="true" table:message-type="stop"/>
        </table:content-validation>
        <table:content-validation table:name="VAL-578" table:allow-empty-cell="true" table:display-list="unsorted" table:base-cell-address="$'卷制-上茄衣过程'.DY523" table:condition="of:cell-content-is-in-list([.$B$6:.$B$14])">
          <table:error-message table:display="true" table:message-type="stop"/>
        </table:content-validation>
        <table:content-validation table:name="VAL-579" table:allow-empty-cell="true" table:display-list="unsorted" table:base-cell-address="$'卷制-上茄衣过程'.DY527" table:condition="of:cell-content-is-in-list([.$B$6:.$B$14])">
          <table:error-message table:display="true" table:message-type="stop"/>
        </table:content-validation>
        <table:content-validation table:name="VAL-580" table:allow-empty-cell="true" table:display-list="unsorted" table:base-cell-address="$'卷制-上茄衣过程'.DY531" table:condition="of:cell-content-is-in-list([.$B$6:.$B$14])">
          <table:error-message table:display="true" table:message-type="stop"/>
        </table:content-validation>
        <table:content-validation table:name="VAL-581" table:allow-empty-cell="true" table:display-list="unsorted" table:base-cell-address="$'卷制-上茄衣过程'.DY535" table:condition="of:cell-content-is-in-list([.$B$6:.$B$14])">
          <table:error-message table:display="true" table:message-type="stop"/>
        </table:content-validation>
        <table:content-validation table:name="VAL-582" table:allow-empty-cell="true" table:display-list="unsorted" table:base-cell-address="$'卷制-上茄衣过程'.DY539" table:condition="of:cell-content-is-in-list([.$B$6:.$B$14])">
          <table:error-message table:display="true" table:message-type="stop"/>
        </table:content-validation>
        <table:content-validation table:name="VAL-583" table:allow-empty-cell="true" table:display-list="unsorted" table:base-cell-address="$'卷制-上茄衣过程'.DY543" table:condition="of:cell-content-is-in-list([.$B$6:.$B$14])">
          <table:error-message table:display="true" table:message-type="stop"/>
        </table:content-validation>
        <table:content-validation table:name="VAL-584" table:allow-empty-cell="true" table:display-list="unsorted" table:base-cell-address="$'卷制-上茄衣过程'.DY547" table:condition="of:cell-content-is-in-list([.$B$6:.$B$14])">
          <table:error-message table:display="true" table:message-type="stop"/>
        </table:content-validation>
        <table:content-validation table:name="VAL-585" table:allow-empty-cell="true" table:display-list="unsorted" table:base-cell-address="$'卷制-上茄衣过程'.DY551" table:condition="of:cell-content-is-in-list([.$B$6:.$B$14])">
          <table:error-message table:display="true" table:message-type="stop"/>
        </table:content-validation>
        <table:content-validation table:name="VAL-586" table:allow-empty-cell="true" table:display-list="unsorted" table:base-cell-address="$'卷制-上茄衣过程'.DY555" table:condition="of:cell-content-is-in-list([.$B$6:.$B$14])">
          <table:error-message table:display="true" table:message-type="stop"/>
        </table:content-validation>
        <table:content-validation table:name="VAL-587" table:allow-empty-cell="true" table:display-list="unsorted" table:base-cell-address="$'卷制-上茄衣过程'.DY559" table:condition="of:cell-content-is-in-list([.$B$6:.$B$14])">
          <table:error-message table:display="true" table:message-type="stop"/>
        </table:content-validation>
        <table:content-validation table:name="VAL-588" table:allow-empty-cell="true" table:display-list="unsorted" table:base-cell-address="$'卷制-上茄衣过程'.DY563" table:condition="of:cell-content-is-in-list([.$B$6:.$B$14])">
          <table:error-message table:display="true" table:message-type="stop"/>
        </table:content-validation>
        <table:content-validation table:name="VAL-589" table:allow-empty-cell="true" table:display-list="unsorted" table:base-cell-address="$'卷制-上茄衣过程'.DY567" table:condition="of:cell-content-is-in-list([.$B$6:.$B$14])">
          <table:error-message table:display="true" table:message-type="stop"/>
        </table:content-validation>
        <table:content-validation table:name="VAL-590" table:allow-empty-cell="true" table:display-list="unsorted" table:base-cell-address="$'卷制-上茄衣过程'.DY571" table:condition="of:cell-content-is-in-list([.$B$6:.$B$14])">
          <table:error-message table:display="true" table:message-type="stop"/>
        </table:content-validation>
        <table:content-validation table:name="VAL-591" table:allow-empty-cell="true" table:display-list="unsorted" table:base-cell-address="$'卷制-上茄衣过程'.DY575" table:condition="of:cell-content-is-in-list([.$B$6:.$B$14])">
          <table:error-message table:display="true" table:message-type="stop"/>
        </table:content-validation>
        <table:content-validation table:name="VAL-592" table:allow-empty-cell="true" table:display-list="unsorted" table:base-cell-address="$'卷制-上茄衣过程'.DY579" table:condition="of:cell-content-is-in-list([.$B$6:.$B$14])">
          <table:error-message table:display="true" table:message-type="stop"/>
        </table:content-validation>
        <table:content-validation table:name="VAL-593" table:allow-empty-cell="true" table:display-list="unsorted" table:base-cell-address="$'卷制-上茄衣过程'.DY583" table:condition="of:cell-content-is-in-list([.$B$6:.$B$14])">
          <table:error-message table:display="true" table:message-type="stop"/>
        </table:content-validation>
        <table:content-validation table:name="VAL-594" table:allow-empty-cell="true" table:display-list="unsorted" table:base-cell-address="$'卷制-上茄衣过程'.DY587" table:condition="of:cell-content-is-in-list([.$B$6:.$B$14])">
          <table:error-message table:display="true" table:message-type="stop"/>
        </table:content-validation>
        <table:content-validation table:name="VAL-595" table:allow-empty-cell="true" table:display-list="unsorted" table:base-cell-address="$'卷制-上茄衣过程'.DY591" table:condition="of:cell-content-is-in-list([.$B$6:.$B$14])">
          <table:error-message table:display="true" table:message-type="stop"/>
        </table:content-validation>
        <table:content-validation table:name="VAL-596" table:allow-empty-cell="true" table:display-list="unsorted" table:base-cell-address="$'卷制-上茄衣过程'.DY595" table:condition="of:cell-content-is-in-list([.$B$6:.$B$14])">
          <table:error-message table:display="true" table:message-type="stop"/>
        </table:content-validation>
        <table:content-validation table:name="VAL-597" table:allow-empty-cell="true" table:display-list="unsorted" table:base-cell-address="$'卷制-上茄衣过程'.DY599" table:condition="of:cell-content-is-in-list([.$B$6:.$B$14])">
          <table:error-message table:display="true" table:message-type="stop"/>
        </table:content-validation>
        <table:content-validation table:name="VAL-598" table:allow-empty-cell="true" table:display-list="unsorted" table:base-cell-address="$'卷制-上茄衣过程'.DY603" table:condition="of:cell-content-is-in-list([.$B$6:.$B$14])">
          <table:error-message table:display="true" table:message-type="stop"/>
        </table:content-validation>
        <table:content-validation table:name="VAL-599" table:allow-empty-cell="true" table:display-list="unsorted" table:base-cell-address="$'卷制-上茄衣过程'.DY607" table:condition="of:cell-content-is-in-list([.$B$6:.$B$14])">
          <table:error-message table:display="true" table:message-type="stop"/>
        </table:content-validation>
      </table:content-validations>
      <table:table table:name="卷制-上茄衣过程" table:style-name="ta-0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 table:number-columns-repeated="2"/>
        <table:table-column table:default-cell-style-name="ACE-2" table:style-name="ACOL-2"/>
        <table:table-column table:default-cell-style-name="ACE-2" table:style-name="ACOL-3" table:number-columns-repeated="20"/>
        <table:table-column table:default-cell-style-name="ACE-2" table:style-name="ACOL-4" table:number-columns-repeated="17"/>
        <table:table-column table:default-cell-style-name="ACE-2" table:style-name="ACOL-5"/>
        <table:table-column table:default-cell-style-name="ACE-2" table:style-name="ACOL-6"/>
        <table:table-column table:default-cell-style-name="ACE-2" table:style-name="ACOL-7"/>
        <table:table-column table:default-cell-style-name="ACE-2" table:style-name="ACOL-8"/>
        <table:table-column table:default-cell-style-name="ACE-2" table:style-name="ACOL-0"/>
        <table:table-column table:default-cell-style-name="ACE-2" table:style-name="ACOL-9"/>
        <table:table-column table:default-cell-style-name="ACE-2" table:style-name="ACOL-3" table:number-columns-repeated="14"/>
        <table:table-column table:default-cell-style-name="ACE-2" table:style-name="ACOL-4"/>
        <table:table-column table:default-cell-style-name="ACE-2" table:style-name="ACOL-10"/>
        <table:table-column table:default-cell-style-name="ACE-2" table:style-name="ACOL-6"/>
        <table:table-column table:default-cell-style-name="ACE-2" table:style-name="ACOL-11"/>
        <table:table-column table:default-cell-style-name="ACE-2" table:style-name="ACOL-0" table:number-columns-repeated="190"/>
        <table:table-row table:style-name="AROW-1">
          <table:table-cell table:number-columns-spanned="3" table:style-name="ACE-0" office:value-type="string">
            <text:p>相关基础数据</text:p>
          </table:table-cell>
          <table:covered-table-cell table:number-columns-repeated="2"/>
          <table:table-cell table:number-columns-spanned="63" table:style-name="ACE-328" office:value-type="string">
            <text:p>手 <text:s text:c="2"/>工 <text:s text:c="2"/>雪 <text:s text:c="2"/>茄 <text:s text:c="2"/>卷 <text:s text:c="2"/>制 <text:s text:c="2"/>上 <text:s text:c="2"/>茄 <text:s text:c="2"/>衣 <text:s text:c="2"/>过 <text:s text:c="2"/>程 <text:s text:c="2"/>质 <text:s text:c="2"/>量 <text:s text:c="2"/>检 <text:s text:c="2"/>验 <text:s text:c="2"/>记 <text:s text:c="2"/>录 <text:s/>及 <text:s/>考 <text:s/>核 <text:s/>表(handmade cigars rolling&amp;wrappering process quality sampling record and evaluation chart)</text:p>
          </table:table-cell>
          <table:covered-table-cell table:number-columns-repeated="62"/>
          <table:table-cell table:number-columns-repeated="190" table:style-name="ACE-2"/>
        </table:table-row>
        <table:table-row table:style-name="AROW-2">
          <table:table-cell table:number-columns-repeated="3" table:style-name="ACE-0"/>
          <table:table-cell table:number-columns-spanned="62" table:style-name="ACE-328"/>
          <table:covered-table-cell table:number-columns-repeated="61"/>
          <table:table-cell table:style-name="ACE-176" office:value-type="string">
            <text:p>JL/08.J.7006-01</text:p>
          </table:table-cell>
          <table:table-cell table:number-columns-repeated="190" table:style-name="ACE-2"/>
        </table:table-row>
        <table:table-row table:style-name="AROW-3">
          <table:table-cell table:number-columns-repeated="3" table:style-name="ACE-1"/>
          <table:table-cell table:number-columns-spanned="2" table:style-name="ACE-19" office:value-type="string">
            <text:p>卷胚过程（rolling process）</text:p>
          </table:table-cell>
          <table:covered-table-cell/>
          <table:table-cell table:number-columns-spanned="24" table:style-name="ACE-511" office:value-type="string">
            <text:p>产品质量情况</text:p>
          </table:table-cell>
          <table:covered-table-cell table:number-columns-repeated="23"/>
          <table:table-cell table:number-columns-spanned="9" table:style-name="ACE-517" office:value-type="string">
            <text:p>统计数据</text:p>
          </table:table-cell>
          <table:covered-table-cell table:number-columns-repeated="8"/>
          <table:table-cell table:number-columns-repeated="3" table:style-name="ACE-520"/>
          <table:table-cell table:number-rows-spanned="3" table:style-name="ACE-332" office:value-type="string">
            <text:p>批次 得分(batch score)</text:p>
          </table:table-cell>
          <table:table-cell table:number-rows-spanned="3" table:style-name="ACE-332" office:value-type="string">
            <text:p>批次 <text:s text:c="3"/>质量 <text:s/>判定(quality determination of batch)</text:p>
          </table:table-cell>
          <table:table-cell table:number-rows-spanned="3" table:style-name="ACE-327" office:value-type="string">
            <text:p>检验员(inspector)</text:p>
          </table:table-cell>
          <table:table-cell table:number-rows-spanned="3" table:style-name="ACE-21" office:value-type="string">
            <text:p>备注(remarks)</text:p>
          </table:table-cell>
          <table:table-cell table:number-rows-spanned="303" table:style-name="ACE-518"/>
          <table:table-cell table:number-columns-spanned="2" table:style-name="ACE-19" office:value-type="string">
            <text:p>上茄衣过程（wrappering process）</text:p>
          </table:table-cell>
          <table:covered-table-cell/>
          <table:table-cell table:number-columns-spanned="14" table:style-name="ACE-335" office:value-type="string">
            <text:p>产品质量情况（超标支数）product quality(nr out of specs)</text:p>
          </table:table-cell>
          <table:covered-table-cell table:number-columns-repeated="13"/>
          <table:table-cell table:number-rows-spanned="3" table:style-name="ACE-332" office:value-type="string">
            <text:p>批次 得分(batch score)</text:p>
          </table:table-cell>
          <table:table-cell table:number-rows-spanned="3" table:style-name="ACE-332" office:value-type="string">
            <text:p>批次 <text:s text:c="3"/>质量 <text:s/>判定(quality determination of batch)</text:p>
          </table:table-cell>
          <table:table-cell table:number-rows-spanned="3" table:style-name="ACE-327" office:value-type="string">
            <text:p>检验员(inspector)</text:p>
          </table:table-cell>
          <table:table-cell table:number-rows-spanned="3" table:style-name="ACE-21" office:value-type="string">
            <text:p>备注(remarks)</text:p>
          </table:table-cell>
          <table:table-cell table:number-columns-repeated="190" table:style-name="ACE-1"/>
        </table:table-row>
        <table:table-row table:style-name="AROW-4">
          <table:table-cell table:number-columns-repeated="3" table:style-name="ACE-2"/>
          <table:table-cell table:number-rows-spanned="2" table:style-name="ACE-21" office:value-type="string">
            <text:p>巡检日期（date）</text:p>
          </table:table-cell>
          <table:table-cell table:number-rows-spanned="2" table:style-name="ACE-21" office:value-type="string">
            <text:p>抽样点(Sampling point - ROLLER)</text:p>
          </table:table-cell>
          <table:table-cell table:number-columns-spanned="5" table:style-name="ACE-21" office:value-type="string">
            <text:p>长度（mm）(length)</text:p>
          </table:table-cell>
          <table:covered-table-cell table:number-columns-repeated="4"/>
          <table:table-cell table:number-columns-spanned="5" table:style-name="ACE-21" office:value-type="string">
            <text:p>圆周/直径（mm）(circumference/diameter)</text:p>
          </table:table-cell>
          <table:covered-table-cell table:number-columns-repeated="4"/>
          <table:table-cell table:number-columns-spanned="5" table:style-name="ACE-21" office:value-type="string">
            <text:p>质量(g)(weight)</text:p>
          </table:table-cell>
          <table:covered-table-cell table:number-columns-repeated="4"/>
          <table:table-cell table:number-columns-spanned="5" table:style-name="ACE-21" office:value-type="string">
            <text:p>吸阻(mmWg)(Resistance to draw)</text:p>
          </table:table-cell>
          <table:covered-table-cell table:number-columns-repeated="4"/>
          <table:table-cell table:style-name="ACE-21" office:value-type="string">
            <text:p>表面（支）(surface - nr out of specs)</text:p>
          </table:table-cell>
          <table:table-cell table:style-name="ACE-21" office:value-type="string">
            <text:p>松紧度（支）tightness - nr out of spec</text:p>
          </table:table-cell>
          <table:table-cell table:style-name="ACE-21" office:value-type="string">
            <text:p>配方 精度%(Blend accuracy %)</text:p>
          </table:table-cell>
          <table:table-cell table:style-name="ACE-21" office:value-type="string">
            <text:p>吸阻合格率%(pd accuracy %)</text:p>
          </table:table-cell>
          <table:table-cell table:number-rows-spanned="2" table:style-name="ACE-332" office:value-type="string">
            <text:p>长度偏小次数</text:p>
          </table:table-cell>
          <table:table-cell table:number-rows-spanned="2" table:style-name="ACE-332" office:value-type="string">
            <text:p>长度偏大次数</text:p>
          </table:table-cell>
          <table:table-cell table:number-rows-spanned="2" table:style-name="ACE-332" office:value-type="string">
            <text:p>长度合格次数</text:p>
          </table:table-cell>
          <table:table-cell table:number-rows-spanned="2" table:style-name="ACE-332" office:value-type="string">
            <text:p>圆周偏小次数</text:p>
          </table:table-cell>
          <table:table-cell table:number-rows-spanned="2" table:style-name="ACE-332" office:value-type="string">
            <text:p>圆周偏大次数</text:p>
          </table:table-cell>
          <table:table-cell table:number-rows-spanned="2" table:style-name="ACE-332" office:value-type="string">
            <text:p>圆周合格次数</text:p>
          </table:table-cell>
          <table:table-cell table:number-rows-spanned="2" table:style-name="ACE-332" office:value-type="string">
            <text:p>质量偏小次数</text:p>
          </table:table-cell>
          <table:table-cell table:number-rows-spanned="2" table:style-name="ACE-332" office:value-type="string">
            <text:p>质量偏大次数</text:p>
          </table:table-cell>
          <table:table-cell table:number-rows-spanned="2" table:style-name="ACE-332" office:value-type="string">
            <text:p>质量合格次数</text:p>
          </table:table-cell>
          <table:table-cell table:number-rows-spanned="2" table:style-name="ACE-332" office:value-type="string">
            <text:p>吸阻偏小次数</text:p>
          </table:table-cell>
          <table:table-cell table:number-rows-spanned="2" table:style-name="ACE-332" office:value-type="string">
            <text:p>吸阻偏大次数</text:p>
          </table:table-cell>
          <table:table-cell table:number-rows-spanned="2" table:style-name="ACE-332" office:value-type="string">
            <text:p>吸阻合格次数</text:p>
          </table:table-cell>
          <table:covered-table-cell table:number-columns-repeated="5"/>
          <table:table-cell table:number-rows-spanned="2" table:style-name="ACE-21" office:value-type="string">
            <text:p>巡检日期（date）</text:p>
          </table:table-cell>
          <table:table-cell table:number-rows-spanned="2" table:style-name="ACE-21" office:value-type="string">
            <text:p>抽样点(Sampling point)</text:p>
          </table:table-cell>
          <table:table-cell table:number-columns-spanned="3" table:style-name="ACE-334" office:value-type="string">
            <text:p>烟支外观（支）(cigarette appearance)</text:p>
          </table:table-cell>
          <table:covered-table-cell table:number-columns-repeated="2"/>
          <table:table-cell table:number-columns-spanned="2" table:style-name="ACE-334" office:value-type="string">
            <text:p>茄衣光洁度（支）(degree of finish of wrapper)</text:p>
          </table:table-cell>
          <table:covered-table-cell/>
          <table:table-cell table:number-columns-spanned="2" table:style-name="ACE-334" office:value-type="string">
            <text:p>茄衣完整度（支）(integrity of wrapper)</text:p>
          </table:table-cell>
          <table:covered-table-cell/>
          <table:table-cell table:number-columns-spanned="3" table:style-name="ACE-334" office:value-type="string">
            <text:p>烟支外观（支）(cigarette appearance)</text:p>
          </table:table-cell>
          <table:covered-table-cell table:number-columns-repeated="2"/>
          <table:table-cell table:number-columns-spanned="2" table:style-name="ACE-334" office:value-type="string">
            <text:p>茄衣光洁度（支）(degree of finish of wrapper)</text:p>
          </table:table-cell>
          <table:covered-table-cell/>
          <table:table-cell table:number-columns-spanned="2" table:style-name="ACE-334" office:value-type="string">
            <text:p>茄衣完整度（支）(integrity of wrapper)</text:p>
          </table:table-cell>
          <table:covered-table-cell table:number-columns-repeated="5"/>
          <table:table-cell table:number-columns-repeated="190" table:style-name="ACE-2"/>
        </table:table-row>
        <table:table-row table:style-name="AROW-5">
          <table:table-cell table:style-name="ACE-3" office:value-type="string">
            <text:p>抽样点</text:p>
          </table:table-cell>
          <table:table-cell table:style-name="ACE-3" office:value-type="string">
            <text:p>检验员</text:p>
          </table:table-cell>
          <table:table-cell table:style-name="ACE-2"/>
          <table:covered-table-cell table:number-columns-repeated="2"/>
          <table:table-cell table:number-columns-spanned="2" table:style-name="ACE-173" office:value-type="float" office:value="2">
            <text:p>2</text:p>
          </table:table-cell>
          <table:covered-table-cell/>
          <table:table-cell table:style-name="ACE-472" office:value-type="string">
            <text:p>-</text:p>
          </table:table-cell>
          <table:table-cell table:number-columns-spanned="2" table:style-name="ACE-173" office:value-type="float" office:value="4">
            <text:p>4</text:p>
          </table:table-cell>
          <table:covered-table-cell/>
          <table:table-cell table:number-columns-spanned="2" table:style-name="ACE-482" office:value-type="float" office:value="3">
            <text:p>3</text:p>
          </table:table-cell>
          <table:covered-table-cell/>
          <table:table-cell table:style-name="ACE-487" office:value-type="string">
            <text:p>-</text:p>
          </table:table-cell>
          <table:table-cell table:number-columns-spanned="2" table:style-name="ACE-482" office:value-type="float" office:value="5">
            <text:p>5</text:p>
          </table:table-cell>
          <table:covered-table-cell/>
          <table:table-cell table:number-columns-spanned="2" table:style-name="ACE-482"/>
          <table:covered-table-cell/>
          <table:table-cell table:style-name="ACE-487" office:value-type="string">
            <text:p>-</text:p>
          </table:table-cell>
          <table:table-cell table:number-columns-spanned="2" table:style-name="ACE-482"/>
          <table:covered-table-cell/>
          <table:table-cell table:number-columns-spanned="2" table:style-name="ACE-173"/>
          <table:covered-table-cell/>
          <table:table-cell table:style-name="ACE-472" office:value-type="string">
            <text:p>-</text:p>
          </table:table-cell>
          <table:table-cell table:number-columns-spanned="2" table:style-name="ACE-173"/>
          <table:covered-table-cell/>
          <table:table-cell table:style-name="ACE-472" office:value-type="string">
            <text:p>标准(Standards compliant)</text:p>
          </table:table-cell>
          <table:table-cell table:style-name="ACE-487" office:value-type="string">
            <text:p>标准(Standards compliant)</text:p>
          </table:table-cell>
          <table:table-cell table:style-name="ACE-472" office:value-type="float" office:value="90">
            <text:p>90</text:p>
          </table:table-cell>
          <table:table-cell table:style-name="ACE-487" office:value-type="float" office:value="95">
            <text:p>95</text:p>
          </table:table-cell>
          <table:covered-table-cell table:number-columns-repeated="19"/>
          <table:table-cell table:style-name="ACE-332" office:value-type="string">
            <text:p>茄衣颜色（color of wrapper）</text:p>
          </table:table-cell>
          <table:table-cell table:style-name="ACE-332" office:value-type="string">
            <text:p>头尾（head and end）</text:p>
          </table:table-cell>
          <table:table-cell table:style-name="ACE-332" office:value-type="string">
            <text:p>转数（number of turns - wrapped ok）</text:p>
          </table:table-cell>
          <table:table-cell table:style-name="ACE-332" office:value-type="string">
            <text:p>切口（incision）</text:p>
          </table:table-cell>
          <table:table-cell table:style-name="ACE-332" office:value-type="string">
            <text:p>空头（empty head）</text:p>
          </table:table-cell>
          <table:table-cell table:style-name="ACE-332" office:value-type="string">
            <text:p>松紧度（tightness）</text:p>
          </table:table-cell>
          <table:table-cell table:style-name="ACE-332" office:value-type="string">
            <text:p>脉纹（vein lines）</text:p>
          </table:table-cell>
          <table:table-cell table:style-name="ACE-332" office:value-type="string">
            <text:p>折痕（crease）</text:p>
          </table:table-cell>
          <table:table-cell table:style-name="ACE-332" office:value-type="string">
            <text:p>病斑（spots）</text:p>
          </table:table-cell>
          <table:table-cell table:style-name="ACE-332" office:value-type="string">
            <text:p>污痕（blot）</text:p>
          </table:table-cell>
          <table:table-cell table:style-name="ACE-332" office:value-type="string">
            <text:p>缝口（seam）</text:p>
          </table:table-cell>
          <table:table-cell table:style-name="ACE-332" office:value-type="string">
            <text:p>洞眼（hole）</text:p>
          </table:table-cell>
          <table:table-cell table:style-name="ACE-332" office:value-type="string">
            <text:p>破皮（breakage）</text:p>
          </table:table-cell>
          <table:table-cell table:style-name="ACE-332" office:value-type="string">
            <text:p>拼接（splice）</text:p>
          </table:table-cell>
          <table:covered-table-cell table:number-columns-repeated="4"/>
          <table:table-cell table:number-columns-repeated="190" table:style-name="ACE-2"/>
        </table:table-row>
        <table:table-row table:style-name="AROW-6">
          <table:table-cell table:style-name="ACE-4" office:value-type="string">
            <text:p>正式工</text:p>
          </table:table-cell>
          <table:table-cell table:style-name="ACE-8" office:value-type="string">
            <text:p>卿 萍</text:p>
          </table:table-cell>
          <table:table-cell table:style-name="ACE-7"/>
          <table:table-cell table:number-rows-spanned="2" table:style-name="ACE-22"/>
          <table:table-cell table:number-rows-spanned="2" table:style-name="ACE-23" table:content-validation-name="VAL-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1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515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6:.J7];&quot;&lt;&quot;&amp;[.$F$5])" office:value-type="float" office:value="0">
            <text:p>0</text:p>
          </table:table-cell>
          <table:table-cell table:number-rows-spanned="2" table:style-name="ACE-333" table:formula="of:=COUNTIF([.F6:.J7];&quot;&gt;&quot;&amp;[.$I$5])" office:value-type="float" office:value="0">
            <text:p>0</text:p>
          </table:table-cell>
          <table:table-cell table:number-rows-spanned="2" table:style-name="ACE-333" table:formula="of:=COUNTIF([.F6:.J7];&quot;&gt;=&quot;&amp;[.$F$5])-COUNTIF([.F6:.J7];&quot;&gt;&quot;&amp;[.$I$5])" office:value-type="float" office:value="0">
            <text:p>0</text:p>
          </table:table-cell>
          <table:table-cell table:number-rows-spanned="2" table:style-name="ACE-333" table:formula="of:=COUNTIF([.K6:.O7];&quot;&lt;&quot;&amp;[.$K$5])" office:value-type="float" office:value="0">
            <text:p>0</text:p>
          </table:table-cell>
          <table:table-cell table:number-rows-spanned="2" table:style-name="ACE-333" table:formula="of:=COUNTIF([.K6:.O7];&quot;&gt;&quot;&amp;[.$N$5])" office:value-type="float" office:value="0">
            <text:p>0</text:p>
          </table:table-cell>
          <table:table-cell table:number-rows-spanned="2" table:style-name="ACE-333" table:formula="of:=COUNTIF([.K6:.O7];&quot;&gt;=&quot;&amp;[.$K$5])-COUNTIF([.K6:.O7];&quot;&gt;&quot;&amp;[.$N$5])" office:value-type="float" office:value="0">
            <text:p>0</text:p>
          </table:table-cell>
          <table:table-cell table:number-rows-spanned="2" table:style-name="ACE-333" table:formula="of:=COUNTIF([.P6:.T7];&quot;&lt;&quot;&amp;[.$P$5])" office:value-type="float" office:value="0">
            <text:p>0</text:p>
          </table:table-cell>
          <table:table-cell table:number-rows-spanned="2" table:style-name="ACE-333" table:formula="of:=COUNTIF([.P6:.T7];&quot;&gt;&quot;&amp;[.$S$5])" office:value-type="float" office:value="0">
            <text:p>0</text:p>
          </table:table-cell>
          <table:table-cell table:number-rows-spanned="2" table:style-name="ACE-333" table:formula="of:=COUNTIF([.P6:.T7];&quot;&gt;=&quot;&amp;[.$P$5])-COUNTIF([.P6:.T7];&quot;&gt;&quot;&amp;[.$S$5])" office:value-type="float" office:value="0">
            <text:p>0</text:p>
          </table:table-cell>
          <table:table-cell table:number-rows-spanned="2" table:style-name="ACE-333" table:formula="of:=COUNTIF([.U6:.Y7];&quot;&lt;&quot;&amp;[.$U$5])" office:value-type="float" office:value="0">
            <text:p>0</text:p>
          </table:table-cell>
          <table:table-cell table:number-rows-spanned="2" table:style-name="ACE-333" table:formula="of:=COUNTIF([.U6:.Y7];&quot;&gt;&quot;&amp;[.$X$5])" office:value-type="float" office:value="0">
            <text:p>0</text:p>
          </table:table-cell>
          <table:table-cell table:number-rows-spanned="2" table:style-name="ACE-333" table:formula="of:=COUNTIF([.U6:.Y7];&quot;&gt;=&quot;&amp;[.$U$5])-COUNTIF([.U6:.Y7];&quot;&gt;&quot;&amp;[.$X$5])" office:value-type="float" office:value="0">
            <text:p>0</text:p>
          </table:table-cell>
          <table:table-cell table:number-rows-spanned="2" table:style-name="ACE-522" table:formula="of:=100-([.AD6]+[.AE6])*0.5-([.AG6]+[.AH6])*0.40000000000000002-([.AJ6]+[.AK6])*0.29999999999999999-[.Z6]*0.40000000000000002-[.AA6]*0.5-([.AM6]+[.AN6])*1+(IF([.AB6]=&quot;&quot;;&quot;&quot;;IF([.AB6]&lt;80;-4;IF([.AB6]&gt;=85;IF([.AB6]&lt;90;-1;0);-2))))+(IF([.AC6]=&quot;&quot;;&quot;&quot;;IF([.AC6]&lt;85;-5;IF([.AC6]&gt;=90;IF([.AC6]&lt;95;-2;0);-4))))" office:value-type="string" office:string-value="#VALUE!">
            <text:p>#VALUE!</text:p>
          </table:table-cell>
          <table:table-cell table:number-rows-spanned="2" table:style-name="ACE-523" table:formula="of:=IF(OR([.AP6]&lt;85;([.AD6]+[.AE6])&gt;6;([.AG6]+[.AH6])&gt;6;([.AJ6]+[.AK6])&gt;6;[.Z6]&gt;6;([.AD6]+[.AE6]+[.AG6]+[.AH6]+[.AJ6]+[.AK6]+[.Z6])&gt;13;[.AA6]&gt;6;[.AB6]&lt;70;[.AC6]&lt;75);&quot;不合格&quot;;&quot;合格&quot;)" office:value-type="string" office:string-value="#VALUE!">
            <text:p>#VALUE!</text:p>
          </table:table-cell>
          <table:table-cell table:number-rows-spanned="2" table:style-name="ACE-524" table:content-validation-name="VAL-150"/>
          <table:table-cell table:number-rows-spanned="2" table:style-name="ACE-519"/>
          <table:covered-table-cell/>
          <table:table-cell table:number-rows-spanned="2" table:style-name="ACE-22" office:value-type="string">
            <text:p>2016.8.16</text:p>
          </table:table-cell>
          <table:table-cell table:number-rows-spanned="2" table:style-name="ACE-516" table:content-validation-name="VAL-300" office:value-type="string">
            <text:p>1 刘 浩</text:p>
          </table:table-cell>
          <table:table-cell table:number-rows-spanned="2" table:style-name="ACE-333" office:value-type="float" office:value="1">
            <text:p>1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6">
            <text:p>6</text:p>
          </table:table-cell>
          <table:table-cell table:number-rows-spanned="2" table:style-name="ACE-333" office:value-type="float" office:value="1">
            <text:p>1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1">
            <text:p>1</text:p>
          </table:table-cell>
          <table:table-cell table:number-rows-spanned="2" table:style-name="ACE-331" table:formula="of:=100-[.AW6]*0.20000000000000001-[.AX6]*0.5-[.AY6]*0.20000000000000001-[.AZ6]*0.5-[.BA6]*1-[.BB6]*0.5-[.BC6]*0.20000000000000001-[.BD6]*0.20000000000000001-[.BE6]*0.20000000000000001-[.BF6]*0.5-[.BG6]*0.5-[.BH6]*1-[.BI6]*1-[.BJ6]*0.5" office:value-type="float" office:value="97.599999999999994">
            <text:p>97.6</text:p>
          </table:table-cell>
          <table:table-cell table:number-rows-spanned="2" table:style-name="ACE-330" table:formula="of:=IF(OR([.BK6]&lt;96;([.AW6]+[.AY6]+[.BC6]+[.BD6]+[.BE6])&gt;8;([.AX6]+[.AZ6]+[.BB6]+[.BF6]+[.BG6]+[.BJ6])&gt;6;([.AW6]+[.AX6]+[.AY6]+[.AZ6]+[.BA6]+[.BB6]+[.BC6]+[.BD6]+[.BE6]+[.BF6]+[.BG6]+[.BH6]+[.BI6]+[.BJ6])&gt;9);&quot;不合格&quot;;&quot;合格&quot;)" office:value-type="string" office:string-value="合格">
            <text:p>合格</text:p>
          </table:table-cell>
          <table:table-cell table:number-rows-spanned="2" table:style-name="ACE-326" table:content-validation-name="VAL-450" office:value-type="string">
            <text:p>黄瑾萱</text:p>
          </table:table-cell>
          <table:table-cell table:number-rows-spanned="2" table:style-name="ACE-18"/>
          <table:table-cell table:number-columns-repeated="190" table:style-name="ACE-7"/>
        </table:table-row>
        <table:table-row table:style-name="AROW-0">
          <table:table-cell table:style-name="ACE-5" office:value-type="string">
            <text:p>1 刘 浩</text:p>
          </table:table-cell>
          <table:table-cell table:style-name="ACE-8" office:value-type="string">
            <text:p>曾 燕</text:p>
          </table:table-cell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2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2 刘长勇</text:p>
          </table:table-cell>
          <table:table-cell table:style-name="ACE-8" office:value-type="string">
            <text:p>李 静</text:p>
          </table:table-cell>
          <table:table-cell table:style-name="ACE-7"/>
          <table:table-cell table:number-rows-spanned="2" table:style-name="ACE-22" office:value-type="string">
            <text:p>2016.8.16</text:p>
          </table:table-cell>
          <table:table-cell table:number-rows-spanned="2" table:style-name="ACE-24" table:content-validation-name="VAL-1" office:value-type="string">
            <text:p>1 刘 浩</text:p>
          </table:table-cell>
          <table:table-cell table:style-name="ACE-174" office:value-type="float" office:value="2">
            <text:p>2</text:p>
          </table:table-cell>
          <table:table-cell table:style-name="ACE-476" office:value-type="float" office:value="3">
            <text:p>3</text:p>
          </table:table-cell>
          <table:table-cell table:style-name="ACE-476" office:value-type="float" office:value="4">
            <text:p>4</text:p>
          </table:table-cell>
          <table:table-cell table:style-name="ACE-476" office:value-type="float" office:value="5">
            <text:p>5</text:p>
          </table:table-cell>
          <table:table-cell table:style-name="ACE-480" office:value-type="float" office:value="6">
            <text:p>6</text:p>
          </table:table-cell>
          <table:table-cell table:style-name="ACE-483" office:value-type="float" office:value="12">
            <text:p>12</text:p>
          </table:table-cell>
          <table:table-cell table:style-name="ACE-485" office:value-type="float" office:value="2">
            <text:p>2</text:p>
          </table:table-cell>
          <table:table-cell table:style-name="ACE-485" office:value-type="float" office:value="2">
            <text:p>2</text:p>
          </table:table-cell>
          <table:table-cell table:style-name="ACE-485" office:value-type="float" office:value="3">
            <text:p>3</text:p>
          </table:table-cell>
          <table:table-cell table:style-name="ACE-489" office:value-type="float" office:value="4">
            <text:p>4</text:p>
          </table:table-cell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 office:value-type="float" office:value="3">
            <text:p>3</text:p>
          </table:table-cell>
          <table:table-cell table:number-rows-spanned="2" table:style-name="ACE-333" office:value-type="float" office:value="2">
            <text:p>2</text:p>
          </table:table-cell>
          <table:table-cell table:number-rows-spanned="2" table:style-name="ACE-333" office:value-type="float" office:value="70">
            <text:p>70</text:p>
          </table:table-cell>
          <table:table-cell table:number-rows-spanned="2" table:style-name="ACE-333" office:value-type="float" office:value="92">
            <text:p>92</text:p>
          </table:table-cell>
          <table:table-cell table:number-rows-spanned="2" table:style-name="ACE-333" table:formula="of:=COUNTIF([.F8:.J9];&quot;&lt;&quot;&amp;[.$F$5])" office:value-type="float" office:value="2">
            <text:p>2</text:p>
          </table:table-cell>
          <table:table-cell table:number-rows-spanned="2" table:style-name="ACE-333" table:formula="of:=COUNTIF([.F8:.J9];&quot;&gt;&quot;&amp;[.$I$5])" office:value-type="float" office:value="2">
            <text:p>2</text:p>
          </table:table-cell>
          <table:table-cell table:number-rows-spanned="2" table:style-name="ACE-333" table:formula="of:=COUNTIF([.F8:.J9];&quot;&gt;=&quot;&amp;[.$F$5])-COUNTIF([.F8:.J9];&quot;&gt;&quot;&amp;[.$I$5])" office:value-type="float" office:value="6">
            <text:p>6</text:p>
          </table:table-cell>
          <table:table-cell table:number-rows-spanned="2" table:style-name="ACE-333" table:formula="of:=COUNTIF([.K8:.O9];&quot;&lt;&quot;&amp;[.$K$5])" office:value-type="float" office:value="3">
            <text:p>3</text:p>
          </table:table-cell>
          <table:table-cell table:number-rows-spanned="2" table:style-name="ACE-333" table:formula="of:=COUNTIF([.K8:.O9];&quot;&gt;&quot;&amp;[.$N$5])" office:value-type="float" office:value="2">
            <text:p>2</text:p>
          </table:table-cell>
          <table:table-cell table:number-rows-spanned="2" table:style-name="ACE-333" table:formula="of:=COUNTIF([.K8:.O9];&quot;&gt;=&quot;&amp;[.$K$5])-COUNTIF([.K8:.O9];&quot;&gt;&quot;&amp;[.$N$5])" office:value-type="float" office:value="5">
            <text:p>5</text:p>
          </table:table-cell>
          <table:table-cell table:number-rows-spanned="2" table:style-name="ACE-333" table:formula="of:=COUNTIF([.P8:.T9];&quot;&lt;&quot;&amp;[.$P$5])" office:value-type="float" office:value="0">
            <text:p>0</text:p>
          </table:table-cell>
          <table:table-cell table:number-rows-spanned="2" table:style-name="ACE-333" table:formula="of:=COUNTIF([.P8:.T9];&quot;&gt;&quot;&amp;[.$S$5])" office:value-type="float" office:value="0">
            <text:p>0</text:p>
          </table:table-cell>
          <table:table-cell table:number-rows-spanned="2" table:style-name="ACE-333" table:formula="of:=COUNTIF([.P8:.T9];&quot;&gt;=&quot;&amp;[.$P$5])-COUNTIF([.P8:.T9];&quot;&gt;&quot;&amp;[.$S$5])" office:value-type="float" office:value="0">
            <text:p>0</text:p>
          </table:table-cell>
          <table:table-cell table:number-rows-spanned="2" table:style-name="ACE-333" table:formula="of:=COUNTIF([.U8:.Y9];&quot;&lt;&quot;&amp;[.$U$5])" office:value-type="float" office:value="0">
            <text:p>0</text:p>
          </table:table-cell>
          <table:table-cell table:number-rows-spanned="2" table:style-name="ACE-333" table:formula="of:=COUNTIF([.U8:.Y9];&quot;&gt;&quot;&amp;[.$X$5])" office:value-type="float" office:value="0">
            <text:p>0</text:p>
          </table:table-cell>
          <table:table-cell table:number-rows-spanned="2" table:style-name="ACE-333" table:formula="of:=COUNTIF([.U8:.Y9];&quot;&gt;=&quot;&amp;[.$U$5])-COUNTIF([.U8:.Y9];&quot;&gt;&quot;&amp;[.$X$5])" office:value-type="float" office:value="0">
            <text:p>0</text:p>
          </table:table-cell>
          <table:table-cell table:number-rows-spanned="2" table:style-name="ACE-522" table:formula="of:=100-([.AD8]+[.AE8])*0.5-([.AG8]+[.AH8])*0.40000000000000002-([.AJ8]+[.AK8])*0.29999999999999999-[.Z8]*0.40000000000000002-[.AA8]*0.5-([.AM8]+[.AN8])*1+(IF([.AB8]=&quot;&quot;;&quot;&quot;;IF([.AB8]&lt;80;-4;IF([.AB8]&gt;=85;IF([.AB8]&lt;90;-1;0);-2))))+(IF([.AC8]=&quot;&quot;;&quot;&quot;;IF([.AC8]&lt;85;-5;IF([.AC8]&gt;=90;IF([.AC8]&lt;95;-2;0);-4))))" office:value-type="float" office:value="87.799999999999997">
            <text:p>87.8</text:p>
          </table:table-cell>
          <table:table-cell table:number-rows-spanned="2" table:style-name="ACE-523" table:formula="of:=IF(OR([.AP8]&lt;85;([.AD8]+[.AE8])&gt;6;([.AG8]+[.AH8])&gt;6;([.AJ8]+[.AK8])&gt;6;[.Z8]&gt;6;([.AD8]+[.AE8]+[.AG8]+[.AH8]+[.AJ8]+[.AK8]+[.Z8])&gt;13;[.AA8]&gt;6;[.AB8]&lt;70;[.AC8]&lt;75);&quot;不合格&quot;;&quot;合格&quot;)" office:value-type="string" office:string-value="合格">
            <text:p>合格</text:p>
          </table:table-cell>
          <table:table-cell table:number-rows-spanned="2" table:style-name="ACE-525" table:content-validation-name="VAL-151" office:value-type="string">
            <text:p>黄瑾萱</text:p>
          </table:table-cell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514" table:content-validation-name="VAL-30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8]*0.20000000000000001-[.AX8]*0.5-[.AY8]*0.20000000000000001-[.AZ8]*0.5-[.BA8]*1-[.BB8]*0.5-[.BC8]*0.20000000000000001-[.BD8]*0.20000000000000001-[.BE8]*0.20000000000000001-[.BF8]*0.5-[.BG8]*0.5-[.BH8]*1-[.BI8]*1-[.BJ8]*0.5" office:value-type="string" office:string-value="#VALUE!">
            <text:p>#VALUE!</text:p>
          </table:table-cell>
          <table:table-cell table:number-rows-spanned="2" table:style-name="ACE-329" table:formula="of:=IF(OR([.BK8]&lt;96;([.AW8]+[.AY8]+[.BC8]+[.BD8]+[.BE8])&gt;8;([.AX8]+[.AZ8]+[.BB8]+[.BF8]+[.BG8]+[.BJ8])&gt;6;([.AW8]+[.AX8]+[.AY8]+[.AZ8]+[.BA8]+[.BB8]+[.BC8]+[.BD8]+[.BE8]+[.BF8]+[.BG8]+[.BH8]+[.BI8]+[.BJ8])&gt;9);&quot;不合格&quot;;&quot;合格&quot;)" office:value-type="string" office:string-value="#VALUE!">
            <text:p>#VALUE!</text:p>
          </table:table-cell>
          <table:table-cell table:number-rows-spanned="2" table:style-name="ACE-325" table:content-validation-name="VAL-45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3 李秋月</text:p>
          </table:table-cell>
          <table:table-cell table:style-name="ACE-8" office:value-type="string">
            <text:p>张 科</text:p>
          </table:table-cell>
          <table:table-cell table:style-name="ACE-7"/>
          <table:covered-table-cell table:number-columns-repeated="2"/>
          <table:table-cell table:style-name="ACE-175" office:value-type="float" office:value="1">
            <text:p>1</text:p>
          </table:table-cell>
          <table:table-cell table:style-name="ACE-477" office:value-type="float" office:value="2">
            <text:p>2</text:p>
          </table:table-cell>
          <table:table-cell table:style-name="ACE-477" office:value-type="float" office:value="3">
            <text:p>3</text:p>
          </table:table-cell>
          <table:table-cell table:style-name="ACE-477" office:value-type="float" office:value="1">
            <text:p>1</text:p>
          </table:table-cell>
          <table:table-cell table:style-name="ACE-481" office:value-type="float" office:value="3">
            <text:p>3</text:p>
          </table:table-cell>
          <table:table-cell table:style-name="ACE-484" office:value-type="float" office:value="4">
            <text:p>4</text:p>
          </table:table-cell>
          <table:table-cell table:style-name="ACE-486" office:value-type="float" office:value="3">
            <text:p>3</text:p>
          </table:table-cell>
          <table:table-cell table:style-name="ACE-486" office:value-type="float" office:value="1">
            <text:p>1</text:p>
          </table:table-cell>
          <table:table-cell table:style-name="ACE-486" office:value-type="float" office:value="6">
            <text:p>6</text:p>
          </table:table-cell>
          <table:table-cell table:style-name="ACE-490" office:value-type="float" office:value="3">
            <text:p>3</text:p>
          </table:table-cell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6">
          <table:table-cell table:style-name="ACE-5" office:value-type="string">
            <text:p>4 陈寒竹</text:p>
          </table:table-cell>
          <table:table-cell table:style-name="ACE-8" office:value-type="string">
            <text:p>黄瑾萱</text:p>
          </table:table-cell>
          <table:table-cell table:style-name="ACE-7"/>
          <table:table-cell table:number-rows-spanned="2" table:style-name="ACE-22"/>
          <table:table-cell table:number-rows-spanned="2" table:style-name="ACE-25" table:content-validation-name="VAL-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0:.J11];&quot;&lt;&quot;&amp;[.$F$5])" office:value-type="float" office:value="0">
            <text:p>0</text:p>
          </table:table-cell>
          <table:table-cell table:number-rows-spanned="2" table:style-name="ACE-333" table:formula="of:=COUNTIF([.F10:.J11];&quot;&gt;&quot;&amp;[.$I$5])" office:value-type="float" office:value="0">
            <text:p>0</text:p>
          </table:table-cell>
          <table:table-cell table:number-rows-spanned="2" table:style-name="ACE-333" table:formula="of:=COUNTIF([.F10:.J11];&quot;&gt;=&quot;&amp;[.$F$5])-COUNTIF([.F10:.J11];&quot;&gt;&quot;&amp;[.$I$5])" office:value-type="float" office:value="0">
            <text:p>0</text:p>
          </table:table-cell>
          <table:table-cell table:number-rows-spanned="2" table:style-name="ACE-333" table:formula="of:=COUNTIF([.K10:.O11];&quot;&lt;&quot;&amp;[.$K$5])" office:value-type="float" office:value="0">
            <text:p>0</text:p>
          </table:table-cell>
          <table:table-cell table:number-rows-spanned="2" table:style-name="ACE-333" table:formula="of:=COUNTIF([.K10:.O11];&quot;&gt;&quot;&amp;[.$N$5])" office:value-type="float" office:value="0">
            <text:p>0</text:p>
          </table:table-cell>
          <table:table-cell table:number-rows-spanned="2" table:style-name="ACE-333" table:formula="of:=COUNTIF([.K10:.O11];&quot;&gt;=&quot;&amp;[.$K$5])-COUNTIF([.K10:.O11];&quot;&gt;&quot;&amp;[.$N$5])" office:value-type="float" office:value="0">
            <text:p>0</text:p>
          </table:table-cell>
          <table:table-cell table:number-rows-spanned="2" table:style-name="ACE-333" table:formula="of:=COUNTIF([.P10:.T11];&quot;&lt;&quot;&amp;[.$P$5])" office:value-type="float" office:value="0">
            <text:p>0</text:p>
          </table:table-cell>
          <table:table-cell table:number-rows-spanned="2" table:style-name="ACE-333" table:formula="of:=COUNTIF([.P10:.T11];&quot;&gt;&quot;&amp;[.$S$5])" office:value-type="float" office:value="0">
            <text:p>0</text:p>
          </table:table-cell>
          <table:table-cell table:number-rows-spanned="2" table:style-name="ACE-333" table:formula="of:=COUNTIF([.P10:.T11];&quot;&gt;=&quot;&amp;[.$P$5])-COUNTIF([.P10:.T11];&quot;&gt;&quot;&amp;[.$S$5])" office:value-type="float" office:value="0">
            <text:p>0</text:p>
          </table:table-cell>
          <table:table-cell table:number-rows-spanned="2" table:style-name="ACE-333" table:formula="of:=COUNTIF([.U10:.Y11];&quot;&lt;&quot;&amp;[.$U$5])" office:value-type="float" office:value="0">
            <text:p>0</text:p>
          </table:table-cell>
          <table:table-cell table:number-rows-spanned="2" table:style-name="ACE-333" table:formula="of:=COUNTIF([.U10:.Y11];&quot;&gt;&quot;&amp;[.$X$5])" office:value-type="float" office:value="0">
            <text:p>0</text:p>
          </table:table-cell>
          <table:table-cell table:number-rows-spanned="2" table:style-name="ACE-333" table:formula="of:=COUNTIF([.U10:.Y11];&quot;&gt;=&quot;&amp;[.$U$5])-COUNTIF([.U10:.Y11];&quot;&gt;&quot;&amp;[.$X$5])" office:value-type="float" office:value="0">
            <text:p>0</text:p>
          </table:table-cell>
          <table:table-cell table:number-rows-spanned="2" table:style-name="ACE-522" table:formula="of:=100-([.AD10]+[.AE10])*0.5-([.AG10]+[.AH10])*0.40000000000000002-([.AJ10]+[.AK10])*0.29999999999999999-[.Z10]*0.40000000000000002-[.AA10]*0.5-([.AM10]+[.AN10])*1+(IF([.AB10]=&quot;&quot;;&quot;&quot;;IF([.AB10]&lt;80;-4;IF([.AB10]&gt;=85;IF([.AB10]&lt;90;-1;0);-2))))+(IF([.AC10]=&quot;&quot;;&quot;&quot;;IF([.AC10]&lt;85;-5;IF([.AC10]&gt;=90;IF([.AC10]&lt;95;-2;0);-4))))" office:value-type="string" office:string-value="#VALUE!">
            <text:p>#VALUE!</text:p>
          </table:table-cell>
          <table:table-cell table:number-rows-spanned="2" table:style-name="ACE-523" table:formula="of:=IF(OR([.AP10]&lt;85;([.AD10]+[.AE10])&gt;6;([.AG10]+[.AH10])&gt;6;([.AJ10]+[.AK10])&gt;6;[.Z10]&gt;6;([.AD10]+[.AE10]+[.AG10]+[.AH10]+[.AJ10]+[.AK10]+[.Z10])&gt;13;[.AA10]&gt;6;[.AB10]&lt;70;[.AC10]&lt;75);&quot;不合格&quot;;&quot;合格&quot;)" office:value-type="string" office:string-value="#VALUE!">
            <text:p>#VALUE!</text:p>
          </table:table-cell>
          <table:table-cell table:number-rows-spanned="2" table:style-name="ACE-526" table:content-validation-name="VAL-152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510" table:content-validation-name="VAL-30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0]*0.20000000000000001-[.AX10]*0.5-[.AY10]*0.20000000000000001-[.AZ10]*0.5-[.BA10]*1-[.BB10]*0.5-[.BC10]*0.20000000000000001-[.BD10]*0.20000000000000001-[.BE10]*0.20000000000000001-[.BF10]*0.5-[.BG10]*0.5-[.BH10]*1-[.BI10]*1-[.BJ10]*0.5" office:value-type="string" office:string-value="#VALUE!">
            <text:p>#VALUE!</text:p>
          </table:table-cell>
          <table:table-cell table:number-rows-spanned="2" table:style-name="ACE-329" table:formula="of:=IF(OR([.BK10]&lt;96;([.AW10]+[.AY10]+[.BC10]+[.BD10]+[.BE10])&gt;8;([.AX10]+[.AZ10]+[.BB10]+[.BF10]+[.BG10]+[.BJ10])&gt;6;([.AW10]+[.AX10]+[.AY10]+[.AZ10]+[.BA10]+[.BB10]+[.BC10]+[.BD10]+[.BE10]+[.BF10]+[.BG10]+[.BH10]+[.BI10]+[.BJ10])&gt;9);&quot;不合格&quot;;&quot;合格&quot;)" office:value-type="string" office:string-value="#VALUE!">
            <text:p>#VALUE!</text:p>
          </table:table-cell>
          <table:table-cell table:number-rows-spanned="2" table:style-name="ACE-324" table:content-validation-name="VAL-452"/>
          <table:table-cell table:number-rows-spanned="2" table:style-name="ACE-20"/>
          <table:table-cell table:number-columns-repeated="190" table:style-name="ACE-7"/>
        </table:table-row>
        <table:table-row table:style-name="AROW-7">
          <table:table-cell table:style-name="ACE-5" office:value-type="string">
            <text:p>5 陈小霞</text:p>
          </table:table-cell>
          <table:table-cell table:style-name="ACE-8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6 陈 艳</text:p>
          </table:table-cell>
          <table:table-cell table:style-name="ACE-8"/>
          <table:table-cell table:style-name="ACE-7"/>
          <table:table-cell table:number-rows-spanned="2" table:style-name="ACE-22" office:value-type="string">
            <text:p>date</text:p>
          </table:table-cell>
          <table:table-cell table:number-rows-spanned="2" table:style-name="ACE-26" table:content-validation-name="VAL-3" office:value-type="string">
            <text:p/>
          </table:table-cell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2:.J13];&quot;&lt;&quot;&amp;[.$F$5])" office:value-type="float" office:value="0">
            <text:p>0</text:p>
          </table:table-cell>
          <table:table-cell table:number-rows-spanned="2" table:style-name="ACE-333" table:formula="of:=COUNTIF([.F12:.J13];&quot;&gt;&quot;&amp;[.$I$5])" office:value-type="float" office:value="0">
            <text:p>0</text:p>
          </table:table-cell>
          <table:table-cell table:number-rows-spanned="2" table:style-name="ACE-333" table:formula="of:=COUNTIF([.F12:.J13];&quot;&gt;=&quot;&amp;[.$F$5])-COUNTIF([.F12:.J13];&quot;&gt;&quot;&amp;[.$I$5])" office:value-type="float" office:value="0">
            <text:p>0</text:p>
          </table:table-cell>
          <table:table-cell table:number-rows-spanned="2" table:style-name="ACE-333" table:formula="of:=COUNTIF([.K12:.O13];&quot;&lt;&quot;&amp;[.$K$5])" office:value-type="float" office:value="0">
            <text:p>0</text:p>
          </table:table-cell>
          <table:table-cell table:number-rows-spanned="2" table:style-name="ACE-333" table:formula="of:=COUNTIF([.K12:.O13];&quot;&gt;&quot;&amp;[.$N$5])" office:value-type="float" office:value="0">
            <text:p>0</text:p>
          </table:table-cell>
          <table:table-cell table:number-rows-spanned="2" table:style-name="ACE-333" table:formula="of:=COUNTIF([.K12:.O13];&quot;&gt;=&quot;&amp;[.$K$5])-COUNTIF([.K12:.O13];&quot;&gt;&quot;&amp;[.$N$5])" office:value-type="float" office:value="0">
            <text:p>0</text:p>
          </table:table-cell>
          <table:table-cell table:number-rows-spanned="2" table:style-name="ACE-333" table:formula="of:=COUNTIF([.P12:.T13];&quot;&lt;&quot;&amp;[.$P$5])" office:value-type="float" office:value="0">
            <text:p>0</text:p>
          </table:table-cell>
          <table:table-cell table:number-rows-spanned="2" table:style-name="ACE-333" table:formula="of:=COUNTIF([.P12:.T13];&quot;&gt;&quot;&amp;[.$S$5])" office:value-type="float" office:value="0">
            <text:p>0</text:p>
          </table:table-cell>
          <table:table-cell table:number-rows-spanned="2" table:style-name="ACE-333" table:formula="of:=COUNTIF([.P12:.T13];&quot;&gt;=&quot;&amp;[.$P$5])-COUNTIF([.P12:.T13];&quot;&gt;&quot;&amp;[.$S$5])" office:value-type="float" office:value="0">
            <text:p>0</text:p>
          </table:table-cell>
          <table:table-cell table:number-rows-spanned="2" table:style-name="ACE-333" table:formula="of:=COUNTIF([.U12:.Y13];&quot;&lt;&quot;&amp;[.$U$5])" office:value-type="float" office:value="0">
            <text:p>0</text:p>
          </table:table-cell>
          <table:table-cell table:number-rows-spanned="2" table:style-name="ACE-333" table:formula="of:=COUNTIF([.U12:.Y13];&quot;&gt;&quot;&amp;[.$X$5])" office:value-type="float" office:value="0">
            <text:p>0</text:p>
          </table:table-cell>
          <table:table-cell table:number-rows-spanned="2" table:style-name="ACE-333" table:formula="of:=COUNTIF([.U12:.Y13];&quot;&gt;=&quot;&amp;[.$U$5])-COUNTIF([.U12:.Y13];&quot;&gt;&quot;&amp;[.$X$5])" office:value-type="float" office:value="0">
            <text:p>0</text:p>
          </table:table-cell>
          <table:table-cell table:number-rows-spanned="2" table:style-name="ACE-522" table:formula="of:=100-([.AD12]+[.AE12])*0.5-([.AG12]+[.AH12])*0.40000000000000002-([.AJ12]+[.AK12])*0.29999999999999999-[.Z12]*0.40000000000000002-[.AA12]*0.5-([.AM12]+[.AN12])*1+(IF([.AB12]=&quot;&quot;;&quot;&quot;;IF([.AB12]&lt;80;-4;IF([.AB12]&gt;=85;IF([.AB12]&lt;90;-1;0);-2))))+(IF([.AC12]=&quot;&quot;;&quot;&quot;;IF([.AC12]&lt;85;-5;IF([.AC12]&gt;=90;IF([.AC12]&lt;95;-2;0);-4))))" office:value-type="string" office:string-value="#VALUE!">
            <text:p>#VALUE!</text:p>
          </table:table-cell>
          <table:table-cell table:number-rows-spanned="2" table:style-name="ACE-523" table:formula="of:=IF(OR([.AP12]&lt;85;([.AD12]+[.AE12])&gt;6;([.AG12]+[.AH12])&gt;6;([.AJ12]+[.AK12])&gt;6;[.Z12]&gt;6;([.AD12]+[.AE12]+[.AG12]+[.AH12]+[.AJ12]+[.AK12]+[.Z12])&gt;13;[.AA12]&gt;6;[.AB12]&lt;70;[.AC12]&lt;75);&quot;不合格&quot;;&quot;合格&quot;)" office:value-type="string" office:string-value="#VALUE!">
            <text:p>#VALUE!</text:p>
          </table:table-cell>
          <table:table-cell table:number-rows-spanned="2" table:style-name="ACE-527" table:content-validation-name="VAL-153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509" table:content-validation-name="VAL-30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2]*0.20000000000000001-[.AX12]*0.5-[.AY12]*0.20000000000000001-[.AZ12]*0.5-[.BA12]*1-[.BB12]*0.5-[.BC12]*0.20000000000000001-[.BD12]*0.20000000000000001-[.BE12]*0.20000000000000001-[.BF12]*0.5-[.BG12]*0.5-[.BH12]*1-[.BI12]*1-[.BJ12]*0.5" office:value-type="string" office:string-value="#VALUE!">
            <text:p>#VALUE!</text:p>
          </table:table-cell>
          <table:table-cell table:number-rows-spanned="2" table:style-name="ACE-329" table:formula="of:=IF(OR([.BK12]&lt;96;([.AW12]+[.AY12]+[.BC12]+[.BD12]+[.BE12])&gt;8;([.AX12]+[.AZ12]+[.BB12]+[.BF12]+[.BG12]+[.BJ12])&gt;6;([.AW12]+[.AX12]+[.AY12]+[.AZ12]+[.BA12]+[.BB12]+[.BC12]+[.BD12]+[.BE12]+[.BF12]+[.BG12]+[.BH12]+[.BI12]+[.BJ12])&gt;9);&quot;不合格&quot;;&quot;合格&quot;)" office:value-type="string" office:string-value="#VALUE!">
            <text:p>#VALUE!</text:p>
          </table:table-cell>
          <table:table-cell table:number-rows-spanned="2" table:style-name="ACE-323" table:content-validation-name="VAL-45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7 刁 萍</text:p>
          </table:table-cell>
          <table:table-cell table:style-name="ACE-8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8 何民霞</text:p>
          </table:table-cell>
          <table:table-cell table:style-name="ACE-8"/>
          <table:table-cell table:style-name="ACE-7"/>
          <table:table-cell table:number-rows-spanned="2" table:style-name="ACE-22"/>
          <table:table-cell table:number-rows-spanned="2" table:style-name="ACE-27" table:content-validation-name="VAL-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4:.J15];&quot;&lt;&quot;&amp;[.$F$5])" office:value-type="float" office:value="0">
            <text:p>0</text:p>
          </table:table-cell>
          <table:table-cell table:number-rows-spanned="2" table:style-name="ACE-333" table:formula="of:=COUNTIF([.F14:.J15];&quot;&gt;&quot;&amp;[.$I$5])" office:value-type="float" office:value="0">
            <text:p>0</text:p>
          </table:table-cell>
          <table:table-cell table:number-rows-spanned="2" table:style-name="ACE-333" table:formula="of:=COUNTIF([.F14:.J15];&quot;&gt;=&quot;&amp;[.$F$5])-COUNTIF([.F14:.J15];&quot;&gt;&quot;&amp;[.$I$5])" office:value-type="float" office:value="0">
            <text:p>0</text:p>
          </table:table-cell>
          <table:table-cell table:number-rows-spanned="2" table:style-name="ACE-333" table:formula="of:=COUNTIF([.K14:.O15];&quot;&lt;&quot;&amp;[.$K$5])" office:value-type="float" office:value="0">
            <text:p>0</text:p>
          </table:table-cell>
          <table:table-cell table:number-rows-spanned="2" table:style-name="ACE-333" table:formula="of:=COUNTIF([.K14:.O15];&quot;&gt;&quot;&amp;[.$N$5])" office:value-type="float" office:value="0">
            <text:p>0</text:p>
          </table:table-cell>
          <table:table-cell table:number-rows-spanned="2" table:style-name="ACE-333" table:formula="of:=COUNTIF([.K14:.O15];&quot;&gt;=&quot;&amp;[.$K$5])-COUNTIF([.K14:.O15];&quot;&gt;&quot;&amp;[.$N$5])" office:value-type="float" office:value="0">
            <text:p>0</text:p>
          </table:table-cell>
          <table:table-cell table:number-rows-spanned="2" table:style-name="ACE-333" table:formula="of:=COUNTIF([.P14:.T15];&quot;&lt;&quot;&amp;[.$P$5])" office:value-type="float" office:value="0">
            <text:p>0</text:p>
          </table:table-cell>
          <table:table-cell table:number-rows-spanned="2" table:style-name="ACE-333" table:formula="of:=COUNTIF([.P14:.T15];&quot;&gt;&quot;&amp;[.$S$5])" office:value-type="float" office:value="0">
            <text:p>0</text:p>
          </table:table-cell>
          <table:table-cell table:number-rows-spanned="2" table:style-name="ACE-333" table:formula="of:=COUNTIF([.P14:.T15];&quot;&gt;=&quot;&amp;[.$P$5])-COUNTIF([.P14:.T15];&quot;&gt;&quot;&amp;[.$S$5])" office:value-type="float" office:value="0">
            <text:p>0</text:p>
          </table:table-cell>
          <table:table-cell table:number-rows-spanned="2" table:style-name="ACE-333" table:formula="of:=COUNTIF([.U14:.Y15];&quot;&lt;&quot;&amp;[.$U$5])" office:value-type="float" office:value="0">
            <text:p>0</text:p>
          </table:table-cell>
          <table:table-cell table:number-rows-spanned="2" table:style-name="ACE-333" table:formula="of:=COUNTIF([.U14:.Y15];&quot;&gt;&quot;&amp;[.$X$5])" office:value-type="float" office:value="0">
            <text:p>0</text:p>
          </table:table-cell>
          <table:table-cell table:number-rows-spanned="2" table:style-name="ACE-333" table:formula="of:=COUNTIF([.U14:.Y15];&quot;&gt;=&quot;&amp;[.$U$5])-COUNTIF([.U14:.Y15];&quot;&gt;&quot;&amp;[.$X$5])" office:value-type="float" office:value="0">
            <text:p>0</text:p>
          </table:table-cell>
          <table:table-cell table:number-rows-spanned="2" table:style-name="ACE-522" table:formula="of:=100-([.AD14]+[.AE14])*0.5-([.AG14]+[.AH14])*0.40000000000000002-([.AJ14]+[.AK14])*0.29999999999999999-[.Z14]*0.40000000000000002-[.AA14]*0.5-([.AM14]+[.AN14])*1+(IF([.AB14]=&quot;&quot;;&quot;&quot;;IF([.AB14]&lt;80;-4;IF([.AB14]&gt;=85;IF([.AB14]&lt;90;-1;0);-2))))+(IF([.AC14]=&quot;&quot;;&quot;&quot;;IF([.AC14]&lt;85;-5;IF([.AC14]&gt;=90;IF([.AC14]&lt;95;-2;0);-4))))" office:value-type="string" office:string-value="#VALUE!">
            <text:p>#VALUE!</text:p>
          </table:table-cell>
          <table:table-cell table:number-rows-spanned="2" table:style-name="ACE-523" table:formula="of:=IF(OR([.AP14]&lt;85;([.AD14]+[.AE14])&gt;6;([.AG14]+[.AH14])&gt;6;([.AJ14]+[.AK14])&gt;6;[.Z14]&gt;6;([.AD14]+[.AE14]+[.AG14]+[.AH14]+[.AJ14]+[.AK14]+[.Z14])&gt;13;[.AA14]&gt;6;[.AB14]&lt;70;[.AC14]&lt;75);&quot;不合格&quot;;&quot;合格&quot;)" office:value-type="string" office:string-value="#VALUE!">
            <text:p>#VALUE!</text:p>
          </table:table-cell>
          <table:table-cell table:number-rows-spanned="2" table:style-name="ACE-528" table:content-validation-name="VAL-154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99" table:content-validation-name="VAL-30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4]*0.20000000000000001-[.AX14]*0.5-[.AY14]*0.20000000000000001-[.AZ14]*0.5-[.BA14]*1-[.BB14]*0.5-[.BC14]*0.20000000000000001-[.BD14]*0.20000000000000001-[.BE14]*0.20000000000000001-[.BF14]*0.5-[.BG14]*0.5-[.BH14]*1-[.BI14]*1-[.BJ14]*0.5" office:value-type="string" office:string-value="#VALUE!">
            <text:p>#VALUE!</text:p>
          </table:table-cell>
          <table:table-cell table:number-rows-spanned="2" table:style-name="ACE-329" table:formula="of:=IF(OR([.BK14]&lt;96;([.AW14]+[.AY14]+[.BC14]+[.BD14]+[.BE14])&gt;8;([.AX14]+[.AZ14]+[.BB14]+[.BF14]+[.BG14]+[.BJ14])&gt;6;([.AW14]+[.AX14]+[.AY14]+[.AZ14]+[.BA14]+[.BB14]+[.BC14]+[.BD14]+[.BE14]+[.BF14]+[.BG14]+[.BH14]+[.BI14]+[.BJ14])&gt;9);&quot;不合格&quot;;&quot;合格&quot;)" office:value-type="string" office:string-value="#VALUE!">
            <text:p>#VALUE!</text:p>
          </table:table-cell>
          <table:table-cell table:number-rows-spanned="2" table:style-name="ACE-322" table:content-validation-name="VAL-45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9 何 婷</text:p>
          </table:table-cell>
          <table:table-cell table:style-name="ACE-9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10 李 静</text:p>
          </table:table-cell>
          <table:table-cell table:style-name="ACE-10"/>
          <table:table-cell table:style-name="ACE-7"/>
          <table:table-cell table:number-rows-spanned="2" table:style-name="ACE-22"/>
          <table:table-cell table:number-rows-spanned="2" table:style-name="ACE-28" table:content-validation-name="VAL-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6:.J17];&quot;&lt;&quot;&amp;[.$F$5])" office:value-type="float" office:value="0">
            <text:p>0</text:p>
          </table:table-cell>
          <table:table-cell table:number-rows-spanned="2" table:style-name="ACE-333" table:formula="of:=COUNTIF([.F16:.J17];&quot;&gt;&quot;&amp;[.$I$5])" office:value-type="float" office:value="0">
            <text:p>0</text:p>
          </table:table-cell>
          <table:table-cell table:number-rows-spanned="2" table:style-name="ACE-333" table:formula="of:=COUNTIF([.F16:.J17];&quot;&gt;=&quot;&amp;[.$F$5])-COUNTIF([.F16:.J17];&quot;&gt;&quot;&amp;[.$I$5])" office:value-type="float" office:value="0">
            <text:p>0</text:p>
          </table:table-cell>
          <table:table-cell table:number-rows-spanned="2" table:style-name="ACE-333" table:formula="of:=COUNTIF([.K16:.O17];&quot;&lt;&quot;&amp;[.$K$5])" office:value-type="float" office:value="0">
            <text:p>0</text:p>
          </table:table-cell>
          <table:table-cell table:number-rows-spanned="2" table:style-name="ACE-333" table:formula="of:=COUNTIF([.K16:.O17];&quot;&gt;&quot;&amp;[.$N$5])" office:value-type="float" office:value="0">
            <text:p>0</text:p>
          </table:table-cell>
          <table:table-cell table:number-rows-spanned="2" table:style-name="ACE-333" table:formula="of:=COUNTIF([.K16:.O17];&quot;&gt;=&quot;&amp;[.$K$5])-COUNTIF([.K16:.O17];&quot;&gt;&quot;&amp;[.$N$5])" office:value-type="float" office:value="0">
            <text:p>0</text:p>
          </table:table-cell>
          <table:table-cell table:number-rows-spanned="2" table:style-name="ACE-333" table:formula="of:=COUNTIF([.P16:.T17];&quot;&lt;&quot;&amp;[.$P$5])" office:value-type="float" office:value="0">
            <text:p>0</text:p>
          </table:table-cell>
          <table:table-cell table:number-rows-spanned="2" table:style-name="ACE-333" table:formula="of:=COUNTIF([.P16:.T17];&quot;&gt;&quot;&amp;[.$S$5])" office:value-type="float" office:value="0">
            <text:p>0</text:p>
          </table:table-cell>
          <table:table-cell table:number-rows-spanned="2" table:style-name="ACE-333" table:formula="of:=COUNTIF([.P16:.T17];&quot;&gt;=&quot;&amp;[.$P$5])-COUNTIF([.P16:.T17];&quot;&gt;&quot;&amp;[.$S$5])" office:value-type="float" office:value="0">
            <text:p>0</text:p>
          </table:table-cell>
          <table:table-cell table:number-rows-spanned="2" table:style-name="ACE-333" table:formula="of:=COUNTIF([.U16:.Y17];&quot;&lt;&quot;&amp;[.$U$5])" office:value-type="float" office:value="0">
            <text:p>0</text:p>
          </table:table-cell>
          <table:table-cell table:number-rows-spanned="2" table:style-name="ACE-333" table:formula="of:=COUNTIF([.U16:.Y17];&quot;&gt;&quot;&amp;[.$X$5])" office:value-type="float" office:value="0">
            <text:p>0</text:p>
          </table:table-cell>
          <table:table-cell table:number-rows-spanned="2" table:style-name="ACE-333" table:formula="of:=COUNTIF([.U16:.Y17];&quot;&gt;=&quot;&amp;[.$U$5])-COUNTIF([.U16:.Y17];&quot;&gt;&quot;&amp;[.$X$5])" office:value-type="float" office:value="0">
            <text:p>0</text:p>
          </table:table-cell>
          <table:table-cell table:number-rows-spanned="2" table:style-name="ACE-522" table:formula="of:=100-([.AD16]+[.AE16])*0.5-([.AG16]+[.AH16])*0.40000000000000002-([.AJ16]+[.AK16])*0.29999999999999999-[.Z16]*0.40000000000000002-[.AA16]*0.5-([.AM16]+[.AN16])*1+(IF([.AB16]=&quot;&quot;;&quot;&quot;;IF([.AB16]&lt;80;-4;IF([.AB16]&gt;=85;IF([.AB16]&lt;90;-1;0);-2))))+(IF([.AC16]=&quot;&quot;;&quot;&quot;;IF([.AC16]&lt;85;-5;IF([.AC16]&gt;=90;IF([.AC16]&lt;95;-2;0);-4))))" office:value-type="string" office:string-value="#VALUE!">
            <text:p>#VALUE!</text:p>
          </table:table-cell>
          <table:table-cell table:number-rows-spanned="2" table:style-name="ACE-523" table:formula="of:=IF(OR([.AP16]&lt;85;([.AD16]+[.AE16])&gt;6;([.AG16]+[.AH16])&gt;6;([.AJ16]+[.AK16])&gt;6;[.Z16]&gt;6;([.AD16]+[.AE16]+[.AG16]+[.AH16]+[.AJ16]+[.AK16]+[.Z16])&gt;13;[.AA16]&gt;6;[.AB16]&lt;70;[.AC16]&lt;75);&quot;不合格&quot;;&quot;合格&quot;)" office:value-type="string" office:string-value="#VALUE!">
            <text:p>#VALUE!</text:p>
          </table:table-cell>
          <table:table-cell table:number-rows-spanned="2" table:style-name="ACE-529" table:content-validation-name="VAL-155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96" table:content-validation-name="VAL-30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6]*0.20000000000000001-[.AX16]*0.5-[.AY16]*0.20000000000000001-[.AZ16]*0.5-[.BA16]*1-[.BB16]*0.5-[.BC16]*0.20000000000000001-[.BD16]*0.20000000000000001-[.BE16]*0.20000000000000001-[.BF16]*0.5-[.BG16]*0.5-[.BH16]*1-[.BI16]*1-[.BJ16]*0.5" office:value-type="string" office:string-value="#VALUE!">
            <text:p>#VALUE!</text:p>
          </table:table-cell>
          <table:table-cell table:number-rows-spanned="2" table:style-name="ACE-329" table:formula="of:=IF(OR([.BK16]&lt;96;([.AW16]+[.AY16]+[.BC16]+[.BD16]+[.BE16])&gt;8;([.AX16]+[.AZ16]+[.BB16]+[.BF16]+[.BG16]+[.BJ16])&gt;6;([.AW16]+[.AX16]+[.AY16]+[.AZ16]+[.BA16]+[.BB16]+[.BC16]+[.BD16]+[.BE16]+[.BF16]+[.BG16]+[.BH16]+[.BI16]+[.BJ16])&gt;9);&quot;不合格&quot;;&quot;合格&quot;)" office:value-type="string" office:string-value="#VALUE!">
            <text:p>#VALUE!</text:p>
          </table:table-cell>
          <table:table-cell table:number-rows-spanned="2" table:style-name="ACE-321" table:content-validation-name="VAL-45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11 李 俊</text:p>
          </table:table-cell>
          <table:table-cell table:style-name="ACE-10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12 李 瑶</text:p>
          </table:table-cell>
          <table:table-cell table:style-name="ACE-10"/>
          <table:table-cell table:style-name="ACE-7"/>
          <table:table-cell table:number-rows-spanned="2" table:style-name="ACE-22"/>
          <table:table-cell table:number-rows-spanned="2" table:style-name="ACE-29" table:content-validation-name="VAL-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8:.J19];&quot;&lt;&quot;&amp;[.$F$5])" office:value-type="float" office:value="0">
            <text:p>0</text:p>
          </table:table-cell>
          <table:table-cell table:number-rows-spanned="2" table:style-name="ACE-333" table:formula="of:=COUNTIF([.F18:.J19];&quot;&gt;&quot;&amp;[.$I$5])" office:value-type="float" office:value="0">
            <text:p>0</text:p>
          </table:table-cell>
          <table:table-cell table:number-rows-spanned="2" table:style-name="ACE-333" table:formula="of:=COUNTIF([.F18:.J19];&quot;&gt;=&quot;&amp;[.$F$5])-COUNTIF([.F18:.J19];&quot;&gt;&quot;&amp;[.$I$5])" office:value-type="float" office:value="0">
            <text:p>0</text:p>
          </table:table-cell>
          <table:table-cell table:number-rows-spanned="2" table:style-name="ACE-333" table:formula="of:=COUNTIF([.K18:.O19];&quot;&lt;&quot;&amp;[.$K$5])" office:value-type="float" office:value="0">
            <text:p>0</text:p>
          </table:table-cell>
          <table:table-cell table:number-rows-spanned="2" table:style-name="ACE-333" table:formula="of:=COUNTIF([.K18:.O19];&quot;&gt;&quot;&amp;[.$N$5])" office:value-type="float" office:value="0">
            <text:p>0</text:p>
          </table:table-cell>
          <table:table-cell table:number-rows-spanned="2" table:style-name="ACE-333" table:formula="of:=COUNTIF([.K18:.O19];&quot;&gt;=&quot;&amp;[.$K$5])-COUNTIF([.K18:.O19];&quot;&gt;&quot;&amp;[.$N$5])" office:value-type="float" office:value="0">
            <text:p>0</text:p>
          </table:table-cell>
          <table:table-cell table:number-rows-spanned="2" table:style-name="ACE-333" table:formula="of:=COUNTIF([.P18:.T19];&quot;&lt;&quot;&amp;[.$P$5])" office:value-type="float" office:value="0">
            <text:p>0</text:p>
          </table:table-cell>
          <table:table-cell table:number-rows-spanned="2" table:style-name="ACE-333" table:formula="of:=COUNTIF([.P18:.T19];&quot;&gt;&quot;&amp;[.$S$5])" office:value-type="float" office:value="0">
            <text:p>0</text:p>
          </table:table-cell>
          <table:table-cell table:number-rows-spanned="2" table:style-name="ACE-333" table:formula="of:=COUNTIF([.P18:.T19];&quot;&gt;=&quot;&amp;[.$P$5])-COUNTIF([.P18:.T19];&quot;&gt;&quot;&amp;[.$S$5])" office:value-type="float" office:value="0">
            <text:p>0</text:p>
          </table:table-cell>
          <table:table-cell table:number-rows-spanned="2" table:style-name="ACE-333" table:formula="of:=COUNTIF([.U18:.Y19];&quot;&lt;&quot;&amp;[.$U$5])" office:value-type="float" office:value="0">
            <text:p>0</text:p>
          </table:table-cell>
          <table:table-cell table:number-rows-spanned="2" table:style-name="ACE-333" table:formula="of:=COUNTIF([.U18:.Y19];&quot;&gt;&quot;&amp;[.$X$5])" office:value-type="float" office:value="0">
            <text:p>0</text:p>
          </table:table-cell>
          <table:table-cell table:number-rows-spanned="2" table:style-name="ACE-333" table:formula="of:=COUNTIF([.U18:.Y19];&quot;&gt;=&quot;&amp;[.$U$5])-COUNTIF([.U18:.Y19];&quot;&gt;&quot;&amp;[.$X$5])" office:value-type="float" office:value="0">
            <text:p>0</text:p>
          </table:table-cell>
          <table:table-cell table:number-rows-spanned="2" table:style-name="ACE-522" table:formula="of:=100-([.AD18]+[.AE18])*0.5-([.AG18]+[.AH18])*0.40000000000000002-([.AJ18]+[.AK18])*0.29999999999999999-[.Z18]*0.40000000000000002-[.AA18]*0.5-([.AM18]+[.AN18])*1+(IF([.AB18]=&quot;&quot;;&quot;&quot;;IF([.AB18]&lt;80;-4;IF([.AB18]&gt;=85;IF([.AB18]&lt;90;-1;0);-2))))+(IF([.AC18]=&quot;&quot;;&quot;&quot;;IF([.AC18]&lt;85;-5;IF([.AC18]&gt;=90;IF([.AC18]&lt;95;-2;0);-4))))" office:value-type="string" office:string-value="#VALUE!">
            <text:p>#VALUE!</text:p>
          </table:table-cell>
          <table:table-cell table:number-rows-spanned="2" table:style-name="ACE-523" table:formula="of:=IF(OR([.AP18]&lt;85;([.AD18]+[.AE18])&gt;6;([.AG18]+[.AH18])&gt;6;([.AJ18]+[.AK18])&gt;6;[.Z18]&gt;6;([.AD18]+[.AE18]+[.AG18]+[.AH18]+[.AJ18]+[.AK18]+[.Z18])&gt;13;[.AA18]&gt;6;[.AB18]&lt;70;[.AC18]&lt;75);&quot;不合格&quot;;&quot;合格&quot;)" office:value-type="string" office:string-value="#VALUE!">
            <text:p>#VALUE!</text:p>
          </table:table-cell>
          <table:table-cell table:number-rows-spanned="2" table:style-name="ACE-530" table:content-validation-name="VAL-156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95" table:content-validation-name="VAL-30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8]*0.20000000000000001-[.AX18]*0.5-[.AY18]*0.20000000000000001-[.AZ18]*0.5-[.BA18]*1-[.BB18]*0.5-[.BC18]*0.20000000000000001-[.BD18]*0.20000000000000001-[.BE18]*0.20000000000000001-[.BF18]*0.5-[.BG18]*0.5-[.BH18]*1-[.BI18]*1-[.BJ18]*0.5" office:value-type="string" office:string-value="#VALUE!">
            <text:p>#VALUE!</text:p>
          </table:table-cell>
          <table:table-cell table:number-rows-spanned="2" table:style-name="ACE-329" table:formula="of:=IF(OR([.BK18]&lt;96;([.AW18]+[.AY18]+[.BC18]+[.BD18]+[.BE18])&gt;8;([.AX18]+[.AZ18]+[.BB18]+[.BF18]+[.BG18]+[.BJ18])&gt;6;([.AW18]+[.AX18]+[.AY18]+[.AZ18]+[.BA18]+[.BB18]+[.BC18]+[.BD18]+[.BE18]+[.BF18]+[.BG18]+[.BH18]+[.BI18]+[.BJ18])&gt;9);&quot;不合格&quot;;&quot;合格&quot;)" office:value-type="string" office:string-value="#VALUE!">
            <text:p>#VALUE!</text:p>
          </table:table-cell>
          <table:table-cell table:number-rows-spanned="2" table:style-name="ACE-320" table:content-validation-name="VAL-45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13 廖婷婷</text:p>
          </table:table-cell>
          <table:table-cell table:style-name="ACE-10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14 刘万春</text:p>
          </table:table-cell>
          <table:table-cell table:style-name="ACE-11"/>
          <table:table-cell table:style-name="ACE-7"/>
          <table:table-cell table:number-rows-spanned="2" table:style-name="ACE-22"/>
          <table:table-cell table:number-rows-spanned="2" table:style-name="ACE-30" table:content-validation-name="VAL-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0:.J21];&quot;&lt;&quot;&amp;[.$F$5])" office:value-type="float" office:value="0">
            <text:p>0</text:p>
          </table:table-cell>
          <table:table-cell table:number-rows-spanned="2" table:style-name="ACE-333" table:formula="of:=COUNTIF([.F20:.J21];&quot;&gt;&quot;&amp;[.$I$5])" office:value-type="float" office:value="0">
            <text:p>0</text:p>
          </table:table-cell>
          <table:table-cell table:number-rows-spanned="2" table:style-name="ACE-333" table:formula="of:=COUNTIF([.F20:.J21];&quot;&gt;=&quot;&amp;[.$F$5])-COUNTIF([.F20:.J21];&quot;&gt;&quot;&amp;[.$I$5])" office:value-type="float" office:value="0">
            <text:p>0</text:p>
          </table:table-cell>
          <table:table-cell table:number-rows-spanned="2" table:style-name="ACE-333" table:formula="of:=COUNTIF([.K20:.O21];&quot;&lt;&quot;&amp;[.$K$5])" office:value-type="float" office:value="0">
            <text:p>0</text:p>
          </table:table-cell>
          <table:table-cell table:number-rows-spanned="2" table:style-name="ACE-333" table:formula="of:=COUNTIF([.K20:.O21];&quot;&gt;&quot;&amp;[.$N$5])" office:value-type="float" office:value="0">
            <text:p>0</text:p>
          </table:table-cell>
          <table:table-cell table:number-rows-spanned="2" table:style-name="ACE-333" table:formula="of:=COUNTIF([.K20:.O21];&quot;&gt;=&quot;&amp;[.$K$5])-COUNTIF([.K20:.O21];&quot;&gt;&quot;&amp;[.$N$5])" office:value-type="float" office:value="0">
            <text:p>0</text:p>
          </table:table-cell>
          <table:table-cell table:number-rows-spanned="2" table:style-name="ACE-333" table:formula="of:=COUNTIF([.P20:.T21];&quot;&lt;&quot;&amp;[.$P$5])" office:value-type="float" office:value="0">
            <text:p>0</text:p>
          </table:table-cell>
          <table:table-cell table:number-rows-spanned="2" table:style-name="ACE-333" table:formula="of:=COUNTIF([.P20:.T21];&quot;&gt;&quot;&amp;[.$S$5])" office:value-type="float" office:value="0">
            <text:p>0</text:p>
          </table:table-cell>
          <table:table-cell table:number-rows-spanned="2" table:style-name="ACE-333" table:formula="of:=COUNTIF([.P20:.T21];&quot;&gt;=&quot;&amp;[.$P$5])-COUNTIF([.P20:.T21];&quot;&gt;&quot;&amp;[.$S$5])" office:value-type="float" office:value="0">
            <text:p>0</text:p>
          </table:table-cell>
          <table:table-cell table:number-rows-spanned="2" table:style-name="ACE-333" table:formula="of:=COUNTIF([.U20:.Y21];&quot;&lt;&quot;&amp;[.$U$5])" office:value-type="float" office:value="0">
            <text:p>0</text:p>
          </table:table-cell>
          <table:table-cell table:number-rows-spanned="2" table:style-name="ACE-333" table:formula="of:=COUNTIF([.U20:.Y21];&quot;&gt;&quot;&amp;[.$X$5])" office:value-type="float" office:value="0">
            <text:p>0</text:p>
          </table:table-cell>
          <table:table-cell table:number-rows-spanned="2" table:style-name="ACE-333" table:formula="of:=COUNTIF([.U20:.Y21];&quot;&gt;=&quot;&amp;[.$U$5])-COUNTIF([.U20:.Y21];&quot;&gt;&quot;&amp;[.$X$5])" office:value-type="float" office:value="0">
            <text:p>0</text:p>
          </table:table-cell>
          <table:table-cell table:number-rows-spanned="2" table:style-name="ACE-522" table:formula="of:=100-([.AD20]+[.AE20])*0.5-([.AG20]+[.AH20])*0.40000000000000002-([.AJ20]+[.AK20])*0.29999999999999999-[.Z20]*0.40000000000000002-[.AA20]*0.5-([.AM20]+[.AN20])*1+(IF([.AB20]=&quot;&quot;;&quot;&quot;;IF([.AB20]&lt;80;-4;IF([.AB20]&gt;=85;IF([.AB20]&lt;90;-1;0);-2))))+(IF([.AC20]=&quot;&quot;;&quot;&quot;;IF([.AC20]&lt;85;-5;IF([.AC20]&gt;=90;IF([.AC20]&lt;95;-2;0);-4))))" office:value-type="string" office:string-value="#VALUE!">
            <text:p>#VALUE!</text:p>
          </table:table-cell>
          <table:table-cell table:number-rows-spanned="2" table:style-name="ACE-523" table:formula="of:=IF(OR([.AP20]&lt;85;([.AD20]+[.AE20])&gt;6;([.AG20]+[.AH20])&gt;6;([.AJ20]+[.AK20])&gt;6;[.Z20]&gt;6;([.AD20]+[.AE20]+[.AG20]+[.AH20]+[.AJ20]+[.AK20]+[.Z20])&gt;13;[.AA20]&gt;6;[.AB20]&lt;70;[.AC20]&lt;75);&quot;不合格&quot;;&quot;合格&quot;)" office:value-type="string" office:string-value="#VALUE!">
            <text:p>#VALUE!</text:p>
          </table:table-cell>
          <table:table-cell table:number-rows-spanned="2" table:style-name="ACE-531" table:content-validation-name="VAL-157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94" table:content-validation-name="VAL-30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0]*0.20000000000000001-[.AX20]*0.5-[.AY20]*0.20000000000000001-[.AZ20]*0.5-[.BA20]*1-[.BB20]*0.5-[.BC20]*0.20000000000000001-[.BD20]*0.20000000000000001-[.BE20]*0.20000000000000001-[.BF20]*0.5-[.BG20]*0.5-[.BH20]*1-[.BI20]*1-[.BJ20]*0.5" office:value-type="string" office:string-value="#VALUE!">
            <text:p>#VALUE!</text:p>
          </table:table-cell>
          <table:table-cell table:number-rows-spanned="2" table:style-name="ACE-329" table:formula="of:=IF(OR([.BK20]&lt;96;([.AW20]+[.AY20]+[.BC20]+[.BD20]+[.BE20])&gt;8;([.AX20]+[.AZ20]+[.BB20]+[.BF20]+[.BG20]+[.BJ20])&gt;6;([.AW20]+[.AX20]+[.AY20]+[.AZ20]+[.BA20]+[.BB20]+[.BC20]+[.BD20]+[.BE20]+[.BF20]+[.BG20]+[.BH20]+[.BI20]+[.BJ20])&gt;9);&quot;不合格&quot;;&quot;合格&quot;)" office:value-type="string" office:string-value="#VALUE!">
            <text:p>#VALUE!</text:p>
          </table:table-cell>
          <table:table-cell table:number-rows-spanned="2" table:style-name="ACE-319" table:content-validation-name="VAL-45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15 吕 琴</text:p>
          </table:table-cell>
          <table:table-cell table:style-name="ACE-11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16 潘大锐</text:p>
          </table:table-cell>
          <table:table-cell table:style-name="ACE-11"/>
          <table:table-cell table:style-name="ACE-7"/>
          <table:table-cell table:number-rows-spanned="2" table:style-name="ACE-22"/>
          <table:table-cell table:number-rows-spanned="2" table:style-name="ACE-31" table:content-validation-name="VAL-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2:.J23];&quot;&lt;&quot;&amp;[.$F$5])" office:value-type="float" office:value="0">
            <text:p>0</text:p>
          </table:table-cell>
          <table:table-cell table:number-rows-spanned="2" table:style-name="ACE-333" table:formula="of:=COUNTIF([.F22:.J23];&quot;&gt;&quot;&amp;[.$I$5])" office:value-type="float" office:value="0">
            <text:p>0</text:p>
          </table:table-cell>
          <table:table-cell table:number-rows-spanned="2" table:style-name="ACE-333" table:formula="of:=COUNTIF([.F22:.J23];&quot;&gt;=&quot;&amp;[.$F$5])-COUNTIF([.F22:.J23];&quot;&gt;&quot;&amp;[.$I$5])" office:value-type="float" office:value="0">
            <text:p>0</text:p>
          </table:table-cell>
          <table:table-cell table:number-rows-spanned="2" table:style-name="ACE-333" table:formula="of:=COUNTIF([.K22:.O23];&quot;&lt;&quot;&amp;[.$K$5])" office:value-type="float" office:value="0">
            <text:p>0</text:p>
          </table:table-cell>
          <table:table-cell table:number-rows-spanned="2" table:style-name="ACE-333" table:formula="of:=COUNTIF([.K22:.O23];&quot;&gt;&quot;&amp;[.$N$5])" office:value-type="float" office:value="0">
            <text:p>0</text:p>
          </table:table-cell>
          <table:table-cell table:number-rows-spanned="2" table:style-name="ACE-333" table:formula="of:=COUNTIF([.K22:.O23];&quot;&gt;=&quot;&amp;[.$K$5])-COUNTIF([.K22:.O23];&quot;&gt;&quot;&amp;[.$N$5])" office:value-type="float" office:value="0">
            <text:p>0</text:p>
          </table:table-cell>
          <table:table-cell table:number-rows-spanned="2" table:style-name="ACE-333" table:formula="of:=COUNTIF([.P22:.T23];&quot;&lt;&quot;&amp;[.$P$5])" office:value-type="float" office:value="0">
            <text:p>0</text:p>
          </table:table-cell>
          <table:table-cell table:number-rows-spanned="2" table:style-name="ACE-333" table:formula="of:=COUNTIF([.P22:.T23];&quot;&gt;&quot;&amp;[.$S$5])" office:value-type="float" office:value="0">
            <text:p>0</text:p>
          </table:table-cell>
          <table:table-cell table:number-rows-spanned="2" table:style-name="ACE-333" table:formula="of:=COUNTIF([.P22:.T23];&quot;&gt;=&quot;&amp;[.$P$5])-COUNTIF([.P22:.T23];&quot;&gt;&quot;&amp;[.$S$5])" office:value-type="float" office:value="0">
            <text:p>0</text:p>
          </table:table-cell>
          <table:table-cell table:number-rows-spanned="2" table:style-name="ACE-333" table:formula="of:=COUNTIF([.U22:.Y23];&quot;&lt;&quot;&amp;[.$U$5])" office:value-type="float" office:value="0">
            <text:p>0</text:p>
          </table:table-cell>
          <table:table-cell table:number-rows-spanned="2" table:style-name="ACE-333" table:formula="of:=COUNTIF([.U22:.Y23];&quot;&gt;&quot;&amp;[.$X$5])" office:value-type="float" office:value="0">
            <text:p>0</text:p>
          </table:table-cell>
          <table:table-cell table:number-rows-spanned="2" table:style-name="ACE-333" table:formula="of:=COUNTIF([.U22:.Y23];&quot;&gt;=&quot;&amp;[.$U$5])-COUNTIF([.U22:.Y23];&quot;&gt;&quot;&amp;[.$X$5])" office:value-type="float" office:value="0">
            <text:p>0</text:p>
          </table:table-cell>
          <table:table-cell table:number-rows-spanned="2" table:style-name="ACE-522" table:formula="of:=100-([.AD22]+[.AE22])*0.5-([.AG22]+[.AH22])*0.40000000000000002-([.AJ22]+[.AK22])*0.29999999999999999-[.Z22]*0.40000000000000002-[.AA22]*0.5-([.AM22]+[.AN22])*1+(IF([.AB22]=&quot;&quot;;&quot;&quot;;IF([.AB22]&lt;80;-4;IF([.AB22]&gt;=85;IF([.AB22]&lt;90;-1;0);-2))))+(IF([.AC22]=&quot;&quot;;&quot;&quot;;IF([.AC22]&lt;85;-5;IF([.AC22]&gt;=90;IF([.AC22]&lt;95;-2;0);-4))))" office:value-type="string" office:string-value="#VALUE!">
            <text:p>#VALUE!</text:p>
          </table:table-cell>
          <table:table-cell table:number-rows-spanned="2" table:style-name="ACE-523" table:formula="of:=IF(OR([.AP22]&lt;85;([.AD22]+[.AE22])&gt;6;([.AG22]+[.AH22])&gt;6;([.AJ22]+[.AK22])&gt;6;[.Z22]&gt;6;([.AD22]+[.AE22]+[.AG22]+[.AH22]+[.AJ22]+[.AK22]+[.Z22])&gt;13;[.AA22]&gt;6;[.AB22]&lt;70;[.AC22]&lt;75);&quot;不合格&quot;;&quot;合格&quot;)" office:value-type="string" office:string-value="#VALUE!">
            <text:p>#VALUE!</text:p>
          </table:table-cell>
          <table:table-cell table:number-rows-spanned="2" table:style-name="ACE-532" table:content-validation-name="VAL-158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88" table:content-validation-name="VAL-30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2]*0.20000000000000001-[.AX22]*0.5-[.AY22]*0.20000000000000001-[.AZ22]*0.5-[.BA22]*1-[.BB22]*0.5-[.BC22]*0.20000000000000001-[.BD22]*0.20000000000000001-[.BE22]*0.20000000000000001-[.BF22]*0.5-[.BG22]*0.5-[.BH22]*1-[.BI22]*1-[.BJ22]*0.5" office:value-type="string" office:string-value="#VALUE!">
            <text:p>#VALUE!</text:p>
          </table:table-cell>
          <table:table-cell table:number-rows-spanned="2" table:style-name="ACE-329" table:formula="of:=IF(OR([.BK22]&lt;96;([.AW22]+[.AY22]+[.BC22]+[.BD22]+[.BE22])&gt;8;([.AX22]+[.AZ22]+[.BB22]+[.BF22]+[.BG22]+[.BJ22])&gt;6;([.AW22]+[.AX22]+[.AY22]+[.AZ22]+[.BA22]+[.BB22]+[.BC22]+[.BD22]+[.BE22]+[.BF22]+[.BG22]+[.BH22]+[.BI22]+[.BJ22])&gt;9);&quot;不合格&quot;;&quot;合格&quot;)" office:value-type="string" office:string-value="#VALUE!">
            <text:p>#VALUE!</text:p>
          </table:table-cell>
          <table:table-cell table:number-rows-spanned="2" table:style-name="ACE-318" table:content-validation-name="VAL-45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17 唐晓蓉</text:p>
          </table:table-cell>
          <table:table-cell table:style-name="ACE-11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18 王雪梅</text:p>
          </table:table-cell>
          <table:table-cell table:style-name="ACE-11"/>
          <table:table-cell table:style-name="ACE-7"/>
          <table:table-cell table:number-rows-spanned="2" table:style-name="ACE-22"/>
          <table:table-cell table:number-rows-spanned="2" table:style-name="ACE-32" table:content-validation-name="VAL-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4:.J25];&quot;&lt;&quot;&amp;[.$F$5])" office:value-type="float" office:value="0">
            <text:p>0</text:p>
          </table:table-cell>
          <table:table-cell table:number-rows-spanned="2" table:style-name="ACE-333" table:formula="of:=COUNTIF([.F24:.J25];&quot;&gt;&quot;&amp;[.$I$5])" office:value-type="float" office:value="0">
            <text:p>0</text:p>
          </table:table-cell>
          <table:table-cell table:number-rows-spanned="2" table:style-name="ACE-333" table:formula="of:=COUNTIF([.F24:.J25];&quot;&gt;=&quot;&amp;[.$F$5])-COUNTIF([.F24:.J25];&quot;&gt;&quot;&amp;[.$I$5])" office:value-type="float" office:value="0">
            <text:p>0</text:p>
          </table:table-cell>
          <table:table-cell table:number-rows-spanned="2" table:style-name="ACE-333" table:formula="of:=COUNTIF([.K24:.O25];&quot;&lt;&quot;&amp;[.$K$5])" office:value-type="float" office:value="0">
            <text:p>0</text:p>
          </table:table-cell>
          <table:table-cell table:number-rows-spanned="2" table:style-name="ACE-333" table:formula="of:=COUNTIF([.K24:.O25];&quot;&gt;&quot;&amp;[.$N$5])" office:value-type="float" office:value="0">
            <text:p>0</text:p>
          </table:table-cell>
          <table:table-cell table:number-rows-spanned="2" table:style-name="ACE-333" table:formula="of:=COUNTIF([.K24:.O25];&quot;&gt;=&quot;&amp;[.$K$5])-COUNTIF([.K24:.O25];&quot;&gt;&quot;&amp;[.$N$5])" office:value-type="float" office:value="0">
            <text:p>0</text:p>
          </table:table-cell>
          <table:table-cell table:number-rows-spanned="2" table:style-name="ACE-333" table:formula="of:=COUNTIF([.P24:.T25];&quot;&lt;&quot;&amp;[.$P$5])" office:value-type="float" office:value="0">
            <text:p>0</text:p>
          </table:table-cell>
          <table:table-cell table:number-rows-spanned="2" table:style-name="ACE-333" table:formula="of:=COUNTIF([.P24:.T25];&quot;&gt;&quot;&amp;[.$S$5])" office:value-type="float" office:value="0">
            <text:p>0</text:p>
          </table:table-cell>
          <table:table-cell table:number-rows-spanned="2" table:style-name="ACE-333" table:formula="of:=COUNTIF([.P24:.T25];&quot;&gt;=&quot;&amp;[.$P$5])-COUNTIF([.P24:.T25];&quot;&gt;&quot;&amp;[.$S$5])" office:value-type="float" office:value="0">
            <text:p>0</text:p>
          </table:table-cell>
          <table:table-cell table:number-rows-spanned="2" table:style-name="ACE-333" table:formula="of:=COUNTIF([.U24:.Y25];&quot;&lt;&quot;&amp;[.$U$5])" office:value-type="float" office:value="0">
            <text:p>0</text:p>
          </table:table-cell>
          <table:table-cell table:number-rows-spanned="2" table:style-name="ACE-333" table:formula="of:=COUNTIF([.U24:.Y25];&quot;&gt;&quot;&amp;[.$X$5])" office:value-type="float" office:value="0">
            <text:p>0</text:p>
          </table:table-cell>
          <table:table-cell table:number-rows-spanned="2" table:style-name="ACE-333" table:formula="of:=COUNTIF([.U24:.Y25];&quot;&gt;=&quot;&amp;[.$U$5])-COUNTIF([.U24:.Y25];&quot;&gt;&quot;&amp;[.$X$5])" office:value-type="float" office:value="0">
            <text:p>0</text:p>
          </table:table-cell>
          <table:table-cell table:number-rows-spanned="2" table:style-name="ACE-522" table:formula="of:=100-([.AD24]+[.AE24])*0.5-([.AG24]+[.AH24])*0.40000000000000002-([.AJ24]+[.AK24])*0.29999999999999999-[.Z24]*0.40000000000000002-[.AA24]*0.5-([.AM24]+[.AN24])*1+(IF([.AB24]=&quot;&quot;;&quot;&quot;;IF([.AB24]&lt;80;-4;IF([.AB24]&gt;=85;IF([.AB24]&lt;90;-1;0);-2))))+(IF([.AC24]=&quot;&quot;;&quot;&quot;;IF([.AC24]&lt;85;-5;IF([.AC24]&gt;=90;IF([.AC24]&lt;95;-2;0);-4))))" office:value-type="string" office:string-value="#VALUE!">
            <text:p>#VALUE!</text:p>
          </table:table-cell>
          <table:table-cell table:number-rows-spanned="2" table:style-name="ACE-523" table:formula="of:=IF(OR([.AP24]&lt;85;([.AD24]+[.AE24])&gt;6;([.AG24]+[.AH24])&gt;6;([.AJ24]+[.AK24])&gt;6;[.Z24]&gt;6;([.AD24]+[.AE24]+[.AG24]+[.AH24]+[.AJ24]+[.AK24]+[.Z24])&gt;13;[.AA24]&gt;6;[.AB24]&lt;70;[.AC24]&lt;75);&quot;不合格&quot;;&quot;合格&quot;)" office:value-type="string" office:string-value="#VALUE!">
            <text:p>#VALUE!</text:p>
          </table:table-cell>
          <table:table-cell table:number-rows-spanned="2" table:style-name="ACE-533" table:content-validation-name="VAL-159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79" table:content-validation-name="VAL-30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4]*0.20000000000000001-[.AX24]*0.5-[.AY24]*0.20000000000000001-[.AZ24]*0.5-[.BA24]*1-[.BB24]*0.5-[.BC24]*0.20000000000000001-[.BD24]*0.20000000000000001-[.BE24]*0.20000000000000001-[.BF24]*0.5-[.BG24]*0.5-[.BH24]*1-[.BI24]*1-[.BJ24]*0.5" office:value-type="string" office:string-value="#VALUE!">
            <text:p>#VALUE!</text:p>
          </table:table-cell>
          <table:table-cell table:number-rows-spanned="2" table:style-name="ACE-329" table:formula="of:=IF(OR([.BK24]&lt;96;([.AW24]+[.AY24]+[.BC24]+[.BD24]+[.BE24])&gt;8;([.AX24]+[.AZ24]+[.BB24]+[.BF24]+[.BG24]+[.BJ24])&gt;6;([.AW24]+[.AX24]+[.AY24]+[.AZ24]+[.BA24]+[.BB24]+[.BC24]+[.BD24]+[.BE24]+[.BF24]+[.BG24]+[.BH24]+[.BI24]+[.BJ24])&gt;9);&quot;不合格&quot;;&quot;合格&quot;)" office:value-type="string" office:string-value="#VALUE!">
            <text:p>#VALUE!</text:p>
          </table:table-cell>
          <table:table-cell table:number-rows-spanned="2" table:style-name="ACE-317" table:content-validation-name="VAL-45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19 魏小丽</text:p>
          </table:table-cell>
          <table:table-cell table:style-name="ACE-11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20 徐春霞</text:p>
          </table:table-cell>
          <table:table-cell table:style-name="ACE-11"/>
          <table:table-cell table:style-name="ACE-7"/>
          <table:table-cell table:number-rows-spanned="2" table:style-name="ACE-22"/>
          <table:table-cell table:number-rows-spanned="2" table:style-name="ACE-33" table:content-validation-name="VAL-1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6:.J27];&quot;&lt;&quot;&amp;[.$F$5])" office:value-type="float" office:value="0">
            <text:p>0</text:p>
          </table:table-cell>
          <table:table-cell table:number-rows-spanned="2" table:style-name="ACE-333" table:formula="of:=COUNTIF([.F26:.J27];&quot;&gt;&quot;&amp;[.$I$5])" office:value-type="float" office:value="0">
            <text:p>0</text:p>
          </table:table-cell>
          <table:table-cell table:number-rows-spanned="2" table:style-name="ACE-333" table:formula="of:=COUNTIF([.F26:.J27];&quot;&gt;=&quot;&amp;[.$F$5])-COUNTIF([.F26:.J27];&quot;&gt;&quot;&amp;[.$I$5])" office:value-type="float" office:value="0">
            <text:p>0</text:p>
          </table:table-cell>
          <table:table-cell table:number-rows-spanned="2" table:style-name="ACE-333" table:formula="of:=COUNTIF([.K26:.O27];&quot;&lt;&quot;&amp;[.$K$5])" office:value-type="float" office:value="0">
            <text:p>0</text:p>
          </table:table-cell>
          <table:table-cell table:number-rows-spanned="2" table:style-name="ACE-333" table:formula="of:=COUNTIF([.K26:.O27];&quot;&gt;&quot;&amp;[.$N$5])" office:value-type="float" office:value="0">
            <text:p>0</text:p>
          </table:table-cell>
          <table:table-cell table:number-rows-spanned="2" table:style-name="ACE-333" table:formula="of:=COUNTIF([.K26:.O27];&quot;&gt;=&quot;&amp;[.$K$5])-COUNTIF([.K26:.O27];&quot;&gt;&quot;&amp;[.$N$5])" office:value-type="float" office:value="0">
            <text:p>0</text:p>
          </table:table-cell>
          <table:table-cell table:number-rows-spanned="2" table:style-name="ACE-333" table:formula="of:=COUNTIF([.P26:.T27];&quot;&lt;&quot;&amp;[.$P$5])" office:value-type="float" office:value="0">
            <text:p>0</text:p>
          </table:table-cell>
          <table:table-cell table:number-rows-spanned="2" table:style-name="ACE-333" table:formula="of:=COUNTIF([.P26:.T27];&quot;&gt;&quot;&amp;[.$S$5])" office:value-type="float" office:value="0">
            <text:p>0</text:p>
          </table:table-cell>
          <table:table-cell table:number-rows-spanned="2" table:style-name="ACE-333" table:formula="of:=COUNTIF([.P26:.T27];&quot;&gt;=&quot;&amp;[.$P$5])-COUNTIF([.P26:.T27];&quot;&gt;&quot;&amp;[.$S$5])" office:value-type="float" office:value="0">
            <text:p>0</text:p>
          </table:table-cell>
          <table:table-cell table:number-rows-spanned="2" table:style-name="ACE-333" table:formula="of:=COUNTIF([.U26:.Y27];&quot;&lt;&quot;&amp;[.$U$5])" office:value-type="float" office:value="0">
            <text:p>0</text:p>
          </table:table-cell>
          <table:table-cell table:number-rows-spanned="2" table:style-name="ACE-333" table:formula="of:=COUNTIF([.U26:.Y27];&quot;&gt;&quot;&amp;[.$X$5])" office:value-type="float" office:value="0">
            <text:p>0</text:p>
          </table:table-cell>
          <table:table-cell table:number-rows-spanned="2" table:style-name="ACE-333" table:formula="of:=COUNTIF([.U26:.Y27];&quot;&gt;=&quot;&amp;[.$U$5])-COUNTIF([.U26:.Y27];&quot;&gt;&quot;&amp;[.$X$5])" office:value-type="float" office:value="0">
            <text:p>0</text:p>
          </table:table-cell>
          <table:table-cell table:number-rows-spanned="2" table:style-name="ACE-522" table:formula="of:=100-([.AD26]+[.AE26])*0.5-([.AG26]+[.AH26])*0.40000000000000002-([.AJ26]+[.AK26])*0.29999999999999999-[.Z26]*0.40000000000000002-[.AA26]*0.5-([.AM26]+[.AN26])*1+(IF([.AB26]=&quot;&quot;;&quot;&quot;;IF([.AB26]&lt;80;-4;IF([.AB26]&gt;=85;IF([.AB26]&lt;90;-1;0);-2))))+(IF([.AC26]=&quot;&quot;;&quot;&quot;;IF([.AC26]&lt;85;-5;IF([.AC26]&gt;=90;IF([.AC26]&lt;95;-2;0);-4))))" office:value-type="string" office:string-value="#VALUE!">
            <text:p>#VALUE!</text:p>
          </table:table-cell>
          <table:table-cell table:number-rows-spanned="2" table:style-name="ACE-523" table:formula="of:=IF(OR([.AP26]&lt;85;([.AD26]+[.AE26])&gt;6;([.AG26]+[.AH26])&gt;6;([.AJ26]+[.AK26])&gt;6;[.Z26]&gt;6;([.AD26]+[.AE26]+[.AG26]+[.AH26]+[.AJ26]+[.AK26]+[.Z26])&gt;13;[.AA26]&gt;6;[.AB26]&lt;70;[.AC26]&lt;75);&quot;不合格&quot;;&quot;合格&quot;)" office:value-type="string" office:string-value="#VALUE!">
            <text:p>#VALUE!</text:p>
          </table:table-cell>
          <table:table-cell table:number-rows-spanned="2" table:style-name="ACE-534" table:content-validation-name="VAL-160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78" table:content-validation-name="VAL-31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6]*0.20000000000000001-[.AX26]*0.5-[.AY26]*0.20000000000000001-[.AZ26]*0.5-[.BA26]*1-[.BB26]*0.5-[.BC26]*0.20000000000000001-[.BD26]*0.20000000000000001-[.BE26]*0.20000000000000001-[.BF26]*0.5-[.BG26]*0.5-[.BH26]*1-[.BI26]*1-[.BJ26]*0.5" office:value-type="string" office:string-value="#VALUE!">
            <text:p>#VALUE!</text:p>
          </table:table-cell>
          <table:table-cell table:number-rows-spanned="2" table:style-name="ACE-329" table:formula="of:=IF(OR([.BK26]&lt;96;([.AW26]+[.AY26]+[.BC26]+[.BD26]+[.BE26])&gt;8;([.AX26]+[.AZ26]+[.BB26]+[.BF26]+[.BG26]+[.BJ26])&gt;6;([.AW26]+[.AX26]+[.AY26]+[.AZ26]+[.BA26]+[.BB26]+[.BC26]+[.BD26]+[.BE26]+[.BF26]+[.BG26]+[.BH26]+[.BI26]+[.BJ26])&gt;9);&quot;不合格&quot;;&quot;合格&quot;)" office:value-type="string" office:string-value="#VALUE!">
            <text:p>#VALUE!</text:p>
          </table:table-cell>
          <table:table-cell table:number-rows-spanned="2" table:style-name="ACE-316" table:content-validation-name="VAL-46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6" office:value-type="string">
            <text:p>21 曾春阳</text:p>
          </table:table-cell>
          <table:table-cell table:style-name="ACE-12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22 李 军</text:p>
          </table:table-cell>
          <table:table-cell table:style-name="ACE-12"/>
          <table:table-cell table:style-name="ACE-7"/>
          <table:table-cell table:number-rows-spanned="2" table:style-name="ACE-22"/>
          <table:table-cell table:number-rows-spanned="2" table:style-name="ACE-34" table:content-validation-name="VAL-1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8:.J29];&quot;&lt;&quot;&amp;[.$F$5])" office:value-type="float" office:value="0">
            <text:p>0</text:p>
          </table:table-cell>
          <table:table-cell table:number-rows-spanned="2" table:style-name="ACE-333" table:formula="of:=COUNTIF([.F28:.J29];&quot;&gt;&quot;&amp;[.$I$5])" office:value-type="float" office:value="0">
            <text:p>0</text:p>
          </table:table-cell>
          <table:table-cell table:number-rows-spanned="2" table:style-name="ACE-333" table:formula="of:=COUNTIF([.F28:.J29];&quot;&gt;=&quot;&amp;[.$F$5])-COUNTIF([.F28:.J29];&quot;&gt;&quot;&amp;[.$I$5])" office:value-type="float" office:value="0">
            <text:p>0</text:p>
          </table:table-cell>
          <table:table-cell table:number-rows-spanned="2" table:style-name="ACE-333" table:formula="of:=COUNTIF([.K28:.O29];&quot;&lt;&quot;&amp;[.$K$5])" office:value-type="float" office:value="0">
            <text:p>0</text:p>
          </table:table-cell>
          <table:table-cell table:number-rows-spanned="2" table:style-name="ACE-333" table:formula="of:=COUNTIF([.K28:.O29];&quot;&gt;&quot;&amp;[.$N$5])" office:value-type="float" office:value="0">
            <text:p>0</text:p>
          </table:table-cell>
          <table:table-cell table:number-rows-spanned="2" table:style-name="ACE-333" table:formula="of:=COUNTIF([.K28:.O29];&quot;&gt;=&quot;&amp;[.$K$5])-COUNTIF([.K28:.O29];&quot;&gt;&quot;&amp;[.$N$5])" office:value-type="float" office:value="0">
            <text:p>0</text:p>
          </table:table-cell>
          <table:table-cell table:number-rows-spanned="2" table:style-name="ACE-333" table:formula="of:=COUNTIF([.P28:.T29];&quot;&lt;&quot;&amp;[.$P$5])" office:value-type="float" office:value="0">
            <text:p>0</text:p>
          </table:table-cell>
          <table:table-cell table:number-rows-spanned="2" table:style-name="ACE-333" table:formula="of:=COUNTIF([.P28:.T29];&quot;&gt;&quot;&amp;[.$S$5])" office:value-type="float" office:value="0">
            <text:p>0</text:p>
          </table:table-cell>
          <table:table-cell table:number-rows-spanned="2" table:style-name="ACE-333" table:formula="of:=COUNTIF([.P28:.T29];&quot;&gt;=&quot;&amp;[.$P$5])-COUNTIF([.P28:.T29];&quot;&gt;&quot;&amp;[.$S$5])" office:value-type="float" office:value="0">
            <text:p>0</text:p>
          </table:table-cell>
          <table:table-cell table:number-rows-spanned="2" table:style-name="ACE-333" table:formula="of:=COUNTIF([.U28:.Y29];&quot;&lt;&quot;&amp;[.$U$5])" office:value-type="float" office:value="0">
            <text:p>0</text:p>
          </table:table-cell>
          <table:table-cell table:number-rows-spanned="2" table:style-name="ACE-333" table:formula="of:=COUNTIF([.U28:.Y29];&quot;&gt;&quot;&amp;[.$X$5])" office:value-type="float" office:value="0">
            <text:p>0</text:p>
          </table:table-cell>
          <table:table-cell table:number-rows-spanned="2" table:style-name="ACE-333" table:formula="of:=COUNTIF([.U28:.Y29];&quot;&gt;=&quot;&amp;[.$U$5])-COUNTIF([.U28:.Y29];&quot;&gt;&quot;&amp;[.$X$5])" office:value-type="float" office:value="0">
            <text:p>0</text:p>
          </table:table-cell>
          <table:table-cell table:number-rows-spanned="2" table:style-name="ACE-522" table:formula="of:=100-([.AD28]+[.AE28])*0.5-([.AG28]+[.AH28])*0.40000000000000002-([.AJ28]+[.AK28])*0.29999999999999999-[.Z28]*0.40000000000000002-[.AA28]*0.5-([.AM28]+[.AN28])*1+(IF([.AB28]=&quot;&quot;;&quot;&quot;;IF([.AB28]&lt;80;-4;IF([.AB28]&gt;=85;IF([.AB28]&lt;90;-1;0);-2))))+(IF([.AC28]=&quot;&quot;;&quot;&quot;;IF([.AC28]&lt;85;-5;IF([.AC28]&gt;=90;IF([.AC28]&lt;95;-2;0);-4))))" office:value-type="string" office:string-value="#VALUE!">
            <text:p>#VALUE!</text:p>
          </table:table-cell>
          <table:table-cell table:number-rows-spanned="2" table:style-name="ACE-523" table:formula="of:=IF(OR([.AP28]&lt;85;([.AD28]+[.AE28])&gt;6;([.AG28]+[.AH28])&gt;6;([.AJ28]+[.AK28])&gt;6;[.Z28]&gt;6;([.AD28]+[.AE28]+[.AG28]+[.AH28]+[.AJ28]+[.AK28]+[.Z28])&gt;13;[.AA28]&gt;6;[.AB28]&lt;70;[.AC28]&lt;75);&quot;不合格&quot;;&quot;合格&quot;)" office:value-type="string" office:string-value="#VALUE!">
            <text:p>#VALUE!</text:p>
          </table:table-cell>
          <table:table-cell table:number-rows-spanned="2" table:style-name="ACE-535" table:content-validation-name="VAL-161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75" table:content-validation-name="VAL-31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8]*0.20000000000000001-[.AX28]*0.5-[.AY28]*0.20000000000000001-[.AZ28]*0.5-[.BA28]*1-[.BB28]*0.5-[.BC28]*0.20000000000000001-[.BD28]*0.20000000000000001-[.BE28]*0.20000000000000001-[.BF28]*0.5-[.BG28]*0.5-[.BH28]*1-[.BI28]*1-[.BJ28]*0.5" office:value-type="string" office:string-value="#VALUE!">
            <text:p>#VALUE!</text:p>
          </table:table-cell>
          <table:table-cell table:number-rows-spanned="2" table:style-name="ACE-329" table:formula="of:=IF(OR([.BK28]&lt;96;([.AW28]+[.AY28]+[.BC28]+[.BD28]+[.BE28])&gt;8;([.AX28]+[.AZ28]+[.BB28]+[.BF28]+[.BG28]+[.BJ28])&gt;6;([.AW28]+[.AX28]+[.AY28]+[.AZ28]+[.BA28]+[.BB28]+[.BC28]+[.BD28]+[.BE28]+[.BF28]+[.BG28]+[.BH28]+[.BI28]+[.BJ28])&gt;9);&quot;不合格&quot;;&quot;合格&quot;)" office:value-type="string" office:string-value="#VALUE!">
            <text:p>#VALUE!</text:p>
          </table:table-cell>
          <table:table-cell table:number-rows-spanned="2" table:style-name="ACE-315" table:content-validation-name="VAL-46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23 宋 杨</text:p>
          </table:table-cell>
          <table:table-cell table:style-name="ACE-12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24 邹泽兰</text:p>
          </table:table-cell>
          <table:table-cell table:style-name="ACE-12"/>
          <table:table-cell table:style-name="ACE-7"/>
          <table:table-cell table:number-rows-spanned="2" table:style-name="ACE-22"/>
          <table:table-cell table:number-rows-spanned="2" table:style-name="ACE-35" table:content-validation-name="VAL-1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30:.J31];&quot;&lt;&quot;&amp;[.$F$5])" office:value-type="float" office:value="0">
            <text:p>0</text:p>
          </table:table-cell>
          <table:table-cell table:number-rows-spanned="2" table:style-name="ACE-333" table:formula="of:=COUNTIF([.F30:.J31];&quot;&gt;&quot;&amp;[.$I$5])" office:value-type="float" office:value="0">
            <text:p>0</text:p>
          </table:table-cell>
          <table:table-cell table:number-rows-spanned="2" table:style-name="ACE-333" table:formula="of:=COUNTIF([.F30:.J31];&quot;&gt;=&quot;&amp;[.$F$5])-COUNTIF([.F30:.J31];&quot;&gt;&quot;&amp;[.$I$5])" office:value-type="float" office:value="0">
            <text:p>0</text:p>
          </table:table-cell>
          <table:table-cell table:number-rows-spanned="2" table:style-name="ACE-333" table:formula="of:=COUNTIF([.K30:.O31];&quot;&lt;&quot;&amp;[.$K$5])" office:value-type="float" office:value="0">
            <text:p>0</text:p>
          </table:table-cell>
          <table:table-cell table:number-rows-spanned="2" table:style-name="ACE-333" table:formula="of:=COUNTIF([.K30:.O31];&quot;&gt;&quot;&amp;[.$N$5])" office:value-type="float" office:value="0">
            <text:p>0</text:p>
          </table:table-cell>
          <table:table-cell table:number-rows-spanned="2" table:style-name="ACE-333" table:formula="of:=COUNTIF([.K30:.O31];&quot;&gt;=&quot;&amp;[.$K$5])-COUNTIF([.K30:.O31];&quot;&gt;&quot;&amp;[.$N$5])" office:value-type="float" office:value="0">
            <text:p>0</text:p>
          </table:table-cell>
          <table:table-cell table:number-rows-spanned="2" table:style-name="ACE-333" table:formula="of:=COUNTIF([.P30:.T31];&quot;&lt;&quot;&amp;[.$P$5])" office:value-type="float" office:value="0">
            <text:p>0</text:p>
          </table:table-cell>
          <table:table-cell table:number-rows-spanned="2" table:style-name="ACE-333" table:formula="of:=COUNTIF([.P30:.T31];&quot;&gt;&quot;&amp;[.$S$5])" office:value-type="float" office:value="0">
            <text:p>0</text:p>
          </table:table-cell>
          <table:table-cell table:number-rows-spanned="2" table:style-name="ACE-333" table:formula="of:=COUNTIF([.P30:.T31];&quot;&gt;=&quot;&amp;[.$P$5])-COUNTIF([.P30:.T31];&quot;&gt;&quot;&amp;[.$S$5])" office:value-type="float" office:value="0">
            <text:p>0</text:p>
          </table:table-cell>
          <table:table-cell table:number-rows-spanned="2" table:style-name="ACE-333" table:formula="of:=COUNTIF([.U30:.Y31];&quot;&lt;&quot;&amp;[.$U$5])" office:value-type="float" office:value="0">
            <text:p>0</text:p>
          </table:table-cell>
          <table:table-cell table:number-rows-spanned="2" table:style-name="ACE-333" table:formula="of:=COUNTIF([.U30:.Y31];&quot;&gt;&quot;&amp;[.$X$5])" office:value-type="float" office:value="0">
            <text:p>0</text:p>
          </table:table-cell>
          <table:table-cell table:number-rows-spanned="2" table:style-name="ACE-333" table:formula="of:=COUNTIF([.U30:.Y31];&quot;&gt;=&quot;&amp;[.$U$5])-COUNTIF([.U30:.Y31];&quot;&gt;&quot;&amp;[.$X$5])" office:value-type="float" office:value="0">
            <text:p>0</text:p>
          </table:table-cell>
          <table:table-cell table:number-rows-spanned="2" table:style-name="ACE-522" table:formula="of:=100-([.AD30]+[.AE30])*0.5-([.AG30]+[.AH30])*0.40000000000000002-([.AJ30]+[.AK30])*0.29999999999999999-[.Z30]*0.40000000000000002-[.AA30]*0.5-([.AM30]+[.AN30])*1+(IF([.AB30]=&quot;&quot;;&quot;&quot;;IF([.AB30]&lt;80;-4;IF([.AB30]&gt;=85;IF([.AB30]&lt;90;-1;0);-2))))+(IF([.AC30]=&quot;&quot;;&quot;&quot;;IF([.AC30]&lt;85;-5;IF([.AC30]&gt;=90;IF([.AC30]&lt;95;-2;0);-4))))" office:value-type="string" office:string-value="#VALUE!">
            <text:p>#VALUE!</text:p>
          </table:table-cell>
          <table:table-cell table:number-rows-spanned="2" table:style-name="ACE-523" table:formula="of:=IF(OR([.AP30]&lt;85;([.AD30]+[.AE30])&gt;6;([.AG30]+[.AH30])&gt;6;([.AJ30]+[.AK30])&gt;6;[.Z30]&gt;6;([.AD30]+[.AE30]+[.AG30]+[.AH30]+[.AJ30]+[.AK30]+[.Z30])&gt;13;[.AA30]&gt;6;[.AB30]&lt;70;[.AC30]&lt;75);&quot;不合格&quot;;&quot;合格&quot;)" office:value-type="string" office:string-value="#VALUE!">
            <text:p>#VALUE!</text:p>
          </table:table-cell>
          <table:table-cell table:number-rows-spanned="2" table:style-name="ACE-536" table:content-validation-name="VAL-162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74" table:content-validation-name="VAL-31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30]*0.20000000000000001-[.AX30]*0.5-[.AY30]*0.20000000000000001-[.AZ30]*0.5-[.BA30]*1-[.BB30]*0.5-[.BC30]*0.20000000000000001-[.BD30]*0.20000000000000001-[.BE30]*0.20000000000000001-[.BF30]*0.5-[.BG30]*0.5-[.BH30]*1-[.BI30]*1-[.BJ30]*0.5" office:value-type="string" office:string-value="#VALUE!">
            <text:p>#VALUE!</text:p>
          </table:table-cell>
          <table:table-cell table:number-rows-spanned="2" table:style-name="ACE-329" table:formula="of:=IF(OR([.BK30]&lt;96;([.AW30]+[.AY30]+[.BC30]+[.BD30]+[.BE30])&gt;8;([.AX30]+[.AZ30]+[.BB30]+[.BF30]+[.BG30]+[.BJ30])&gt;6;([.AW30]+[.AX30]+[.AY30]+[.AZ30]+[.BA30]+[.BB30]+[.BC30]+[.BD30]+[.BE30]+[.BF30]+[.BG30]+[.BH30]+[.BI30]+[.BJ30])&gt;9);&quot;不合格&quot;;&quot;合格&quot;)" office:value-type="string" office:string-value="#VALUE!">
            <text:p>#VALUE!</text:p>
          </table:table-cell>
          <table:table-cell table:number-rows-spanned="2" table:style-name="ACE-314" table:content-validation-name="VAL-46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25 陈 欢</text:p>
          </table:table-cell>
          <table:table-cell table:style-name="ACE-12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26 李凤妮</text:p>
          </table:table-cell>
          <table:table-cell table:style-name="ACE-12"/>
          <table:table-cell table:style-name="ACE-7"/>
          <table:table-cell table:number-rows-spanned="2" table:style-name="ACE-22"/>
          <table:table-cell table:number-rows-spanned="2" table:style-name="ACE-36" table:content-validation-name="VAL-1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32:.J33];&quot;&lt;&quot;&amp;[.$F$5])" office:value-type="float" office:value="0">
            <text:p>0</text:p>
          </table:table-cell>
          <table:table-cell table:number-rows-spanned="2" table:style-name="ACE-333" table:formula="of:=COUNTIF([.F32:.J33];&quot;&gt;&quot;&amp;[.$I$5])" office:value-type="float" office:value="0">
            <text:p>0</text:p>
          </table:table-cell>
          <table:table-cell table:number-rows-spanned="2" table:style-name="ACE-333" table:formula="of:=COUNTIF([.F32:.J33];&quot;&gt;=&quot;&amp;[.$F$5])-COUNTIF([.F32:.J33];&quot;&gt;&quot;&amp;[.$I$5])" office:value-type="float" office:value="0">
            <text:p>0</text:p>
          </table:table-cell>
          <table:table-cell table:number-rows-spanned="2" table:style-name="ACE-333" table:formula="of:=COUNTIF([.K32:.O33];&quot;&lt;&quot;&amp;[.$K$5])" office:value-type="float" office:value="0">
            <text:p>0</text:p>
          </table:table-cell>
          <table:table-cell table:number-rows-spanned="2" table:style-name="ACE-333" table:formula="of:=COUNTIF([.K32:.O33];&quot;&gt;&quot;&amp;[.$N$5])" office:value-type="float" office:value="0">
            <text:p>0</text:p>
          </table:table-cell>
          <table:table-cell table:number-rows-spanned="2" table:style-name="ACE-333" table:formula="of:=COUNTIF([.K32:.O33];&quot;&gt;=&quot;&amp;[.$K$5])-COUNTIF([.K32:.O33];&quot;&gt;&quot;&amp;[.$N$5])" office:value-type="float" office:value="0">
            <text:p>0</text:p>
          </table:table-cell>
          <table:table-cell table:number-rows-spanned="2" table:style-name="ACE-333" table:formula="of:=COUNTIF([.P32:.T33];&quot;&lt;&quot;&amp;[.$P$5])" office:value-type="float" office:value="0">
            <text:p>0</text:p>
          </table:table-cell>
          <table:table-cell table:number-rows-spanned="2" table:style-name="ACE-333" table:formula="of:=COUNTIF([.P32:.T33];&quot;&gt;&quot;&amp;[.$S$5])" office:value-type="float" office:value="0">
            <text:p>0</text:p>
          </table:table-cell>
          <table:table-cell table:number-rows-spanned="2" table:style-name="ACE-333" table:formula="of:=COUNTIF([.P32:.T33];&quot;&gt;=&quot;&amp;[.$P$5])-COUNTIF([.P32:.T33];&quot;&gt;&quot;&amp;[.$S$5])" office:value-type="float" office:value="0">
            <text:p>0</text:p>
          </table:table-cell>
          <table:table-cell table:number-rows-spanned="2" table:style-name="ACE-333" table:formula="of:=COUNTIF([.U32:.Y33];&quot;&lt;&quot;&amp;[.$U$5])" office:value-type="float" office:value="0">
            <text:p>0</text:p>
          </table:table-cell>
          <table:table-cell table:number-rows-spanned="2" table:style-name="ACE-333" table:formula="of:=COUNTIF([.U32:.Y33];&quot;&gt;&quot;&amp;[.$X$5])" office:value-type="float" office:value="0">
            <text:p>0</text:p>
          </table:table-cell>
          <table:table-cell table:number-rows-spanned="2" table:style-name="ACE-333" table:formula="of:=COUNTIF([.U32:.Y33];&quot;&gt;=&quot;&amp;[.$U$5])-COUNTIF([.U32:.Y33];&quot;&gt;&quot;&amp;[.$X$5])" office:value-type="float" office:value="0">
            <text:p>0</text:p>
          </table:table-cell>
          <table:table-cell table:number-rows-spanned="2" table:style-name="ACE-522" table:formula="of:=100-([.AD32]+[.AE32])*0.5-([.AG32]+[.AH32])*0.40000000000000002-([.AJ32]+[.AK32])*0.29999999999999999-[.Z32]*0.40000000000000002-[.AA32]*0.5-([.AM32]+[.AN32])*1+(IF([.AB32]=&quot;&quot;;&quot;&quot;;IF([.AB32]&lt;80;-4;IF([.AB32]&gt;=85;IF([.AB32]&lt;90;-1;0);-2))))+(IF([.AC32]=&quot;&quot;;&quot;&quot;;IF([.AC32]&lt;85;-5;IF([.AC32]&gt;=90;IF([.AC32]&lt;95;-2;0);-4))))" office:value-type="string" office:string-value="#VALUE!">
            <text:p>#VALUE!</text:p>
          </table:table-cell>
          <table:table-cell table:number-rows-spanned="2" table:style-name="ACE-523" table:formula="of:=IF(OR([.AP32]&lt;85;([.AD32]+[.AE32])&gt;6;([.AG32]+[.AH32])&gt;6;([.AJ32]+[.AK32])&gt;6;[.Z32]&gt;6;([.AD32]+[.AE32]+[.AG32]+[.AH32]+[.AJ32]+[.AK32]+[.Z32])&gt;13;[.AA32]&gt;6;[.AB32]&lt;70;[.AC32]&lt;75);&quot;不合格&quot;;&quot;合格&quot;)" office:value-type="string" office:string-value="#VALUE!">
            <text:p>#VALUE!</text:p>
          </table:table-cell>
          <table:table-cell table:number-rows-spanned="2" table:style-name="ACE-537" table:content-validation-name="VAL-163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73" table:content-validation-name="VAL-31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32]*0.20000000000000001-[.AX32]*0.5-[.AY32]*0.20000000000000001-[.AZ32]*0.5-[.BA32]*1-[.BB32]*0.5-[.BC32]*0.20000000000000001-[.BD32]*0.20000000000000001-[.BE32]*0.20000000000000001-[.BF32]*0.5-[.BG32]*0.5-[.BH32]*1-[.BI32]*1-[.BJ32]*0.5" office:value-type="string" office:string-value="#VALUE!">
            <text:p>#VALUE!</text:p>
          </table:table-cell>
          <table:table-cell table:number-rows-spanned="2" table:style-name="ACE-329" table:formula="of:=IF(OR([.BK32]&lt;96;([.AW32]+[.AY32]+[.BC32]+[.BD32]+[.BE32])&gt;8;([.AX32]+[.AZ32]+[.BB32]+[.BF32]+[.BG32]+[.BJ32])&gt;6;([.AW32]+[.AX32]+[.AY32]+[.AZ32]+[.BA32]+[.BB32]+[.BC32]+[.BD32]+[.BE32]+[.BF32]+[.BG32]+[.BH32]+[.BI32]+[.BJ32])&gt;9);&quot;不合格&quot;;&quot;合格&quot;)" office:value-type="string" office:string-value="#VALUE!">
            <text:p>#VALUE!</text:p>
          </table:table-cell>
          <table:table-cell table:number-rows-spanned="2" table:style-name="ACE-313" table:content-validation-name="VAL-46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27 李 佳</text:p>
          </table:table-cell>
          <table:table-cell table:style-name="ACE-12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28 李 娟</text:p>
          </table:table-cell>
          <table:table-cell table:style-name="ACE-12"/>
          <table:table-cell table:style-name="ACE-7"/>
          <table:table-cell table:number-rows-spanned="2" table:style-name="ACE-22"/>
          <table:table-cell table:number-rows-spanned="2" table:style-name="ACE-37" table:content-validation-name="VAL-1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34:.J35];&quot;&lt;&quot;&amp;[.$F$5])" office:value-type="float" office:value="0">
            <text:p>0</text:p>
          </table:table-cell>
          <table:table-cell table:number-rows-spanned="2" table:style-name="ACE-333" table:formula="of:=COUNTIF([.F34:.J35];&quot;&gt;&quot;&amp;[.$I$5])" office:value-type="float" office:value="0">
            <text:p>0</text:p>
          </table:table-cell>
          <table:table-cell table:number-rows-spanned="2" table:style-name="ACE-333" table:formula="of:=COUNTIF([.F34:.J35];&quot;&gt;=&quot;&amp;[.$F$5])-COUNTIF([.F34:.J35];&quot;&gt;&quot;&amp;[.$I$5])" office:value-type="float" office:value="0">
            <text:p>0</text:p>
          </table:table-cell>
          <table:table-cell table:number-rows-spanned="2" table:style-name="ACE-333" table:formula="of:=COUNTIF([.K34:.O35];&quot;&lt;&quot;&amp;[.$K$5])" office:value-type="float" office:value="0">
            <text:p>0</text:p>
          </table:table-cell>
          <table:table-cell table:number-rows-spanned="2" table:style-name="ACE-333" table:formula="of:=COUNTIF([.K34:.O35];&quot;&gt;&quot;&amp;[.$N$5])" office:value-type="float" office:value="0">
            <text:p>0</text:p>
          </table:table-cell>
          <table:table-cell table:number-rows-spanned="2" table:style-name="ACE-333" table:formula="of:=COUNTIF([.K34:.O35];&quot;&gt;=&quot;&amp;[.$K$5])-COUNTIF([.K34:.O35];&quot;&gt;&quot;&amp;[.$N$5])" office:value-type="float" office:value="0">
            <text:p>0</text:p>
          </table:table-cell>
          <table:table-cell table:number-rows-spanned="2" table:style-name="ACE-333" table:formula="of:=COUNTIF([.P34:.T35];&quot;&lt;&quot;&amp;[.$P$5])" office:value-type="float" office:value="0">
            <text:p>0</text:p>
          </table:table-cell>
          <table:table-cell table:number-rows-spanned="2" table:style-name="ACE-333" table:formula="of:=COUNTIF([.P34:.T35];&quot;&gt;&quot;&amp;[.$S$5])" office:value-type="float" office:value="0">
            <text:p>0</text:p>
          </table:table-cell>
          <table:table-cell table:number-rows-spanned="2" table:style-name="ACE-333" table:formula="of:=COUNTIF([.P34:.T35];&quot;&gt;=&quot;&amp;[.$P$5])-COUNTIF([.P34:.T35];&quot;&gt;&quot;&amp;[.$S$5])" office:value-type="float" office:value="0">
            <text:p>0</text:p>
          </table:table-cell>
          <table:table-cell table:number-rows-spanned="2" table:style-name="ACE-333" table:formula="of:=COUNTIF([.U34:.Y35];&quot;&lt;&quot;&amp;[.$U$5])" office:value-type="float" office:value="0">
            <text:p>0</text:p>
          </table:table-cell>
          <table:table-cell table:number-rows-spanned="2" table:style-name="ACE-333" table:formula="of:=COUNTIF([.U34:.Y35];&quot;&gt;&quot;&amp;[.$X$5])" office:value-type="float" office:value="0">
            <text:p>0</text:p>
          </table:table-cell>
          <table:table-cell table:number-rows-spanned="2" table:style-name="ACE-333" table:formula="of:=COUNTIF([.U34:.Y35];&quot;&gt;=&quot;&amp;[.$U$5])-COUNTIF([.U34:.Y35];&quot;&gt;&quot;&amp;[.$X$5])" office:value-type="float" office:value="0">
            <text:p>0</text:p>
          </table:table-cell>
          <table:table-cell table:number-rows-spanned="2" table:style-name="ACE-522" table:formula="of:=100-([.AD34]+[.AE34])*0.5-([.AG34]+[.AH34])*0.40000000000000002-([.AJ34]+[.AK34])*0.29999999999999999-[.Z34]*0.40000000000000002-[.AA34]*0.5-([.AM34]+[.AN34])*1+(IF([.AB34]=&quot;&quot;;&quot;&quot;;IF([.AB34]&lt;80;-4;IF([.AB34]&gt;=85;IF([.AB34]&lt;90;-1;0);-2))))+(IF([.AC34]=&quot;&quot;;&quot;&quot;;IF([.AC34]&lt;85;-5;IF([.AC34]&gt;=90;IF([.AC34]&lt;95;-2;0);-4))))" office:value-type="string" office:string-value="#VALUE!">
            <text:p>#VALUE!</text:p>
          </table:table-cell>
          <table:table-cell table:number-rows-spanned="2" table:style-name="ACE-523" table:formula="of:=IF(OR([.AP34]&lt;85;([.AD34]+[.AE34])&gt;6;([.AG34]+[.AH34])&gt;6;([.AJ34]+[.AK34])&gt;6;[.Z34]&gt;6;([.AD34]+[.AE34]+[.AG34]+[.AH34]+[.AJ34]+[.AK34]+[.Z34])&gt;13;[.AA34]&gt;6;[.AB34]&lt;70;[.AC34]&lt;75);&quot;不合格&quot;;&quot;合格&quot;)" office:value-type="string" office:string-value="#VALUE!">
            <text:p>#VALUE!</text:p>
          </table:table-cell>
          <table:table-cell table:number-rows-spanned="2" table:style-name="ACE-538" table:content-validation-name="VAL-164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71" table:content-validation-name="VAL-31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34]*0.20000000000000001-[.AX34]*0.5-[.AY34]*0.20000000000000001-[.AZ34]*0.5-[.BA34]*1-[.BB34]*0.5-[.BC34]*0.20000000000000001-[.BD34]*0.20000000000000001-[.BE34]*0.20000000000000001-[.BF34]*0.5-[.BG34]*0.5-[.BH34]*1-[.BI34]*1-[.BJ34]*0.5" office:value-type="string" office:string-value="#VALUE!">
            <text:p>#VALUE!</text:p>
          </table:table-cell>
          <table:table-cell table:number-rows-spanned="2" table:style-name="ACE-329" table:formula="of:=IF(OR([.BK34]&lt;96;([.AW34]+[.AY34]+[.BC34]+[.BD34]+[.BE34])&gt;8;([.AX34]+[.AZ34]+[.BB34]+[.BF34]+[.BG34]+[.BJ34])&gt;6;([.AW34]+[.AX34]+[.AY34]+[.AZ34]+[.BA34]+[.BB34]+[.BC34]+[.BD34]+[.BE34]+[.BF34]+[.BG34]+[.BH34]+[.BI34]+[.BJ34])&gt;9);&quot;不合格&quot;;&quot;合格&quot;)" office:value-type="string" office:string-value="#VALUE!">
            <text:p>#VALUE!</text:p>
          </table:table-cell>
          <table:table-cell table:number-rows-spanned="2" table:style-name="ACE-312" table:content-validation-name="VAL-46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29 廖俊红</text:p>
          </table:table-cell>
          <table:table-cell table:style-name="ACE-12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30 王国威</text:p>
          </table:table-cell>
          <table:table-cell table:style-name="ACE-12"/>
          <table:table-cell table:style-name="ACE-7"/>
          <table:table-cell table:number-rows-spanned="2" table:style-name="ACE-22"/>
          <table:table-cell table:number-rows-spanned="2" table:style-name="ACE-38" table:content-validation-name="VAL-1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36:.J37];&quot;&lt;&quot;&amp;[.$F$5])" office:value-type="float" office:value="0">
            <text:p>0</text:p>
          </table:table-cell>
          <table:table-cell table:number-rows-spanned="2" table:style-name="ACE-333" table:formula="of:=COUNTIF([.F36:.J37];&quot;&gt;&quot;&amp;[.$I$5])" office:value-type="float" office:value="0">
            <text:p>0</text:p>
          </table:table-cell>
          <table:table-cell table:number-rows-spanned="2" table:style-name="ACE-333" table:formula="of:=COUNTIF([.F36:.J37];&quot;&gt;=&quot;&amp;[.$F$5])-COUNTIF([.F36:.J37];&quot;&gt;&quot;&amp;[.$I$5])" office:value-type="float" office:value="0">
            <text:p>0</text:p>
          </table:table-cell>
          <table:table-cell table:number-rows-spanned="2" table:style-name="ACE-333" table:formula="of:=COUNTIF([.K36:.O37];&quot;&lt;&quot;&amp;[.$K$5])" office:value-type="float" office:value="0">
            <text:p>0</text:p>
          </table:table-cell>
          <table:table-cell table:number-rows-spanned="2" table:style-name="ACE-333" table:formula="of:=COUNTIF([.K36:.O37];&quot;&gt;&quot;&amp;[.$N$5])" office:value-type="float" office:value="0">
            <text:p>0</text:p>
          </table:table-cell>
          <table:table-cell table:number-rows-spanned="2" table:style-name="ACE-333" table:formula="of:=COUNTIF([.K36:.O37];&quot;&gt;=&quot;&amp;[.$K$5])-COUNTIF([.K36:.O37];&quot;&gt;&quot;&amp;[.$N$5])" office:value-type="float" office:value="0">
            <text:p>0</text:p>
          </table:table-cell>
          <table:table-cell table:number-rows-spanned="2" table:style-name="ACE-333" table:formula="of:=COUNTIF([.P36:.T37];&quot;&lt;&quot;&amp;[.$P$5])" office:value-type="float" office:value="0">
            <text:p>0</text:p>
          </table:table-cell>
          <table:table-cell table:number-rows-spanned="2" table:style-name="ACE-333" table:formula="of:=COUNTIF([.P36:.T37];&quot;&gt;&quot;&amp;[.$S$5])" office:value-type="float" office:value="0">
            <text:p>0</text:p>
          </table:table-cell>
          <table:table-cell table:number-rows-spanned="2" table:style-name="ACE-333" table:formula="of:=COUNTIF([.P36:.T37];&quot;&gt;=&quot;&amp;[.$P$5])-COUNTIF([.P36:.T37];&quot;&gt;&quot;&amp;[.$S$5])" office:value-type="float" office:value="0">
            <text:p>0</text:p>
          </table:table-cell>
          <table:table-cell table:number-rows-spanned="2" table:style-name="ACE-333" table:formula="of:=COUNTIF([.U36:.Y37];&quot;&lt;&quot;&amp;[.$U$5])" office:value-type="float" office:value="0">
            <text:p>0</text:p>
          </table:table-cell>
          <table:table-cell table:number-rows-spanned="2" table:style-name="ACE-333" table:formula="of:=COUNTIF([.U36:.Y37];&quot;&gt;&quot;&amp;[.$X$5])" office:value-type="float" office:value="0">
            <text:p>0</text:p>
          </table:table-cell>
          <table:table-cell table:number-rows-spanned="2" table:style-name="ACE-333" table:formula="of:=COUNTIF([.U36:.Y37];&quot;&gt;=&quot;&amp;[.$U$5])-COUNTIF([.U36:.Y37];&quot;&gt;&quot;&amp;[.$X$5])" office:value-type="float" office:value="0">
            <text:p>0</text:p>
          </table:table-cell>
          <table:table-cell table:number-rows-spanned="2" table:style-name="ACE-522" table:formula="of:=100-([.AD36]+[.AE36])*0.5-([.AG36]+[.AH36])*0.40000000000000002-([.AJ36]+[.AK36])*0.29999999999999999-[.Z36]*0.40000000000000002-[.AA36]*0.5-([.AM36]+[.AN36])*1+(IF([.AB36]=&quot;&quot;;&quot;&quot;;IF([.AB36]&lt;80;-4;IF([.AB36]&gt;=85;IF([.AB36]&lt;90;-1;0);-2))))+(IF([.AC36]=&quot;&quot;;&quot;&quot;;IF([.AC36]&lt;85;-5;IF([.AC36]&gt;=90;IF([.AC36]&lt;95;-2;0);-4))))" office:value-type="string" office:string-value="#VALUE!">
            <text:p>#VALUE!</text:p>
          </table:table-cell>
          <table:table-cell table:number-rows-spanned="2" table:style-name="ACE-523" table:formula="of:=IF(OR([.AP36]&lt;85;([.AD36]+[.AE36])&gt;6;([.AG36]+[.AH36])&gt;6;([.AJ36]+[.AK36])&gt;6;[.Z36]&gt;6;([.AD36]+[.AE36]+[.AG36]+[.AH36]+[.AJ36]+[.AK36]+[.Z36])&gt;13;[.AA36]&gt;6;[.AB36]&lt;70;[.AC36]&lt;75);&quot;不合格&quot;;&quot;合格&quot;)" office:value-type="string" office:string-value="#VALUE!">
            <text:p>#VALUE!</text:p>
          </table:table-cell>
          <table:table-cell table:number-rows-spanned="2" table:style-name="ACE-539" table:content-validation-name="VAL-165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70" table:content-validation-name="VAL-31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36]*0.20000000000000001-[.AX36]*0.5-[.AY36]*0.20000000000000001-[.AZ36]*0.5-[.BA36]*1-[.BB36]*0.5-[.BC36]*0.20000000000000001-[.BD36]*0.20000000000000001-[.BE36]*0.20000000000000001-[.BF36]*0.5-[.BG36]*0.5-[.BH36]*1-[.BI36]*1-[.BJ36]*0.5" office:value-type="string" office:string-value="#VALUE!">
            <text:p>#VALUE!</text:p>
          </table:table-cell>
          <table:table-cell table:number-rows-spanned="2" table:style-name="ACE-329" table:formula="of:=IF(OR([.BK36]&lt;96;([.AW36]+[.AY36]+[.BC36]+[.BD36]+[.BE36])&gt;8;([.AX36]+[.AZ36]+[.BB36]+[.BF36]+[.BG36]+[.BJ36])&gt;6;([.AW36]+[.AX36]+[.AY36]+[.AZ36]+[.BA36]+[.BB36]+[.BC36]+[.BD36]+[.BE36]+[.BF36]+[.BG36]+[.BH36]+[.BI36]+[.BJ36])&gt;9);&quot;不合格&quot;;&quot;合格&quot;)" office:value-type="string" office:string-value="#VALUE!">
            <text:p>#VALUE!</text:p>
          </table:table-cell>
          <table:table-cell table:number-rows-spanned="2" table:style-name="ACE-311" table:content-validation-name="VAL-46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31">
            <text:p>31</text:p>
          </table:table-cell>
          <table:table-cell table:style-name="ACE-12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32">
            <text:p>32</text:p>
          </table:table-cell>
          <table:table-cell table:style-name="ACE-12"/>
          <table:table-cell table:style-name="ACE-7"/>
          <table:table-cell table:number-rows-spanned="2" table:style-name="ACE-22"/>
          <table:table-cell table:number-rows-spanned="2" table:style-name="ACE-39" table:content-validation-name="VAL-1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38:.J39];&quot;&lt;&quot;&amp;[.$F$5])" office:value-type="float" office:value="0">
            <text:p>0</text:p>
          </table:table-cell>
          <table:table-cell table:number-rows-spanned="2" table:style-name="ACE-333" table:formula="of:=COUNTIF([.F38:.J39];&quot;&gt;&quot;&amp;[.$I$5])" office:value-type="float" office:value="0">
            <text:p>0</text:p>
          </table:table-cell>
          <table:table-cell table:number-rows-spanned="2" table:style-name="ACE-333" table:formula="of:=COUNTIF([.F38:.J39];&quot;&gt;=&quot;&amp;[.$F$5])-COUNTIF([.F38:.J39];&quot;&gt;&quot;&amp;[.$I$5])" office:value-type="float" office:value="0">
            <text:p>0</text:p>
          </table:table-cell>
          <table:table-cell table:number-rows-spanned="2" table:style-name="ACE-333" table:formula="of:=COUNTIF([.K38:.O39];&quot;&lt;&quot;&amp;[.$K$5])" office:value-type="float" office:value="0">
            <text:p>0</text:p>
          </table:table-cell>
          <table:table-cell table:number-rows-spanned="2" table:style-name="ACE-333" table:formula="of:=COUNTIF([.K38:.O39];&quot;&gt;&quot;&amp;[.$N$5])" office:value-type="float" office:value="0">
            <text:p>0</text:p>
          </table:table-cell>
          <table:table-cell table:number-rows-spanned="2" table:style-name="ACE-333" table:formula="of:=COUNTIF([.K38:.O39];&quot;&gt;=&quot;&amp;[.$K$5])-COUNTIF([.K38:.O39];&quot;&gt;&quot;&amp;[.$N$5])" office:value-type="float" office:value="0">
            <text:p>0</text:p>
          </table:table-cell>
          <table:table-cell table:number-rows-spanned="2" table:style-name="ACE-333" table:formula="of:=COUNTIF([.P38:.T39];&quot;&lt;&quot;&amp;[.$P$5])" office:value-type="float" office:value="0">
            <text:p>0</text:p>
          </table:table-cell>
          <table:table-cell table:number-rows-spanned="2" table:style-name="ACE-333" table:formula="of:=COUNTIF([.P38:.T39];&quot;&gt;&quot;&amp;[.$S$5])" office:value-type="float" office:value="0">
            <text:p>0</text:p>
          </table:table-cell>
          <table:table-cell table:number-rows-spanned="2" table:style-name="ACE-333" table:formula="of:=COUNTIF([.P38:.T39];&quot;&gt;=&quot;&amp;[.$P$5])-COUNTIF([.P38:.T39];&quot;&gt;&quot;&amp;[.$S$5])" office:value-type="float" office:value="0">
            <text:p>0</text:p>
          </table:table-cell>
          <table:table-cell table:number-rows-spanned="2" table:style-name="ACE-333" table:formula="of:=COUNTIF([.U38:.Y39];&quot;&lt;&quot;&amp;[.$U$5])" office:value-type="float" office:value="0">
            <text:p>0</text:p>
          </table:table-cell>
          <table:table-cell table:number-rows-spanned="2" table:style-name="ACE-333" table:formula="of:=COUNTIF([.U38:.Y39];&quot;&gt;&quot;&amp;[.$X$5])" office:value-type="float" office:value="0">
            <text:p>0</text:p>
          </table:table-cell>
          <table:table-cell table:number-rows-spanned="2" table:style-name="ACE-333" table:formula="of:=COUNTIF([.U38:.Y39];&quot;&gt;=&quot;&amp;[.$U$5])-COUNTIF([.U38:.Y39];&quot;&gt;&quot;&amp;[.$X$5])" office:value-type="float" office:value="0">
            <text:p>0</text:p>
          </table:table-cell>
          <table:table-cell table:number-rows-spanned="2" table:style-name="ACE-522" table:formula="of:=100-([.AD38]+[.AE38])*0.5-([.AG38]+[.AH38])*0.40000000000000002-([.AJ38]+[.AK38])*0.29999999999999999-[.Z38]*0.40000000000000002-[.AA38]*0.5-([.AM38]+[.AN38])*1+(IF([.AB38]=&quot;&quot;;&quot;&quot;;IF([.AB38]&lt;80;-4;IF([.AB38]&gt;=85;IF([.AB38]&lt;90;-1;0);-2))))+(IF([.AC38]=&quot;&quot;;&quot;&quot;;IF([.AC38]&lt;85;-5;IF([.AC38]&gt;=90;IF([.AC38]&lt;95;-2;0);-4))))" office:value-type="string" office:string-value="#VALUE!">
            <text:p>#VALUE!</text:p>
          </table:table-cell>
          <table:table-cell table:number-rows-spanned="2" table:style-name="ACE-523" table:formula="of:=IF(OR([.AP38]&lt;85;([.AD38]+[.AE38])&gt;6;([.AG38]+[.AH38])&gt;6;([.AJ38]+[.AK38])&gt;6;[.Z38]&gt;6;([.AD38]+[.AE38]+[.AG38]+[.AH38]+[.AJ38]+[.AK38]+[.Z38])&gt;13;[.AA38]&gt;6;[.AB38]&lt;70;[.AC38]&lt;75);&quot;不合格&quot;;&quot;合格&quot;)" office:value-type="string" office:string-value="#VALUE!">
            <text:p>#VALUE!</text:p>
          </table:table-cell>
          <table:table-cell table:number-rows-spanned="2" table:style-name="ACE-540" table:content-validation-name="VAL-166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9" table:content-validation-name="VAL-31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38]*0.20000000000000001-[.AX38]*0.5-[.AY38]*0.20000000000000001-[.AZ38]*0.5-[.BA38]*1-[.BB38]*0.5-[.BC38]*0.20000000000000001-[.BD38]*0.20000000000000001-[.BE38]*0.20000000000000001-[.BF38]*0.5-[.BG38]*0.5-[.BH38]*1-[.BI38]*1-[.BJ38]*0.5" office:value-type="string" office:string-value="#VALUE!">
            <text:p>#VALUE!</text:p>
          </table:table-cell>
          <table:table-cell table:number-rows-spanned="2" table:style-name="ACE-329" table:formula="of:=IF(OR([.BK38]&lt;96;([.AW38]+[.AY38]+[.BC38]+[.BD38]+[.BE38])&gt;8;([.AX38]+[.AZ38]+[.BB38]+[.BF38]+[.BG38]+[.BJ38])&gt;6;([.AW38]+[.AX38]+[.AY38]+[.AZ38]+[.BA38]+[.BB38]+[.BC38]+[.BD38]+[.BE38]+[.BF38]+[.BG38]+[.BH38]+[.BI38]+[.BJ38])&gt;9);&quot;不合格&quot;;&quot;合格&quot;)" office:value-type="string" office:string-value="#VALUE!">
            <text:p>#VALUE!</text:p>
          </table:table-cell>
          <table:table-cell table:number-rows-spanned="2" table:style-name="ACE-310" table:content-validation-name="VAL-46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33">
            <text:p>33</text:p>
          </table:table-cell>
          <table:table-cell table:style-name="ACE-12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34">
            <text:p>34</text:p>
          </table:table-cell>
          <table:table-cell table:style-name="ACE-12"/>
          <table:table-cell table:style-name="ACE-7"/>
          <table:table-cell table:number-rows-spanned="2" table:style-name="ACE-22"/>
          <table:table-cell table:number-rows-spanned="2" table:style-name="ACE-40" table:content-validation-name="VAL-1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40:.J41];&quot;&lt;&quot;&amp;[.$F$5])" office:value-type="float" office:value="0">
            <text:p>0</text:p>
          </table:table-cell>
          <table:table-cell table:number-rows-spanned="2" table:style-name="ACE-333" table:formula="of:=COUNTIF([.F40:.J41];&quot;&gt;&quot;&amp;[.$I$5])" office:value-type="float" office:value="0">
            <text:p>0</text:p>
          </table:table-cell>
          <table:table-cell table:number-rows-spanned="2" table:style-name="ACE-333" table:formula="of:=COUNTIF([.F40:.J41];&quot;&gt;=&quot;&amp;[.$F$5])-COUNTIF([.F40:.J41];&quot;&gt;&quot;&amp;[.$I$5])" office:value-type="float" office:value="0">
            <text:p>0</text:p>
          </table:table-cell>
          <table:table-cell table:number-rows-spanned="2" table:style-name="ACE-333" table:formula="of:=COUNTIF([.K40:.O41];&quot;&lt;&quot;&amp;[.$K$5])" office:value-type="float" office:value="0">
            <text:p>0</text:p>
          </table:table-cell>
          <table:table-cell table:number-rows-spanned="2" table:style-name="ACE-333" table:formula="of:=COUNTIF([.K40:.O41];&quot;&gt;&quot;&amp;[.$N$5])" office:value-type="float" office:value="0">
            <text:p>0</text:p>
          </table:table-cell>
          <table:table-cell table:number-rows-spanned="2" table:style-name="ACE-333" table:formula="of:=COUNTIF([.K40:.O41];&quot;&gt;=&quot;&amp;[.$K$5])-COUNTIF([.K40:.O41];&quot;&gt;&quot;&amp;[.$N$5])" office:value-type="float" office:value="0">
            <text:p>0</text:p>
          </table:table-cell>
          <table:table-cell table:number-rows-spanned="2" table:style-name="ACE-333" table:formula="of:=COUNTIF([.P40:.T41];&quot;&lt;&quot;&amp;[.$P$5])" office:value-type="float" office:value="0">
            <text:p>0</text:p>
          </table:table-cell>
          <table:table-cell table:number-rows-spanned="2" table:style-name="ACE-333" table:formula="of:=COUNTIF([.P40:.T41];&quot;&gt;&quot;&amp;[.$S$5])" office:value-type="float" office:value="0">
            <text:p>0</text:p>
          </table:table-cell>
          <table:table-cell table:number-rows-spanned="2" table:style-name="ACE-333" table:formula="of:=COUNTIF([.P40:.T41];&quot;&gt;=&quot;&amp;[.$P$5])-COUNTIF([.P40:.T41];&quot;&gt;&quot;&amp;[.$S$5])" office:value-type="float" office:value="0">
            <text:p>0</text:p>
          </table:table-cell>
          <table:table-cell table:number-rows-spanned="2" table:style-name="ACE-333" table:formula="of:=COUNTIF([.U40:.Y41];&quot;&lt;&quot;&amp;[.$U$5])" office:value-type="float" office:value="0">
            <text:p>0</text:p>
          </table:table-cell>
          <table:table-cell table:number-rows-spanned="2" table:style-name="ACE-333" table:formula="of:=COUNTIF([.U40:.Y41];&quot;&gt;&quot;&amp;[.$X$5])" office:value-type="float" office:value="0">
            <text:p>0</text:p>
          </table:table-cell>
          <table:table-cell table:number-rows-spanned="2" table:style-name="ACE-333" table:formula="of:=COUNTIF([.U40:.Y41];&quot;&gt;=&quot;&amp;[.$U$5])-COUNTIF([.U40:.Y41];&quot;&gt;&quot;&amp;[.$X$5])" office:value-type="float" office:value="0">
            <text:p>0</text:p>
          </table:table-cell>
          <table:table-cell table:number-rows-spanned="2" table:style-name="ACE-522" table:formula="of:=100-([.AD40]+[.AE40])*0.5-([.AG40]+[.AH40])*0.40000000000000002-([.AJ40]+[.AK40])*0.29999999999999999-[.Z40]*0.40000000000000002-[.AA40]*0.5-([.AM40]+[.AN40])*1+(IF([.AB40]=&quot;&quot;;&quot;&quot;;IF([.AB40]&lt;80;-4;IF([.AB40]&gt;=85;IF([.AB40]&lt;90;-1;0);-2))))+(IF([.AC40]=&quot;&quot;;&quot;&quot;;IF([.AC40]&lt;85;-5;IF([.AC40]&gt;=90;IF([.AC40]&lt;95;-2;0);-4))))" office:value-type="string" office:string-value="#VALUE!">
            <text:p>#VALUE!</text:p>
          </table:table-cell>
          <table:table-cell table:number-rows-spanned="2" table:style-name="ACE-523" table:formula="of:=IF(OR([.AP40]&lt;85;([.AD40]+[.AE40])&gt;6;([.AG40]+[.AH40])&gt;6;([.AJ40]+[.AK40])&gt;6;[.Z40]&gt;6;([.AD40]+[.AE40]+[.AG40]+[.AH40]+[.AJ40]+[.AK40]+[.Z40])&gt;13;[.AA40]&gt;6;[.AB40]&lt;70;[.AC40]&lt;75);&quot;不合格&quot;;&quot;合格&quot;)" office:value-type="string" office:string-value="#VALUE!">
            <text:p>#VALUE!</text:p>
          </table:table-cell>
          <table:table-cell table:number-rows-spanned="2" table:style-name="ACE-541" table:content-validation-name="VAL-167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8" table:content-validation-name="VAL-31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40]*0.20000000000000001-[.AX40]*0.5-[.AY40]*0.20000000000000001-[.AZ40]*0.5-[.BA40]*1-[.BB40]*0.5-[.BC40]*0.20000000000000001-[.BD40]*0.20000000000000001-[.BE40]*0.20000000000000001-[.BF40]*0.5-[.BG40]*0.5-[.BH40]*1-[.BI40]*1-[.BJ40]*0.5" office:value-type="string" office:string-value="#VALUE!">
            <text:p>#VALUE!</text:p>
          </table:table-cell>
          <table:table-cell table:number-rows-spanned="2" table:style-name="ACE-329" table:formula="of:=IF(OR([.BK40]&lt;96;([.AW40]+[.AY40]+[.BC40]+[.BD40]+[.BE40])&gt;8;([.AX40]+[.AZ40]+[.BB40]+[.BF40]+[.BG40]+[.BJ40])&gt;6;([.AW40]+[.AX40]+[.AY40]+[.AZ40]+[.BA40]+[.BB40]+[.BC40]+[.BD40]+[.BE40]+[.BF40]+[.BG40]+[.BH40]+[.BI40]+[.BJ40])&gt;9);&quot;不合格&quot;;&quot;合格&quot;)" office:value-type="string" office:string-value="#VALUE!">
            <text:p>#VALUE!</text:p>
          </table:table-cell>
          <table:table-cell table:number-rows-spanned="2" table:style-name="ACE-309" table:content-validation-name="VAL-46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35">
            <text:p>35</text:p>
          </table:table-cell>
          <table:table-cell table:style-name="ACE-12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36">
            <text:p>36</text:p>
          </table:table-cell>
          <table:table-cell table:style-name="ACE-12"/>
          <table:table-cell table:style-name="ACE-7"/>
          <table:table-cell table:number-rows-spanned="2" table:style-name="ACE-22"/>
          <table:table-cell table:number-rows-spanned="2" table:style-name="ACE-41" table:content-validation-name="VAL-1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42:.J43];&quot;&lt;&quot;&amp;[.$F$5])" office:value-type="float" office:value="0">
            <text:p>0</text:p>
          </table:table-cell>
          <table:table-cell table:number-rows-spanned="2" table:style-name="ACE-333" table:formula="of:=COUNTIF([.F42:.J43];&quot;&gt;&quot;&amp;[.$I$5])" office:value-type="float" office:value="0">
            <text:p>0</text:p>
          </table:table-cell>
          <table:table-cell table:number-rows-spanned="2" table:style-name="ACE-333" table:formula="of:=COUNTIF([.F42:.J43];&quot;&gt;=&quot;&amp;[.$F$5])-COUNTIF([.F42:.J43];&quot;&gt;&quot;&amp;[.$I$5])" office:value-type="float" office:value="0">
            <text:p>0</text:p>
          </table:table-cell>
          <table:table-cell table:number-rows-spanned="2" table:style-name="ACE-333" table:formula="of:=COUNTIF([.K42:.O43];&quot;&lt;&quot;&amp;[.$K$5])" office:value-type="float" office:value="0">
            <text:p>0</text:p>
          </table:table-cell>
          <table:table-cell table:number-rows-spanned="2" table:style-name="ACE-333" table:formula="of:=COUNTIF([.K42:.O43];&quot;&gt;&quot;&amp;[.$N$5])" office:value-type="float" office:value="0">
            <text:p>0</text:p>
          </table:table-cell>
          <table:table-cell table:number-rows-spanned="2" table:style-name="ACE-333" table:formula="of:=COUNTIF([.K42:.O43];&quot;&gt;=&quot;&amp;[.$K$5])-COUNTIF([.K42:.O43];&quot;&gt;&quot;&amp;[.$N$5])" office:value-type="float" office:value="0">
            <text:p>0</text:p>
          </table:table-cell>
          <table:table-cell table:number-rows-spanned="2" table:style-name="ACE-333" table:formula="of:=COUNTIF([.P42:.T43];&quot;&lt;&quot;&amp;[.$P$5])" office:value-type="float" office:value="0">
            <text:p>0</text:p>
          </table:table-cell>
          <table:table-cell table:number-rows-spanned="2" table:style-name="ACE-333" table:formula="of:=COUNTIF([.P42:.T43];&quot;&gt;&quot;&amp;[.$S$5])" office:value-type="float" office:value="0">
            <text:p>0</text:p>
          </table:table-cell>
          <table:table-cell table:number-rows-spanned="2" table:style-name="ACE-333" table:formula="of:=COUNTIF([.P42:.T43];&quot;&gt;=&quot;&amp;[.$P$5])-COUNTIF([.P42:.T43];&quot;&gt;&quot;&amp;[.$S$5])" office:value-type="float" office:value="0">
            <text:p>0</text:p>
          </table:table-cell>
          <table:table-cell table:number-rows-spanned="2" table:style-name="ACE-333" table:formula="of:=COUNTIF([.U42:.Y43];&quot;&lt;&quot;&amp;[.$U$5])" office:value-type="float" office:value="0">
            <text:p>0</text:p>
          </table:table-cell>
          <table:table-cell table:number-rows-spanned="2" table:style-name="ACE-333" table:formula="of:=COUNTIF([.U42:.Y43];&quot;&gt;&quot;&amp;[.$X$5])" office:value-type="float" office:value="0">
            <text:p>0</text:p>
          </table:table-cell>
          <table:table-cell table:number-rows-spanned="2" table:style-name="ACE-333" table:formula="of:=COUNTIF([.U42:.Y43];&quot;&gt;=&quot;&amp;[.$U$5])-COUNTIF([.U42:.Y43];&quot;&gt;&quot;&amp;[.$X$5])" office:value-type="float" office:value="0">
            <text:p>0</text:p>
          </table:table-cell>
          <table:table-cell table:number-rows-spanned="2" table:style-name="ACE-522" table:formula="of:=100-([.AD42]+[.AE42])*0.5-([.AG42]+[.AH42])*0.40000000000000002-([.AJ42]+[.AK42])*0.29999999999999999-[.Z42]*0.40000000000000002-[.AA42]*0.5-([.AM42]+[.AN42])*1+(IF([.AB42]=&quot;&quot;;&quot;&quot;;IF([.AB42]&lt;80;-4;IF([.AB42]&gt;=85;IF([.AB42]&lt;90;-1;0);-2))))+(IF([.AC42]=&quot;&quot;;&quot;&quot;;IF([.AC42]&lt;85;-5;IF([.AC42]&gt;=90;IF([.AC42]&lt;95;-2;0);-4))))" office:value-type="string" office:string-value="#VALUE!">
            <text:p>#VALUE!</text:p>
          </table:table-cell>
          <table:table-cell table:number-rows-spanned="2" table:style-name="ACE-523" table:formula="of:=IF(OR([.AP42]&lt;85;([.AD42]+[.AE42])&gt;6;([.AG42]+[.AH42])&gt;6;([.AJ42]+[.AK42])&gt;6;[.Z42]&gt;6;([.AD42]+[.AE42]+[.AG42]+[.AH42]+[.AJ42]+[.AK42]+[.Z42])&gt;13;[.AA42]&gt;6;[.AB42]&lt;70;[.AC42]&lt;75);&quot;不合格&quot;;&quot;合格&quot;)" office:value-type="string" office:string-value="#VALUE!">
            <text:p>#VALUE!</text:p>
          </table:table-cell>
          <table:table-cell table:number-rows-spanned="2" table:style-name="ACE-542" table:content-validation-name="VAL-168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7" table:content-validation-name="VAL-31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42]*0.20000000000000001-[.AX42]*0.5-[.AY42]*0.20000000000000001-[.AZ42]*0.5-[.BA42]*1-[.BB42]*0.5-[.BC42]*0.20000000000000001-[.BD42]*0.20000000000000001-[.BE42]*0.20000000000000001-[.BF42]*0.5-[.BG42]*0.5-[.BH42]*1-[.BI42]*1-[.BJ42]*0.5" office:value-type="string" office:string-value="#VALUE!">
            <text:p>#VALUE!</text:p>
          </table:table-cell>
          <table:table-cell table:number-rows-spanned="2" table:style-name="ACE-329" table:formula="of:=IF(OR([.BK42]&lt;96;([.AW42]+[.AY42]+[.BC42]+[.BD42]+[.BE42])&gt;8;([.AX42]+[.AZ42]+[.BB42]+[.BF42]+[.BG42]+[.BJ42])&gt;6;([.AW42]+[.AX42]+[.AY42]+[.AZ42]+[.BA42]+[.BB42]+[.BC42]+[.BD42]+[.BE42]+[.BF42]+[.BG42]+[.BH42]+[.BI42]+[.BJ42])&gt;9);&quot;不合格&quot;;&quot;合格&quot;)" office:value-type="string" office:string-value="#VALUE!">
            <text:p>#VALUE!</text:p>
          </table:table-cell>
          <table:table-cell table:number-rows-spanned="2" table:style-name="ACE-308" table:content-validation-name="VAL-46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37">
            <text:p>37</text:p>
          </table:table-cell>
          <table:table-cell table:style-name="ACE-12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38">
            <text:p>38</text:p>
          </table:table-cell>
          <table:table-cell table:style-name="ACE-12"/>
          <table:table-cell table:style-name="ACE-7"/>
          <table:table-cell table:number-rows-spanned="2" table:style-name="ACE-22"/>
          <table:table-cell table:number-rows-spanned="2" table:style-name="ACE-42" table:content-validation-name="VAL-1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44:.J45];&quot;&lt;&quot;&amp;[.$F$5])" office:value-type="float" office:value="0">
            <text:p>0</text:p>
          </table:table-cell>
          <table:table-cell table:number-rows-spanned="2" table:style-name="ACE-333" table:formula="of:=COUNTIF([.F44:.J45];&quot;&gt;&quot;&amp;[.$I$5])" office:value-type="float" office:value="0">
            <text:p>0</text:p>
          </table:table-cell>
          <table:table-cell table:number-rows-spanned="2" table:style-name="ACE-333" table:formula="of:=COUNTIF([.F44:.J45];&quot;&gt;=&quot;&amp;[.$F$5])-COUNTIF([.F44:.J45];&quot;&gt;&quot;&amp;[.$I$5])" office:value-type="float" office:value="0">
            <text:p>0</text:p>
          </table:table-cell>
          <table:table-cell table:number-rows-spanned="2" table:style-name="ACE-333" table:formula="of:=COUNTIF([.K44:.O45];&quot;&lt;&quot;&amp;[.$K$5])" office:value-type="float" office:value="0">
            <text:p>0</text:p>
          </table:table-cell>
          <table:table-cell table:number-rows-spanned="2" table:style-name="ACE-333" table:formula="of:=COUNTIF([.K44:.O45];&quot;&gt;&quot;&amp;[.$N$5])" office:value-type="float" office:value="0">
            <text:p>0</text:p>
          </table:table-cell>
          <table:table-cell table:number-rows-spanned="2" table:style-name="ACE-333" table:formula="of:=COUNTIF([.K44:.O45];&quot;&gt;=&quot;&amp;[.$K$5])-COUNTIF([.K44:.O45];&quot;&gt;&quot;&amp;[.$N$5])" office:value-type="float" office:value="0">
            <text:p>0</text:p>
          </table:table-cell>
          <table:table-cell table:number-rows-spanned="2" table:style-name="ACE-333" table:formula="of:=COUNTIF([.P44:.T45];&quot;&lt;&quot;&amp;[.$P$5])" office:value-type="float" office:value="0">
            <text:p>0</text:p>
          </table:table-cell>
          <table:table-cell table:number-rows-spanned="2" table:style-name="ACE-333" table:formula="of:=COUNTIF([.P44:.T45];&quot;&gt;&quot;&amp;[.$S$5])" office:value-type="float" office:value="0">
            <text:p>0</text:p>
          </table:table-cell>
          <table:table-cell table:number-rows-spanned="2" table:style-name="ACE-333" table:formula="of:=COUNTIF([.P44:.T45];&quot;&gt;=&quot;&amp;[.$P$5])-COUNTIF([.P44:.T45];&quot;&gt;&quot;&amp;[.$S$5])" office:value-type="float" office:value="0">
            <text:p>0</text:p>
          </table:table-cell>
          <table:table-cell table:number-rows-spanned="2" table:style-name="ACE-333" table:formula="of:=COUNTIF([.U44:.Y45];&quot;&lt;&quot;&amp;[.$U$5])" office:value-type="float" office:value="0">
            <text:p>0</text:p>
          </table:table-cell>
          <table:table-cell table:number-rows-spanned="2" table:style-name="ACE-333" table:formula="of:=COUNTIF([.U44:.Y45];&quot;&gt;&quot;&amp;[.$X$5])" office:value-type="float" office:value="0">
            <text:p>0</text:p>
          </table:table-cell>
          <table:table-cell table:number-rows-spanned="2" table:style-name="ACE-333" table:formula="of:=COUNTIF([.U44:.Y45];&quot;&gt;=&quot;&amp;[.$U$5])-COUNTIF([.U44:.Y45];&quot;&gt;&quot;&amp;[.$X$5])" office:value-type="float" office:value="0">
            <text:p>0</text:p>
          </table:table-cell>
          <table:table-cell table:number-rows-spanned="2" table:style-name="ACE-522" table:formula="of:=100-([.AD44]+[.AE44])*0.5-([.AG44]+[.AH44])*0.40000000000000002-([.AJ44]+[.AK44])*0.29999999999999999-[.Z44]*0.40000000000000002-[.AA44]*0.5-([.AM44]+[.AN44])*1+(IF([.AB44]=&quot;&quot;;&quot;&quot;;IF([.AB44]&lt;80;-4;IF([.AB44]&gt;=85;IF([.AB44]&lt;90;-1;0);-2))))+(IF([.AC44]=&quot;&quot;;&quot;&quot;;IF([.AC44]&lt;85;-5;IF([.AC44]&gt;=90;IF([.AC44]&lt;95;-2;0);-4))))" office:value-type="string" office:string-value="#VALUE!">
            <text:p>#VALUE!</text:p>
          </table:table-cell>
          <table:table-cell table:number-rows-spanned="2" table:style-name="ACE-523" table:formula="of:=IF(OR([.AP44]&lt;85;([.AD44]+[.AE44])&gt;6;([.AG44]+[.AH44])&gt;6;([.AJ44]+[.AK44])&gt;6;[.Z44]&gt;6;([.AD44]+[.AE44]+[.AG44]+[.AH44]+[.AJ44]+[.AK44]+[.Z44])&gt;13;[.AA44]&gt;6;[.AB44]&lt;70;[.AC44]&lt;75);&quot;不合格&quot;;&quot;合格&quot;)" office:value-type="string" office:string-value="#VALUE!">
            <text:p>#VALUE!</text:p>
          </table:table-cell>
          <table:table-cell table:number-rows-spanned="2" table:style-name="ACE-543" table:content-validation-name="VAL-169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6" table:content-validation-name="VAL-31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44]*0.20000000000000001-[.AX44]*0.5-[.AY44]*0.20000000000000001-[.AZ44]*0.5-[.BA44]*1-[.BB44]*0.5-[.BC44]*0.20000000000000001-[.BD44]*0.20000000000000001-[.BE44]*0.20000000000000001-[.BF44]*0.5-[.BG44]*0.5-[.BH44]*1-[.BI44]*1-[.BJ44]*0.5" office:value-type="string" office:string-value="#VALUE!">
            <text:p>#VALUE!</text:p>
          </table:table-cell>
          <table:table-cell table:number-rows-spanned="2" table:style-name="ACE-329" table:formula="of:=IF(OR([.BK44]&lt;96;([.AW44]+[.AY44]+[.BC44]+[.BD44]+[.BE44])&gt;8;([.AX44]+[.AZ44]+[.BB44]+[.BF44]+[.BG44]+[.BJ44])&gt;6;([.AW44]+[.AX44]+[.AY44]+[.AZ44]+[.BA44]+[.BB44]+[.BC44]+[.BD44]+[.BE44]+[.BF44]+[.BG44]+[.BH44]+[.BI44]+[.BJ44])&gt;9);&quot;不合格&quot;;&quot;合格&quot;)" office:value-type="string" office:string-value="#VALUE!">
            <text:p>#VALUE!</text:p>
          </table:table-cell>
          <table:table-cell table:number-rows-spanned="2" table:style-name="ACE-307" table:content-validation-name="VAL-46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39">
            <text:p>39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40">
            <text:p>40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43" table:content-validation-name="VAL-2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46:.J47];&quot;&lt;&quot;&amp;[.$F$5])" office:value-type="float" office:value="0">
            <text:p>0</text:p>
          </table:table-cell>
          <table:table-cell table:number-rows-spanned="2" table:style-name="ACE-333" table:formula="of:=COUNTIF([.F46:.J47];&quot;&gt;&quot;&amp;[.$I$5])" office:value-type="float" office:value="0">
            <text:p>0</text:p>
          </table:table-cell>
          <table:table-cell table:number-rows-spanned="2" table:style-name="ACE-333" table:formula="of:=COUNTIF([.F46:.J47];&quot;&gt;=&quot;&amp;[.$F$5])-COUNTIF([.F46:.J47];&quot;&gt;&quot;&amp;[.$I$5])" office:value-type="float" office:value="0">
            <text:p>0</text:p>
          </table:table-cell>
          <table:table-cell table:number-rows-spanned="2" table:style-name="ACE-333" table:formula="of:=COUNTIF([.K46:.O47];&quot;&lt;&quot;&amp;[.$K$5])" office:value-type="float" office:value="0">
            <text:p>0</text:p>
          </table:table-cell>
          <table:table-cell table:number-rows-spanned="2" table:style-name="ACE-333" table:formula="of:=COUNTIF([.K46:.O47];&quot;&gt;&quot;&amp;[.$N$5])" office:value-type="float" office:value="0">
            <text:p>0</text:p>
          </table:table-cell>
          <table:table-cell table:number-rows-spanned="2" table:style-name="ACE-333" table:formula="of:=COUNTIF([.K46:.O47];&quot;&gt;=&quot;&amp;[.$K$5])-COUNTIF([.K46:.O47];&quot;&gt;&quot;&amp;[.$N$5])" office:value-type="float" office:value="0">
            <text:p>0</text:p>
          </table:table-cell>
          <table:table-cell table:number-rows-spanned="2" table:style-name="ACE-333" table:formula="of:=COUNTIF([.P46:.T47];&quot;&lt;&quot;&amp;[.$P$5])" office:value-type="float" office:value="0">
            <text:p>0</text:p>
          </table:table-cell>
          <table:table-cell table:number-rows-spanned="2" table:style-name="ACE-333" table:formula="of:=COUNTIF([.P46:.T47];&quot;&gt;&quot;&amp;[.$S$5])" office:value-type="float" office:value="0">
            <text:p>0</text:p>
          </table:table-cell>
          <table:table-cell table:number-rows-spanned="2" table:style-name="ACE-333" table:formula="of:=COUNTIF([.P46:.T47];&quot;&gt;=&quot;&amp;[.$P$5])-COUNTIF([.P46:.T47];&quot;&gt;&quot;&amp;[.$S$5])" office:value-type="float" office:value="0">
            <text:p>0</text:p>
          </table:table-cell>
          <table:table-cell table:number-rows-spanned="2" table:style-name="ACE-333" table:formula="of:=COUNTIF([.U46:.Y47];&quot;&lt;&quot;&amp;[.$U$5])" office:value-type="float" office:value="0">
            <text:p>0</text:p>
          </table:table-cell>
          <table:table-cell table:number-rows-spanned="2" table:style-name="ACE-333" table:formula="of:=COUNTIF([.U46:.Y47];&quot;&gt;&quot;&amp;[.$X$5])" office:value-type="float" office:value="0">
            <text:p>0</text:p>
          </table:table-cell>
          <table:table-cell table:number-rows-spanned="2" table:style-name="ACE-333" table:formula="of:=COUNTIF([.U46:.Y47];&quot;&gt;=&quot;&amp;[.$U$5])-COUNTIF([.U46:.Y47];&quot;&gt;&quot;&amp;[.$X$5])" office:value-type="float" office:value="0">
            <text:p>0</text:p>
          </table:table-cell>
          <table:table-cell table:number-rows-spanned="2" table:style-name="ACE-522" table:formula="of:=100-([.AD46]+[.AE46])*0.5-([.AG46]+[.AH46])*0.40000000000000002-([.AJ46]+[.AK46])*0.29999999999999999-[.Z46]*0.40000000000000002-[.AA46]*0.5-([.AM46]+[.AN46])*1+(IF([.AB46]=&quot;&quot;;&quot;&quot;;IF([.AB46]&lt;80;-4;IF([.AB46]&gt;=85;IF([.AB46]&lt;90;-1;0);-2))))+(IF([.AC46]=&quot;&quot;;&quot;&quot;;IF([.AC46]&lt;85;-5;IF([.AC46]&gt;=90;IF([.AC46]&lt;95;-2;0);-4))))" office:value-type="string" office:string-value="#VALUE!">
            <text:p>#VALUE!</text:p>
          </table:table-cell>
          <table:table-cell table:number-rows-spanned="2" table:style-name="ACE-523" table:formula="of:=IF(OR([.AP46]&lt;85;([.AD46]+[.AE46])&gt;6;([.AG46]+[.AH46])&gt;6;([.AJ46]+[.AK46])&gt;6;[.Z46]&gt;6;([.AD46]+[.AE46]+[.AG46]+[.AH46]+[.AJ46]+[.AK46]+[.Z46])&gt;13;[.AA46]&gt;6;[.AB46]&lt;70;[.AC46]&lt;75);&quot;不合格&quot;;&quot;合格&quot;)" office:value-type="string" office:string-value="#VALUE!">
            <text:p>#VALUE!</text:p>
          </table:table-cell>
          <table:table-cell table:number-rows-spanned="2" table:style-name="ACE-544" table:content-validation-name="VAL-170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5" table:content-validation-name="VAL-32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46]*0.20000000000000001-[.AX46]*0.5-[.AY46]*0.20000000000000001-[.AZ46]*0.5-[.BA46]*1-[.BB46]*0.5-[.BC46]*0.20000000000000001-[.BD46]*0.20000000000000001-[.BE46]*0.20000000000000001-[.BF46]*0.5-[.BG46]*0.5-[.BH46]*1-[.BI46]*1-[.BJ46]*0.5" office:value-type="string" office:string-value="#VALUE!">
            <text:p>#VALUE!</text:p>
          </table:table-cell>
          <table:table-cell table:number-rows-spanned="2" table:style-name="ACE-329" table:formula="of:=IF(OR([.BK46]&lt;96;([.AW46]+[.AY46]+[.BC46]+[.BD46]+[.BE46])&gt;8;([.AX46]+[.AZ46]+[.BB46]+[.BF46]+[.BG46]+[.BJ46])&gt;6;([.AW46]+[.AX46]+[.AY46]+[.AZ46]+[.BA46]+[.BB46]+[.BC46]+[.BD46]+[.BE46]+[.BF46]+[.BG46]+[.BH46]+[.BI46]+[.BJ46])&gt;9);&quot;不合格&quot;;&quot;合格&quot;)" office:value-type="string" office:string-value="#VALUE!">
            <text:p>#VALUE!</text:p>
          </table:table-cell>
          <table:table-cell table:number-rows-spanned="2" table:style-name="ACE-306" table:content-validation-name="VAL-47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4" office:value-type="string">
            <text:p>业务外包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41 华维凤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44" table:content-validation-name="VAL-2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48:.J49];&quot;&lt;&quot;&amp;[.$F$5])" office:value-type="float" office:value="0">
            <text:p>0</text:p>
          </table:table-cell>
          <table:table-cell table:number-rows-spanned="2" table:style-name="ACE-333" table:formula="of:=COUNTIF([.F48:.J49];&quot;&gt;&quot;&amp;[.$I$5])" office:value-type="float" office:value="0">
            <text:p>0</text:p>
          </table:table-cell>
          <table:table-cell table:number-rows-spanned="2" table:style-name="ACE-333" table:formula="of:=COUNTIF([.F48:.J49];&quot;&gt;=&quot;&amp;[.$F$5])-COUNTIF([.F48:.J49];&quot;&gt;&quot;&amp;[.$I$5])" office:value-type="float" office:value="0">
            <text:p>0</text:p>
          </table:table-cell>
          <table:table-cell table:number-rows-spanned="2" table:style-name="ACE-333" table:formula="of:=COUNTIF([.K48:.O49];&quot;&lt;&quot;&amp;[.$K$5])" office:value-type="float" office:value="0">
            <text:p>0</text:p>
          </table:table-cell>
          <table:table-cell table:number-rows-spanned="2" table:style-name="ACE-333" table:formula="of:=COUNTIF([.K48:.O49];&quot;&gt;&quot;&amp;[.$N$5])" office:value-type="float" office:value="0">
            <text:p>0</text:p>
          </table:table-cell>
          <table:table-cell table:number-rows-spanned="2" table:style-name="ACE-333" table:formula="of:=COUNTIF([.K48:.O49];&quot;&gt;=&quot;&amp;[.$K$5])-COUNTIF([.K48:.O49];&quot;&gt;&quot;&amp;[.$N$5])" office:value-type="float" office:value="0">
            <text:p>0</text:p>
          </table:table-cell>
          <table:table-cell table:number-rows-spanned="2" table:style-name="ACE-333" table:formula="of:=COUNTIF([.P48:.T49];&quot;&lt;&quot;&amp;[.$P$5])" office:value-type="float" office:value="0">
            <text:p>0</text:p>
          </table:table-cell>
          <table:table-cell table:number-rows-spanned="2" table:style-name="ACE-333" table:formula="of:=COUNTIF([.P48:.T49];&quot;&gt;&quot;&amp;[.$S$5])" office:value-type="float" office:value="0">
            <text:p>0</text:p>
          </table:table-cell>
          <table:table-cell table:number-rows-spanned="2" table:style-name="ACE-333" table:formula="of:=COUNTIF([.P48:.T49];&quot;&gt;=&quot;&amp;[.$P$5])-COUNTIF([.P48:.T49];&quot;&gt;&quot;&amp;[.$S$5])" office:value-type="float" office:value="0">
            <text:p>0</text:p>
          </table:table-cell>
          <table:table-cell table:number-rows-spanned="2" table:style-name="ACE-333" table:formula="of:=COUNTIF([.U48:.Y49];&quot;&lt;&quot;&amp;[.$U$5])" office:value-type="float" office:value="0">
            <text:p>0</text:p>
          </table:table-cell>
          <table:table-cell table:number-rows-spanned="2" table:style-name="ACE-333" table:formula="of:=COUNTIF([.U48:.Y49];&quot;&gt;&quot;&amp;[.$X$5])" office:value-type="float" office:value="0">
            <text:p>0</text:p>
          </table:table-cell>
          <table:table-cell table:number-rows-spanned="2" table:style-name="ACE-333" table:formula="of:=COUNTIF([.U48:.Y49];&quot;&gt;=&quot;&amp;[.$U$5])-COUNTIF([.U48:.Y49];&quot;&gt;&quot;&amp;[.$X$5])" office:value-type="float" office:value="0">
            <text:p>0</text:p>
          </table:table-cell>
          <table:table-cell table:number-rows-spanned="2" table:style-name="ACE-522" table:formula="of:=100-([.AD48]+[.AE48])*0.5-([.AG48]+[.AH48])*0.40000000000000002-([.AJ48]+[.AK48])*0.29999999999999999-[.Z48]*0.40000000000000002-[.AA48]*0.5-([.AM48]+[.AN48])*1+(IF([.AB48]=&quot;&quot;;&quot;&quot;;IF([.AB48]&lt;80;-4;IF([.AB48]&gt;=85;IF([.AB48]&lt;90;-1;0);-2))))+(IF([.AC48]=&quot;&quot;;&quot;&quot;;IF([.AC48]&lt;85;-5;IF([.AC48]&gt;=90;IF([.AC48]&lt;95;-2;0);-4))))" office:value-type="string" office:string-value="#VALUE!">
            <text:p>#VALUE!</text:p>
          </table:table-cell>
          <table:table-cell table:number-rows-spanned="2" table:style-name="ACE-523" table:formula="of:=IF(OR([.AP48]&lt;85;([.AD48]+[.AE48])&gt;6;([.AG48]+[.AH48])&gt;6;([.AJ48]+[.AK48])&gt;6;[.Z48]&gt;6;([.AD48]+[.AE48]+[.AG48]+[.AH48]+[.AJ48]+[.AK48]+[.Z48])&gt;13;[.AA48]&gt;6;[.AB48]&lt;70;[.AC48]&lt;75);&quot;不合格&quot;;&quot;合格&quot;)" office:value-type="string" office:string-value="#VALUE!">
            <text:p>#VALUE!</text:p>
          </table:table-cell>
          <table:table-cell table:number-rows-spanned="2" table:style-name="ACE-545" table:content-validation-name="VAL-171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4" table:content-validation-name="VAL-32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48]*0.20000000000000001-[.AX48]*0.5-[.AY48]*0.20000000000000001-[.AZ48]*0.5-[.BA48]*1-[.BB48]*0.5-[.BC48]*0.20000000000000001-[.BD48]*0.20000000000000001-[.BE48]*0.20000000000000001-[.BF48]*0.5-[.BG48]*0.5-[.BH48]*1-[.BI48]*1-[.BJ48]*0.5" office:value-type="string" office:string-value="#VALUE!">
            <text:p>#VALUE!</text:p>
          </table:table-cell>
          <table:table-cell table:number-rows-spanned="2" table:style-name="ACE-329" table:formula="of:=IF(OR([.BK48]&lt;96;([.AW48]+[.AY48]+[.BC48]+[.BD48]+[.BE48])&gt;8;([.AX48]+[.AZ48]+[.BB48]+[.BF48]+[.BG48]+[.BJ48])&gt;6;([.AW48]+[.AX48]+[.AY48]+[.AZ48]+[.BA48]+[.BB48]+[.BC48]+[.BD48]+[.BE48]+[.BF48]+[.BG48]+[.BH48]+[.BI48]+[.BJ48])&gt;9);&quot;不合格&quot;;&quot;合格&quot;)" office:value-type="string" office:string-value="#VALUE!">
            <text:p>#VALUE!</text:p>
          </table:table-cell>
          <table:table-cell table:number-rows-spanned="2" table:style-name="ACE-305" table:content-validation-name="VAL-47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42 谭本容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43 车大容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45" table:content-validation-name="VAL-2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50:.J51];&quot;&lt;&quot;&amp;[.$F$5])" office:value-type="float" office:value="0">
            <text:p>0</text:p>
          </table:table-cell>
          <table:table-cell table:number-rows-spanned="2" table:style-name="ACE-333" table:formula="of:=COUNTIF([.F50:.J51];&quot;&gt;&quot;&amp;[.$I$5])" office:value-type="float" office:value="0">
            <text:p>0</text:p>
          </table:table-cell>
          <table:table-cell table:number-rows-spanned="2" table:style-name="ACE-333" table:formula="of:=COUNTIF([.F50:.J51];&quot;&gt;=&quot;&amp;[.$F$5])-COUNTIF([.F50:.J51];&quot;&gt;&quot;&amp;[.$I$5])" office:value-type="float" office:value="0">
            <text:p>0</text:p>
          </table:table-cell>
          <table:table-cell table:number-rows-spanned="2" table:style-name="ACE-333" table:formula="of:=COUNTIF([.K50:.O51];&quot;&lt;&quot;&amp;[.$K$5])" office:value-type="float" office:value="0">
            <text:p>0</text:p>
          </table:table-cell>
          <table:table-cell table:number-rows-spanned="2" table:style-name="ACE-333" table:formula="of:=COUNTIF([.K50:.O51];&quot;&gt;&quot;&amp;[.$N$5])" office:value-type="float" office:value="0">
            <text:p>0</text:p>
          </table:table-cell>
          <table:table-cell table:number-rows-spanned="2" table:style-name="ACE-333" table:formula="of:=COUNTIF([.K50:.O51];&quot;&gt;=&quot;&amp;[.$K$5])-COUNTIF([.K50:.O51];&quot;&gt;&quot;&amp;[.$N$5])" office:value-type="float" office:value="0">
            <text:p>0</text:p>
          </table:table-cell>
          <table:table-cell table:number-rows-spanned="2" table:style-name="ACE-333" table:formula="of:=COUNTIF([.P50:.T51];&quot;&lt;&quot;&amp;[.$P$5])" office:value-type="float" office:value="0">
            <text:p>0</text:p>
          </table:table-cell>
          <table:table-cell table:number-rows-spanned="2" table:style-name="ACE-333" table:formula="of:=COUNTIF([.P50:.T51];&quot;&gt;&quot;&amp;[.$S$5])" office:value-type="float" office:value="0">
            <text:p>0</text:p>
          </table:table-cell>
          <table:table-cell table:number-rows-spanned="2" table:style-name="ACE-333" table:formula="of:=COUNTIF([.P50:.T51];&quot;&gt;=&quot;&amp;[.$P$5])-COUNTIF([.P50:.T51];&quot;&gt;&quot;&amp;[.$S$5])" office:value-type="float" office:value="0">
            <text:p>0</text:p>
          </table:table-cell>
          <table:table-cell table:number-rows-spanned="2" table:style-name="ACE-333" table:formula="of:=COUNTIF([.U50:.Y51];&quot;&lt;&quot;&amp;[.$U$5])" office:value-type="float" office:value="0">
            <text:p>0</text:p>
          </table:table-cell>
          <table:table-cell table:number-rows-spanned="2" table:style-name="ACE-333" table:formula="of:=COUNTIF([.U50:.Y51];&quot;&gt;&quot;&amp;[.$X$5])" office:value-type="float" office:value="0">
            <text:p>0</text:p>
          </table:table-cell>
          <table:table-cell table:number-rows-spanned="2" table:style-name="ACE-333" table:formula="of:=COUNTIF([.U50:.Y51];&quot;&gt;=&quot;&amp;[.$U$5])-COUNTIF([.U50:.Y51];&quot;&gt;&quot;&amp;[.$X$5])" office:value-type="float" office:value="0">
            <text:p>0</text:p>
          </table:table-cell>
          <table:table-cell table:number-rows-spanned="2" table:style-name="ACE-522" table:formula="of:=100-([.AD50]+[.AE50])*0.5-([.AG50]+[.AH50])*0.40000000000000002-([.AJ50]+[.AK50])*0.29999999999999999-[.Z50]*0.40000000000000002-[.AA50]*0.5-([.AM50]+[.AN50])*1+(IF([.AB50]=&quot;&quot;;&quot;&quot;;IF([.AB50]&lt;80;-4;IF([.AB50]&gt;=85;IF([.AB50]&lt;90;-1;0);-2))))+(IF([.AC50]=&quot;&quot;;&quot;&quot;;IF([.AC50]&lt;85;-5;IF([.AC50]&gt;=90;IF([.AC50]&lt;95;-2;0);-4))))" office:value-type="string" office:string-value="#VALUE!">
            <text:p>#VALUE!</text:p>
          </table:table-cell>
          <table:table-cell table:number-rows-spanned="2" table:style-name="ACE-523" table:formula="of:=IF(OR([.AP50]&lt;85;([.AD50]+[.AE50])&gt;6;([.AG50]+[.AH50])&gt;6;([.AJ50]+[.AK50])&gt;6;[.Z50]&gt;6;([.AD50]+[.AE50]+[.AG50]+[.AH50]+[.AJ50]+[.AK50]+[.Z50])&gt;13;[.AA50]&gt;6;[.AB50]&lt;70;[.AC50]&lt;75);&quot;不合格&quot;;&quot;合格&quot;)" office:value-type="string" office:string-value="#VALUE!">
            <text:p>#VALUE!</text:p>
          </table:table-cell>
          <table:table-cell table:number-rows-spanned="2" table:style-name="ACE-546" table:content-validation-name="VAL-172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3" table:content-validation-name="VAL-32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50]*0.20000000000000001-[.AX50]*0.5-[.AY50]*0.20000000000000001-[.AZ50]*0.5-[.BA50]*1-[.BB50]*0.5-[.BC50]*0.20000000000000001-[.BD50]*0.20000000000000001-[.BE50]*0.20000000000000001-[.BF50]*0.5-[.BG50]*0.5-[.BH50]*1-[.BI50]*1-[.BJ50]*0.5" office:value-type="string" office:string-value="#VALUE!">
            <text:p>#VALUE!</text:p>
          </table:table-cell>
          <table:table-cell table:number-rows-spanned="2" table:style-name="ACE-329" table:formula="of:=IF(OR([.BK50]&lt;96;([.AW50]+[.AY50]+[.BC50]+[.BD50]+[.BE50])&gt;8;([.AX50]+[.AZ50]+[.BB50]+[.BF50]+[.BG50]+[.BJ50])&gt;6;([.AW50]+[.AX50]+[.AY50]+[.AZ50]+[.BA50]+[.BB50]+[.BC50]+[.BD50]+[.BE50]+[.BF50]+[.BG50]+[.BH50]+[.BI50]+[.BJ50])&gt;9);&quot;不合格&quot;;&quot;合格&quot;)" office:value-type="string" office:string-value="#VALUE!">
            <text:p>#VALUE!</text:p>
          </table:table-cell>
          <table:table-cell table:number-rows-spanned="2" table:style-name="ACE-304" table:content-validation-name="VAL-47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44 高兴芝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45 张红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46" table:content-validation-name="VAL-2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52:.J53];&quot;&lt;&quot;&amp;[.$F$5])" office:value-type="float" office:value="0">
            <text:p>0</text:p>
          </table:table-cell>
          <table:table-cell table:number-rows-spanned="2" table:style-name="ACE-333" table:formula="of:=COUNTIF([.F52:.J53];&quot;&gt;&quot;&amp;[.$I$5])" office:value-type="float" office:value="0">
            <text:p>0</text:p>
          </table:table-cell>
          <table:table-cell table:number-rows-spanned="2" table:style-name="ACE-333" table:formula="of:=COUNTIF([.F52:.J53];&quot;&gt;=&quot;&amp;[.$F$5])-COUNTIF([.F52:.J53];&quot;&gt;&quot;&amp;[.$I$5])" office:value-type="float" office:value="0">
            <text:p>0</text:p>
          </table:table-cell>
          <table:table-cell table:number-rows-spanned="2" table:style-name="ACE-333" table:formula="of:=COUNTIF([.K52:.O53];&quot;&lt;&quot;&amp;[.$K$5])" office:value-type="float" office:value="0">
            <text:p>0</text:p>
          </table:table-cell>
          <table:table-cell table:number-rows-spanned="2" table:style-name="ACE-333" table:formula="of:=COUNTIF([.K52:.O53];&quot;&gt;&quot;&amp;[.$N$5])" office:value-type="float" office:value="0">
            <text:p>0</text:p>
          </table:table-cell>
          <table:table-cell table:number-rows-spanned="2" table:style-name="ACE-333" table:formula="of:=COUNTIF([.K52:.O53];&quot;&gt;=&quot;&amp;[.$K$5])-COUNTIF([.K52:.O53];&quot;&gt;&quot;&amp;[.$N$5])" office:value-type="float" office:value="0">
            <text:p>0</text:p>
          </table:table-cell>
          <table:table-cell table:number-rows-spanned="2" table:style-name="ACE-333" table:formula="of:=COUNTIF([.P52:.T53];&quot;&lt;&quot;&amp;[.$P$5])" office:value-type="float" office:value="0">
            <text:p>0</text:p>
          </table:table-cell>
          <table:table-cell table:number-rows-spanned="2" table:style-name="ACE-333" table:formula="of:=COUNTIF([.P52:.T53];&quot;&gt;&quot;&amp;[.$S$5])" office:value-type="float" office:value="0">
            <text:p>0</text:p>
          </table:table-cell>
          <table:table-cell table:number-rows-spanned="2" table:style-name="ACE-333" table:formula="of:=COUNTIF([.P52:.T53];&quot;&gt;=&quot;&amp;[.$P$5])-COUNTIF([.P52:.T53];&quot;&gt;&quot;&amp;[.$S$5])" office:value-type="float" office:value="0">
            <text:p>0</text:p>
          </table:table-cell>
          <table:table-cell table:number-rows-spanned="2" table:style-name="ACE-333" table:formula="of:=COUNTIF([.U52:.Y53];&quot;&lt;&quot;&amp;[.$U$5])" office:value-type="float" office:value="0">
            <text:p>0</text:p>
          </table:table-cell>
          <table:table-cell table:number-rows-spanned="2" table:style-name="ACE-333" table:formula="of:=COUNTIF([.U52:.Y53];&quot;&gt;&quot;&amp;[.$X$5])" office:value-type="float" office:value="0">
            <text:p>0</text:p>
          </table:table-cell>
          <table:table-cell table:number-rows-spanned="2" table:style-name="ACE-333" table:formula="of:=COUNTIF([.U52:.Y53];&quot;&gt;=&quot;&amp;[.$U$5])-COUNTIF([.U52:.Y53];&quot;&gt;&quot;&amp;[.$X$5])" office:value-type="float" office:value="0">
            <text:p>0</text:p>
          </table:table-cell>
          <table:table-cell table:number-rows-spanned="2" table:style-name="ACE-522" table:formula="of:=100-([.AD52]+[.AE52])*0.5-([.AG52]+[.AH52])*0.40000000000000002-([.AJ52]+[.AK52])*0.29999999999999999-[.Z52]*0.40000000000000002-[.AA52]*0.5-([.AM52]+[.AN52])*1+(IF([.AB52]=&quot;&quot;;&quot;&quot;;IF([.AB52]&lt;80;-4;IF([.AB52]&gt;=85;IF([.AB52]&lt;90;-1;0);-2))))+(IF([.AC52]=&quot;&quot;;&quot;&quot;;IF([.AC52]&lt;85;-5;IF([.AC52]&gt;=90;IF([.AC52]&lt;95;-2;0);-4))))" office:value-type="string" office:string-value="#VALUE!">
            <text:p>#VALUE!</text:p>
          </table:table-cell>
          <table:table-cell table:number-rows-spanned="2" table:style-name="ACE-523" table:formula="of:=IF(OR([.AP52]&lt;85;([.AD52]+[.AE52])&gt;6;([.AG52]+[.AH52])&gt;6;([.AJ52]+[.AK52])&gt;6;[.Z52]&gt;6;([.AD52]+[.AE52]+[.AG52]+[.AH52]+[.AJ52]+[.AK52]+[.Z52])&gt;13;[.AA52]&gt;6;[.AB52]&lt;70;[.AC52]&lt;75);&quot;不合格&quot;;&quot;合格&quot;)" office:value-type="string" office:string-value="#VALUE!">
            <text:p>#VALUE!</text:p>
          </table:table-cell>
          <table:table-cell table:number-rows-spanned="2" table:style-name="ACE-547" table:content-validation-name="VAL-173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2" table:content-validation-name="VAL-32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52]*0.20000000000000001-[.AX52]*0.5-[.AY52]*0.20000000000000001-[.AZ52]*0.5-[.BA52]*1-[.BB52]*0.5-[.BC52]*0.20000000000000001-[.BD52]*0.20000000000000001-[.BE52]*0.20000000000000001-[.BF52]*0.5-[.BG52]*0.5-[.BH52]*1-[.BI52]*1-[.BJ52]*0.5" office:value-type="string" office:string-value="#VALUE!">
            <text:p>#VALUE!</text:p>
          </table:table-cell>
          <table:table-cell table:number-rows-spanned="2" table:style-name="ACE-329" table:formula="of:=IF(OR([.BK52]&lt;96;([.AW52]+[.AY52]+[.BC52]+[.BD52]+[.BE52])&gt;8;([.AX52]+[.AZ52]+[.BB52]+[.BF52]+[.BG52]+[.BJ52])&gt;6;([.AW52]+[.AX52]+[.AY52]+[.AZ52]+[.BA52]+[.BB52]+[.BC52]+[.BD52]+[.BE52]+[.BF52]+[.BG52]+[.BH52]+[.BI52]+[.BJ52])&gt;9);&quot;不合格&quot;;&quot;合格&quot;)" office:value-type="string" office:string-value="#VALUE!">
            <text:p>#VALUE!</text:p>
          </table:table-cell>
          <table:table-cell table:number-rows-spanned="2" table:style-name="ACE-303" table:content-validation-name="VAL-47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46 李小平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47 胡仁君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47" table:content-validation-name="VAL-2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54:.J55];&quot;&lt;&quot;&amp;[.$F$5])" office:value-type="float" office:value="0">
            <text:p>0</text:p>
          </table:table-cell>
          <table:table-cell table:number-rows-spanned="2" table:style-name="ACE-333" table:formula="of:=COUNTIF([.F54:.J55];&quot;&gt;&quot;&amp;[.$I$5])" office:value-type="float" office:value="0">
            <text:p>0</text:p>
          </table:table-cell>
          <table:table-cell table:number-rows-spanned="2" table:style-name="ACE-333" table:formula="of:=COUNTIF([.F54:.J55];&quot;&gt;=&quot;&amp;[.$F$5])-COUNTIF([.F54:.J55];&quot;&gt;&quot;&amp;[.$I$5])" office:value-type="float" office:value="0">
            <text:p>0</text:p>
          </table:table-cell>
          <table:table-cell table:number-rows-spanned="2" table:style-name="ACE-333" table:formula="of:=COUNTIF([.K54:.O55];&quot;&lt;&quot;&amp;[.$K$5])" office:value-type="float" office:value="0">
            <text:p>0</text:p>
          </table:table-cell>
          <table:table-cell table:number-rows-spanned="2" table:style-name="ACE-333" table:formula="of:=COUNTIF([.K54:.O55];&quot;&gt;&quot;&amp;[.$N$5])" office:value-type="float" office:value="0">
            <text:p>0</text:p>
          </table:table-cell>
          <table:table-cell table:number-rows-spanned="2" table:style-name="ACE-333" table:formula="of:=COUNTIF([.K54:.O55];&quot;&gt;=&quot;&amp;[.$K$5])-COUNTIF([.K54:.O55];&quot;&gt;&quot;&amp;[.$N$5])" office:value-type="float" office:value="0">
            <text:p>0</text:p>
          </table:table-cell>
          <table:table-cell table:number-rows-spanned="2" table:style-name="ACE-333" table:formula="of:=COUNTIF([.P54:.T55];&quot;&lt;&quot;&amp;[.$P$5])" office:value-type="float" office:value="0">
            <text:p>0</text:p>
          </table:table-cell>
          <table:table-cell table:number-rows-spanned="2" table:style-name="ACE-333" table:formula="of:=COUNTIF([.P54:.T55];&quot;&gt;&quot;&amp;[.$S$5])" office:value-type="float" office:value="0">
            <text:p>0</text:p>
          </table:table-cell>
          <table:table-cell table:number-rows-spanned="2" table:style-name="ACE-333" table:formula="of:=COUNTIF([.P54:.T55];&quot;&gt;=&quot;&amp;[.$P$5])-COUNTIF([.P54:.T55];&quot;&gt;&quot;&amp;[.$S$5])" office:value-type="float" office:value="0">
            <text:p>0</text:p>
          </table:table-cell>
          <table:table-cell table:number-rows-spanned="2" table:style-name="ACE-333" table:formula="of:=COUNTIF([.U54:.Y55];&quot;&lt;&quot;&amp;[.$U$5])" office:value-type="float" office:value="0">
            <text:p>0</text:p>
          </table:table-cell>
          <table:table-cell table:number-rows-spanned="2" table:style-name="ACE-333" table:formula="of:=COUNTIF([.U54:.Y55];&quot;&gt;&quot;&amp;[.$X$5])" office:value-type="float" office:value="0">
            <text:p>0</text:p>
          </table:table-cell>
          <table:table-cell table:number-rows-spanned="2" table:style-name="ACE-333" table:formula="of:=COUNTIF([.U54:.Y55];&quot;&gt;=&quot;&amp;[.$U$5])-COUNTIF([.U54:.Y55];&quot;&gt;&quot;&amp;[.$X$5])" office:value-type="float" office:value="0">
            <text:p>0</text:p>
          </table:table-cell>
          <table:table-cell table:number-rows-spanned="2" table:style-name="ACE-522" table:formula="of:=100-([.AD54]+[.AE54])*0.5-([.AG54]+[.AH54])*0.40000000000000002-([.AJ54]+[.AK54])*0.29999999999999999-[.Z54]*0.40000000000000002-[.AA54]*0.5-([.AM54]+[.AN54])*1+(IF([.AB54]=&quot;&quot;;&quot;&quot;;IF([.AB54]&lt;80;-4;IF([.AB54]&gt;=85;IF([.AB54]&lt;90;-1;0);-2))))+(IF([.AC54]=&quot;&quot;;&quot;&quot;;IF([.AC54]&lt;85;-5;IF([.AC54]&gt;=90;IF([.AC54]&lt;95;-2;0);-4))))" office:value-type="string" office:string-value="#VALUE!">
            <text:p>#VALUE!</text:p>
          </table:table-cell>
          <table:table-cell table:number-rows-spanned="2" table:style-name="ACE-523" table:formula="of:=IF(OR([.AP54]&lt;85;([.AD54]+[.AE54])&gt;6;([.AG54]+[.AH54])&gt;6;([.AJ54]+[.AK54])&gt;6;[.Z54]&gt;6;([.AD54]+[.AE54]+[.AG54]+[.AH54]+[.AJ54]+[.AK54]+[.Z54])&gt;13;[.AA54]&gt;6;[.AB54]&lt;70;[.AC54]&lt;75);&quot;不合格&quot;;&quot;合格&quot;)" office:value-type="string" office:string-value="#VALUE!">
            <text:p>#VALUE!</text:p>
          </table:table-cell>
          <table:table-cell table:number-rows-spanned="2" table:style-name="ACE-548" table:content-validation-name="VAL-174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1" table:content-validation-name="VAL-32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54]*0.20000000000000001-[.AX54]*0.5-[.AY54]*0.20000000000000001-[.AZ54]*0.5-[.BA54]*1-[.BB54]*0.5-[.BC54]*0.20000000000000001-[.BD54]*0.20000000000000001-[.BE54]*0.20000000000000001-[.BF54]*0.5-[.BG54]*0.5-[.BH54]*1-[.BI54]*1-[.BJ54]*0.5" office:value-type="string" office:string-value="#VALUE!">
            <text:p>#VALUE!</text:p>
          </table:table-cell>
          <table:table-cell table:number-rows-spanned="2" table:style-name="ACE-329" table:formula="of:=IF(OR([.BK54]&lt;96;([.AW54]+[.AY54]+[.BC54]+[.BD54]+[.BE54])&gt;8;([.AX54]+[.AZ54]+[.BB54]+[.BF54]+[.BG54]+[.BJ54])&gt;6;([.AW54]+[.AX54]+[.AY54]+[.AZ54]+[.BA54]+[.BB54]+[.BC54]+[.BD54]+[.BE54]+[.BF54]+[.BG54]+[.BH54]+[.BI54]+[.BJ54])&gt;9);&quot;不合格&quot;;&quot;合格&quot;)" office:value-type="string" office:string-value="#VALUE!">
            <text:p>#VALUE!</text:p>
          </table:table-cell>
          <table:table-cell table:number-rows-spanned="2" table:style-name="ACE-302" table:content-validation-name="VAL-47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48 李定芳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49 赖建珍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48" table:content-validation-name="VAL-2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56:.J57];&quot;&lt;&quot;&amp;[.$F$5])" office:value-type="float" office:value="0">
            <text:p>0</text:p>
          </table:table-cell>
          <table:table-cell table:number-rows-spanned="2" table:style-name="ACE-333" table:formula="of:=COUNTIF([.F56:.J57];&quot;&gt;&quot;&amp;[.$I$5])" office:value-type="float" office:value="0">
            <text:p>0</text:p>
          </table:table-cell>
          <table:table-cell table:number-rows-spanned="2" table:style-name="ACE-333" table:formula="of:=COUNTIF([.F56:.J57];&quot;&gt;=&quot;&amp;[.$F$5])-COUNTIF([.F56:.J57];&quot;&gt;&quot;&amp;[.$I$5])" office:value-type="float" office:value="0">
            <text:p>0</text:p>
          </table:table-cell>
          <table:table-cell table:number-rows-spanned="2" table:style-name="ACE-333" table:formula="of:=COUNTIF([.K56:.O57];&quot;&lt;&quot;&amp;[.$K$5])" office:value-type="float" office:value="0">
            <text:p>0</text:p>
          </table:table-cell>
          <table:table-cell table:number-rows-spanned="2" table:style-name="ACE-333" table:formula="of:=COUNTIF([.K56:.O57];&quot;&gt;&quot;&amp;[.$N$5])" office:value-type="float" office:value="0">
            <text:p>0</text:p>
          </table:table-cell>
          <table:table-cell table:number-rows-spanned="2" table:style-name="ACE-333" table:formula="of:=COUNTIF([.K56:.O57];&quot;&gt;=&quot;&amp;[.$K$5])-COUNTIF([.K56:.O57];&quot;&gt;&quot;&amp;[.$N$5])" office:value-type="float" office:value="0">
            <text:p>0</text:p>
          </table:table-cell>
          <table:table-cell table:number-rows-spanned="2" table:style-name="ACE-333" table:formula="of:=COUNTIF([.P56:.T57];&quot;&lt;&quot;&amp;[.$P$5])" office:value-type="float" office:value="0">
            <text:p>0</text:p>
          </table:table-cell>
          <table:table-cell table:number-rows-spanned="2" table:style-name="ACE-333" table:formula="of:=COUNTIF([.P56:.T57];&quot;&gt;&quot;&amp;[.$S$5])" office:value-type="float" office:value="0">
            <text:p>0</text:p>
          </table:table-cell>
          <table:table-cell table:number-rows-spanned="2" table:style-name="ACE-333" table:formula="of:=COUNTIF([.P56:.T57];&quot;&gt;=&quot;&amp;[.$P$5])-COUNTIF([.P56:.T57];&quot;&gt;&quot;&amp;[.$S$5])" office:value-type="float" office:value="0">
            <text:p>0</text:p>
          </table:table-cell>
          <table:table-cell table:number-rows-spanned="2" table:style-name="ACE-333" table:formula="of:=COUNTIF([.U56:.Y57];&quot;&lt;&quot;&amp;[.$U$5])" office:value-type="float" office:value="0">
            <text:p>0</text:p>
          </table:table-cell>
          <table:table-cell table:number-rows-spanned="2" table:style-name="ACE-333" table:formula="of:=COUNTIF([.U56:.Y57];&quot;&gt;&quot;&amp;[.$X$5])" office:value-type="float" office:value="0">
            <text:p>0</text:p>
          </table:table-cell>
          <table:table-cell table:number-rows-spanned="2" table:style-name="ACE-333" table:formula="of:=COUNTIF([.U56:.Y57];&quot;&gt;=&quot;&amp;[.$U$5])-COUNTIF([.U56:.Y57];&quot;&gt;&quot;&amp;[.$X$5])" office:value-type="float" office:value="0">
            <text:p>0</text:p>
          </table:table-cell>
          <table:table-cell table:number-rows-spanned="2" table:style-name="ACE-522" table:formula="of:=100-([.AD56]+[.AE56])*0.5-([.AG56]+[.AH56])*0.40000000000000002-([.AJ56]+[.AK56])*0.29999999999999999-[.Z56]*0.40000000000000002-[.AA56]*0.5-([.AM56]+[.AN56])*1+(IF([.AB56]=&quot;&quot;;&quot;&quot;;IF([.AB56]&lt;80;-4;IF([.AB56]&gt;=85;IF([.AB56]&lt;90;-1;0);-2))))+(IF([.AC56]=&quot;&quot;;&quot;&quot;;IF([.AC56]&lt;85;-5;IF([.AC56]&gt;=90;IF([.AC56]&lt;95;-2;0);-4))))" office:value-type="string" office:string-value="#VALUE!">
            <text:p>#VALUE!</text:p>
          </table:table-cell>
          <table:table-cell table:number-rows-spanned="2" table:style-name="ACE-523" table:formula="of:=IF(OR([.AP56]&lt;85;([.AD56]+[.AE56])&gt;6;([.AG56]+[.AH56])&gt;6;([.AJ56]+[.AK56])&gt;6;[.Z56]&gt;6;([.AD56]+[.AE56]+[.AG56]+[.AH56]+[.AJ56]+[.AK56]+[.Z56])&gt;13;[.AA56]&gt;6;[.AB56]&lt;70;[.AC56]&lt;75);&quot;不合格&quot;;&quot;合格&quot;)" office:value-type="string" office:string-value="#VALUE!">
            <text:p>#VALUE!</text:p>
          </table:table-cell>
          <table:table-cell table:number-rows-spanned="2" table:style-name="ACE-549" table:content-validation-name="VAL-175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0" table:content-validation-name="VAL-32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56]*0.20000000000000001-[.AX56]*0.5-[.AY56]*0.20000000000000001-[.AZ56]*0.5-[.BA56]*1-[.BB56]*0.5-[.BC56]*0.20000000000000001-[.BD56]*0.20000000000000001-[.BE56]*0.20000000000000001-[.BF56]*0.5-[.BG56]*0.5-[.BH56]*1-[.BI56]*1-[.BJ56]*0.5" office:value-type="string" office:string-value="#VALUE!">
            <text:p>#VALUE!</text:p>
          </table:table-cell>
          <table:table-cell table:number-rows-spanned="2" table:style-name="ACE-329" table:formula="of:=IF(OR([.BK56]&lt;96;([.AW56]+[.AY56]+[.BC56]+[.BD56]+[.BE56])&gt;8;([.AX56]+[.AZ56]+[.BB56]+[.BF56]+[.BG56]+[.BJ56])&gt;6;([.AW56]+[.AX56]+[.AY56]+[.AZ56]+[.BA56]+[.BB56]+[.BC56]+[.BD56]+[.BE56]+[.BF56]+[.BG56]+[.BH56]+[.BI56]+[.BJ56])&gt;9);&quot;不合格&quot;;&quot;合格&quot;)" office:value-type="string" office:string-value="#VALUE!">
            <text:p>#VALUE!</text:p>
          </table:table-cell>
          <table:table-cell table:number-rows-spanned="2" table:style-name="ACE-301" table:content-validation-name="VAL-47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50 张小兰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51 杨思敏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49" table:content-validation-name="VAL-2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58:.J59];&quot;&lt;&quot;&amp;[.$F$5])" office:value-type="float" office:value="0">
            <text:p>0</text:p>
          </table:table-cell>
          <table:table-cell table:number-rows-spanned="2" table:style-name="ACE-333" table:formula="of:=COUNTIF([.F58:.J59];&quot;&gt;&quot;&amp;[.$I$5])" office:value-type="float" office:value="0">
            <text:p>0</text:p>
          </table:table-cell>
          <table:table-cell table:number-rows-spanned="2" table:style-name="ACE-333" table:formula="of:=COUNTIF([.F58:.J59];&quot;&gt;=&quot;&amp;[.$F$5])-COUNTIF([.F58:.J59];&quot;&gt;&quot;&amp;[.$I$5])" office:value-type="float" office:value="0">
            <text:p>0</text:p>
          </table:table-cell>
          <table:table-cell table:number-rows-spanned="2" table:style-name="ACE-333" table:formula="of:=COUNTIF([.K58:.O59];&quot;&lt;&quot;&amp;[.$K$5])" office:value-type="float" office:value="0">
            <text:p>0</text:p>
          </table:table-cell>
          <table:table-cell table:number-rows-spanned="2" table:style-name="ACE-333" table:formula="of:=COUNTIF([.K58:.O59];&quot;&gt;&quot;&amp;[.$N$5])" office:value-type="float" office:value="0">
            <text:p>0</text:p>
          </table:table-cell>
          <table:table-cell table:number-rows-spanned="2" table:style-name="ACE-333" table:formula="of:=COUNTIF([.K58:.O59];&quot;&gt;=&quot;&amp;[.$K$5])-COUNTIF([.K58:.O59];&quot;&gt;&quot;&amp;[.$N$5])" office:value-type="float" office:value="0">
            <text:p>0</text:p>
          </table:table-cell>
          <table:table-cell table:number-rows-spanned="2" table:style-name="ACE-333" table:formula="of:=COUNTIF([.P58:.T59];&quot;&lt;&quot;&amp;[.$P$5])" office:value-type="float" office:value="0">
            <text:p>0</text:p>
          </table:table-cell>
          <table:table-cell table:number-rows-spanned="2" table:style-name="ACE-333" table:formula="of:=COUNTIF([.P58:.T59];&quot;&gt;&quot;&amp;[.$S$5])" office:value-type="float" office:value="0">
            <text:p>0</text:p>
          </table:table-cell>
          <table:table-cell table:number-rows-spanned="2" table:style-name="ACE-333" table:formula="of:=COUNTIF([.P58:.T59];&quot;&gt;=&quot;&amp;[.$P$5])-COUNTIF([.P58:.T59];&quot;&gt;&quot;&amp;[.$S$5])" office:value-type="float" office:value="0">
            <text:p>0</text:p>
          </table:table-cell>
          <table:table-cell table:number-rows-spanned="2" table:style-name="ACE-333" table:formula="of:=COUNTIF([.U58:.Y59];&quot;&lt;&quot;&amp;[.$U$5])" office:value-type="float" office:value="0">
            <text:p>0</text:p>
          </table:table-cell>
          <table:table-cell table:number-rows-spanned="2" table:style-name="ACE-333" table:formula="of:=COUNTIF([.U58:.Y59];&quot;&gt;&quot;&amp;[.$X$5])" office:value-type="float" office:value="0">
            <text:p>0</text:p>
          </table:table-cell>
          <table:table-cell table:number-rows-spanned="2" table:style-name="ACE-333" table:formula="of:=COUNTIF([.U58:.Y59];&quot;&gt;=&quot;&amp;[.$U$5])-COUNTIF([.U58:.Y59];&quot;&gt;&quot;&amp;[.$X$5])" office:value-type="float" office:value="0">
            <text:p>0</text:p>
          </table:table-cell>
          <table:table-cell table:number-rows-spanned="2" table:style-name="ACE-522" table:formula="of:=100-([.AD58]+[.AE58])*0.5-([.AG58]+[.AH58])*0.40000000000000002-([.AJ58]+[.AK58])*0.29999999999999999-[.Z58]*0.40000000000000002-[.AA58]*0.5-([.AM58]+[.AN58])*1+(IF([.AB58]=&quot;&quot;;&quot;&quot;;IF([.AB58]&lt;80;-4;IF([.AB58]&gt;=85;IF([.AB58]&lt;90;-1;0);-2))))+(IF([.AC58]=&quot;&quot;;&quot;&quot;;IF([.AC58]&lt;85;-5;IF([.AC58]&gt;=90;IF([.AC58]&lt;95;-2;0);-4))))" office:value-type="string" office:string-value="#VALUE!">
            <text:p>#VALUE!</text:p>
          </table:table-cell>
          <table:table-cell table:number-rows-spanned="2" table:style-name="ACE-523" table:formula="of:=IF(OR([.AP58]&lt;85;([.AD58]+[.AE58])&gt;6;([.AG58]+[.AH58])&gt;6;([.AJ58]+[.AK58])&gt;6;[.Z58]&gt;6;([.AD58]+[.AE58]+[.AG58]+[.AH58]+[.AJ58]+[.AK58]+[.Z58])&gt;13;[.AA58]&gt;6;[.AB58]&lt;70;[.AC58]&lt;75);&quot;不合格&quot;;&quot;合格&quot;)" office:value-type="string" office:string-value="#VALUE!">
            <text:p>#VALUE!</text:p>
          </table:table-cell>
          <table:table-cell table:number-rows-spanned="2" table:style-name="ACE-550" table:content-validation-name="VAL-176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9" table:content-validation-name="VAL-32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58]*0.20000000000000001-[.AX58]*0.5-[.AY58]*0.20000000000000001-[.AZ58]*0.5-[.BA58]*1-[.BB58]*0.5-[.BC58]*0.20000000000000001-[.BD58]*0.20000000000000001-[.BE58]*0.20000000000000001-[.BF58]*0.5-[.BG58]*0.5-[.BH58]*1-[.BI58]*1-[.BJ58]*0.5" office:value-type="string" office:string-value="#VALUE!">
            <text:p>#VALUE!</text:p>
          </table:table-cell>
          <table:table-cell table:number-rows-spanned="2" table:style-name="ACE-329" table:formula="of:=IF(OR([.BK58]&lt;96;([.AW58]+[.AY58]+[.BC58]+[.BD58]+[.BE58])&gt;8;([.AX58]+[.AZ58]+[.BB58]+[.BF58]+[.BG58]+[.BJ58])&gt;6;([.AW58]+[.AX58]+[.AY58]+[.AZ58]+[.BA58]+[.BB58]+[.BC58]+[.BD58]+[.BE58]+[.BF58]+[.BG58]+[.BH58]+[.BI58]+[.BJ58])&gt;9);&quot;不合格&quot;;&quot;合格&quot;)" office:value-type="string" office:string-value="#VALUE!">
            <text:p>#VALUE!</text:p>
          </table:table-cell>
          <table:table-cell table:number-rows-spanned="2" table:style-name="ACE-300" table:content-validation-name="VAL-47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52 刘菊华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53 刘应菊</text:p>
          </table:table-cell>
          <table:table-cell table:style-name="ACE-15"/>
          <table:table-cell table:style-name="ACE-7"/>
          <table:table-cell table:number-rows-spanned="2" table:style-name="ACE-22"/>
          <table:table-cell table:number-rows-spanned="2" table:style-name="ACE-50" table:content-validation-name="VAL-2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60:.J61];&quot;&lt;&quot;&amp;[.$F$5])" office:value-type="float" office:value="0">
            <text:p>0</text:p>
          </table:table-cell>
          <table:table-cell table:number-rows-spanned="2" table:style-name="ACE-333" table:formula="of:=COUNTIF([.F60:.J61];&quot;&gt;&quot;&amp;[.$I$5])" office:value-type="float" office:value="0">
            <text:p>0</text:p>
          </table:table-cell>
          <table:table-cell table:number-rows-spanned="2" table:style-name="ACE-333" table:formula="of:=COUNTIF([.F60:.J61];&quot;&gt;=&quot;&amp;[.$F$5])-COUNTIF([.F60:.J61];&quot;&gt;&quot;&amp;[.$I$5])" office:value-type="float" office:value="0">
            <text:p>0</text:p>
          </table:table-cell>
          <table:table-cell table:number-rows-spanned="2" table:style-name="ACE-333" table:formula="of:=COUNTIF([.K60:.O61];&quot;&lt;&quot;&amp;[.$K$5])" office:value-type="float" office:value="0">
            <text:p>0</text:p>
          </table:table-cell>
          <table:table-cell table:number-rows-spanned="2" table:style-name="ACE-333" table:formula="of:=COUNTIF([.K60:.O61];&quot;&gt;&quot;&amp;[.$N$5])" office:value-type="float" office:value="0">
            <text:p>0</text:p>
          </table:table-cell>
          <table:table-cell table:number-rows-spanned="2" table:style-name="ACE-333" table:formula="of:=COUNTIF([.K60:.O61];&quot;&gt;=&quot;&amp;[.$K$5])-COUNTIF([.K60:.O61];&quot;&gt;&quot;&amp;[.$N$5])" office:value-type="float" office:value="0">
            <text:p>0</text:p>
          </table:table-cell>
          <table:table-cell table:number-rows-spanned="2" table:style-name="ACE-333" table:formula="of:=COUNTIF([.P60:.T61];&quot;&lt;&quot;&amp;[.$P$5])" office:value-type="float" office:value="0">
            <text:p>0</text:p>
          </table:table-cell>
          <table:table-cell table:number-rows-spanned="2" table:style-name="ACE-333" table:formula="of:=COUNTIF([.P60:.T61];&quot;&gt;&quot;&amp;[.$S$5])" office:value-type="float" office:value="0">
            <text:p>0</text:p>
          </table:table-cell>
          <table:table-cell table:number-rows-spanned="2" table:style-name="ACE-333" table:formula="of:=COUNTIF([.P60:.T61];&quot;&gt;=&quot;&amp;[.$P$5])-COUNTIF([.P60:.T61];&quot;&gt;&quot;&amp;[.$S$5])" office:value-type="float" office:value="0">
            <text:p>0</text:p>
          </table:table-cell>
          <table:table-cell table:number-rows-spanned="2" table:style-name="ACE-333" table:formula="of:=COUNTIF([.U60:.Y61];&quot;&lt;&quot;&amp;[.$U$5])" office:value-type="float" office:value="0">
            <text:p>0</text:p>
          </table:table-cell>
          <table:table-cell table:number-rows-spanned="2" table:style-name="ACE-333" table:formula="of:=COUNTIF([.U60:.Y61];&quot;&gt;&quot;&amp;[.$X$5])" office:value-type="float" office:value="0">
            <text:p>0</text:p>
          </table:table-cell>
          <table:table-cell table:number-rows-spanned="2" table:style-name="ACE-333" table:formula="of:=COUNTIF([.U60:.Y61];&quot;&gt;=&quot;&amp;[.$U$5])-COUNTIF([.U60:.Y61];&quot;&gt;&quot;&amp;[.$X$5])" office:value-type="float" office:value="0">
            <text:p>0</text:p>
          </table:table-cell>
          <table:table-cell table:number-rows-spanned="2" table:style-name="ACE-522" table:formula="of:=100-([.AD60]+[.AE60])*0.5-([.AG60]+[.AH60])*0.40000000000000002-([.AJ60]+[.AK60])*0.29999999999999999-[.Z60]*0.40000000000000002-[.AA60]*0.5-([.AM60]+[.AN60])*1+(IF([.AB60]=&quot;&quot;;&quot;&quot;;IF([.AB60]&lt;80;-4;IF([.AB60]&gt;=85;IF([.AB60]&lt;90;-1;0);-2))))+(IF([.AC60]=&quot;&quot;;&quot;&quot;;IF([.AC60]&lt;85;-5;IF([.AC60]&gt;=90;IF([.AC60]&lt;95;-2;0);-4))))" office:value-type="string" office:string-value="#VALUE!">
            <text:p>#VALUE!</text:p>
          </table:table-cell>
          <table:table-cell table:number-rows-spanned="2" table:style-name="ACE-523" table:formula="of:=IF(OR([.AP60]&lt;85;([.AD60]+[.AE60])&gt;6;([.AG60]+[.AH60])&gt;6;([.AJ60]+[.AK60])&gt;6;[.Z60]&gt;6;([.AD60]+[.AE60]+[.AG60]+[.AH60]+[.AJ60]+[.AK60]+[.Z60])&gt;13;[.AA60]&gt;6;[.AB60]&lt;70;[.AC60]&lt;75);&quot;不合格&quot;;&quot;合格&quot;)" office:value-type="string" office:string-value="#VALUE!">
            <text:p>#VALUE!</text:p>
          </table:table-cell>
          <table:table-cell table:number-rows-spanned="2" table:style-name="ACE-551" table:content-validation-name="VAL-177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8" table:content-validation-name="VAL-32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60]*0.20000000000000001-[.AX60]*0.5-[.AY60]*0.20000000000000001-[.AZ60]*0.5-[.BA60]*1-[.BB60]*0.5-[.BC60]*0.20000000000000001-[.BD60]*0.20000000000000001-[.BE60]*0.20000000000000001-[.BF60]*0.5-[.BG60]*0.5-[.BH60]*1-[.BI60]*1-[.BJ60]*0.5" office:value-type="string" office:string-value="#VALUE!">
            <text:p>#VALUE!</text:p>
          </table:table-cell>
          <table:table-cell table:number-rows-spanned="2" table:style-name="ACE-329" table:formula="of:=IF(OR([.BK60]&lt;96;([.AW60]+[.AY60]+[.BC60]+[.BD60]+[.BE60])&gt;8;([.AX60]+[.AZ60]+[.BB60]+[.BF60]+[.BG60]+[.BJ60])&gt;6;([.AW60]+[.AX60]+[.AY60]+[.AZ60]+[.BA60]+[.BB60]+[.BC60]+[.BD60]+[.BE60]+[.BF60]+[.BG60]+[.BH60]+[.BI60]+[.BJ60])&gt;9);&quot;不合格&quot;;&quot;合格&quot;)" office:value-type="string" office:string-value="#VALUE!">
            <text:p>#VALUE!</text:p>
          </table:table-cell>
          <table:table-cell table:number-rows-spanned="2" table:style-name="ACE-299" table:content-validation-name="VAL-47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54 叶 静</text:p>
          </table:table-cell>
          <table:table-cell table:style-name="ACE-15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55 叶小兰</text:p>
          </table:table-cell>
          <table:table-cell table:number-columns-repeated="2" table:style-name="ACE-7"/>
          <table:table-cell table:number-rows-spanned="2" table:style-name="ACE-22"/>
          <table:table-cell table:number-rows-spanned="2" table:style-name="ACE-51" table:content-validation-name="VAL-2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62:.J63];&quot;&lt;&quot;&amp;[.$F$5])" office:value-type="float" office:value="0">
            <text:p>0</text:p>
          </table:table-cell>
          <table:table-cell table:number-rows-spanned="2" table:style-name="ACE-333" table:formula="of:=COUNTIF([.F62:.J63];&quot;&gt;&quot;&amp;[.$I$5])" office:value-type="float" office:value="0">
            <text:p>0</text:p>
          </table:table-cell>
          <table:table-cell table:number-rows-spanned="2" table:style-name="ACE-333" table:formula="of:=COUNTIF([.F62:.J63];&quot;&gt;=&quot;&amp;[.$F$5])-COUNTIF([.F62:.J63];&quot;&gt;&quot;&amp;[.$I$5])" office:value-type="float" office:value="0">
            <text:p>0</text:p>
          </table:table-cell>
          <table:table-cell table:number-rows-spanned="2" table:style-name="ACE-333" table:formula="of:=COUNTIF([.K62:.O63];&quot;&lt;&quot;&amp;[.$K$5])" office:value-type="float" office:value="0">
            <text:p>0</text:p>
          </table:table-cell>
          <table:table-cell table:number-rows-spanned="2" table:style-name="ACE-333" table:formula="of:=COUNTIF([.K62:.O63];&quot;&gt;&quot;&amp;[.$N$5])" office:value-type="float" office:value="0">
            <text:p>0</text:p>
          </table:table-cell>
          <table:table-cell table:number-rows-spanned="2" table:style-name="ACE-333" table:formula="of:=COUNTIF([.K62:.O63];&quot;&gt;=&quot;&amp;[.$K$5])-COUNTIF([.K62:.O63];&quot;&gt;&quot;&amp;[.$N$5])" office:value-type="float" office:value="0">
            <text:p>0</text:p>
          </table:table-cell>
          <table:table-cell table:number-rows-spanned="2" table:style-name="ACE-333" table:formula="of:=COUNTIF([.P62:.T63];&quot;&lt;&quot;&amp;[.$P$5])" office:value-type="float" office:value="0">
            <text:p>0</text:p>
          </table:table-cell>
          <table:table-cell table:number-rows-spanned="2" table:style-name="ACE-333" table:formula="of:=COUNTIF([.P62:.T63];&quot;&gt;&quot;&amp;[.$S$5])" office:value-type="float" office:value="0">
            <text:p>0</text:p>
          </table:table-cell>
          <table:table-cell table:number-rows-spanned="2" table:style-name="ACE-333" table:formula="of:=COUNTIF([.P62:.T63];&quot;&gt;=&quot;&amp;[.$P$5])-COUNTIF([.P62:.T63];&quot;&gt;&quot;&amp;[.$S$5])" office:value-type="float" office:value="0">
            <text:p>0</text:p>
          </table:table-cell>
          <table:table-cell table:number-rows-spanned="2" table:style-name="ACE-333" table:formula="of:=COUNTIF([.U62:.Y63];&quot;&lt;&quot;&amp;[.$U$5])" office:value-type="float" office:value="0">
            <text:p>0</text:p>
          </table:table-cell>
          <table:table-cell table:number-rows-spanned="2" table:style-name="ACE-333" table:formula="of:=COUNTIF([.U62:.Y63];&quot;&gt;&quot;&amp;[.$X$5])" office:value-type="float" office:value="0">
            <text:p>0</text:p>
          </table:table-cell>
          <table:table-cell table:number-rows-spanned="2" table:style-name="ACE-333" table:formula="of:=COUNTIF([.U62:.Y63];&quot;&gt;=&quot;&amp;[.$U$5])-COUNTIF([.U62:.Y63];&quot;&gt;&quot;&amp;[.$X$5])" office:value-type="float" office:value="0">
            <text:p>0</text:p>
          </table:table-cell>
          <table:table-cell table:number-rows-spanned="2" table:style-name="ACE-522" table:formula="of:=100-([.AD62]+[.AE62])*0.5-([.AG62]+[.AH62])*0.40000000000000002-([.AJ62]+[.AK62])*0.29999999999999999-[.Z62]*0.40000000000000002-[.AA62]*0.5-([.AM62]+[.AN62])*1+(IF([.AB62]=&quot;&quot;;&quot;&quot;;IF([.AB62]&lt;80;-4;IF([.AB62]&gt;=85;IF([.AB62]&lt;90;-1;0);-2))))+(IF([.AC62]=&quot;&quot;;&quot;&quot;;IF([.AC62]&lt;85;-5;IF([.AC62]&gt;=90;IF([.AC62]&lt;95;-2;0);-4))))" office:value-type="string" office:string-value="#VALUE!">
            <text:p>#VALUE!</text:p>
          </table:table-cell>
          <table:table-cell table:number-rows-spanned="2" table:style-name="ACE-523" table:formula="of:=IF(OR([.AP62]&lt;85;([.AD62]+[.AE62])&gt;6;([.AG62]+[.AH62])&gt;6;([.AJ62]+[.AK62])&gt;6;[.Z62]&gt;6;([.AD62]+[.AE62]+[.AG62]+[.AH62]+[.AJ62]+[.AK62]+[.Z62])&gt;13;[.AA62]&gt;6;[.AB62]&lt;70;[.AC62]&lt;75);&quot;不合格&quot;;&quot;合格&quot;)" office:value-type="string" office:string-value="#VALUE!">
            <text:p>#VALUE!</text:p>
          </table:table-cell>
          <table:table-cell table:number-rows-spanned="2" table:style-name="ACE-552" table:content-validation-name="VAL-178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7" table:content-validation-name="VAL-32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62]*0.20000000000000001-[.AX62]*0.5-[.AY62]*0.20000000000000001-[.AZ62]*0.5-[.BA62]*1-[.BB62]*0.5-[.BC62]*0.20000000000000001-[.BD62]*0.20000000000000001-[.BE62]*0.20000000000000001-[.BF62]*0.5-[.BG62]*0.5-[.BH62]*1-[.BI62]*1-[.BJ62]*0.5" office:value-type="string" office:string-value="#VALUE!">
            <text:p>#VALUE!</text:p>
          </table:table-cell>
          <table:table-cell table:number-rows-spanned="2" table:style-name="ACE-329" table:formula="of:=IF(OR([.BK62]&lt;96;([.AW62]+[.AY62]+[.BC62]+[.BD62]+[.BE62])&gt;8;([.AX62]+[.AZ62]+[.BB62]+[.BF62]+[.BG62]+[.BJ62])&gt;6;([.AW62]+[.AX62]+[.AY62]+[.AZ62]+[.BA62]+[.BB62]+[.BC62]+[.BD62]+[.BE62]+[.BF62]+[.BG62]+[.BH62]+[.BI62]+[.BJ62])&gt;9);&quot;不合格&quot;;&quot;合格&quot;)" office:value-type="string" office:string-value="#VALUE!">
            <text:p>#VALUE!</text:p>
          </table:table-cell>
          <table:table-cell table:number-rows-spanned="2" table:style-name="ACE-298" table:content-validation-name="VAL-47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56 李久芬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57 卢 敏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52" table:content-validation-name="VAL-2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64:.J65];&quot;&lt;&quot;&amp;[.$F$5])" office:value-type="float" office:value="0">
            <text:p>0</text:p>
          </table:table-cell>
          <table:table-cell table:number-rows-spanned="2" table:style-name="ACE-333" table:formula="of:=COUNTIF([.F64:.J65];&quot;&gt;&quot;&amp;[.$I$5])" office:value-type="float" office:value="0">
            <text:p>0</text:p>
          </table:table-cell>
          <table:table-cell table:number-rows-spanned="2" table:style-name="ACE-333" table:formula="of:=COUNTIF([.F64:.J65];&quot;&gt;=&quot;&amp;[.$F$5])-COUNTIF([.F64:.J65];&quot;&gt;&quot;&amp;[.$I$5])" office:value-type="float" office:value="0">
            <text:p>0</text:p>
          </table:table-cell>
          <table:table-cell table:number-rows-spanned="2" table:style-name="ACE-333" table:formula="of:=COUNTIF([.K64:.O65];&quot;&lt;&quot;&amp;[.$K$5])" office:value-type="float" office:value="0">
            <text:p>0</text:p>
          </table:table-cell>
          <table:table-cell table:number-rows-spanned="2" table:style-name="ACE-333" table:formula="of:=COUNTIF([.K64:.O65];&quot;&gt;&quot;&amp;[.$N$5])" office:value-type="float" office:value="0">
            <text:p>0</text:p>
          </table:table-cell>
          <table:table-cell table:number-rows-spanned="2" table:style-name="ACE-333" table:formula="of:=COUNTIF([.K64:.O65];&quot;&gt;=&quot;&amp;[.$K$5])-COUNTIF([.K64:.O65];&quot;&gt;&quot;&amp;[.$N$5])" office:value-type="float" office:value="0">
            <text:p>0</text:p>
          </table:table-cell>
          <table:table-cell table:number-rows-spanned="2" table:style-name="ACE-333" table:formula="of:=COUNTIF([.P64:.T65];&quot;&lt;&quot;&amp;[.$P$5])" office:value-type="float" office:value="0">
            <text:p>0</text:p>
          </table:table-cell>
          <table:table-cell table:number-rows-spanned="2" table:style-name="ACE-333" table:formula="of:=COUNTIF([.P64:.T65];&quot;&gt;&quot;&amp;[.$S$5])" office:value-type="float" office:value="0">
            <text:p>0</text:p>
          </table:table-cell>
          <table:table-cell table:number-rows-spanned="2" table:style-name="ACE-333" table:formula="of:=COUNTIF([.P64:.T65];&quot;&gt;=&quot;&amp;[.$P$5])-COUNTIF([.P64:.T65];&quot;&gt;&quot;&amp;[.$S$5])" office:value-type="float" office:value="0">
            <text:p>0</text:p>
          </table:table-cell>
          <table:table-cell table:number-rows-spanned="2" table:style-name="ACE-333" table:formula="of:=COUNTIF([.U64:.Y65];&quot;&lt;&quot;&amp;[.$U$5])" office:value-type="float" office:value="0">
            <text:p>0</text:p>
          </table:table-cell>
          <table:table-cell table:number-rows-spanned="2" table:style-name="ACE-333" table:formula="of:=COUNTIF([.U64:.Y65];&quot;&gt;&quot;&amp;[.$X$5])" office:value-type="float" office:value="0">
            <text:p>0</text:p>
          </table:table-cell>
          <table:table-cell table:number-rows-spanned="2" table:style-name="ACE-333" table:formula="of:=COUNTIF([.U64:.Y65];&quot;&gt;=&quot;&amp;[.$U$5])-COUNTIF([.U64:.Y65];&quot;&gt;&quot;&amp;[.$X$5])" office:value-type="float" office:value="0">
            <text:p>0</text:p>
          </table:table-cell>
          <table:table-cell table:number-rows-spanned="2" table:style-name="ACE-522" table:formula="of:=100-([.AD64]+[.AE64])*0.5-([.AG64]+[.AH64])*0.40000000000000002-([.AJ64]+[.AK64])*0.29999999999999999-[.Z64]*0.40000000000000002-[.AA64]*0.5-([.AM64]+[.AN64])*1+(IF([.AB64]=&quot;&quot;;&quot;&quot;;IF([.AB64]&lt;80;-4;IF([.AB64]&gt;=85;IF([.AB64]&lt;90;-1;0);-2))))+(IF([.AC64]=&quot;&quot;;&quot;&quot;;IF([.AC64]&lt;85;-5;IF([.AC64]&gt;=90;IF([.AC64]&lt;95;-2;0);-4))))" office:value-type="string" office:string-value="#VALUE!">
            <text:p>#VALUE!</text:p>
          </table:table-cell>
          <table:table-cell table:number-rows-spanned="2" table:style-name="ACE-523" table:formula="of:=IF(OR([.AP64]&lt;85;([.AD64]+[.AE64])&gt;6;([.AG64]+[.AH64])&gt;6;([.AJ64]+[.AK64])&gt;6;[.Z64]&gt;6;([.AD64]+[.AE64]+[.AG64]+[.AH64]+[.AJ64]+[.AK64]+[.Z64])&gt;13;[.AA64]&gt;6;[.AB64]&lt;70;[.AC64]&lt;75);&quot;不合格&quot;;&quot;合格&quot;)" office:value-type="string" office:string-value="#VALUE!">
            <text:p>#VALUE!</text:p>
          </table:table-cell>
          <table:table-cell table:number-rows-spanned="2" table:style-name="ACE-553" table:content-validation-name="VAL-179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6" table:content-validation-name="VAL-32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64]*0.20000000000000001-[.AX64]*0.5-[.AY64]*0.20000000000000001-[.AZ64]*0.5-[.BA64]*1-[.BB64]*0.5-[.BC64]*0.20000000000000001-[.BD64]*0.20000000000000001-[.BE64]*0.20000000000000001-[.BF64]*0.5-[.BG64]*0.5-[.BH64]*1-[.BI64]*1-[.BJ64]*0.5" office:value-type="string" office:string-value="#VALUE!">
            <text:p>#VALUE!</text:p>
          </table:table-cell>
          <table:table-cell table:number-rows-spanned="2" table:style-name="ACE-329" table:formula="of:=IF(OR([.BK64]&lt;96;([.AW64]+[.AY64]+[.BC64]+[.BD64]+[.BE64])&gt;8;([.AX64]+[.AZ64]+[.BB64]+[.BF64]+[.BG64]+[.BJ64])&gt;6;([.AW64]+[.AX64]+[.AY64]+[.AZ64]+[.BA64]+[.BB64]+[.BC64]+[.BD64]+[.BE64]+[.BF64]+[.BG64]+[.BH64]+[.BI64]+[.BJ64])&gt;9);&quot;不合格&quot;;&quot;合格&quot;)" office:value-type="string" office:string-value="#VALUE!">
            <text:p>#VALUE!</text:p>
          </table:table-cell>
          <table:table-cell table:number-rows-spanned="2" table:style-name="ACE-297" table:content-validation-name="VAL-47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58 张教菊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59 严大会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53" table:content-validation-name="VAL-3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66:.J67];&quot;&lt;&quot;&amp;[.$F$5])" office:value-type="float" office:value="0">
            <text:p>0</text:p>
          </table:table-cell>
          <table:table-cell table:number-rows-spanned="2" table:style-name="ACE-333" table:formula="of:=COUNTIF([.F66:.J67];&quot;&gt;&quot;&amp;[.$I$5])" office:value-type="float" office:value="0">
            <text:p>0</text:p>
          </table:table-cell>
          <table:table-cell table:number-rows-spanned="2" table:style-name="ACE-333" table:formula="of:=COUNTIF([.F66:.J67];&quot;&gt;=&quot;&amp;[.$F$5])-COUNTIF([.F66:.J67];&quot;&gt;&quot;&amp;[.$I$5])" office:value-type="float" office:value="0">
            <text:p>0</text:p>
          </table:table-cell>
          <table:table-cell table:number-rows-spanned="2" table:style-name="ACE-333" table:formula="of:=COUNTIF([.K66:.O67];&quot;&lt;&quot;&amp;[.$K$5])" office:value-type="float" office:value="0">
            <text:p>0</text:p>
          </table:table-cell>
          <table:table-cell table:number-rows-spanned="2" table:style-name="ACE-333" table:formula="of:=COUNTIF([.K66:.O67];&quot;&gt;&quot;&amp;[.$N$5])" office:value-type="float" office:value="0">
            <text:p>0</text:p>
          </table:table-cell>
          <table:table-cell table:number-rows-spanned="2" table:style-name="ACE-333" table:formula="of:=COUNTIF([.K66:.O67];&quot;&gt;=&quot;&amp;[.$K$5])-COUNTIF([.K66:.O67];&quot;&gt;&quot;&amp;[.$N$5])" office:value-type="float" office:value="0">
            <text:p>0</text:p>
          </table:table-cell>
          <table:table-cell table:number-rows-spanned="2" table:style-name="ACE-333" table:formula="of:=COUNTIF([.P66:.T67];&quot;&lt;&quot;&amp;[.$P$5])" office:value-type="float" office:value="0">
            <text:p>0</text:p>
          </table:table-cell>
          <table:table-cell table:number-rows-spanned="2" table:style-name="ACE-333" table:formula="of:=COUNTIF([.P66:.T67];&quot;&gt;&quot;&amp;[.$S$5])" office:value-type="float" office:value="0">
            <text:p>0</text:p>
          </table:table-cell>
          <table:table-cell table:number-rows-spanned="2" table:style-name="ACE-333" table:formula="of:=COUNTIF([.P66:.T67];&quot;&gt;=&quot;&amp;[.$P$5])-COUNTIF([.P66:.T67];&quot;&gt;&quot;&amp;[.$S$5])" office:value-type="float" office:value="0">
            <text:p>0</text:p>
          </table:table-cell>
          <table:table-cell table:number-rows-spanned="2" table:style-name="ACE-333" table:formula="of:=COUNTIF([.U66:.Y67];&quot;&lt;&quot;&amp;[.$U$5])" office:value-type="float" office:value="0">
            <text:p>0</text:p>
          </table:table-cell>
          <table:table-cell table:number-rows-spanned="2" table:style-name="ACE-333" table:formula="of:=COUNTIF([.U66:.Y67];&quot;&gt;&quot;&amp;[.$X$5])" office:value-type="float" office:value="0">
            <text:p>0</text:p>
          </table:table-cell>
          <table:table-cell table:number-rows-spanned="2" table:style-name="ACE-333" table:formula="of:=COUNTIF([.U66:.Y67];&quot;&gt;=&quot;&amp;[.$U$5])-COUNTIF([.U66:.Y67];&quot;&gt;&quot;&amp;[.$X$5])" office:value-type="float" office:value="0">
            <text:p>0</text:p>
          </table:table-cell>
          <table:table-cell table:number-rows-spanned="2" table:style-name="ACE-522" table:formula="of:=100-([.AD66]+[.AE66])*0.5-([.AG66]+[.AH66])*0.40000000000000002-([.AJ66]+[.AK66])*0.29999999999999999-[.Z66]*0.40000000000000002-[.AA66]*0.5-([.AM66]+[.AN66])*1+(IF([.AB66]=&quot;&quot;;&quot;&quot;;IF([.AB66]&lt;80;-4;IF([.AB66]&gt;=85;IF([.AB66]&lt;90;-1;0);-2))))+(IF([.AC66]=&quot;&quot;;&quot;&quot;;IF([.AC66]&lt;85;-5;IF([.AC66]&gt;=90;IF([.AC66]&lt;95;-2;0);-4))))" office:value-type="string" office:string-value="#VALUE!">
            <text:p>#VALUE!</text:p>
          </table:table-cell>
          <table:table-cell table:number-rows-spanned="2" table:style-name="ACE-523" table:formula="of:=IF(OR([.AP66]&lt;85;([.AD66]+[.AE66])&gt;6;([.AG66]+[.AH66])&gt;6;([.AJ66]+[.AK66])&gt;6;[.Z66]&gt;6;([.AD66]+[.AE66]+[.AG66]+[.AH66]+[.AJ66]+[.AK66]+[.Z66])&gt;13;[.AA66]&gt;6;[.AB66]&lt;70;[.AC66]&lt;75);&quot;不合格&quot;;&quot;合格&quot;)" office:value-type="string" office:string-value="#VALUE!">
            <text:p>#VALUE!</text:p>
          </table:table-cell>
          <table:table-cell table:number-rows-spanned="2" table:style-name="ACE-554" table:content-validation-name="VAL-180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5" table:content-validation-name="VAL-33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66]*0.20000000000000001-[.AX66]*0.5-[.AY66]*0.20000000000000001-[.AZ66]*0.5-[.BA66]*1-[.BB66]*0.5-[.BC66]*0.20000000000000001-[.BD66]*0.20000000000000001-[.BE66]*0.20000000000000001-[.BF66]*0.5-[.BG66]*0.5-[.BH66]*1-[.BI66]*1-[.BJ66]*0.5" office:value-type="string" office:string-value="#VALUE!">
            <text:p>#VALUE!</text:p>
          </table:table-cell>
          <table:table-cell table:number-rows-spanned="2" table:style-name="ACE-329" table:formula="of:=IF(OR([.BK66]&lt;96;([.AW66]+[.AY66]+[.BC66]+[.BD66]+[.BE66])&gt;8;([.AX66]+[.AZ66]+[.BB66]+[.BF66]+[.BG66]+[.BJ66])&gt;6;([.AW66]+[.AX66]+[.AY66]+[.AZ66]+[.BA66]+[.BB66]+[.BC66]+[.BD66]+[.BE66]+[.BF66]+[.BG66]+[.BH66]+[.BI66]+[.BJ66])&gt;9);&quot;不合格&quot;;&quot;合格&quot;)" office:value-type="string" office:string-value="#VALUE!">
            <text:p>#VALUE!</text:p>
          </table:table-cell>
          <table:table-cell table:number-rows-spanned="2" table:style-name="ACE-296" table:content-validation-name="VAL-48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60 胡代蓉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61 唐照敏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54" table:content-validation-name="VAL-3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68:.J69];&quot;&lt;&quot;&amp;[.$F$5])" office:value-type="float" office:value="0">
            <text:p>0</text:p>
          </table:table-cell>
          <table:table-cell table:number-rows-spanned="2" table:style-name="ACE-333" table:formula="of:=COUNTIF([.F68:.J69];&quot;&gt;&quot;&amp;[.$I$5])" office:value-type="float" office:value="0">
            <text:p>0</text:p>
          </table:table-cell>
          <table:table-cell table:number-rows-spanned="2" table:style-name="ACE-333" table:formula="of:=COUNTIF([.F68:.J69];&quot;&gt;=&quot;&amp;[.$F$5])-COUNTIF([.F68:.J69];&quot;&gt;&quot;&amp;[.$I$5])" office:value-type="float" office:value="0">
            <text:p>0</text:p>
          </table:table-cell>
          <table:table-cell table:number-rows-spanned="2" table:style-name="ACE-333" table:formula="of:=COUNTIF([.K68:.O69];&quot;&lt;&quot;&amp;[.$K$5])" office:value-type="float" office:value="0">
            <text:p>0</text:p>
          </table:table-cell>
          <table:table-cell table:number-rows-spanned="2" table:style-name="ACE-333" table:formula="of:=COUNTIF([.K68:.O69];&quot;&gt;&quot;&amp;[.$N$5])" office:value-type="float" office:value="0">
            <text:p>0</text:p>
          </table:table-cell>
          <table:table-cell table:number-rows-spanned="2" table:style-name="ACE-333" table:formula="of:=COUNTIF([.K68:.O69];&quot;&gt;=&quot;&amp;[.$K$5])-COUNTIF([.K68:.O69];&quot;&gt;&quot;&amp;[.$N$5])" office:value-type="float" office:value="0">
            <text:p>0</text:p>
          </table:table-cell>
          <table:table-cell table:number-rows-spanned="2" table:style-name="ACE-333" table:formula="of:=COUNTIF([.P68:.T69];&quot;&lt;&quot;&amp;[.$P$5])" office:value-type="float" office:value="0">
            <text:p>0</text:p>
          </table:table-cell>
          <table:table-cell table:number-rows-spanned="2" table:style-name="ACE-333" table:formula="of:=COUNTIF([.P68:.T69];&quot;&gt;&quot;&amp;[.$S$5])" office:value-type="float" office:value="0">
            <text:p>0</text:p>
          </table:table-cell>
          <table:table-cell table:number-rows-spanned="2" table:style-name="ACE-333" table:formula="of:=COUNTIF([.P68:.T69];&quot;&gt;=&quot;&amp;[.$P$5])-COUNTIF([.P68:.T69];&quot;&gt;&quot;&amp;[.$S$5])" office:value-type="float" office:value="0">
            <text:p>0</text:p>
          </table:table-cell>
          <table:table-cell table:number-rows-spanned="2" table:style-name="ACE-333" table:formula="of:=COUNTIF([.U68:.Y69];&quot;&lt;&quot;&amp;[.$U$5])" office:value-type="float" office:value="0">
            <text:p>0</text:p>
          </table:table-cell>
          <table:table-cell table:number-rows-spanned="2" table:style-name="ACE-333" table:formula="of:=COUNTIF([.U68:.Y69];&quot;&gt;&quot;&amp;[.$X$5])" office:value-type="float" office:value="0">
            <text:p>0</text:p>
          </table:table-cell>
          <table:table-cell table:number-rows-spanned="2" table:style-name="ACE-333" table:formula="of:=COUNTIF([.U68:.Y69];&quot;&gt;=&quot;&amp;[.$U$5])-COUNTIF([.U68:.Y69];&quot;&gt;&quot;&amp;[.$X$5])" office:value-type="float" office:value="0">
            <text:p>0</text:p>
          </table:table-cell>
          <table:table-cell table:number-rows-spanned="2" table:style-name="ACE-522" table:formula="of:=100-([.AD68]+[.AE68])*0.5-([.AG68]+[.AH68])*0.40000000000000002-([.AJ68]+[.AK68])*0.29999999999999999-[.Z68]*0.40000000000000002-[.AA68]*0.5-([.AM68]+[.AN68])*1+(IF([.AB68]=&quot;&quot;;&quot;&quot;;IF([.AB68]&lt;80;-4;IF([.AB68]&gt;=85;IF([.AB68]&lt;90;-1;0);-2))))+(IF([.AC68]=&quot;&quot;;&quot;&quot;;IF([.AC68]&lt;85;-5;IF([.AC68]&gt;=90;IF([.AC68]&lt;95;-2;0);-4))))" office:value-type="string" office:string-value="#VALUE!">
            <text:p>#VALUE!</text:p>
          </table:table-cell>
          <table:table-cell table:number-rows-spanned="2" table:style-name="ACE-523" table:formula="of:=IF(OR([.AP68]&lt;85;([.AD68]+[.AE68])&gt;6;([.AG68]+[.AH68])&gt;6;([.AJ68]+[.AK68])&gt;6;[.Z68]&gt;6;([.AD68]+[.AE68]+[.AG68]+[.AH68]+[.AJ68]+[.AK68]+[.Z68])&gt;13;[.AA68]&gt;6;[.AB68]&lt;70;[.AC68]&lt;75);&quot;不合格&quot;;&quot;合格&quot;)" office:value-type="string" office:string-value="#VALUE!">
            <text:p>#VALUE!</text:p>
          </table:table-cell>
          <table:table-cell table:number-rows-spanned="2" table:style-name="ACE-555" table:content-validation-name="VAL-181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4" table:content-validation-name="VAL-33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68]*0.20000000000000001-[.AX68]*0.5-[.AY68]*0.20000000000000001-[.AZ68]*0.5-[.BA68]*1-[.BB68]*0.5-[.BC68]*0.20000000000000001-[.BD68]*0.20000000000000001-[.BE68]*0.20000000000000001-[.BF68]*0.5-[.BG68]*0.5-[.BH68]*1-[.BI68]*1-[.BJ68]*0.5" office:value-type="string" office:string-value="#VALUE!">
            <text:p>#VALUE!</text:p>
          </table:table-cell>
          <table:table-cell table:number-rows-spanned="2" table:style-name="ACE-329" table:formula="of:=IF(OR([.BK68]&lt;96;([.AW68]+[.AY68]+[.BC68]+[.BD68]+[.BE68])&gt;8;([.AX68]+[.AZ68]+[.BB68]+[.BF68]+[.BG68]+[.BJ68])&gt;6;([.AW68]+[.AX68]+[.AY68]+[.AZ68]+[.BA68]+[.BB68]+[.BC68]+[.BD68]+[.BE68]+[.BF68]+[.BG68]+[.BH68]+[.BI68]+[.BJ68])&gt;9);&quot;不合格&quot;;&quot;合格&quot;)" office:value-type="string" office:string-value="#VALUE!">
            <text:p>#VALUE!</text:p>
          </table:table-cell>
          <table:table-cell table:number-rows-spanned="2" table:style-name="ACE-295" table:content-validation-name="VAL-48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62 陈绪香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63 曾 会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55" table:content-validation-name="VAL-3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70:.J71];&quot;&lt;&quot;&amp;[.$F$5])" office:value-type="float" office:value="0">
            <text:p>0</text:p>
          </table:table-cell>
          <table:table-cell table:number-rows-spanned="2" table:style-name="ACE-333" table:formula="of:=COUNTIF([.F70:.J71];&quot;&gt;&quot;&amp;[.$I$5])" office:value-type="float" office:value="0">
            <text:p>0</text:p>
          </table:table-cell>
          <table:table-cell table:number-rows-spanned="2" table:style-name="ACE-333" table:formula="of:=COUNTIF([.F70:.J71];&quot;&gt;=&quot;&amp;[.$F$5])-COUNTIF([.F70:.J71];&quot;&gt;&quot;&amp;[.$I$5])" office:value-type="float" office:value="0">
            <text:p>0</text:p>
          </table:table-cell>
          <table:table-cell table:number-rows-spanned="2" table:style-name="ACE-333" table:formula="of:=COUNTIF([.K70:.O71];&quot;&lt;&quot;&amp;[.$K$5])" office:value-type="float" office:value="0">
            <text:p>0</text:p>
          </table:table-cell>
          <table:table-cell table:number-rows-spanned="2" table:style-name="ACE-333" table:formula="of:=COUNTIF([.K70:.O71];&quot;&gt;&quot;&amp;[.$N$5])" office:value-type="float" office:value="0">
            <text:p>0</text:p>
          </table:table-cell>
          <table:table-cell table:number-rows-spanned="2" table:style-name="ACE-333" table:formula="of:=COUNTIF([.K70:.O71];&quot;&gt;=&quot;&amp;[.$K$5])-COUNTIF([.K70:.O71];&quot;&gt;&quot;&amp;[.$N$5])" office:value-type="float" office:value="0">
            <text:p>0</text:p>
          </table:table-cell>
          <table:table-cell table:number-rows-spanned="2" table:style-name="ACE-333" table:formula="of:=COUNTIF([.P70:.T71];&quot;&lt;&quot;&amp;[.$P$5])" office:value-type="float" office:value="0">
            <text:p>0</text:p>
          </table:table-cell>
          <table:table-cell table:number-rows-spanned="2" table:style-name="ACE-333" table:formula="of:=COUNTIF([.P70:.T71];&quot;&gt;&quot;&amp;[.$S$5])" office:value-type="float" office:value="0">
            <text:p>0</text:p>
          </table:table-cell>
          <table:table-cell table:number-rows-spanned="2" table:style-name="ACE-333" table:formula="of:=COUNTIF([.P70:.T71];&quot;&gt;=&quot;&amp;[.$P$5])-COUNTIF([.P70:.T71];&quot;&gt;&quot;&amp;[.$S$5])" office:value-type="float" office:value="0">
            <text:p>0</text:p>
          </table:table-cell>
          <table:table-cell table:number-rows-spanned="2" table:style-name="ACE-333" table:formula="of:=COUNTIF([.U70:.Y71];&quot;&lt;&quot;&amp;[.$U$5])" office:value-type="float" office:value="0">
            <text:p>0</text:p>
          </table:table-cell>
          <table:table-cell table:number-rows-spanned="2" table:style-name="ACE-333" table:formula="of:=COUNTIF([.U70:.Y71];&quot;&gt;&quot;&amp;[.$X$5])" office:value-type="float" office:value="0">
            <text:p>0</text:p>
          </table:table-cell>
          <table:table-cell table:number-rows-spanned="2" table:style-name="ACE-333" table:formula="of:=COUNTIF([.U70:.Y71];&quot;&gt;=&quot;&amp;[.$U$5])-COUNTIF([.U70:.Y71];&quot;&gt;&quot;&amp;[.$X$5])" office:value-type="float" office:value="0">
            <text:p>0</text:p>
          </table:table-cell>
          <table:table-cell table:number-rows-spanned="2" table:style-name="ACE-522" table:formula="of:=100-([.AD70]+[.AE70])*0.5-([.AG70]+[.AH70])*0.40000000000000002-([.AJ70]+[.AK70])*0.29999999999999999-[.Z70]*0.40000000000000002-[.AA70]*0.5-([.AM70]+[.AN70])*1+(IF([.AB70]=&quot;&quot;;&quot;&quot;;IF([.AB70]&lt;80;-4;IF([.AB70]&gt;=85;IF([.AB70]&lt;90;-1;0);-2))))+(IF([.AC70]=&quot;&quot;;&quot;&quot;;IF([.AC70]&lt;85;-5;IF([.AC70]&gt;=90;IF([.AC70]&lt;95;-2;0);-4))))" office:value-type="string" office:string-value="#VALUE!">
            <text:p>#VALUE!</text:p>
          </table:table-cell>
          <table:table-cell table:number-rows-spanned="2" table:style-name="ACE-523" table:formula="of:=IF(OR([.AP70]&lt;85;([.AD70]+[.AE70])&gt;6;([.AG70]+[.AH70])&gt;6;([.AJ70]+[.AK70])&gt;6;[.Z70]&gt;6;([.AD70]+[.AE70]+[.AG70]+[.AH70]+[.AJ70]+[.AK70]+[.Z70])&gt;13;[.AA70]&gt;6;[.AB70]&lt;70;[.AC70]&lt;75);&quot;不合格&quot;;&quot;合格&quot;)" office:value-type="string" office:string-value="#VALUE!">
            <text:p>#VALUE!</text:p>
          </table:table-cell>
          <table:table-cell table:number-rows-spanned="2" table:style-name="ACE-556" table:content-validation-name="VAL-182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3" table:content-validation-name="VAL-33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70]*0.20000000000000001-[.AX70]*0.5-[.AY70]*0.20000000000000001-[.AZ70]*0.5-[.BA70]*1-[.BB70]*0.5-[.BC70]*0.20000000000000001-[.BD70]*0.20000000000000001-[.BE70]*0.20000000000000001-[.BF70]*0.5-[.BG70]*0.5-[.BH70]*1-[.BI70]*1-[.BJ70]*0.5" office:value-type="string" office:string-value="#VALUE!">
            <text:p>#VALUE!</text:p>
          </table:table-cell>
          <table:table-cell table:number-rows-spanned="2" table:style-name="ACE-329" table:formula="of:=IF(OR([.BK70]&lt;96;([.AW70]+[.AY70]+[.BC70]+[.BD70]+[.BE70])&gt;8;([.AX70]+[.AZ70]+[.BB70]+[.BF70]+[.BG70]+[.BJ70])&gt;6;([.AW70]+[.AX70]+[.AY70]+[.AZ70]+[.BA70]+[.BB70]+[.BC70]+[.BD70]+[.BE70]+[.BF70]+[.BG70]+[.BH70]+[.BI70]+[.BJ70])&gt;9);&quot;不合格&quot;;&quot;合格&quot;)" office:value-type="string" office:string-value="#VALUE!">
            <text:p>#VALUE!</text:p>
          </table:table-cell>
          <table:table-cell table:number-rows-spanned="2" table:style-name="ACE-294" table:content-validation-name="VAL-48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64 桂 芳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65 雷艳琼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56" table:content-validation-name="VAL-3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72:.J73];&quot;&lt;&quot;&amp;[.$F$5])" office:value-type="float" office:value="0">
            <text:p>0</text:p>
          </table:table-cell>
          <table:table-cell table:number-rows-spanned="2" table:style-name="ACE-333" table:formula="of:=COUNTIF([.F72:.J73];&quot;&gt;&quot;&amp;[.$I$5])" office:value-type="float" office:value="0">
            <text:p>0</text:p>
          </table:table-cell>
          <table:table-cell table:number-rows-spanned="2" table:style-name="ACE-333" table:formula="of:=COUNTIF([.F72:.J73];&quot;&gt;=&quot;&amp;[.$F$5])-COUNTIF([.F72:.J73];&quot;&gt;&quot;&amp;[.$I$5])" office:value-type="float" office:value="0">
            <text:p>0</text:p>
          </table:table-cell>
          <table:table-cell table:number-rows-spanned="2" table:style-name="ACE-333" table:formula="of:=COUNTIF([.K72:.O73];&quot;&lt;&quot;&amp;[.$K$5])" office:value-type="float" office:value="0">
            <text:p>0</text:p>
          </table:table-cell>
          <table:table-cell table:number-rows-spanned="2" table:style-name="ACE-333" table:formula="of:=COUNTIF([.K72:.O73];&quot;&gt;&quot;&amp;[.$N$5])" office:value-type="float" office:value="0">
            <text:p>0</text:p>
          </table:table-cell>
          <table:table-cell table:number-rows-spanned="2" table:style-name="ACE-333" table:formula="of:=COUNTIF([.K72:.O73];&quot;&gt;=&quot;&amp;[.$K$5])-COUNTIF([.K72:.O73];&quot;&gt;&quot;&amp;[.$N$5])" office:value-type="float" office:value="0">
            <text:p>0</text:p>
          </table:table-cell>
          <table:table-cell table:number-rows-spanned="2" table:style-name="ACE-333" table:formula="of:=COUNTIF([.P72:.T73];&quot;&lt;&quot;&amp;[.$P$5])" office:value-type="float" office:value="0">
            <text:p>0</text:p>
          </table:table-cell>
          <table:table-cell table:number-rows-spanned="2" table:style-name="ACE-333" table:formula="of:=COUNTIF([.P72:.T73];&quot;&gt;&quot;&amp;[.$S$5])" office:value-type="float" office:value="0">
            <text:p>0</text:p>
          </table:table-cell>
          <table:table-cell table:number-rows-spanned="2" table:style-name="ACE-333" table:formula="of:=COUNTIF([.P72:.T73];&quot;&gt;=&quot;&amp;[.$P$5])-COUNTIF([.P72:.T73];&quot;&gt;&quot;&amp;[.$S$5])" office:value-type="float" office:value="0">
            <text:p>0</text:p>
          </table:table-cell>
          <table:table-cell table:number-rows-spanned="2" table:style-name="ACE-333" table:formula="of:=COUNTIF([.U72:.Y73];&quot;&lt;&quot;&amp;[.$U$5])" office:value-type="float" office:value="0">
            <text:p>0</text:p>
          </table:table-cell>
          <table:table-cell table:number-rows-spanned="2" table:style-name="ACE-333" table:formula="of:=COUNTIF([.U72:.Y73];&quot;&gt;&quot;&amp;[.$X$5])" office:value-type="float" office:value="0">
            <text:p>0</text:p>
          </table:table-cell>
          <table:table-cell table:number-rows-spanned="2" table:style-name="ACE-333" table:formula="of:=COUNTIF([.U72:.Y73];&quot;&gt;=&quot;&amp;[.$U$5])-COUNTIF([.U72:.Y73];&quot;&gt;&quot;&amp;[.$X$5])" office:value-type="float" office:value="0">
            <text:p>0</text:p>
          </table:table-cell>
          <table:table-cell table:number-rows-spanned="2" table:style-name="ACE-522" table:formula="of:=100-([.AD72]+[.AE72])*0.5-([.AG72]+[.AH72])*0.40000000000000002-([.AJ72]+[.AK72])*0.29999999999999999-[.Z72]*0.40000000000000002-[.AA72]*0.5-([.AM72]+[.AN72])*1+(IF([.AB72]=&quot;&quot;;&quot;&quot;;IF([.AB72]&lt;80;-4;IF([.AB72]&gt;=85;IF([.AB72]&lt;90;-1;0);-2))))+(IF([.AC72]=&quot;&quot;;&quot;&quot;;IF([.AC72]&lt;85;-5;IF([.AC72]&gt;=90;IF([.AC72]&lt;95;-2;0);-4))))" office:value-type="string" office:string-value="#VALUE!">
            <text:p>#VALUE!</text:p>
          </table:table-cell>
          <table:table-cell table:number-rows-spanned="2" table:style-name="ACE-523" table:formula="of:=IF(OR([.AP72]&lt;85;([.AD72]+[.AE72])&gt;6;([.AG72]+[.AH72])&gt;6;([.AJ72]+[.AK72])&gt;6;[.Z72]&gt;6;([.AD72]+[.AE72]+[.AG72]+[.AH72]+[.AJ72]+[.AK72]+[.Z72])&gt;13;[.AA72]&gt;6;[.AB72]&lt;70;[.AC72]&lt;75);&quot;不合格&quot;;&quot;合格&quot;)" office:value-type="string" office:string-value="#VALUE!">
            <text:p>#VALUE!</text:p>
          </table:table-cell>
          <table:table-cell table:number-rows-spanned="2" table:style-name="ACE-557" table:content-validation-name="VAL-183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2" table:content-validation-name="VAL-33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72]*0.20000000000000001-[.AX72]*0.5-[.AY72]*0.20000000000000001-[.AZ72]*0.5-[.BA72]*1-[.BB72]*0.5-[.BC72]*0.20000000000000001-[.BD72]*0.20000000000000001-[.BE72]*0.20000000000000001-[.BF72]*0.5-[.BG72]*0.5-[.BH72]*1-[.BI72]*1-[.BJ72]*0.5" office:value-type="string" office:string-value="#VALUE!">
            <text:p>#VALUE!</text:p>
          </table:table-cell>
          <table:table-cell table:number-rows-spanned="2" table:style-name="ACE-329" table:formula="of:=IF(OR([.BK72]&lt;96;([.AW72]+[.AY72]+[.BC72]+[.BD72]+[.BE72])&gt;8;([.AX72]+[.AZ72]+[.BB72]+[.BF72]+[.BG72]+[.BJ72])&gt;6;([.AW72]+[.AX72]+[.AY72]+[.AZ72]+[.BA72]+[.BB72]+[.BC72]+[.BD72]+[.BE72]+[.BF72]+[.BG72]+[.BH72]+[.BI72]+[.BJ72])&gt;9);&quot;不合格&quot;;&quot;合格&quot;)" office:value-type="string" office:string-value="#VALUE!">
            <text:p>#VALUE!</text:p>
          </table:table-cell>
          <table:table-cell table:number-rows-spanned="2" table:style-name="ACE-293" table:content-validation-name="VAL-48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66 廖洪玉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67 李建秀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57" table:content-validation-name="VAL-3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74:.J75];&quot;&lt;&quot;&amp;[.$F$5])" office:value-type="float" office:value="0">
            <text:p>0</text:p>
          </table:table-cell>
          <table:table-cell table:number-rows-spanned="2" table:style-name="ACE-333" table:formula="of:=COUNTIF([.F74:.J75];&quot;&gt;&quot;&amp;[.$I$5])" office:value-type="float" office:value="0">
            <text:p>0</text:p>
          </table:table-cell>
          <table:table-cell table:number-rows-spanned="2" table:style-name="ACE-333" table:formula="of:=COUNTIF([.F74:.J75];&quot;&gt;=&quot;&amp;[.$F$5])-COUNTIF([.F74:.J75];&quot;&gt;&quot;&amp;[.$I$5])" office:value-type="float" office:value="0">
            <text:p>0</text:p>
          </table:table-cell>
          <table:table-cell table:number-rows-spanned="2" table:style-name="ACE-333" table:formula="of:=COUNTIF([.K74:.O75];&quot;&lt;&quot;&amp;[.$K$5])" office:value-type="float" office:value="0">
            <text:p>0</text:p>
          </table:table-cell>
          <table:table-cell table:number-rows-spanned="2" table:style-name="ACE-333" table:formula="of:=COUNTIF([.K74:.O75];&quot;&gt;&quot;&amp;[.$N$5])" office:value-type="float" office:value="0">
            <text:p>0</text:p>
          </table:table-cell>
          <table:table-cell table:number-rows-spanned="2" table:style-name="ACE-333" table:formula="of:=COUNTIF([.K74:.O75];&quot;&gt;=&quot;&amp;[.$K$5])-COUNTIF([.K74:.O75];&quot;&gt;&quot;&amp;[.$N$5])" office:value-type="float" office:value="0">
            <text:p>0</text:p>
          </table:table-cell>
          <table:table-cell table:number-rows-spanned="2" table:style-name="ACE-333" table:formula="of:=COUNTIF([.P74:.T75];&quot;&lt;&quot;&amp;[.$P$5])" office:value-type="float" office:value="0">
            <text:p>0</text:p>
          </table:table-cell>
          <table:table-cell table:number-rows-spanned="2" table:style-name="ACE-333" table:formula="of:=COUNTIF([.P74:.T75];&quot;&gt;&quot;&amp;[.$S$5])" office:value-type="float" office:value="0">
            <text:p>0</text:p>
          </table:table-cell>
          <table:table-cell table:number-rows-spanned="2" table:style-name="ACE-333" table:formula="of:=COUNTIF([.P74:.T75];&quot;&gt;=&quot;&amp;[.$P$5])-COUNTIF([.P74:.T75];&quot;&gt;&quot;&amp;[.$S$5])" office:value-type="float" office:value="0">
            <text:p>0</text:p>
          </table:table-cell>
          <table:table-cell table:number-rows-spanned="2" table:style-name="ACE-333" table:formula="of:=COUNTIF([.U74:.Y75];&quot;&lt;&quot;&amp;[.$U$5])" office:value-type="float" office:value="0">
            <text:p>0</text:p>
          </table:table-cell>
          <table:table-cell table:number-rows-spanned="2" table:style-name="ACE-333" table:formula="of:=COUNTIF([.U74:.Y75];&quot;&gt;&quot;&amp;[.$X$5])" office:value-type="float" office:value="0">
            <text:p>0</text:p>
          </table:table-cell>
          <table:table-cell table:number-rows-spanned="2" table:style-name="ACE-333" table:formula="of:=COUNTIF([.U74:.Y75];&quot;&gt;=&quot;&amp;[.$U$5])-COUNTIF([.U74:.Y75];&quot;&gt;&quot;&amp;[.$X$5])" office:value-type="float" office:value="0">
            <text:p>0</text:p>
          </table:table-cell>
          <table:table-cell table:number-rows-spanned="2" table:style-name="ACE-522" table:formula="of:=100-([.AD74]+[.AE74])*0.5-([.AG74]+[.AH74])*0.40000000000000002-([.AJ74]+[.AK74])*0.29999999999999999-[.Z74]*0.40000000000000002-[.AA74]*0.5-([.AM74]+[.AN74])*1+(IF([.AB74]=&quot;&quot;;&quot;&quot;;IF([.AB74]&lt;80;-4;IF([.AB74]&gt;=85;IF([.AB74]&lt;90;-1;0);-2))))+(IF([.AC74]=&quot;&quot;;&quot;&quot;;IF([.AC74]&lt;85;-5;IF([.AC74]&gt;=90;IF([.AC74]&lt;95;-2;0);-4))))" office:value-type="string" office:string-value="#VALUE!">
            <text:p>#VALUE!</text:p>
          </table:table-cell>
          <table:table-cell table:number-rows-spanned="2" table:style-name="ACE-523" table:formula="of:=IF(OR([.AP74]&lt;85;([.AD74]+[.AE74])&gt;6;([.AG74]+[.AH74])&gt;6;([.AJ74]+[.AK74])&gt;6;[.Z74]&gt;6;([.AD74]+[.AE74]+[.AG74]+[.AH74]+[.AJ74]+[.AK74]+[.Z74])&gt;13;[.AA74]&gt;6;[.AB74]&lt;70;[.AC74]&lt;75);&quot;不合格&quot;;&quot;合格&quot;)" office:value-type="string" office:string-value="#VALUE!">
            <text:p>#VALUE!</text:p>
          </table:table-cell>
          <table:table-cell table:number-rows-spanned="2" table:style-name="ACE-558" table:content-validation-name="VAL-184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1" table:content-validation-name="VAL-33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74]*0.20000000000000001-[.AX74]*0.5-[.AY74]*0.20000000000000001-[.AZ74]*0.5-[.BA74]*1-[.BB74]*0.5-[.BC74]*0.20000000000000001-[.BD74]*0.20000000000000001-[.BE74]*0.20000000000000001-[.BF74]*0.5-[.BG74]*0.5-[.BH74]*1-[.BI74]*1-[.BJ74]*0.5" office:value-type="string" office:string-value="#VALUE!">
            <text:p>#VALUE!</text:p>
          </table:table-cell>
          <table:table-cell table:number-rows-spanned="2" table:style-name="ACE-329" table:formula="of:=IF(OR([.BK74]&lt;96;([.AW74]+[.AY74]+[.BC74]+[.BD74]+[.BE74])&gt;8;([.AX74]+[.AZ74]+[.BB74]+[.BF74]+[.BG74]+[.BJ74])&gt;6;([.AW74]+[.AX74]+[.AY74]+[.AZ74]+[.BA74]+[.BB74]+[.BC74]+[.BD74]+[.BE74]+[.BF74]+[.BG74]+[.BH74]+[.BI74]+[.BJ74])&gt;9);&quot;不合格&quot;;&quot;合格&quot;)" office:value-type="string" office:string-value="#VALUE!">
            <text:p>#VALUE!</text:p>
          </table:table-cell>
          <table:table-cell table:number-rows-spanned="2" table:style-name="ACE-292" table:content-validation-name="VAL-48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68 孙定会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69 邹林菊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58" table:content-validation-name="VAL-3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76:.J77];&quot;&lt;&quot;&amp;[.$F$5])" office:value-type="float" office:value="0">
            <text:p>0</text:p>
          </table:table-cell>
          <table:table-cell table:number-rows-spanned="2" table:style-name="ACE-333" table:formula="of:=COUNTIF([.F76:.J77];&quot;&gt;&quot;&amp;[.$I$5])" office:value-type="float" office:value="0">
            <text:p>0</text:p>
          </table:table-cell>
          <table:table-cell table:number-rows-spanned="2" table:style-name="ACE-333" table:formula="of:=COUNTIF([.F76:.J77];&quot;&gt;=&quot;&amp;[.$F$5])-COUNTIF([.F76:.J77];&quot;&gt;&quot;&amp;[.$I$5])" office:value-type="float" office:value="0">
            <text:p>0</text:p>
          </table:table-cell>
          <table:table-cell table:number-rows-spanned="2" table:style-name="ACE-333" table:formula="of:=COUNTIF([.K76:.O77];&quot;&lt;&quot;&amp;[.$K$5])" office:value-type="float" office:value="0">
            <text:p>0</text:p>
          </table:table-cell>
          <table:table-cell table:number-rows-spanned="2" table:style-name="ACE-333" table:formula="of:=COUNTIF([.K76:.O77];&quot;&gt;&quot;&amp;[.$N$5])" office:value-type="float" office:value="0">
            <text:p>0</text:p>
          </table:table-cell>
          <table:table-cell table:number-rows-spanned="2" table:style-name="ACE-333" table:formula="of:=COUNTIF([.K76:.O77];&quot;&gt;=&quot;&amp;[.$K$5])-COUNTIF([.K76:.O77];&quot;&gt;&quot;&amp;[.$N$5])" office:value-type="float" office:value="0">
            <text:p>0</text:p>
          </table:table-cell>
          <table:table-cell table:number-rows-spanned="2" table:style-name="ACE-333" table:formula="of:=COUNTIF([.P76:.T77];&quot;&lt;&quot;&amp;[.$P$5])" office:value-type="float" office:value="0">
            <text:p>0</text:p>
          </table:table-cell>
          <table:table-cell table:number-rows-spanned="2" table:style-name="ACE-333" table:formula="of:=COUNTIF([.P76:.T77];&quot;&gt;&quot;&amp;[.$S$5])" office:value-type="float" office:value="0">
            <text:p>0</text:p>
          </table:table-cell>
          <table:table-cell table:number-rows-spanned="2" table:style-name="ACE-333" table:formula="of:=COUNTIF([.P76:.T77];&quot;&gt;=&quot;&amp;[.$P$5])-COUNTIF([.P76:.T77];&quot;&gt;&quot;&amp;[.$S$5])" office:value-type="float" office:value="0">
            <text:p>0</text:p>
          </table:table-cell>
          <table:table-cell table:number-rows-spanned="2" table:style-name="ACE-333" table:formula="of:=COUNTIF([.U76:.Y77];&quot;&lt;&quot;&amp;[.$U$5])" office:value-type="float" office:value="0">
            <text:p>0</text:p>
          </table:table-cell>
          <table:table-cell table:number-rows-spanned="2" table:style-name="ACE-333" table:formula="of:=COUNTIF([.U76:.Y77];&quot;&gt;&quot;&amp;[.$X$5])" office:value-type="float" office:value="0">
            <text:p>0</text:p>
          </table:table-cell>
          <table:table-cell table:number-rows-spanned="2" table:style-name="ACE-333" table:formula="of:=COUNTIF([.U76:.Y77];&quot;&gt;=&quot;&amp;[.$U$5])-COUNTIF([.U76:.Y77];&quot;&gt;&quot;&amp;[.$X$5])" office:value-type="float" office:value="0">
            <text:p>0</text:p>
          </table:table-cell>
          <table:table-cell table:number-rows-spanned="2" table:style-name="ACE-522" table:formula="of:=100-([.AD76]+[.AE76])*0.5-([.AG76]+[.AH76])*0.40000000000000002-([.AJ76]+[.AK76])*0.29999999999999999-[.Z76]*0.40000000000000002-[.AA76]*0.5-([.AM76]+[.AN76])*1+(IF([.AB76]=&quot;&quot;;&quot;&quot;;IF([.AB76]&lt;80;-4;IF([.AB76]&gt;=85;IF([.AB76]&lt;90;-1;0);-2))))+(IF([.AC76]=&quot;&quot;;&quot;&quot;;IF([.AC76]&lt;85;-5;IF([.AC76]&gt;=90;IF([.AC76]&lt;95;-2;0);-4))))" office:value-type="string" office:string-value="#VALUE!">
            <text:p>#VALUE!</text:p>
          </table:table-cell>
          <table:table-cell table:number-rows-spanned="2" table:style-name="ACE-523" table:formula="of:=IF(OR([.AP76]&lt;85;([.AD76]+[.AE76])&gt;6;([.AG76]+[.AH76])&gt;6;([.AJ76]+[.AK76])&gt;6;[.Z76]&gt;6;([.AD76]+[.AE76]+[.AG76]+[.AH76]+[.AJ76]+[.AK76]+[.Z76])&gt;13;[.AA76]&gt;6;[.AB76]&lt;70;[.AC76]&lt;75);&quot;不合格&quot;;&quot;合格&quot;)" office:value-type="string" office:string-value="#VALUE!">
            <text:p>#VALUE!</text:p>
          </table:table-cell>
          <table:table-cell table:number-rows-spanned="2" table:style-name="ACE-559" table:content-validation-name="VAL-185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0" table:content-validation-name="VAL-33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76]*0.20000000000000001-[.AX76]*0.5-[.AY76]*0.20000000000000001-[.AZ76]*0.5-[.BA76]*1-[.BB76]*0.5-[.BC76]*0.20000000000000001-[.BD76]*0.20000000000000001-[.BE76]*0.20000000000000001-[.BF76]*0.5-[.BG76]*0.5-[.BH76]*1-[.BI76]*1-[.BJ76]*0.5" office:value-type="string" office:string-value="#VALUE!">
            <text:p>#VALUE!</text:p>
          </table:table-cell>
          <table:table-cell table:number-rows-spanned="2" table:style-name="ACE-329" table:formula="of:=IF(OR([.BK76]&lt;96;([.AW76]+[.AY76]+[.BC76]+[.BD76]+[.BE76])&gt;8;([.AX76]+[.AZ76]+[.BB76]+[.BF76]+[.BG76]+[.BJ76])&gt;6;([.AW76]+[.AX76]+[.AY76]+[.AZ76]+[.BA76]+[.BB76]+[.BC76]+[.BD76]+[.BE76]+[.BF76]+[.BG76]+[.BH76]+[.BI76]+[.BJ76])&gt;9);&quot;不合格&quot;;&quot;合格&quot;)" office:value-type="string" office:string-value="#VALUE!">
            <text:p>#VALUE!</text:p>
          </table:table-cell>
          <table:table-cell table:number-rows-spanned="2" table:style-name="ACE-291" table:content-validation-name="VAL-48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70 刘 明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71 黎昌燕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59" table:content-validation-name="VAL-3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78:.J79];&quot;&lt;&quot;&amp;[.$F$5])" office:value-type="float" office:value="0">
            <text:p>0</text:p>
          </table:table-cell>
          <table:table-cell table:number-rows-spanned="2" table:style-name="ACE-333" table:formula="of:=COUNTIF([.F78:.J79];&quot;&gt;&quot;&amp;[.$I$5])" office:value-type="float" office:value="0">
            <text:p>0</text:p>
          </table:table-cell>
          <table:table-cell table:number-rows-spanned="2" table:style-name="ACE-333" table:formula="of:=COUNTIF([.F78:.J79];&quot;&gt;=&quot;&amp;[.$F$5])-COUNTIF([.F78:.J79];&quot;&gt;&quot;&amp;[.$I$5])" office:value-type="float" office:value="0">
            <text:p>0</text:p>
          </table:table-cell>
          <table:table-cell table:number-rows-spanned="2" table:style-name="ACE-333" table:formula="of:=COUNTIF([.K78:.O79];&quot;&lt;&quot;&amp;[.$K$5])" office:value-type="float" office:value="0">
            <text:p>0</text:p>
          </table:table-cell>
          <table:table-cell table:number-rows-spanned="2" table:style-name="ACE-333" table:formula="of:=COUNTIF([.K78:.O79];&quot;&gt;&quot;&amp;[.$N$5])" office:value-type="float" office:value="0">
            <text:p>0</text:p>
          </table:table-cell>
          <table:table-cell table:number-rows-spanned="2" table:style-name="ACE-333" table:formula="of:=COUNTIF([.K78:.O79];&quot;&gt;=&quot;&amp;[.$K$5])-COUNTIF([.K78:.O79];&quot;&gt;&quot;&amp;[.$N$5])" office:value-type="float" office:value="0">
            <text:p>0</text:p>
          </table:table-cell>
          <table:table-cell table:number-rows-spanned="2" table:style-name="ACE-333" table:formula="of:=COUNTIF([.P78:.T79];&quot;&lt;&quot;&amp;[.$P$5])" office:value-type="float" office:value="0">
            <text:p>0</text:p>
          </table:table-cell>
          <table:table-cell table:number-rows-spanned="2" table:style-name="ACE-333" table:formula="of:=COUNTIF([.P78:.T79];&quot;&gt;&quot;&amp;[.$S$5])" office:value-type="float" office:value="0">
            <text:p>0</text:p>
          </table:table-cell>
          <table:table-cell table:number-rows-spanned="2" table:style-name="ACE-333" table:formula="of:=COUNTIF([.P78:.T79];&quot;&gt;=&quot;&amp;[.$P$5])-COUNTIF([.P78:.T79];&quot;&gt;&quot;&amp;[.$S$5])" office:value-type="float" office:value="0">
            <text:p>0</text:p>
          </table:table-cell>
          <table:table-cell table:number-rows-spanned="2" table:style-name="ACE-333" table:formula="of:=COUNTIF([.U78:.Y79];&quot;&lt;&quot;&amp;[.$U$5])" office:value-type="float" office:value="0">
            <text:p>0</text:p>
          </table:table-cell>
          <table:table-cell table:number-rows-spanned="2" table:style-name="ACE-333" table:formula="of:=COUNTIF([.U78:.Y79];&quot;&gt;&quot;&amp;[.$X$5])" office:value-type="float" office:value="0">
            <text:p>0</text:p>
          </table:table-cell>
          <table:table-cell table:number-rows-spanned="2" table:style-name="ACE-333" table:formula="of:=COUNTIF([.U78:.Y79];&quot;&gt;=&quot;&amp;[.$U$5])-COUNTIF([.U78:.Y79];&quot;&gt;&quot;&amp;[.$X$5])" office:value-type="float" office:value="0">
            <text:p>0</text:p>
          </table:table-cell>
          <table:table-cell table:number-rows-spanned="2" table:style-name="ACE-522" table:formula="of:=100-([.AD78]+[.AE78])*0.5-([.AG78]+[.AH78])*0.40000000000000002-([.AJ78]+[.AK78])*0.29999999999999999-[.Z78]*0.40000000000000002-[.AA78]*0.5-([.AM78]+[.AN78])*1+(IF([.AB78]=&quot;&quot;;&quot;&quot;;IF([.AB78]&lt;80;-4;IF([.AB78]&gt;=85;IF([.AB78]&lt;90;-1;0);-2))))+(IF([.AC78]=&quot;&quot;;&quot;&quot;;IF([.AC78]&lt;85;-5;IF([.AC78]&gt;=90;IF([.AC78]&lt;95;-2;0);-4))))" office:value-type="string" office:string-value="#VALUE!">
            <text:p>#VALUE!</text:p>
          </table:table-cell>
          <table:table-cell table:number-rows-spanned="2" table:style-name="ACE-523" table:formula="of:=IF(OR([.AP78]&lt;85;([.AD78]+[.AE78])&gt;6;([.AG78]+[.AH78])&gt;6;([.AJ78]+[.AK78])&gt;6;[.Z78]&gt;6;([.AD78]+[.AE78]+[.AG78]+[.AH78]+[.AJ78]+[.AK78]+[.Z78])&gt;13;[.AA78]&gt;6;[.AB78]&lt;70;[.AC78]&lt;75);&quot;不合格&quot;;&quot;合格&quot;)" office:value-type="string" office:string-value="#VALUE!">
            <text:p>#VALUE!</text:p>
          </table:table-cell>
          <table:table-cell table:number-rows-spanned="2" table:style-name="ACE-560" table:content-validation-name="VAL-186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9" table:content-validation-name="VAL-33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78]*0.20000000000000001-[.AX78]*0.5-[.AY78]*0.20000000000000001-[.AZ78]*0.5-[.BA78]*1-[.BB78]*0.5-[.BC78]*0.20000000000000001-[.BD78]*0.20000000000000001-[.BE78]*0.20000000000000001-[.BF78]*0.5-[.BG78]*0.5-[.BH78]*1-[.BI78]*1-[.BJ78]*0.5" office:value-type="string" office:string-value="#VALUE!">
            <text:p>#VALUE!</text:p>
          </table:table-cell>
          <table:table-cell table:number-rows-spanned="2" table:style-name="ACE-329" table:formula="of:=IF(OR([.BK78]&lt;96;([.AW78]+[.AY78]+[.BC78]+[.BD78]+[.BE78])&gt;8;([.AX78]+[.AZ78]+[.BB78]+[.BF78]+[.BG78]+[.BJ78])&gt;6;([.AW78]+[.AX78]+[.AY78]+[.AZ78]+[.BA78]+[.BB78]+[.BC78]+[.BD78]+[.BE78]+[.BF78]+[.BG78]+[.BH78]+[.BI78]+[.BJ78])&gt;9);&quot;不合格&quot;;&quot;合格&quot;)" office:value-type="string" office:string-value="#VALUE!">
            <text:p>#VALUE!</text:p>
          </table:table-cell>
          <table:table-cell table:number-rows-spanned="2" table:style-name="ACE-290" table:content-validation-name="VAL-48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72 黄忠艳</text:p>
          </table:table-cell>
          <table:table-cell table:number-columns-repeated="2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73 刘凤桃</text:p>
          </table:table-cell>
          <table:table-cell table:number-columns-repeated="2" table:style-name="ACE-7"/>
          <table:table-cell table:number-rows-spanned="2" table:style-name="ACE-22"/>
          <table:table-cell table:number-rows-spanned="2" table:style-name="ACE-60" table:content-validation-name="VAL-3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80:.J81];&quot;&lt;&quot;&amp;[.$F$5])" office:value-type="float" office:value="0">
            <text:p>0</text:p>
          </table:table-cell>
          <table:table-cell table:number-rows-spanned="2" table:style-name="ACE-333" table:formula="of:=COUNTIF([.F80:.J81];&quot;&gt;&quot;&amp;[.$I$5])" office:value-type="float" office:value="0">
            <text:p>0</text:p>
          </table:table-cell>
          <table:table-cell table:number-rows-spanned="2" table:style-name="ACE-333" table:formula="of:=COUNTIF([.F80:.J81];&quot;&gt;=&quot;&amp;[.$F$5])-COUNTIF([.F80:.J81];&quot;&gt;&quot;&amp;[.$I$5])" office:value-type="float" office:value="0">
            <text:p>0</text:p>
          </table:table-cell>
          <table:table-cell table:number-rows-spanned="2" table:style-name="ACE-333" table:formula="of:=COUNTIF([.K80:.O81];&quot;&lt;&quot;&amp;[.$K$5])" office:value-type="float" office:value="0">
            <text:p>0</text:p>
          </table:table-cell>
          <table:table-cell table:number-rows-spanned="2" table:style-name="ACE-333" table:formula="of:=COUNTIF([.K80:.O81];&quot;&gt;&quot;&amp;[.$N$5])" office:value-type="float" office:value="0">
            <text:p>0</text:p>
          </table:table-cell>
          <table:table-cell table:number-rows-spanned="2" table:style-name="ACE-333" table:formula="of:=COUNTIF([.K80:.O81];&quot;&gt;=&quot;&amp;[.$K$5])-COUNTIF([.K80:.O81];&quot;&gt;&quot;&amp;[.$N$5])" office:value-type="float" office:value="0">
            <text:p>0</text:p>
          </table:table-cell>
          <table:table-cell table:number-rows-spanned="2" table:style-name="ACE-333" table:formula="of:=COUNTIF([.P80:.T81];&quot;&lt;&quot;&amp;[.$P$5])" office:value-type="float" office:value="0">
            <text:p>0</text:p>
          </table:table-cell>
          <table:table-cell table:number-rows-spanned="2" table:style-name="ACE-333" table:formula="of:=COUNTIF([.P80:.T81];&quot;&gt;&quot;&amp;[.$S$5])" office:value-type="float" office:value="0">
            <text:p>0</text:p>
          </table:table-cell>
          <table:table-cell table:number-rows-spanned="2" table:style-name="ACE-333" table:formula="of:=COUNTIF([.P80:.T81];&quot;&gt;=&quot;&amp;[.$P$5])-COUNTIF([.P80:.T81];&quot;&gt;&quot;&amp;[.$S$5])" office:value-type="float" office:value="0">
            <text:p>0</text:p>
          </table:table-cell>
          <table:table-cell table:number-rows-spanned="2" table:style-name="ACE-333" table:formula="of:=COUNTIF([.U80:.Y81];&quot;&lt;&quot;&amp;[.$U$5])" office:value-type="float" office:value="0">
            <text:p>0</text:p>
          </table:table-cell>
          <table:table-cell table:number-rows-spanned="2" table:style-name="ACE-333" table:formula="of:=COUNTIF([.U80:.Y81];&quot;&gt;&quot;&amp;[.$X$5])" office:value-type="float" office:value="0">
            <text:p>0</text:p>
          </table:table-cell>
          <table:table-cell table:number-rows-spanned="2" table:style-name="ACE-333" table:formula="of:=COUNTIF([.U80:.Y81];&quot;&gt;=&quot;&amp;[.$U$5])-COUNTIF([.U80:.Y81];&quot;&gt;&quot;&amp;[.$X$5])" office:value-type="float" office:value="0">
            <text:p>0</text:p>
          </table:table-cell>
          <table:table-cell table:number-rows-spanned="2" table:style-name="ACE-522" table:formula="of:=100-([.AD80]+[.AE80])*0.5-([.AG80]+[.AH80])*0.40000000000000002-([.AJ80]+[.AK80])*0.29999999999999999-[.Z80]*0.40000000000000002-[.AA80]*0.5-([.AM80]+[.AN80])*1+(IF([.AB80]=&quot;&quot;;&quot;&quot;;IF([.AB80]&lt;80;-4;IF([.AB80]&gt;=85;IF([.AB80]&lt;90;-1;0);-2))))+(IF([.AC80]=&quot;&quot;;&quot;&quot;;IF([.AC80]&lt;85;-5;IF([.AC80]&gt;=90;IF([.AC80]&lt;95;-2;0);-4))))" office:value-type="string" office:string-value="#VALUE!">
            <text:p>#VALUE!</text:p>
          </table:table-cell>
          <table:table-cell table:number-rows-spanned="2" table:style-name="ACE-523" table:formula="of:=IF(OR([.AP80]&lt;85;([.AD80]+[.AE80])&gt;6;([.AG80]+[.AH80])&gt;6;([.AJ80]+[.AK80])&gt;6;[.Z80]&gt;6;([.AD80]+[.AE80]+[.AG80]+[.AH80]+[.AJ80]+[.AK80]+[.Z80])&gt;13;[.AA80]&gt;6;[.AB80]&lt;70;[.AC80]&lt;75);&quot;不合格&quot;;&quot;合格&quot;)" office:value-type="string" office:string-value="#VALUE!">
            <text:p>#VALUE!</text:p>
          </table:table-cell>
          <table:table-cell table:number-rows-spanned="2" table:style-name="ACE-561" table:content-validation-name="VAL-187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8" table:content-validation-name="VAL-33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80]*0.20000000000000001-[.AX80]*0.5-[.AY80]*0.20000000000000001-[.AZ80]*0.5-[.BA80]*1-[.BB80]*0.5-[.BC80]*0.20000000000000001-[.BD80]*0.20000000000000001-[.BE80]*0.20000000000000001-[.BF80]*0.5-[.BG80]*0.5-[.BH80]*1-[.BI80]*1-[.BJ80]*0.5" office:value-type="string" office:string-value="#VALUE!">
            <text:p>#VALUE!</text:p>
          </table:table-cell>
          <table:table-cell table:number-rows-spanned="2" table:style-name="ACE-329" table:formula="of:=IF(OR([.BK80]&lt;96;([.AW80]+[.AY80]+[.BC80]+[.BD80]+[.BE80])&gt;8;([.AX80]+[.AZ80]+[.BB80]+[.BF80]+[.BG80]+[.BJ80])&gt;6;([.AW80]+[.AX80]+[.AY80]+[.AZ80]+[.BA80]+[.BB80]+[.BC80]+[.BD80]+[.BE80]+[.BF80]+[.BG80]+[.BH80]+[.BI80]+[.BJ80])&gt;9);&quot;不合格&quot;;&quot;合格&quot;)" office:value-type="string" office:string-value="#VALUE!">
            <text:p>#VALUE!</text:p>
          </table:table-cell>
          <table:table-cell table:number-rows-spanned="2" table:style-name="ACE-289" table:content-validation-name="VAL-48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74 刘凤惠</text:p>
          </table:table-cell>
          <table:table-cell table:style-name="ACE-15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75 黄 英</text:p>
          </table:table-cell>
          <table:table-cell table:style-name="ACE-15"/>
          <table:table-cell table:style-name="ACE-7"/>
          <table:table-cell table:number-rows-spanned="2" table:style-name="ACE-22"/>
          <table:table-cell table:number-rows-spanned="2" table:style-name="ACE-61" table:content-validation-name="VAL-3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82:.J83];&quot;&lt;&quot;&amp;[.$F$5])" office:value-type="float" office:value="0">
            <text:p>0</text:p>
          </table:table-cell>
          <table:table-cell table:number-rows-spanned="2" table:style-name="ACE-333" table:formula="of:=COUNTIF([.F82:.J83];&quot;&gt;&quot;&amp;[.$I$5])" office:value-type="float" office:value="0">
            <text:p>0</text:p>
          </table:table-cell>
          <table:table-cell table:number-rows-spanned="2" table:style-name="ACE-333" table:formula="of:=COUNTIF([.F82:.J83];&quot;&gt;=&quot;&amp;[.$F$5])-COUNTIF([.F82:.J83];&quot;&gt;&quot;&amp;[.$I$5])" office:value-type="float" office:value="0">
            <text:p>0</text:p>
          </table:table-cell>
          <table:table-cell table:number-rows-spanned="2" table:style-name="ACE-333" table:formula="of:=COUNTIF([.K82:.O83];&quot;&lt;&quot;&amp;[.$K$5])" office:value-type="float" office:value="0">
            <text:p>0</text:p>
          </table:table-cell>
          <table:table-cell table:number-rows-spanned="2" table:style-name="ACE-333" table:formula="of:=COUNTIF([.K82:.O83];&quot;&gt;&quot;&amp;[.$N$5])" office:value-type="float" office:value="0">
            <text:p>0</text:p>
          </table:table-cell>
          <table:table-cell table:number-rows-spanned="2" table:style-name="ACE-333" table:formula="of:=COUNTIF([.K82:.O83];&quot;&gt;=&quot;&amp;[.$K$5])-COUNTIF([.K82:.O83];&quot;&gt;&quot;&amp;[.$N$5])" office:value-type="float" office:value="0">
            <text:p>0</text:p>
          </table:table-cell>
          <table:table-cell table:number-rows-spanned="2" table:style-name="ACE-333" table:formula="of:=COUNTIF([.P82:.T83];&quot;&lt;&quot;&amp;[.$P$5])" office:value-type="float" office:value="0">
            <text:p>0</text:p>
          </table:table-cell>
          <table:table-cell table:number-rows-spanned="2" table:style-name="ACE-333" table:formula="of:=COUNTIF([.P82:.T83];&quot;&gt;&quot;&amp;[.$S$5])" office:value-type="float" office:value="0">
            <text:p>0</text:p>
          </table:table-cell>
          <table:table-cell table:number-rows-spanned="2" table:style-name="ACE-333" table:formula="of:=COUNTIF([.P82:.T83];&quot;&gt;=&quot;&amp;[.$P$5])-COUNTIF([.P82:.T83];&quot;&gt;&quot;&amp;[.$S$5])" office:value-type="float" office:value="0">
            <text:p>0</text:p>
          </table:table-cell>
          <table:table-cell table:number-rows-spanned="2" table:style-name="ACE-333" table:formula="of:=COUNTIF([.U82:.Y83];&quot;&lt;&quot;&amp;[.$U$5])" office:value-type="float" office:value="0">
            <text:p>0</text:p>
          </table:table-cell>
          <table:table-cell table:number-rows-spanned="2" table:style-name="ACE-333" table:formula="of:=COUNTIF([.U82:.Y83];&quot;&gt;&quot;&amp;[.$X$5])" office:value-type="float" office:value="0">
            <text:p>0</text:p>
          </table:table-cell>
          <table:table-cell table:number-rows-spanned="2" table:style-name="ACE-333" table:formula="of:=COUNTIF([.U82:.Y83];&quot;&gt;=&quot;&amp;[.$U$5])-COUNTIF([.U82:.Y83];&quot;&gt;&quot;&amp;[.$X$5])" office:value-type="float" office:value="0">
            <text:p>0</text:p>
          </table:table-cell>
          <table:table-cell table:number-rows-spanned="2" table:style-name="ACE-522" table:formula="of:=100-([.AD82]+[.AE82])*0.5-([.AG82]+[.AH82])*0.40000000000000002-([.AJ82]+[.AK82])*0.29999999999999999-[.Z82]*0.40000000000000002-[.AA82]*0.5-([.AM82]+[.AN82])*1+(IF([.AB82]=&quot;&quot;;&quot;&quot;;IF([.AB82]&lt;80;-4;IF([.AB82]&gt;=85;IF([.AB82]&lt;90;-1;0);-2))))+(IF([.AC82]=&quot;&quot;;&quot;&quot;;IF([.AC82]&lt;85;-5;IF([.AC82]&gt;=90;IF([.AC82]&lt;95;-2;0);-4))))" office:value-type="string" office:string-value="#VALUE!">
            <text:p>#VALUE!</text:p>
          </table:table-cell>
          <table:table-cell table:number-rows-spanned="2" table:style-name="ACE-523" table:formula="of:=IF(OR([.AP82]&lt;85;([.AD82]+[.AE82])&gt;6;([.AG82]+[.AH82])&gt;6;([.AJ82]+[.AK82])&gt;6;[.Z82]&gt;6;([.AD82]+[.AE82]+[.AG82]+[.AH82]+[.AJ82]+[.AK82]+[.Z82])&gt;13;[.AA82]&gt;6;[.AB82]&lt;70;[.AC82]&lt;75);&quot;不合格&quot;;&quot;合格&quot;)" office:value-type="string" office:string-value="#VALUE!">
            <text:p>#VALUE!</text:p>
          </table:table-cell>
          <table:table-cell table:number-rows-spanned="2" table:style-name="ACE-562" table:content-validation-name="VAL-188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7" table:content-validation-name="VAL-33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82]*0.20000000000000001-[.AX82]*0.5-[.AY82]*0.20000000000000001-[.AZ82]*0.5-[.BA82]*1-[.BB82]*0.5-[.BC82]*0.20000000000000001-[.BD82]*0.20000000000000001-[.BE82]*0.20000000000000001-[.BF82]*0.5-[.BG82]*0.5-[.BH82]*1-[.BI82]*1-[.BJ82]*0.5" office:value-type="string" office:string-value="#VALUE!">
            <text:p>#VALUE!</text:p>
          </table:table-cell>
          <table:table-cell table:number-rows-spanned="2" table:style-name="ACE-329" table:formula="of:=IF(OR([.BK82]&lt;96;([.AW82]+[.AY82]+[.BC82]+[.BD82]+[.BE82])&gt;8;([.AX82]+[.AZ82]+[.BB82]+[.BF82]+[.BG82]+[.BJ82])&gt;6;([.AW82]+[.AX82]+[.AY82]+[.AZ82]+[.BA82]+[.BB82]+[.BC82]+[.BD82]+[.BE82]+[.BF82]+[.BG82]+[.BH82]+[.BI82]+[.BJ82])&gt;9);&quot;不合格&quot;;&quot;合格&quot;)" office:value-type="string" office:string-value="#VALUE!">
            <text:p>#VALUE!</text:p>
          </table:table-cell>
          <table:table-cell table:number-rows-spanned="2" table:style-name="ACE-288" table:content-validation-name="VAL-48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76 银 莎</text:p>
          </table:table-cell>
          <table:table-cell table:number-columns-repeated="2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77 黄长碧</text:p>
          </table:table-cell>
          <table:table-cell table:number-columns-repeated="2" table:style-name="ACE-7"/>
          <table:table-cell table:number-rows-spanned="2" table:style-name="ACE-22"/>
          <table:table-cell table:number-rows-spanned="2" table:style-name="ACE-62" table:content-validation-name="VAL-3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84:.J85];&quot;&lt;&quot;&amp;[.$F$5])" office:value-type="float" office:value="0">
            <text:p>0</text:p>
          </table:table-cell>
          <table:table-cell table:number-rows-spanned="2" table:style-name="ACE-333" table:formula="of:=COUNTIF([.F84:.J85];&quot;&gt;&quot;&amp;[.$I$5])" office:value-type="float" office:value="0">
            <text:p>0</text:p>
          </table:table-cell>
          <table:table-cell table:number-rows-spanned="2" table:style-name="ACE-333" table:formula="of:=COUNTIF([.F84:.J85];&quot;&gt;=&quot;&amp;[.$F$5])-COUNTIF([.F84:.J85];&quot;&gt;&quot;&amp;[.$I$5])" office:value-type="float" office:value="0">
            <text:p>0</text:p>
          </table:table-cell>
          <table:table-cell table:number-rows-spanned="2" table:style-name="ACE-333" table:formula="of:=COUNTIF([.K84:.O85];&quot;&lt;&quot;&amp;[.$K$5])" office:value-type="float" office:value="0">
            <text:p>0</text:p>
          </table:table-cell>
          <table:table-cell table:number-rows-spanned="2" table:style-name="ACE-333" table:formula="of:=COUNTIF([.K84:.O85];&quot;&gt;&quot;&amp;[.$N$5])" office:value-type="float" office:value="0">
            <text:p>0</text:p>
          </table:table-cell>
          <table:table-cell table:number-rows-spanned="2" table:style-name="ACE-333" table:formula="of:=COUNTIF([.K84:.O85];&quot;&gt;=&quot;&amp;[.$K$5])-COUNTIF([.K84:.O85];&quot;&gt;&quot;&amp;[.$N$5])" office:value-type="float" office:value="0">
            <text:p>0</text:p>
          </table:table-cell>
          <table:table-cell table:number-rows-spanned="2" table:style-name="ACE-333" table:formula="of:=COUNTIF([.P84:.T85];&quot;&lt;&quot;&amp;[.$P$5])" office:value-type="float" office:value="0">
            <text:p>0</text:p>
          </table:table-cell>
          <table:table-cell table:number-rows-spanned="2" table:style-name="ACE-333" table:formula="of:=COUNTIF([.P84:.T85];&quot;&gt;&quot;&amp;[.$S$5])" office:value-type="float" office:value="0">
            <text:p>0</text:p>
          </table:table-cell>
          <table:table-cell table:number-rows-spanned="2" table:style-name="ACE-333" table:formula="of:=COUNTIF([.P84:.T85];&quot;&gt;=&quot;&amp;[.$P$5])-COUNTIF([.P84:.T85];&quot;&gt;&quot;&amp;[.$S$5])" office:value-type="float" office:value="0">
            <text:p>0</text:p>
          </table:table-cell>
          <table:table-cell table:number-rows-spanned="2" table:style-name="ACE-333" table:formula="of:=COUNTIF([.U84:.Y85];&quot;&lt;&quot;&amp;[.$U$5])" office:value-type="float" office:value="0">
            <text:p>0</text:p>
          </table:table-cell>
          <table:table-cell table:number-rows-spanned="2" table:style-name="ACE-333" table:formula="of:=COUNTIF([.U84:.Y85];&quot;&gt;&quot;&amp;[.$X$5])" office:value-type="float" office:value="0">
            <text:p>0</text:p>
          </table:table-cell>
          <table:table-cell table:number-rows-spanned="2" table:style-name="ACE-333" table:formula="of:=COUNTIF([.U84:.Y85];&quot;&gt;=&quot;&amp;[.$U$5])-COUNTIF([.U84:.Y85];&quot;&gt;&quot;&amp;[.$X$5])" office:value-type="float" office:value="0">
            <text:p>0</text:p>
          </table:table-cell>
          <table:table-cell table:number-rows-spanned="2" table:style-name="ACE-522" table:formula="of:=100-([.AD84]+[.AE84])*0.5-([.AG84]+[.AH84])*0.40000000000000002-([.AJ84]+[.AK84])*0.29999999999999999-[.Z84]*0.40000000000000002-[.AA84]*0.5-([.AM84]+[.AN84])*1+(IF([.AB84]=&quot;&quot;;&quot;&quot;;IF([.AB84]&lt;80;-4;IF([.AB84]&gt;=85;IF([.AB84]&lt;90;-1;0);-2))))+(IF([.AC84]=&quot;&quot;;&quot;&quot;;IF([.AC84]&lt;85;-5;IF([.AC84]&gt;=90;IF([.AC84]&lt;95;-2;0);-4))))" office:value-type="string" office:string-value="#VALUE!">
            <text:p>#VALUE!</text:p>
          </table:table-cell>
          <table:table-cell table:number-rows-spanned="2" table:style-name="ACE-523" table:formula="of:=IF(OR([.AP84]&lt;85;([.AD84]+[.AE84])&gt;6;([.AG84]+[.AH84])&gt;6;([.AJ84]+[.AK84])&gt;6;[.Z84]&gt;6;([.AD84]+[.AE84]+[.AG84]+[.AH84]+[.AJ84]+[.AK84]+[.Z84])&gt;13;[.AA84]&gt;6;[.AB84]&lt;70;[.AC84]&lt;75);&quot;不合格&quot;;&quot;合格&quot;)" office:value-type="string" office:string-value="#VALUE!">
            <text:p>#VALUE!</text:p>
          </table:table-cell>
          <table:table-cell table:number-rows-spanned="2" table:style-name="ACE-563" table:content-validation-name="VAL-189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6" table:content-validation-name="VAL-33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84]*0.20000000000000001-[.AX84]*0.5-[.AY84]*0.20000000000000001-[.AZ84]*0.5-[.BA84]*1-[.BB84]*0.5-[.BC84]*0.20000000000000001-[.BD84]*0.20000000000000001-[.BE84]*0.20000000000000001-[.BF84]*0.5-[.BG84]*0.5-[.BH84]*1-[.BI84]*1-[.BJ84]*0.5" office:value-type="string" office:string-value="#VALUE!">
            <text:p>#VALUE!</text:p>
          </table:table-cell>
          <table:table-cell table:number-rows-spanned="2" table:style-name="ACE-329" table:formula="of:=IF(OR([.BK84]&lt;96;([.AW84]+[.AY84]+[.BC84]+[.BD84]+[.BE84])&gt;8;([.AX84]+[.AZ84]+[.BB84]+[.BF84]+[.BG84]+[.BJ84])&gt;6;([.AW84]+[.AX84]+[.AY84]+[.AZ84]+[.BA84]+[.BB84]+[.BC84]+[.BD84]+[.BE84]+[.BF84]+[.BG84]+[.BH84]+[.BI84]+[.BJ84])&gt;9);&quot;不合格&quot;;&quot;合格&quot;)" office:value-type="string" office:string-value="#VALUE!">
            <text:p>#VALUE!</text:p>
          </table:table-cell>
          <table:table-cell table:number-rows-spanned="2" table:style-name="ACE-287" table:content-validation-name="VAL-48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78 廖前玲</text:p>
          </table:table-cell>
          <table:table-cell table:number-columns-repeated="2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79 王 芳</text:p>
          </table:table-cell>
          <table:table-cell table:number-columns-repeated="2" table:style-name="ACE-7"/>
          <table:table-cell table:number-rows-spanned="2" table:style-name="ACE-22"/>
          <table:table-cell table:number-rows-spanned="2" table:style-name="ACE-63" table:content-validation-name="VAL-4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86:.J87];&quot;&lt;&quot;&amp;[.$F$5])" office:value-type="float" office:value="0">
            <text:p>0</text:p>
          </table:table-cell>
          <table:table-cell table:number-rows-spanned="2" table:style-name="ACE-333" table:formula="of:=COUNTIF([.F86:.J87];&quot;&gt;&quot;&amp;[.$I$5])" office:value-type="float" office:value="0">
            <text:p>0</text:p>
          </table:table-cell>
          <table:table-cell table:number-rows-spanned="2" table:style-name="ACE-333" table:formula="of:=COUNTIF([.F86:.J87];&quot;&gt;=&quot;&amp;[.$F$5])-COUNTIF([.F86:.J87];&quot;&gt;&quot;&amp;[.$I$5])" office:value-type="float" office:value="0">
            <text:p>0</text:p>
          </table:table-cell>
          <table:table-cell table:number-rows-spanned="2" table:style-name="ACE-333" table:formula="of:=COUNTIF([.K86:.O87];&quot;&lt;&quot;&amp;[.$K$5])" office:value-type="float" office:value="0">
            <text:p>0</text:p>
          </table:table-cell>
          <table:table-cell table:number-rows-spanned="2" table:style-name="ACE-333" table:formula="of:=COUNTIF([.K86:.O87];&quot;&gt;&quot;&amp;[.$N$5])" office:value-type="float" office:value="0">
            <text:p>0</text:p>
          </table:table-cell>
          <table:table-cell table:number-rows-spanned="2" table:style-name="ACE-333" table:formula="of:=COUNTIF([.K86:.O87];&quot;&gt;=&quot;&amp;[.$K$5])-COUNTIF([.K86:.O87];&quot;&gt;&quot;&amp;[.$N$5])" office:value-type="float" office:value="0">
            <text:p>0</text:p>
          </table:table-cell>
          <table:table-cell table:number-rows-spanned="2" table:style-name="ACE-333" table:formula="of:=COUNTIF([.P86:.T87];&quot;&lt;&quot;&amp;[.$P$5])" office:value-type="float" office:value="0">
            <text:p>0</text:p>
          </table:table-cell>
          <table:table-cell table:number-rows-spanned="2" table:style-name="ACE-333" table:formula="of:=COUNTIF([.P86:.T87];&quot;&gt;&quot;&amp;[.$S$5])" office:value-type="float" office:value="0">
            <text:p>0</text:p>
          </table:table-cell>
          <table:table-cell table:number-rows-spanned="2" table:style-name="ACE-333" table:formula="of:=COUNTIF([.P86:.T87];&quot;&gt;=&quot;&amp;[.$P$5])-COUNTIF([.P86:.T87];&quot;&gt;&quot;&amp;[.$S$5])" office:value-type="float" office:value="0">
            <text:p>0</text:p>
          </table:table-cell>
          <table:table-cell table:number-rows-spanned="2" table:style-name="ACE-333" table:formula="of:=COUNTIF([.U86:.Y87];&quot;&lt;&quot;&amp;[.$U$5])" office:value-type="float" office:value="0">
            <text:p>0</text:p>
          </table:table-cell>
          <table:table-cell table:number-rows-spanned="2" table:style-name="ACE-333" table:formula="of:=COUNTIF([.U86:.Y87];&quot;&gt;&quot;&amp;[.$X$5])" office:value-type="float" office:value="0">
            <text:p>0</text:p>
          </table:table-cell>
          <table:table-cell table:number-rows-spanned="2" table:style-name="ACE-333" table:formula="of:=COUNTIF([.U86:.Y87];&quot;&gt;=&quot;&amp;[.$U$5])-COUNTIF([.U86:.Y87];&quot;&gt;&quot;&amp;[.$X$5])" office:value-type="float" office:value="0">
            <text:p>0</text:p>
          </table:table-cell>
          <table:table-cell table:number-rows-spanned="2" table:style-name="ACE-522" table:formula="of:=100-([.AD86]+[.AE86])*0.5-([.AG86]+[.AH86])*0.40000000000000002-([.AJ86]+[.AK86])*0.29999999999999999-[.Z86]*0.40000000000000002-[.AA86]*0.5-([.AM86]+[.AN86])*1+(IF([.AB86]=&quot;&quot;;&quot;&quot;;IF([.AB86]&lt;80;-4;IF([.AB86]&gt;=85;IF([.AB86]&lt;90;-1;0);-2))))+(IF([.AC86]=&quot;&quot;;&quot;&quot;;IF([.AC86]&lt;85;-5;IF([.AC86]&gt;=90;IF([.AC86]&lt;95;-2;0);-4))))" office:value-type="string" office:string-value="#VALUE!">
            <text:p>#VALUE!</text:p>
          </table:table-cell>
          <table:table-cell table:number-rows-spanned="2" table:style-name="ACE-523" table:formula="of:=IF(OR([.AP86]&lt;85;([.AD86]+[.AE86])&gt;6;([.AG86]+[.AH86])&gt;6;([.AJ86]+[.AK86])&gt;6;[.Z86]&gt;6;([.AD86]+[.AE86]+[.AG86]+[.AH86]+[.AJ86]+[.AK86]+[.Z86])&gt;13;[.AA86]&gt;6;[.AB86]&lt;70;[.AC86]&lt;75);&quot;不合格&quot;;&quot;合格&quot;)" office:value-type="string" office:string-value="#VALUE!">
            <text:p>#VALUE!</text:p>
          </table:table-cell>
          <table:table-cell table:number-rows-spanned="2" table:style-name="ACE-564" table:content-validation-name="VAL-190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5" table:content-validation-name="VAL-34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86]*0.20000000000000001-[.AX86]*0.5-[.AY86]*0.20000000000000001-[.AZ86]*0.5-[.BA86]*1-[.BB86]*0.5-[.BC86]*0.20000000000000001-[.BD86]*0.20000000000000001-[.BE86]*0.20000000000000001-[.BF86]*0.5-[.BG86]*0.5-[.BH86]*1-[.BI86]*1-[.BJ86]*0.5" office:value-type="string" office:string-value="#VALUE!">
            <text:p>#VALUE!</text:p>
          </table:table-cell>
          <table:table-cell table:number-rows-spanned="2" table:style-name="ACE-329" table:formula="of:=IF(OR([.BK86]&lt;96;([.AW86]+[.AY86]+[.BC86]+[.BD86]+[.BE86])&gt;8;([.AX86]+[.AZ86]+[.BB86]+[.BF86]+[.BG86]+[.BJ86])&gt;6;([.AW86]+[.AX86]+[.AY86]+[.AZ86]+[.BA86]+[.BB86]+[.BC86]+[.BD86]+[.BE86]+[.BF86]+[.BG86]+[.BH86]+[.BI86]+[.BJ86])&gt;9);&quot;不合格&quot;;&quot;合格&quot;)" office:value-type="string" office:string-value="#VALUE!">
            <text:p>#VALUE!</text:p>
          </table:table-cell>
          <table:table-cell table:number-rows-spanned="2" table:style-name="ACE-286" table:content-validation-name="VAL-49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80 毕玉凤</text:p>
          </table:table-cell>
          <table:table-cell table:number-columns-repeated="2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81 卢庆艳</text:p>
          </table:table-cell>
          <table:table-cell table:number-columns-repeated="2" table:style-name="ACE-7"/>
          <table:table-cell table:number-rows-spanned="2" table:style-name="ACE-22"/>
          <table:table-cell table:number-rows-spanned="2" table:style-name="ACE-64" table:content-validation-name="VAL-4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88:.J89];&quot;&lt;&quot;&amp;[.$F$5])" office:value-type="float" office:value="0">
            <text:p>0</text:p>
          </table:table-cell>
          <table:table-cell table:number-rows-spanned="2" table:style-name="ACE-333" table:formula="of:=COUNTIF([.F88:.J89];&quot;&gt;&quot;&amp;[.$I$5])" office:value-type="float" office:value="0">
            <text:p>0</text:p>
          </table:table-cell>
          <table:table-cell table:number-rows-spanned="2" table:style-name="ACE-333" table:formula="of:=COUNTIF([.F88:.J89];&quot;&gt;=&quot;&amp;[.$F$5])-COUNTIF([.F88:.J89];&quot;&gt;&quot;&amp;[.$I$5])" office:value-type="float" office:value="0">
            <text:p>0</text:p>
          </table:table-cell>
          <table:table-cell table:number-rows-spanned="2" table:style-name="ACE-333" table:formula="of:=COUNTIF([.K88:.O89];&quot;&lt;&quot;&amp;[.$K$5])" office:value-type="float" office:value="0">
            <text:p>0</text:p>
          </table:table-cell>
          <table:table-cell table:number-rows-spanned="2" table:style-name="ACE-333" table:formula="of:=COUNTIF([.K88:.O89];&quot;&gt;&quot;&amp;[.$N$5])" office:value-type="float" office:value="0">
            <text:p>0</text:p>
          </table:table-cell>
          <table:table-cell table:number-rows-spanned="2" table:style-name="ACE-333" table:formula="of:=COUNTIF([.K88:.O89];&quot;&gt;=&quot;&amp;[.$K$5])-COUNTIF([.K88:.O89];&quot;&gt;&quot;&amp;[.$N$5])" office:value-type="float" office:value="0">
            <text:p>0</text:p>
          </table:table-cell>
          <table:table-cell table:number-rows-spanned="2" table:style-name="ACE-333" table:formula="of:=COUNTIF([.P88:.T89];&quot;&lt;&quot;&amp;[.$P$5])" office:value-type="float" office:value="0">
            <text:p>0</text:p>
          </table:table-cell>
          <table:table-cell table:number-rows-spanned="2" table:style-name="ACE-333" table:formula="of:=COUNTIF([.P88:.T89];&quot;&gt;&quot;&amp;[.$S$5])" office:value-type="float" office:value="0">
            <text:p>0</text:p>
          </table:table-cell>
          <table:table-cell table:number-rows-spanned="2" table:style-name="ACE-333" table:formula="of:=COUNTIF([.P88:.T89];&quot;&gt;=&quot;&amp;[.$P$5])-COUNTIF([.P88:.T89];&quot;&gt;&quot;&amp;[.$S$5])" office:value-type="float" office:value="0">
            <text:p>0</text:p>
          </table:table-cell>
          <table:table-cell table:number-rows-spanned="2" table:style-name="ACE-333" table:formula="of:=COUNTIF([.U88:.Y89];&quot;&lt;&quot;&amp;[.$U$5])" office:value-type="float" office:value="0">
            <text:p>0</text:p>
          </table:table-cell>
          <table:table-cell table:number-rows-spanned="2" table:style-name="ACE-333" table:formula="of:=COUNTIF([.U88:.Y89];&quot;&gt;&quot;&amp;[.$X$5])" office:value-type="float" office:value="0">
            <text:p>0</text:p>
          </table:table-cell>
          <table:table-cell table:number-rows-spanned="2" table:style-name="ACE-333" table:formula="of:=COUNTIF([.U88:.Y89];&quot;&gt;=&quot;&amp;[.$U$5])-COUNTIF([.U88:.Y89];&quot;&gt;&quot;&amp;[.$X$5])" office:value-type="float" office:value="0">
            <text:p>0</text:p>
          </table:table-cell>
          <table:table-cell table:number-rows-spanned="2" table:style-name="ACE-522" table:formula="of:=100-([.AD88]+[.AE88])*0.5-([.AG88]+[.AH88])*0.40000000000000002-([.AJ88]+[.AK88])*0.29999999999999999-[.Z88]*0.40000000000000002-[.AA88]*0.5-([.AM88]+[.AN88])*1+(IF([.AB88]=&quot;&quot;;&quot;&quot;;IF([.AB88]&lt;80;-4;IF([.AB88]&gt;=85;IF([.AB88]&lt;90;-1;0);-2))))+(IF([.AC88]=&quot;&quot;;&quot;&quot;;IF([.AC88]&lt;85;-5;IF([.AC88]&gt;=90;IF([.AC88]&lt;95;-2;0);-4))))" office:value-type="string" office:string-value="#VALUE!">
            <text:p>#VALUE!</text:p>
          </table:table-cell>
          <table:table-cell table:number-rows-spanned="2" table:style-name="ACE-523" table:formula="of:=IF(OR([.AP88]&lt;85;([.AD88]+[.AE88])&gt;6;([.AG88]+[.AH88])&gt;6;([.AJ88]+[.AK88])&gt;6;[.Z88]&gt;6;([.AD88]+[.AE88]+[.AG88]+[.AH88]+[.AJ88]+[.AK88]+[.Z88])&gt;13;[.AA88]&gt;6;[.AB88]&lt;70;[.AC88]&lt;75);&quot;不合格&quot;;&quot;合格&quot;)" office:value-type="string" office:string-value="#VALUE!">
            <text:p>#VALUE!</text:p>
          </table:table-cell>
          <table:table-cell table:number-rows-spanned="2" table:style-name="ACE-565" table:content-validation-name="VAL-191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4" table:content-validation-name="VAL-34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88]*0.20000000000000001-[.AX88]*0.5-[.AY88]*0.20000000000000001-[.AZ88]*0.5-[.BA88]*1-[.BB88]*0.5-[.BC88]*0.20000000000000001-[.BD88]*0.20000000000000001-[.BE88]*0.20000000000000001-[.BF88]*0.5-[.BG88]*0.5-[.BH88]*1-[.BI88]*1-[.BJ88]*0.5" office:value-type="string" office:string-value="#VALUE!">
            <text:p>#VALUE!</text:p>
          </table:table-cell>
          <table:table-cell table:number-rows-spanned="2" table:style-name="ACE-329" table:formula="of:=IF(OR([.BK88]&lt;96;([.AW88]+[.AY88]+[.BC88]+[.BD88]+[.BE88])&gt;8;([.AX88]+[.AZ88]+[.BB88]+[.BF88]+[.BG88]+[.BJ88])&gt;6;([.AW88]+[.AX88]+[.AY88]+[.AZ88]+[.BA88]+[.BB88]+[.BC88]+[.BD88]+[.BE88]+[.BF88]+[.BG88]+[.BH88]+[.BI88]+[.BJ88])&gt;9);&quot;不合格&quot;;&quot;合格&quot;)" office:value-type="string" office:string-value="#VALUE!">
            <text:p>#VALUE!</text:p>
          </table:table-cell>
          <table:table-cell table:number-rows-spanned="2" table:style-name="ACE-285" table:content-validation-name="VAL-49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82 代小蓉</text:p>
          </table:table-cell>
          <table:table-cell table:number-columns-repeated="2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83 廖昌碧</text:p>
          </table:table-cell>
          <table:table-cell table:number-columns-repeated="2" table:style-name="ACE-7"/>
          <table:table-cell table:number-rows-spanned="2" table:style-name="ACE-22"/>
          <table:table-cell table:number-rows-spanned="2" table:style-name="ACE-65" table:content-validation-name="VAL-4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90:.J91];&quot;&lt;&quot;&amp;[.$F$5])" office:value-type="float" office:value="0">
            <text:p>0</text:p>
          </table:table-cell>
          <table:table-cell table:number-rows-spanned="2" table:style-name="ACE-333" table:formula="of:=COUNTIF([.F90:.J91];&quot;&gt;&quot;&amp;[.$I$5])" office:value-type="float" office:value="0">
            <text:p>0</text:p>
          </table:table-cell>
          <table:table-cell table:number-rows-spanned="2" table:style-name="ACE-333" table:formula="of:=COUNTIF([.F90:.J91];&quot;&gt;=&quot;&amp;[.$F$5])-COUNTIF([.F90:.J91];&quot;&gt;&quot;&amp;[.$I$5])" office:value-type="float" office:value="0">
            <text:p>0</text:p>
          </table:table-cell>
          <table:table-cell table:number-rows-spanned="2" table:style-name="ACE-333" table:formula="of:=COUNTIF([.K90:.O91];&quot;&lt;&quot;&amp;[.$K$5])" office:value-type="float" office:value="0">
            <text:p>0</text:p>
          </table:table-cell>
          <table:table-cell table:number-rows-spanned="2" table:style-name="ACE-333" table:formula="of:=COUNTIF([.K90:.O91];&quot;&gt;&quot;&amp;[.$N$5])" office:value-type="float" office:value="0">
            <text:p>0</text:p>
          </table:table-cell>
          <table:table-cell table:number-rows-spanned="2" table:style-name="ACE-333" table:formula="of:=COUNTIF([.K90:.O91];&quot;&gt;=&quot;&amp;[.$K$5])-COUNTIF([.K90:.O91];&quot;&gt;&quot;&amp;[.$N$5])" office:value-type="float" office:value="0">
            <text:p>0</text:p>
          </table:table-cell>
          <table:table-cell table:number-rows-spanned="2" table:style-name="ACE-333" table:formula="of:=COUNTIF([.P90:.T91];&quot;&lt;&quot;&amp;[.$P$5])" office:value-type="float" office:value="0">
            <text:p>0</text:p>
          </table:table-cell>
          <table:table-cell table:number-rows-spanned="2" table:style-name="ACE-333" table:formula="of:=COUNTIF([.P90:.T91];&quot;&gt;&quot;&amp;[.$S$5])" office:value-type="float" office:value="0">
            <text:p>0</text:p>
          </table:table-cell>
          <table:table-cell table:number-rows-spanned="2" table:style-name="ACE-333" table:formula="of:=COUNTIF([.P90:.T91];&quot;&gt;=&quot;&amp;[.$P$5])-COUNTIF([.P90:.T91];&quot;&gt;&quot;&amp;[.$S$5])" office:value-type="float" office:value="0">
            <text:p>0</text:p>
          </table:table-cell>
          <table:table-cell table:number-rows-spanned="2" table:style-name="ACE-333" table:formula="of:=COUNTIF([.U90:.Y91];&quot;&lt;&quot;&amp;[.$U$5])" office:value-type="float" office:value="0">
            <text:p>0</text:p>
          </table:table-cell>
          <table:table-cell table:number-rows-spanned="2" table:style-name="ACE-333" table:formula="of:=COUNTIF([.U90:.Y91];&quot;&gt;&quot;&amp;[.$X$5])" office:value-type="float" office:value="0">
            <text:p>0</text:p>
          </table:table-cell>
          <table:table-cell table:number-rows-spanned="2" table:style-name="ACE-333" table:formula="of:=COUNTIF([.U90:.Y91];&quot;&gt;=&quot;&amp;[.$U$5])-COUNTIF([.U90:.Y91];&quot;&gt;&quot;&amp;[.$X$5])" office:value-type="float" office:value="0">
            <text:p>0</text:p>
          </table:table-cell>
          <table:table-cell table:number-rows-spanned="2" table:style-name="ACE-522" table:formula="of:=100-([.AD90]+[.AE90])*0.5-([.AG90]+[.AH90])*0.40000000000000002-([.AJ90]+[.AK90])*0.29999999999999999-[.Z90]*0.40000000000000002-[.AA90]*0.5-([.AM90]+[.AN90])*1+(IF([.AB90]=&quot;&quot;;&quot;&quot;;IF([.AB90]&lt;80;-4;IF([.AB90]&gt;=85;IF([.AB90]&lt;90;-1;0);-2))))+(IF([.AC90]=&quot;&quot;;&quot;&quot;;IF([.AC90]&lt;85;-5;IF([.AC90]&gt;=90;IF([.AC90]&lt;95;-2;0);-4))))" office:value-type="string" office:string-value="#VALUE!">
            <text:p>#VALUE!</text:p>
          </table:table-cell>
          <table:table-cell table:number-rows-spanned="2" table:style-name="ACE-523" table:formula="of:=IF(OR([.AP90]&lt;85;([.AD90]+[.AE90])&gt;6;([.AG90]+[.AH90])&gt;6;([.AJ90]+[.AK90])&gt;6;[.Z90]&gt;6;([.AD90]+[.AE90]+[.AG90]+[.AH90]+[.AJ90]+[.AK90]+[.Z90])&gt;13;[.AA90]&gt;6;[.AB90]&lt;70;[.AC90]&lt;75);&quot;不合格&quot;;&quot;合格&quot;)" office:value-type="string" office:string-value="#VALUE!">
            <text:p>#VALUE!</text:p>
          </table:table-cell>
          <table:table-cell table:number-rows-spanned="2" table:style-name="ACE-566" table:content-validation-name="VAL-192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3" table:content-validation-name="VAL-34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90]*0.20000000000000001-[.AX90]*0.5-[.AY90]*0.20000000000000001-[.AZ90]*0.5-[.BA90]*1-[.BB90]*0.5-[.BC90]*0.20000000000000001-[.BD90]*0.20000000000000001-[.BE90]*0.20000000000000001-[.BF90]*0.5-[.BG90]*0.5-[.BH90]*1-[.BI90]*1-[.BJ90]*0.5" office:value-type="string" office:string-value="#VALUE!">
            <text:p>#VALUE!</text:p>
          </table:table-cell>
          <table:table-cell table:number-rows-spanned="2" table:style-name="ACE-329" table:formula="of:=IF(OR([.BK90]&lt;96;([.AW90]+[.AY90]+[.BC90]+[.BD90]+[.BE90])&gt;8;([.AX90]+[.AZ90]+[.BB90]+[.BF90]+[.BG90]+[.BJ90])&gt;6;([.AW90]+[.AX90]+[.AY90]+[.AZ90]+[.BA90]+[.BB90]+[.BC90]+[.BD90]+[.BE90]+[.BF90]+[.BG90]+[.BH90]+[.BI90]+[.BJ90])&gt;9);&quot;不合格&quot;;&quot;合格&quot;)" office:value-type="string" office:string-value="#VALUE!">
            <text:p>#VALUE!</text:p>
          </table:table-cell>
          <table:table-cell table:number-rows-spanned="2" table:style-name="ACE-284" table:content-validation-name="VAL-49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84 杨顺桃</text:p>
          </table:table-cell>
          <table:table-cell table:number-columns-repeated="2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85 官简华</text:p>
          </table:table-cell>
          <table:table-cell table:number-columns-repeated="2" table:style-name="ACE-7"/>
          <table:table-cell table:number-rows-spanned="2" table:style-name="ACE-22"/>
          <table:table-cell table:number-rows-spanned="2" table:style-name="ACE-66" table:content-validation-name="VAL-4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92:.J93];&quot;&lt;&quot;&amp;[.$F$5])" office:value-type="float" office:value="0">
            <text:p>0</text:p>
          </table:table-cell>
          <table:table-cell table:number-rows-spanned="2" table:style-name="ACE-333" table:formula="of:=COUNTIF([.F92:.J93];&quot;&gt;&quot;&amp;[.$I$5])" office:value-type="float" office:value="0">
            <text:p>0</text:p>
          </table:table-cell>
          <table:table-cell table:number-rows-spanned="2" table:style-name="ACE-333" table:formula="of:=COUNTIF([.F92:.J93];&quot;&gt;=&quot;&amp;[.$F$5])-COUNTIF([.F92:.J93];&quot;&gt;&quot;&amp;[.$I$5])" office:value-type="float" office:value="0">
            <text:p>0</text:p>
          </table:table-cell>
          <table:table-cell table:number-rows-spanned="2" table:style-name="ACE-333" table:formula="of:=COUNTIF([.K92:.O93];&quot;&lt;&quot;&amp;[.$K$5])" office:value-type="float" office:value="0">
            <text:p>0</text:p>
          </table:table-cell>
          <table:table-cell table:number-rows-spanned="2" table:style-name="ACE-333" table:formula="of:=COUNTIF([.K92:.O93];&quot;&gt;&quot;&amp;[.$N$5])" office:value-type="float" office:value="0">
            <text:p>0</text:p>
          </table:table-cell>
          <table:table-cell table:number-rows-spanned="2" table:style-name="ACE-333" table:formula="of:=COUNTIF([.K92:.O93];&quot;&gt;=&quot;&amp;[.$K$5])-COUNTIF([.K92:.O93];&quot;&gt;&quot;&amp;[.$N$5])" office:value-type="float" office:value="0">
            <text:p>0</text:p>
          </table:table-cell>
          <table:table-cell table:number-rows-spanned="2" table:style-name="ACE-333" table:formula="of:=COUNTIF([.P92:.T93];&quot;&lt;&quot;&amp;[.$P$5])" office:value-type="float" office:value="0">
            <text:p>0</text:p>
          </table:table-cell>
          <table:table-cell table:number-rows-spanned="2" table:style-name="ACE-333" table:formula="of:=COUNTIF([.P92:.T93];&quot;&gt;&quot;&amp;[.$S$5])" office:value-type="float" office:value="0">
            <text:p>0</text:p>
          </table:table-cell>
          <table:table-cell table:number-rows-spanned="2" table:style-name="ACE-333" table:formula="of:=COUNTIF([.P92:.T93];&quot;&gt;=&quot;&amp;[.$P$5])-COUNTIF([.P92:.T93];&quot;&gt;&quot;&amp;[.$S$5])" office:value-type="float" office:value="0">
            <text:p>0</text:p>
          </table:table-cell>
          <table:table-cell table:number-rows-spanned="2" table:style-name="ACE-333" table:formula="of:=COUNTIF([.U92:.Y93];&quot;&lt;&quot;&amp;[.$U$5])" office:value-type="float" office:value="0">
            <text:p>0</text:p>
          </table:table-cell>
          <table:table-cell table:number-rows-spanned="2" table:style-name="ACE-333" table:formula="of:=COUNTIF([.U92:.Y93];&quot;&gt;&quot;&amp;[.$X$5])" office:value-type="float" office:value="0">
            <text:p>0</text:p>
          </table:table-cell>
          <table:table-cell table:number-rows-spanned="2" table:style-name="ACE-333" table:formula="of:=COUNTIF([.U92:.Y93];&quot;&gt;=&quot;&amp;[.$U$5])-COUNTIF([.U92:.Y93];&quot;&gt;&quot;&amp;[.$X$5])" office:value-type="float" office:value="0">
            <text:p>0</text:p>
          </table:table-cell>
          <table:table-cell table:number-rows-spanned="2" table:style-name="ACE-522" table:formula="of:=100-([.AD92]+[.AE92])*0.5-([.AG92]+[.AH92])*0.40000000000000002-([.AJ92]+[.AK92])*0.29999999999999999-[.Z92]*0.40000000000000002-[.AA92]*0.5-([.AM92]+[.AN92])*1+(IF([.AB92]=&quot;&quot;;&quot;&quot;;IF([.AB92]&lt;80;-4;IF([.AB92]&gt;=85;IF([.AB92]&lt;90;-1;0);-2))))+(IF([.AC92]=&quot;&quot;;&quot;&quot;;IF([.AC92]&lt;85;-5;IF([.AC92]&gt;=90;IF([.AC92]&lt;95;-2;0);-4))))" office:value-type="string" office:string-value="#VALUE!">
            <text:p>#VALUE!</text:p>
          </table:table-cell>
          <table:table-cell table:number-rows-spanned="2" table:style-name="ACE-523" table:formula="of:=IF(OR([.AP92]&lt;85;([.AD92]+[.AE92])&gt;6;([.AG92]+[.AH92])&gt;6;([.AJ92]+[.AK92])&gt;6;[.Z92]&gt;6;([.AD92]+[.AE92]+[.AG92]+[.AH92]+[.AJ92]+[.AK92]+[.Z92])&gt;13;[.AA92]&gt;6;[.AB92]&lt;70;[.AC92]&lt;75);&quot;不合格&quot;;&quot;合格&quot;)" office:value-type="string" office:string-value="#VALUE!">
            <text:p>#VALUE!</text:p>
          </table:table-cell>
          <table:table-cell table:number-rows-spanned="2" table:style-name="ACE-567" table:content-validation-name="VAL-193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2" table:content-validation-name="VAL-34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92]*0.20000000000000001-[.AX92]*0.5-[.AY92]*0.20000000000000001-[.AZ92]*0.5-[.BA92]*1-[.BB92]*0.5-[.BC92]*0.20000000000000001-[.BD92]*0.20000000000000001-[.BE92]*0.20000000000000001-[.BF92]*0.5-[.BG92]*0.5-[.BH92]*1-[.BI92]*1-[.BJ92]*0.5" office:value-type="string" office:string-value="#VALUE!">
            <text:p>#VALUE!</text:p>
          </table:table-cell>
          <table:table-cell table:number-rows-spanned="2" table:style-name="ACE-329" table:formula="of:=IF(OR([.BK92]&lt;96;([.AW92]+[.AY92]+[.BC92]+[.BD92]+[.BE92])&gt;8;([.AX92]+[.AZ92]+[.BB92]+[.BF92]+[.BG92]+[.BJ92])&gt;6;([.AW92]+[.AX92]+[.AY92]+[.AZ92]+[.BA92]+[.BB92]+[.BC92]+[.BD92]+[.BE92]+[.BF92]+[.BG92]+[.BH92]+[.BI92]+[.BJ92])&gt;9);&quot;不合格&quot;;&quot;合格&quot;)" office:value-type="string" office:string-value="#VALUE!">
            <text:p>#VALUE!</text:p>
          </table:table-cell>
          <table:table-cell table:number-rows-spanned="2" table:style-name="ACE-283" table:content-validation-name="VAL-49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86 王先艳</text:p>
          </table:table-cell>
          <table:table-cell table:number-columns-repeated="2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87 廖 欢</text:p>
          </table:table-cell>
          <table:table-cell table:number-columns-repeated="2" table:style-name="ACE-7"/>
          <table:table-cell table:number-rows-spanned="2" table:style-name="ACE-22"/>
          <table:table-cell table:number-rows-spanned="2" table:style-name="ACE-67" table:content-validation-name="VAL-4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94:.J95];&quot;&lt;&quot;&amp;[.$F$5])" office:value-type="float" office:value="0">
            <text:p>0</text:p>
          </table:table-cell>
          <table:table-cell table:number-rows-spanned="2" table:style-name="ACE-333" table:formula="of:=COUNTIF([.F94:.J95];&quot;&gt;&quot;&amp;[.$I$5])" office:value-type="float" office:value="0">
            <text:p>0</text:p>
          </table:table-cell>
          <table:table-cell table:number-rows-spanned="2" table:style-name="ACE-333" table:formula="of:=COUNTIF([.F94:.J95];&quot;&gt;=&quot;&amp;[.$F$5])-COUNTIF([.F94:.J95];&quot;&gt;&quot;&amp;[.$I$5])" office:value-type="float" office:value="0">
            <text:p>0</text:p>
          </table:table-cell>
          <table:table-cell table:number-rows-spanned="2" table:style-name="ACE-333" table:formula="of:=COUNTIF([.K94:.O95];&quot;&lt;&quot;&amp;[.$K$5])" office:value-type="float" office:value="0">
            <text:p>0</text:p>
          </table:table-cell>
          <table:table-cell table:number-rows-spanned="2" table:style-name="ACE-333" table:formula="of:=COUNTIF([.K94:.O95];&quot;&gt;&quot;&amp;[.$N$5])" office:value-type="float" office:value="0">
            <text:p>0</text:p>
          </table:table-cell>
          <table:table-cell table:number-rows-spanned="2" table:style-name="ACE-333" table:formula="of:=COUNTIF([.K94:.O95];&quot;&gt;=&quot;&amp;[.$K$5])-COUNTIF([.K94:.O95];&quot;&gt;&quot;&amp;[.$N$5])" office:value-type="float" office:value="0">
            <text:p>0</text:p>
          </table:table-cell>
          <table:table-cell table:number-rows-spanned="2" table:style-name="ACE-333" table:formula="of:=COUNTIF([.P94:.T95];&quot;&lt;&quot;&amp;[.$P$5])" office:value-type="float" office:value="0">
            <text:p>0</text:p>
          </table:table-cell>
          <table:table-cell table:number-rows-spanned="2" table:style-name="ACE-333" table:formula="of:=COUNTIF([.P94:.T95];&quot;&gt;&quot;&amp;[.$S$5])" office:value-type="float" office:value="0">
            <text:p>0</text:p>
          </table:table-cell>
          <table:table-cell table:number-rows-spanned="2" table:style-name="ACE-333" table:formula="of:=COUNTIF([.P94:.T95];&quot;&gt;=&quot;&amp;[.$P$5])-COUNTIF([.P94:.T95];&quot;&gt;&quot;&amp;[.$S$5])" office:value-type="float" office:value="0">
            <text:p>0</text:p>
          </table:table-cell>
          <table:table-cell table:number-rows-spanned="2" table:style-name="ACE-333" table:formula="of:=COUNTIF([.U94:.Y95];&quot;&lt;&quot;&amp;[.$U$5])" office:value-type="float" office:value="0">
            <text:p>0</text:p>
          </table:table-cell>
          <table:table-cell table:number-rows-spanned="2" table:style-name="ACE-333" table:formula="of:=COUNTIF([.U94:.Y95];&quot;&gt;&quot;&amp;[.$X$5])" office:value-type="float" office:value="0">
            <text:p>0</text:p>
          </table:table-cell>
          <table:table-cell table:number-rows-spanned="2" table:style-name="ACE-333" table:formula="of:=COUNTIF([.U94:.Y95];&quot;&gt;=&quot;&amp;[.$U$5])-COUNTIF([.U94:.Y95];&quot;&gt;&quot;&amp;[.$X$5])" office:value-type="float" office:value="0">
            <text:p>0</text:p>
          </table:table-cell>
          <table:table-cell table:number-rows-spanned="2" table:style-name="ACE-522" table:formula="of:=100-([.AD94]+[.AE94])*0.5-([.AG94]+[.AH94])*0.40000000000000002-([.AJ94]+[.AK94])*0.29999999999999999-[.Z94]*0.40000000000000002-[.AA94]*0.5-([.AM94]+[.AN94])*1+(IF([.AB94]=&quot;&quot;;&quot;&quot;;IF([.AB94]&lt;80;-4;IF([.AB94]&gt;=85;IF([.AB94]&lt;90;-1;0);-2))))+(IF([.AC94]=&quot;&quot;;&quot;&quot;;IF([.AC94]&lt;85;-5;IF([.AC94]&gt;=90;IF([.AC94]&lt;95;-2;0);-4))))" office:value-type="string" office:string-value="#VALUE!">
            <text:p>#VALUE!</text:p>
          </table:table-cell>
          <table:table-cell table:number-rows-spanned="2" table:style-name="ACE-523" table:formula="of:=IF(OR([.AP94]&lt;85;([.AD94]+[.AE94])&gt;6;([.AG94]+[.AH94])&gt;6;([.AJ94]+[.AK94])&gt;6;[.Z94]&gt;6;([.AD94]+[.AE94]+[.AG94]+[.AH94]+[.AJ94]+[.AK94]+[.Z94])&gt;13;[.AA94]&gt;6;[.AB94]&lt;70;[.AC94]&lt;75);&quot;不合格&quot;;&quot;合格&quot;)" office:value-type="string" office:string-value="#VALUE!">
            <text:p>#VALUE!</text:p>
          </table:table-cell>
          <table:table-cell table:number-rows-spanned="2" table:style-name="ACE-568" table:content-validation-name="VAL-194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1" table:content-validation-name="VAL-34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94]*0.20000000000000001-[.AX94]*0.5-[.AY94]*0.20000000000000001-[.AZ94]*0.5-[.BA94]*1-[.BB94]*0.5-[.BC94]*0.20000000000000001-[.BD94]*0.20000000000000001-[.BE94]*0.20000000000000001-[.BF94]*0.5-[.BG94]*0.5-[.BH94]*1-[.BI94]*1-[.BJ94]*0.5" office:value-type="string" office:string-value="#VALUE!">
            <text:p>#VALUE!</text:p>
          </table:table-cell>
          <table:table-cell table:number-rows-spanned="2" table:style-name="ACE-329" table:formula="of:=IF(OR([.BK94]&lt;96;([.AW94]+[.AY94]+[.BC94]+[.BD94]+[.BE94])&gt;8;([.AX94]+[.AZ94]+[.BB94]+[.BF94]+[.BG94]+[.BJ94])&gt;6;([.AW94]+[.AX94]+[.AY94]+[.AZ94]+[.BA94]+[.BB94]+[.BC94]+[.BD94]+[.BE94]+[.BF94]+[.BG94]+[.BH94]+[.BI94]+[.BJ94])&gt;9);&quot;不合格&quot;;&quot;合格&quot;)" office:value-type="string" office:string-value="#VALUE!">
            <text:p>#VALUE!</text:p>
          </table:table-cell>
          <table:table-cell table:number-rows-spanned="2" table:style-name="ACE-282" table:content-validation-name="VAL-49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88 王 燕</text:p>
          </table:table-cell>
          <table:table-cell table:number-columns-repeated="2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89 孙定芳</text:p>
          </table:table-cell>
          <table:table-cell table:number-columns-repeated="2" table:style-name="ACE-7"/>
          <table:table-cell table:number-rows-spanned="2" table:style-name="ACE-22"/>
          <table:table-cell table:number-rows-spanned="2" table:style-name="ACE-68" table:content-validation-name="VAL-4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96:.J97];&quot;&lt;&quot;&amp;[.$F$5])" office:value-type="float" office:value="0">
            <text:p>0</text:p>
          </table:table-cell>
          <table:table-cell table:number-rows-spanned="2" table:style-name="ACE-333" table:formula="of:=COUNTIF([.F96:.J97];&quot;&gt;&quot;&amp;[.$I$5])" office:value-type="float" office:value="0">
            <text:p>0</text:p>
          </table:table-cell>
          <table:table-cell table:number-rows-spanned="2" table:style-name="ACE-333" table:formula="of:=COUNTIF([.F96:.J97];&quot;&gt;=&quot;&amp;[.$F$5])-COUNTIF([.F96:.J97];&quot;&gt;&quot;&amp;[.$I$5])" office:value-type="float" office:value="0">
            <text:p>0</text:p>
          </table:table-cell>
          <table:table-cell table:number-rows-spanned="2" table:style-name="ACE-333" table:formula="of:=COUNTIF([.K96:.O97];&quot;&lt;&quot;&amp;[.$K$5])" office:value-type="float" office:value="0">
            <text:p>0</text:p>
          </table:table-cell>
          <table:table-cell table:number-rows-spanned="2" table:style-name="ACE-333" table:formula="of:=COUNTIF([.K96:.O97];&quot;&gt;&quot;&amp;[.$N$5])" office:value-type="float" office:value="0">
            <text:p>0</text:p>
          </table:table-cell>
          <table:table-cell table:number-rows-spanned="2" table:style-name="ACE-333" table:formula="of:=COUNTIF([.K96:.O97];&quot;&gt;=&quot;&amp;[.$K$5])-COUNTIF([.K96:.O97];&quot;&gt;&quot;&amp;[.$N$5])" office:value-type="float" office:value="0">
            <text:p>0</text:p>
          </table:table-cell>
          <table:table-cell table:number-rows-spanned="2" table:style-name="ACE-333" table:formula="of:=COUNTIF([.P96:.T97];&quot;&lt;&quot;&amp;[.$P$5])" office:value-type="float" office:value="0">
            <text:p>0</text:p>
          </table:table-cell>
          <table:table-cell table:number-rows-spanned="2" table:style-name="ACE-333" table:formula="of:=COUNTIF([.P96:.T97];&quot;&gt;&quot;&amp;[.$S$5])" office:value-type="float" office:value="0">
            <text:p>0</text:p>
          </table:table-cell>
          <table:table-cell table:number-rows-spanned="2" table:style-name="ACE-333" table:formula="of:=COUNTIF([.P96:.T97];&quot;&gt;=&quot;&amp;[.$P$5])-COUNTIF([.P96:.T97];&quot;&gt;&quot;&amp;[.$S$5])" office:value-type="float" office:value="0">
            <text:p>0</text:p>
          </table:table-cell>
          <table:table-cell table:number-rows-spanned="2" table:style-name="ACE-333" table:formula="of:=COUNTIF([.U96:.Y97];&quot;&lt;&quot;&amp;[.$U$5])" office:value-type="float" office:value="0">
            <text:p>0</text:p>
          </table:table-cell>
          <table:table-cell table:number-rows-spanned="2" table:style-name="ACE-333" table:formula="of:=COUNTIF([.U96:.Y97];&quot;&gt;&quot;&amp;[.$X$5])" office:value-type="float" office:value="0">
            <text:p>0</text:p>
          </table:table-cell>
          <table:table-cell table:number-rows-spanned="2" table:style-name="ACE-333" table:formula="of:=COUNTIF([.U96:.Y97];&quot;&gt;=&quot;&amp;[.$U$5])-COUNTIF([.U96:.Y97];&quot;&gt;&quot;&amp;[.$X$5])" office:value-type="float" office:value="0">
            <text:p>0</text:p>
          </table:table-cell>
          <table:table-cell table:number-rows-spanned="2" table:style-name="ACE-522" table:formula="of:=100-([.AD96]+[.AE96])*0.5-([.AG96]+[.AH96])*0.40000000000000002-([.AJ96]+[.AK96])*0.29999999999999999-[.Z96]*0.40000000000000002-[.AA96]*0.5-([.AM96]+[.AN96])*1+(IF([.AB96]=&quot;&quot;;&quot;&quot;;IF([.AB96]&lt;80;-4;IF([.AB96]&gt;=85;IF([.AB96]&lt;90;-1;0);-2))))+(IF([.AC96]=&quot;&quot;;&quot;&quot;;IF([.AC96]&lt;85;-5;IF([.AC96]&gt;=90;IF([.AC96]&lt;95;-2;0);-4))))" office:value-type="string" office:string-value="#VALUE!">
            <text:p>#VALUE!</text:p>
          </table:table-cell>
          <table:table-cell table:number-rows-spanned="2" table:style-name="ACE-523" table:formula="of:=IF(OR([.AP96]&lt;85;([.AD96]+[.AE96])&gt;6;([.AG96]+[.AH96])&gt;6;([.AJ96]+[.AK96])&gt;6;[.Z96]&gt;6;([.AD96]+[.AE96]+[.AG96]+[.AH96]+[.AJ96]+[.AK96]+[.Z96])&gt;13;[.AA96]&gt;6;[.AB96]&lt;70;[.AC96]&lt;75);&quot;不合格&quot;;&quot;合格&quot;)" office:value-type="string" office:string-value="#VALUE!">
            <text:p>#VALUE!</text:p>
          </table:table-cell>
          <table:table-cell table:number-rows-spanned="2" table:style-name="ACE-569" table:content-validation-name="VAL-195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0" table:content-validation-name="VAL-34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96]*0.20000000000000001-[.AX96]*0.5-[.AY96]*0.20000000000000001-[.AZ96]*0.5-[.BA96]*1-[.BB96]*0.5-[.BC96]*0.20000000000000001-[.BD96]*0.20000000000000001-[.BE96]*0.20000000000000001-[.BF96]*0.5-[.BG96]*0.5-[.BH96]*1-[.BI96]*1-[.BJ96]*0.5" office:value-type="string" office:string-value="#VALUE!">
            <text:p>#VALUE!</text:p>
          </table:table-cell>
          <table:table-cell table:number-rows-spanned="2" table:style-name="ACE-329" table:formula="of:=IF(OR([.BK96]&lt;96;([.AW96]+[.AY96]+[.BC96]+[.BD96]+[.BE96])&gt;8;([.AX96]+[.AZ96]+[.BB96]+[.BF96]+[.BG96]+[.BJ96])&gt;6;([.AW96]+[.AX96]+[.AY96]+[.AZ96]+[.BA96]+[.BB96]+[.BC96]+[.BD96]+[.BE96]+[.BF96]+[.BG96]+[.BH96]+[.BI96]+[.BJ96])&gt;9);&quot;不合格&quot;;&quot;合格&quot;)" office:value-type="string" office:string-value="#VALUE!">
            <text:p>#VALUE!</text:p>
          </table:table-cell>
          <table:table-cell table:number-rows-spanned="2" table:style-name="ACE-281" table:content-validation-name="VAL-49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90 张清英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91 舒小琼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69" table:content-validation-name="VAL-4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98:.J99];&quot;&lt;&quot;&amp;[.$F$5])" office:value-type="float" office:value="0">
            <text:p>0</text:p>
          </table:table-cell>
          <table:table-cell table:number-rows-spanned="2" table:style-name="ACE-333" table:formula="of:=COUNTIF([.F98:.J99];&quot;&gt;&quot;&amp;[.$I$5])" office:value-type="float" office:value="0">
            <text:p>0</text:p>
          </table:table-cell>
          <table:table-cell table:number-rows-spanned="2" table:style-name="ACE-333" table:formula="of:=COUNTIF([.F98:.J99];&quot;&gt;=&quot;&amp;[.$F$5])-COUNTIF([.F98:.J99];&quot;&gt;&quot;&amp;[.$I$5])" office:value-type="float" office:value="0">
            <text:p>0</text:p>
          </table:table-cell>
          <table:table-cell table:number-rows-spanned="2" table:style-name="ACE-333" table:formula="of:=COUNTIF([.K98:.O99];&quot;&lt;&quot;&amp;[.$K$5])" office:value-type="float" office:value="0">
            <text:p>0</text:p>
          </table:table-cell>
          <table:table-cell table:number-rows-spanned="2" table:style-name="ACE-333" table:formula="of:=COUNTIF([.K98:.O99];&quot;&gt;&quot;&amp;[.$N$5])" office:value-type="float" office:value="0">
            <text:p>0</text:p>
          </table:table-cell>
          <table:table-cell table:number-rows-spanned="2" table:style-name="ACE-333" table:formula="of:=COUNTIF([.K98:.O99];&quot;&gt;=&quot;&amp;[.$K$5])-COUNTIF([.K98:.O99];&quot;&gt;&quot;&amp;[.$N$5])" office:value-type="float" office:value="0">
            <text:p>0</text:p>
          </table:table-cell>
          <table:table-cell table:number-rows-spanned="2" table:style-name="ACE-333" table:formula="of:=COUNTIF([.P98:.T99];&quot;&lt;&quot;&amp;[.$P$5])" office:value-type="float" office:value="0">
            <text:p>0</text:p>
          </table:table-cell>
          <table:table-cell table:number-rows-spanned="2" table:style-name="ACE-333" table:formula="of:=COUNTIF([.P98:.T99];&quot;&gt;&quot;&amp;[.$S$5])" office:value-type="float" office:value="0">
            <text:p>0</text:p>
          </table:table-cell>
          <table:table-cell table:number-rows-spanned="2" table:style-name="ACE-333" table:formula="of:=COUNTIF([.P98:.T99];&quot;&gt;=&quot;&amp;[.$P$5])-COUNTIF([.P98:.T99];&quot;&gt;&quot;&amp;[.$S$5])" office:value-type="float" office:value="0">
            <text:p>0</text:p>
          </table:table-cell>
          <table:table-cell table:number-rows-spanned="2" table:style-name="ACE-333" table:formula="of:=COUNTIF([.U98:.Y99];&quot;&lt;&quot;&amp;[.$U$5])" office:value-type="float" office:value="0">
            <text:p>0</text:p>
          </table:table-cell>
          <table:table-cell table:number-rows-spanned="2" table:style-name="ACE-333" table:formula="of:=COUNTIF([.U98:.Y99];&quot;&gt;&quot;&amp;[.$X$5])" office:value-type="float" office:value="0">
            <text:p>0</text:p>
          </table:table-cell>
          <table:table-cell table:number-rows-spanned="2" table:style-name="ACE-333" table:formula="of:=COUNTIF([.U98:.Y99];&quot;&gt;=&quot;&amp;[.$U$5])-COUNTIF([.U98:.Y99];&quot;&gt;&quot;&amp;[.$X$5])" office:value-type="float" office:value="0">
            <text:p>0</text:p>
          </table:table-cell>
          <table:table-cell table:number-rows-spanned="2" table:style-name="ACE-522" table:formula="of:=100-([.AD98]+[.AE98])*0.5-([.AG98]+[.AH98])*0.40000000000000002-([.AJ98]+[.AK98])*0.29999999999999999-[.Z98]*0.40000000000000002-[.AA98]*0.5-([.AM98]+[.AN98])*1+(IF([.AB98]=&quot;&quot;;&quot;&quot;;IF([.AB98]&lt;80;-4;IF([.AB98]&gt;=85;IF([.AB98]&lt;90;-1;0);-2))))+(IF([.AC98]=&quot;&quot;;&quot;&quot;;IF([.AC98]&lt;85;-5;IF([.AC98]&gt;=90;IF([.AC98]&lt;95;-2;0);-4))))" office:value-type="string" office:string-value="#VALUE!">
            <text:p>#VALUE!</text:p>
          </table:table-cell>
          <table:table-cell table:number-rows-spanned="2" table:style-name="ACE-523" table:formula="of:=IF(OR([.AP98]&lt;85;([.AD98]+[.AE98])&gt;6;([.AG98]+[.AH98])&gt;6;([.AJ98]+[.AK98])&gt;6;[.Z98]&gt;6;([.AD98]+[.AE98]+[.AG98]+[.AH98]+[.AJ98]+[.AK98]+[.Z98])&gt;13;[.AA98]&gt;6;[.AB98]&lt;70;[.AC98]&lt;75);&quot;不合格&quot;;&quot;合格&quot;)" office:value-type="string" office:string-value="#VALUE!">
            <text:p>#VALUE!</text:p>
          </table:table-cell>
          <table:table-cell table:number-rows-spanned="2" table:style-name="ACE-570" table:content-validation-name="VAL-196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9" table:content-validation-name="VAL-34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98]*0.20000000000000001-[.AX98]*0.5-[.AY98]*0.20000000000000001-[.AZ98]*0.5-[.BA98]*1-[.BB98]*0.5-[.BC98]*0.20000000000000001-[.BD98]*0.20000000000000001-[.BE98]*0.20000000000000001-[.BF98]*0.5-[.BG98]*0.5-[.BH98]*1-[.BI98]*1-[.BJ98]*0.5" office:value-type="string" office:string-value="#VALUE!">
            <text:p>#VALUE!</text:p>
          </table:table-cell>
          <table:table-cell table:number-rows-spanned="2" table:style-name="ACE-329" table:formula="of:=IF(OR([.BK98]&lt;96;([.AW98]+[.AY98]+[.BC98]+[.BD98]+[.BE98])&gt;8;([.AX98]+[.AZ98]+[.BB98]+[.BF98]+[.BG98]+[.BJ98])&gt;6;([.AW98]+[.AX98]+[.AY98]+[.AZ98]+[.BA98]+[.BB98]+[.BC98]+[.BD98]+[.BE98]+[.BF98]+[.BG98]+[.BH98]+[.BI98]+[.BJ98])&gt;9);&quot;不合格&quot;;&quot;合格&quot;)" office:value-type="string" office:string-value="#VALUE!">
            <text:p>#VALUE!</text:p>
          </table:table-cell>
          <table:table-cell table:number-rows-spanned="2" table:style-name="ACE-280" table:content-validation-name="VAL-49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92 曾祥君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93 余启平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70" table:content-validation-name="VAL-4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00:.J101];&quot;&lt;&quot;&amp;[.$F$5])" office:value-type="float" office:value="0">
            <text:p>0</text:p>
          </table:table-cell>
          <table:table-cell table:number-rows-spanned="2" table:style-name="ACE-333" table:formula="of:=COUNTIF([.F100:.J101];&quot;&gt;&quot;&amp;[.$I$5])" office:value-type="float" office:value="0">
            <text:p>0</text:p>
          </table:table-cell>
          <table:table-cell table:number-rows-spanned="2" table:style-name="ACE-333" table:formula="of:=COUNTIF([.F100:.J101];&quot;&gt;=&quot;&amp;[.$F$5])-COUNTIF([.F100:.J101];&quot;&gt;&quot;&amp;[.$I$5])" office:value-type="float" office:value="0">
            <text:p>0</text:p>
          </table:table-cell>
          <table:table-cell table:number-rows-spanned="2" table:style-name="ACE-333" table:formula="of:=COUNTIF([.K100:.O101];&quot;&lt;&quot;&amp;[.$K$5])" office:value-type="float" office:value="0">
            <text:p>0</text:p>
          </table:table-cell>
          <table:table-cell table:number-rows-spanned="2" table:style-name="ACE-333" table:formula="of:=COUNTIF([.K100:.O101];&quot;&gt;&quot;&amp;[.$N$5])" office:value-type="float" office:value="0">
            <text:p>0</text:p>
          </table:table-cell>
          <table:table-cell table:number-rows-spanned="2" table:style-name="ACE-333" table:formula="of:=COUNTIF([.K100:.O101];&quot;&gt;=&quot;&amp;[.$K$5])-COUNTIF([.K100:.O101];&quot;&gt;&quot;&amp;[.$N$5])" office:value-type="float" office:value="0">
            <text:p>0</text:p>
          </table:table-cell>
          <table:table-cell table:number-rows-spanned="2" table:style-name="ACE-333" table:formula="of:=COUNTIF([.P100:.T101];&quot;&lt;&quot;&amp;[.$P$5])" office:value-type="float" office:value="0">
            <text:p>0</text:p>
          </table:table-cell>
          <table:table-cell table:number-rows-spanned="2" table:style-name="ACE-333" table:formula="of:=COUNTIF([.P100:.T101];&quot;&gt;&quot;&amp;[.$S$5])" office:value-type="float" office:value="0">
            <text:p>0</text:p>
          </table:table-cell>
          <table:table-cell table:number-rows-spanned="2" table:style-name="ACE-333" table:formula="of:=COUNTIF([.P100:.T101];&quot;&gt;=&quot;&amp;[.$P$5])-COUNTIF([.P100:.T101];&quot;&gt;&quot;&amp;[.$S$5])" office:value-type="float" office:value="0">
            <text:p>0</text:p>
          </table:table-cell>
          <table:table-cell table:number-rows-spanned="2" table:style-name="ACE-333" table:formula="of:=COUNTIF([.U100:.Y101];&quot;&lt;&quot;&amp;[.$U$5])" office:value-type="float" office:value="0">
            <text:p>0</text:p>
          </table:table-cell>
          <table:table-cell table:number-rows-spanned="2" table:style-name="ACE-333" table:formula="of:=COUNTIF([.U100:.Y101];&quot;&gt;&quot;&amp;[.$X$5])" office:value-type="float" office:value="0">
            <text:p>0</text:p>
          </table:table-cell>
          <table:table-cell table:number-rows-spanned="2" table:style-name="ACE-333" table:formula="of:=COUNTIF([.U100:.Y101];&quot;&gt;=&quot;&amp;[.$U$5])-COUNTIF([.U100:.Y101];&quot;&gt;&quot;&amp;[.$X$5])" office:value-type="float" office:value="0">
            <text:p>0</text:p>
          </table:table-cell>
          <table:table-cell table:number-rows-spanned="2" table:style-name="ACE-522" table:formula="of:=100-([.AD100]+[.AE100])*0.5-([.AG100]+[.AH100])*0.40000000000000002-([.AJ100]+[.AK100])*0.29999999999999999-[.Z100]*0.40000000000000002-[.AA100]*0.5-([.AM100]+[.AN100])*1+(IF([.AB100]=&quot;&quot;;&quot;&quot;;IF([.AB100]&lt;80;-4;IF([.AB100]&gt;=85;IF([.AB100]&lt;90;-1;0);-2))))+(IF([.AC100]=&quot;&quot;;&quot;&quot;;IF([.AC100]&lt;85;-5;IF([.AC100]&gt;=90;IF([.AC100]&lt;95;-2;0);-4))))" office:value-type="string" office:string-value="#VALUE!">
            <text:p>#VALUE!</text:p>
          </table:table-cell>
          <table:table-cell table:number-rows-spanned="2" table:style-name="ACE-523" table:formula="of:=IF(OR([.AP100]&lt;85;([.AD100]+[.AE100])&gt;6;([.AG100]+[.AH100])&gt;6;([.AJ100]+[.AK100])&gt;6;[.Z100]&gt;6;([.AD100]+[.AE100]+[.AG100]+[.AH100]+[.AJ100]+[.AK100]+[.Z100])&gt;13;[.AA100]&gt;6;[.AB100]&lt;70;[.AC100]&lt;75);&quot;不合格&quot;;&quot;合格&quot;)" office:value-type="string" office:string-value="#VALUE!">
            <text:p>#VALUE!</text:p>
          </table:table-cell>
          <table:table-cell table:number-rows-spanned="2" table:style-name="ACE-571" table:content-validation-name="VAL-197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8" table:content-validation-name="VAL-34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00]*0.20000000000000001-[.AX100]*0.5-[.AY100]*0.20000000000000001-[.AZ100]*0.5-[.BA100]*1-[.BB100]*0.5-[.BC100]*0.20000000000000001-[.BD100]*0.20000000000000001-[.BE100]*0.20000000000000001-[.BF100]*0.5-[.BG100]*0.5-[.BH100]*1-[.BI100]*1-[.BJ100]*0.5" office:value-type="string" office:string-value="#VALUE!">
            <text:p>#VALUE!</text:p>
          </table:table-cell>
          <table:table-cell table:number-rows-spanned="2" table:style-name="ACE-329" table:formula="of:=IF(OR([.BK100]&lt;96;([.AW100]+[.AY100]+[.BC100]+[.BD100]+[.BE100])&gt;8;([.AX100]+[.AZ100]+[.BB100]+[.BF100]+[.BG100]+[.BJ100])&gt;6;([.AW100]+[.AX100]+[.AY100]+[.AZ100]+[.BA100]+[.BB100]+[.BC100]+[.BD100]+[.BE100]+[.BF100]+[.BG100]+[.BH100]+[.BI100]+[.BJ100])&gt;9);&quot;不合格&quot;;&quot;合格&quot;)" office:value-type="string" office:string-value="#VALUE!">
            <text:p>#VALUE!</text:p>
          </table:table-cell>
          <table:table-cell table:number-rows-spanned="2" table:style-name="ACE-279" table:content-validation-name="VAL-49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94 吴本蓉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95 赵玉翠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71" table:content-validation-name="VAL-4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02:.J103];&quot;&lt;&quot;&amp;[.$F$5])" office:value-type="float" office:value="0">
            <text:p>0</text:p>
          </table:table-cell>
          <table:table-cell table:number-rows-spanned="2" table:style-name="ACE-333" table:formula="of:=COUNTIF([.F102:.J103];&quot;&gt;&quot;&amp;[.$I$5])" office:value-type="float" office:value="0">
            <text:p>0</text:p>
          </table:table-cell>
          <table:table-cell table:number-rows-spanned="2" table:style-name="ACE-333" table:formula="of:=COUNTIF([.F102:.J103];&quot;&gt;=&quot;&amp;[.$F$5])-COUNTIF([.F102:.J103];&quot;&gt;&quot;&amp;[.$I$5])" office:value-type="float" office:value="0">
            <text:p>0</text:p>
          </table:table-cell>
          <table:table-cell table:number-rows-spanned="2" table:style-name="ACE-333" table:formula="of:=COUNTIF([.K102:.O103];&quot;&lt;&quot;&amp;[.$K$5])" office:value-type="float" office:value="0">
            <text:p>0</text:p>
          </table:table-cell>
          <table:table-cell table:number-rows-spanned="2" table:style-name="ACE-333" table:formula="of:=COUNTIF([.K102:.O103];&quot;&gt;&quot;&amp;[.$N$5])" office:value-type="float" office:value="0">
            <text:p>0</text:p>
          </table:table-cell>
          <table:table-cell table:number-rows-spanned="2" table:style-name="ACE-333" table:formula="of:=COUNTIF([.K102:.O103];&quot;&gt;=&quot;&amp;[.$K$5])-COUNTIF([.K102:.O103];&quot;&gt;&quot;&amp;[.$N$5])" office:value-type="float" office:value="0">
            <text:p>0</text:p>
          </table:table-cell>
          <table:table-cell table:number-rows-spanned="2" table:style-name="ACE-333" table:formula="of:=COUNTIF([.P102:.T103];&quot;&lt;&quot;&amp;[.$P$5])" office:value-type="float" office:value="0">
            <text:p>0</text:p>
          </table:table-cell>
          <table:table-cell table:number-rows-spanned="2" table:style-name="ACE-333" table:formula="of:=COUNTIF([.P102:.T103];&quot;&gt;&quot;&amp;[.$S$5])" office:value-type="float" office:value="0">
            <text:p>0</text:p>
          </table:table-cell>
          <table:table-cell table:number-rows-spanned="2" table:style-name="ACE-333" table:formula="of:=COUNTIF([.P102:.T103];&quot;&gt;=&quot;&amp;[.$P$5])-COUNTIF([.P102:.T103];&quot;&gt;&quot;&amp;[.$S$5])" office:value-type="float" office:value="0">
            <text:p>0</text:p>
          </table:table-cell>
          <table:table-cell table:number-rows-spanned="2" table:style-name="ACE-333" table:formula="of:=COUNTIF([.U102:.Y103];&quot;&lt;&quot;&amp;[.$U$5])" office:value-type="float" office:value="0">
            <text:p>0</text:p>
          </table:table-cell>
          <table:table-cell table:number-rows-spanned="2" table:style-name="ACE-333" table:formula="of:=COUNTIF([.U102:.Y103];&quot;&gt;&quot;&amp;[.$X$5])" office:value-type="float" office:value="0">
            <text:p>0</text:p>
          </table:table-cell>
          <table:table-cell table:number-rows-spanned="2" table:style-name="ACE-333" table:formula="of:=COUNTIF([.U102:.Y103];&quot;&gt;=&quot;&amp;[.$U$5])-COUNTIF([.U102:.Y103];&quot;&gt;&quot;&amp;[.$X$5])" office:value-type="float" office:value="0">
            <text:p>0</text:p>
          </table:table-cell>
          <table:table-cell table:number-rows-spanned="2" table:style-name="ACE-522" table:formula="of:=100-([.AD102]+[.AE102])*0.5-([.AG102]+[.AH102])*0.40000000000000002-([.AJ102]+[.AK102])*0.29999999999999999-[.Z102]*0.40000000000000002-[.AA102]*0.5-([.AM102]+[.AN102])*1+(IF([.AB102]=&quot;&quot;;&quot;&quot;;IF([.AB102]&lt;80;-4;IF([.AB102]&gt;=85;IF([.AB102]&lt;90;-1;0);-2))))+(IF([.AC102]=&quot;&quot;;&quot;&quot;;IF([.AC102]&lt;85;-5;IF([.AC102]&gt;=90;IF([.AC102]&lt;95;-2;0);-4))))" office:value-type="string" office:string-value="#VALUE!">
            <text:p>#VALUE!</text:p>
          </table:table-cell>
          <table:table-cell table:number-rows-spanned="2" table:style-name="ACE-523" table:formula="of:=IF(OR([.AP102]&lt;85;([.AD102]+[.AE102])&gt;6;([.AG102]+[.AH102])&gt;6;([.AJ102]+[.AK102])&gt;6;[.Z102]&gt;6;([.AD102]+[.AE102]+[.AG102]+[.AH102]+[.AJ102]+[.AK102]+[.Z102])&gt;13;[.AA102]&gt;6;[.AB102]&lt;70;[.AC102]&lt;75);&quot;不合格&quot;;&quot;合格&quot;)" office:value-type="string" office:string-value="#VALUE!">
            <text:p>#VALUE!</text:p>
          </table:table-cell>
          <table:table-cell table:number-rows-spanned="2" table:style-name="ACE-572" table:content-validation-name="VAL-198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7" table:content-validation-name="VAL-34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02]*0.20000000000000001-[.AX102]*0.5-[.AY102]*0.20000000000000001-[.AZ102]*0.5-[.BA102]*1-[.BB102]*0.5-[.BC102]*0.20000000000000001-[.BD102]*0.20000000000000001-[.BE102]*0.20000000000000001-[.BF102]*0.5-[.BG102]*0.5-[.BH102]*1-[.BI102]*1-[.BJ102]*0.5" office:value-type="string" office:string-value="#VALUE!">
            <text:p>#VALUE!</text:p>
          </table:table-cell>
          <table:table-cell table:number-rows-spanned="2" table:style-name="ACE-329" table:formula="of:=IF(OR([.BK102]&lt;96;([.AW102]+[.AY102]+[.BC102]+[.BD102]+[.BE102])&gt;8;([.AX102]+[.AZ102]+[.BB102]+[.BF102]+[.BG102]+[.BJ102])&gt;6;([.AW102]+[.AX102]+[.AY102]+[.AZ102]+[.BA102]+[.BB102]+[.BC102]+[.BD102]+[.BE102]+[.BF102]+[.BG102]+[.BH102]+[.BI102]+[.BJ102])&gt;9);&quot;不合格&quot;;&quot;合格&quot;)" office:value-type="string" office:string-value="#VALUE!">
            <text:p>#VALUE!</text:p>
          </table:table-cell>
          <table:table-cell table:number-rows-spanned="2" table:style-name="ACE-278" table:content-validation-name="VAL-49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96 李显红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97 雷志华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72" table:content-validation-name="VAL-4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04:.J105];&quot;&lt;&quot;&amp;[.$F$5])" office:value-type="float" office:value="0">
            <text:p>0</text:p>
          </table:table-cell>
          <table:table-cell table:number-rows-spanned="2" table:style-name="ACE-333" table:formula="of:=COUNTIF([.F104:.J105];&quot;&gt;&quot;&amp;[.$I$5])" office:value-type="float" office:value="0">
            <text:p>0</text:p>
          </table:table-cell>
          <table:table-cell table:number-rows-spanned="2" table:style-name="ACE-333" table:formula="of:=COUNTIF([.F104:.J105];&quot;&gt;=&quot;&amp;[.$F$5])-COUNTIF([.F104:.J105];&quot;&gt;&quot;&amp;[.$I$5])" office:value-type="float" office:value="0">
            <text:p>0</text:p>
          </table:table-cell>
          <table:table-cell table:number-rows-spanned="2" table:style-name="ACE-333" table:formula="of:=COUNTIF([.K104:.O105];&quot;&lt;&quot;&amp;[.$K$5])" office:value-type="float" office:value="0">
            <text:p>0</text:p>
          </table:table-cell>
          <table:table-cell table:number-rows-spanned="2" table:style-name="ACE-333" table:formula="of:=COUNTIF([.K104:.O105];&quot;&gt;&quot;&amp;[.$N$5])" office:value-type="float" office:value="0">
            <text:p>0</text:p>
          </table:table-cell>
          <table:table-cell table:number-rows-spanned="2" table:style-name="ACE-333" table:formula="of:=COUNTIF([.K104:.O105];&quot;&gt;=&quot;&amp;[.$K$5])-COUNTIF([.K104:.O105];&quot;&gt;&quot;&amp;[.$N$5])" office:value-type="float" office:value="0">
            <text:p>0</text:p>
          </table:table-cell>
          <table:table-cell table:number-rows-spanned="2" table:style-name="ACE-333" table:formula="of:=COUNTIF([.P104:.T105];&quot;&lt;&quot;&amp;[.$P$5])" office:value-type="float" office:value="0">
            <text:p>0</text:p>
          </table:table-cell>
          <table:table-cell table:number-rows-spanned="2" table:style-name="ACE-333" table:formula="of:=COUNTIF([.P104:.T105];&quot;&gt;&quot;&amp;[.$S$5])" office:value-type="float" office:value="0">
            <text:p>0</text:p>
          </table:table-cell>
          <table:table-cell table:number-rows-spanned="2" table:style-name="ACE-333" table:formula="of:=COUNTIF([.P104:.T105];&quot;&gt;=&quot;&amp;[.$P$5])-COUNTIF([.P104:.T105];&quot;&gt;&quot;&amp;[.$S$5])" office:value-type="float" office:value="0">
            <text:p>0</text:p>
          </table:table-cell>
          <table:table-cell table:number-rows-spanned="2" table:style-name="ACE-333" table:formula="of:=COUNTIF([.U104:.Y105];&quot;&lt;&quot;&amp;[.$U$5])" office:value-type="float" office:value="0">
            <text:p>0</text:p>
          </table:table-cell>
          <table:table-cell table:number-rows-spanned="2" table:style-name="ACE-333" table:formula="of:=COUNTIF([.U104:.Y105];&quot;&gt;&quot;&amp;[.$X$5])" office:value-type="float" office:value="0">
            <text:p>0</text:p>
          </table:table-cell>
          <table:table-cell table:number-rows-spanned="2" table:style-name="ACE-333" table:formula="of:=COUNTIF([.U104:.Y105];&quot;&gt;=&quot;&amp;[.$U$5])-COUNTIF([.U104:.Y105];&quot;&gt;&quot;&amp;[.$X$5])" office:value-type="float" office:value="0">
            <text:p>0</text:p>
          </table:table-cell>
          <table:table-cell table:number-rows-spanned="2" table:style-name="ACE-522" table:formula="of:=100-([.AD104]+[.AE104])*0.5-([.AG104]+[.AH104])*0.40000000000000002-([.AJ104]+[.AK104])*0.29999999999999999-[.Z104]*0.40000000000000002-[.AA104]*0.5-([.AM104]+[.AN104])*1+(IF([.AB104]=&quot;&quot;;&quot;&quot;;IF([.AB104]&lt;80;-4;IF([.AB104]&gt;=85;IF([.AB104]&lt;90;-1;0);-2))))+(IF([.AC104]=&quot;&quot;;&quot;&quot;;IF([.AC104]&lt;85;-5;IF([.AC104]&gt;=90;IF([.AC104]&lt;95;-2;0);-4))))" office:value-type="string" office:string-value="#VALUE!">
            <text:p>#VALUE!</text:p>
          </table:table-cell>
          <table:table-cell table:number-rows-spanned="2" table:style-name="ACE-523" table:formula="of:=IF(OR([.AP104]&lt;85;([.AD104]+[.AE104])&gt;6;([.AG104]+[.AH104])&gt;6;([.AJ104]+[.AK104])&gt;6;[.Z104]&gt;6;([.AD104]+[.AE104]+[.AG104]+[.AH104]+[.AJ104]+[.AK104]+[.Z104])&gt;13;[.AA104]&gt;6;[.AB104]&lt;70;[.AC104]&lt;75);&quot;不合格&quot;;&quot;合格&quot;)" office:value-type="string" office:string-value="#VALUE!">
            <text:p>#VALUE!</text:p>
          </table:table-cell>
          <table:table-cell table:number-rows-spanned="2" table:style-name="ACE-573" table:content-validation-name="VAL-199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6" table:content-validation-name="VAL-34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04]*0.20000000000000001-[.AX104]*0.5-[.AY104]*0.20000000000000001-[.AZ104]*0.5-[.BA104]*1-[.BB104]*0.5-[.BC104]*0.20000000000000001-[.BD104]*0.20000000000000001-[.BE104]*0.20000000000000001-[.BF104]*0.5-[.BG104]*0.5-[.BH104]*1-[.BI104]*1-[.BJ104]*0.5" office:value-type="string" office:string-value="#VALUE!">
            <text:p>#VALUE!</text:p>
          </table:table-cell>
          <table:table-cell table:number-rows-spanned="2" table:style-name="ACE-329" table:formula="of:=IF(OR([.BK104]&lt;96;([.AW104]+[.AY104]+[.BC104]+[.BD104]+[.BE104])&gt;8;([.AX104]+[.AZ104]+[.BB104]+[.BF104]+[.BG104]+[.BJ104])&gt;6;([.AW104]+[.AX104]+[.AY104]+[.AZ104]+[.BA104]+[.BB104]+[.BC104]+[.BD104]+[.BE104]+[.BF104]+[.BG104]+[.BH104]+[.BI104]+[.BJ104])&gt;9);&quot;不合格&quot;;&quot;合格&quot;)" office:value-type="string" office:string-value="#VALUE!">
            <text:p>#VALUE!</text:p>
          </table:table-cell>
          <table:table-cell table:number-rows-spanned="2" table:style-name="ACE-277" table:content-validation-name="VAL-49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98 冯海梅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99 刘 敏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73" table:content-validation-name="VAL-5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06:.J107];&quot;&lt;&quot;&amp;[.$F$5])" office:value-type="float" office:value="0">
            <text:p>0</text:p>
          </table:table-cell>
          <table:table-cell table:number-rows-spanned="2" table:style-name="ACE-333" table:formula="of:=COUNTIF([.F106:.J107];&quot;&gt;&quot;&amp;[.$I$5])" office:value-type="float" office:value="0">
            <text:p>0</text:p>
          </table:table-cell>
          <table:table-cell table:number-rows-spanned="2" table:style-name="ACE-333" table:formula="of:=COUNTIF([.F106:.J107];&quot;&gt;=&quot;&amp;[.$F$5])-COUNTIF([.F106:.J107];&quot;&gt;&quot;&amp;[.$I$5])" office:value-type="float" office:value="0">
            <text:p>0</text:p>
          </table:table-cell>
          <table:table-cell table:number-rows-spanned="2" table:style-name="ACE-333" table:formula="of:=COUNTIF([.K106:.O107];&quot;&lt;&quot;&amp;[.$K$5])" office:value-type="float" office:value="0">
            <text:p>0</text:p>
          </table:table-cell>
          <table:table-cell table:number-rows-spanned="2" table:style-name="ACE-333" table:formula="of:=COUNTIF([.K106:.O107];&quot;&gt;&quot;&amp;[.$N$5])" office:value-type="float" office:value="0">
            <text:p>0</text:p>
          </table:table-cell>
          <table:table-cell table:number-rows-spanned="2" table:style-name="ACE-333" table:formula="of:=COUNTIF([.K106:.O107];&quot;&gt;=&quot;&amp;[.$K$5])-COUNTIF([.K106:.O107];&quot;&gt;&quot;&amp;[.$N$5])" office:value-type="float" office:value="0">
            <text:p>0</text:p>
          </table:table-cell>
          <table:table-cell table:number-rows-spanned="2" table:style-name="ACE-333" table:formula="of:=COUNTIF([.P106:.T107];&quot;&lt;&quot;&amp;[.$P$5])" office:value-type="float" office:value="0">
            <text:p>0</text:p>
          </table:table-cell>
          <table:table-cell table:number-rows-spanned="2" table:style-name="ACE-333" table:formula="of:=COUNTIF([.P106:.T107];&quot;&gt;&quot;&amp;[.$S$5])" office:value-type="float" office:value="0">
            <text:p>0</text:p>
          </table:table-cell>
          <table:table-cell table:number-rows-spanned="2" table:style-name="ACE-333" table:formula="of:=COUNTIF([.P106:.T107];&quot;&gt;=&quot;&amp;[.$P$5])-COUNTIF([.P106:.T107];&quot;&gt;&quot;&amp;[.$S$5])" office:value-type="float" office:value="0">
            <text:p>0</text:p>
          </table:table-cell>
          <table:table-cell table:number-rows-spanned="2" table:style-name="ACE-333" table:formula="of:=COUNTIF([.U106:.Y107];&quot;&lt;&quot;&amp;[.$U$5])" office:value-type="float" office:value="0">
            <text:p>0</text:p>
          </table:table-cell>
          <table:table-cell table:number-rows-spanned="2" table:style-name="ACE-333" table:formula="of:=COUNTIF([.U106:.Y107];&quot;&gt;&quot;&amp;[.$X$5])" office:value-type="float" office:value="0">
            <text:p>0</text:p>
          </table:table-cell>
          <table:table-cell table:number-rows-spanned="2" table:style-name="ACE-333" table:formula="of:=COUNTIF([.U106:.Y107];&quot;&gt;=&quot;&amp;[.$U$5])-COUNTIF([.U106:.Y107];&quot;&gt;&quot;&amp;[.$X$5])" office:value-type="float" office:value="0">
            <text:p>0</text:p>
          </table:table-cell>
          <table:table-cell table:number-rows-spanned="2" table:style-name="ACE-522" table:formula="of:=100-([.AD106]+[.AE106])*0.5-([.AG106]+[.AH106])*0.40000000000000002-([.AJ106]+[.AK106])*0.29999999999999999-[.Z106]*0.40000000000000002-[.AA106]*0.5-([.AM106]+[.AN106])*1+(IF([.AB106]=&quot;&quot;;&quot;&quot;;IF([.AB106]&lt;80;-4;IF([.AB106]&gt;=85;IF([.AB106]&lt;90;-1;0);-2))))+(IF([.AC106]=&quot;&quot;;&quot;&quot;;IF([.AC106]&lt;85;-5;IF([.AC106]&gt;=90;IF([.AC106]&lt;95;-2;0);-4))))" office:value-type="string" office:string-value="#VALUE!">
            <text:p>#VALUE!</text:p>
          </table:table-cell>
          <table:table-cell table:number-rows-spanned="2" table:style-name="ACE-523" table:formula="of:=IF(OR([.AP106]&lt;85;([.AD106]+[.AE106])&gt;6;([.AG106]+[.AH106])&gt;6;([.AJ106]+[.AK106])&gt;6;[.Z106]&gt;6;([.AD106]+[.AE106]+[.AG106]+[.AH106]+[.AJ106]+[.AK106]+[.Z106])&gt;13;[.AA106]&gt;6;[.AB106]&lt;70;[.AC106]&lt;75);&quot;不合格&quot;;&quot;合格&quot;)" office:value-type="string" office:string-value="#VALUE!">
            <text:p>#VALUE!</text:p>
          </table:table-cell>
          <table:table-cell table:number-rows-spanned="2" table:style-name="ACE-574" table:content-validation-name="VAL-200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5" table:content-validation-name="VAL-35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06]*0.20000000000000001-[.AX106]*0.5-[.AY106]*0.20000000000000001-[.AZ106]*0.5-[.BA106]*1-[.BB106]*0.5-[.BC106]*0.20000000000000001-[.BD106]*0.20000000000000001-[.BE106]*0.20000000000000001-[.BF106]*0.5-[.BG106]*0.5-[.BH106]*1-[.BI106]*1-[.BJ106]*0.5" office:value-type="string" office:string-value="#VALUE!">
            <text:p>#VALUE!</text:p>
          </table:table-cell>
          <table:table-cell table:number-rows-spanned="2" table:style-name="ACE-329" table:formula="of:=IF(OR([.BK106]&lt;96;([.AW106]+[.AY106]+[.BC106]+[.BD106]+[.BE106])&gt;8;([.AX106]+[.AZ106]+[.BB106]+[.BF106]+[.BG106]+[.BJ106])&gt;6;([.AW106]+[.AX106]+[.AY106]+[.AZ106]+[.BA106]+[.BB106]+[.BC106]+[.BD106]+[.BE106]+[.BF106]+[.BG106]+[.BH106]+[.BI106]+[.BJ106])&gt;9);&quot;不合格&quot;;&quot;合格&quot;)" office:value-type="string" office:string-value="#VALUE!">
            <text:p>#VALUE!</text:p>
          </table:table-cell>
          <table:table-cell table:number-rows-spanned="2" table:style-name="ACE-276" table:content-validation-name="VAL-50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100 刘诗秀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101 龙小琴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74" table:content-validation-name="VAL-5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08:.J109];&quot;&lt;&quot;&amp;[.$F$5])" office:value-type="float" office:value="0">
            <text:p>0</text:p>
          </table:table-cell>
          <table:table-cell table:number-rows-spanned="2" table:style-name="ACE-333" table:formula="of:=COUNTIF([.F108:.J109];&quot;&gt;&quot;&amp;[.$I$5])" office:value-type="float" office:value="0">
            <text:p>0</text:p>
          </table:table-cell>
          <table:table-cell table:number-rows-spanned="2" table:style-name="ACE-333" table:formula="of:=COUNTIF([.F108:.J109];&quot;&gt;=&quot;&amp;[.$F$5])-COUNTIF([.F108:.J109];&quot;&gt;&quot;&amp;[.$I$5])" office:value-type="float" office:value="0">
            <text:p>0</text:p>
          </table:table-cell>
          <table:table-cell table:number-rows-spanned="2" table:style-name="ACE-333" table:formula="of:=COUNTIF([.K108:.O109];&quot;&lt;&quot;&amp;[.$K$5])" office:value-type="float" office:value="0">
            <text:p>0</text:p>
          </table:table-cell>
          <table:table-cell table:number-rows-spanned="2" table:style-name="ACE-333" table:formula="of:=COUNTIF([.K108:.O109];&quot;&gt;&quot;&amp;[.$N$5])" office:value-type="float" office:value="0">
            <text:p>0</text:p>
          </table:table-cell>
          <table:table-cell table:number-rows-spanned="2" table:style-name="ACE-333" table:formula="of:=COUNTIF([.K108:.O109];&quot;&gt;=&quot;&amp;[.$K$5])-COUNTIF([.K108:.O109];&quot;&gt;&quot;&amp;[.$N$5])" office:value-type="float" office:value="0">
            <text:p>0</text:p>
          </table:table-cell>
          <table:table-cell table:number-rows-spanned="2" table:style-name="ACE-333" table:formula="of:=COUNTIF([.P108:.T109];&quot;&lt;&quot;&amp;[.$P$5])" office:value-type="float" office:value="0">
            <text:p>0</text:p>
          </table:table-cell>
          <table:table-cell table:number-rows-spanned="2" table:style-name="ACE-333" table:formula="of:=COUNTIF([.P108:.T109];&quot;&gt;&quot;&amp;[.$S$5])" office:value-type="float" office:value="0">
            <text:p>0</text:p>
          </table:table-cell>
          <table:table-cell table:number-rows-spanned="2" table:style-name="ACE-333" table:formula="of:=COUNTIF([.P108:.T109];&quot;&gt;=&quot;&amp;[.$P$5])-COUNTIF([.P108:.T109];&quot;&gt;&quot;&amp;[.$S$5])" office:value-type="float" office:value="0">
            <text:p>0</text:p>
          </table:table-cell>
          <table:table-cell table:number-rows-spanned="2" table:style-name="ACE-333" table:formula="of:=COUNTIF([.U108:.Y109];&quot;&lt;&quot;&amp;[.$U$5])" office:value-type="float" office:value="0">
            <text:p>0</text:p>
          </table:table-cell>
          <table:table-cell table:number-rows-spanned="2" table:style-name="ACE-333" table:formula="of:=COUNTIF([.U108:.Y109];&quot;&gt;&quot;&amp;[.$X$5])" office:value-type="float" office:value="0">
            <text:p>0</text:p>
          </table:table-cell>
          <table:table-cell table:number-rows-spanned="2" table:style-name="ACE-333" table:formula="of:=COUNTIF([.U108:.Y109];&quot;&gt;=&quot;&amp;[.$U$5])-COUNTIF([.U108:.Y109];&quot;&gt;&quot;&amp;[.$X$5])" office:value-type="float" office:value="0">
            <text:p>0</text:p>
          </table:table-cell>
          <table:table-cell table:number-rows-spanned="2" table:style-name="ACE-522" table:formula="of:=100-([.AD108]+[.AE108])*0.5-([.AG108]+[.AH108])*0.40000000000000002-([.AJ108]+[.AK108])*0.29999999999999999-[.Z108]*0.40000000000000002-[.AA108]*0.5-([.AM108]+[.AN108])*1+(IF([.AB108]=&quot;&quot;;&quot;&quot;;IF([.AB108]&lt;80;-4;IF([.AB108]&gt;=85;IF([.AB108]&lt;90;-1;0);-2))))+(IF([.AC108]=&quot;&quot;;&quot;&quot;;IF([.AC108]&lt;85;-5;IF([.AC108]&gt;=90;IF([.AC108]&lt;95;-2;0);-4))))" office:value-type="string" office:string-value="#VALUE!">
            <text:p>#VALUE!</text:p>
          </table:table-cell>
          <table:table-cell table:number-rows-spanned="2" table:style-name="ACE-523" table:formula="of:=IF(OR([.AP108]&lt;85;([.AD108]+[.AE108])&gt;6;([.AG108]+[.AH108])&gt;6;([.AJ108]+[.AK108])&gt;6;[.Z108]&gt;6;([.AD108]+[.AE108]+[.AG108]+[.AH108]+[.AJ108]+[.AK108]+[.Z108])&gt;13;[.AA108]&gt;6;[.AB108]&lt;70;[.AC108]&lt;75);&quot;不合格&quot;;&quot;合格&quot;)" office:value-type="string" office:string-value="#VALUE!">
            <text:p>#VALUE!</text:p>
          </table:table-cell>
          <table:table-cell table:number-rows-spanned="2" table:style-name="ACE-575" table:content-validation-name="VAL-201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4" table:content-validation-name="VAL-35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08]*0.20000000000000001-[.AX108]*0.5-[.AY108]*0.20000000000000001-[.AZ108]*0.5-[.BA108]*1-[.BB108]*0.5-[.BC108]*0.20000000000000001-[.BD108]*0.20000000000000001-[.BE108]*0.20000000000000001-[.BF108]*0.5-[.BG108]*0.5-[.BH108]*1-[.BI108]*1-[.BJ108]*0.5" office:value-type="string" office:string-value="#VALUE!">
            <text:p>#VALUE!</text:p>
          </table:table-cell>
          <table:table-cell table:number-rows-spanned="2" table:style-name="ACE-329" table:formula="of:=IF(OR([.BK108]&lt;96;([.AW108]+[.AY108]+[.BC108]+[.BD108]+[.BE108])&gt;8;([.AX108]+[.AZ108]+[.BB108]+[.BF108]+[.BG108]+[.BJ108])&gt;6;([.AW108]+[.AX108]+[.AY108]+[.AZ108]+[.BA108]+[.BB108]+[.BC108]+[.BD108]+[.BE108]+[.BF108]+[.BG108]+[.BH108]+[.BI108]+[.BJ108])&gt;9);&quot;不合格&quot;;&quot;合格&quot;)" office:value-type="string" office:string-value="#VALUE!">
            <text:p>#VALUE!</text:p>
          </table:table-cell>
          <table:table-cell table:number-rows-spanned="2" table:style-name="ACE-275" table:content-validation-name="VAL-50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102 张 静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93">
            <text:p>93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75" table:content-validation-name="VAL-5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10:.J111];&quot;&lt;&quot;&amp;[.$F$5])" office:value-type="float" office:value="0">
            <text:p>0</text:p>
          </table:table-cell>
          <table:table-cell table:number-rows-spanned="2" table:style-name="ACE-333" table:formula="of:=COUNTIF([.F110:.J111];&quot;&gt;&quot;&amp;[.$I$5])" office:value-type="float" office:value="0">
            <text:p>0</text:p>
          </table:table-cell>
          <table:table-cell table:number-rows-spanned="2" table:style-name="ACE-333" table:formula="of:=COUNTIF([.F110:.J111];&quot;&gt;=&quot;&amp;[.$F$5])-COUNTIF([.F110:.J111];&quot;&gt;&quot;&amp;[.$I$5])" office:value-type="float" office:value="0">
            <text:p>0</text:p>
          </table:table-cell>
          <table:table-cell table:number-rows-spanned="2" table:style-name="ACE-333" table:formula="of:=COUNTIF([.K110:.O111];&quot;&lt;&quot;&amp;[.$K$5])" office:value-type="float" office:value="0">
            <text:p>0</text:p>
          </table:table-cell>
          <table:table-cell table:number-rows-spanned="2" table:style-name="ACE-333" table:formula="of:=COUNTIF([.K110:.O111];&quot;&gt;&quot;&amp;[.$N$5])" office:value-type="float" office:value="0">
            <text:p>0</text:p>
          </table:table-cell>
          <table:table-cell table:number-rows-spanned="2" table:style-name="ACE-333" table:formula="of:=COUNTIF([.K110:.O111];&quot;&gt;=&quot;&amp;[.$K$5])-COUNTIF([.K110:.O111];&quot;&gt;&quot;&amp;[.$N$5])" office:value-type="float" office:value="0">
            <text:p>0</text:p>
          </table:table-cell>
          <table:table-cell table:number-rows-spanned="2" table:style-name="ACE-333" table:formula="of:=COUNTIF([.P110:.T111];&quot;&lt;&quot;&amp;[.$P$5])" office:value-type="float" office:value="0">
            <text:p>0</text:p>
          </table:table-cell>
          <table:table-cell table:number-rows-spanned="2" table:style-name="ACE-333" table:formula="of:=COUNTIF([.P110:.T111];&quot;&gt;&quot;&amp;[.$S$5])" office:value-type="float" office:value="0">
            <text:p>0</text:p>
          </table:table-cell>
          <table:table-cell table:number-rows-spanned="2" table:style-name="ACE-333" table:formula="of:=COUNTIF([.P110:.T111];&quot;&gt;=&quot;&amp;[.$P$5])-COUNTIF([.P110:.T111];&quot;&gt;&quot;&amp;[.$S$5])" office:value-type="float" office:value="0">
            <text:p>0</text:p>
          </table:table-cell>
          <table:table-cell table:number-rows-spanned="2" table:style-name="ACE-333" table:formula="of:=COUNTIF([.U110:.Y111];&quot;&lt;&quot;&amp;[.$U$5])" office:value-type="float" office:value="0">
            <text:p>0</text:p>
          </table:table-cell>
          <table:table-cell table:number-rows-spanned="2" table:style-name="ACE-333" table:formula="of:=COUNTIF([.U110:.Y111];&quot;&gt;&quot;&amp;[.$X$5])" office:value-type="float" office:value="0">
            <text:p>0</text:p>
          </table:table-cell>
          <table:table-cell table:number-rows-spanned="2" table:style-name="ACE-333" table:formula="of:=COUNTIF([.U110:.Y111];&quot;&gt;=&quot;&amp;[.$U$5])-COUNTIF([.U110:.Y111];&quot;&gt;&quot;&amp;[.$X$5])" office:value-type="float" office:value="0">
            <text:p>0</text:p>
          </table:table-cell>
          <table:table-cell table:number-rows-spanned="2" table:style-name="ACE-522" table:formula="of:=100-([.AD110]+[.AE110])*0.5-([.AG110]+[.AH110])*0.40000000000000002-([.AJ110]+[.AK110])*0.29999999999999999-[.Z110]*0.40000000000000002-[.AA110]*0.5-([.AM110]+[.AN110])*1+(IF([.AB110]=&quot;&quot;;&quot;&quot;;IF([.AB110]&lt;80;-4;IF([.AB110]&gt;=85;IF([.AB110]&lt;90;-1;0);-2))))+(IF([.AC110]=&quot;&quot;;&quot;&quot;;IF([.AC110]&lt;85;-5;IF([.AC110]&gt;=90;IF([.AC110]&lt;95;-2;0);-4))))" office:value-type="string" office:string-value="#VALUE!">
            <text:p>#VALUE!</text:p>
          </table:table-cell>
          <table:table-cell table:number-rows-spanned="2" table:style-name="ACE-523" table:formula="of:=IF(OR([.AP110]&lt;85;([.AD110]+[.AE110])&gt;6;([.AG110]+[.AH110])&gt;6;([.AJ110]+[.AK110])&gt;6;[.Z110]&gt;6;([.AD110]+[.AE110]+[.AG110]+[.AH110]+[.AJ110]+[.AK110]+[.Z110])&gt;13;[.AA110]&gt;6;[.AB110]&lt;70;[.AC110]&lt;75);&quot;不合格&quot;;&quot;合格&quot;)" office:value-type="string" office:string-value="#VALUE!">
            <text:p>#VALUE!</text:p>
          </table:table-cell>
          <table:table-cell table:number-rows-spanned="2" table:style-name="ACE-576" table:content-validation-name="VAL-202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3" table:content-validation-name="VAL-35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10]*0.20000000000000001-[.AX110]*0.5-[.AY110]*0.20000000000000001-[.AZ110]*0.5-[.BA110]*1-[.BB110]*0.5-[.BC110]*0.20000000000000001-[.BD110]*0.20000000000000001-[.BE110]*0.20000000000000001-[.BF110]*0.5-[.BG110]*0.5-[.BH110]*1-[.BI110]*1-[.BJ110]*0.5" office:value-type="string" office:string-value="#VALUE!">
            <text:p>#VALUE!</text:p>
          </table:table-cell>
          <table:table-cell table:number-rows-spanned="2" table:style-name="ACE-329" table:formula="of:=IF(OR([.BK110]&lt;96;([.AW110]+[.AY110]+[.BC110]+[.BD110]+[.BE110])&gt;8;([.AX110]+[.AZ110]+[.BB110]+[.BF110]+[.BG110]+[.BJ110])&gt;6;([.AW110]+[.AX110]+[.AY110]+[.AZ110]+[.BA110]+[.BB110]+[.BC110]+[.BD110]+[.BE110]+[.BF110]+[.BG110]+[.BH110]+[.BI110]+[.BJ110])&gt;9);&quot;不合格&quot;;&quot;合格&quot;)" office:value-type="string" office:string-value="#VALUE!">
            <text:p>#VALUE!</text:p>
          </table:table-cell>
          <table:table-cell table:number-rows-spanned="2" table:style-name="ACE-274" table:content-validation-name="VAL-50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94">
            <text:p>94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95">
            <text:p>95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76" table:content-validation-name="VAL-5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12:.J113];&quot;&lt;&quot;&amp;[.$F$5])" office:value-type="float" office:value="0">
            <text:p>0</text:p>
          </table:table-cell>
          <table:table-cell table:number-rows-spanned="2" table:style-name="ACE-333" table:formula="of:=COUNTIF([.F112:.J113];&quot;&gt;&quot;&amp;[.$I$5])" office:value-type="float" office:value="0">
            <text:p>0</text:p>
          </table:table-cell>
          <table:table-cell table:number-rows-spanned="2" table:style-name="ACE-333" table:formula="of:=COUNTIF([.F112:.J113];&quot;&gt;=&quot;&amp;[.$F$5])-COUNTIF([.F112:.J113];&quot;&gt;&quot;&amp;[.$I$5])" office:value-type="float" office:value="0">
            <text:p>0</text:p>
          </table:table-cell>
          <table:table-cell table:number-rows-spanned="2" table:style-name="ACE-333" table:formula="of:=COUNTIF([.K112:.O113];&quot;&lt;&quot;&amp;[.$K$5])" office:value-type="float" office:value="0">
            <text:p>0</text:p>
          </table:table-cell>
          <table:table-cell table:number-rows-spanned="2" table:style-name="ACE-333" table:formula="of:=COUNTIF([.K112:.O113];&quot;&gt;&quot;&amp;[.$N$5])" office:value-type="float" office:value="0">
            <text:p>0</text:p>
          </table:table-cell>
          <table:table-cell table:number-rows-spanned="2" table:style-name="ACE-333" table:formula="of:=COUNTIF([.K112:.O113];&quot;&gt;=&quot;&amp;[.$K$5])-COUNTIF([.K112:.O113];&quot;&gt;&quot;&amp;[.$N$5])" office:value-type="float" office:value="0">
            <text:p>0</text:p>
          </table:table-cell>
          <table:table-cell table:number-rows-spanned="2" table:style-name="ACE-333" table:formula="of:=COUNTIF([.P112:.T113];&quot;&lt;&quot;&amp;[.$P$5])" office:value-type="float" office:value="0">
            <text:p>0</text:p>
          </table:table-cell>
          <table:table-cell table:number-rows-spanned="2" table:style-name="ACE-333" table:formula="of:=COUNTIF([.P112:.T113];&quot;&gt;&quot;&amp;[.$S$5])" office:value-type="float" office:value="0">
            <text:p>0</text:p>
          </table:table-cell>
          <table:table-cell table:number-rows-spanned="2" table:style-name="ACE-333" table:formula="of:=COUNTIF([.P112:.T113];&quot;&gt;=&quot;&amp;[.$P$5])-COUNTIF([.P112:.T113];&quot;&gt;&quot;&amp;[.$S$5])" office:value-type="float" office:value="0">
            <text:p>0</text:p>
          </table:table-cell>
          <table:table-cell table:number-rows-spanned="2" table:style-name="ACE-333" table:formula="of:=COUNTIF([.U112:.Y113];&quot;&lt;&quot;&amp;[.$U$5])" office:value-type="float" office:value="0">
            <text:p>0</text:p>
          </table:table-cell>
          <table:table-cell table:number-rows-spanned="2" table:style-name="ACE-333" table:formula="of:=COUNTIF([.U112:.Y113];&quot;&gt;&quot;&amp;[.$X$5])" office:value-type="float" office:value="0">
            <text:p>0</text:p>
          </table:table-cell>
          <table:table-cell table:number-rows-spanned="2" table:style-name="ACE-333" table:formula="of:=COUNTIF([.U112:.Y113];&quot;&gt;=&quot;&amp;[.$U$5])-COUNTIF([.U112:.Y113];&quot;&gt;&quot;&amp;[.$X$5])" office:value-type="float" office:value="0">
            <text:p>0</text:p>
          </table:table-cell>
          <table:table-cell table:number-rows-spanned="2" table:style-name="ACE-522" table:formula="of:=100-([.AD112]+[.AE112])*0.5-([.AG112]+[.AH112])*0.40000000000000002-([.AJ112]+[.AK112])*0.29999999999999999-[.Z112]*0.40000000000000002-[.AA112]*0.5-([.AM112]+[.AN112])*1+(IF([.AB112]=&quot;&quot;;&quot;&quot;;IF([.AB112]&lt;80;-4;IF([.AB112]&gt;=85;IF([.AB112]&lt;90;-1;0);-2))))+(IF([.AC112]=&quot;&quot;;&quot;&quot;;IF([.AC112]&lt;85;-5;IF([.AC112]&gt;=90;IF([.AC112]&lt;95;-2;0);-4))))" office:value-type="string" office:string-value="#VALUE!">
            <text:p>#VALUE!</text:p>
          </table:table-cell>
          <table:table-cell table:number-rows-spanned="2" table:style-name="ACE-523" table:formula="of:=IF(OR([.AP112]&lt;85;([.AD112]+[.AE112])&gt;6;([.AG112]+[.AH112])&gt;6;([.AJ112]+[.AK112])&gt;6;[.Z112]&gt;6;([.AD112]+[.AE112]+[.AG112]+[.AH112]+[.AJ112]+[.AK112]+[.Z112])&gt;13;[.AA112]&gt;6;[.AB112]&lt;70;[.AC112]&lt;75);&quot;不合格&quot;;&quot;合格&quot;)" office:value-type="string" office:string-value="#VALUE!">
            <text:p>#VALUE!</text:p>
          </table:table-cell>
          <table:table-cell table:number-rows-spanned="2" table:style-name="ACE-577" table:content-validation-name="VAL-203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2" table:content-validation-name="VAL-35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12]*0.20000000000000001-[.AX112]*0.5-[.AY112]*0.20000000000000001-[.AZ112]*0.5-[.BA112]*1-[.BB112]*0.5-[.BC112]*0.20000000000000001-[.BD112]*0.20000000000000001-[.BE112]*0.20000000000000001-[.BF112]*0.5-[.BG112]*0.5-[.BH112]*1-[.BI112]*1-[.BJ112]*0.5" office:value-type="string" office:string-value="#VALUE!">
            <text:p>#VALUE!</text:p>
          </table:table-cell>
          <table:table-cell table:number-rows-spanned="2" table:style-name="ACE-329" table:formula="of:=IF(OR([.BK112]&lt;96;([.AW112]+[.AY112]+[.BC112]+[.BD112]+[.BE112])&gt;8;([.AX112]+[.AZ112]+[.BB112]+[.BF112]+[.BG112]+[.BJ112])&gt;6;([.AW112]+[.AX112]+[.AY112]+[.AZ112]+[.BA112]+[.BB112]+[.BC112]+[.BD112]+[.BE112]+[.BF112]+[.BG112]+[.BH112]+[.BI112]+[.BJ112])&gt;9);&quot;不合格&quot;;&quot;合格&quot;)" office:value-type="string" office:string-value="#VALUE!">
            <text:p>#VALUE!</text:p>
          </table:table-cell>
          <table:table-cell table:number-rows-spanned="2" table:style-name="ACE-273" table:content-validation-name="VAL-50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96">
            <text:p>96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97">
            <text:p>97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77" table:content-validation-name="VAL-5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14:.J115];&quot;&lt;&quot;&amp;[.$F$5])" office:value-type="float" office:value="0">
            <text:p>0</text:p>
          </table:table-cell>
          <table:table-cell table:number-rows-spanned="2" table:style-name="ACE-333" table:formula="of:=COUNTIF([.F114:.J115];&quot;&gt;&quot;&amp;[.$I$5])" office:value-type="float" office:value="0">
            <text:p>0</text:p>
          </table:table-cell>
          <table:table-cell table:number-rows-spanned="2" table:style-name="ACE-333" table:formula="of:=COUNTIF([.F114:.J115];&quot;&gt;=&quot;&amp;[.$F$5])-COUNTIF([.F114:.J115];&quot;&gt;&quot;&amp;[.$I$5])" office:value-type="float" office:value="0">
            <text:p>0</text:p>
          </table:table-cell>
          <table:table-cell table:number-rows-spanned="2" table:style-name="ACE-333" table:formula="of:=COUNTIF([.K114:.O115];&quot;&lt;&quot;&amp;[.$K$5])" office:value-type="float" office:value="0">
            <text:p>0</text:p>
          </table:table-cell>
          <table:table-cell table:number-rows-spanned="2" table:style-name="ACE-333" table:formula="of:=COUNTIF([.K114:.O115];&quot;&gt;&quot;&amp;[.$N$5])" office:value-type="float" office:value="0">
            <text:p>0</text:p>
          </table:table-cell>
          <table:table-cell table:number-rows-spanned="2" table:style-name="ACE-333" table:formula="of:=COUNTIF([.K114:.O115];&quot;&gt;=&quot;&amp;[.$K$5])-COUNTIF([.K114:.O115];&quot;&gt;&quot;&amp;[.$N$5])" office:value-type="float" office:value="0">
            <text:p>0</text:p>
          </table:table-cell>
          <table:table-cell table:number-rows-spanned="2" table:style-name="ACE-333" table:formula="of:=COUNTIF([.P114:.T115];&quot;&lt;&quot;&amp;[.$P$5])" office:value-type="float" office:value="0">
            <text:p>0</text:p>
          </table:table-cell>
          <table:table-cell table:number-rows-spanned="2" table:style-name="ACE-333" table:formula="of:=COUNTIF([.P114:.T115];&quot;&gt;&quot;&amp;[.$S$5])" office:value-type="float" office:value="0">
            <text:p>0</text:p>
          </table:table-cell>
          <table:table-cell table:number-rows-spanned="2" table:style-name="ACE-333" table:formula="of:=COUNTIF([.P114:.T115];&quot;&gt;=&quot;&amp;[.$P$5])-COUNTIF([.P114:.T115];&quot;&gt;&quot;&amp;[.$S$5])" office:value-type="float" office:value="0">
            <text:p>0</text:p>
          </table:table-cell>
          <table:table-cell table:number-rows-spanned="2" table:style-name="ACE-333" table:formula="of:=COUNTIF([.U114:.Y115];&quot;&lt;&quot;&amp;[.$U$5])" office:value-type="float" office:value="0">
            <text:p>0</text:p>
          </table:table-cell>
          <table:table-cell table:number-rows-spanned="2" table:style-name="ACE-333" table:formula="of:=COUNTIF([.U114:.Y115];&quot;&gt;&quot;&amp;[.$X$5])" office:value-type="float" office:value="0">
            <text:p>0</text:p>
          </table:table-cell>
          <table:table-cell table:number-rows-spanned="2" table:style-name="ACE-333" table:formula="of:=COUNTIF([.U114:.Y115];&quot;&gt;=&quot;&amp;[.$U$5])-COUNTIF([.U114:.Y115];&quot;&gt;&quot;&amp;[.$X$5])" office:value-type="float" office:value="0">
            <text:p>0</text:p>
          </table:table-cell>
          <table:table-cell table:number-rows-spanned="2" table:style-name="ACE-522" table:formula="of:=100-([.AD114]+[.AE114])*0.5-([.AG114]+[.AH114])*0.40000000000000002-([.AJ114]+[.AK114])*0.29999999999999999-[.Z114]*0.40000000000000002-[.AA114]*0.5-([.AM114]+[.AN114])*1+(IF([.AB114]=&quot;&quot;;&quot;&quot;;IF([.AB114]&lt;80;-4;IF([.AB114]&gt;=85;IF([.AB114]&lt;90;-1;0);-2))))+(IF([.AC114]=&quot;&quot;;&quot;&quot;;IF([.AC114]&lt;85;-5;IF([.AC114]&gt;=90;IF([.AC114]&lt;95;-2;0);-4))))" office:value-type="string" office:string-value="#VALUE!">
            <text:p>#VALUE!</text:p>
          </table:table-cell>
          <table:table-cell table:number-rows-spanned="2" table:style-name="ACE-523" table:formula="of:=IF(OR([.AP114]&lt;85;([.AD114]+[.AE114])&gt;6;([.AG114]+[.AH114])&gt;6;([.AJ114]+[.AK114])&gt;6;[.Z114]&gt;6;([.AD114]+[.AE114]+[.AG114]+[.AH114]+[.AJ114]+[.AK114]+[.Z114])&gt;13;[.AA114]&gt;6;[.AB114]&lt;70;[.AC114]&lt;75);&quot;不合格&quot;;&quot;合格&quot;)" office:value-type="string" office:string-value="#VALUE!">
            <text:p>#VALUE!</text:p>
          </table:table-cell>
          <table:table-cell table:number-rows-spanned="2" table:style-name="ACE-578" table:content-validation-name="VAL-204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1" table:content-validation-name="VAL-35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14]*0.20000000000000001-[.AX114]*0.5-[.AY114]*0.20000000000000001-[.AZ114]*0.5-[.BA114]*1-[.BB114]*0.5-[.BC114]*0.20000000000000001-[.BD114]*0.20000000000000001-[.BE114]*0.20000000000000001-[.BF114]*0.5-[.BG114]*0.5-[.BH114]*1-[.BI114]*1-[.BJ114]*0.5" office:value-type="string" office:string-value="#VALUE!">
            <text:p>#VALUE!</text:p>
          </table:table-cell>
          <table:table-cell table:number-rows-spanned="2" table:style-name="ACE-329" table:formula="of:=IF(OR([.BK114]&lt;96;([.AW114]+[.AY114]+[.BC114]+[.BD114]+[.BE114])&gt;8;([.AX114]+[.AZ114]+[.BB114]+[.BF114]+[.BG114]+[.BJ114])&gt;6;([.AW114]+[.AX114]+[.AY114]+[.AZ114]+[.BA114]+[.BB114]+[.BC114]+[.BD114]+[.BE114]+[.BF114]+[.BG114]+[.BH114]+[.BI114]+[.BJ114])&gt;9);&quot;不合格&quot;;&quot;合格&quot;)" office:value-type="string" office:string-value="#VALUE!">
            <text:p>#VALUE!</text:p>
          </table:table-cell>
          <table:table-cell table:number-rows-spanned="2" table:style-name="ACE-272" table:content-validation-name="VAL-50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98">
            <text:p>98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99">
            <text:p>99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78" table:content-validation-name="VAL-5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16:.J117];&quot;&lt;&quot;&amp;[.$F$5])" office:value-type="float" office:value="0">
            <text:p>0</text:p>
          </table:table-cell>
          <table:table-cell table:number-rows-spanned="2" table:style-name="ACE-333" table:formula="of:=COUNTIF([.F116:.J117];&quot;&gt;&quot;&amp;[.$I$5])" office:value-type="float" office:value="0">
            <text:p>0</text:p>
          </table:table-cell>
          <table:table-cell table:number-rows-spanned="2" table:style-name="ACE-333" table:formula="of:=COUNTIF([.F116:.J117];&quot;&gt;=&quot;&amp;[.$F$5])-COUNTIF([.F116:.J117];&quot;&gt;&quot;&amp;[.$I$5])" office:value-type="float" office:value="0">
            <text:p>0</text:p>
          </table:table-cell>
          <table:table-cell table:number-rows-spanned="2" table:style-name="ACE-333" table:formula="of:=COUNTIF([.K116:.O117];&quot;&lt;&quot;&amp;[.$K$5])" office:value-type="float" office:value="0">
            <text:p>0</text:p>
          </table:table-cell>
          <table:table-cell table:number-rows-spanned="2" table:style-name="ACE-333" table:formula="of:=COUNTIF([.K116:.O117];&quot;&gt;&quot;&amp;[.$N$5])" office:value-type="float" office:value="0">
            <text:p>0</text:p>
          </table:table-cell>
          <table:table-cell table:number-rows-spanned="2" table:style-name="ACE-333" table:formula="of:=COUNTIF([.K116:.O117];&quot;&gt;=&quot;&amp;[.$K$5])-COUNTIF([.K116:.O117];&quot;&gt;&quot;&amp;[.$N$5])" office:value-type="float" office:value="0">
            <text:p>0</text:p>
          </table:table-cell>
          <table:table-cell table:number-rows-spanned="2" table:style-name="ACE-333" table:formula="of:=COUNTIF([.P116:.T117];&quot;&lt;&quot;&amp;[.$P$5])" office:value-type="float" office:value="0">
            <text:p>0</text:p>
          </table:table-cell>
          <table:table-cell table:number-rows-spanned="2" table:style-name="ACE-333" table:formula="of:=COUNTIF([.P116:.T117];&quot;&gt;&quot;&amp;[.$S$5])" office:value-type="float" office:value="0">
            <text:p>0</text:p>
          </table:table-cell>
          <table:table-cell table:number-rows-spanned="2" table:style-name="ACE-333" table:formula="of:=COUNTIF([.P116:.T117];&quot;&gt;=&quot;&amp;[.$P$5])-COUNTIF([.P116:.T117];&quot;&gt;&quot;&amp;[.$S$5])" office:value-type="float" office:value="0">
            <text:p>0</text:p>
          </table:table-cell>
          <table:table-cell table:number-rows-spanned="2" table:style-name="ACE-333" table:formula="of:=COUNTIF([.U116:.Y117];&quot;&lt;&quot;&amp;[.$U$5])" office:value-type="float" office:value="0">
            <text:p>0</text:p>
          </table:table-cell>
          <table:table-cell table:number-rows-spanned="2" table:style-name="ACE-333" table:formula="of:=COUNTIF([.U116:.Y117];&quot;&gt;&quot;&amp;[.$X$5])" office:value-type="float" office:value="0">
            <text:p>0</text:p>
          </table:table-cell>
          <table:table-cell table:number-rows-spanned="2" table:style-name="ACE-333" table:formula="of:=COUNTIF([.U116:.Y117];&quot;&gt;=&quot;&amp;[.$U$5])-COUNTIF([.U116:.Y117];&quot;&gt;&quot;&amp;[.$X$5])" office:value-type="float" office:value="0">
            <text:p>0</text:p>
          </table:table-cell>
          <table:table-cell table:number-rows-spanned="2" table:style-name="ACE-522" table:formula="of:=100-([.AD116]+[.AE116])*0.5-([.AG116]+[.AH116])*0.40000000000000002-([.AJ116]+[.AK116])*0.29999999999999999-[.Z116]*0.40000000000000002-[.AA116]*0.5-([.AM116]+[.AN116])*1+(IF([.AB116]=&quot;&quot;;&quot;&quot;;IF([.AB116]&lt;80;-4;IF([.AB116]&gt;=85;IF([.AB116]&lt;90;-1;0);-2))))+(IF([.AC116]=&quot;&quot;;&quot;&quot;;IF([.AC116]&lt;85;-5;IF([.AC116]&gt;=90;IF([.AC116]&lt;95;-2;0);-4))))" office:value-type="string" office:string-value="#VALUE!">
            <text:p>#VALUE!</text:p>
          </table:table-cell>
          <table:table-cell table:number-rows-spanned="2" table:style-name="ACE-523" table:formula="of:=IF(OR([.AP116]&lt;85;([.AD116]+[.AE116])&gt;6;([.AG116]+[.AH116])&gt;6;([.AJ116]+[.AK116])&gt;6;[.Z116]&gt;6;([.AD116]+[.AE116]+[.AG116]+[.AH116]+[.AJ116]+[.AK116]+[.Z116])&gt;13;[.AA116]&gt;6;[.AB116]&lt;70;[.AC116]&lt;75);&quot;不合格&quot;;&quot;合格&quot;)" office:value-type="string" office:string-value="#VALUE!">
            <text:p>#VALUE!</text:p>
          </table:table-cell>
          <table:table-cell table:number-rows-spanned="2" table:style-name="ACE-579" table:content-validation-name="VAL-205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0" table:content-validation-name="VAL-35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16]*0.20000000000000001-[.AX116]*0.5-[.AY116]*0.20000000000000001-[.AZ116]*0.5-[.BA116]*1-[.BB116]*0.5-[.BC116]*0.20000000000000001-[.BD116]*0.20000000000000001-[.BE116]*0.20000000000000001-[.BF116]*0.5-[.BG116]*0.5-[.BH116]*1-[.BI116]*1-[.BJ116]*0.5" office:value-type="string" office:string-value="#VALUE!">
            <text:p>#VALUE!</text:p>
          </table:table-cell>
          <table:table-cell table:number-rows-spanned="2" table:style-name="ACE-329" table:formula="of:=IF(OR([.BK116]&lt;96;([.AW116]+[.AY116]+[.BC116]+[.BD116]+[.BE116])&gt;8;([.AX116]+[.AZ116]+[.BB116]+[.BF116]+[.BG116]+[.BJ116])&gt;6;([.AW116]+[.AX116]+[.AY116]+[.AZ116]+[.BA116]+[.BB116]+[.BC116]+[.BD116]+[.BE116]+[.BF116]+[.BG116]+[.BH116]+[.BI116]+[.BJ116])&gt;9);&quot;不合格&quot;;&quot;合格&quot;)" office:value-type="string" office:string-value="#VALUE!">
            <text:p>#VALUE!</text:p>
          </table:table-cell>
          <table:table-cell table:number-rows-spanned="2" table:style-name="ACE-271" table:content-validation-name="VAL-50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00">
            <text:p>100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101">
            <text:p>101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79" table:content-validation-name="VAL-5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18:.J119];&quot;&lt;&quot;&amp;[.$F$5])" office:value-type="float" office:value="0">
            <text:p>0</text:p>
          </table:table-cell>
          <table:table-cell table:number-rows-spanned="2" table:style-name="ACE-333" table:formula="of:=COUNTIF([.F118:.J119];&quot;&gt;&quot;&amp;[.$I$5])" office:value-type="float" office:value="0">
            <text:p>0</text:p>
          </table:table-cell>
          <table:table-cell table:number-rows-spanned="2" table:style-name="ACE-333" table:formula="of:=COUNTIF([.F118:.J119];&quot;&gt;=&quot;&amp;[.$F$5])-COUNTIF([.F118:.J119];&quot;&gt;&quot;&amp;[.$I$5])" office:value-type="float" office:value="0">
            <text:p>0</text:p>
          </table:table-cell>
          <table:table-cell table:number-rows-spanned="2" table:style-name="ACE-333" table:formula="of:=COUNTIF([.K118:.O119];&quot;&lt;&quot;&amp;[.$K$5])" office:value-type="float" office:value="0">
            <text:p>0</text:p>
          </table:table-cell>
          <table:table-cell table:number-rows-spanned="2" table:style-name="ACE-333" table:formula="of:=COUNTIF([.K118:.O119];&quot;&gt;&quot;&amp;[.$N$5])" office:value-type="float" office:value="0">
            <text:p>0</text:p>
          </table:table-cell>
          <table:table-cell table:number-rows-spanned="2" table:style-name="ACE-333" table:formula="of:=COUNTIF([.K118:.O119];&quot;&gt;=&quot;&amp;[.$K$5])-COUNTIF([.K118:.O119];&quot;&gt;&quot;&amp;[.$N$5])" office:value-type="float" office:value="0">
            <text:p>0</text:p>
          </table:table-cell>
          <table:table-cell table:number-rows-spanned="2" table:style-name="ACE-333" table:formula="of:=COUNTIF([.P118:.T119];&quot;&lt;&quot;&amp;[.$P$5])" office:value-type="float" office:value="0">
            <text:p>0</text:p>
          </table:table-cell>
          <table:table-cell table:number-rows-spanned="2" table:style-name="ACE-333" table:formula="of:=COUNTIF([.P118:.T119];&quot;&gt;&quot;&amp;[.$S$5])" office:value-type="float" office:value="0">
            <text:p>0</text:p>
          </table:table-cell>
          <table:table-cell table:number-rows-spanned="2" table:style-name="ACE-333" table:formula="of:=COUNTIF([.P118:.T119];&quot;&gt;=&quot;&amp;[.$P$5])-COUNTIF([.P118:.T119];&quot;&gt;&quot;&amp;[.$S$5])" office:value-type="float" office:value="0">
            <text:p>0</text:p>
          </table:table-cell>
          <table:table-cell table:number-rows-spanned="2" table:style-name="ACE-333" table:formula="of:=COUNTIF([.U118:.Y119];&quot;&lt;&quot;&amp;[.$U$5])" office:value-type="float" office:value="0">
            <text:p>0</text:p>
          </table:table-cell>
          <table:table-cell table:number-rows-spanned="2" table:style-name="ACE-333" table:formula="of:=COUNTIF([.U118:.Y119];&quot;&gt;&quot;&amp;[.$X$5])" office:value-type="float" office:value="0">
            <text:p>0</text:p>
          </table:table-cell>
          <table:table-cell table:number-rows-spanned="2" table:style-name="ACE-333" table:formula="of:=COUNTIF([.U118:.Y119];&quot;&gt;=&quot;&amp;[.$U$5])-COUNTIF([.U118:.Y119];&quot;&gt;&quot;&amp;[.$X$5])" office:value-type="float" office:value="0">
            <text:p>0</text:p>
          </table:table-cell>
          <table:table-cell table:number-rows-spanned="2" table:style-name="ACE-522" table:formula="of:=100-([.AD118]+[.AE118])*0.5-([.AG118]+[.AH118])*0.40000000000000002-([.AJ118]+[.AK118])*0.29999999999999999-[.Z118]*0.40000000000000002-[.AA118]*0.5-([.AM118]+[.AN118])*1+(IF([.AB118]=&quot;&quot;;&quot;&quot;;IF([.AB118]&lt;80;-4;IF([.AB118]&gt;=85;IF([.AB118]&lt;90;-1;0);-2))))+(IF([.AC118]=&quot;&quot;;&quot;&quot;;IF([.AC118]&lt;85;-5;IF([.AC118]&gt;=90;IF([.AC118]&lt;95;-2;0);-4))))" office:value-type="string" office:string-value="#VALUE!">
            <text:p>#VALUE!</text:p>
          </table:table-cell>
          <table:table-cell table:number-rows-spanned="2" table:style-name="ACE-523" table:formula="of:=IF(OR([.AP118]&lt;85;([.AD118]+[.AE118])&gt;6;([.AG118]+[.AH118])&gt;6;([.AJ118]+[.AK118])&gt;6;[.Z118]&gt;6;([.AD118]+[.AE118]+[.AG118]+[.AH118]+[.AJ118]+[.AK118]+[.Z118])&gt;13;[.AA118]&gt;6;[.AB118]&lt;70;[.AC118]&lt;75);&quot;不合格&quot;;&quot;合格&quot;)" office:value-type="string" office:string-value="#VALUE!">
            <text:p>#VALUE!</text:p>
          </table:table-cell>
          <table:table-cell table:number-rows-spanned="2" table:style-name="ACE-580" table:content-validation-name="VAL-206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29" table:content-validation-name="VAL-35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18]*0.20000000000000001-[.AX118]*0.5-[.AY118]*0.20000000000000001-[.AZ118]*0.5-[.BA118]*1-[.BB118]*0.5-[.BC118]*0.20000000000000001-[.BD118]*0.20000000000000001-[.BE118]*0.20000000000000001-[.BF118]*0.5-[.BG118]*0.5-[.BH118]*1-[.BI118]*1-[.BJ118]*0.5" office:value-type="string" office:string-value="#VALUE!">
            <text:p>#VALUE!</text:p>
          </table:table-cell>
          <table:table-cell table:number-rows-spanned="2" table:style-name="ACE-329" table:formula="of:=IF(OR([.BK118]&lt;96;([.AW118]+[.AY118]+[.BC118]+[.BD118]+[.BE118])&gt;8;([.AX118]+[.AZ118]+[.BB118]+[.BF118]+[.BG118]+[.BJ118])&gt;6;([.AW118]+[.AX118]+[.AY118]+[.AZ118]+[.BA118]+[.BB118]+[.BC118]+[.BD118]+[.BE118]+[.BF118]+[.BG118]+[.BH118]+[.BI118]+[.BJ118])&gt;9);&quot;不合格&quot;;&quot;合格&quot;)" office:value-type="string" office:string-value="#VALUE!">
            <text:p>#VALUE!</text:p>
          </table:table-cell>
          <table:table-cell table:number-rows-spanned="2" table:style-name="ACE-270" table:content-validation-name="VAL-50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02">
            <text:p>102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103">
            <text:p>103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80" table:content-validation-name="VAL-5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20:.J121];&quot;&lt;&quot;&amp;[.$F$5])" office:value-type="float" office:value="0">
            <text:p>0</text:p>
          </table:table-cell>
          <table:table-cell table:number-rows-spanned="2" table:style-name="ACE-333" table:formula="of:=COUNTIF([.F120:.J121];&quot;&gt;&quot;&amp;[.$I$5])" office:value-type="float" office:value="0">
            <text:p>0</text:p>
          </table:table-cell>
          <table:table-cell table:number-rows-spanned="2" table:style-name="ACE-333" table:formula="of:=COUNTIF([.F120:.J121];&quot;&gt;=&quot;&amp;[.$F$5])-COUNTIF([.F120:.J121];&quot;&gt;&quot;&amp;[.$I$5])" office:value-type="float" office:value="0">
            <text:p>0</text:p>
          </table:table-cell>
          <table:table-cell table:number-rows-spanned="2" table:style-name="ACE-333" table:formula="of:=COUNTIF([.K120:.O121];&quot;&lt;&quot;&amp;[.$K$5])" office:value-type="float" office:value="0">
            <text:p>0</text:p>
          </table:table-cell>
          <table:table-cell table:number-rows-spanned="2" table:style-name="ACE-333" table:formula="of:=COUNTIF([.K120:.O121];&quot;&gt;&quot;&amp;[.$N$5])" office:value-type="float" office:value="0">
            <text:p>0</text:p>
          </table:table-cell>
          <table:table-cell table:number-rows-spanned="2" table:style-name="ACE-333" table:formula="of:=COUNTIF([.K120:.O121];&quot;&gt;=&quot;&amp;[.$K$5])-COUNTIF([.K120:.O121];&quot;&gt;&quot;&amp;[.$N$5])" office:value-type="float" office:value="0">
            <text:p>0</text:p>
          </table:table-cell>
          <table:table-cell table:number-rows-spanned="2" table:style-name="ACE-333" table:formula="of:=COUNTIF([.P120:.T121];&quot;&lt;&quot;&amp;[.$P$5])" office:value-type="float" office:value="0">
            <text:p>0</text:p>
          </table:table-cell>
          <table:table-cell table:number-rows-spanned="2" table:style-name="ACE-333" table:formula="of:=COUNTIF([.P120:.T121];&quot;&gt;&quot;&amp;[.$S$5])" office:value-type="float" office:value="0">
            <text:p>0</text:p>
          </table:table-cell>
          <table:table-cell table:number-rows-spanned="2" table:style-name="ACE-333" table:formula="of:=COUNTIF([.P120:.T121];&quot;&gt;=&quot;&amp;[.$P$5])-COUNTIF([.P120:.T121];&quot;&gt;&quot;&amp;[.$S$5])" office:value-type="float" office:value="0">
            <text:p>0</text:p>
          </table:table-cell>
          <table:table-cell table:number-rows-spanned="2" table:style-name="ACE-333" table:formula="of:=COUNTIF([.U120:.Y121];&quot;&lt;&quot;&amp;[.$U$5])" office:value-type="float" office:value="0">
            <text:p>0</text:p>
          </table:table-cell>
          <table:table-cell table:number-rows-spanned="2" table:style-name="ACE-333" table:formula="of:=COUNTIF([.U120:.Y121];&quot;&gt;&quot;&amp;[.$X$5])" office:value-type="float" office:value="0">
            <text:p>0</text:p>
          </table:table-cell>
          <table:table-cell table:number-rows-spanned="2" table:style-name="ACE-333" table:formula="of:=COUNTIF([.U120:.Y121];&quot;&gt;=&quot;&amp;[.$U$5])-COUNTIF([.U120:.Y121];&quot;&gt;&quot;&amp;[.$X$5])" office:value-type="float" office:value="0">
            <text:p>0</text:p>
          </table:table-cell>
          <table:table-cell table:number-rows-spanned="2" table:style-name="ACE-522" table:formula="of:=100-([.AD120]+[.AE120])*0.5-([.AG120]+[.AH120])*0.40000000000000002-([.AJ120]+[.AK120])*0.29999999999999999-[.Z120]*0.40000000000000002-[.AA120]*0.5-([.AM120]+[.AN120])*1+(IF([.AB120]=&quot;&quot;;&quot;&quot;;IF([.AB120]&lt;80;-4;IF([.AB120]&gt;=85;IF([.AB120]&lt;90;-1;0);-2))))+(IF([.AC120]=&quot;&quot;;&quot;&quot;;IF([.AC120]&lt;85;-5;IF([.AC120]&gt;=90;IF([.AC120]&lt;95;-2;0);-4))))" office:value-type="string" office:string-value="#VALUE!">
            <text:p>#VALUE!</text:p>
          </table:table-cell>
          <table:table-cell table:number-rows-spanned="2" table:style-name="ACE-523" table:formula="of:=IF(OR([.AP120]&lt;85;([.AD120]+[.AE120])&gt;6;([.AG120]+[.AH120])&gt;6;([.AJ120]+[.AK120])&gt;6;[.Z120]&gt;6;([.AD120]+[.AE120]+[.AG120]+[.AH120]+[.AJ120]+[.AK120]+[.Z120])&gt;13;[.AA120]&gt;6;[.AB120]&lt;70;[.AC120]&lt;75);&quot;不合格&quot;;&quot;合格&quot;)" office:value-type="string" office:string-value="#VALUE!">
            <text:p>#VALUE!</text:p>
          </table:table-cell>
          <table:table-cell table:number-rows-spanned="2" table:style-name="ACE-581" table:content-validation-name="VAL-207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28" table:content-validation-name="VAL-35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20]*0.20000000000000001-[.AX120]*0.5-[.AY120]*0.20000000000000001-[.AZ120]*0.5-[.BA120]*1-[.BB120]*0.5-[.BC120]*0.20000000000000001-[.BD120]*0.20000000000000001-[.BE120]*0.20000000000000001-[.BF120]*0.5-[.BG120]*0.5-[.BH120]*1-[.BI120]*1-[.BJ120]*0.5" office:value-type="string" office:string-value="#VALUE!">
            <text:p>#VALUE!</text:p>
          </table:table-cell>
          <table:table-cell table:number-rows-spanned="2" table:style-name="ACE-329" table:formula="of:=IF(OR([.BK120]&lt;96;([.AW120]+[.AY120]+[.BC120]+[.BD120]+[.BE120])&gt;8;([.AX120]+[.AZ120]+[.BB120]+[.BF120]+[.BG120]+[.BJ120])&gt;6;([.AW120]+[.AX120]+[.AY120]+[.AZ120]+[.BA120]+[.BB120]+[.BC120]+[.BD120]+[.BE120]+[.BF120]+[.BG120]+[.BH120]+[.BI120]+[.BJ120])&gt;9);&quot;不合格&quot;;&quot;合格&quot;)" office:value-type="string" office:string-value="#VALUE!">
            <text:p>#VALUE!</text:p>
          </table:table-cell>
          <table:table-cell table:number-rows-spanned="2" table:style-name="ACE-269" table:content-validation-name="VAL-50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04">
            <text:p>104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105">
            <text:p>105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81" table:content-validation-name="VAL-5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22:.J123];&quot;&lt;&quot;&amp;[.$F$5])" office:value-type="float" office:value="0">
            <text:p>0</text:p>
          </table:table-cell>
          <table:table-cell table:number-rows-spanned="2" table:style-name="ACE-333" table:formula="of:=COUNTIF([.F122:.J123];&quot;&gt;&quot;&amp;[.$I$5])" office:value-type="float" office:value="0">
            <text:p>0</text:p>
          </table:table-cell>
          <table:table-cell table:number-rows-spanned="2" table:style-name="ACE-333" table:formula="of:=COUNTIF([.F122:.J123];&quot;&gt;=&quot;&amp;[.$F$5])-COUNTIF([.F122:.J123];&quot;&gt;&quot;&amp;[.$I$5])" office:value-type="float" office:value="0">
            <text:p>0</text:p>
          </table:table-cell>
          <table:table-cell table:number-rows-spanned="2" table:style-name="ACE-333" table:formula="of:=COUNTIF([.K122:.O123];&quot;&lt;&quot;&amp;[.$K$5])" office:value-type="float" office:value="0">
            <text:p>0</text:p>
          </table:table-cell>
          <table:table-cell table:number-rows-spanned="2" table:style-name="ACE-333" table:formula="of:=COUNTIF([.K122:.O123];&quot;&gt;&quot;&amp;[.$N$5])" office:value-type="float" office:value="0">
            <text:p>0</text:p>
          </table:table-cell>
          <table:table-cell table:number-rows-spanned="2" table:style-name="ACE-333" table:formula="of:=COUNTIF([.K122:.O123];&quot;&gt;=&quot;&amp;[.$K$5])-COUNTIF([.K122:.O123];&quot;&gt;&quot;&amp;[.$N$5])" office:value-type="float" office:value="0">
            <text:p>0</text:p>
          </table:table-cell>
          <table:table-cell table:number-rows-spanned="2" table:style-name="ACE-333" table:formula="of:=COUNTIF([.P122:.T123];&quot;&lt;&quot;&amp;[.$P$5])" office:value-type="float" office:value="0">
            <text:p>0</text:p>
          </table:table-cell>
          <table:table-cell table:number-rows-spanned="2" table:style-name="ACE-333" table:formula="of:=COUNTIF([.P122:.T123];&quot;&gt;&quot;&amp;[.$S$5])" office:value-type="float" office:value="0">
            <text:p>0</text:p>
          </table:table-cell>
          <table:table-cell table:number-rows-spanned="2" table:style-name="ACE-333" table:formula="of:=COUNTIF([.P122:.T123];&quot;&gt;=&quot;&amp;[.$P$5])-COUNTIF([.P122:.T123];&quot;&gt;&quot;&amp;[.$S$5])" office:value-type="float" office:value="0">
            <text:p>0</text:p>
          </table:table-cell>
          <table:table-cell table:number-rows-spanned="2" table:style-name="ACE-333" table:formula="of:=COUNTIF([.U122:.Y123];&quot;&lt;&quot;&amp;[.$U$5])" office:value-type="float" office:value="0">
            <text:p>0</text:p>
          </table:table-cell>
          <table:table-cell table:number-rows-spanned="2" table:style-name="ACE-333" table:formula="of:=COUNTIF([.U122:.Y123];&quot;&gt;&quot;&amp;[.$X$5])" office:value-type="float" office:value="0">
            <text:p>0</text:p>
          </table:table-cell>
          <table:table-cell table:number-rows-spanned="2" table:style-name="ACE-333" table:formula="of:=COUNTIF([.U122:.Y123];&quot;&gt;=&quot;&amp;[.$U$5])-COUNTIF([.U122:.Y123];&quot;&gt;&quot;&amp;[.$X$5])" office:value-type="float" office:value="0">
            <text:p>0</text:p>
          </table:table-cell>
          <table:table-cell table:number-rows-spanned="2" table:style-name="ACE-522" table:formula="of:=100-([.AD122]+[.AE122])*0.5-([.AG122]+[.AH122])*0.40000000000000002-([.AJ122]+[.AK122])*0.29999999999999999-[.Z122]*0.40000000000000002-[.AA122]*0.5-([.AM122]+[.AN122])*1+(IF([.AB122]=&quot;&quot;;&quot;&quot;;IF([.AB122]&lt;80;-4;IF([.AB122]&gt;=85;IF([.AB122]&lt;90;-1;0);-2))))+(IF([.AC122]=&quot;&quot;;&quot;&quot;;IF([.AC122]&lt;85;-5;IF([.AC122]&gt;=90;IF([.AC122]&lt;95;-2;0);-4))))" office:value-type="string" office:string-value="#VALUE!">
            <text:p>#VALUE!</text:p>
          </table:table-cell>
          <table:table-cell table:number-rows-spanned="2" table:style-name="ACE-523" table:formula="of:=IF(OR([.AP122]&lt;85;([.AD122]+[.AE122])&gt;6;([.AG122]+[.AH122])&gt;6;([.AJ122]+[.AK122])&gt;6;[.Z122]&gt;6;([.AD122]+[.AE122]+[.AG122]+[.AH122]+[.AJ122]+[.AK122]+[.Z122])&gt;13;[.AA122]&gt;6;[.AB122]&lt;70;[.AC122]&lt;75);&quot;不合格&quot;;&quot;合格&quot;)" office:value-type="string" office:string-value="#VALUE!">
            <text:p>#VALUE!</text:p>
          </table:table-cell>
          <table:table-cell table:number-rows-spanned="2" table:style-name="ACE-582" table:content-validation-name="VAL-208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27" table:content-validation-name="VAL-35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22]*0.20000000000000001-[.AX122]*0.5-[.AY122]*0.20000000000000001-[.AZ122]*0.5-[.BA122]*1-[.BB122]*0.5-[.BC122]*0.20000000000000001-[.BD122]*0.20000000000000001-[.BE122]*0.20000000000000001-[.BF122]*0.5-[.BG122]*0.5-[.BH122]*1-[.BI122]*1-[.BJ122]*0.5" office:value-type="string" office:string-value="#VALUE!">
            <text:p>#VALUE!</text:p>
          </table:table-cell>
          <table:table-cell table:number-rows-spanned="2" table:style-name="ACE-329" table:formula="of:=IF(OR([.BK122]&lt;96;([.AW122]+[.AY122]+[.BC122]+[.BD122]+[.BE122])&gt;8;([.AX122]+[.AZ122]+[.BB122]+[.BF122]+[.BG122]+[.BJ122])&gt;6;([.AW122]+[.AX122]+[.AY122]+[.AZ122]+[.BA122]+[.BB122]+[.BC122]+[.BD122]+[.BE122]+[.BF122]+[.BG122]+[.BH122]+[.BI122]+[.BJ122])&gt;9);&quot;不合格&quot;;&quot;合格&quot;)" office:value-type="string" office:string-value="#VALUE!">
            <text:p>#VALUE!</text:p>
          </table:table-cell>
          <table:table-cell table:number-rows-spanned="2" table:style-name="ACE-268" table:content-validation-name="VAL-50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06">
            <text:p>106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107">
            <text:p>107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82" table:content-validation-name="VAL-5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24:.J125];&quot;&lt;&quot;&amp;[.$F$5])" office:value-type="float" office:value="0">
            <text:p>0</text:p>
          </table:table-cell>
          <table:table-cell table:number-rows-spanned="2" table:style-name="ACE-333" table:formula="of:=COUNTIF([.F124:.J125];&quot;&gt;&quot;&amp;[.$I$5])" office:value-type="float" office:value="0">
            <text:p>0</text:p>
          </table:table-cell>
          <table:table-cell table:number-rows-spanned="2" table:style-name="ACE-333" table:formula="of:=COUNTIF([.F124:.J125];&quot;&gt;=&quot;&amp;[.$F$5])-COUNTIF([.F124:.J125];&quot;&gt;&quot;&amp;[.$I$5])" office:value-type="float" office:value="0">
            <text:p>0</text:p>
          </table:table-cell>
          <table:table-cell table:number-rows-spanned="2" table:style-name="ACE-333" table:formula="of:=COUNTIF([.K124:.O125];&quot;&lt;&quot;&amp;[.$K$5])" office:value-type="float" office:value="0">
            <text:p>0</text:p>
          </table:table-cell>
          <table:table-cell table:number-rows-spanned="2" table:style-name="ACE-333" table:formula="of:=COUNTIF([.K124:.O125];&quot;&gt;&quot;&amp;[.$N$5])" office:value-type="float" office:value="0">
            <text:p>0</text:p>
          </table:table-cell>
          <table:table-cell table:number-rows-spanned="2" table:style-name="ACE-333" table:formula="of:=COUNTIF([.K124:.O125];&quot;&gt;=&quot;&amp;[.$K$5])-COUNTIF([.K124:.O125];&quot;&gt;&quot;&amp;[.$N$5])" office:value-type="float" office:value="0">
            <text:p>0</text:p>
          </table:table-cell>
          <table:table-cell table:number-rows-spanned="2" table:style-name="ACE-333" table:formula="of:=COUNTIF([.P124:.T125];&quot;&lt;&quot;&amp;[.$P$5])" office:value-type="float" office:value="0">
            <text:p>0</text:p>
          </table:table-cell>
          <table:table-cell table:number-rows-spanned="2" table:style-name="ACE-333" table:formula="of:=COUNTIF([.P124:.T125];&quot;&gt;&quot;&amp;[.$S$5])" office:value-type="float" office:value="0">
            <text:p>0</text:p>
          </table:table-cell>
          <table:table-cell table:number-rows-spanned="2" table:style-name="ACE-333" table:formula="of:=COUNTIF([.P124:.T125];&quot;&gt;=&quot;&amp;[.$P$5])-COUNTIF([.P124:.T125];&quot;&gt;&quot;&amp;[.$S$5])" office:value-type="float" office:value="0">
            <text:p>0</text:p>
          </table:table-cell>
          <table:table-cell table:number-rows-spanned="2" table:style-name="ACE-333" table:formula="of:=COUNTIF([.U124:.Y125];&quot;&lt;&quot;&amp;[.$U$5])" office:value-type="float" office:value="0">
            <text:p>0</text:p>
          </table:table-cell>
          <table:table-cell table:number-rows-spanned="2" table:style-name="ACE-333" table:formula="of:=COUNTIF([.U124:.Y125];&quot;&gt;&quot;&amp;[.$X$5])" office:value-type="float" office:value="0">
            <text:p>0</text:p>
          </table:table-cell>
          <table:table-cell table:number-rows-spanned="2" table:style-name="ACE-333" table:formula="of:=COUNTIF([.U124:.Y125];&quot;&gt;=&quot;&amp;[.$U$5])-COUNTIF([.U124:.Y125];&quot;&gt;&quot;&amp;[.$X$5])" office:value-type="float" office:value="0">
            <text:p>0</text:p>
          </table:table-cell>
          <table:table-cell table:number-rows-spanned="2" table:style-name="ACE-522" table:formula="of:=100-([.AD124]+[.AE124])*0.5-([.AG124]+[.AH124])*0.40000000000000002-([.AJ124]+[.AK124])*0.29999999999999999-[.Z124]*0.40000000000000002-[.AA124]*0.5-([.AM124]+[.AN124])*1+(IF([.AB124]=&quot;&quot;;&quot;&quot;;IF([.AB124]&lt;80;-4;IF([.AB124]&gt;=85;IF([.AB124]&lt;90;-1;0);-2))))+(IF([.AC124]=&quot;&quot;;&quot;&quot;;IF([.AC124]&lt;85;-5;IF([.AC124]&gt;=90;IF([.AC124]&lt;95;-2;0);-4))))" office:value-type="string" office:string-value="#VALUE!">
            <text:p>#VALUE!</text:p>
          </table:table-cell>
          <table:table-cell table:number-rows-spanned="2" table:style-name="ACE-523" table:formula="of:=IF(OR([.AP124]&lt;85;([.AD124]+[.AE124])&gt;6;([.AG124]+[.AH124])&gt;6;([.AJ124]+[.AK124])&gt;6;[.Z124]&gt;6;([.AD124]+[.AE124]+[.AG124]+[.AH124]+[.AJ124]+[.AK124]+[.Z124])&gt;13;[.AA124]&gt;6;[.AB124]&lt;70;[.AC124]&lt;75);&quot;不合格&quot;;&quot;合格&quot;)" office:value-type="string" office:string-value="#VALUE!">
            <text:p>#VALUE!</text:p>
          </table:table-cell>
          <table:table-cell table:number-rows-spanned="2" table:style-name="ACE-583" table:content-validation-name="VAL-209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26" table:content-validation-name="VAL-35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24]*0.20000000000000001-[.AX124]*0.5-[.AY124]*0.20000000000000001-[.AZ124]*0.5-[.BA124]*1-[.BB124]*0.5-[.BC124]*0.20000000000000001-[.BD124]*0.20000000000000001-[.BE124]*0.20000000000000001-[.BF124]*0.5-[.BG124]*0.5-[.BH124]*1-[.BI124]*1-[.BJ124]*0.5" office:value-type="string" office:string-value="#VALUE!">
            <text:p>#VALUE!</text:p>
          </table:table-cell>
          <table:table-cell table:number-rows-spanned="2" table:style-name="ACE-329" table:formula="of:=IF(OR([.BK124]&lt;96;([.AW124]+[.AY124]+[.BC124]+[.BD124]+[.BE124])&gt;8;([.AX124]+[.AZ124]+[.BB124]+[.BF124]+[.BG124]+[.BJ124])&gt;6;([.AW124]+[.AX124]+[.AY124]+[.AZ124]+[.BA124]+[.BB124]+[.BC124]+[.BD124]+[.BE124]+[.BF124]+[.BG124]+[.BH124]+[.BI124]+[.BJ124])&gt;9);&quot;不合格&quot;;&quot;合格&quot;)" office:value-type="string" office:string-value="#VALUE!">
            <text:p>#VALUE!</text:p>
          </table:table-cell>
          <table:table-cell table:number-rows-spanned="2" table:style-name="ACE-267" table:content-validation-name="VAL-50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08">
            <text:p>108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109">
            <text:p>109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83" table:content-validation-name="VAL-6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26:.J127];&quot;&lt;&quot;&amp;[.$F$5])" office:value-type="float" office:value="0">
            <text:p>0</text:p>
          </table:table-cell>
          <table:table-cell table:number-rows-spanned="2" table:style-name="ACE-333" table:formula="of:=COUNTIF([.F126:.J127];&quot;&gt;&quot;&amp;[.$I$5])" office:value-type="float" office:value="0">
            <text:p>0</text:p>
          </table:table-cell>
          <table:table-cell table:number-rows-spanned="2" table:style-name="ACE-333" table:formula="of:=COUNTIF([.F126:.J127];&quot;&gt;=&quot;&amp;[.$F$5])-COUNTIF([.F126:.J127];&quot;&gt;&quot;&amp;[.$I$5])" office:value-type="float" office:value="0">
            <text:p>0</text:p>
          </table:table-cell>
          <table:table-cell table:number-rows-spanned="2" table:style-name="ACE-333" table:formula="of:=COUNTIF([.K126:.O127];&quot;&lt;&quot;&amp;[.$K$5])" office:value-type="float" office:value="0">
            <text:p>0</text:p>
          </table:table-cell>
          <table:table-cell table:number-rows-spanned="2" table:style-name="ACE-333" table:formula="of:=COUNTIF([.K126:.O127];&quot;&gt;&quot;&amp;[.$N$5])" office:value-type="float" office:value="0">
            <text:p>0</text:p>
          </table:table-cell>
          <table:table-cell table:number-rows-spanned="2" table:style-name="ACE-333" table:formula="of:=COUNTIF([.K126:.O127];&quot;&gt;=&quot;&amp;[.$K$5])-COUNTIF([.K126:.O127];&quot;&gt;&quot;&amp;[.$N$5])" office:value-type="float" office:value="0">
            <text:p>0</text:p>
          </table:table-cell>
          <table:table-cell table:number-rows-spanned="2" table:style-name="ACE-333" table:formula="of:=COUNTIF([.P126:.T127];&quot;&lt;&quot;&amp;[.$P$5])" office:value-type="float" office:value="0">
            <text:p>0</text:p>
          </table:table-cell>
          <table:table-cell table:number-rows-spanned="2" table:style-name="ACE-333" table:formula="of:=COUNTIF([.P126:.T127];&quot;&gt;&quot;&amp;[.$S$5])" office:value-type="float" office:value="0">
            <text:p>0</text:p>
          </table:table-cell>
          <table:table-cell table:number-rows-spanned="2" table:style-name="ACE-333" table:formula="of:=COUNTIF([.P126:.T127];&quot;&gt;=&quot;&amp;[.$P$5])-COUNTIF([.P126:.T127];&quot;&gt;&quot;&amp;[.$S$5])" office:value-type="float" office:value="0">
            <text:p>0</text:p>
          </table:table-cell>
          <table:table-cell table:number-rows-spanned="2" table:style-name="ACE-333" table:formula="of:=COUNTIF([.U126:.Y127];&quot;&lt;&quot;&amp;[.$U$5])" office:value-type="float" office:value="0">
            <text:p>0</text:p>
          </table:table-cell>
          <table:table-cell table:number-rows-spanned="2" table:style-name="ACE-333" table:formula="of:=COUNTIF([.U126:.Y127];&quot;&gt;&quot;&amp;[.$X$5])" office:value-type="float" office:value="0">
            <text:p>0</text:p>
          </table:table-cell>
          <table:table-cell table:number-rows-spanned="2" table:style-name="ACE-333" table:formula="of:=COUNTIF([.U126:.Y127];&quot;&gt;=&quot;&amp;[.$U$5])-COUNTIF([.U126:.Y127];&quot;&gt;&quot;&amp;[.$X$5])" office:value-type="float" office:value="0">
            <text:p>0</text:p>
          </table:table-cell>
          <table:table-cell table:number-rows-spanned="2" table:style-name="ACE-522" table:formula="of:=100-([.AD126]+[.AE126])*0.5-([.AG126]+[.AH126])*0.40000000000000002-([.AJ126]+[.AK126])*0.29999999999999999-[.Z126]*0.40000000000000002-[.AA126]*0.5-([.AM126]+[.AN126])*1+(IF([.AB126]=&quot;&quot;;&quot;&quot;;IF([.AB126]&lt;80;-4;IF([.AB126]&gt;=85;IF([.AB126]&lt;90;-1;0);-2))))+(IF([.AC126]=&quot;&quot;;&quot;&quot;;IF([.AC126]&lt;85;-5;IF([.AC126]&gt;=90;IF([.AC126]&lt;95;-2;0);-4))))" office:value-type="string" office:string-value="#VALUE!">
            <text:p>#VALUE!</text:p>
          </table:table-cell>
          <table:table-cell table:number-rows-spanned="2" table:style-name="ACE-523" table:formula="of:=IF(OR([.AP126]&lt;85;([.AD126]+[.AE126])&gt;6;([.AG126]+[.AH126])&gt;6;([.AJ126]+[.AK126])&gt;6;[.Z126]&gt;6;([.AD126]+[.AE126]+[.AG126]+[.AH126]+[.AJ126]+[.AK126]+[.Z126])&gt;13;[.AA126]&gt;6;[.AB126]&lt;70;[.AC126]&lt;75);&quot;不合格&quot;;&quot;合格&quot;)" office:value-type="string" office:string-value="#VALUE!">
            <text:p>#VALUE!</text:p>
          </table:table-cell>
          <table:table-cell table:number-rows-spanned="2" table:style-name="ACE-584" table:content-validation-name="VAL-210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25" table:content-validation-name="VAL-36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26]*0.20000000000000001-[.AX126]*0.5-[.AY126]*0.20000000000000001-[.AZ126]*0.5-[.BA126]*1-[.BB126]*0.5-[.BC126]*0.20000000000000001-[.BD126]*0.20000000000000001-[.BE126]*0.20000000000000001-[.BF126]*0.5-[.BG126]*0.5-[.BH126]*1-[.BI126]*1-[.BJ126]*0.5" office:value-type="string" office:string-value="#VALUE!">
            <text:p>#VALUE!</text:p>
          </table:table-cell>
          <table:table-cell table:number-rows-spanned="2" table:style-name="ACE-329" table:formula="of:=IF(OR([.BK126]&lt;96;([.AW126]+[.AY126]+[.BC126]+[.BD126]+[.BE126])&gt;8;([.AX126]+[.AZ126]+[.BB126]+[.BF126]+[.BG126]+[.BJ126])&gt;6;([.AW126]+[.AX126]+[.AY126]+[.AZ126]+[.BA126]+[.BB126]+[.BC126]+[.BD126]+[.BE126]+[.BF126]+[.BG126]+[.BH126]+[.BI126]+[.BJ126])&gt;9);&quot;不合格&quot;;&quot;合格&quot;)" office:value-type="string" office:string-value="#VALUE!">
            <text:p>#VALUE!</text:p>
          </table:table-cell>
          <table:table-cell table:number-rows-spanned="2" table:style-name="ACE-266" table:content-validation-name="VAL-51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10">
            <text:p>110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111">
            <text:p>111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84" table:content-validation-name="VAL-6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28:.J129];&quot;&lt;&quot;&amp;[.$F$5])" office:value-type="float" office:value="0">
            <text:p>0</text:p>
          </table:table-cell>
          <table:table-cell table:number-rows-spanned="2" table:style-name="ACE-333" table:formula="of:=COUNTIF([.F128:.J129];&quot;&gt;&quot;&amp;[.$I$5])" office:value-type="float" office:value="0">
            <text:p>0</text:p>
          </table:table-cell>
          <table:table-cell table:number-rows-spanned="2" table:style-name="ACE-333" table:formula="of:=COUNTIF([.F128:.J129];&quot;&gt;=&quot;&amp;[.$F$5])-COUNTIF([.F128:.J129];&quot;&gt;&quot;&amp;[.$I$5])" office:value-type="float" office:value="0">
            <text:p>0</text:p>
          </table:table-cell>
          <table:table-cell table:number-rows-spanned="2" table:style-name="ACE-333" table:formula="of:=COUNTIF([.K128:.O129];&quot;&lt;&quot;&amp;[.$K$5])" office:value-type="float" office:value="0">
            <text:p>0</text:p>
          </table:table-cell>
          <table:table-cell table:number-rows-spanned="2" table:style-name="ACE-333" table:formula="of:=COUNTIF([.K128:.O129];&quot;&gt;&quot;&amp;[.$N$5])" office:value-type="float" office:value="0">
            <text:p>0</text:p>
          </table:table-cell>
          <table:table-cell table:number-rows-spanned="2" table:style-name="ACE-333" table:formula="of:=COUNTIF([.K128:.O129];&quot;&gt;=&quot;&amp;[.$K$5])-COUNTIF([.K128:.O129];&quot;&gt;&quot;&amp;[.$N$5])" office:value-type="float" office:value="0">
            <text:p>0</text:p>
          </table:table-cell>
          <table:table-cell table:number-rows-spanned="2" table:style-name="ACE-333" table:formula="of:=COUNTIF([.P128:.T129];&quot;&lt;&quot;&amp;[.$P$5])" office:value-type="float" office:value="0">
            <text:p>0</text:p>
          </table:table-cell>
          <table:table-cell table:number-rows-spanned="2" table:style-name="ACE-333" table:formula="of:=COUNTIF([.P128:.T129];&quot;&gt;&quot;&amp;[.$S$5])" office:value-type="float" office:value="0">
            <text:p>0</text:p>
          </table:table-cell>
          <table:table-cell table:number-rows-spanned="2" table:style-name="ACE-333" table:formula="of:=COUNTIF([.P128:.T129];&quot;&gt;=&quot;&amp;[.$P$5])-COUNTIF([.P128:.T129];&quot;&gt;&quot;&amp;[.$S$5])" office:value-type="float" office:value="0">
            <text:p>0</text:p>
          </table:table-cell>
          <table:table-cell table:number-rows-spanned="2" table:style-name="ACE-333" table:formula="of:=COUNTIF([.U128:.Y129];&quot;&lt;&quot;&amp;[.$U$5])" office:value-type="float" office:value="0">
            <text:p>0</text:p>
          </table:table-cell>
          <table:table-cell table:number-rows-spanned="2" table:style-name="ACE-333" table:formula="of:=COUNTIF([.U128:.Y129];&quot;&gt;&quot;&amp;[.$X$5])" office:value-type="float" office:value="0">
            <text:p>0</text:p>
          </table:table-cell>
          <table:table-cell table:number-rows-spanned="2" table:style-name="ACE-333" table:formula="of:=COUNTIF([.U128:.Y129];&quot;&gt;=&quot;&amp;[.$U$5])-COUNTIF([.U128:.Y129];&quot;&gt;&quot;&amp;[.$X$5])" office:value-type="float" office:value="0">
            <text:p>0</text:p>
          </table:table-cell>
          <table:table-cell table:number-rows-spanned="2" table:style-name="ACE-522" table:formula="of:=100-([.AD128]+[.AE128])*0.5-([.AG128]+[.AH128])*0.40000000000000002-([.AJ128]+[.AK128])*0.29999999999999999-[.Z128]*0.40000000000000002-[.AA128]*0.5-([.AM128]+[.AN128])*1+(IF([.AB128]=&quot;&quot;;&quot;&quot;;IF([.AB128]&lt;80;-4;IF([.AB128]&gt;=85;IF([.AB128]&lt;90;-1;0);-2))))+(IF([.AC128]=&quot;&quot;;&quot;&quot;;IF([.AC128]&lt;85;-5;IF([.AC128]&gt;=90;IF([.AC128]&lt;95;-2;0);-4))))" office:value-type="string" office:string-value="#VALUE!">
            <text:p>#VALUE!</text:p>
          </table:table-cell>
          <table:table-cell table:number-rows-spanned="2" table:style-name="ACE-523" table:formula="of:=IF(OR([.AP128]&lt;85;([.AD128]+[.AE128])&gt;6;([.AG128]+[.AH128])&gt;6;([.AJ128]+[.AK128])&gt;6;[.Z128]&gt;6;([.AD128]+[.AE128]+[.AG128]+[.AH128]+[.AJ128]+[.AK128]+[.Z128])&gt;13;[.AA128]&gt;6;[.AB128]&lt;70;[.AC128]&lt;75);&quot;不合格&quot;;&quot;合格&quot;)" office:value-type="string" office:string-value="#VALUE!">
            <text:p>#VALUE!</text:p>
          </table:table-cell>
          <table:table-cell table:number-rows-spanned="2" table:style-name="ACE-585" table:content-validation-name="VAL-211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24" table:content-validation-name="VAL-36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28]*0.20000000000000001-[.AX128]*0.5-[.AY128]*0.20000000000000001-[.AZ128]*0.5-[.BA128]*1-[.BB128]*0.5-[.BC128]*0.20000000000000001-[.BD128]*0.20000000000000001-[.BE128]*0.20000000000000001-[.BF128]*0.5-[.BG128]*0.5-[.BH128]*1-[.BI128]*1-[.BJ128]*0.5" office:value-type="string" office:string-value="#VALUE!">
            <text:p>#VALUE!</text:p>
          </table:table-cell>
          <table:table-cell table:number-rows-spanned="2" table:style-name="ACE-329" table:formula="of:=IF(OR([.BK128]&lt;96;([.AW128]+[.AY128]+[.BC128]+[.BD128]+[.BE128])&gt;8;([.AX128]+[.AZ128]+[.BB128]+[.BF128]+[.BG128]+[.BJ128])&gt;6;([.AW128]+[.AX128]+[.AY128]+[.AZ128]+[.BA128]+[.BB128]+[.BC128]+[.BD128]+[.BE128]+[.BF128]+[.BG128]+[.BH128]+[.BI128]+[.BJ128])&gt;9);&quot;不合格&quot;;&quot;合格&quot;)" office:value-type="string" office:string-value="#VALUE!">
            <text:p>#VALUE!</text:p>
          </table:table-cell>
          <table:table-cell table:number-rows-spanned="2" table:style-name="ACE-265" table:content-validation-name="VAL-51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12">
            <text:p>112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113">
            <text:p>113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85" table:content-validation-name="VAL-6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30:.J131];&quot;&lt;&quot;&amp;[.$F$5])" office:value-type="float" office:value="0">
            <text:p>0</text:p>
          </table:table-cell>
          <table:table-cell table:number-rows-spanned="2" table:style-name="ACE-333" table:formula="of:=COUNTIF([.F130:.J131];&quot;&gt;&quot;&amp;[.$I$5])" office:value-type="float" office:value="0">
            <text:p>0</text:p>
          </table:table-cell>
          <table:table-cell table:number-rows-spanned="2" table:style-name="ACE-333" table:formula="of:=COUNTIF([.F130:.J131];&quot;&gt;=&quot;&amp;[.$F$5])-COUNTIF([.F130:.J131];&quot;&gt;&quot;&amp;[.$I$5])" office:value-type="float" office:value="0">
            <text:p>0</text:p>
          </table:table-cell>
          <table:table-cell table:number-rows-spanned="2" table:style-name="ACE-333" table:formula="of:=COUNTIF([.K130:.O131];&quot;&lt;&quot;&amp;[.$K$5])" office:value-type="float" office:value="0">
            <text:p>0</text:p>
          </table:table-cell>
          <table:table-cell table:number-rows-spanned="2" table:style-name="ACE-333" table:formula="of:=COUNTIF([.K130:.O131];&quot;&gt;&quot;&amp;[.$N$5])" office:value-type="float" office:value="0">
            <text:p>0</text:p>
          </table:table-cell>
          <table:table-cell table:number-rows-spanned="2" table:style-name="ACE-333" table:formula="of:=COUNTIF([.K130:.O131];&quot;&gt;=&quot;&amp;[.$K$5])-COUNTIF([.K130:.O131];&quot;&gt;&quot;&amp;[.$N$5])" office:value-type="float" office:value="0">
            <text:p>0</text:p>
          </table:table-cell>
          <table:table-cell table:number-rows-spanned="2" table:style-name="ACE-333" table:formula="of:=COUNTIF([.P130:.T131];&quot;&lt;&quot;&amp;[.$P$5])" office:value-type="float" office:value="0">
            <text:p>0</text:p>
          </table:table-cell>
          <table:table-cell table:number-rows-spanned="2" table:style-name="ACE-333" table:formula="of:=COUNTIF([.P130:.T131];&quot;&gt;&quot;&amp;[.$S$5])" office:value-type="float" office:value="0">
            <text:p>0</text:p>
          </table:table-cell>
          <table:table-cell table:number-rows-spanned="2" table:style-name="ACE-333" table:formula="of:=COUNTIF([.P130:.T131];&quot;&gt;=&quot;&amp;[.$P$5])-COUNTIF([.P130:.T131];&quot;&gt;&quot;&amp;[.$S$5])" office:value-type="float" office:value="0">
            <text:p>0</text:p>
          </table:table-cell>
          <table:table-cell table:number-rows-spanned="2" table:style-name="ACE-333" table:formula="of:=COUNTIF([.U130:.Y131];&quot;&lt;&quot;&amp;[.$U$5])" office:value-type="float" office:value="0">
            <text:p>0</text:p>
          </table:table-cell>
          <table:table-cell table:number-rows-spanned="2" table:style-name="ACE-333" table:formula="of:=COUNTIF([.U130:.Y131];&quot;&gt;&quot;&amp;[.$X$5])" office:value-type="float" office:value="0">
            <text:p>0</text:p>
          </table:table-cell>
          <table:table-cell table:number-rows-spanned="2" table:style-name="ACE-333" table:formula="of:=COUNTIF([.U130:.Y131];&quot;&gt;=&quot;&amp;[.$U$5])-COUNTIF([.U130:.Y131];&quot;&gt;&quot;&amp;[.$X$5])" office:value-type="float" office:value="0">
            <text:p>0</text:p>
          </table:table-cell>
          <table:table-cell table:number-rows-spanned="2" table:style-name="ACE-522" table:formula="of:=100-([.AD130]+[.AE130])*0.5-([.AG130]+[.AH130])*0.40000000000000002-([.AJ130]+[.AK130])*0.29999999999999999-[.Z130]*0.40000000000000002-[.AA130]*0.5-([.AM130]+[.AN130])*1+(IF([.AB130]=&quot;&quot;;&quot;&quot;;IF([.AB130]&lt;80;-4;IF([.AB130]&gt;=85;IF([.AB130]&lt;90;-1;0);-2))))+(IF([.AC130]=&quot;&quot;;&quot;&quot;;IF([.AC130]&lt;85;-5;IF([.AC130]&gt;=90;IF([.AC130]&lt;95;-2;0);-4))))" office:value-type="string" office:string-value="#VALUE!">
            <text:p>#VALUE!</text:p>
          </table:table-cell>
          <table:table-cell table:number-rows-spanned="2" table:style-name="ACE-523" table:formula="of:=IF(OR([.AP130]&lt;85;([.AD130]+[.AE130])&gt;6;([.AG130]+[.AH130])&gt;6;([.AJ130]+[.AK130])&gt;6;[.Z130]&gt;6;([.AD130]+[.AE130]+[.AG130]+[.AH130]+[.AJ130]+[.AK130]+[.Z130])&gt;13;[.AA130]&gt;6;[.AB130]&lt;70;[.AC130]&lt;75);&quot;不合格&quot;;&quot;合格&quot;)" office:value-type="string" office:string-value="#VALUE!">
            <text:p>#VALUE!</text:p>
          </table:table-cell>
          <table:table-cell table:number-rows-spanned="2" table:style-name="ACE-586" table:content-validation-name="VAL-212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23" table:content-validation-name="VAL-36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30]*0.20000000000000001-[.AX130]*0.5-[.AY130]*0.20000000000000001-[.AZ130]*0.5-[.BA130]*1-[.BB130]*0.5-[.BC130]*0.20000000000000001-[.BD130]*0.20000000000000001-[.BE130]*0.20000000000000001-[.BF130]*0.5-[.BG130]*0.5-[.BH130]*1-[.BI130]*1-[.BJ130]*0.5" office:value-type="string" office:string-value="#VALUE!">
            <text:p>#VALUE!</text:p>
          </table:table-cell>
          <table:table-cell table:number-rows-spanned="2" table:style-name="ACE-329" table:formula="of:=IF(OR([.BK130]&lt;96;([.AW130]+[.AY130]+[.BC130]+[.BD130]+[.BE130])&gt;8;([.AX130]+[.AZ130]+[.BB130]+[.BF130]+[.BG130]+[.BJ130])&gt;6;([.AW130]+[.AX130]+[.AY130]+[.AZ130]+[.BA130]+[.BB130]+[.BC130]+[.BD130]+[.BE130]+[.BF130]+[.BG130]+[.BH130]+[.BI130]+[.BJ130])&gt;9);&quot;不合格&quot;;&quot;合格&quot;)" office:value-type="string" office:string-value="#VALUE!">
            <text:p>#VALUE!</text:p>
          </table:table-cell>
          <table:table-cell table:number-rows-spanned="2" table:style-name="ACE-264" table:content-validation-name="VAL-51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14">
            <text:p>114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115">
            <text:p>115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86" table:content-validation-name="VAL-6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32:.J133];&quot;&lt;&quot;&amp;[.$F$5])" office:value-type="float" office:value="0">
            <text:p>0</text:p>
          </table:table-cell>
          <table:table-cell table:number-rows-spanned="2" table:style-name="ACE-333" table:formula="of:=COUNTIF([.F132:.J133];&quot;&gt;&quot;&amp;[.$I$5])" office:value-type="float" office:value="0">
            <text:p>0</text:p>
          </table:table-cell>
          <table:table-cell table:number-rows-spanned="2" table:style-name="ACE-333" table:formula="of:=COUNTIF([.F132:.J133];&quot;&gt;=&quot;&amp;[.$F$5])-COUNTIF([.F132:.J133];&quot;&gt;&quot;&amp;[.$I$5])" office:value-type="float" office:value="0">
            <text:p>0</text:p>
          </table:table-cell>
          <table:table-cell table:number-rows-spanned="2" table:style-name="ACE-333" table:formula="of:=COUNTIF([.K132:.O133];&quot;&lt;&quot;&amp;[.$K$5])" office:value-type="float" office:value="0">
            <text:p>0</text:p>
          </table:table-cell>
          <table:table-cell table:number-rows-spanned="2" table:style-name="ACE-333" table:formula="of:=COUNTIF([.K132:.O133];&quot;&gt;&quot;&amp;[.$N$5])" office:value-type="float" office:value="0">
            <text:p>0</text:p>
          </table:table-cell>
          <table:table-cell table:number-rows-spanned="2" table:style-name="ACE-333" table:formula="of:=COUNTIF([.K132:.O133];&quot;&gt;=&quot;&amp;[.$K$5])-COUNTIF([.K132:.O133];&quot;&gt;&quot;&amp;[.$N$5])" office:value-type="float" office:value="0">
            <text:p>0</text:p>
          </table:table-cell>
          <table:table-cell table:number-rows-spanned="2" table:style-name="ACE-333" table:formula="of:=COUNTIF([.P132:.T133];&quot;&lt;&quot;&amp;[.$P$5])" office:value-type="float" office:value="0">
            <text:p>0</text:p>
          </table:table-cell>
          <table:table-cell table:number-rows-spanned="2" table:style-name="ACE-333" table:formula="of:=COUNTIF([.P132:.T133];&quot;&gt;&quot;&amp;[.$S$5])" office:value-type="float" office:value="0">
            <text:p>0</text:p>
          </table:table-cell>
          <table:table-cell table:number-rows-spanned="2" table:style-name="ACE-333" table:formula="of:=COUNTIF([.P132:.T133];&quot;&gt;=&quot;&amp;[.$P$5])-COUNTIF([.P132:.T133];&quot;&gt;&quot;&amp;[.$S$5])" office:value-type="float" office:value="0">
            <text:p>0</text:p>
          </table:table-cell>
          <table:table-cell table:number-rows-spanned="2" table:style-name="ACE-333" table:formula="of:=COUNTIF([.U132:.Y133];&quot;&lt;&quot;&amp;[.$U$5])" office:value-type="float" office:value="0">
            <text:p>0</text:p>
          </table:table-cell>
          <table:table-cell table:number-rows-spanned="2" table:style-name="ACE-333" table:formula="of:=COUNTIF([.U132:.Y133];&quot;&gt;&quot;&amp;[.$X$5])" office:value-type="float" office:value="0">
            <text:p>0</text:p>
          </table:table-cell>
          <table:table-cell table:number-rows-spanned="2" table:style-name="ACE-333" table:formula="of:=COUNTIF([.U132:.Y133];&quot;&gt;=&quot;&amp;[.$U$5])-COUNTIF([.U132:.Y133];&quot;&gt;&quot;&amp;[.$X$5])" office:value-type="float" office:value="0">
            <text:p>0</text:p>
          </table:table-cell>
          <table:table-cell table:number-rows-spanned="2" table:style-name="ACE-522" table:formula="of:=100-([.AD132]+[.AE132])*0.5-([.AG132]+[.AH132])*0.40000000000000002-([.AJ132]+[.AK132])*0.29999999999999999-[.Z132]*0.40000000000000002-[.AA132]*0.5-([.AM132]+[.AN132])*1+(IF([.AB132]=&quot;&quot;;&quot;&quot;;IF([.AB132]&lt;80;-4;IF([.AB132]&gt;=85;IF([.AB132]&lt;90;-1;0);-2))))+(IF([.AC132]=&quot;&quot;;&quot;&quot;;IF([.AC132]&lt;85;-5;IF([.AC132]&gt;=90;IF([.AC132]&lt;95;-2;0);-4))))" office:value-type="string" office:string-value="#VALUE!">
            <text:p>#VALUE!</text:p>
          </table:table-cell>
          <table:table-cell table:number-rows-spanned="2" table:style-name="ACE-523" table:formula="of:=IF(OR([.AP132]&lt;85;([.AD132]+[.AE132])&gt;6;([.AG132]+[.AH132])&gt;6;([.AJ132]+[.AK132])&gt;6;[.Z132]&gt;6;([.AD132]+[.AE132]+[.AG132]+[.AH132]+[.AJ132]+[.AK132]+[.Z132])&gt;13;[.AA132]&gt;6;[.AB132]&lt;70;[.AC132]&lt;75);&quot;不合格&quot;;&quot;合格&quot;)" office:value-type="string" office:string-value="#VALUE!">
            <text:p>#VALUE!</text:p>
          </table:table-cell>
          <table:table-cell table:number-rows-spanned="2" table:style-name="ACE-587" table:content-validation-name="VAL-213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22" table:content-validation-name="VAL-36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32]*0.20000000000000001-[.AX132]*0.5-[.AY132]*0.20000000000000001-[.AZ132]*0.5-[.BA132]*1-[.BB132]*0.5-[.BC132]*0.20000000000000001-[.BD132]*0.20000000000000001-[.BE132]*0.20000000000000001-[.BF132]*0.5-[.BG132]*0.5-[.BH132]*1-[.BI132]*1-[.BJ132]*0.5" office:value-type="string" office:string-value="#VALUE!">
            <text:p>#VALUE!</text:p>
          </table:table-cell>
          <table:table-cell table:number-rows-spanned="2" table:style-name="ACE-329" table:formula="of:=IF(OR([.BK132]&lt;96;([.AW132]+[.AY132]+[.BC132]+[.BD132]+[.BE132])&gt;8;([.AX132]+[.AZ132]+[.BB132]+[.BF132]+[.BG132]+[.BJ132])&gt;6;([.AW132]+[.AX132]+[.AY132]+[.AZ132]+[.BA132]+[.BB132]+[.BC132]+[.BD132]+[.BE132]+[.BF132]+[.BG132]+[.BH132]+[.BI132]+[.BJ132])&gt;9);&quot;不合格&quot;;&quot;合格&quot;)" office:value-type="string" office:string-value="#VALUE!">
            <text:p>#VALUE!</text:p>
          </table:table-cell>
          <table:table-cell table:number-rows-spanned="2" table:style-name="ACE-263" table:content-validation-name="VAL-51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16">
            <text:p>116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117">
            <text:p>117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87" table:content-validation-name="VAL-6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34:.J135];&quot;&lt;&quot;&amp;[.$F$5])" office:value-type="float" office:value="0">
            <text:p>0</text:p>
          </table:table-cell>
          <table:table-cell table:number-rows-spanned="2" table:style-name="ACE-333" table:formula="of:=COUNTIF([.F134:.J135];&quot;&gt;&quot;&amp;[.$I$5])" office:value-type="float" office:value="0">
            <text:p>0</text:p>
          </table:table-cell>
          <table:table-cell table:number-rows-spanned="2" table:style-name="ACE-333" table:formula="of:=COUNTIF([.F134:.J135];&quot;&gt;=&quot;&amp;[.$F$5])-COUNTIF([.F134:.J135];&quot;&gt;&quot;&amp;[.$I$5])" office:value-type="float" office:value="0">
            <text:p>0</text:p>
          </table:table-cell>
          <table:table-cell table:number-rows-spanned="2" table:style-name="ACE-333" table:formula="of:=COUNTIF([.K134:.O135];&quot;&lt;&quot;&amp;[.$K$5])" office:value-type="float" office:value="0">
            <text:p>0</text:p>
          </table:table-cell>
          <table:table-cell table:number-rows-spanned="2" table:style-name="ACE-333" table:formula="of:=COUNTIF([.K134:.O135];&quot;&gt;&quot;&amp;[.$N$5])" office:value-type="float" office:value="0">
            <text:p>0</text:p>
          </table:table-cell>
          <table:table-cell table:number-rows-spanned="2" table:style-name="ACE-333" table:formula="of:=COUNTIF([.K134:.O135];&quot;&gt;=&quot;&amp;[.$K$5])-COUNTIF([.K134:.O135];&quot;&gt;&quot;&amp;[.$N$5])" office:value-type="float" office:value="0">
            <text:p>0</text:p>
          </table:table-cell>
          <table:table-cell table:number-rows-spanned="2" table:style-name="ACE-333" table:formula="of:=COUNTIF([.P134:.T135];&quot;&lt;&quot;&amp;[.$P$5])" office:value-type="float" office:value="0">
            <text:p>0</text:p>
          </table:table-cell>
          <table:table-cell table:number-rows-spanned="2" table:style-name="ACE-333" table:formula="of:=COUNTIF([.P134:.T135];&quot;&gt;&quot;&amp;[.$S$5])" office:value-type="float" office:value="0">
            <text:p>0</text:p>
          </table:table-cell>
          <table:table-cell table:number-rows-spanned="2" table:style-name="ACE-333" table:formula="of:=COUNTIF([.P134:.T135];&quot;&gt;=&quot;&amp;[.$P$5])-COUNTIF([.P134:.T135];&quot;&gt;&quot;&amp;[.$S$5])" office:value-type="float" office:value="0">
            <text:p>0</text:p>
          </table:table-cell>
          <table:table-cell table:number-rows-spanned="2" table:style-name="ACE-333" table:formula="of:=COUNTIF([.U134:.Y135];&quot;&lt;&quot;&amp;[.$U$5])" office:value-type="float" office:value="0">
            <text:p>0</text:p>
          </table:table-cell>
          <table:table-cell table:number-rows-spanned="2" table:style-name="ACE-333" table:formula="of:=COUNTIF([.U134:.Y135];&quot;&gt;&quot;&amp;[.$X$5])" office:value-type="float" office:value="0">
            <text:p>0</text:p>
          </table:table-cell>
          <table:table-cell table:number-rows-spanned="2" table:style-name="ACE-333" table:formula="of:=COUNTIF([.U134:.Y135];&quot;&gt;=&quot;&amp;[.$U$5])-COUNTIF([.U134:.Y135];&quot;&gt;&quot;&amp;[.$X$5])" office:value-type="float" office:value="0">
            <text:p>0</text:p>
          </table:table-cell>
          <table:table-cell table:number-rows-spanned="2" table:style-name="ACE-522" table:formula="of:=100-([.AD134]+[.AE134])*0.5-([.AG134]+[.AH134])*0.40000000000000002-([.AJ134]+[.AK134])*0.29999999999999999-[.Z134]*0.40000000000000002-[.AA134]*0.5-([.AM134]+[.AN134])*1+(IF([.AB134]=&quot;&quot;;&quot;&quot;;IF([.AB134]&lt;80;-4;IF([.AB134]&gt;=85;IF([.AB134]&lt;90;-1;0);-2))))+(IF([.AC134]=&quot;&quot;;&quot;&quot;;IF([.AC134]&lt;85;-5;IF([.AC134]&gt;=90;IF([.AC134]&lt;95;-2;0);-4))))" office:value-type="string" office:string-value="#VALUE!">
            <text:p>#VALUE!</text:p>
          </table:table-cell>
          <table:table-cell table:number-rows-spanned="2" table:style-name="ACE-523" table:formula="of:=IF(OR([.AP134]&lt;85;([.AD134]+[.AE134])&gt;6;([.AG134]+[.AH134])&gt;6;([.AJ134]+[.AK134])&gt;6;[.Z134]&gt;6;([.AD134]+[.AE134]+[.AG134]+[.AH134]+[.AJ134]+[.AK134]+[.Z134])&gt;13;[.AA134]&gt;6;[.AB134]&lt;70;[.AC134]&lt;75);&quot;不合格&quot;;&quot;合格&quot;)" office:value-type="string" office:string-value="#VALUE!">
            <text:p>#VALUE!</text:p>
          </table:table-cell>
          <table:table-cell table:number-rows-spanned="2" table:style-name="ACE-588" table:content-validation-name="VAL-214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21" table:content-validation-name="VAL-36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34]*0.20000000000000001-[.AX134]*0.5-[.AY134]*0.20000000000000001-[.AZ134]*0.5-[.BA134]*1-[.BB134]*0.5-[.BC134]*0.20000000000000001-[.BD134]*0.20000000000000001-[.BE134]*0.20000000000000001-[.BF134]*0.5-[.BG134]*0.5-[.BH134]*1-[.BI134]*1-[.BJ134]*0.5" office:value-type="string" office:string-value="#VALUE!">
            <text:p>#VALUE!</text:p>
          </table:table-cell>
          <table:table-cell table:number-rows-spanned="2" table:style-name="ACE-329" table:formula="of:=IF(OR([.BK134]&lt;96;([.AW134]+[.AY134]+[.BC134]+[.BD134]+[.BE134])&gt;8;([.AX134]+[.AZ134]+[.BB134]+[.BF134]+[.BG134]+[.BJ134])&gt;6;([.AW134]+[.AX134]+[.AY134]+[.AZ134]+[.BA134]+[.BB134]+[.BC134]+[.BD134]+[.BE134]+[.BF134]+[.BG134]+[.BH134]+[.BI134]+[.BJ134])&gt;9);&quot;不合格&quot;;&quot;合格&quot;)" office:value-type="string" office:string-value="#VALUE!">
            <text:p>#VALUE!</text:p>
          </table:table-cell>
          <table:table-cell table:number-rows-spanned="2" table:style-name="ACE-262" table:content-validation-name="VAL-51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18">
            <text:p>118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88" table:content-validation-name="VAL-6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36:.J137];&quot;&lt;&quot;&amp;[.$F$5])" office:value-type="float" office:value="0">
            <text:p>0</text:p>
          </table:table-cell>
          <table:table-cell table:number-rows-spanned="2" table:style-name="ACE-333" table:formula="of:=COUNTIF([.F136:.J137];&quot;&gt;&quot;&amp;[.$I$5])" office:value-type="float" office:value="0">
            <text:p>0</text:p>
          </table:table-cell>
          <table:table-cell table:number-rows-spanned="2" table:style-name="ACE-333" table:formula="of:=COUNTIF([.F136:.J137];&quot;&gt;=&quot;&amp;[.$F$5])-COUNTIF([.F136:.J137];&quot;&gt;&quot;&amp;[.$I$5])" office:value-type="float" office:value="0">
            <text:p>0</text:p>
          </table:table-cell>
          <table:table-cell table:number-rows-spanned="2" table:style-name="ACE-333" table:formula="of:=COUNTIF([.K136:.O137];&quot;&lt;&quot;&amp;[.$K$5])" office:value-type="float" office:value="0">
            <text:p>0</text:p>
          </table:table-cell>
          <table:table-cell table:number-rows-spanned="2" table:style-name="ACE-333" table:formula="of:=COUNTIF([.K136:.O137];&quot;&gt;&quot;&amp;[.$N$5])" office:value-type="float" office:value="0">
            <text:p>0</text:p>
          </table:table-cell>
          <table:table-cell table:number-rows-spanned="2" table:style-name="ACE-333" table:formula="of:=COUNTIF([.K136:.O137];&quot;&gt;=&quot;&amp;[.$K$5])-COUNTIF([.K136:.O137];&quot;&gt;&quot;&amp;[.$N$5])" office:value-type="float" office:value="0">
            <text:p>0</text:p>
          </table:table-cell>
          <table:table-cell table:number-rows-spanned="2" table:style-name="ACE-333" table:formula="of:=COUNTIF([.P136:.T137];&quot;&lt;&quot;&amp;[.$P$5])" office:value-type="float" office:value="0">
            <text:p>0</text:p>
          </table:table-cell>
          <table:table-cell table:number-rows-spanned="2" table:style-name="ACE-333" table:formula="of:=COUNTIF([.P136:.T137];&quot;&gt;&quot;&amp;[.$S$5])" office:value-type="float" office:value="0">
            <text:p>0</text:p>
          </table:table-cell>
          <table:table-cell table:number-rows-spanned="2" table:style-name="ACE-333" table:formula="of:=COUNTIF([.P136:.T137];&quot;&gt;=&quot;&amp;[.$P$5])-COUNTIF([.P136:.T137];&quot;&gt;&quot;&amp;[.$S$5])" office:value-type="float" office:value="0">
            <text:p>0</text:p>
          </table:table-cell>
          <table:table-cell table:number-rows-spanned="2" table:style-name="ACE-333" table:formula="of:=COUNTIF([.U136:.Y137];&quot;&lt;&quot;&amp;[.$U$5])" office:value-type="float" office:value="0">
            <text:p>0</text:p>
          </table:table-cell>
          <table:table-cell table:number-rows-spanned="2" table:style-name="ACE-333" table:formula="of:=COUNTIF([.U136:.Y137];&quot;&gt;&quot;&amp;[.$X$5])" office:value-type="float" office:value="0">
            <text:p>0</text:p>
          </table:table-cell>
          <table:table-cell table:number-rows-spanned="2" table:style-name="ACE-333" table:formula="of:=COUNTIF([.U136:.Y137];&quot;&gt;=&quot;&amp;[.$U$5])-COUNTIF([.U136:.Y137];&quot;&gt;&quot;&amp;[.$X$5])" office:value-type="float" office:value="0">
            <text:p>0</text:p>
          </table:table-cell>
          <table:table-cell table:number-rows-spanned="2" table:style-name="ACE-522" table:formula="of:=100-([.AD136]+[.AE136])*0.5-([.AG136]+[.AH136])*0.40000000000000002-([.AJ136]+[.AK136])*0.29999999999999999-[.Z136]*0.40000000000000002-[.AA136]*0.5-([.AM136]+[.AN136])*1+(IF([.AB136]=&quot;&quot;;&quot;&quot;;IF([.AB136]&lt;80;-4;IF([.AB136]&gt;=85;IF([.AB136]&lt;90;-1;0);-2))))+(IF([.AC136]=&quot;&quot;;&quot;&quot;;IF([.AC136]&lt;85;-5;IF([.AC136]&gt;=90;IF([.AC136]&lt;95;-2;0);-4))))" office:value-type="string" office:string-value="#VALUE!">
            <text:p>#VALUE!</text:p>
          </table:table-cell>
          <table:table-cell table:number-rows-spanned="2" table:style-name="ACE-523" table:formula="of:=IF(OR([.AP136]&lt;85;([.AD136]+[.AE136])&gt;6;([.AG136]+[.AH136])&gt;6;([.AJ136]+[.AK136])&gt;6;[.Z136]&gt;6;([.AD136]+[.AE136]+[.AG136]+[.AH136]+[.AJ136]+[.AK136]+[.Z136])&gt;13;[.AA136]&gt;6;[.AB136]&lt;70;[.AC136]&lt;75);&quot;不合格&quot;;&quot;合格&quot;)" office:value-type="string" office:string-value="#VALUE!">
            <text:p>#VALUE!</text:p>
          </table:table-cell>
          <table:table-cell table:number-rows-spanned="2" table:style-name="ACE-589" table:content-validation-name="VAL-215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20" table:content-validation-name="VAL-36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36]*0.20000000000000001-[.AX136]*0.5-[.AY136]*0.20000000000000001-[.AZ136]*0.5-[.BA136]*1-[.BB136]*0.5-[.BC136]*0.20000000000000001-[.BD136]*0.20000000000000001-[.BE136]*0.20000000000000001-[.BF136]*0.5-[.BG136]*0.5-[.BH136]*1-[.BI136]*1-[.BJ136]*0.5" office:value-type="string" office:string-value="#VALUE!">
            <text:p>#VALUE!</text:p>
          </table:table-cell>
          <table:table-cell table:number-rows-spanned="2" table:style-name="ACE-329" table:formula="of:=IF(OR([.BK136]&lt;96;([.AW136]+[.AY136]+[.BC136]+[.BD136]+[.BE136])&gt;8;([.AX136]+[.AZ136]+[.BB136]+[.BF136]+[.BG136]+[.BJ136])&gt;6;([.AW136]+[.AX136]+[.AY136]+[.AZ136]+[.BA136]+[.BB136]+[.BC136]+[.BD136]+[.BE136]+[.BF136]+[.BG136]+[.BH136]+[.BI136]+[.BJ136])&gt;9);&quot;不合格&quot;;&quot;合格&quot;)" office:value-type="string" office:string-value="#VALUE!">
            <text:p>#VALUE!</text:p>
          </table:table-cell>
          <table:table-cell table:number-rows-spanned="2" table:style-name="ACE-261" table:content-validation-name="VAL-51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89" table:content-validation-name="VAL-6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38:.J139];&quot;&lt;&quot;&amp;[.$F$5])" office:value-type="float" office:value="0">
            <text:p>0</text:p>
          </table:table-cell>
          <table:table-cell table:number-rows-spanned="2" table:style-name="ACE-333" table:formula="of:=COUNTIF([.F138:.J139];&quot;&gt;&quot;&amp;[.$I$5])" office:value-type="float" office:value="0">
            <text:p>0</text:p>
          </table:table-cell>
          <table:table-cell table:number-rows-spanned="2" table:style-name="ACE-333" table:formula="of:=COUNTIF([.F138:.J139];&quot;&gt;=&quot;&amp;[.$F$5])-COUNTIF([.F138:.J139];&quot;&gt;&quot;&amp;[.$I$5])" office:value-type="float" office:value="0">
            <text:p>0</text:p>
          </table:table-cell>
          <table:table-cell table:number-rows-spanned="2" table:style-name="ACE-333" table:formula="of:=COUNTIF([.K138:.O139];&quot;&lt;&quot;&amp;[.$K$5])" office:value-type="float" office:value="0">
            <text:p>0</text:p>
          </table:table-cell>
          <table:table-cell table:number-rows-spanned="2" table:style-name="ACE-333" table:formula="of:=COUNTIF([.K138:.O139];&quot;&gt;&quot;&amp;[.$N$5])" office:value-type="float" office:value="0">
            <text:p>0</text:p>
          </table:table-cell>
          <table:table-cell table:number-rows-spanned="2" table:style-name="ACE-333" table:formula="of:=COUNTIF([.K138:.O139];&quot;&gt;=&quot;&amp;[.$K$5])-COUNTIF([.K138:.O139];&quot;&gt;&quot;&amp;[.$N$5])" office:value-type="float" office:value="0">
            <text:p>0</text:p>
          </table:table-cell>
          <table:table-cell table:number-rows-spanned="2" table:style-name="ACE-333" table:formula="of:=COUNTIF([.P138:.T139];&quot;&lt;&quot;&amp;[.$P$5])" office:value-type="float" office:value="0">
            <text:p>0</text:p>
          </table:table-cell>
          <table:table-cell table:number-rows-spanned="2" table:style-name="ACE-333" table:formula="of:=COUNTIF([.P138:.T139];&quot;&gt;&quot;&amp;[.$S$5])" office:value-type="float" office:value="0">
            <text:p>0</text:p>
          </table:table-cell>
          <table:table-cell table:number-rows-spanned="2" table:style-name="ACE-333" table:formula="of:=COUNTIF([.P138:.T139];&quot;&gt;=&quot;&amp;[.$P$5])-COUNTIF([.P138:.T139];&quot;&gt;&quot;&amp;[.$S$5])" office:value-type="float" office:value="0">
            <text:p>0</text:p>
          </table:table-cell>
          <table:table-cell table:number-rows-spanned="2" table:style-name="ACE-333" table:formula="of:=COUNTIF([.U138:.Y139];&quot;&lt;&quot;&amp;[.$U$5])" office:value-type="float" office:value="0">
            <text:p>0</text:p>
          </table:table-cell>
          <table:table-cell table:number-rows-spanned="2" table:style-name="ACE-333" table:formula="of:=COUNTIF([.U138:.Y139];&quot;&gt;&quot;&amp;[.$X$5])" office:value-type="float" office:value="0">
            <text:p>0</text:p>
          </table:table-cell>
          <table:table-cell table:number-rows-spanned="2" table:style-name="ACE-333" table:formula="of:=COUNTIF([.U138:.Y139];&quot;&gt;=&quot;&amp;[.$U$5])-COUNTIF([.U138:.Y139];&quot;&gt;&quot;&amp;[.$X$5])" office:value-type="float" office:value="0">
            <text:p>0</text:p>
          </table:table-cell>
          <table:table-cell table:number-rows-spanned="2" table:style-name="ACE-522" table:formula="of:=100-([.AD138]+[.AE138])*0.5-([.AG138]+[.AH138])*0.40000000000000002-([.AJ138]+[.AK138])*0.29999999999999999-[.Z138]*0.40000000000000002-[.AA138]*0.5-([.AM138]+[.AN138])*1+(IF([.AB138]=&quot;&quot;;&quot;&quot;;IF([.AB138]&lt;80;-4;IF([.AB138]&gt;=85;IF([.AB138]&lt;90;-1;0);-2))))+(IF([.AC138]=&quot;&quot;;&quot;&quot;;IF([.AC138]&lt;85;-5;IF([.AC138]&gt;=90;IF([.AC138]&lt;95;-2;0);-4))))" office:value-type="string" office:string-value="#VALUE!">
            <text:p>#VALUE!</text:p>
          </table:table-cell>
          <table:table-cell table:number-rows-spanned="2" table:style-name="ACE-523" table:formula="of:=IF(OR([.AP138]&lt;85;([.AD138]+[.AE138])&gt;6;([.AG138]+[.AH138])&gt;6;([.AJ138]+[.AK138])&gt;6;[.Z138]&gt;6;([.AD138]+[.AE138]+[.AG138]+[.AH138]+[.AJ138]+[.AK138]+[.Z138])&gt;13;[.AA138]&gt;6;[.AB138]&lt;70;[.AC138]&lt;75);&quot;不合格&quot;;&quot;合格&quot;)" office:value-type="string" office:string-value="#VALUE!">
            <text:p>#VALUE!</text:p>
          </table:table-cell>
          <table:table-cell table:number-rows-spanned="2" table:style-name="ACE-590" table:content-validation-name="VAL-216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9" table:content-validation-name="VAL-36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38]*0.20000000000000001-[.AX138]*0.5-[.AY138]*0.20000000000000001-[.AZ138]*0.5-[.BA138]*1-[.BB138]*0.5-[.BC138]*0.20000000000000001-[.BD138]*0.20000000000000001-[.BE138]*0.20000000000000001-[.BF138]*0.5-[.BG138]*0.5-[.BH138]*1-[.BI138]*1-[.BJ138]*0.5" office:value-type="string" office:string-value="#VALUE!">
            <text:p>#VALUE!</text:p>
          </table:table-cell>
          <table:table-cell table:number-rows-spanned="2" table:style-name="ACE-329" table:formula="of:=IF(OR([.BK138]&lt;96;([.AW138]+[.AY138]+[.BC138]+[.BD138]+[.BE138])&gt;8;([.AX138]+[.AZ138]+[.BB138]+[.BF138]+[.BG138]+[.BJ138])&gt;6;([.AW138]+[.AX138]+[.AY138]+[.AZ138]+[.BA138]+[.BB138]+[.BC138]+[.BD138]+[.BE138]+[.BF138]+[.BG138]+[.BH138]+[.BI138]+[.BJ138])&gt;9);&quot;不合格&quot;;&quot;合格&quot;)" office:value-type="string" office:string-value="#VALUE!">
            <text:p>#VALUE!</text:p>
          </table:table-cell>
          <table:table-cell table:number-rows-spanned="2" table:style-name="ACE-260" table:content-validation-name="VAL-51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0" table:content-validation-name="VAL-6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40:.J141];&quot;&lt;&quot;&amp;[.$F$5])" office:value-type="float" office:value="0">
            <text:p>0</text:p>
          </table:table-cell>
          <table:table-cell table:number-rows-spanned="2" table:style-name="ACE-333" table:formula="of:=COUNTIF([.F140:.J141];&quot;&gt;&quot;&amp;[.$I$5])" office:value-type="float" office:value="0">
            <text:p>0</text:p>
          </table:table-cell>
          <table:table-cell table:number-rows-spanned="2" table:style-name="ACE-333" table:formula="of:=COUNTIF([.F140:.J141];&quot;&gt;=&quot;&amp;[.$F$5])-COUNTIF([.F140:.J141];&quot;&gt;&quot;&amp;[.$I$5])" office:value-type="float" office:value="0">
            <text:p>0</text:p>
          </table:table-cell>
          <table:table-cell table:number-rows-spanned="2" table:style-name="ACE-333" table:formula="of:=COUNTIF([.K140:.O141];&quot;&lt;&quot;&amp;[.$K$5])" office:value-type="float" office:value="0">
            <text:p>0</text:p>
          </table:table-cell>
          <table:table-cell table:number-rows-spanned="2" table:style-name="ACE-333" table:formula="of:=COUNTIF([.K140:.O141];&quot;&gt;&quot;&amp;[.$N$5])" office:value-type="float" office:value="0">
            <text:p>0</text:p>
          </table:table-cell>
          <table:table-cell table:number-rows-spanned="2" table:style-name="ACE-333" table:formula="of:=COUNTIF([.K140:.O141];&quot;&gt;=&quot;&amp;[.$K$5])-COUNTIF([.K140:.O141];&quot;&gt;&quot;&amp;[.$N$5])" office:value-type="float" office:value="0">
            <text:p>0</text:p>
          </table:table-cell>
          <table:table-cell table:number-rows-spanned="2" table:style-name="ACE-333" table:formula="of:=COUNTIF([.P140:.T141];&quot;&lt;&quot;&amp;[.$P$5])" office:value-type="float" office:value="0">
            <text:p>0</text:p>
          </table:table-cell>
          <table:table-cell table:number-rows-spanned="2" table:style-name="ACE-333" table:formula="of:=COUNTIF([.P140:.T141];&quot;&gt;&quot;&amp;[.$S$5])" office:value-type="float" office:value="0">
            <text:p>0</text:p>
          </table:table-cell>
          <table:table-cell table:number-rows-spanned="2" table:style-name="ACE-333" table:formula="of:=COUNTIF([.P140:.T141];&quot;&gt;=&quot;&amp;[.$P$5])-COUNTIF([.P140:.T141];&quot;&gt;&quot;&amp;[.$S$5])" office:value-type="float" office:value="0">
            <text:p>0</text:p>
          </table:table-cell>
          <table:table-cell table:number-rows-spanned="2" table:style-name="ACE-333" table:formula="of:=COUNTIF([.U140:.Y141];&quot;&lt;&quot;&amp;[.$U$5])" office:value-type="float" office:value="0">
            <text:p>0</text:p>
          </table:table-cell>
          <table:table-cell table:number-rows-spanned="2" table:style-name="ACE-333" table:formula="of:=COUNTIF([.U140:.Y141];&quot;&gt;&quot;&amp;[.$X$5])" office:value-type="float" office:value="0">
            <text:p>0</text:p>
          </table:table-cell>
          <table:table-cell table:number-rows-spanned="2" table:style-name="ACE-333" table:formula="of:=COUNTIF([.U140:.Y141];&quot;&gt;=&quot;&amp;[.$U$5])-COUNTIF([.U140:.Y141];&quot;&gt;&quot;&amp;[.$X$5])" office:value-type="float" office:value="0">
            <text:p>0</text:p>
          </table:table-cell>
          <table:table-cell table:number-rows-spanned="2" table:style-name="ACE-522" table:formula="of:=100-([.AD140]+[.AE140])*0.5-([.AG140]+[.AH140])*0.40000000000000002-([.AJ140]+[.AK140])*0.29999999999999999-[.Z140]*0.40000000000000002-[.AA140]*0.5-([.AM140]+[.AN140])*1+(IF([.AB140]=&quot;&quot;;&quot;&quot;;IF([.AB140]&lt;80;-4;IF([.AB140]&gt;=85;IF([.AB140]&lt;90;-1;0);-2))))+(IF([.AC140]=&quot;&quot;;&quot;&quot;;IF([.AC140]&lt;85;-5;IF([.AC140]&gt;=90;IF([.AC140]&lt;95;-2;0);-4))))" office:value-type="string" office:string-value="#VALUE!">
            <text:p>#VALUE!</text:p>
          </table:table-cell>
          <table:table-cell table:number-rows-spanned="2" table:style-name="ACE-523" table:formula="of:=IF(OR([.AP140]&lt;85;([.AD140]+[.AE140])&gt;6;([.AG140]+[.AH140])&gt;6;([.AJ140]+[.AK140])&gt;6;[.Z140]&gt;6;([.AD140]+[.AE140]+[.AG140]+[.AH140]+[.AJ140]+[.AK140]+[.Z140])&gt;13;[.AA140]&gt;6;[.AB140]&lt;70;[.AC140]&lt;75);&quot;不合格&quot;;&quot;合格&quot;)" office:value-type="string" office:string-value="#VALUE!">
            <text:p>#VALUE!</text:p>
          </table:table-cell>
          <table:table-cell table:number-rows-spanned="2" table:style-name="ACE-591" table:content-validation-name="VAL-217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8" table:content-validation-name="VAL-36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40]*0.20000000000000001-[.AX140]*0.5-[.AY140]*0.20000000000000001-[.AZ140]*0.5-[.BA140]*1-[.BB140]*0.5-[.BC140]*0.20000000000000001-[.BD140]*0.20000000000000001-[.BE140]*0.20000000000000001-[.BF140]*0.5-[.BG140]*0.5-[.BH140]*1-[.BI140]*1-[.BJ140]*0.5" office:value-type="string" office:string-value="#VALUE!">
            <text:p>#VALUE!</text:p>
          </table:table-cell>
          <table:table-cell table:number-rows-spanned="2" table:style-name="ACE-329" table:formula="of:=IF(OR([.BK140]&lt;96;([.AW140]+[.AY140]+[.BC140]+[.BD140]+[.BE140])&gt;8;([.AX140]+[.AZ140]+[.BB140]+[.BF140]+[.BG140]+[.BJ140])&gt;6;([.AW140]+[.AX140]+[.AY140]+[.AZ140]+[.BA140]+[.BB140]+[.BC140]+[.BD140]+[.BE140]+[.BF140]+[.BG140]+[.BH140]+[.BI140]+[.BJ140])&gt;9);&quot;不合格&quot;;&quot;合格&quot;)" office:value-type="string" office:string-value="#VALUE!">
            <text:p>#VALUE!</text:p>
          </table:table-cell>
          <table:table-cell table:number-rows-spanned="2" table:style-name="ACE-259" table:content-validation-name="VAL-51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1" table:content-validation-name="VAL-6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42:.J143];&quot;&lt;&quot;&amp;[.$F$5])" office:value-type="float" office:value="0">
            <text:p>0</text:p>
          </table:table-cell>
          <table:table-cell table:number-rows-spanned="2" table:style-name="ACE-333" table:formula="of:=COUNTIF([.F142:.J143];&quot;&gt;&quot;&amp;[.$I$5])" office:value-type="float" office:value="0">
            <text:p>0</text:p>
          </table:table-cell>
          <table:table-cell table:number-rows-spanned="2" table:style-name="ACE-333" table:formula="of:=COUNTIF([.F142:.J143];&quot;&gt;=&quot;&amp;[.$F$5])-COUNTIF([.F142:.J143];&quot;&gt;&quot;&amp;[.$I$5])" office:value-type="float" office:value="0">
            <text:p>0</text:p>
          </table:table-cell>
          <table:table-cell table:number-rows-spanned="2" table:style-name="ACE-333" table:formula="of:=COUNTIF([.K142:.O143];&quot;&lt;&quot;&amp;[.$K$5])" office:value-type="float" office:value="0">
            <text:p>0</text:p>
          </table:table-cell>
          <table:table-cell table:number-rows-spanned="2" table:style-name="ACE-333" table:formula="of:=COUNTIF([.K142:.O143];&quot;&gt;&quot;&amp;[.$N$5])" office:value-type="float" office:value="0">
            <text:p>0</text:p>
          </table:table-cell>
          <table:table-cell table:number-rows-spanned="2" table:style-name="ACE-333" table:formula="of:=COUNTIF([.K142:.O143];&quot;&gt;=&quot;&amp;[.$K$5])-COUNTIF([.K142:.O143];&quot;&gt;&quot;&amp;[.$N$5])" office:value-type="float" office:value="0">
            <text:p>0</text:p>
          </table:table-cell>
          <table:table-cell table:number-rows-spanned="2" table:style-name="ACE-333" table:formula="of:=COUNTIF([.P142:.T143];&quot;&lt;&quot;&amp;[.$P$5])" office:value-type="float" office:value="0">
            <text:p>0</text:p>
          </table:table-cell>
          <table:table-cell table:number-rows-spanned="2" table:style-name="ACE-333" table:formula="of:=COUNTIF([.P142:.T143];&quot;&gt;&quot;&amp;[.$S$5])" office:value-type="float" office:value="0">
            <text:p>0</text:p>
          </table:table-cell>
          <table:table-cell table:number-rows-spanned="2" table:style-name="ACE-333" table:formula="of:=COUNTIF([.P142:.T143];&quot;&gt;=&quot;&amp;[.$P$5])-COUNTIF([.P142:.T143];&quot;&gt;&quot;&amp;[.$S$5])" office:value-type="float" office:value="0">
            <text:p>0</text:p>
          </table:table-cell>
          <table:table-cell table:number-rows-spanned="2" table:style-name="ACE-333" table:formula="of:=COUNTIF([.U142:.Y143];&quot;&lt;&quot;&amp;[.$U$5])" office:value-type="float" office:value="0">
            <text:p>0</text:p>
          </table:table-cell>
          <table:table-cell table:number-rows-spanned="2" table:style-name="ACE-333" table:formula="of:=COUNTIF([.U142:.Y143];&quot;&gt;&quot;&amp;[.$X$5])" office:value-type="float" office:value="0">
            <text:p>0</text:p>
          </table:table-cell>
          <table:table-cell table:number-rows-spanned="2" table:style-name="ACE-333" table:formula="of:=COUNTIF([.U142:.Y143];&quot;&gt;=&quot;&amp;[.$U$5])-COUNTIF([.U142:.Y143];&quot;&gt;&quot;&amp;[.$X$5])" office:value-type="float" office:value="0">
            <text:p>0</text:p>
          </table:table-cell>
          <table:table-cell table:number-rows-spanned="2" table:style-name="ACE-522" table:formula="of:=100-([.AD142]+[.AE142])*0.5-([.AG142]+[.AH142])*0.40000000000000002-([.AJ142]+[.AK142])*0.29999999999999999-[.Z142]*0.40000000000000002-[.AA142]*0.5-([.AM142]+[.AN142])*1+(IF([.AB142]=&quot;&quot;;&quot;&quot;;IF([.AB142]&lt;80;-4;IF([.AB142]&gt;=85;IF([.AB142]&lt;90;-1;0);-2))))+(IF([.AC142]=&quot;&quot;;&quot;&quot;;IF([.AC142]&lt;85;-5;IF([.AC142]&gt;=90;IF([.AC142]&lt;95;-2;0);-4))))" office:value-type="string" office:string-value="#VALUE!">
            <text:p>#VALUE!</text:p>
          </table:table-cell>
          <table:table-cell table:number-rows-spanned="2" table:style-name="ACE-523" table:formula="of:=IF(OR([.AP142]&lt;85;([.AD142]+[.AE142])&gt;6;([.AG142]+[.AH142])&gt;6;([.AJ142]+[.AK142])&gt;6;[.Z142]&gt;6;([.AD142]+[.AE142]+[.AG142]+[.AH142]+[.AJ142]+[.AK142]+[.Z142])&gt;13;[.AA142]&gt;6;[.AB142]&lt;70;[.AC142]&lt;75);&quot;不合格&quot;;&quot;合格&quot;)" office:value-type="string" office:string-value="#VALUE!">
            <text:p>#VALUE!</text:p>
          </table:table-cell>
          <table:table-cell table:number-rows-spanned="2" table:style-name="ACE-592" table:content-validation-name="VAL-218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7" table:content-validation-name="VAL-36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42]*0.20000000000000001-[.AX142]*0.5-[.AY142]*0.20000000000000001-[.AZ142]*0.5-[.BA142]*1-[.BB142]*0.5-[.BC142]*0.20000000000000001-[.BD142]*0.20000000000000001-[.BE142]*0.20000000000000001-[.BF142]*0.5-[.BG142]*0.5-[.BH142]*1-[.BI142]*1-[.BJ142]*0.5" office:value-type="string" office:string-value="#VALUE!">
            <text:p>#VALUE!</text:p>
          </table:table-cell>
          <table:table-cell table:number-rows-spanned="2" table:style-name="ACE-329" table:formula="of:=IF(OR([.BK142]&lt;96;([.AW142]+[.AY142]+[.BC142]+[.BD142]+[.BE142])&gt;8;([.AX142]+[.AZ142]+[.BB142]+[.BF142]+[.BG142]+[.BJ142])&gt;6;([.AW142]+[.AX142]+[.AY142]+[.AZ142]+[.BA142]+[.BB142]+[.BC142]+[.BD142]+[.BE142]+[.BF142]+[.BG142]+[.BH142]+[.BI142]+[.BJ142])&gt;9);&quot;不合格&quot;;&quot;合格&quot;)" office:value-type="string" office:string-value="#VALUE!">
            <text:p>#VALUE!</text:p>
          </table:table-cell>
          <table:table-cell table:number-rows-spanned="2" table:style-name="ACE-258" table:content-validation-name="VAL-51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2" table:content-validation-name="VAL-6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44:.J145];&quot;&lt;&quot;&amp;[.$F$5])" office:value-type="float" office:value="0">
            <text:p>0</text:p>
          </table:table-cell>
          <table:table-cell table:number-rows-spanned="2" table:style-name="ACE-333" table:formula="of:=COUNTIF([.F144:.J145];&quot;&gt;&quot;&amp;[.$I$5])" office:value-type="float" office:value="0">
            <text:p>0</text:p>
          </table:table-cell>
          <table:table-cell table:number-rows-spanned="2" table:style-name="ACE-333" table:formula="of:=COUNTIF([.F144:.J145];&quot;&gt;=&quot;&amp;[.$F$5])-COUNTIF([.F144:.J145];&quot;&gt;&quot;&amp;[.$I$5])" office:value-type="float" office:value="0">
            <text:p>0</text:p>
          </table:table-cell>
          <table:table-cell table:number-rows-spanned="2" table:style-name="ACE-333" table:formula="of:=COUNTIF([.K144:.O145];&quot;&lt;&quot;&amp;[.$K$5])" office:value-type="float" office:value="0">
            <text:p>0</text:p>
          </table:table-cell>
          <table:table-cell table:number-rows-spanned="2" table:style-name="ACE-333" table:formula="of:=COUNTIF([.K144:.O145];&quot;&gt;&quot;&amp;[.$N$5])" office:value-type="float" office:value="0">
            <text:p>0</text:p>
          </table:table-cell>
          <table:table-cell table:number-rows-spanned="2" table:style-name="ACE-333" table:formula="of:=COUNTIF([.K144:.O145];&quot;&gt;=&quot;&amp;[.$K$5])-COUNTIF([.K144:.O145];&quot;&gt;&quot;&amp;[.$N$5])" office:value-type="float" office:value="0">
            <text:p>0</text:p>
          </table:table-cell>
          <table:table-cell table:number-rows-spanned="2" table:style-name="ACE-333" table:formula="of:=COUNTIF([.P144:.T145];&quot;&lt;&quot;&amp;[.$P$5])" office:value-type="float" office:value="0">
            <text:p>0</text:p>
          </table:table-cell>
          <table:table-cell table:number-rows-spanned="2" table:style-name="ACE-333" table:formula="of:=COUNTIF([.P144:.T145];&quot;&gt;&quot;&amp;[.$S$5])" office:value-type="float" office:value="0">
            <text:p>0</text:p>
          </table:table-cell>
          <table:table-cell table:number-rows-spanned="2" table:style-name="ACE-333" table:formula="of:=COUNTIF([.P144:.T145];&quot;&gt;=&quot;&amp;[.$P$5])-COUNTIF([.P144:.T145];&quot;&gt;&quot;&amp;[.$S$5])" office:value-type="float" office:value="0">
            <text:p>0</text:p>
          </table:table-cell>
          <table:table-cell table:number-rows-spanned="2" table:style-name="ACE-333" table:formula="of:=COUNTIF([.U144:.Y145];&quot;&lt;&quot;&amp;[.$U$5])" office:value-type="float" office:value="0">
            <text:p>0</text:p>
          </table:table-cell>
          <table:table-cell table:number-rows-spanned="2" table:style-name="ACE-333" table:formula="of:=COUNTIF([.U144:.Y145];&quot;&gt;&quot;&amp;[.$X$5])" office:value-type="float" office:value="0">
            <text:p>0</text:p>
          </table:table-cell>
          <table:table-cell table:number-rows-spanned="2" table:style-name="ACE-333" table:formula="of:=COUNTIF([.U144:.Y145];&quot;&gt;=&quot;&amp;[.$U$5])-COUNTIF([.U144:.Y145];&quot;&gt;&quot;&amp;[.$X$5])" office:value-type="float" office:value="0">
            <text:p>0</text:p>
          </table:table-cell>
          <table:table-cell table:number-rows-spanned="2" table:style-name="ACE-522" table:formula="of:=100-([.AD144]+[.AE144])*0.5-([.AG144]+[.AH144])*0.40000000000000002-([.AJ144]+[.AK144])*0.29999999999999999-[.Z144]*0.40000000000000002-[.AA144]*0.5-([.AM144]+[.AN144])*1+(IF([.AB144]=&quot;&quot;;&quot;&quot;;IF([.AB144]&lt;80;-4;IF([.AB144]&gt;=85;IF([.AB144]&lt;90;-1;0);-2))))+(IF([.AC144]=&quot;&quot;;&quot;&quot;;IF([.AC144]&lt;85;-5;IF([.AC144]&gt;=90;IF([.AC144]&lt;95;-2;0);-4))))" office:value-type="string" office:string-value="#VALUE!">
            <text:p>#VALUE!</text:p>
          </table:table-cell>
          <table:table-cell table:number-rows-spanned="2" table:style-name="ACE-523" table:formula="of:=IF(OR([.AP144]&lt;85;([.AD144]+[.AE144])&gt;6;([.AG144]+[.AH144])&gt;6;([.AJ144]+[.AK144])&gt;6;[.Z144]&gt;6;([.AD144]+[.AE144]+[.AG144]+[.AH144]+[.AJ144]+[.AK144]+[.Z144])&gt;13;[.AA144]&gt;6;[.AB144]&lt;70;[.AC144]&lt;75);&quot;不合格&quot;;&quot;合格&quot;)" office:value-type="string" office:string-value="#VALUE!">
            <text:p>#VALUE!</text:p>
          </table:table-cell>
          <table:table-cell table:number-rows-spanned="2" table:style-name="ACE-593" table:content-validation-name="VAL-219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6" table:content-validation-name="VAL-36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44]*0.20000000000000001-[.AX144]*0.5-[.AY144]*0.20000000000000001-[.AZ144]*0.5-[.BA144]*1-[.BB144]*0.5-[.BC144]*0.20000000000000001-[.BD144]*0.20000000000000001-[.BE144]*0.20000000000000001-[.BF144]*0.5-[.BG144]*0.5-[.BH144]*1-[.BI144]*1-[.BJ144]*0.5" office:value-type="string" office:string-value="#VALUE!">
            <text:p>#VALUE!</text:p>
          </table:table-cell>
          <table:table-cell table:number-rows-spanned="2" table:style-name="ACE-329" table:formula="of:=IF(OR([.BK144]&lt;96;([.AW144]+[.AY144]+[.BC144]+[.BD144]+[.BE144])&gt;8;([.AX144]+[.AZ144]+[.BB144]+[.BF144]+[.BG144]+[.BJ144])&gt;6;([.AW144]+[.AX144]+[.AY144]+[.AZ144]+[.BA144]+[.BB144]+[.BC144]+[.BD144]+[.BE144]+[.BF144]+[.BG144]+[.BH144]+[.BI144]+[.BJ144])&gt;9);&quot;不合格&quot;;&quot;合格&quot;)" office:value-type="string" office:string-value="#VALUE!">
            <text:p>#VALUE!</text:p>
          </table:table-cell>
          <table:table-cell table:number-rows-spanned="2" table:style-name="ACE-257" table:content-validation-name="VAL-51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3" table:content-validation-name="VAL-7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46:.J147];&quot;&lt;&quot;&amp;[.$F$5])" office:value-type="float" office:value="0">
            <text:p>0</text:p>
          </table:table-cell>
          <table:table-cell table:number-rows-spanned="2" table:style-name="ACE-333" table:formula="of:=COUNTIF([.F146:.J147];&quot;&gt;&quot;&amp;[.$I$5])" office:value-type="float" office:value="0">
            <text:p>0</text:p>
          </table:table-cell>
          <table:table-cell table:number-rows-spanned="2" table:style-name="ACE-333" table:formula="of:=COUNTIF([.F146:.J147];&quot;&gt;=&quot;&amp;[.$F$5])-COUNTIF([.F146:.J147];&quot;&gt;&quot;&amp;[.$I$5])" office:value-type="float" office:value="0">
            <text:p>0</text:p>
          </table:table-cell>
          <table:table-cell table:number-rows-spanned="2" table:style-name="ACE-333" table:formula="of:=COUNTIF([.K146:.O147];&quot;&lt;&quot;&amp;[.$K$5])" office:value-type="float" office:value="0">
            <text:p>0</text:p>
          </table:table-cell>
          <table:table-cell table:number-rows-spanned="2" table:style-name="ACE-333" table:formula="of:=COUNTIF([.K146:.O147];&quot;&gt;&quot;&amp;[.$N$5])" office:value-type="float" office:value="0">
            <text:p>0</text:p>
          </table:table-cell>
          <table:table-cell table:number-rows-spanned="2" table:style-name="ACE-333" table:formula="of:=COUNTIF([.K146:.O147];&quot;&gt;=&quot;&amp;[.$K$5])-COUNTIF([.K146:.O147];&quot;&gt;&quot;&amp;[.$N$5])" office:value-type="float" office:value="0">
            <text:p>0</text:p>
          </table:table-cell>
          <table:table-cell table:number-rows-spanned="2" table:style-name="ACE-333" table:formula="of:=COUNTIF([.P146:.T147];&quot;&lt;&quot;&amp;[.$P$5])" office:value-type="float" office:value="0">
            <text:p>0</text:p>
          </table:table-cell>
          <table:table-cell table:number-rows-spanned="2" table:style-name="ACE-333" table:formula="of:=COUNTIF([.P146:.T147];&quot;&gt;&quot;&amp;[.$S$5])" office:value-type="float" office:value="0">
            <text:p>0</text:p>
          </table:table-cell>
          <table:table-cell table:number-rows-spanned="2" table:style-name="ACE-333" table:formula="of:=COUNTIF([.P146:.T147];&quot;&gt;=&quot;&amp;[.$P$5])-COUNTIF([.P146:.T147];&quot;&gt;&quot;&amp;[.$S$5])" office:value-type="float" office:value="0">
            <text:p>0</text:p>
          </table:table-cell>
          <table:table-cell table:number-rows-spanned="2" table:style-name="ACE-333" table:formula="of:=COUNTIF([.U146:.Y147];&quot;&lt;&quot;&amp;[.$U$5])" office:value-type="float" office:value="0">
            <text:p>0</text:p>
          </table:table-cell>
          <table:table-cell table:number-rows-spanned="2" table:style-name="ACE-333" table:formula="of:=COUNTIF([.U146:.Y147];&quot;&gt;&quot;&amp;[.$X$5])" office:value-type="float" office:value="0">
            <text:p>0</text:p>
          </table:table-cell>
          <table:table-cell table:number-rows-spanned="2" table:style-name="ACE-333" table:formula="of:=COUNTIF([.U146:.Y147];&quot;&gt;=&quot;&amp;[.$U$5])-COUNTIF([.U146:.Y147];&quot;&gt;&quot;&amp;[.$X$5])" office:value-type="float" office:value="0">
            <text:p>0</text:p>
          </table:table-cell>
          <table:table-cell table:number-rows-spanned="2" table:style-name="ACE-522" table:formula="of:=100-([.AD146]+[.AE146])*0.5-([.AG146]+[.AH146])*0.40000000000000002-([.AJ146]+[.AK146])*0.29999999999999999-[.Z146]*0.40000000000000002-[.AA146]*0.5-([.AM146]+[.AN146])*1+(IF([.AB146]=&quot;&quot;;&quot;&quot;;IF([.AB146]&lt;80;-4;IF([.AB146]&gt;=85;IF([.AB146]&lt;90;-1;0);-2))))+(IF([.AC146]=&quot;&quot;;&quot;&quot;;IF([.AC146]&lt;85;-5;IF([.AC146]&gt;=90;IF([.AC146]&lt;95;-2;0);-4))))" office:value-type="string" office:string-value="#VALUE!">
            <text:p>#VALUE!</text:p>
          </table:table-cell>
          <table:table-cell table:number-rows-spanned="2" table:style-name="ACE-523" table:formula="of:=IF(OR([.AP146]&lt;85;([.AD146]+[.AE146])&gt;6;([.AG146]+[.AH146])&gt;6;([.AJ146]+[.AK146])&gt;6;[.Z146]&gt;6;([.AD146]+[.AE146]+[.AG146]+[.AH146]+[.AJ146]+[.AK146]+[.Z146])&gt;13;[.AA146]&gt;6;[.AB146]&lt;70;[.AC146]&lt;75);&quot;不合格&quot;;&quot;合格&quot;)" office:value-type="string" office:string-value="#VALUE!">
            <text:p>#VALUE!</text:p>
          </table:table-cell>
          <table:table-cell table:number-rows-spanned="2" table:style-name="ACE-594" table:content-validation-name="VAL-220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5" table:content-validation-name="VAL-37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46]*0.20000000000000001-[.AX146]*0.5-[.AY146]*0.20000000000000001-[.AZ146]*0.5-[.BA146]*1-[.BB146]*0.5-[.BC146]*0.20000000000000001-[.BD146]*0.20000000000000001-[.BE146]*0.20000000000000001-[.BF146]*0.5-[.BG146]*0.5-[.BH146]*1-[.BI146]*1-[.BJ146]*0.5" office:value-type="string" office:string-value="#VALUE!">
            <text:p>#VALUE!</text:p>
          </table:table-cell>
          <table:table-cell table:number-rows-spanned="2" table:style-name="ACE-329" table:formula="of:=IF(OR([.BK146]&lt;96;([.AW146]+[.AY146]+[.BC146]+[.BD146]+[.BE146])&gt;8;([.AX146]+[.AZ146]+[.BB146]+[.BF146]+[.BG146]+[.BJ146])&gt;6;([.AW146]+[.AX146]+[.AY146]+[.AZ146]+[.BA146]+[.BB146]+[.BC146]+[.BD146]+[.BE146]+[.BF146]+[.BG146]+[.BH146]+[.BI146]+[.BJ146])&gt;9);&quot;不合格&quot;;&quot;合格&quot;)" office:value-type="string" office:string-value="#VALUE!">
            <text:p>#VALUE!</text:p>
          </table:table-cell>
          <table:table-cell table:number-rows-spanned="2" table:style-name="ACE-256" table:content-validation-name="VAL-52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4" table:content-validation-name="VAL-7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48:.J149];&quot;&lt;&quot;&amp;[.$F$5])" office:value-type="float" office:value="0">
            <text:p>0</text:p>
          </table:table-cell>
          <table:table-cell table:number-rows-spanned="2" table:style-name="ACE-333" table:formula="of:=COUNTIF([.F148:.J149];&quot;&gt;&quot;&amp;[.$I$5])" office:value-type="float" office:value="0">
            <text:p>0</text:p>
          </table:table-cell>
          <table:table-cell table:number-rows-spanned="2" table:style-name="ACE-333" table:formula="of:=COUNTIF([.F148:.J149];&quot;&gt;=&quot;&amp;[.$F$5])-COUNTIF([.F148:.J149];&quot;&gt;&quot;&amp;[.$I$5])" office:value-type="float" office:value="0">
            <text:p>0</text:p>
          </table:table-cell>
          <table:table-cell table:number-rows-spanned="2" table:style-name="ACE-333" table:formula="of:=COUNTIF([.K148:.O149];&quot;&lt;&quot;&amp;[.$K$5])" office:value-type="float" office:value="0">
            <text:p>0</text:p>
          </table:table-cell>
          <table:table-cell table:number-rows-spanned="2" table:style-name="ACE-333" table:formula="of:=COUNTIF([.K148:.O149];&quot;&gt;&quot;&amp;[.$N$5])" office:value-type="float" office:value="0">
            <text:p>0</text:p>
          </table:table-cell>
          <table:table-cell table:number-rows-spanned="2" table:style-name="ACE-333" table:formula="of:=COUNTIF([.K148:.O149];&quot;&gt;=&quot;&amp;[.$K$5])-COUNTIF([.K148:.O149];&quot;&gt;&quot;&amp;[.$N$5])" office:value-type="float" office:value="0">
            <text:p>0</text:p>
          </table:table-cell>
          <table:table-cell table:number-rows-spanned="2" table:style-name="ACE-333" table:formula="of:=COUNTIF([.P148:.T149];&quot;&lt;&quot;&amp;[.$P$5])" office:value-type="float" office:value="0">
            <text:p>0</text:p>
          </table:table-cell>
          <table:table-cell table:number-rows-spanned="2" table:style-name="ACE-333" table:formula="of:=COUNTIF([.P148:.T149];&quot;&gt;&quot;&amp;[.$S$5])" office:value-type="float" office:value="0">
            <text:p>0</text:p>
          </table:table-cell>
          <table:table-cell table:number-rows-spanned="2" table:style-name="ACE-333" table:formula="of:=COUNTIF([.P148:.T149];&quot;&gt;=&quot;&amp;[.$P$5])-COUNTIF([.P148:.T149];&quot;&gt;&quot;&amp;[.$S$5])" office:value-type="float" office:value="0">
            <text:p>0</text:p>
          </table:table-cell>
          <table:table-cell table:number-rows-spanned="2" table:style-name="ACE-333" table:formula="of:=COUNTIF([.U148:.Y149];&quot;&lt;&quot;&amp;[.$U$5])" office:value-type="float" office:value="0">
            <text:p>0</text:p>
          </table:table-cell>
          <table:table-cell table:number-rows-spanned="2" table:style-name="ACE-333" table:formula="of:=COUNTIF([.U148:.Y149];&quot;&gt;&quot;&amp;[.$X$5])" office:value-type="float" office:value="0">
            <text:p>0</text:p>
          </table:table-cell>
          <table:table-cell table:number-rows-spanned="2" table:style-name="ACE-333" table:formula="of:=COUNTIF([.U148:.Y149];&quot;&gt;=&quot;&amp;[.$U$5])-COUNTIF([.U148:.Y149];&quot;&gt;&quot;&amp;[.$X$5])" office:value-type="float" office:value="0">
            <text:p>0</text:p>
          </table:table-cell>
          <table:table-cell table:number-rows-spanned="2" table:style-name="ACE-522" table:formula="of:=100-([.AD148]+[.AE148])*0.5-([.AG148]+[.AH148])*0.40000000000000002-([.AJ148]+[.AK148])*0.29999999999999999-[.Z148]*0.40000000000000002-[.AA148]*0.5-([.AM148]+[.AN148])*1+(IF([.AB148]=&quot;&quot;;&quot;&quot;;IF([.AB148]&lt;80;-4;IF([.AB148]&gt;=85;IF([.AB148]&lt;90;-1;0);-2))))+(IF([.AC148]=&quot;&quot;;&quot;&quot;;IF([.AC148]&lt;85;-5;IF([.AC148]&gt;=90;IF([.AC148]&lt;95;-2;0);-4))))" office:value-type="string" office:string-value="#VALUE!">
            <text:p>#VALUE!</text:p>
          </table:table-cell>
          <table:table-cell table:number-rows-spanned="2" table:style-name="ACE-523" table:formula="of:=IF(OR([.AP148]&lt;85;([.AD148]+[.AE148])&gt;6;([.AG148]+[.AH148])&gt;6;([.AJ148]+[.AK148])&gt;6;[.Z148]&gt;6;([.AD148]+[.AE148]+[.AG148]+[.AH148]+[.AJ148]+[.AK148]+[.Z148])&gt;13;[.AA148]&gt;6;[.AB148]&lt;70;[.AC148]&lt;75);&quot;不合格&quot;;&quot;合格&quot;)" office:value-type="string" office:string-value="#VALUE!">
            <text:p>#VALUE!</text:p>
          </table:table-cell>
          <table:table-cell table:number-rows-spanned="2" table:style-name="ACE-595" table:content-validation-name="VAL-221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4" table:content-validation-name="VAL-37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48]*0.20000000000000001-[.AX148]*0.5-[.AY148]*0.20000000000000001-[.AZ148]*0.5-[.BA148]*1-[.BB148]*0.5-[.BC148]*0.20000000000000001-[.BD148]*0.20000000000000001-[.BE148]*0.20000000000000001-[.BF148]*0.5-[.BG148]*0.5-[.BH148]*1-[.BI148]*1-[.BJ148]*0.5" office:value-type="string" office:string-value="#VALUE!">
            <text:p>#VALUE!</text:p>
          </table:table-cell>
          <table:table-cell table:number-rows-spanned="2" table:style-name="ACE-329" table:formula="of:=IF(OR([.BK148]&lt;96;([.AW148]+[.AY148]+[.BC148]+[.BD148]+[.BE148])&gt;8;([.AX148]+[.AZ148]+[.BB148]+[.BF148]+[.BG148]+[.BJ148])&gt;6;([.AW148]+[.AX148]+[.AY148]+[.AZ148]+[.BA148]+[.BB148]+[.BC148]+[.BD148]+[.BE148]+[.BF148]+[.BG148]+[.BH148]+[.BI148]+[.BJ148])&gt;9);&quot;不合格&quot;;&quot;合格&quot;)" office:value-type="string" office:string-value="#VALUE!">
            <text:p>#VALUE!</text:p>
          </table:table-cell>
          <table:table-cell table:number-rows-spanned="2" table:style-name="ACE-255" table:content-validation-name="VAL-52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5" table:content-validation-name="VAL-7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50:.J151];&quot;&lt;&quot;&amp;[.$F$5])" office:value-type="float" office:value="0">
            <text:p>0</text:p>
          </table:table-cell>
          <table:table-cell table:number-rows-spanned="2" table:style-name="ACE-333" table:formula="of:=COUNTIF([.F150:.J151];&quot;&gt;&quot;&amp;[.$I$5])" office:value-type="float" office:value="0">
            <text:p>0</text:p>
          </table:table-cell>
          <table:table-cell table:number-rows-spanned="2" table:style-name="ACE-333" table:formula="of:=COUNTIF([.F150:.J151];&quot;&gt;=&quot;&amp;[.$F$5])-COUNTIF([.F150:.J151];&quot;&gt;&quot;&amp;[.$I$5])" office:value-type="float" office:value="0">
            <text:p>0</text:p>
          </table:table-cell>
          <table:table-cell table:number-rows-spanned="2" table:style-name="ACE-333" table:formula="of:=COUNTIF([.K150:.O151];&quot;&lt;&quot;&amp;[.$K$5])" office:value-type="float" office:value="0">
            <text:p>0</text:p>
          </table:table-cell>
          <table:table-cell table:number-rows-spanned="2" table:style-name="ACE-333" table:formula="of:=COUNTIF([.K150:.O151];&quot;&gt;&quot;&amp;[.$N$5])" office:value-type="float" office:value="0">
            <text:p>0</text:p>
          </table:table-cell>
          <table:table-cell table:number-rows-spanned="2" table:style-name="ACE-333" table:formula="of:=COUNTIF([.K150:.O151];&quot;&gt;=&quot;&amp;[.$K$5])-COUNTIF([.K150:.O151];&quot;&gt;&quot;&amp;[.$N$5])" office:value-type="float" office:value="0">
            <text:p>0</text:p>
          </table:table-cell>
          <table:table-cell table:number-rows-spanned="2" table:style-name="ACE-333" table:formula="of:=COUNTIF([.P150:.T151];&quot;&lt;&quot;&amp;[.$P$5])" office:value-type="float" office:value="0">
            <text:p>0</text:p>
          </table:table-cell>
          <table:table-cell table:number-rows-spanned="2" table:style-name="ACE-333" table:formula="of:=COUNTIF([.P150:.T151];&quot;&gt;&quot;&amp;[.$S$5])" office:value-type="float" office:value="0">
            <text:p>0</text:p>
          </table:table-cell>
          <table:table-cell table:number-rows-spanned="2" table:style-name="ACE-333" table:formula="of:=COUNTIF([.P150:.T151];&quot;&gt;=&quot;&amp;[.$P$5])-COUNTIF([.P150:.T151];&quot;&gt;&quot;&amp;[.$S$5])" office:value-type="float" office:value="0">
            <text:p>0</text:p>
          </table:table-cell>
          <table:table-cell table:number-rows-spanned="2" table:style-name="ACE-333" table:formula="of:=COUNTIF([.U150:.Y151];&quot;&lt;&quot;&amp;[.$U$5])" office:value-type="float" office:value="0">
            <text:p>0</text:p>
          </table:table-cell>
          <table:table-cell table:number-rows-spanned="2" table:style-name="ACE-333" table:formula="of:=COUNTIF([.U150:.Y151];&quot;&gt;&quot;&amp;[.$X$5])" office:value-type="float" office:value="0">
            <text:p>0</text:p>
          </table:table-cell>
          <table:table-cell table:number-rows-spanned="2" table:style-name="ACE-333" table:formula="of:=COUNTIF([.U150:.Y151];&quot;&gt;=&quot;&amp;[.$U$5])-COUNTIF([.U150:.Y151];&quot;&gt;&quot;&amp;[.$X$5])" office:value-type="float" office:value="0">
            <text:p>0</text:p>
          </table:table-cell>
          <table:table-cell table:number-rows-spanned="2" table:style-name="ACE-522" table:formula="of:=100-([.AD150]+[.AE150])*0.5-([.AG150]+[.AH150])*0.40000000000000002-([.AJ150]+[.AK150])*0.29999999999999999-[.Z150]*0.40000000000000002-[.AA150]*0.5-([.AM150]+[.AN150])*1+(IF([.AB150]=&quot;&quot;;&quot;&quot;;IF([.AB150]&lt;80;-4;IF([.AB150]&gt;=85;IF([.AB150]&lt;90;-1;0);-2))))+(IF([.AC150]=&quot;&quot;;&quot;&quot;;IF([.AC150]&lt;85;-5;IF([.AC150]&gt;=90;IF([.AC150]&lt;95;-2;0);-4))))" office:value-type="string" office:string-value="#VALUE!">
            <text:p>#VALUE!</text:p>
          </table:table-cell>
          <table:table-cell table:number-rows-spanned="2" table:style-name="ACE-523" table:formula="of:=IF(OR([.AP150]&lt;85;([.AD150]+[.AE150])&gt;6;([.AG150]+[.AH150])&gt;6;([.AJ150]+[.AK150])&gt;6;[.Z150]&gt;6;([.AD150]+[.AE150]+[.AG150]+[.AH150]+[.AJ150]+[.AK150]+[.Z150])&gt;13;[.AA150]&gt;6;[.AB150]&lt;70;[.AC150]&lt;75);&quot;不合格&quot;;&quot;合格&quot;)" office:value-type="string" office:string-value="#VALUE!">
            <text:p>#VALUE!</text:p>
          </table:table-cell>
          <table:table-cell table:number-rows-spanned="2" table:style-name="ACE-596" table:content-validation-name="VAL-222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3" table:content-validation-name="VAL-37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50]*0.20000000000000001-[.AX150]*0.5-[.AY150]*0.20000000000000001-[.AZ150]*0.5-[.BA150]*1-[.BB150]*0.5-[.BC150]*0.20000000000000001-[.BD150]*0.20000000000000001-[.BE150]*0.20000000000000001-[.BF150]*0.5-[.BG150]*0.5-[.BH150]*1-[.BI150]*1-[.BJ150]*0.5" office:value-type="string" office:string-value="#VALUE!">
            <text:p>#VALUE!</text:p>
          </table:table-cell>
          <table:table-cell table:number-rows-spanned="2" table:style-name="ACE-329" table:formula="of:=IF(OR([.BK150]&lt;96;([.AW150]+[.AY150]+[.BC150]+[.BD150]+[.BE150])&gt;8;([.AX150]+[.AZ150]+[.BB150]+[.BF150]+[.BG150]+[.BJ150])&gt;6;([.AW150]+[.AX150]+[.AY150]+[.AZ150]+[.BA150]+[.BB150]+[.BC150]+[.BD150]+[.BE150]+[.BF150]+[.BG150]+[.BH150]+[.BI150]+[.BJ150])&gt;9);&quot;不合格&quot;;&quot;合格&quot;)" office:value-type="string" office:string-value="#VALUE!">
            <text:p>#VALUE!</text:p>
          </table:table-cell>
          <table:table-cell table:number-rows-spanned="2" table:style-name="ACE-254" table:content-validation-name="VAL-52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6" table:content-validation-name="VAL-7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52:.J153];&quot;&lt;&quot;&amp;[.$F$5])" office:value-type="float" office:value="0">
            <text:p>0</text:p>
          </table:table-cell>
          <table:table-cell table:number-rows-spanned="2" table:style-name="ACE-333" table:formula="of:=COUNTIF([.F152:.J153];&quot;&gt;&quot;&amp;[.$I$5])" office:value-type="float" office:value="0">
            <text:p>0</text:p>
          </table:table-cell>
          <table:table-cell table:number-rows-spanned="2" table:style-name="ACE-333" table:formula="of:=COUNTIF([.F152:.J153];&quot;&gt;=&quot;&amp;[.$F$5])-COUNTIF([.F152:.J153];&quot;&gt;&quot;&amp;[.$I$5])" office:value-type="float" office:value="0">
            <text:p>0</text:p>
          </table:table-cell>
          <table:table-cell table:number-rows-spanned="2" table:style-name="ACE-333" table:formula="of:=COUNTIF([.K152:.O153];&quot;&lt;&quot;&amp;[.$K$5])" office:value-type="float" office:value="0">
            <text:p>0</text:p>
          </table:table-cell>
          <table:table-cell table:number-rows-spanned="2" table:style-name="ACE-333" table:formula="of:=COUNTIF([.K152:.O153];&quot;&gt;&quot;&amp;[.$N$5])" office:value-type="float" office:value="0">
            <text:p>0</text:p>
          </table:table-cell>
          <table:table-cell table:number-rows-spanned="2" table:style-name="ACE-333" table:formula="of:=COUNTIF([.K152:.O153];&quot;&gt;=&quot;&amp;[.$K$5])-COUNTIF([.K152:.O153];&quot;&gt;&quot;&amp;[.$N$5])" office:value-type="float" office:value="0">
            <text:p>0</text:p>
          </table:table-cell>
          <table:table-cell table:number-rows-spanned="2" table:style-name="ACE-333" table:formula="of:=COUNTIF([.P152:.T153];&quot;&lt;&quot;&amp;[.$P$5])" office:value-type="float" office:value="0">
            <text:p>0</text:p>
          </table:table-cell>
          <table:table-cell table:number-rows-spanned="2" table:style-name="ACE-333" table:formula="of:=COUNTIF([.P152:.T153];&quot;&gt;&quot;&amp;[.$S$5])" office:value-type="float" office:value="0">
            <text:p>0</text:p>
          </table:table-cell>
          <table:table-cell table:number-rows-spanned="2" table:style-name="ACE-333" table:formula="of:=COUNTIF([.P152:.T153];&quot;&gt;=&quot;&amp;[.$P$5])-COUNTIF([.P152:.T153];&quot;&gt;&quot;&amp;[.$S$5])" office:value-type="float" office:value="0">
            <text:p>0</text:p>
          </table:table-cell>
          <table:table-cell table:number-rows-spanned="2" table:style-name="ACE-333" table:formula="of:=COUNTIF([.U152:.Y153];&quot;&lt;&quot;&amp;[.$U$5])" office:value-type="float" office:value="0">
            <text:p>0</text:p>
          </table:table-cell>
          <table:table-cell table:number-rows-spanned="2" table:style-name="ACE-333" table:formula="of:=COUNTIF([.U152:.Y153];&quot;&gt;&quot;&amp;[.$X$5])" office:value-type="float" office:value="0">
            <text:p>0</text:p>
          </table:table-cell>
          <table:table-cell table:number-rows-spanned="2" table:style-name="ACE-333" table:formula="of:=COUNTIF([.U152:.Y153];&quot;&gt;=&quot;&amp;[.$U$5])-COUNTIF([.U152:.Y153];&quot;&gt;&quot;&amp;[.$X$5])" office:value-type="float" office:value="0">
            <text:p>0</text:p>
          </table:table-cell>
          <table:table-cell table:number-rows-spanned="2" table:style-name="ACE-522" table:formula="of:=100-([.AD152]+[.AE152])*0.5-([.AG152]+[.AH152])*0.40000000000000002-([.AJ152]+[.AK152])*0.29999999999999999-[.Z152]*0.40000000000000002-[.AA152]*0.5-([.AM152]+[.AN152])*1+(IF([.AB152]=&quot;&quot;;&quot;&quot;;IF([.AB152]&lt;80;-4;IF([.AB152]&gt;=85;IF([.AB152]&lt;90;-1;0);-2))))+(IF([.AC152]=&quot;&quot;;&quot;&quot;;IF([.AC152]&lt;85;-5;IF([.AC152]&gt;=90;IF([.AC152]&lt;95;-2;0);-4))))" office:value-type="string" office:string-value="#VALUE!">
            <text:p>#VALUE!</text:p>
          </table:table-cell>
          <table:table-cell table:number-rows-spanned="2" table:style-name="ACE-523" table:formula="of:=IF(OR([.AP152]&lt;85;([.AD152]+[.AE152])&gt;6;([.AG152]+[.AH152])&gt;6;([.AJ152]+[.AK152])&gt;6;[.Z152]&gt;6;([.AD152]+[.AE152]+[.AG152]+[.AH152]+[.AJ152]+[.AK152]+[.Z152])&gt;13;[.AA152]&gt;6;[.AB152]&lt;70;[.AC152]&lt;75);&quot;不合格&quot;;&quot;合格&quot;)" office:value-type="string" office:string-value="#VALUE!">
            <text:p>#VALUE!</text:p>
          </table:table-cell>
          <table:table-cell table:number-rows-spanned="2" table:style-name="ACE-597" table:content-validation-name="VAL-223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2" table:content-validation-name="VAL-37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52]*0.20000000000000001-[.AX152]*0.5-[.AY152]*0.20000000000000001-[.AZ152]*0.5-[.BA152]*1-[.BB152]*0.5-[.BC152]*0.20000000000000001-[.BD152]*0.20000000000000001-[.BE152]*0.20000000000000001-[.BF152]*0.5-[.BG152]*0.5-[.BH152]*1-[.BI152]*1-[.BJ152]*0.5" office:value-type="string" office:string-value="#VALUE!">
            <text:p>#VALUE!</text:p>
          </table:table-cell>
          <table:table-cell table:number-rows-spanned="2" table:style-name="ACE-329" table:formula="of:=IF(OR([.BK152]&lt;96;([.AW152]+[.AY152]+[.BC152]+[.BD152]+[.BE152])&gt;8;([.AX152]+[.AZ152]+[.BB152]+[.BF152]+[.BG152]+[.BJ152])&gt;6;([.AW152]+[.AX152]+[.AY152]+[.AZ152]+[.BA152]+[.BB152]+[.BC152]+[.BD152]+[.BE152]+[.BF152]+[.BG152]+[.BH152]+[.BI152]+[.BJ152])&gt;9);&quot;不合格&quot;;&quot;合格&quot;)" office:value-type="string" office:string-value="#VALUE!">
            <text:p>#VALUE!</text:p>
          </table:table-cell>
          <table:table-cell table:number-rows-spanned="2" table:style-name="ACE-253" table:content-validation-name="VAL-52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7" table:content-validation-name="VAL-7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54:.J155];&quot;&lt;&quot;&amp;[.$F$5])" office:value-type="float" office:value="0">
            <text:p>0</text:p>
          </table:table-cell>
          <table:table-cell table:number-rows-spanned="2" table:style-name="ACE-333" table:formula="of:=COUNTIF([.F154:.J155];&quot;&gt;&quot;&amp;[.$I$5])" office:value-type="float" office:value="0">
            <text:p>0</text:p>
          </table:table-cell>
          <table:table-cell table:number-rows-spanned="2" table:style-name="ACE-333" table:formula="of:=COUNTIF([.F154:.J155];&quot;&gt;=&quot;&amp;[.$F$5])-COUNTIF([.F154:.J155];&quot;&gt;&quot;&amp;[.$I$5])" office:value-type="float" office:value="0">
            <text:p>0</text:p>
          </table:table-cell>
          <table:table-cell table:number-rows-spanned="2" table:style-name="ACE-333" table:formula="of:=COUNTIF([.K154:.O155];&quot;&lt;&quot;&amp;[.$K$5])" office:value-type="float" office:value="0">
            <text:p>0</text:p>
          </table:table-cell>
          <table:table-cell table:number-rows-spanned="2" table:style-name="ACE-333" table:formula="of:=COUNTIF([.K154:.O155];&quot;&gt;&quot;&amp;[.$N$5])" office:value-type="float" office:value="0">
            <text:p>0</text:p>
          </table:table-cell>
          <table:table-cell table:number-rows-spanned="2" table:style-name="ACE-333" table:formula="of:=COUNTIF([.K154:.O155];&quot;&gt;=&quot;&amp;[.$K$5])-COUNTIF([.K154:.O155];&quot;&gt;&quot;&amp;[.$N$5])" office:value-type="float" office:value="0">
            <text:p>0</text:p>
          </table:table-cell>
          <table:table-cell table:number-rows-spanned="2" table:style-name="ACE-333" table:formula="of:=COUNTIF([.P154:.T155];&quot;&lt;&quot;&amp;[.$P$5])" office:value-type="float" office:value="0">
            <text:p>0</text:p>
          </table:table-cell>
          <table:table-cell table:number-rows-spanned="2" table:style-name="ACE-333" table:formula="of:=COUNTIF([.P154:.T155];&quot;&gt;&quot;&amp;[.$S$5])" office:value-type="float" office:value="0">
            <text:p>0</text:p>
          </table:table-cell>
          <table:table-cell table:number-rows-spanned="2" table:style-name="ACE-333" table:formula="of:=COUNTIF([.P154:.T155];&quot;&gt;=&quot;&amp;[.$P$5])-COUNTIF([.P154:.T155];&quot;&gt;&quot;&amp;[.$S$5])" office:value-type="float" office:value="0">
            <text:p>0</text:p>
          </table:table-cell>
          <table:table-cell table:number-rows-spanned="2" table:style-name="ACE-333" table:formula="of:=COUNTIF([.U154:.Y155];&quot;&lt;&quot;&amp;[.$U$5])" office:value-type="float" office:value="0">
            <text:p>0</text:p>
          </table:table-cell>
          <table:table-cell table:number-rows-spanned="2" table:style-name="ACE-333" table:formula="of:=COUNTIF([.U154:.Y155];&quot;&gt;&quot;&amp;[.$X$5])" office:value-type="float" office:value="0">
            <text:p>0</text:p>
          </table:table-cell>
          <table:table-cell table:number-rows-spanned="2" table:style-name="ACE-333" table:formula="of:=COUNTIF([.U154:.Y155];&quot;&gt;=&quot;&amp;[.$U$5])-COUNTIF([.U154:.Y155];&quot;&gt;&quot;&amp;[.$X$5])" office:value-type="float" office:value="0">
            <text:p>0</text:p>
          </table:table-cell>
          <table:table-cell table:number-rows-spanned="2" table:style-name="ACE-522" table:formula="of:=100-([.AD154]+[.AE154])*0.5-([.AG154]+[.AH154])*0.40000000000000002-([.AJ154]+[.AK154])*0.29999999999999999-[.Z154]*0.40000000000000002-[.AA154]*0.5-([.AM154]+[.AN154])*1+(IF([.AB154]=&quot;&quot;;&quot;&quot;;IF([.AB154]&lt;80;-4;IF([.AB154]&gt;=85;IF([.AB154]&lt;90;-1;0);-2))))+(IF([.AC154]=&quot;&quot;;&quot;&quot;;IF([.AC154]&lt;85;-5;IF([.AC154]&gt;=90;IF([.AC154]&lt;95;-2;0);-4))))" office:value-type="string" office:string-value="#VALUE!">
            <text:p>#VALUE!</text:p>
          </table:table-cell>
          <table:table-cell table:number-rows-spanned="2" table:style-name="ACE-523" table:formula="of:=IF(OR([.AP154]&lt;85;([.AD154]+[.AE154])&gt;6;([.AG154]+[.AH154])&gt;6;([.AJ154]+[.AK154])&gt;6;[.Z154]&gt;6;([.AD154]+[.AE154]+[.AG154]+[.AH154]+[.AJ154]+[.AK154]+[.Z154])&gt;13;[.AA154]&gt;6;[.AB154]&lt;70;[.AC154]&lt;75);&quot;不合格&quot;;&quot;合格&quot;)" office:value-type="string" office:string-value="#VALUE!">
            <text:p>#VALUE!</text:p>
          </table:table-cell>
          <table:table-cell table:number-rows-spanned="2" table:style-name="ACE-598" table:content-validation-name="VAL-224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1" table:content-validation-name="VAL-37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54]*0.20000000000000001-[.AX154]*0.5-[.AY154]*0.20000000000000001-[.AZ154]*0.5-[.BA154]*1-[.BB154]*0.5-[.BC154]*0.20000000000000001-[.BD154]*0.20000000000000001-[.BE154]*0.20000000000000001-[.BF154]*0.5-[.BG154]*0.5-[.BH154]*1-[.BI154]*1-[.BJ154]*0.5" office:value-type="string" office:string-value="#VALUE!">
            <text:p>#VALUE!</text:p>
          </table:table-cell>
          <table:table-cell table:number-rows-spanned="2" table:style-name="ACE-329" table:formula="of:=IF(OR([.BK154]&lt;96;([.AW154]+[.AY154]+[.BC154]+[.BD154]+[.BE154])&gt;8;([.AX154]+[.AZ154]+[.BB154]+[.BF154]+[.BG154]+[.BJ154])&gt;6;([.AW154]+[.AX154]+[.AY154]+[.AZ154]+[.BA154]+[.BB154]+[.BC154]+[.BD154]+[.BE154]+[.BF154]+[.BG154]+[.BH154]+[.BI154]+[.BJ154])&gt;9);&quot;不合格&quot;;&quot;合格&quot;)" office:value-type="string" office:string-value="#VALUE!">
            <text:p>#VALUE!</text:p>
          </table:table-cell>
          <table:table-cell table:number-rows-spanned="2" table:style-name="ACE-252" table:content-validation-name="VAL-52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8" table:content-validation-name="VAL-7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56:.J157];&quot;&lt;&quot;&amp;[.$F$5])" office:value-type="float" office:value="0">
            <text:p>0</text:p>
          </table:table-cell>
          <table:table-cell table:number-rows-spanned="2" table:style-name="ACE-333" table:formula="of:=COUNTIF([.F156:.J157];&quot;&gt;&quot;&amp;[.$I$5])" office:value-type="float" office:value="0">
            <text:p>0</text:p>
          </table:table-cell>
          <table:table-cell table:number-rows-spanned="2" table:style-name="ACE-333" table:formula="of:=COUNTIF([.F156:.J157];&quot;&gt;=&quot;&amp;[.$F$5])-COUNTIF([.F156:.J157];&quot;&gt;&quot;&amp;[.$I$5])" office:value-type="float" office:value="0">
            <text:p>0</text:p>
          </table:table-cell>
          <table:table-cell table:number-rows-spanned="2" table:style-name="ACE-333" table:formula="of:=COUNTIF([.K156:.O157];&quot;&lt;&quot;&amp;[.$K$5])" office:value-type="float" office:value="0">
            <text:p>0</text:p>
          </table:table-cell>
          <table:table-cell table:number-rows-spanned="2" table:style-name="ACE-333" table:formula="of:=COUNTIF([.K156:.O157];&quot;&gt;&quot;&amp;[.$N$5])" office:value-type="float" office:value="0">
            <text:p>0</text:p>
          </table:table-cell>
          <table:table-cell table:number-rows-spanned="2" table:style-name="ACE-333" table:formula="of:=COUNTIF([.K156:.O157];&quot;&gt;=&quot;&amp;[.$K$5])-COUNTIF([.K156:.O157];&quot;&gt;&quot;&amp;[.$N$5])" office:value-type="float" office:value="0">
            <text:p>0</text:p>
          </table:table-cell>
          <table:table-cell table:number-rows-spanned="2" table:style-name="ACE-333" table:formula="of:=COUNTIF([.P156:.T157];&quot;&lt;&quot;&amp;[.$P$5])" office:value-type="float" office:value="0">
            <text:p>0</text:p>
          </table:table-cell>
          <table:table-cell table:number-rows-spanned="2" table:style-name="ACE-333" table:formula="of:=COUNTIF([.P156:.T157];&quot;&gt;&quot;&amp;[.$S$5])" office:value-type="float" office:value="0">
            <text:p>0</text:p>
          </table:table-cell>
          <table:table-cell table:number-rows-spanned="2" table:style-name="ACE-333" table:formula="of:=COUNTIF([.P156:.T157];&quot;&gt;=&quot;&amp;[.$P$5])-COUNTIF([.P156:.T157];&quot;&gt;&quot;&amp;[.$S$5])" office:value-type="float" office:value="0">
            <text:p>0</text:p>
          </table:table-cell>
          <table:table-cell table:number-rows-spanned="2" table:style-name="ACE-333" table:formula="of:=COUNTIF([.U156:.Y157];&quot;&lt;&quot;&amp;[.$U$5])" office:value-type="float" office:value="0">
            <text:p>0</text:p>
          </table:table-cell>
          <table:table-cell table:number-rows-spanned="2" table:style-name="ACE-333" table:formula="of:=COUNTIF([.U156:.Y157];&quot;&gt;&quot;&amp;[.$X$5])" office:value-type="float" office:value="0">
            <text:p>0</text:p>
          </table:table-cell>
          <table:table-cell table:number-rows-spanned="2" table:style-name="ACE-333" table:formula="of:=COUNTIF([.U156:.Y157];&quot;&gt;=&quot;&amp;[.$U$5])-COUNTIF([.U156:.Y157];&quot;&gt;&quot;&amp;[.$X$5])" office:value-type="float" office:value="0">
            <text:p>0</text:p>
          </table:table-cell>
          <table:table-cell table:number-rows-spanned="2" table:style-name="ACE-522" table:formula="of:=100-([.AD156]+[.AE156])*0.5-([.AG156]+[.AH156])*0.40000000000000002-([.AJ156]+[.AK156])*0.29999999999999999-[.Z156]*0.40000000000000002-[.AA156]*0.5-([.AM156]+[.AN156])*1+(IF([.AB156]=&quot;&quot;;&quot;&quot;;IF([.AB156]&lt;80;-4;IF([.AB156]&gt;=85;IF([.AB156]&lt;90;-1;0);-2))))+(IF([.AC156]=&quot;&quot;;&quot;&quot;;IF([.AC156]&lt;85;-5;IF([.AC156]&gt;=90;IF([.AC156]&lt;95;-2;0);-4))))" office:value-type="string" office:string-value="#VALUE!">
            <text:p>#VALUE!</text:p>
          </table:table-cell>
          <table:table-cell table:number-rows-spanned="2" table:style-name="ACE-523" table:formula="of:=IF(OR([.AP156]&lt;85;([.AD156]+[.AE156])&gt;6;([.AG156]+[.AH156])&gt;6;([.AJ156]+[.AK156])&gt;6;[.Z156]&gt;6;([.AD156]+[.AE156]+[.AG156]+[.AH156]+[.AJ156]+[.AK156]+[.Z156])&gt;13;[.AA156]&gt;6;[.AB156]&lt;70;[.AC156]&lt;75);&quot;不合格&quot;;&quot;合格&quot;)" office:value-type="string" office:string-value="#VALUE!">
            <text:p>#VALUE!</text:p>
          </table:table-cell>
          <table:table-cell table:number-rows-spanned="2" table:style-name="ACE-599" table:content-validation-name="VAL-225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0" table:content-validation-name="VAL-37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56]*0.20000000000000001-[.AX156]*0.5-[.AY156]*0.20000000000000001-[.AZ156]*0.5-[.BA156]*1-[.BB156]*0.5-[.BC156]*0.20000000000000001-[.BD156]*0.20000000000000001-[.BE156]*0.20000000000000001-[.BF156]*0.5-[.BG156]*0.5-[.BH156]*1-[.BI156]*1-[.BJ156]*0.5" office:value-type="string" office:string-value="#VALUE!">
            <text:p>#VALUE!</text:p>
          </table:table-cell>
          <table:table-cell table:number-rows-spanned="2" table:style-name="ACE-329" table:formula="of:=IF(OR([.BK156]&lt;96;([.AW156]+[.AY156]+[.BC156]+[.BD156]+[.BE156])&gt;8;([.AX156]+[.AZ156]+[.BB156]+[.BF156]+[.BG156]+[.BJ156])&gt;6;([.AW156]+[.AX156]+[.AY156]+[.AZ156]+[.BA156]+[.BB156]+[.BC156]+[.BD156]+[.BE156]+[.BF156]+[.BG156]+[.BH156]+[.BI156]+[.BJ156])&gt;9);&quot;不合格&quot;;&quot;合格&quot;)" office:value-type="string" office:string-value="#VALUE!">
            <text:p>#VALUE!</text:p>
          </table:table-cell>
          <table:table-cell table:number-rows-spanned="2" table:style-name="ACE-251" table:content-validation-name="VAL-52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9" table:content-validation-name="VAL-7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58:.J159];&quot;&lt;&quot;&amp;[.$F$5])" office:value-type="float" office:value="0">
            <text:p>0</text:p>
          </table:table-cell>
          <table:table-cell table:number-rows-spanned="2" table:style-name="ACE-333" table:formula="of:=COUNTIF([.F158:.J159];&quot;&gt;&quot;&amp;[.$I$5])" office:value-type="float" office:value="0">
            <text:p>0</text:p>
          </table:table-cell>
          <table:table-cell table:number-rows-spanned="2" table:style-name="ACE-333" table:formula="of:=COUNTIF([.F158:.J159];&quot;&gt;=&quot;&amp;[.$F$5])-COUNTIF([.F158:.J159];&quot;&gt;&quot;&amp;[.$I$5])" office:value-type="float" office:value="0">
            <text:p>0</text:p>
          </table:table-cell>
          <table:table-cell table:number-rows-spanned="2" table:style-name="ACE-333" table:formula="of:=COUNTIF([.K158:.O159];&quot;&lt;&quot;&amp;[.$K$5])" office:value-type="float" office:value="0">
            <text:p>0</text:p>
          </table:table-cell>
          <table:table-cell table:number-rows-spanned="2" table:style-name="ACE-333" table:formula="of:=COUNTIF([.K158:.O159];&quot;&gt;&quot;&amp;[.$N$5])" office:value-type="float" office:value="0">
            <text:p>0</text:p>
          </table:table-cell>
          <table:table-cell table:number-rows-spanned="2" table:style-name="ACE-333" table:formula="of:=COUNTIF([.K158:.O159];&quot;&gt;=&quot;&amp;[.$K$5])-COUNTIF([.K158:.O159];&quot;&gt;&quot;&amp;[.$N$5])" office:value-type="float" office:value="0">
            <text:p>0</text:p>
          </table:table-cell>
          <table:table-cell table:number-rows-spanned="2" table:style-name="ACE-333" table:formula="of:=COUNTIF([.P158:.T159];&quot;&lt;&quot;&amp;[.$P$5])" office:value-type="float" office:value="0">
            <text:p>0</text:p>
          </table:table-cell>
          <table:table-cell table:number-rows-spanned="2" table:style-name="ACE-333" table:formula="of:=COUNTIF([.P158:.T159];&quot;&gt;&quot;&amp;[.$S$5])" office:value-type="float" office:value="0">
            <text:p>0</text:p>
          </table:table-cell>
          <table:table-cell table:number-rows-spanned="2" table:style-name="ACE-333" table:formula="of:=COUNTIF([.P158:.T159];&quot;&gt;=&quot;&amp;[.$P$5])-COUNTIF([.P158:.T159];&quot;&gt;&quot;&amp;[.$S$5])" office:value-type="float" office:value="0">
            <text:p>0</text:p>
          </table:table-cell>
          <table:table-cell table:number-rows-spanned="2" table:style-name="ACE-333" table:formula="of:=COUNTIF([.U158:.Y159];&quot;&lt;&quot;&amp;[.$U$5])" office:value-type="float" office:value="0">
            <text:p>0</text:p>
          </table:table-cell>
          <table:table-cell table:number-rows-spanned="2" table:style-name="ACE-333" table:formula="of:=COUNTIF([.U158:.Y159];&quot;&gt;&quot;&amp;[.$X$5])" office:value-type="float" office:value="0">
            <text:p>0</text:p>
          </table:table-cell>
          <table:table-cell table:number-rows-spanned="2" table:style-name="ACE-333" table:formula="of:=COUNTIF([.U158:.Y159];&quot;&gt;=&quot;&amp;[.$U$5])-COUNTIF([.U158:.Y159];&quot;&gt;&quot;&amp;[.$X$5])" office:value-type="float" office:value="0">
            <text:p>0</text:p>
          </table:table-cell>
          <table:table-cell table:number-rows-spanned="2" table:style-name="ACE-522" table:formula="of:=100-([.AD158]+[.AE158])*0.5-([.AG158]+[.AH158])*0.40000000000000002-([.AJ158]+[.AK158])*0.29999999999999999-[.Z158]*0.40000000000000002-[.AA158]*0.5-([.AM158]+[.AN158])*1+(IF([.AB158]=&quot;&quot;;&quot;&quot;;IF([.AB158]&lt;80;-4;IF([.AB158]&gt;=85;IF([.AB158]&lt;90;-1;0);-2))))+(IF([.AC158]=&quot;&quot;;&quot;&quot;;IF([.AC158]&lt;85;-5;IF([.AC158]&gt;=90;IF([.AC158]&lt;95;-2;0);-4))))" office:value-type="string" office:string-value="#VALUE!">
            <text:p>#VALUE!</text:p>
          </table:table-cell>
          <table:table-cell table:number-rows-spanned="2" table:style-name="ACE-523" table:formula="of:=IF(OR([.AP158]&lt;85;([.AD158]+[.AE158])&gt;6;([.AG158]+[.AH158])&gt;6;([.AJ158]+[.AK158])&gt;6;[.Z158]&gt;6;([.AD158]+[.AE158]+[.AG158]+[.AH158]+[.AJ158]+[.AK158]+[.Z158])&gt;13;[.AA158]&gt;6;[.AB158]&lt;70;[.AC158]&lt;75);&quot;不合格&quot;;&quot;合格&quot;)" office:value-type="string" office:string-value="#VALUE!">
            <text:p>#VALUE!</text:p>
          </table:table-cell>
          <table:table-cell table:number-rows-spanned="2" table:style-name="ACE-600" table:content-validation-name="VAL-226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9" table:content-validation-name="VAL-37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58]*0.20000000000000001-[.AX158]*0.5-[.AY158]*0.20000000000000001-[.AZ158]*0.5-[.BA158]*1-[.BB158]*0.5-[.BC158]*0.20000000000000001-[.BD158]*0.20000000000000001-[.BE158]*0.20000000000000001-[.BF158]*0.5-[.BG158]*0.5-[.BH158]*1-[.BI158]*1-[.BJ158]*0.5" office:value-type="string" office:string-value="#VALUE!">
            <text:p>#VALUE!</text:p>
          </table:table-cell>
          <table:table-cell table:number-rows-spanned="2" table:style-name="ACE-329" table:formula="of:=IF(OR([.BK158]&lt;96;([.AW158]+[.AY158]+[.BC158]+[.BD158]+[.BE158])&gt;8;([.AX158]+[.AZ158]+[.BB158]+[.BF158]+[.BG158]+[.BJ158])&gt;6;([.AW158]+[.AX158]+[.AY158]+[.AZ158]+[.BA158]+[.BB158]+[.BC158]+[.BD158]+[.BE158]+[.BF158]+[.BG158]+[.BH158]+[.BI158]+[.BJ158])&gt;9);&quot;不合格&quot;;&quot;合格&quot;)" office:value-type="string" office:string-value="#VALUE!">
            <text:p>#VALUE!</text:p>
          </table:table-cell>
          <table:table-cell table:number-rows-spanned="2" table:style-name="ACE-250" table:content-validation-name="VAL-52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0" table:content-validation-name="VAL-7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60:.J161];&quot;&lt;&quot;&amp;[.$F$5])" office:value-type="float" office:value="0">
            <text:p>0</text:p>
          </table:table-cell>
          <table:table-cell table:number-rows-spanned="2" table:style-name="ACE-333" table:formula="of:=COUNTIF([.F160:.J161];&quot;&gt;&quot;&amp;[.$I$5])" office:value-type="float" office:value="0">
            <text:p>0</text:p>
          </table:table-cell>
          <table:table-cell table:number-rows-spanned="2" table:style-name="ACE-333" table:formula="of:=COUNTIF([.F160:.J161];&quot;&gt;=&quot;&amp;[.$F$5])-COUNTIF([.F160:.J161];&quot;&gt;&quot;&amp;[.$I$5])" office:value-type="float" office:value="0">
            <text:p>0</text:p>
          </table:table-cell>
          <table:table-cell table:number-rows-spanned="2" table:style-name="ACE-333" table:formula="of:=COUNTIF([.K160:.O161];&quot;&lt;&quot;&amp;[.$K$5])" office:value-type="float" office:value="0">
            <text:p>0</text:p>
          </table:table-cell>
          <table:table-cell table:number-rows-spanned="2" table:style-name="ACE-333" table:formula="of:=COUNTIF([.K160:.O161];&quot;&gt;&quot;&amp;[.$N$5])" office:value-type="float" office:value="0">
            <text:p>0</text:p>
          </table:table-cell>
          <table:table-cell table:number-rows-spanned="2" table:style-name="ACE-333" table:formula="of:=COUNTIF([.K160:.O161];&quot;&gt;=&quot;&amp;[.$K$5])-COUNTIF([.K160:.O161];&quot;&gt;&quot;&amp;[.$N$5])" office:value-type="float" office:value="0">
            <text:p>0</text:p>
          </table:table-cell>
          <table:table-cell table:number-rows-spanned="2" table:style-name="ACE-333" table:formula="of:=COUNTIF([.P160:.T161];&quot;&lt;&quot;&amp;[.$P$5])" office:value-type="float" office:value="0">
            <text:p>0</text:p>
          </table:table-cell>
          <table:table-cell table:number-rows-spanned="2" table:style-name="ACE-333" table:formula="of:=COUNTIF([.P160:.T161];&quot;&gt;&quot;&amp;[.$S$5])" office:value-type="float" office:value="0">
            <text:p>0</text:p>
          </table:table-cell>
          <table:table-cell table:number-rows-spanned="2" table:style-name="ACE-333" table:formula="of:=COUNTIF([.P160:.T161];&quot;&gt;=&quot;&amp;[.$P$5])-COUNTIF([.P160:.T161];&quot;&gt;&quot;&amp;[.$S$5])" office:value-type="float" office:value="0">
            <text:p>0</text:p>
          </table:table-cell>
          <table:table-cell table:number-rows-spanned="2" table:style-name="ACE-333" table:formula="of:=COUNTIF([.U160:.Y161];&quot;&lt;&quot;&amp;[.$U$5])" office:value-type="float" office:value="0">
            <text:p>0</text:p>
          </table:table-cell>
          <table:table-cell table:number-rows-spanned="2" table:style-name="ACE-333" table:formula="of:=COUNTIF([.U160:.Y161];&quot;&gt;&quot;&amp;[.$X$5])" office:value-type="float" office:value="0">
            <text:p>0</text:p>
          </table:table-cell>
          <table:table-cell table:number-rows-spanned="2" table:style-name="ACE-333" table:formula="of:=COUNTIF([.U160:.Y161];&quot;&gt;=&quot;&amp;[.$U$5])-COUNTIF([.U160:.Y161];&quot;&gt;&quot;&amp;[.$X$5])" office:value-type="float" office:value="0">
            <text:p>0</text:p>
          </table:table-cell>
          <table:table-cell table:number-rows-spanned="2" table:style-name="ACE-522" table:formula="of:=100-([.AD160]+[.AE160])*0.5-([.AG160]+[.AH160])*0.40000000000000002-([.AJ160]+[.AK160])*0.29999999999999999-[.Z160]*0.40000000000000002-[.AA160]*0.5-([.AM160]+[.AN160])*1+(IF([.AB160]=&quot;&quot;;&quot;&quot;;IF([.AB160]&lt;80;-4;IF([.AB160]&gt;=85;IF([.AB160]&lt;90;-1;0);-2))))+(IF([.AC160]=&quot;&quot;;&quot;&quot;;IF([.AC160]&lt;85;-5;IF([.AC160]&gt;=90;IF([.AC160]&lt;95;-2;0);-4))))" office:value-type="string" office:string-value="#VALUE!">
            <text:p>#VALUE!</text:p>
          </table:table-cell>
          <table:table-cell table:number-rows-spanned="2" table:style-name="ACE-523" table:formula="of:=IF(OR([.AP160]&lt;85;([.AD160]+[.AE160])&gt;6;([.AG160]+[.AH160])&gt;6;([.AJ160]+[.AK160])&gt;6;[.Z160]&gt;6;([.AD160]+[.AE160]+[.AG160]+[.AH160]+[.AJ160]+[.AK160]+[.Z160])&gt;13;[.AA160]&gt;6;[.AB160]&lt;70;[.AC160]&lt;75);&quot;不合格&quot;;&quot;合格&quot;)" office:value-type="string" office:string-value="#VALUE!">
            <text:p>#VALUE!</text:p>
          </table:table-cell>
          <table:table-cell table:number-rows-spanned="2" table:style-name="ACE-601" table:content-validation-name="VAL-227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8" table:content-validation-name="VAL-37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60]*0.20000000000000001-[.AX160]*0.5-[.AY160]*0.20000000000000001-[.AZ160]*0.5-[.BA160]*1-[.BB160]*0.5-[.BC160]*0.20000000000000001-[.BD160]*0.20000000000000001-[.BE160]*0.20000000000000001-[.BF160]*0.5-[.BG160]*0.5-[.BH160]*1-[.BI160]*1-[.BJ160]*0.5" office:value-type="string" office:string-value="#VALUE!">
            <text:p>#VALUE!</text:p>
          </table:table-cell>
          <table:table-cell table:number-rows-spanned="2" table:style-name="ACE-329" table:formula="of:=IF(OR([.BK160]&lt;96;([.AW160]+[.AY160]+[.BC160]+[.BD160]+[.BE160])&gt;8;([.AX160]+[.AZ160]+[.BB160]+[.BF160]+[.BG160]+[.BJ160])&gt;6;([.AW160]+[.AX160]+[.AY160]+[.AZ160]+[.BA160]+[.BB160]+[.BC160]+[.BD160]+[.BE160]+[.BF160]+[.BG160]+[.BH160]+[.BI160]+[.BJ160])&gt;9);&quot;不合格&quot;;&quot;合格&quot;)" office:value-type="string" office:string-value="#VALUE!">
            <text:p>#VALUE!</text:p>
          </table:table-cell>
          <table:table-cell table:number-rows-spanned="2" table:style-name="ACE-249" table:content-validation-name="VAL-52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1" table:content-validation-name="VAL-7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62:.J163];&quot;&lt;&quot;&amp;[.$F$5])" office:value-type="float" office:value="0">
            <text:p>0</text:p>
          </table:table-cell>
          <table:table-cell table:number-rows-spanned="2" table:style-name="ACE-333" table:formula="of:=COUNTIF([.F162:.J163];&quot;&gt;&quot;&amp;[.$I$5])" office:value-type="float" office:value="0">
            <text:p>0</text:p>
          </table:table-cell>
          <table:table-cell table:number-rows-spanned="2" table:style-name="ACE-333" table:formula="of:=COUNTIF([.F162:.J163];&quot;&gt;=&quot;&amp;[.$F$5])-COUNTIF([.F162:.J163];&quot;&gt;&quot;&amp;[.$I$5])" office:value-type="float" office:value="0">
            <text:p>0</text:p>
          </table:table-cell>
          <table:table-cell table:number-rows-spanned="2" table:style-name="ACE-333" table:formula="of:=COUNTIF([.K162:.O163];&quot;&lt;&quot;&amp;[.$K$5])" office:value-type="float" office:value="0">
            <text:p>0</text:p>
          </table:table-cell>
          <table:table-cell table:number-rows-spanned="2" table:style-name="ACE-333" table:formula="of:=COUNTIF([.K162:.O163];&quot;&gt;&quot;&amp;[.$N$5])" office:value-type="float" office:value="0">
            <text:p>0</text:p>
          </table:table-cell>
          <table:table-cell table:number-rows-spanned="2" table:style-name="ACE-333" table:formula="of:=COUNTIF([.K162:.O163];&quot;&gt;=&quot;&amp;[.$K$5])-COUNTIF([.K162:.O163];&quot;&gt;&quot;&amp;[.$N$5])" office:value-type="float" office:value="0">
            <text:p>0</text:p>
          </table:table-cell>
          <table:table-cell table:number-rows-spanned="2" table:style-name="ACE-333" table:formula="of:=COUNTIF([.P162:.T163];&quot;&lt;&quot;&amp;[.$P$5])" office:value-type="float" office:value="0">
            <text:p>0</text:p>
          </table:table-cell>
          <table:table-cell table:number-rows-spanned="2" table:style-name="ACE-333" table:formula="of:=COUNTIF([.P162:.T163];&quot;&gt;&quot;&amp;[.$S$5])" office:value-type="float" office:value="0">
            <text:p>0</text:p>
          </table:table-cell>
          <table:table-cell table:number-rows-spanned="2" table:style-name="ACE-333" table:formula="of:=COUNTIF([.P162:.T163];&quot;&gt;=&quot;&amp;[.$P$5])-COUNTIF([.P162:.T163];&quot;&gt;&quot;&amp;[.$S$5])" office:value-type="float" office:value="0">
            <text:p>0</text:p>
          </table:table-cell>
          <table:table-cell table:number-rows-spanned="2" table:style-name="ACE-333" table:formula="of:=COUNTIF([.U162:.Y163];&quot;&lt;&quot;&amp;[.$U$5])" office:value-type="float" office:value="0">
            <text:p>0</text:p>
          </table:table-cell>
          <table:table-cell table:number-rows-spanned="2" table:style-name="ACE-333" table:formula="of:=COUNTIF([.U162:.Y163];&quot;&gt;&quot;&amp;[.$X$5])" office:value-type="float" office:value="0">
            <text:p>0</text:p>
          </table:table-cell>
          <table:table-cell table:number-rows-spanned="2" table:style-name="ACE-333" table:formula="of:=COUNTIF([.U162:.Y163];&quot;&gt;=&quot;&amp;[.$U$5])-COUNTIF([.U162:.Y163];&quot;&gt;&quot;&amp;[.$X$5])" office:value-type="float" office:value="0">
            <text:p>0</text:p>
          </table:table-cell>
          <table:table-cell table:number-rows-spanned="2" table:style-name="ACE-522" table:formula="of:=100-([.AD162]+[.AE162])*0.5-([.AG162]+[.AH162])*0.40000000000000002-([.AJ162]+[.AK162])*0.29999999999999999-[.Z162]*0.40000000000000002-[.AA162]*0.5-([.AM162]+[.AN162])*1+(IF([.AB162]=&quot;&quot;;&quot;&quot;;IF([.AB162]&lt;80;-4;IF([.AB162]&gt;=85;IF([.AB162]&lt;90;-1;0);-2))))+(IF([.AC162]=&quot;&quot;;&quot;&quot;;IF([.AC162]&lt;85;-5;IF([.AC162]&gt;=90;IF([.AC162]&lt;95;-2;0);-4))))" office:value-type="string" office:string-value="#VALUE!">
            <text:p>#VALUE!</text:p>
          </table:table-cell>
          <table:table-cell table:number-rows-spanned="2" table:style-name="ACE-523" table:formula="of:=IF(OR([.AP162]&lt;85;([.AD162]+[.AE162])&gt;6;([.AG162]+[.AH162])&gt;6;([.AJ162]+[.AK162])&gt;6;[.Z162]&gt;6;([.AD162]+[.AE162]+[.AG162]+[.AH162]+[.AJ162]+[.AK162]+[.Z162])&gt;13;[.AA162]&gt;6;[.AB162]&lt;70;[.AC162]&lt;75);&quot;不合格&quot;;&quot;合格&quot;)" office:value-type="string" office:string-value="#VALUE!">
            <text:p>#VALUE!</text:p>
          </table:table-cell>
          <table:table-cell table:number-rows-spanned="2" table:style-name="ACE-602" table:content-validation-name="VAL-228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7" table:content-validation-name="VAL-37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62]*0.20000000000000001-[.AX162]*0.5-[.AY162]*0.20000000000000001-[.AZ162]*0.5-[.BA162]*1-[.BB162]*0.5-[.BC162]*0.20000000000000001-[.BD162]*0.20000000000000001-[.BE162]*0.20000000000000001-[.BF162]*0.5-[.BG162]*0.5-[.BH162]*1-[.BI162]*1-[.BJ162]*0.5" office:value-type="string" office:string-value="#VALUE!">
            <text:p>#VALUE!</text:p>
          </table:table-cell>
          <table:table-cell table:number-rows-spanned="2" table:style-name="ACE-329" table:formula="of:=IF(OR([.BK162]&lt;96;([.AW162]+[.AY162]+[.BC162]+[.BD162]+[.BE162])&gt;8;([.AX162]+[.AZ162]+[.BB162]+[.BF162]+[.BG162]+[.BJ162])&gt;6;([.AW162]+[.AX162]+[.AY162]+[.AZ162]+[.BA162]+[.BB162]+[.BC162]+[.BD162]+[.BE162]+[.BF162]+[.BG162]+[.BH162]+[.BI162]+[.BJ162])&gt;9);&quot;不合格&quot;;&quot;合格&quot;)" office:value-type="string" office:string-value="#VALUE!">
            <text:p>#VALUE!</text:p>
          </table:table-cell>
          <table:table-cell table:number-rows-spanned="2" table:style-name="ACE-248" table:content-validation-name="VAL-52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2" table:content-validation-name="VAL-7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64:.J165];&quot;&lt;&quot;&amp;[.$F$5])" office:value-type="float" office:value="0">
            <text:p>0</text:p>
          </table:table-cell>
          <table:table-cell table:number-rows-spanned="2" table:style-name="ACE-333" table:formula="of:=COUNTIF([.F164:.J165];&quot;&gt;&quot;&amp;[.$I$5])" office:value-type="float" office:value="0">
            <text:p>0</text:p>
          </table:table-cell>
          <table:table-cell table:number-rows-spanned="2" table:style-name="ACE-333" table:formula="of:=COUNTIF([.F164:.J165];&quot;&gt;=&quot;&amp;[.$F$5])-COUNTIF([.F164:.J165];&quot;&gt;&quot;&amp;[.$I$5])" office:value-type="float" office:value="0">
            <text:p>0</text:p>
          </table:table-cell>
          <table:table-cell table:number-rows-spanned="2" table:style-name="ACE-333" table:formula="of:=COUNTIF([.K164:.O165];&quot;&lt;&quot;&amp;[.$K$5])" office:value-type="float" office:value="0">
            <text:p>0</text:p>
          </table:table-cell>
          <table:table-cell table:number-rows-spanned="2" table:style-name="ACE-333" table:formula="of:=COUNTIF([.K164:.O165];&quot;&gt;&quot;&amp;[.$N$5])" office:value-type="float" office:value="0">
            <text:p>0</text:p>
          </table:table-cell>
          <table:table-cell table:number-rows-spanned="2" table:style-name="ACE-333" table:formula="of:=COUNTIF([.K164:.O165];&quot;&gt;=&quot;&amp;[.$K$5])-COUNTIF([.K164:.O165];&quot;&gt;&quot;&amp;[.$N$5])" office:value-type="float" office:value="0">
            <text:p>0</text:p>
          </table:table-cell>
          <table:table-cell table:number-rows-spanned="2" table:style-name="ACE-333" table:formula="of:=COUNTIF([.P164:.T165];&quot;&lt;&quot;&amp;[.$P$5])" office:value-type="float" office:value="0">
            <text:p>0</text:p>
          </table:table-cell>
          <table:table-cell table:number-rows-spanned="2" table:style-name="ACE-333" table:formula="of:=COUNTIF([.P164:.T165];&quot;&gt;&quot;&amp;[.$S$5])" office:value-type="float" office:value="0">
            <text:p>0</text:p>
          </table:table-cell>
          <table:table-cell table:number-rows-spanned="2" table:style-name="ACE-333" table:formula="of:=COUNTIF([.P164:.T165];&quot;&gt;=&quot;&amp;[.$P$5])-COUNTIF([.P164:.T165];&quot;&gt;&quot;&amp;[.$S$5])" office:value-type="float" office:value="0">
            <text:p>0</text:p>
          </table:table-cell>
          <table:table-cell table:number-rows-spanned="2" table:style-name="ACE-333" table:formula="of:=COUNTIF([.U164:.Y165];&quot;&lt;&quot;&amp;[.$U$5])" office:value-type="float" office:value="0">
            <text:p>0</text:p>
          </table:table-cell>
          <table:table-cell table:number-rows-spanned="2" table:style-name="ACE-333" table:formula="of:=COUNTIF([.U164:.Y165];&quot;&gt;&quot;&amp;[.$X$5])" office:value-type="float" office:value="0">
            <text:p>0</text:p>
          </table:table-cell>
          <table:table-cell table:number-rows-spanned="2" table:style-name="ACE-333" table:formula="of:=COUNTIF([.U164:.Y165];&quot;&gt;=&quot;&amp;[.$U$5])-COUNTIF([.U164:.Y165];&quot;&gt;&quot;&amp;[.$X$5])" office:value-type="float" office:value="0">
            <text:p>0</text:p>
          </table:table-cell>
          <table:table-cell table:number-rows-spanned="2" table:style-name="ACE-522" table:formula="of:=100-([.AD164]+[.AE164])*0.5-([.AG164]+[.AH164])*0.40000000000000002-([.AJ164]+[.AK164])*0.29999999999999999-[.Z164]*0.40000000000000002-[.AA164]*0.5-([.AM164]+[.AN164])*1+(IF([.AB164]=&quot;&quot;;&quot;&quot;;IF([.AB164]&lt;80;-4;IF([.AB164]&gt;=85;IF([.AB164]&lt;90;-1;0);-2))))+(IF([.AC164]=&quot;&quot;;&quot;&quot;;IF([.AC164]&lt;85;-5;IF([.AC164]&gt;=90;IF([.AC164]&lt;95;-2;0);-4))))" office:value-type="string" office:string-value="#VALUE!">
            <text:p>#VALUE!</text:p>
          </table:table-cell>
          <table:table-cell table:number-rows-spanned="2" table:style-name="ACE-523" table:formula="of:=IF(OR([.AP164]&lt;85;([.AD164]+[.AE164])&gt;6;([.AG164]+[.AH164])&gt;6;([.AJ164]+[.AK164])&gt;6;[.Z164]&gt;6;([.AD164]+[.AE164]+[.AG164]+[.AH164]+[.AJ164]+[.AK164]+[.Z164])&gt;13;[.AA164]&gt;6;[.AB164]&lt;70;[.AC164]&lt;75);&quot;不合格&quot;;&quot;合格&quot;)" office:value-type="string" office:string-value="#VALUE!">
            <text:p>#VALUE!</text:p>
          </table:table-cell>
          <table:table-cell table:number-rows-spanned="2" table:style-name="ACE-603" table:content-validation-name="VAL-229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6" table:content-validation-name="VAL-37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64]*0.20000000000000001-[.AX164]*0.5-[.AY164]*0.20000000000000001-[.AZ164]*0.5-[.BA164]*1-[.BB164]*0.5-[.BC164]*0.20000000000000001-[.BD164]*0.20000000000000001-[.BE164]*0.20000000000000001-[.BF164]*0.5-[.BG164]*0.5-[.BH164]*1-[.BI164]*1-[.BJ164]*0.5" office:value-type="string" office:string-value="#VALUE!">
            <text:p>#VALUE!</text:p>
          </table:table-cell>
          <table:table-cell table:number-rows-spanned="2" table:style-name="ACE-329" table:formula="of:=IF(OR([.BK164]&lt;96;([.AW164]+[.AY164]+[.BC164]+[.BD164]+[.BE164])&gt;8;([.AX164]+[.AZ164]+[.BB164]+[.BF164]+[.BG164]+[.BJ164])&gt;6;([.AW164]+[.AX164]+[.AY164]+[.AZ164]+[.BA164]+[.BB164]+[.BC164]+[.BD164]+[.BE164]+[.BF164]+[.BG164]+[.BH164]+[.BI164]+[.BJ164])&gt;9);&quot;不合格&quot;;&quot;合格&quot;)" office:value-type="string" office:string-value="#VALUE!">
            <text:p>#VALUE!</text:p>
          </table:table-cell>
          <table:table-cell table:number-rows-spanned="2" table:style-name="ACE-247" table:content-validation-name="VAL-52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3" table:content-validation-name="VAL-8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66:.J167];&quot;&lt;&quot;&amp;[.$F$5])" office:value-type="float" office:value="0">
            <text:p>0</text:p>
          </table:table-cell>
          <table:table-cell table:number-rows-spanned="2" table:style-name="ACE-333" table:formula="of:=COUNTIF([.F166:.J167];&quot;&gt;&quot;&amp;[.$I$5])" office:value-type="float" office:value="0">
            <text:p>0</text:p>
          </table:table-cell>
          <table:table-cell table:number-rows-spanned="2" table:style-name="ACE-333" table:formula="of:=COUNTIF([.F166:.J167];&quot;&gt;=&quot;&amp;[.$F$5])-COUNTIF([.F166:.J167];&quot;&gt;&quot;&amp;[.$I$5])" office:value-type="float" office:value="0">
            <text:p>0</text:p>
          </table:table-cell>
          <table:table-cell table:number-rows-spanned="2" table:style-name="ACE-333" table:formula="of:=COUNTIF([.K166:.O167];&quot;&lt;&quot;&amp;[.$K$5])" office:value-type="float" office:value="0">
            <text:p>0</text:p>
          </table:table-cell>
          <table:table-cell table:number-rows-spanned="2" table:style-name="ACE-333" table:formula="of:=COUNTIF([.K166:.O167];&quot;&gt;&quot;&amp;[.$N$5])" office:value-type="float" office:value="0">
            <text:p>0</text:p>
          </table:table-cell>
          <table:table-cell table:number-rows-spanned="2" table:style-name="ACE-333" table:formula="of:=COUNTIF([.K166:.O167];&quot;&gt;=&quot;&amp;[.$K$5])-COUNTIF([.K166:.O167];&quot;&gt;&quot;&amp;[.$N$5])" office:value-type="float" office:value="0">
            <text:p>0</text:p>
          </table:table-cell>
          <table:table-cell table:number-rows-spanned="2" table:style-name="ACE-333" table:formula="of:=COUNTIF([.P166:.T167];&quot;&lt;&quot;&amp;[.$P$5])" office:value-type="float" office:value="0">
            <text:p>0</text:p>
          </table:table-cell>
          <table:table-cell table:number-rows-spanned="2" table:style-name="ACE-333" table:formula="of:=COUNTIF([.P166:.T167];&quot;&gt;&quot;&amp;[.$S$5])" office:value-type="float" office:value="0">
            <text:p>0</text:p>
          </table:table-cell>
          <table:table-cell table:number-rows-spanned="2" table:style-name="ACE-333" table:formula="of:=COUNTIF([.P166:.T167];&quot;&gt;=&quot;&amp;[.$P$5])-COUNTIF([.P166:.T167];&quot;&gt;&quot;&amp;[.$S$5])" office:value-type="float" office:value="0">
            <text:p>0</text:p>
          </table:table-cell>
          <table:table-cell table:number-rows-spanned="2" table:style-name="ACE-333" table:formula="of:=COUNTIF([.U166:.Y167];&quot;&lt;&quot;&amp;[.$U$5])" office:value-type="float" office:value="0">
            <text:p>0</text:p>
          </table:table-cell>
          <table:table-cell table:number-rows-spanned="2" table:style-name="ACE-333" table:formula="of:=COUNTIF([.U166:.Y167];&quot;&gt;&quot;&amp;[.$X$5])" office:value-type="float" office:value="0">
            <text:p>0</text:p>
          </table:table-cell>
          <table:table-cell table:number-rows-spanned="2" table:style-name="ACE-333" table:formula="of:=COUNTIF([.U166:.Y167];&quot;&gt;=&quot;&amp;[.$U$5])-COUNTIF([.U166:.Y167];&quot;&gt;&quot;&amp;[.$X$5])" office:value-type="float" office:value="0">
            <text:p>0</text:p>
          </table:table-cell>
          <table:table-cell table:number-rows-spanned="2" table:style-name="ACE-522" table:formula="of:=100-([.AD166]+[.AE166])*0.5-([.AG166]+[.AH166])*0.40000000000000002-([.AJ166]+[.AK166])*0.29999999999999999-[.Z166]*0.40000000000000002-[.AA166]*0.5-([.AM166]+[.AN166])*1+(IF([.AB166]=&quot;&quot;;&quot;&quot;;IF([.AB166]&lt;80;-4;IF([.AB166]&gt;=85;IF([.AB166]&lt;90;-1;0);-2))))+(IF([.AC166]=&quot;&quot;;&quot;&quot;;IF([.AC166]&lt;85;-5;IF([.AC166]&gt;=90;IF([.AC166]&lt;95;-2;0);-4))))" office:value-type="string" office:string-value="#VALUE!">
            <text:p>#VALUE!</text:p>
          </table:table-cell>
          <table:table-cell table:number-rows-spanned="2" table:style-name="ACE-523" table:formula="of:=IF(OR([.AP166]&lt;85;([.AD166]+[.AE166])&gt;6;([.AG166]+[.AH166])&gt;6;([.AJ166]+[.AK166])&gt;6;[.Z166]&gt;6;([.AD166]+[.AE166]+[.AG166]+[.AH166]+[.AJ166]+[.AK166]+[.Z166])&gt;13;[.AA166]&gt;6;[.AB166]&lt;70;[.AC166]&lt;75);&quot;不合格&quot;;&quot;合格&quot;)" office:value-type="string" office:string-value="#VALUE!">
            <text:p>#VALUE!</text:p>
          </table:table-cell>
          <table:table-cell table:number-rows-spanned="2" table:style-name="ACE-604" table:content-validation-name="VAL-230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5" table:content-validation-name="VAL-38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66]*0.20000000000000001-[.AX166]*0.5-[.AY166]*0.20000000000000001-[.AZ166]*0.5-[.BA166]*1-[.BB166]*0.5-[.BC166]*0.20000000000000001-[.BD166]*0.20000000000000001-[.BE166]*0.20000000000000001-[.BF166]*0.5-[.BG166]*0.5-[.BH166]*1-[.BI166]*1-[.BJ166]*0.5" office:value-type="string" office:string-value="#VALUE!">
            <text:p>#VALUE!</text:p>
          </table:table-cell>
          <table:table-cell table:number-rows-spanned="2" table:style-name="ACE-329" table:formula="of:=IF(OR([.BK166]&lt;96;([.AW166]+[.AY166]+[.BC166]+[.BD166]+[.BE166])&gt;8;([.AX166]+[.AZ166]+[.BB166]+[.BF166]+[.BG166]+[.BJ166])&gt;6;([.AW166]+[.AX166]+[.AY166]+[.AZ166]+[.BA166]+[.BB166]+[.BC166]+[.BD166]+[.BE166]+[.BF166]+[.BG166]+[.BH166]+[.BI166]+[.BJ166])&gt;9);&quot;不合格&quot;;&quot;合格&quot;)" office:value-type="string" office:string-value="#VALUE!">
            <text:p>#VALUE!</text:p>
          </table:table-cell>
          <table:table-cell table:number-rows-spanned="2" table:style-name="ACE-246" table:content-validation-name="VAL-53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4" table:content-validation-name="VAL-8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68:.J169];&quot;&lt;&quot;&amp;[.$F$5])" office:value-type="float" office:value="0">
            <text:p>0</text:p>
          </table:table-cell>
          <table:table-cell table:number-rows-spanned="2" table:style-name="ACE-333" table:formula="of:=COUNTIF([.F168:.J169];&quot;&gt;&quot;&amp;[.$I$5])" office:value-type="float" office:value="0">
            <text:p>0</text:p>
          </table:table-cell>
          <table:table-cell table:number-rows-spanned="2" table:style-name="ACE-333" table:formula="of:=COUNTIF([.F168:.J169];&quot;&gt;=&quot;&amp;[.$F$5])-COUNTIF([.F168:.J169];&quot;&gt;&quot;&amp;[.$I$5])" office:value-type="float" office:value="0">
            <text:p>0</text:p>
          </table:table-cell>
          <table:table-cell table:number-rows-spanned="2" table:style-name="ACE-333" table:formula="of:=COUNTIF([.K168:.O169];&quot;&lt;&quot;&amp;[.$K$5])" office:value-type="float" office:value="0">
            <text:p>0</text:p>
          </table:table-cell>
          <table:table-cell table:number-rows-spanned="2" table:style-name="ACE-333" table:formula="of:=COUNTIF([.K168:.O169];&quot;&gt;&quot;&amp;[.$N$5])" office:value-type="float" office:value="0">
            <text:p>0</text:p>
          </table:table-cell>
          <table:table-cell table:number-rows-spanned="2" table:style-name="ACE-333" table:formula="of:=COUNTIF([.K168:.O169];&quot;&gt;=&quot;&amp;[.$K$5])-COUNTIF([.K168:.O169];&quot;&gt;&quot;&amp;[.$N$5])" office:value-type="float" office:value="0">
            <text:p>0</text:p>
          </table:table-cell>
          <table:table-cell table:number-rows-spanned="2" table:style-name="ACE-333" table:formula="of:=COUNTIF([.P168:.T169];&quot;&lt;&quot;&amp;[.$P$5])" office:value-type="float" office:value="0">
            <text:p>0</text:p>
          </table:table-cell>
          <table:table-cell table:number-rows-spanned="2" table:style-name="ACE-333" table:formula="of:=COUNTIF([.P168:.T169];&quot;&gt;&quot;&amp;[.$S$5])" office:value-type="float" office:value="0">
            <text:p>0</text:p>
          </table:table-cell>
          <table:table-cell table:number-rows-spanned="2" table:style-name="ACE-333" table:formula="of:=COUNTIF([.P168:.T169];&quot;&gt;=&quot;&amp;[.$P$5])-COUNTIF([.P168:.T169];&quot;&gt;&quot;&amp;[.$S$5])" office:value-type="float" office:value="0">
            <text:p>0</text:p>
          </table:table-cell>
          <table:table-cell table:number-rows-spanned="2" table:style-name="ACE-333" table:formula="of:=COUNTIF([.U168:.Y169];&quot;&lt;&quot;&amp;[.$U$5])" office:value-type="float" office:value="0">
            <text:p>0</text:p>
          </table:table-cell>
          <table:table-cell table:number-rows-spanned="2" table:style-name="ACE-333" table:formula="of:=COUNTIF([.U168:.Y169];&quot;&gt;&quot;&amp;[.$X$5])" office:value-type="float" office:value="0">
            <text:p>0</text:p>
          </table:table-cell>
          <table:table-cell table:number-rows-spanned="2" table:style-name="ACE-333" table:formula="of:=COUNTIF([.U168:.Y169];&quot;&gt;=&quot;&amp;[.$U$5])-COUNTIF([.U168:.Y169];&quot;&gt;&quot;&amp;[.$X$5])" office:value-type="float" office:value="0">
            <text:p>0</text:p>
          </table:table-cell>
          <table:table-cell table:number-rows-spanned="2" table:style-name="ACE-522" table:formula="of:=100-([.AD168]+[.AE168])*0.5-([.AG168]+[.AH168])*0.40000000000000002-([.AJ168]+[.AK168])*0.29999999999999999-[.Z168]*0.40000000000000002-[.AA168]*0.5-([.AM168]+[.AN168])*1+(IF([.AB168]=&quot;&quot;;&quot;&quot;;IF([.AB168]&lt;80;-4;IF([.AB168]&gt;=85;IF([.AB168]&lt;90;-1;0);-2))))+(IF([.AC168]=&quot;&quot;;&quot;&quot;;IF([.AC168]&lt;85;-5;IF([.AC168]&gt;=90;IF([.AC168]&lt;95;-2;0);-4))))" office:value-type="string" office:string-value="#VALUE!">
            <text:p>#VALUE!</text:p>
          </table:table-cell>
          <table:table-cell table:number-rows-spanned="2" table:style-name="ACE-523" table:formula="of:=IF(OR([.AP168]&lt;85;([.AD168]+[.AE168])&gt;6;([.AG168]+[.AH168])&gt;6;([.AJ168]+[.AK168])&gt;6;[.Z168]&gt;6;([.AD168]+[.AE168]+[.AG168]+[.AH168]+[.AJ168]+[.AK168]+[.Z168])&gt;13;[.AA168]&gt;6;[.AB168]&lt;70;[.AC168]&lt;75);&quot;不合格&quot;;&quot;合格&quot;)" office:value-type="string" office:string-value="#VALUE!">
            <text:p>#VALUE!</text:p>
          </table:table-cell>
          <table:table-cell table:number-rows-spanned="2" table:style-name="ACE-605" table:content-validation-name="VAL-231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4" table:content-validation-name="VAL-38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68]*0.20000000000000001-[.AX168]*0.5-[.AY168]*0.20000000000000001-[.AZ168]*0.5-[.BA168]*1-[.BB168]*0.5-[.BC168]*0.20000000000000001-[.BD168]*0.20000000000000001-[.BE168]*0.20000000000000001-[.BF168]*0.5-[.BG168]*0.5-[.BH168]*1-[.BI168]*1-[.BJ168]*0.5" office:value-type="string" office:string-value="#VALUE!">
            <text:p>#VALUE!</text:p>
          </table:table-cell>
          <table:table-cell table:number-rows-spanned="2" table:style-name="ACE-329" table:formula="of:=IF(OR([.BK168]&lt;96;([.AW168]+[.AY168]+[.BC168]+[.BD168]+[.BE168])&gt;8;([.AX168]+[.AZ168]+[.BB168]+[.BF168]+[.BG168]+[.BJ168])&gt;6;([.AW168]+[.AX168]+[.AY168]+[.AZ168]+[.BA168]+[.BB168]+[.BC168]+[.BD168]+[.BE168]+[.BF168]+[.BG168]+[.BH168]+[.BI168]+[.BJ168])&gt;9);&quot;不合格&quot;;&quot;合格&quot;)" office:value-type="string" office:string-value="#VALUE!">
            <text:p>#VALUE!</text:p>
          </table:table-cell>
          <table:table-cell table:number-rows-spanned="2" table:style-name="ACE-245" table:content-validation-name="VAL-53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5" table:content-validation-name="VAL-8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70:.J171];&quot;&lt;&quot;&amp;[.$F$5])" office:value-type="float" office:value="0">
            <text:p>0</text:p>
          </table:table-cell>
          <table:table-cell table:number-rows-spanned="2" table:style-name="ACE-333" table:formula="of:=COUNTIF([.F170:.J171];&quot;&gt;&quot;&amp;[.$I$5])" office:value-type="float" office:value="0">
            <text:p>0</text:p>
          </table:table-cell>
          <table:table-cell table:number-rows-spanned="2" table:style-name="ACE-333" table:formula="of:=COUNTIF([.F170:.J171];&quot;&gt;=&quot;&amp;[.$F$5])-COUNTIF([.F170:.J171];&quot;&gt;&quot;&amp;[.$I$5])" office:value-type="float" office:value="0">
            <text:p>0</text:p>
          </table:table-cell>
          <table:table-cell table:number-rows-spanned="2" table:style-name="ACE-333" table:formula="of:=COUNTIF([.K170:.O171];&quot;&lt;&quot;&amp;[.$K$5])" office:value-type="float" office:value="0">
            <text:p>0</text:p>
          </table:table-cell>
          <table:table-cell table:number-rows-spanned="2" table:style-name="ACE-333" table:formula="of:=COUNTIF([.K170:.O171];&quot;&gt;&quot;&amp;[.$N$5])" office:value-type="float" office:value="0">
            <text:p>0</text:p>
          </table:table-cell>
          <table:table-cell table:number-rows-spanned="2" table:style-name="ACE-333" table:formula="of:=COUNTIF([.K170:.O171];&quot;&gt;=&quot;&amp;[.$K$5])-COUNTIF([.K170:.O171];&quot;&gt;&quot;&amp;[.$N$5])" office:value-type="float" office:value="0">
            <text:p>0</text:p>
          </table:table-cell>
          <table:table-cell table:number-rows-spanned="2" table:style-name="ACE-333" table:formula="of:=COUNTIF([.P170:.T171];&quot;&lt;&quot;&amp;[.$P$5])" office:value-type="float" office:value="0">
            <text:p>0</text:p>
          </table:table-cell>
          <table:table-cell table:number-rows-spanned="2" table:style-name="ACE-333" table:formula="of:=COUNTIF([.P170:.T171];&quot;&gt;&quot;&amp;[.$S$5])" office:value-type="float" office:value="0">
            <text:p>0</text:p>
          </table:table-cell>
          <table:table-cell table:number-rows-spanned="2" table:style-name="ACE-333" table:formula="of:=COUNTIF([.P170:.T171];&quot;&gt;=&quot;&amp;[.$P$5])-COUNTIF([.P170:.T171];&quot;&gt;&quot;&amp;[.$S$5])" office:value-type="float" office:value="0">
            <text:p>0</text:p>
          </table:table-cell>
          <table:table-cell table:number-rows-spanned="2" table:style-name="ACE-333" table:formula="of:=COUNTIF([.U170:.Y171];&quot;&lt;&quot;&amp;[.$U$5])" office:value-type="float" office:value="0">
            <text:p>0</text:p>
          </table:table-cell>
          <table:table-cell table:number-rows-spanned="2" table:style-name="ACE-333" table:formula="of:=COUNTIF([.U170:.Y171];&quot;&gt;&quot;&amp;[.$X$5])" office:value-type="float" office:value="0">
            <text:p>0</text:p>
          </table:table-cell>
          <table:table-cell table:number-rows-spanned="2" table:style-name="ACE-333" table:formula="of:=COUNTIF([.U170:.Y171];&quot;&gt;=&quot;&amp;[.$U$5])-COUNTIF([.U170:.Y171];&quot;&gt;&quot;&amp;[.$X$5])" office:value-type="float" office:value="0">
            <text:p>0</text:p>
          </table:table-cell>
          <table:table-cell table:number-rows-spanned="2" table:style-name="ACE-522" table:formula="of:=100-([.AD170]+[.AE170])*0.5-([.AG170]+[.AH170])*0.40000000000000002-([.AJ170]+[.AK170])*0.29999999999999999-[.Z170]*0.40000000000000002-[.AA170]*0.5-([.AM170]+[.AN170])*1+(IF([.AB170]=&quot;&quot;;&quot;&quot;;IF([.AB170]&lt;80;-4;IF([.AB170]&gt;=85;IF([.AB170]&lt;90;-1;0);-2))))+(IF([.AC170]=&quot;&quot;;&quot;&quot;;IF([.AC170]&lt;85;-5;IF([.AC170]&gt;=90;IF([.AC170]&lt;95;-2;0);-4))))" office:value-type="string" office:string-value="#VALUE!">
            <text:p>#VALUE!</text:p>
          </table:table-cell>
          <table:table-cell table:number-rows-spanned="2" table:style-name="ACE-523" table:formula="of:=IF(OR([.AP170]&lt;85;([.AD170]+[.AE170])&gt;6;([.AG170]+[.AH170])&gt;6;([.AJ170]+[.AK170])&gt;6;[.Z170]&gt;6;([.AD170]+[.AE170]+[.AG170]+[.AH170]+[.AJ170]+[.AK170]+[.Z170])&gt;13;[.AA170]&gt;6;[.AB170]&lt;70;[.AC170]&lt;75);&quot;不合格&quot;;&quot;合格&quot;)" office:value-type="string" office:string-value="#VALUE!">
            <text:p>#VALUE!</text:p>
          </table:table-cell>
          <table:table-cell table:number-rows-spanned="2" table:style-name="ACE-606" table:content-validation-name="VAL-232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3" table:content-validation-name="VAL-38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70]*0.20000000000000001-[.AX170]*0.5-[.AY170]*0.20000000000000001-[.AZ170]*0.5-[.BA170]*1-[.BB170]*0.5-[.BC170]*0.20000000000000001-[.BD170]*0.20000000000000001-[.BE170]*0.20000000000000001-[.BF170]*0.5-[.BG170]*0.5-[.BH170]*1-[.BI170]*1-[.BJ170]*0.5" office:value-type="string" office:string-value="#VALUE!">
            <text:p>#VALUE!</text:p>
          </table:table-cell>
          <table:table-cell table:number-rows-spanned="2" table:style-name="ACE-329" table:formula="of:=IF(OR([.BK170]&lt;96;([.AW170]+[.AY170]+[.BC170]+[.BD170]+[.BE170])&gt;8;([.AX170]+[.AZ170]+[.BB170]+[.BF170]+[.BG170]+[.BJ170])&gt;6;([.AW170]+[.AX170]+[.AY170]+[.AZ170]+[.BA170]+[.BB170]+[.BC170]+[.BD170]+[.BE170]+[.BF170]+[.BG170]+[.BH170]+[.BI170]+[.BJ170])&gt;9);&quot;不合格&quot;;&quot;合格&quot;)" office:value-type="string" office:string-value="#VALUE!">
            <text:p>#VALUE!</text:p>
          </table:table-cell>
          <table:table-cell table:number-rows-spanned="2" table:style-name="ACE-244" table:content-validation-name="VAL-53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6" table:content-validation-name="VAL-8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72:.J173];&quot;&lt;&quot;&amp;[.$F$5])" office:value-type="float" office:value="0">
            <text:p>0</text:p>
          </table:table-cell>
          <table:table-cell table:number-rows-spanned="2" table:style-name="ACE-333" table:formula="of:=COUNTIF([.F172:.J173];&quot;&gt;&quot;&amp;[.$I$5])" office:value-type="float" office:value="0">
            <text:p>0</text:p>
          </table:table-cell>
          <table:table-cell table:number-rows-spanned="2" table:style-name="ACE-333" table:formula="of:=COUNTIF([.F172:.J173];&quot;&gt;=&quot;&amp;[.$F$5])-COUNTIF([.F172:.J173];&quot;&gt;&quot;&amp;[.$I$5])" office:value-type="float" office:value="0">
            <text:p>0</text:p>
          </table:table-cell>
          <table:table-cell table:number-rows-spanned="2" table:style-name="ACE-333" table:formula="of:=COUNTIF([.K172:.O173];&quot;&lt;&quot;&amp;[.$K$5])" office:value-type="float" office:value="0">
            <text:p>0</text:p>
          </table:table-cell>
          <table:table-cell table:number-rows-spanned="2" table:style-name="ACE-333" table:formula="of:=COUNTIF([.K172:.O173];&quot;&gt;&quot;&amp;[.$N$5])" office:value-type="float" office:value="0">
            <text:p>0</text:p>
          </table:table-cell>
          <table:table-cell table:number-rows-spanned="2" table:style-name="ACE-333" table:formula="of:=COUNTIF([.K172:.O173];&quot;&gt;=&quot;&amp;[.$K$5])-COUNTIF([.K172:.O173];&quot;&gt;&quot;&amp;[.$N$5])" office:value-type="float" office:value="0">
            <text:p>0</text:p>
          </table:table-cell>
          <table:table-cell table:number-rows-spanned="2" table:style-name="ACE-333" table:formula="of:=COUNTIF([.P172:.T173];&quot;&lt;&quot;&amp;[.$P$5])" office:value-type="float" office:value="0">
            <text:p>0</text:p>
          </table:table-cell>
          <table:table-cell table:number-rows-spanned="2" table:style-name="ACE-333" table:formula="of:=COUNTIF([.P172:.T173];&quot;&gt;&quot;&amp;[.$S$5])" office:value-type="float" office:value="0">
            <text:p>0</text:p>
          </table:table-cell>
          <table:table-cell table:number-rows-spanned="2" table:style-name="ACE-333" table:formula="of:=COUNTIF([.P172:.T173];&quot;&gt;=&quot;&amp;[.$P$5])-COUNTIF([.P172:.T173];&quot;&gt;&quot;&amp;[.$S$5])" office:value-type="float" office:value="0">
            <text:p>0</text:p>
          </table:table-cell>
          <table:table-cell table:number-rows-spanned="2" table:style-name="ACE-333" table:formula="of:=COUNTIF([.U172:.Y173];&quot;&lt;&quot;&amp;[.$U$5])" office:value-type="float" office:value="0">
            <text:p>0</text:p>
          </table:table-cell>
          <table:table-cell table:number-rows-spanned="2" table:style-name="ACE-333" table:formula="of:=COUNTIF([.U172:.Y173];&quot;&gt;&quot;&amp;[.$X$5])" office:value-type="float" office:value="0">
            <text:p>0</text:p>
          </table:table-cell>
          <table:table-cell table:number-rows-spanned="2" table:style-name="ACE-333" table:formula="of:=COUNTIF([.U172:.Y173];&quot;&gt;=&quot;&amp;[.$U$5])-COUNTIF([.U172:.Y173];&quot;&gt;&quot;&amp;[.$X$5])" office:value-type="float" office:value="0">
            <text:p>0</text:p>
          </table:table-cell>
          <table:table-cell table:number-rows-spanned="2" table:style-name="ACE-522" table:formula="of:=100-([.AD172]+[.AE172])*0.5-([.AG172]+[.AH172])*0.40000000000000002-([.AJ172]+[.AK172])*0.29999999999999999-[.Z172]*0.40000000000000002-[.AA172]*0.5-([.AM172]+[.AN172])*1+(IF([.AB172]=&quot;&quot;;&quot;&quot;;IF([.AB172]&lt;80;-4;IF([.AB172]&gt;=85;IF([.AB172]&lt;90;-1;0);-2))))+(IF([.AC172]=&quot;&quot;;&quot;&quot;;IF([.AC172]&lt;85;-5;IF([.AC172]&gt;=90;IF([.AC172]&lt;95;-2;0);-4))))" office:value-type="string" office:string-value="#VALUE!">
            <text:p>#VALUE!</text:p>
          </table:table-cell>
          <table:table-cell table:number-rows-spanned="2" table:style-name="ACE-523" table:formula="of:=IF(OR([.AP172]&lt;85;([.AD172]+[.AE172])&gt;6;([.AG172]+[.AH172])&gt;6;([.AJ172]+[.AK172])&gt;6;[.Z172]&gt;6;([.AD172]+[.AE172]+[.AG172]+[.AH172]+[.AJ172]+[.AK172]+[.Z172])&gt;13;[.AA172]&gt;6;[.AB172]&lt;70;[.AC172]&lt;75);&quot;不合格&quot;;&quot;合格&quot;)" office:value-type="string" office:string-value="#VALUE!">
            <text:p>#VALUE!</text:p>
          </table:table-cell>
          <table:table-cell table:number-rows-spanned="2" table:style-name="ACE-607" table:content-validation-name="VAL-233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2" table:content-validation-name="VAL-38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72]*0.20000000000000001-[.AX172]*0.5-[.AY172]*0.20000000000000001-[.AZ172]*0.5-[.BA172]*1-[.BB172]*0.5-[.BC172]*0.20000000000000001-[.BD172]*0.20000000000000001-[.BE172]*0.20000000000000001-[.BF172]*0.5-[.BG172]*0.5-[.BH172]*1-[.BI172]*1-[.BJ172]*0.5" office:value-type="string" office:string-value="#VALUE!">
            <text:p>#VALUE!</text:p>
          </table:table-cell>
          <table:table-cell table:number-rows-spanned="2" table:style-name="ACE-329" table:formula="of:=IF(OR([.BK172]&lt;96;([.AW172]+[.AY172]+[.BC172]+[.BD172]+[.BE172])&gt;8;([.AX172]+[.AZ172]+[.BB172]+[.BF172]+[.BG172]+[.BJ172])&gt;6;([.AW172]+[.AX172]+[.AY172]+[.AZ172]+[.BA172]+[.BB172]+[.BC172]+[.BD172]+[.BE172]+[.BF172]+[.BG172]+[.BH172]+[.BI172]+[.BJ172])&gt;9);&quot;不合格&quot;;&quot;合格&quot;)" office:value-type="string" office:string-value="#VALUE!">
            <text:p>#VALUE!</text:p>
          </table:table-cell>
          <table:table-cell table:number-rows-spanned="2" table:style-name="ACE-243" table:content-validation-name="VAL-53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7" table:content-validation-name="VAL-8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74:.J175];&quot;&lt;&quot;&amp;[.$F$5])" office:value-type="float" office:value="0">
            <text:p>0</text:p>
          </table:table-cell>
          <table:table-cell table:number-rows-spanned="2" table:style-name="ACE-333" table:formula="of:=COUNTIF([.F174:.J175];&quot;&gt;&quot;&amp;[.$I$5])" office:value-type="float" office:value="0">
            <text:p>0</text:p>
          </table:table-cell>
          <table:table-cell table:number-rows-spanned="2" table:style-name="ACE-333" table:formula="of:=COUNTIF([.F174:.J175];&quot;&gt;=&quot;&amp;[.$F$5])-COUNTIF([.F174:.J175];&quot;&gt;&quot;&amp;[.$I$5])" office:value-type="float" office:value="0">
            <text:p>0</text:p>
          </table:table-cell>
          <table:table-cell table:number-rows-spanned="2" table:style-name="ACE-333" table:formula="of:=COUNTIF([.K174:.O175];&quot;&lt;&quot;&amp;[.$K$5])" office:value-type="float" office:value="0">
            <text:p>0</text:p>
          </table:table-cell>
          <table:table-cell table:number-rows-spanned="2" table:style-name="ACE-333" table:formula="of:=COUNTIF([.K174:.O175];&quot;&gt;&quot;&amp;[.$N$5])" office:value-type="float" office:value="0">
            <text:p>0</text:p>
          </table:table-cell>
          <table:table-cell table:number-rows-spanned="2" table:style-name="ACE-333" table:formula="of:=COUNTIF([.K174:.O175];&quot;&gt;=&quot;&amp;[.$K$5])-COUNTIF([.K174:.O175];&quot;&gt;&quot;&amp;[.$N$5])" office:value-type="float" office:value="0">
            <text:p>0</text:p>
          </table:table-cell>
          <table:table-cell table:number-rows-spanned="2" table:style-name="ACE-333" table:formula="of:=COUNTIF([.P174:.T175];&quot;&lt;&quot;&amp;[.$P$5])" office:value-type="float" office:value="0">
            <text:p>0</text:p>
          </table:table-cell>
          <table:table-cell table:number-rows-spanned="2" table:style-name="ACE-333" table:formula="of:=COUNTIF([.P174:.T175];&quot;&gt;&quot;&amp;[.$S$5])" office:value-type="float" office:value="0">
            <text:p>0</text:p>
          </table:table-cell>
          <table:table-cell table:number-rows-spanned="2" table:style-name="ACE-333" table:formula="of:=COUNTIF([.P174:.T175];&quot;&gt;=&quot;&amp;[.$P$5])-COUNTIF([.P174:.T175];&quot;&gt;&quot;&amp;[.$S$5])" office:value-type="float" office:value="0">
            <text:p>0</text:p>
          </table:table-cell>
          <table:table-cell table:number-rows-spanned="2" table:style-name="ACE-333" table:formula="of:=COUNTIF([.U174:.Y175];&quot;&lt;&quot;&amp;[.$U$5])" office:value-type="float" office:value="0">
            <text:p>0</text:p>
          </table:table-cell>
          <table:table-cell table:number-rows-spanned="2" table:style-name="ACE-333" table:formula="of:=COUNTIF([.U174:.Y175];&quot;&gt;&quot;&amp;[.$X$5])" office:value-type="float" office:value="0">
            <text:p>0</text:p>
          </table:table-cell>
          <table:table-cell table:number-rows-spanned="2" table:style-name="ACE-333" table:formula="of:=COUNTIF([.U174:.Y175];&quot;&gt;=&quot;&amp;[.$U$5])-COUNTIF([.U174:.Y175];&quot;&gt;&quot;&amp;[.$X$5])" office:value-type="float" office:value="0">
            <text:p>0</text:p>
          </table:table-cell>
          <table:table-cell table:number-rows-spanned="2" table:style-name="ACE-522" table:formula="of:=100-([.AD174]+[.AE174])*0.5-([.AG174]+[.AH174])*0.40000000000000002-([.AJ174]+[.AK174])*0.29999999999999999-[.Z174]*0.40000000000000002-[.AA174]*0.5-([.AM174]+[.AN174])*1+(IF([.AB174]=&quot;&quot;;&quot;&quot;;IF([.AB174]&lt;80;-4;IF([.AB174]&gt;=85;IF([.AB174]&lt;90;-1;0);-2))))+(IF([.AC174]=&quot;&quot;;&quot;&quot;;IF([.AC174]&lt;85;-5;IF([.AC174]&gt;=90;IF([.AC174]&lt;95;-2;0);-4))))" office:value-type="string" office:string-value="#VALUE!">
            <text:p>#VALUE!</text:p>
          </table:table-cell>
          <table:table-cell table:number-rows-spanned="2" table:style-name="ACE-523" table:formula="of:=IF(OR([.AP174]&lt;85;([.AD174]+[.AE174])&gt;6;([.AG174]+[.AH174])&gt;6;([.AJ174]+[.AK174])&gt;6;[.Z174]&gt;6;([.AD174]+[.AE174]+[.AG174]+[.AH174]+[.AJ174]+[.AK174]+[.Z174])&gt;13;[.AA174]&gt;6;[.AB174]&lt;70;[.AC174]&lt;75);&quot;不合格&quot;;&quot;合格&quot;)" office:value-type="string" office:string-value="#VALUE!">
            <text:p>#VALUE!</text:p>
          </table:table-cell>
          <table:table-cell table:number-rows-spanned="2" table:style-name="ACE-608" table:content-validation-name="VAL-234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1" table:content-validation-name="VAL-38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74]*0.20000000000000001-[.AX174]*0.5-[.AY174]*0.20000000000000001-[.AZ174]*0.5-[.BA174]*1-[.BB174]*0.5-[.BC174]*0.20000000000000001-[.BD174]*0.20000000000000001-[.BE174]*0.20000000000000001-[.BF174]*0.5-[.BG174]*0.5-[.BH174]*1-[.BI174]*1-[.BJ174]*0.5" office:value-type="string" office:string-value="#VALUE!">
            <text:p>#VALUE!</text:p>
          </table:table-cell>
          <table:table-cell table:number-rows-spanned="2" table:style-name="ACE-329" table:formula="of:=IF(OR([.BK174]&lt;96;([.AW174]+[.AY174]+[.BC174]+[.BD174]+[.BE174])&gt;8;([.AX174]+[.AZ174]+[.BB174]+[.BF174]+[.BG174]+[.BJ174])&gt;6;([.AW174]+[.AX174]+[.AY174]+[.AZ174]+[.BA174]+[.BB174]+[.BC174]+[.BD174]+[.BE174]+[.BF174]+[.BG174]+[.BH174]+[.BI174]+[.BJ174])&gt;9);&quot;不合格&quot;;&quot;合格&quot;)" office:value-type="string" office:string-value="#VALUE!">
            <text:p>#VALUE!</text:p>
          </table:table-cell>
          <table:table-cell table:number-rows-spanned="2" table:style-name="ACE-242" table:content-validation-name="VAL-53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8" table:content-validation-name="VAL-8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76:.J177];&quot;&lt;&quot;&amp;[.$F$5])" office:value-type="float" office:value="0">
            <text:p>0</text:p>
          </table:table-cell>
          <table:table-cell table:number-rows-spanned="2" table:style-name="ACE-333" table:formula="of:=COUNTIF([.F176:.J177];&quot;&gt;&quot;&amp;[.$I$5])" office:value-type="float" office:value="0">
            <text:p>0</text:p>
          </table:table-cell>
          <table:table-cell table:number-rows-spanned="2" table:style-name="ACE-333" table:formula="of:=COUNTIF([.F176:.J177];&quot;&gt;=&quot;&amp;[.$F$5])-COUNTIF([.F176:.J177];&quot;&gt;&quot;&amp;[.$I$5])" office:value-type="float" office:value="0">
            <text:p>0</text:p>
          </table:table-cell>
          <table:table-cell table:number-rows-spanned="2" table:style-name="ACE-333" table:formula="of:=COUNTIF([.K176:.O177];&quot;&lt;&quot;&amp;[.$K$5])" office:value-type="float" office:value="0">
            <text:p>0</text:p>
          </table:table-cell>
          <table:table-cell table:number-rows-spanned="2" table:style-name="ACE-333" table:formula="of:=COUNTIF([.K176:.O177];&quot;&gt;&quot;&amp;[.$N$5])" office:value-type="float" office:value="0">
            <text:p>0</text:p>
          </table:table-cell>
          <table:table-cell table:number-rows-spanned="2" table:style-name="ACE-333" table:formula="of:=COUNTIF([.K176:.O177];&quot;&gt;=&quot;&amp;[.$K$5])-COUNTIF([.K176:.O177];&quot;&gt;&quot;&amp;[.$N$5])" office:value-type="float" office:value="0">
            <text:p>0</text:p>
          </table:table-cell>
          <table:table-cell table:number-rows-spanned="2" table:style-name="ACE-333" table:formula="of:=COUNTIF([.P176:.T177];&quot;&lt;&quot;&amp;[.$P$5])" office:value-type="float" office:value="0">
            <text:p>0</text:p>
          </table:table-cell>
          <table:table-cell table:number-rows-spanned="2" table:style-name="ACE-333" table:formula="of:=COUNTIF([.P176:.T177];&quot;&gt;&quot;&amp;[.$S$5])" office:value-type="float" office:value="0">
            <text:p>0</text:p>
          </table:table-cell>
          <table:table-cell table:number-rows-spanned="2" table:style-name="ACE-333" table:formula="of:=COUNTIF([.P176:.T177];&quot;&gt;=&quot;&amp;[.$P$5])-COUNTIF([.P176:.T177];&quot;&gt;&quot;&amp;[.$S$5])" office:value-type="float" office:value="0">
            <text:p>0</text:p>
          </table:table-cell>
          <table:table-cell table:number-rows-spanned="2" table:style-name="ACE-333" table:formula="of:=COUNTIF([.U176:.Y177];&quot;&lt;&quot;&amp;[.$U$5])" office:value-type="float" office:value="0">
            <text:p>0</text:p>
          </table:table-cell>
          <table:table-cell table:number-rows-spanned="2" table:style-name="ACE-333" table:formula="of:=COUNTIF([.U176:.Y177];&quot;&gt;&quot;&amp;[.$X$5])" office:value-type="float" office:value="0">
            <text:p>0</text:p>
          </table:table-cell>
          <table:table-cell table:number-rows-spanned="2" table:style-name="ACE-333" table:formula="of:=COUNTIF([.U176:.Y177];&quot;&gt;=&quot;&amp;[.$U$5])-COUNTIF([.U176:.Y177];&quot;&gt;&quot;&amp;[.$X$5])" office:value-type="float" office:value="0">
            <text:p>0</text:p>
          </table:table-cell>
          <table:table-cell table:number-rows-spanned="2" table:style-name="ACE-522" table:formula="of:=100-([.AD176]+[.AE176])*0.5-([.AG176]+[.AH176])*0.40000000000000002-([.AJ176]+[.AK176])*0.29999999999999999-[.Z176]*0.40000000000000002-[.AA176]*0.5-([.AM176]+[.AN176])*1+(IF([.AB176]=&quot;&quot;;&quot;&quot;;IF([.AB176]&lt;80;-4;IF([.AB176]&gt;=85;IF([.AB176]&lt;90;-1;0);-2))))+(IF([.AC176]=&quot;&quot;;&quot;&quot;;IF([.AC176]&lt;85;-5;IF([.AC176]&gt;=90;IF([.AC176]&lt;95;-2;0);-4))))" office:value-type="string" office:string-value="#VALUE!">
            <text:p>#VALUE!</text:p>
          </table:table-cell>
          <table:table-cell table:number-rows-spanned="2" table:style-name="ACE-523" table:formula="of:=IF(OR([.AP176]&lt;85;([.AD176]+[.AE176])&gt;6;([.AG176]+[.AH176])&gt;6;([.AJ176]+[.AK176])&gt;6;[.Z176]&gt;6;([.AD176]+[.AE176]+[.AG176]+[.AH176]+[.AJ176]+[.AK176]+[.Z176])&gt;13;[.AA176]&gt;6;[.AB176]&lt;70;[.AC176]&lt;75);&quot;不合格&quot;;&quot;合格&quot;)" office:value-type="string" office:string-value="#VALUE!">
            <text:p>#VALUE!</text:p>
          </table:table-cell>
          <table:table-cell table:number-rows-spanned="2" table:style-name="ACE-609" table:content-validation-name="VAL-235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0" table:content-validation-name="VAL-38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76]*0.20000000000000001-[.AX176]*0.5-[.AY176]*0.20000000000000001-[.AZ176]*0.5-[.BA176]*1-[.BB176]*0.5-[.BC176]*0.20000000000000001-[.BD176]*0.20000000000000001-[.BE176]*0.20000000000000001-[.BF176]*0.5-[.BG176]*0.5-[.BH176]*1-[.BI176]*1-[.BJ176]*0.5" office:value-type="string" office:string-value="#VALUE!">
            <text:p>#VALUE!</text:p>
          </table:table-cell>
          <table:table-cell table:number-rows-spanned="2" table:style-name="ACE-329" table:formula="of:=IF(OR([.BK176]&lt;96;([.AW176]+[.AY176]+[.BC176]+[.BD176]+[.BE176])&gt;8;([.AX176]+[.AZ176]+[.BB176]+[.BF176]+[.BG176]+[.BJ176])&gt;6;([.AW176]+[.AX176]+[.AY176]+[.AZ176]+[.BA176]+[.BB176]+[.BC176]+[.BD176]+[.BE176]+[.BF176]+[.BG176]+[.BH176]+[.BI176]+[.BJ176])&gt;9);&quot;不合格&quot;;&quot;合格&quot;)" office:value-type="string" office:string-value="#VALUE!">
            <text:p>#VALUE!</text:p>
          </table:table-cell>
          <table:table-cell table:number-rows-spanned="2" table:style-name="ACE-241" table:content-validation-name="VAL-53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9" table:content-validation-name="VAL-8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78:.J179];&quot;&lt;&quot;&amp;[.$F$5])" office:value-type="float" office:value="0">
            <text:p>0</text:p>
          </table:table-cell>
          <table:table-cell table:number-rows-spanned="2" table:style-name="ACE-333" table:formula="of:=COUNTIF([.F178:.J179];&quot;&gt;&quot;&amp;[.$I$5])" office:value-type="float" office:value="0">
            <text:p>0</text:p>
          </table:table-cell>
          <table:table-cell table:number-rows-spanned="2" table:style-name="ACE-333" table:formula="of:=COUNTIF([.F178:.J179];&quot;&gt;=&quot;&amp;[.$F$5])-COUNTIF([.F178:.J179];&quot;&gt;&quot;&amp;[.$I$5])" office:value-type="float" office:value="0">
            <text:p>0</text:p>
          </table:table-cell>
          <table:table-cell table:number-rows-spanned="2" table:style-name="ACE-333" table:formula="of:=COUNTIF([.K178:.O179];&quot;&lt;&quot;&amp;[.$K$5])" office:value-type="float" office:value="0">
            <text:p>0</text:p>
          </table:table-cell>
          <table:table-cell table:number-rows-spanned="2" table:style-name="ACE-333" table:formula="of:=COUNTIF([.K178:.O179];&quot;&gt;&quot;&amp;[.$N$5])" office:value-type="float" office:value="0">
            <text:p>0</text:p>
          </table:table-cell>
          <table:table-cell table:number-rows-spanned="2" table:style-name="ACE-333" table:formula="of:=COUNTIF([.K178:.O179];&quot;&gt;=&quot;&amp;[.$K$5])-COUNTIF([.K178:.O179];&quot;&gt;&quot;&amp;[.$N$5])" office:value-type="float" office:value="0">
            <text:p>0</text:p>
          </table:table-cell>
          <table:table-cell table:number-rows-spanned="2" table:style-name="ACE-333" table:formula="of:=COUNTIF([.P178:.T179];&quot;&lt;&quot;&amp;[.$P$5])" office:value-type="float" office:value="0">
            <text:p>0</text:p>
          </table:table-cell>
          <table:table-cell table:number-rows-spanned="2" table:style-name="ACE-333" table:formula="of:=COUNTIF([.P178:.T179];&quot;&gt;&quot;&amp;[.$S$5])" office:value-type="float" office:value="0">
            <text:p>0</text:p>
          </table:table-cell>
          <table:table-cell table:number-rows-spanned="2" table:style-name="ACE-333" table:formula="of:=COUNTIF([.P178:.T179];&quot;&gt;=&quot;&amp;[.$P$5])-COUNTIF([.P178:.T179];&quot;&gt;&quot;&amp;[.$S$5])" office:value-type="float" office:value="0">
            <text:p>0</text:p>
          </table:table-cell>
          <table:table-cell table:number-rows-spanned="2" table:style-name="ACE-333" table:formula="of:=COUNTIF([.U178:.Y179];&quot;&lt;&quot;&amp;[.$U$5])" office:value-type="float" office:value="0">
            <text:p>0</text:p>
          </table:table-cell>
          <table:table-cell table:number-rows-spanned="2" table:style-name="ACE-333" table:formula="of:=COUNTIF([.U178:.Y179];&quot;&gt;&quot;&amp;[.$X$5])" office:value-type="float" office:value="0">
            <text:p>0</text:p>
          </table:table-cell>
          <table:table-cell table:number-rows-spanned="2" table:style-name="ACE-333" table:formula="of:=COUNTIF([.U178:.Y179];&quot;&gt;=&quot;&amp;[.$U$5])-COUNTIF([.U178:.Y179];&quot;&gt;&quot;&amp;[.$X$5])" office:value-type="float" office:value="0">
            <text:p>0</text:p>
          </table:table-cell>
          <table:table-cell table:number-rows-spanned="2" table:style-name="ACE-522" table:formula="of:=100-([.AD178]+[.AE178])*0.5-([.AG178]+[.AH178])*0.40000000000000002-([.AJ178]+[.AK178])*0.29999999999999999-[.Z178]*0.40000000000000002-[.AA178]*0.5-([.AM178]+[.AN178])*1+(IF([.AB178]=&quot;&quot;;&quot;&quot;;IF([.AB178]&lt;80;-4;IF([.AB178]&gt;=85;IF([.AB178]&lt;90;-1;0);-2))))+(IF([.AC178]=&quot;&quot;;&quot;&quot;;IF([.AC178]&lt;85;-5;IF([.AC178]&gt;=90;IF([.AC178]&lt;95;-2;0);-4))))" office:value-type="string" office:string-value="#VALUE!">
            <text:p>#VALUE!</text:p>
          </table:table-cell>
          <table:table-cell table:number-rows-spanned="2" table:style-name="ACE-523" table:formula="of:=IF(OR([.AP178]&lt;85;([.AD178]+[.AE178])&gt;6;([.AG178]+[.AH178])&gt;6;([.AJ178]+[.AK178])&gt;6;[.Z178]&gt;6;([.AD178]+[.AE178]+[.AG178]+[.AH178]+[.AJ178]+[.AK178]+[.Z178])&gt;13;[.AA178]&gt;6;[.AB178]&lt;70;[.AC178]&lt;75);&quot;不合格&quot;;&quot;合格&quot;)" office:value-type="string" office:string-value="#VALUE!">
            <text:p>#VALUE!</text:p>
          </table:table-cell>
          <table:table-cell table:number-rows-spanned="2" table:style-name="ACE-610" table:content-validation-name="VAL-236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9" table:content-validation-name="VAL-38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78]*0.20000000000000001-[.AX178]*0.5-[.AY178]*0.20000000000000001-[.AZ178]*0.5-[.BA178]*1-[.BB178]*0.5-[.BC178]*0.20000000000000001-[.BD178]*0.20000000000000001-[.BE178]*0.20000000000000001-[.BF178]*0.5-[.BG178]*0.5-[.BH178]*1-[.BI178]*1-[.BJ178]*0.5" office:value-type="string" office:string-value="#VALUE!">
            <text:p>#VALUE!</text:p>
          </table:table-cell>
          <table:table-cell table:number-rows-spanned="2" table:style-name="ACE-329" table:formula="of:=IF(OR([.BK178]&lt;96;([.AW178]+[.AY178]+[.BC178]+[.BD178]+[.BE178])&gt;8;([.AX178]+[.AZ178]+[.BB178]+[.BF178]+[.BG178]+[.BJ178])&gt;6;([.AW178]+[.AX178]+[.AY178]+[.AZ178]+[.BA178]+[.BB178]+[.BC178]+[.BD178]+[.BE178]+[.BF178]+[.BG178]+[.BH178]+[.BI178]+[.BJ178])&gt;9);&quot;不合格&quot;;&quot;合格&quot;)" office:value-type="string" office:string-value="#VALUE!">
            <text:p>#VALUE!</text:p>
          </table:table-cell>
          <table:table-cell table:number-rows-spanned="2" table:style-name="ACE-240" table:content-validation-name="VAL-53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0" table:content-validation-name="VAL-8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80:.J181];&quot;&lt;&quot;&amp;[.$F$5])" office:value-type="float" office:value="0">
            <text:p>0</text:p>
          </table:table-cell>
          <table:table-cell table:number-rows-spanned="2" table:style-name="ACE-333" table:formula="of:=COUNTIF([.F180:.J181];&quot;&gt;&quot;&amp;[.$I$5])" office:value-type="float" office:value="0">
            <text:p>0</text:p>
          </table:table-cell>
          <table:table-cell table:number-rows-spanned="2" table:style-name="ACE-333" table:formula="of:=COUNTIF([.F180:.J181];&quot;&gt;=&quot;&amp;[.$F$5])-COUNTIF([.F180:.J181];&quot;&gt;&quot;&amp;[.$I$5])" office:value-type="float" office:value="0">
            <text:p>0</text:p>
          </table:table-cell>
          <table:table-cell table:number-rows-spanned="2" table:style-name="ACE-333" table:formula="of:=COUNTIF([.K180:.O181];&quot;&lt;&quot;&amp;[.$K$5])" office:value-type="float" office:value="0">
            <text:p>0</text:p>
          </table:table-cell>
          <table:table-cell table:number-rows-spanned="2" table:style-name="ACE-333" table:formula="of:=COUNTIF([.K180:.O181];&quot;&gt;&quot;&amp;[.$N$5])" office:value-type="float" office:value="0">
            <text:p>0</text:p>
          </table:table-cell>
          <table:table-cell table:number-rows-spanned="2" table:style-name="ACE-333" table:formula="of:=COUNTIF([.K180:.O181];&quot;&gt;=&quot;&amp;[.$K$5])-COUNTIF([.K180:.O181];&quot;&gt;&quot;&amp;[.$N$5])" office:value-type="float" office:value="0">
            <text:p>0</text:p>
          </table:table-cell>
          <table:table-cell table:number-rows-spanned="2" table:style-name="ACE-333" table:formula="of:=COUNTIF([.P180:.T181];&quot;&lt;&quot;&amp;[.$P$5])" office:value-type="float" office:value="0">
            <text:p>0</text:p>
          </table:table-cell>
          <table:table-cell table:number-rows-spanned="2" table:style-name="ACE-333" table:formula="of:=COUNTIF([.P180:.T181];&quot;&gt;&quot;&amp;[.$S$5])" office:value-type="float" office:value="0">
            <text:p>0</text:p>
          </table:table-cell>
          <table:table-cell table:number-rows-spanned="2" table:style-name="ACE-333" table:formula="of:=COUNTIF([.P180:.T181];&quot;&gt;=&quot;&amp;[.$P$5])-COUNTIF([.P180:.T181];&quot;&gt;&quot;&amp;[.$S$5])" office:value-type="float" office:value="0">
            <text:p>0</text:p>
          </table:table-cell>
          <table:table-cell table:number-rows-spanned="2" table:style-name="ACE-333" table:formula="of:=COUNTIF([.U180:.Y181];&quot;&lt;&quot;&amp;[.$U$5])" office:value-type="float" office:value="0">
            <text:p>0</text:p>
          </table:table-cell>
          <table:table-cell table:number-rows-spanned="2" table:style-name="ACE-333" table:formula="of:=COUNTIF([.U180:.Y181];&quot;&gt;&quot;&amp;[.$X$5])" office:value-type="float" office:value="0">
            <text:p>0</text:p>
          </table:table-cell>
          <table:table-cell table:number-rows-spanned="2" table:style-name="ACE-333" table:formula="of:=COUNTIF([.U180:.Y181];&quot;&gt;=&quot;&amp;[.$U$5])-COUNTIF([.U180:.Y181];&quot;&gt;&quot;&amp;[.$X$5])" office:value-type="float" office:value="0">
            <text:p>0</text:p>
          </table:table-cell>
          <table:table-cell table:number-rows-spanned="2" table:style-name="ACE-522" table:formula="of:=100-([.AD180]+[.AE180])*0.5-([.AG180]+[.AH180])*0.40000000000000002-([.AJ180]+[.AK180])*0.29999999999999999-[.Z180]*0.40000000000000002-[.AA180]*0.5-([.AM180]+[.AN180])*1+(IF([.AB180]=&quot;&quot;;&quot;&quot;;IF([.AB180]&lt;80;-4;IF([.AB180]&gt;=85;IF([.AB180]&lt;90;-1;0);-2))))+(IF([.AC180]=&quot;&quot;;&quot;&quot;;IF([.AC180]&lt;85;-5;IF([.AC180]&gt;=90;IF([.AC180]&lt;95;-2;0);-4))))" office:value-type="string" office:string-value="#VALUE!">
            <text:p>#VALUE!</text:p>
          </table:table-cell>
          <table:table-cell table:number-rows-spanned="2" table:style-name="ACE-523" table:formula="of:=IF(OR([.AP180]&lt;85;([.AD180]+[.AE180])&gt;6;([.AG180]+[.AH180])&gt;6;([.AJ180]+[.AK180])&gt;6;[.Z180]&gt;6;([.AD180]+[.AE180]+[.AG180]+[.AH180]+[.AJ180]+[.AK180]+[.Z180])&gt;13;[.AA180]&gt;6;[.AB180]&lt;70;[.AC180]&lt;75);&quot;不合格&quot;;&quot;合格&quot;)" office:value-type="string" office:string-value="#VALUE!">
            <text:p>#VALUE!</text:p>
          </table:table-cell>
          <table:table-cell table:number-rows-spanned="2" table:style-name="ACE-611" table:content-validation-name="VAL-237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8" table:content-validation-name="VAL-38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80]*0.20000000000000001-[.AX180]*0.5-[.AY180]*0.20000000000000001-[.AZ180]*0.5-[.BA180]*1-[.BB180]*0.5-[.BC180]*0.20000000000000001-[.BD180]*0.20000000000000001-[.BE180]*0.20000000000000001-[.BF180]*0.5-[.BG180]*0.5-[.BH180]*1-[.BI180]*1-[.BJ180]*0.5" office:value-type="string" office:string-value="#VALUE!">
            <text:p>#VALUE!</text:p>
          </table:table-cell>
          <table:table-cell table:number-rows-spanned="2" table:style-name="ACE-329" table:formula="of:=IF(OR([.BK180]&lt;96;([.AW180]+[.AY180]+[.BC180]+[.BD180]+[.BE180])&gt;8;([.AX180]+[.AZ180]+[.BB180]+[.BF180]+[.BG180]+[.BJ180])&gt;6;([.AW180]+[.AX180]+[.AY180]+[.AZ180]+[.BA180]+[.BB180]+[.BC180]+[.BD180]+[.BE180]+[.BF180]+[.BG180]+[.BH180]+[.BI180]+[.BJ180])&gt;9);&quot;不合格&quot;;&quot;合格&quot;)" office:value-type="string" office:string-value="#VALUE!">
            <text:p>#VALUE!</text:p>
          </table:table-cell>
          <table:table-cell table:number-rows-spanned="2" table:style-name="ACE-239" table:content-validation-name="VAL-53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1" table:content-validation-name="VAL-8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82:.J183];&quot;&lt;&quot;&amp;[.$F$5])" office:value-type="float" office:value="0">
            <text:p>0</text:p>
          </table:table-cell>
          <table:table-cell table:number-rows-spanned="2" table:style-name="ACE-333" table:formula="of:=COUNTIF([.F182:.J183];&quot;&gt;&quot;&amp;[.$I$5])" office:value-type="float" office:value="0">
            <text:p>0</text:p>
          </table:table-cell>
          <table:table-cell table:number-rows-spanned="2" table:style-name="ACE-333" table:formula="of:=COUNTIF([.F182:.J183];&quot;&gt;=&quot;&amp;[.$F$5])-COUNTIF([.F182:.J183];&quot;&gt;&quot;&amp;[.$I$5])" office:value-type="float" office:value="0">
            <text:p>0</text:p>
          </table:table-cell>
          <table:table-cell table:number-rows-spanned="2" table:style-name="ACE-333" table:formula="of:=COUNTIF([.K182:.O183];&quot;&lt;&quot;&amp;[.$K$5])" office:value-type="float" office:value="0">
            <text:p>0</text:p>
          </table:table-cell>
          <table:table-cell table:number-rows-spanned="2" table:style-name="ACE-333" table:formula="of:=COUNTIF([.K182:.O183];&quot;&gt;&quot;&amp;[.$N$5])" office:value-type="float" office:value="0">
            <text:p>0</text:p>
          </table:table-cell>
          <table:table-cell table:number-rows-spanned="2" table:style-name="ACE-333" table:formula="of:=COUNTIF([.K182:.O183];&quot;&gt;=&quot;&amp;[.$K$5])-COUNTIF([.K182:.O183];&quot;&gt;&quot;&amp;[.$N$5])" office:value-type="float" office:value="0">
            <text:p>0</text:p>
          </table:table-cell>
          <table:table-cell table:number-rows-spanned="2" table:style-name="ACE-333" table:formula="of:=COUNTIF([.P182:.T183];&quot;&lt;&quot;&amp;[.$P$5])" office:value-type="float" office:value="0">
            <text:p>0</text:p>
          </table:table-cell>
          <table:table-cell table:number-rows-spanned="2" table:style-name="ACE-333" table:formula="of:=COUNTIF([.P182:.T183];&quot;&gt;&quot;&amp;[.$S$5])" office:value-type="float" office:value="0">
            <text:p>0</text:p>
          </table:table-cell>
          <table:table-cell table:number-rows-spanned="2" table:style-name="ACE-333" table:formula="of:=COUNTIF([.P182:.T183];&quot;&gt;=&quot;&amp;[.$P$5])-COUNTIF([.P182:.T183];&quot;&gt;&quot;&amp;[.$S$5])" office:value-type="float" office:value="0">
            <text:p>0</text:p>
          </table:table-cell>
          <table:table-cell table:number-rows-spanned="2" table:style-name="ACE-333" table:formula="of:=COUNTIF([.U182:.Y183];&quot;&lt;&quot;&amp;[.$U$5])" office:value-type="float" office:value="0">
            <text:p>0</text:p>
          </table:table-cell>
          <table:table-cell table:number-rows-spanned="2" table:style-name="ACE-333" table:formula="of:=COUNTIF([.U182:.Y183];&quot;&gt;&quot;&amp;[.$X$5])" office:value-type="float" office:value="0">
            <text:p>0</text:p>
          </table:table-cell>
          <table:table-cell table:number-rows-spanned="2" table:style-name="ACE-333" table:formula="of:=COUNTIF([.U182:.Y183];&quot;&gt;=&quot;&amp;[.$U$5])-COUNTIF([.U182:.Y183];&quot;&gt;&quot;&amp;[.$X$5])" office:value-type="float" office:value="0">
            <text:p>0</text:p>
          </table:table-cell>
          <table:table-cell table:number-rows-spanned="2" table:style-name="ACE-522" table:formula="of:=100-([.AD182]+[.AE182])*0.5-([.AG182]+[.AH182])*0.40000000000000002-([.AJ182]+[.AK182])*0.29999999999999999-[.Z182]*0.40000000000000002-[.AA182]*0.5-([.AM182]+[.AN182])*1+(IF([.AB182]=&quot;&quot;;&quot;&quot;;IF([.AB182]&lt;80;-4;IF([.AB182]&gt;=85;IF([.AB182]&lt;90;-1;0);-2))))+(IF([.AC182]=&quot;&quot;;&quot;&quot;;IF([.AC182]&lt;85;-5;IF([.AC182]&gt;=90;IF([.AC182]&lt;95;-2;0);-4))))" office:value-type="string" office:string-value="#VALUE!">
            <text:p>#VALUE!</text:p>
          </table:table-cell>
          <table:table-cell table:number-rows-spanned="2" table:style-name="ACE-523" table:formula="of:=IF(OR([.AP182]&lt;85;([.AD182]+[.AE182])&gt;6;([.AG182]+[.AH182])&gt;6;([.AJ182]+[.AK182])&gt;6;[.Z182]&gt;6;([.AD182]+[.AE182]+[.AG182]+[.AH182]+[.AJ182]+[.AK182]+[.Z182])&gt;13;[.AA182]&gt;6;[.AB182]&lt;70;[.AC182]&lt;75);&quot;不合格&quot;;&quot;合格&quot;)" office:value-type="string" office:string-value="#VALUE!">
            <text:p>#VALUE!</text:p>
          </table:table-cell>
          <table:table-cell table:number-rows-spanned="2" table:style-name="ACE-612" table:content-validation-name="VAL-238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7" table:content-validation-name="VAL-38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82]*0.20000000000000001-[.AX182]*0.5-[.AY182]*0.20000000000000001-[.AZ182]*0.5-[.BA182]*1-[.BB182]*0.5-[.BC182]*0.20000000000000001-[.BD182]*0.20000000000000001-[.BE182]*0.20000000000000001-[.BF182]*0.5-[.BG182]*0.5-[.BH182]*1-[.BI182]*1-[.BJ182]*0.5" office:value-type="string" office:string-value="#VALUE!">
            <text:p>#VALUE!</text:p>
          </table:table-cell>
          <table:table-cell table:number-rows-spanned="2" table:style-name="ACE-329" table:formula="of:=IF(OR([.BK182]&lt;96;([.AW182]+[.AY182]+[.BC182]+[.BD182]+[.BE182])&gt;8;([.AX182]+[.AZ182]+[.BB182]+[.BF182]+[.BG182]+[.BJ182])&gt;6;([.AW182]+[.AX182]+[.AY182]+[.AZ182]+[.BA182]+[.BB182]+[.BC182]+[.BD182]+[.BE182]+[.BF182]+[.BG182]+[.BH182]+[.BI182]+[.BJ182])&gt;9);&quot;不合格&quot;;&quot;合格&quot;)" office:value-type="string" office:string-value="#VALUE!">
            <text:p>#VALUE!</text:p>
          </table:table-cell>
          <table:table-cell table:number-rows-spanned="2" table:style-name="ACE-238" table:content-validation-name="VAL-53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2" table:content-validation-name="VAL-8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84:.J185];&quot;&lt;&quot;&amp;[.$F$5])" office:value-type="float" office:value="0">
            <text:p>0</text:p>
          </table:table-cell>
          <table:table-cell table:number-rows-spanned="2" table:style-name="ACE-333" table:formula="of:=COUNTIF([.F184:.J185];&quot;&gt;&quot;&amp;[.$I$5])" office:value-type="float" office:value="0">
            <text:p>0</text:p>
          </table:table-cell>
          <table:table-cell table:number-rows-spanned="2" table:style-name="ACE-333" table:formula="of:=COUNTIF([.F184:.J185];&quot;&gt;=&quot;&amp;[.$F$5])-COUNTIF([.F184:.J185];&quot;&gt;&quot;&amp;[.$I$5])" office:value-type="float" office:value="0">
            <text:p>0</text:p>
          </table:table-cell>
          <table:table-cell table:number-rows-spanned="2" table:style-name="ACE-333" table:formula="of:=COUNTIF([.K184:.O185];&quot;&lt;&quot;&amp;[.$K$5])" office:value-type="float" office:value="0">
            <text:p>0</text:p>
          </table:table-cell>
          <table:table-cell table:number-rows-spanned="2" table:style-name="ACE-333" table:formula="of:=COUNTIF([.K184:.O185];&quot;&gt;&quot;&amp;[.$N$5])" office:value-type="float" office:value="0">
            <text:p>0</text:p>
          </table:table-cell>
          <table:table-cell table:number-rows-spanned="2" table:style-name="ACE-333" table:formula="of:=COUNTIF([.K184:.O185];&quot;&gt;=&quot;&amp;[.$K$5])-COUNTIF([.K184:.O185];&quot;&gt;&quot;&amp;[.$N$5])" office:value-type="float" office:value="0">
            <text:p>0</text:p>
          </table:table-cell>
          <table:table-cell table:number-rows-spanned="2" table:style-name="ACE-333" table:formula="of:=COUNTIF([.P184:.T185];&quot;&lt;&quot;&amp;[.$P$5])" office:value-type="float" office:value="0">
            <text:p>0</text:p>
          </table:table-cell>
          <table:table-cell table:number-rows-spanned="2" table:style-name="ACE-333" table:formula="of:=COUNTIF([.P184:.T185];&quot;&gt;&quot;&amp;[.$S$5])" office:value-type="float" office:value="0">
            <text:p>0</text:p>
          </table:table-cell>
          <table:table-cell table:number-rows-spanned="2" table:style-name="ACE-333" table:formula="of:=COUNTIF([.P184:.T185];&quot;&gt;=&quot;&amp;[.$P$5])-COUNTIF([.P184:.T185];&quot;&gt;&quot;&amp;[.$S$5])" office:value-type="float" office:value="0">
            <text:p>0</text:p>
          </table:table-cell>
          <table:table-cell table:number-rows-spanned="2" table:style-name="ACE-333" table:formula="of:=COUNTIF([.U184:.Y185];&quot;&lt;&quot;&amp;[.$U$5])" office:value-type="float" office:value="0">
            <text:p>0</text:p>
          </table:table-cell>
          <table:table-cell table:number-rows-spanned="2" table:style-name="ACE-333" table:formula="of:=COUNTIF([.U184:.Y185];&quot;&gt;&quot;&amp;[.$X$5])" office:value-type="float" office:value="0">
            <text:p>0</text:p>
          </table:table-cell>
          <table:table-cell table:number-rows-spanned="2" table:style-name="ACE-333" table:formula="of:=COUNTIF([.U184:.Y185];&quot;&gt;=&quot;&amp;[.$U$5])-COUNTIF([.U184:.Y185];&quot;&gt;&quot;&amp;[.$X$5])" office:value-type="float" office:value="0">
            <text:p>0</text:p>
          </table:table-cell>
          <table:table-cell table:number-rows-spanned="2" table:style-name="ACE-522" table:formula="of:=100-([.AD184]+[.AE184])*0.5-([.AG184]+[.AH184])*0.40000000000000002-([.AJ184]+[.AK184])*0.29999999999999999-[.Z184]*0.40000000000000002-[.AA184]*0.5-([.AM184]+[.AN184])*1+(IF([.AB184]=&quot;&quot;;&quot;&quot;;IF([.AB184]&lt;80;-4;IF([.AB184]&gt;=85;IF([.AB184]&lt;90;-1;0);-2))))+(IF([.AC184]=&quot;&quot;;&quot;&quot;;IF([.AC184]&lt;85;-5;IF([.AC184]&gt;=90;IF([.AC184]&lt;95;-2;0);-4))))" office:value-type="string" office:string-value="#VALUE!">
            <text:p>#VALUE!</text:p>
          </table:table-cell>
          <table:table-cell table:number-rows-spanned="2" table:style-name="ACE-523" table:formula="of:=IF(OR([.AP184]&lt;85;([.AD184]+[.AE184])&gt;6;([.AG184]+[.AH184])&gt;6;([.AJ184]+[.AK184])&gt;6;[.Z184]&gt;6;([.AD184]+[.AE184]+[.AG184]+[.AH184]+[.AJ184]+[.AK184]+[.Z184])&gt;13;[.AA184]&gt;6;[.AB184]&lt;70;[.AC184]&lt;75);&quot;不合格&quot;;&quot;合格&quot;)" office:value-type="string" office:string-value="#VALUE!">
            <text:p>#VALUE!</text:p>
          </table:table-cell>
          <table:table-cell table:number-rows-spanned="2" table:style-name="ACE-613" table:content-validation-name="VAL-239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6" table:content-validation-name="VAL-38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84]*0.20000000000000001-[.AX184]*0.5-[.AY184]*0.20000000000000001-[.AZ184]*0.5-[.BA184]*1-[.BB184]*0.5-[.BC184]*0.20000000000000001-[.BD184]*0.20000000000000001-[.BE184]*0.20000000000000001-[.BF184]*0.5-[.BG184]*0.5-[.BH184]*1-[.BI184]*1-[.BJ184]*0.5" office:value-type="string" office:string-value="#VALUE!">
            <text:p>#VALUE!</text:p>
          </table:table-cell>
          <table:table-cell table:number-rows-spanned="2" table:style-name="ACE-329" table:formula="of:=IF(OR([.BK184]&lt;96;([.AW184]+[.AY184]+[.BC184]+[.BD184]+[.BE184])&gt;8;([.AX184]+[.AZ184]+[.BB184]+[.BF184]+[.BG184]+[.BJ184])&gt;6;([.AW184]+[.AX184]+[.AY184]+[.AZ184]+[.BA184]+[.BB184]+[.BC184]+[.BD184]+[.BE184]+[.BF184]+[.BG184]+[.BH184]+[.BI184]+[.BJ184])&gt;9);&quot;不合格&quot;;&quot;合格&quot;)" office:value-type="string" office:string-value="#VALUE!">
            <text:p>#VALUE!</text:p>
          </table:table-cell>
          <table:table-cell table:number-rows-spanned="2" table:style-name="ACE-237" table:content-validation-name="VAL-53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3" table:content-validation-name="VAL-9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86:.J187];&quot;&lt;&quot;&amp;[.$F$5])" office:value-type="float" office:value="0">
            <text:p>0</text:p>
          </table:table-cell>
          <table:table-cell table:number-rows-spanned="2" table:style-name="ACE-333" table:formula="of:=COUNTIF([.F186:.J187];&quot;&gt;&quot;&amp;[.$I$5])" office:value-type="float" office:value="0">
            <text:p>0</text:p>
          </table:table-cell>
          <table:table-cell table:number-rows-spanned="2" table:style-name="ACE-333" table:formula="of:=COUNTIF([.F186:.J187];&quot;&gt;=&quot;&amp;[.$F$5])-COUNTIF([.F186:.J187];&quot;&gt;&quot;&amp;[.$I$5])" office:value-type="float" office:value="0">
            <text:p>0</text:p>
          </table:table-cell>
          <table:table-cell table:number-rows-spanned="2" table:style-name="ACE-333" table:formula="of:=COUNTIF([.K186:.O187];&quot;&lt;&quot;&amp;[.$K$5])" office:value-type="float" office:value="0">
            <text:p>0</text:p>
          </table:table-cell>
          <table:table-cell table:number-rows-spanned="2" table:style-name="ACE-333" table:formula="of:=COUNTIF([.K186:.O187];&quot;&gt;&quot;&amp;[.$N$5])" office:value-type="float" office:value="0">
            <text:p>0</text:p>
          </table:table-cell>
          <table:table-cell table:number-rows-spanned="2" table:style-name="ACE-333" table:formula="of:=COUNTIF([.K186:.O187];&quot;&gt;=&quot;&amp;[.$K$5])-COUNTIF([.K186:.O187];&quot;&gt;&quot;&amp;[.$N$5])" office:value-type="float" office:value="0">
            <text:p>0</text:p>
          </table:table-cell>
          <table:table-cell table:number-rows-spanned="2" table:style-name="ACE-333" table:formula="of:=COUNTIF([.P186:.T187];&quot;&lt;&quot;&amp;[.$P$5])" office:value-type="float" office:value="0">
            <text:p>0</text:p>
          </table:table-cell>
          <table:table-cell table:number-rows-spanned="2" table:style-name="ACE-333" table:formula="of:=COUNTIF([.P186:.T187];&quot;&gt;&quot;&amp;[.$S$5])" office:value-type="float" office:value="0">
            <text:p>0</text:p>
          </table:table-cell>
          <table:table-cell table:number-rows-spanned="2" table:style-name="ACE-333" table:formula="of:=COUNTIF([.P186:.T187];&quot;&gt;=&quot;&amp;[.$P$5])-COUNTIF([.P186:.T187];&quot;&gt;&quot;&amp;[.$S$5])" office:value-type="float" office:value="0">
            <text:p>0</text:p>
          </table:table-cell>
          <table:table-cell table:number-rows-spanned="2" table:style-name="ACE-333" table:formula="of:=COUNTIF([.U186:.Y187];&quot;&lt;&quot;&amp;[.$U$5])" office:value-type="float" office:value="0">
            <text:p>0</text:p>
          </table:table-cell>
          <table:table-cell table:number-rows-spanned="2" table:style-name="ACE-333" table:formula="of:=COUNTIF([.U186:.Y187];&quot;&gt;&quot;&amp;[.$X$5])" office:value-type="float" office:value="0">
            <text:p>0</text:p>
          </table:table-cell>
          <table:table-cell table:number-rows-spanned="2" table:style-name="ACE-333" table:formula="of:=COUNTIF([.U186:.Y187];&quot;&gt;=&quot;&amp;[.$U$5])-COUNTIF([.U186:.Y187];&quot;&gt;&quot;&amp;[.$X$5])" office:value-type="float" office:value="0">
            <text:p>0</text:p>
          </table:table-cell>
          <table:table-cell table:number-rows-spanned="2" table:style-name="ACE-522" table:formula="of:=100-([.AD186]+[.AE186])*0.5-([.AG186]+[.AH186])*0.40000000000000002-([.AJ186]+[.AK186])*0.29999999999999999-[.Z186]*0.40000000000000002-[.AA186]*0.5-([.AM186]+[.AN186])*1+(IF([.AB186]=&quot;&quot;;&quot;&quot;;IF([.AB186]&lt;80;-4;IF([.AB186]&gt;=85;IF([.AB186]&lt;90;-1;0);-2))))+(IF([.AC186]=&quot;&quot;;&quot;&quot;;IF([.AC186]&lt;85;-5;IF([.AC186]&gt;=90;IF([.AC186]&lt;95;-2;0);-4))))" office:value-type="string" office:string-value="#VALUE!">
            <text:p>#VALUE!</text:p>
          </table:table-cell>
          <table:table-cell table:number-rows-spanned="2" table:style-name="ACE-523" table:formula="of:=IF(OR([.AP186]&lt;85;([.AD186]+[.AE186])&gt;6;([.AG186]+[.AH186])&gt;6;([.AJ186]+[.AK186])&gt;6;[.Z186]&gt;6;([.AD186]+[.AE186]+[.AG186]+[.AH186]+[.AJ186]+[.AK186]+[.Z186])&gt;13;[.AA186]&gt;6;[.AB186]&lt;70;[.AC186]&lt;75);&quot;不合格&quot;;&quot;合格&quot;)" office:value-type="string" office:string-value="#VALUE!">
            <text:p>#VALUE!</text:p>
          </table:table-cell>
          <table:table-cell table:number-rows-spanned="2" table:style-name="ACE-614" table:content-validation-name="VAL-240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5" table:content-validation-name="VAL-39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86]*0.20000000000000001-[.AX186]*0.5-[.AY186]*0.20000000000000001-[.AZ186]*0.5-[.BA186]*1-[.BB186]*0.5-[.BC186]*0.20000000000000001-[.BD186]*0.20000000000000001-[.BE186]*0.20000000000000001-[.BF186]*0.5-[.BG186]*0.5-[.BH186]*1-[.BI186]*1-[.BJ186]*0.5" office:value-type="string" office:string-value="#VALUE!">
            <text:p>#VALUE!</text:p>
          </table:table-cell>
          <table:table-cell table:number-rows-spanned="2" table:style-name="ACE-329" table:formula="of:=IF(OR([.BK186]&lt;96;([.AW186]+[.AY186]+[.BC186]+[.BD186]+[.BE186])&gt;8;([.AX186]+[.AZ186]+[.BB186]+[.BF186]+[.BG186]+[.BJ186])&gt;6;([.AW186]+[.AX186]+[.AY186]+[.AZ186]+[.BA186]+[.BB186]+[.BC186]+[.BD186]+[.BE186]+[.BF186]+[.BG186]+[.BH186]+[.BI186]+[.BJ186])&gt;9);&quot;不合格&quot;;&quot;合格&quot;)" office:value-type="string" office:string-value="#VALUE!">
            <text:p>#VALUE!</text:p>
          </table:table-cell>
          <table:table-cell table:number-rows-spanned="2" table:style-name="ACE-236" table:content-validation-name="VAL-54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4" table:content-validation-name="VAL-9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88:.J189];&quot;&lt;&quot;&amp;[.$F$5])" office:value-type="float" office:value="0">
            <text:p>0</text:p>
          </table:table-cell>
          <table:table-cell table:number-rows-spanned="2" table:style-name="ACE-333" table:formula="of:=COUNTIF([.F188:.J189];&quot;&gt;&quot;&amp;[.$I$5])" office:value-type="float" office:value="0">
            <text:p>0</text:p>
          </table:table-cell>
          <table:table-cell table:number-rows-spanned="2" table:style-name="ACE-333" table:formula="of:=COUNTIF([.F188:.J189];&quot;&gt;=&quot;&amp;[.$F$5])-COUNTIF([.F188:.J189];&quot;&gt;&quot;&amp;[.$I$5])" office:value-type="float" office:value="0">
            <text:p>0</text:p>
          </table:table-cell>
          <table:table-cell table:number-rows-spanned="2" table:style-name="ACE-333" table:formula="of:=COUNTIF([.K188:.O189];&quot;&lt;&quot;&amp;[.$K$5])" office:value-type="float" office:value="0">
            <text:p>0</text:p>
          </table:table-cell>
          <table:table-cell table:number-rows-spanned="2" table:style-name="ACE-333" table:formula="of:=COUNTIF([.K188:.O189];&quot;&gt;&quot;&amp;[.$N$5])" office:value-type="float" office:value="0">
            <text:p>0</text:p>
          </table:table-cell>
          <table:table-cell table:number-rows-spanned="2" table:style-name="ACE-333" table:formula="of:=COUNTIF([.K188:.O189];&quot;&gt;=&quot;&amp;[.$K$5])-COUNTIF([.K188:.O189];&quot;&gt;&quot;&amp;[.$N$5])" office:value-type="float" office:value="0">
            <text:p>0</text:p>
          </table:table-cell>
          <table:table-cell table:number-rows-spanned="2" table:style-name="ACE-333" table:formula="of:=COUNTIF([.P188:.T189];&quot;&lt;&quot;&amp;[.$P$5])" office:value-type="float" office:value="0">
            <text:p>0</text:p>
          </table:table-cell>
          <table:table-cell table:number-rows-spanned="2" table:style-name="ACE-333" table:formula="of:=COUNTIF([.P188:.T189];&quot;&gt;&quot;&amp;[.$S$5])" office:value-type="float" office:value="0">
            <text:p>0</text:p>
          </table:table-cell>
          <table:table-cell table:number-rows-spanned="2" table:style-name="ACE-333" table:formula="of:=COUNTIF([.P188:.T189];&quot;&gt;=&quot;&amp;[.$P$5])-COUNTIF([.P188:.T189];&quot;&gt;&quot;&amp;[.$S$5])" office:value-type="float" office:value="0">
            <text:p>0</text:p>
          </table:table-cell>
          <table:table-cell table:number-rows-spanned="2" table:style-name="ACE-333" table:formula="of:=COUNTIF([.U188:.Y189];&quot;&lt;&quot;&amp;[.$U$5])" office:value-type="float" office:value="0">
            <text:p>0</text:p>
          </table:table-cell>
          <table:table-cell table:number-rows-spanned="2" table:style-name="ACE-333" table:formula="of:=COUNTIF([.U188:.Y189];&quot;&gt;&quot;&amp;[.$X$5])" office:value-type="float" office:value="0">
            <text:p>0</text:p>
          </table:table-cell>
          <table:table-cell table:number-rows-spanned="2" table:style-name="ACE-333" table:formula="of:=COUNTIF([.U188:.Y189];&quot;&gt;=&quot;&amp;[.$U$5])-COUNTIF([.U188:.Y189];&quot;&gt;&quot;&amp;[.$X$5])" office:value-type="float" office:value="0">
            <text:p>0</text:p>
          </table:table-cell>
          <table:table-cell table:number-rows-spanned="2" table:style-name="ACE-522" table:formula="of:=100-([.AD188]+[.AE188])*0.5-([.AG188]+[.AH188])*0.40000000000000002-([.AJ188]+[.AK188])*0.29999999999999999-[.Z188]*0.40000000000000002-[.AA188]*0.5-([.AM188]+[.AN188])*1+(IF([.AB188]=&quot;&quot;;&quot;&quot;;IF([.AB188]&lt;80;-4;IF([.AB188]&gt;=85;IF([.AB188]&lt;90;-1;0);-2))))+(IF([.AC188]=&quot;&quot;;&quot;&quot;;IF([.AC188]&lt;85;-5;IF([.AC188]&gt;=90;IF([.AC188]&lt;95;-2;0);-4))))" office:value-type="string" office:string-value="#VALUE!">
            <text:p>#VALUE!</text:p>
          </table:table-cell>
          <table:table-cell table:number-rows-spanned="2" table:style-name="ACE-523" table:formula="of:=IF(OR([.AP188]&lt;85;([.AD188]+[.AE188])&gt;6;([.AG188]+[.AH188])&gt;6;([.AJ188]+[.AK188])&gt;6;[.Z188]&gt;6;([.AD188]+[.AE188]+[.AG188]+[.AH188]+[.AJ188]+[.AK188]+[.Z188])&gt;13;[.AA188]&gt;6;[.AB188]&lt;70;[.AC188]&lt;75);&quot;不合格&quot;;&quot;合格&quot;)" office:value-type="string" office:string-value="#VALUE!">
            <text:p>#VALUE!</text:p>
          </table:table-cell>
          <table:table-cell table:number-rows-spanned="2" table:style-name="ACE-615" table:content-validation-name="VAL-241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4" table:content-validation-name="VAL-39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88]*0.20000000000000001-[.AX188]*0.5-[.AY188]*0.20000000000000001-[.AZ188]*0.5-[.BA188]*1-[.BB188]*0.5-[.BC188]*0.20000000000000001-[.BD188]*0.20000000000000001-[.BE188]*0.20000000000000001-[.BF188]*0.5-[.BG188]*0.5-[.BH188]*1-[.BI188]*1-[.BJ188]*0.5" office:value-type="string" office:string-value="#VALUE!">
            <text:p>#VALUE!</text:p>
          </table:table-cell>
          <table:table-cell table:number-rows-spanned="2" table:style-name="ACE-329" table:formula="of:=IF(OR([.BK188]&lt;96;([.AW188]+[.AY188]+[.BC188]+[.BD188]+[.BE188])&gt;8;([.AX188]+[.AZ188]+[.BB188]+[.BF188]+[.BG188]+[.BJ188])&gt;6;([.AW188]+[.AX188]+[.AY188]+[.AZ188]+[.BA188]+[.BB188]+[.BC188]+[.BD188]+[.BE188]+[.BF188]+[.BG188]+[.BH188]+[.BI188]+[.BJ188])&gt;9);&quot;不合格&quot;;&quot;合格&quot;)" office:value-type="string" office:string-value="#VALUE!">
            <text:p>#VALUE!</text:p>
          </table:table-cell>
          <table:table-cell table:number-rows-spanned="2" table:style-name="ACE-235" table:content-validation-name="VAL-54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5" table:content-validation-name="VAL-9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90:.J191];&quot;&lt;&quot;&amp;[.$F$5])" office:value-type="float" office:value="0">
            <text:p>0</text:p>
          </table:table-cell>
          <table:table-cell table:number-rows-spanned="2" table:style-name="ACE-333" table:formula="of:=COUNTIF([.F190:.J191];&quot;&gt;&quot;&amp;[.$I$5])" office:value-type="float" office:value="0">
            <text:p>0</text:p>
          </table:table-cell>
          <table:table-cell table:number-rows-spanned="2" table:style-name="ACE-333" table:formula="of:=COUNTIF([.F190:.J191];&quot;&gt;=&quot;&amp;[.$F$5])-COUNTIF([.F190:.J191];&quot;&gt;&quot;&amp;[.$I$5])" office:value-type="float" office:value="0">
            <text:p>0</text:p>
          </table:table-cell>
          <table:table-cell table:number-rows-spanned="2" table:style-name="ACE-333" table:formula="of:=COUNTIF([.K190:.O191];&quot;&lt;&quot;&amp;[.$K$5])" office:value-type="float" office:value="0">
            <text:p>0</text:p>
          </table:table-cell>
          <table:table-cell table:number-rows-spanned="2" table:style-name="ACE-333" table:formula="of:=COUNTIF([.K190:.O191];&quot;&gt;&quot;&amp;[.$N$5])" office:value-type="float" office:value="0">
            <text:p>0</text:p>
          </table:table-cell>
          <table:table-cell table:number-rows-spanned="2" table:style-name="ACE-333" table:formula="of:=COUNTIF([.K190:.O191];&quot;&gt;=&quot;&amp;[.$K$5])-COUNTIF([.K190:.O191];&quot;&gt;&quot;&amp;[.$N$5])" office:value-type="float" office:value="0">
            <text:p>0</text:p>
          </table:table-cell>
          <table:table-cell table:number-rows-spanned="2" table:style-name="ACE-333" table:formula="of:=COUNTIF([.P190:.T191];&quot;&lt;&quot;&amp;[.$P$5])" office:value-type="float" office:value="0">
            <text:p>0</text:p>
          </table:table-cell>
          <table:table-cell table:number-rows-spanned="2" table:style-name="ACE-333" table:formula="of:=COUNTIF([.P190:.T191];&quot;&gt;&quot;&amp;[.$S$5])" office:value-type="float" office:value="0">
            <text:p>0</text:p>
          </table:table-cell>
          <table:table-cell table:number-rows-spanned="2" table:style-name="ACE-333" table:formula="of:=COUNTIF([.P190:.T191];&quot;&gt;=&quot;&amp;[.$P$5])-COUNTIF([.P190:.T191];&quot;&gt;&quot;&amp;[.$S$5])" office:value-type="float" office:value="0">
            <text:p>0</text:p>
          </table:table-cell>
          <table:table-cell table:number-rows-spanned="2" table:style-name="ACE-333" table:formula="of:=COUNTIF([.U190:.Y191];&quot;&lt;&quot;&amp;[.$U$5])" office:value-type="float" office:value="0">
            <text:p>0</text:p>
          </table:table-cell>
          <table:table-cell table:number-rows-spanned="2" table:style-name="ACE-333" table:formula="of:=COUNTIF([.U190:.Y191];&quot;&gt;&quot;&amp;[.$X$5])" office:value-type="float" office:value="0">
            <text:p>0</text:p>
          </table:table-cell>
          <table:table-cell table:number-rows-spanned="2" table:style-name="ACE-333" table:formula="of:=COUNTIF([.U190:.Y191];&quot;&gt;=&quot;&amp;[.$U$5])-COUNTIF([.U190:.Y191];&quot;&gt;&quot;&amp;[.$X$5])" office:value-type="float" office:value="0">
            <text:p>0</text:p>
          </table:table-cell>
          <table:table-cell table:number-rows-spanned="2" table:style-name="ACE-522" table:formula="of:=100-([.AD190]+[.AE190])*0.5-([.AG190]+[.AH190])*0.40000000000000002-([.AJ190]+[.AK190])*0.29999999999999999-[.Z190]*0.40000000000000002-[.AA190]*0.5-([.AM190]+[.AN190])*1+(IF([.AB190]=&quot;&quot;;&quot;&quot;;IF([.AB190]&lt;80;-4;IF([.AB190]&gt;=85;IF([.AB190]&lt;90;-1;0);-2))))+(IF([.AC190]=&quot;&quot;;&quot;&quot;;IF([.AC190]&lt;85;-5;IF([.AC190]&gt;=90;IF([.AC190]&lt;95;-2;0);-4))))" office:value-type="string" office:string-value="#VALUE!">
            <text:p>#VALUE!</text:p>
          </table:table-cell>
          <table:table-cell table:number-rows-spanned="2" table:style-name="ACE-523" table:formula="of:=IF(OR([.AP190]&lt;85;([.AD190]+[.AE190])&gt;6;([.AG190]+[.AH190])&gt;6;([.AJ190]+[.AK190])&gt;6;[.Z190]&gt;6;([.AD190]+[.AE190]+[.AG190]+[.AH190]+[.AJ190]+[.AK190]+[.Z190])&gt;13;[.AA190]&gt;6;[.AB190]&lt;70;[.AC190]&lt;75);&quot;不合格&quot;;&quot;合格&quot;)" office:value-type="string" office:string-value="#VALUE!">
            <text:p>#VALUE!</text:p>
          </table:table-cell>
          <table:table-cell table:number-rows-spanned="2" table:style-name="ACE-616" table:content-validation-name="VAL-242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3" table:content-validation-name="VAL-39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90]*0.20000000000000001-[.AX190]*0.5-[.AY190]*0.20000000000000001-[.AZ190]*0.5-[.BA190]*1-[.BB190]*0.5-[.BC190]*0.20000000000000001-[.BD190]*0.20000000000000001-[.BE190]*0.20000000000000001-[.BF190]*0.5-[.BG190]*0.5-[.BH190]*1-[.BI190]*1-[.BJ190]*0.5" office:value-type="string" office:string-value="#VALUE!">
            <text:p>#VALUE!</text:p>
          </table:table-cell>
          <table:table-cell table:number-rows-spanned="2" table:style-name="ACE-329" table:formula="of:=IF(OR([.BK190]&lt;96;([.AW190]+[.AY190]+[.BC190]+[.BD190]+[.BE190])&gt;8;([.AX190]+[.AZ190]+[.BB190]+[.BF190]+[.BG190]+[.BJ190])&gt;6;([.AW190]+[.AX190]+[.AY190]+[.AZ190]+[.BA190]+[.BB190]+[.BC190]+[.BD190]+[.BE190]+[.BF190]+[.BG190]+[.BH190]+[.BI190]+[.BJ190])&gt;9);&quot;不合格&quot;;&quot;合格&quot;)" office:value-type="string" office:string-value="#VALUE!">
            <text:p>#VALUE!</text:p>
          </table:table-cell>
          <table:table-cell table:number-rows-spanned="2" table:style-name="ACE-234" table:content-validation-name="VAL-54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6" table:content-validation-name="VAL-9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92:.J193];&quot;&lt;&quot;&amp;[.$F$5])" office:value-type="float" office:value="0">
            <text:p>0</text:p>
          </table:table-cell>
          <table:table-cell table:number-rows-spanned="2" table:style-name="ACE-333" table:formula="of:=COUNTIF([.F192:.J193];&quot;&gt;&quot;&amp;[.$I$5])" office:value-type="float" office:value="0">
            <text:p>0</text:p>
          </table:table-cell>
          <table:table-cell table:number-rows-spanned="2" table:style-name="ACE-333" table:formula="of:=COUNTIF([.F192:.J193];&quot;&gt;=&quot;&amp;[.$F$5])-COUNTIF([.F192:.J193];&quot;&gt;&quot;&amp;[.$I$5])" office:value-type="float" office:value="0">
            <text:p>0</text:p>
          </table:table-cell>
          <table:table-cell table:number-rows-spanned="2" table:style-name="ACE-333" table:formula="of:=COUNTIF([.K192:.O193];&quot;&lt;&quot;&amp;[.$K$5])" office:value-type="float" office:value="0">
            <text:p>0</text:p>
          </table:table-cell>
          <table:table-cell table:number-rows-spanned="2" table:style-name="ACE-333" table:formula="of:=COUNTIF([.K192:.O193];&quot;&gt;&quot;&amp;[.$N$5])" office:value-type="float" office:value="0">
            <text:p>0</text:p>
          </table:table-cell>
          <table:table-cell table:number-rows-spanned="2" table:style-name="ACE-333" table:formula="of:=COUNTIF([.K192:.O193];&quot;&gt;=&quot;&amp;[.$K$5])-COUNTIF([.K192:.O193];&quot;&gt;&quot;&amp;[.$N$5])" office:value-type="float" office:value="0">
            <text:p>0</text:p>
          </table:table-cell>
          <table:table-cell table:number-rows-spanned="2" table:style-name="ACE-333" table:formula="of:=COUNTIF([.P192:.T193];&quot;&lt;&quot;&amp;[.$P$5])" office:value-type="float" office:value="0">
            <text:p>0</text:p>
          </table:table-cell>
          <table:table-cell table:number-rows-spanned="2" table:style-name="ACE-333" table:formula="of:=COUNTIF([.P192:.T193];&quot;&gt;&quot;&amp;[.$S$5])" office:value-type="float" office:value="0">
            <text:p>0</text:p>
          </table:table-cell>
          <table:table-cell table:number-rows-spanned="2" table:style-name="ACE-333" table:formula="of:=COUNTIF([.P192:.T193];&quot;&gt;=&quot;&amp;[.$P$5])-COUNTIF([.P192:.T193];&quot;&gt;&quot;&amp;[.$S$5])" office:value-type="float" office:value="0">
            <text:p>0</text:p>
          </table:table-cell>
          <table:table-cell table:number-rows-spanned="2" table:style-name="ACE-333" table:formula="of:=COUNTIF([.U192:.Y193];&quot;&lt;&quot;&amp;[.$U$5])" office:value-type="float" office:value="0">
            <text:p>0</text:p>
          </table:table-cell>
          <table:table-cell table:number-rows-spanned="2" table:style-name="ACE-333" table:formula="of:=COUNTIF([.U192:.Y193];&quot;&gt;&quot;&amp;[.$X$5])" office:value-type="float" office:value="0">
            <text:p>0</text:p>
          </table:table-cell>
          <table:table-cell table:number-rows-spanned="2" table:style-name="ACE-333" table:formula="of:=COUNTIF([.U192:.Y193];&quot;&gt;=&quot;&amp;[.$U$5])-COUNTIF([.U192:.Y193];&quot;&gt;&quot;&amp;[.$X$5])" office:value-type="float" office:value="0">
            <text:p>0</text:p>
          </table:table-cell>
          <table:table-cell table:number-rows-spanned="2" table:style-name="ACE-522" table:formula="of:=100-([.AD192]+[.AE192])*0.5-([.AG192]+[.AH192])*0.40000000000000002-([.AJ192]+[.AK192])*0.29999999999999999-[.Z192]*0.40000000000000002-[.AA192]*0.5-([.AM192]+[.AN192])*1+(IF([.AB192]=&quot;&quot;;&quot;&quot;;IF([.AB192]&lt;80;-4;IF([.AB192]&gt;=85;IF([.AB192]&lt;90;-1;0);-2))))+(IF([.AC192]=&quot;&quot;;&quot;&quot;;IF([.AC192]&lt;85;-5;IF([.AC192]&gt;=90;IF([.AC192]&lt;95;-2;0);-4))))" office:value-type="string" office:string-value="#VALUE!">
            <text:p>#VALUE!</text:p>
          </table:table-cell>
          <table:table-cell table:number-rows-spanned="2" table:style-name="ACE-523" table:formula="of:=IF(OR([.AP192]&lt;85;([.AD192]+[.AE192])&gt;6;([.AG192]+[.AH192])&gt;6;([.AJ192]+[.AK192])&gt;6;[.Z192]&gt;6;([.AD192]+[.AE192]+[.AG192]+[.AH192]+[.AJ192]+[.AK192]+[.Z192])&gt;13;[.AA192]&gt;6;[.AB192]&lt;70;[.AC192]&lt;75);&quot;不合格&quot;;&quot;合格&quot;)" office:value-type="string" office:string-value="#VALUE!">
            <text:p>#VALUE!</text:p>
          </table:table-cell>
          <table:table-cell table:number-rows-spanned="2" table:style-name="ACE-617" table:content-validation-name="VAL-243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2" table:content-validation-name="VAL-39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92]*0.20000000000000001-[.AX192]*0.5-[.AY192]*0.20000000000000001-[.AZ192]*0.5-[.BA192]*1-[.BB192]*0.5-[.BC192]*0.20000000000000001-[.BD192]*0.20000000000000001-[.BE192]*0.20000000000000001-[.BF192]*0.5-[.BG192]*0.5-[.BH192]*1-[.BI192]*1-[.BJ192]*0.5" office:value-type="string" office:string-value="#VALUE!">
            <text:p>#VALUE!</text:p>
          </table:table-cell>
          <table:table-cell table:number-rows-spanned="2" table:style-name="ACE-329" table:formula="of:=IF(OR([.BK192]&lt;96;([.AW192]+[.AY192]+[.BC192]+[.BD192]+[.BE192])&gt;8;([.AX192]+[.AZ192]+[.BB192]+[.BF192]+[.BG192]+[.BJ192])&gt;6;([.AW192]+[.AX192]+[.AY192]+[.AZ192]+[.BA192]+[.BB192]+[.BC192]+[.BD192]+[.BE192]+[.BF192]+[.BG192]+[.BH192]+[.BI192]+[.BJ192])&gt;9);&quot;不合格&quot;;&quot;合格&quot;)" office:value-type="string" office:string-value="#VALUE!">
            <text:p>#VALUE!</text:p>
          </table:table-cell>
          <table:table-cell table:number-rows-spanned="2" table:style-name="ACE-233" table:content-validation-name="VAL-54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7" table:content-validation-name="VAL-9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94:.J195];&quot;&lt;&quot;&amp;[.$F$5])" office:value-type="float" office:value="0">
            <text:p>0</text:p>
          </table:table-cell>
          <table:table-cell table:number-rows-spanned="2" table:style-name="ACE-333" table:formula="of:=COUNTIF([.F194:.J195];&quot;&gt;&quot;&amp;[.$I$5])" office:value-type="float" office:value="0">
            <text:p>0</text:p>
          </table:table-cell>
          <table:table-cell table:number-rows-spanned="2" table:style-name="ACE-333" table:formula="of:=COUNTIF([.F194:.J195];&quot;&gt;=&quot;&amp;[.$F$5])-COUNTIF([.F194:.J195];&quot;&gt;&quot;&amp;[.$I$5])" office:value-type="float" office:value="0">
            <text:p>0</text:p>
          </table:table-cell>
          <table:table-cell table:number-rows-spanned="2" table:style-name="ACE-333" table:formula="of:=COUNTIF([.K194:.O195];&quot;&lt;&quot;&amp;[.$K$5])" office:value-type="float" office:value="0">
            <text:p>0</text:p>
          </table:table-cell>
          <table:table-cell table:number-rows-spanned="2" table:style-name="ACE-333" table:formula="of:=COUNTIF([.K194:.O195];&quot;&gt;&quot;&amp;[.$N$5])" office:value-type="float" office:value="0">
            <text:p>0</text:p>
          </table:table-cell>
          <table:table-cell table:number-rows-spanned="2" table:style-name="ACE-333" table:formula="of:=COUNTIF([.K194:.O195];&quot;&gt;=&quot;&amp;[.$K$5])-COUNTIF([.K194:.O195];&quot;&gt;&quot;&amp;[.$N$5])" office:value-type="float" office:value="0">
            <text:p>0</text:p>
          </table:table-cell>
          <table:table-cell table:number-rows-spanned="2" table:style-name="ACE-333" table:formula="of:=COUNTIF([.P194:.T195];&quot;&lt;&quot;&amp;[.$P$5])" office:value-type="float" office:value="0">
            <text:p>0</text:p>
          </table:table-cell>
          <table:table-cell table:number-rows-spanned="2" table:style-name="ACE-333" table:formula="of:=COUNTIF([.P194:.T195];&quot;&gt;&quot;&amp;[.$S$5])" office:value-type="float" office:value="0">
            <text:p>0</text:p>
          </table:table-cell>
          <table:table-cell table:number-rows-spanned="2" table:style-name="ACE-333" table:formula="of:=COUNTIF([.P194:.T195];&quot;&gt;=&quot;&amp;[.$P$5])-COUNTIF([.P194:.T195];&quot;&gt;&quot;&amp;[.$S$5])" office:value-type="float" office:value="0">
            <text:p>0</text:p>
          </table:table-cell>
          <table:table-cell table:number-rows-spanned="2" table:style-name="ACE-333" table:formula="of:=COUNTIF([.U194:.Y195];&quot;&lt;&quot;&amp;[.$U$5])" office:value-type="float" office:value="0">
            <text:p>0</text:p>
          </table:table-cell>
          <table:table-cell table:number-rows-spanned="2" table:style-name="ACE-333" table:formula="of:=COUNTIF([.U194:.Y195];&quot;&gt;&quot;&amp;[.$X$5])" office:value-type="float" office:value="0">
            <text:p>0</text:p>
          </table:table-cell>
          <table:table-cell table:number-rows-spanned="2" table:style-name="ACE-333" table:formula="of:=COUNTIF([.U194:.Y195];&quot;&gt;=&quot;&amp;[.$U$5])-COUNTIF([.U194:.Y195];&quot;&gt;&quot;&amp;[.$X$5])" office:value-type="float" office:value="0">
            <text:p>0</text:p>
          </table:table-cell>
          <table:table-cell table:number-rows-spanned="2" table:style-name="ACE-522" table:formula="of:=100-([.AD194]+[.AE194])*0.5-([.AG194]+[.AH194])*0.40000000000000002-([.AJ194]+[.AK194])*0.29999999999999999-[.Z194]*0.40000000000000002-[.AA194]*0.5-([.AM194]+[.AN194])*1+(IF([.AB194]=&quot;&quot;;&quot;&quot;;IF([.AB194]&lt;80;-4;IF([.AB194]&gt;=85;IF([.AB194]&lt;90;-1;0);-2))))+(IF([.AC194]=&quot;&quot;;&quot;&quot;;IF([.AC194]&lt;85;-5;IF([.AC194]&gt;=90;IF([.AC194]&lt;95;-2;0);-4))))" office:value-type="string" office:string-value="#VALUE!">
            <text:p>#VALUE!</text:p>
          </table:table-cell>
          <table:table-cell table:number-rows-spanned="2" table:style-name="ACE-523" table:formula="of:=IF(OR([.AP194]&lt;85;([.AD194]+[.AE194])&gt;6;([.AG194]+[.AH194])&gt;6;([.AJ194]+[.AK194])&gt;6;[.Z194]&gt;6;([.AD194]+[.AE194]+[.AG194]+[.AH194]+[.AJ194]+[.AK194]+[.Z194])&gt;13;[.AA194]&gt;6;[.AB194]&lt;70;[.AC194]&lt;75);&quot;不合格&quot;;&quot;合格&quot;)" office:value-type="string" office:string-value="#VALUE!">
            <text:p>#VALUE!</text:p>
          </table:table-cell>
          <table:table-cell table:number-rows-spanned="2" table:style-name="ACE-618" table:content-validation-name="VAL-244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1" table:content-validation-name="VAL-39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94]*0.20000000000000001-[.AX194]*0.5-[.AY194]*0.20000000000000001-[.AZ194]*0.5-[.BA194]*1-[.BB194]*0.5-[.BC194]*0.20000000000000001-[.BD194]*0.20000000000000001-[.BE194]*0.20000000000000001-[.BF194]*0.5-[.BG194]*0.5-[.BH194]*1-[.BI194]*1-[.BJ194]*0.5" office:value-type="string" office:string-value="#VALUE!">
            <text:p>#VALUE!</text:p>
          </table:table-cell>
          <table:table-cell table:number-rows-spanned="2" table:style-name="ACE-329" table:formula="of:=IF(OR([.BK194]&lt;96;([.AW194]+[.AY194]+[.BC194]+[.BD194]+[.BE194])&gt;8;([.AX194]+[.AZ194]+[.BB194]+[.BF194]+[.BG194]+[.BJ194])&gt;6;([.AW194]+[.AX194]+[.AY194]+[.AZ194]+[.BA194]+[.BB194]+[.BC194]+[.BD194]+[.BE194]+[.BF194]+[.BG194]+[.BH194]+[.BI194]+[.BJ194])&gt;9);&quot;不合格&quot;;&quot;合格&quot;)" office:value-type="string" office:string-value="#VALUE!">
            <text:p>#VALUE!</text:p>
          </table:table-cell>
          <table:table-cell table:number-rows-spanned="2" table:style-name="ACE-232" table:content-validation-name="VAL-54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8" table:content-validation-name="VAL-9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96:.J197];&quot;&lt;&quot;&amp;[.$F$5])" office:value-type="float" office:value="0">
            <text:p>0</text:p>
          </table:table-cell>
          <table:table-cell table:number-rows-spanned="2" table:style-name="ACE-333" table:formula="of:=COUNTIF([.F196:.J197];&quot;&gt;&quot;&amp;[.$I$5])" office:value-type="float" office:value="0">
            <text:p>0</text:p>
          </table:table-cell>
          <table:table-cell table:number-rows-spanned="2" table:style-name="ACE-333" table:formula="of:=COUNTIF([.F196:.J197];&quot;&gt;=&quot;&amp;[.$F$5])-COUNTIF([.F196:.J197];&quot;&gt;&quot;&amp;[.$I$5])" office:value-type="float" office:value="0">
            <text:p>0</text:p>
          </table:table-cell>
          <table:table-cell table:number-rows-spanned="2" table:style-name="ACE-333" table:formula="of:=COUNTIF([.K196:.O197];&quot;&lt;&quot;&amp;[.$K$5])" office:value-type="float" office:value="0">
            <text:p>0</text:p>
          </table:table-cell>
          <table:table-cell table:number-rows-spanned="2" table:style-name="ACE-333" table:formula="of:=COUNTIF([.K196:.O197];&quot;&gt;&quot;&amp;[.$N$5])" office:value-type="float" office:value="0">
            <text:p>0</text:p>
          </table:table-cell>
          <table:table-cell table:number-rows-spanned="2" table:style-name="ACE-333" table:formula="of:=COUNTIF([.K196:.O197];&quot;&gt;=&quot;&amp;[.$K$5])-COUNTIF([.K196:.O197];&quot;&gt;&quot;&amp;[.$N$5])" office:value-type="float" office:value="0">
            <text:p>0</text:p>
          </table:table-cell>
          <table:table-cell table:number-rows-spanned="2" table:style-name="ACE-333" table:formula="of:=COUNTIF([.P196:.T197];&quot;&lt;&quot;&amp;[.$P$5])" office:value-type="float" office:value="0">
            <text:p>0</text:p>
          </table:table-cell>
          <table:table-cell table:number-rows-spanned="2" table:style-name="ACE-333" table:formula="of:=COUNTIF([.P196:.T197];&quot;&gt;&quot;&amp;[.$S$5])" office:value-type="float" office:value="0">
            <text:p>0</text:p>
          </table:table-cell>
          <table:table-cell table:number-rows-spanned="2" table:style-name="ACE-333" table:formula="of:=COUNTIF([.P196:.T197];&quot;&gt;=&quot;&amp;[.$P$5])-COUNTIF([.P196:.T197];&quot;&gt;&quot;&amp;[.$S$5])" office:value-type="float" office:value="0">
            <text:p>0</text:p>
          </table:table-cell>
          <table:table-cell table:number-rows-spanned="2" table:style-name="ACE-333" table:formula="of:=COUNTIF([.U196:.Y197];&quot;&lt;&quot;&amp;[.$U$5])" office:value-type="float" office:value="0">
            <text:p>0</text:p>
          </table:table-cell>
          <table:table-cell table:number-rows-spanned="2" table:style-name="ACE-333" table:formula="of:=COUNTIF([.U196:.Y197];&quot;&gt;&quot;&amp;[.$X$5])" office:value-type="float" office:value="0">
            <text:p>0</text:p>
          </table:table-cell>
          <table:table-cell table:number-rows-spanned="2" table:style-name="ACE-333" table:formula="of:=COUNTIF([.U196:.Y197];&quot;&gt;=&quot;&amp;[.$U$5])-COUNTIF([.U196:.Y197];&quot;&gt;&quot;&amp;[.$X$5])" office:value-type="float" office:value="0">
            <text:p>0</text:p>
          </table:table-cell>
          <table:table-cell table:number-rows-spanned="2" table:style-name="ACE-522" table:formula="of:=100-([.AD196]+[.AE196])*0.5-([.AG196]+[.AH196])*0.40000000000000002-([.AJ196]+[.AK196])*0.29999999999999999-[.Z196]*0.40000000000000002-[.AA196]*0.5-([.AM196]+[.AN196])*1+(IF([.AB196]=&quot;&quot;;&quot;&quot;;IF([.AB196]&lt;80;-4;IF([.AB196]&gt;=85;IF([.AB196]&lt;90;-1;0);-2))))+(IF([.AC196]=&quot;&quot;;&quot;&quot;;IF([.AC196]&lt;85;-5;IF([.AC196]&gt;=90;IF([.AC196]&lt;95;-2;0);-4))))" office:value-type="string" office:string-value="#VALUE!">
            <text:p>#VALUE!</text:p>
          </table:table-cell>
          <table:table-cell table:number-rows-spanned="2" table:style-name="ACE-523" table:formula="of:=IF(OR([.AP196]&lt;85;([.AD196]+[.AE196])&gt;6;([.AG196]+[.AH196])&gt;6;([.AJ196]+[.AK196])&gt;6;[.Z196]&gt;6;([.AD196]+[.AE196]+[.AG196]+[.AH196]+[.AJ196]+[.AK196]+[.Z196])&gt;13;[.AA196]&gt;6;[.AB196]&lt;70;[.AC196]&lt;75);&quot;不合格&quot;;&quot;合格&quot;)" office:value-type="string" office:string-value="#VALUE!">
            <text:p>#VALUE!</text:p>
          </table:table-cell>
          <table:table-cell table:number-rows-spanned="2" table:style-name="ACE-619" table:content-validation-name="VAL-245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0" table:content-validation-name="VAL-39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96]*0.20000000000000001-[.AX196]*0.5-[.AY196]*0.20000000000000001-[.AZ196]*0.5-[.BA196]*1-[.BB196]*0.5-[.BC196]*0.20000000000000001-[.BD196]*0.20000000000000001-[.BE196]*0.20000000000000001-[.BF196]*0.5-[.BG196]*0.5-[.BH196]*1-[.BI196]*1-[.BJ196]*0.5" office:value-type="string" office:string-value="#VALUE!">
            <text:p>#VALUE!</text:p>
          </table:table-cell>
          <table:table-cell table:number-rows-spanned="2" table:style-name="ACE-329" table:formula="of:=IF(OR([.BK196]&lt;96;([.AW196]+[.AY196]+[.BC196]+[.BD196]+[.BE196])&gt;8;([.AX196]+[.AZ196]+[.BB196]+[.BF196]+[.BG196]+[.BJ196])&gt;6;([.AW196]+[.AX196]+[.AY196]+[.AZ196]+[.BA196]+[.BB196]+[.BC196]+[.BD196]+[.BE196]+[.BF196]+[.BG196]+[.BH196]+[.BI196]+[.BJ196])&gt;9);&quot;不合格&quot;;&quot;合格&quot;)" office:value-type="string" office:string-value="#VALUE!">
            <text:p>#VALUE!</text:p>
          </table:table-cell>
          <table:table-cell table:number-rows-spanned="2" table:style-name="ACE-231" table:content-validation-name="VAL-54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9" table:content-validation-name="VAL-9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98:.J199];&quot;&lt;&quot;&amp;[.$F$5])" office:value-type="float" office:value="0">
            <text:p>0</text:p>
          </table:table-cell>
          <table:table-cell table:number-rows-spanned="2" table:style-name="ACE-333" table:formula="of:=COUNTIF([.F198:.J199];&quot;&gt;&quot;&amp;[.$I$5])" office:value-type="float" office:value="0">
            <text:p>0</text:p>
          </table:table-cell>
          <table:table-cell table:number-rows-spanned="2" table:style-name="ACE-333" table:formula="of:=COUNTIF([.F198:.J199];&quot;&gt;=&quot;&amp;[.$F$5])-COUNTIF([.F198:.J199];&quot;&gt;&quot;&amp;[.$I$5])" office:value-type="float" office:value="0">
            <text:p>0</text:p>
          </table:table-cell>
          <table:table-cell table:number-rows-spanned="2" table:style-name="ACE-333" table:formula="of:=COUNTIF([.K198:.O199];&quot;&lt;&quot;&amp;[.$K$5])" office:value-type="float" office:value="0">
            <text:p>0</text:p>
          </table:table-cell>
          <table:table-cell table:number-rows-spanned="2" table:style-name="ACE-333" table:formula="of:=COUNTIF([.K198:.O199];&quot;&gt;&quot;&amp;[.$N$5])" office:value-type="float" office:value="0">
            <text:p>0</text:p>
          </table:table-cell>
          <table:table-cell table:number-rows-spanned="2" table:style-name="ACE-333" table:formula="of:=COUNTIF([.K198:.O199];&quot;&gt;=&quot;&amp;[.$K$5])-COUNTIF([.K198:.O199];&quot;&gt;&quot;&amp;[.$N$5])" office:value-type="float" office:value="0">
            <text:p>0</text:p>
          </table:table-cell>
          <table:table-cell table:number-rows-spanned="2" table:style-name="ACE-333" table:formula="of:=COUNTIF([.P198:.T199];&quot;&lt;&quot;&amp;[.$P$5])" office:value-type="float" office:value="0">
            <text:p>0</text:p>
          </table:table-cell>
          <table:table-cell table:number-rows-spanned="2" table:style-name="ACE-333" table:formula="of:=COUNTIF([.P198:.T199];&quot;&gt;&quot;&amp;[.$S$5])" office:value-type="float" office:value="0">
            <text:p>0</text:p>
          </table:table-cell>
          <table:table-cell table:number-rows-spanned="2" table:style-name="ACE-333" table:formula="of:=COUNTIF([.P198:.T199];&quot;&gt;=&quot;&amp;[.$P$5])-COUNTIF([.P198:.T199];&quot;&gt;&quot;&amp;[.$S$5])" office:value-type="float" office:value="0">
            <text:p>0</text:p>
          </table:table-cell>
          <table:table-cell table:number-rows-spanned="2" table:style-name="ACE-333" table:formula="of:=COUNTIF([.U198:.Y199];&quot;&lt;&quot;&amp;[.$U$5])" office:value-type="float" office:value="0">
            <text:p>0</text:p>
          </table:table-cell>
          <table:table-cell table:number-rows-spanned="2" table:style-name="ACE-333" table:formula="of:=COUNTIF([.U198:.Y199];&quot;&gt;&quot;&amp;[.$X$5])" office:value-type="float" office:value="0">
            <text:p>0</text:p>
          </table:table-cell>
          <table:table-cell table:number-rows-spanned="2" table:style-name="ACE-333" table:formula="of:=COUNTIF([.U198:.Y199];&quot;&gt;=&quot;&amp;[.$U$5])-COUNTIF([.U198:.Y199];&quot;&gt;&quot;&amp;[.$X$5])" office:value-type="float" office:value="0">
            <text:p>0</text:p>
          </table:table-cell>
          <table:table-cell table:number-rows-spanned="2" table:style-name="ACE-522" table:formula="of:=100-([.AD198]+[.AE198])*0.5-([.AG198]+[.AH198])*0.40000000000000002-([.AJ198]+[.AK198])*0.29999999999999999-[.Z198]*0.40000000000000002-[.AA198]*0.5-([.AM198]+[.AN198])*1+(IF([.AB198]=&quot;&quot;;&quot;&quot;;IF([.AB198]&lt;80;-4;IF([.AB198]&gt;=85;IF([.AB198]&lt;90;-1;0);-2))))+(IF([.AC198]=&quot;&quot;;&quot;&quot;;IF([.AC198]&lt;85;-5;IF([.AC198]&gt;=90;IF([.AC198]&lt;95;-2;0);-4))))" office:value-type="string" office:string-value="#VALUE!">
            <text:p>#VALUE!</text:p>
          </table:table-cell>
          <table:table-cell table:number-rows-spanned="2" table:style-name="ACE-523" table:formula="of:=IF(OR([.AP198]&lt;85;([.AD198]+[.AE198])&gt;6;([.AG198]+[.AH198])&gt;6;([.AJ198]+[.AK198])&gt;6;[.Z198]&gt;6;([.AD198]+[.AE198]+[.AG198]+[.AH198]+[.AJ198]+[.AK198]+[.Z198])&gt;13;[.AA198]&gt;6;[.AB198]&lt;70;[.AC198]&lt;75);&quot;不合格&quot;;&quot;合格&quot;)" office:value-type="string" office:string-value="#VALUE!">
            <text:p>#VALUE!</text:p>
          </table:table-cell>
          <table:table-cell table:number-rows-spanned="2" table:style-name="ACE-620" table:content-validation-name="VAL-246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9" table:content-validation-name="VAL-39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98]*0.20000000000000001-[.AX198]*0.5-[.AY198]*0.20000000000000001-[.AZ198]*0.5-[.BA198]*1-[.BB198]*0.5-[.BC198]*0.20000000000000001-[.BD198]*0.20000000000000001-[.BE198]*0.20000000000000001-[.BF198]*0.5-[.BG198]*0.5-[.BH198]*1-[.BI198]*1-[.BJ198]*0.5" office:value-type="string" office:string-value="#VALUE!">
            <text:p>#VALUE!</text:p>
          </table:table-cell>
          <table:table-cell table:number-rows-spanned="2" table:style-name="ACE-329" table:formula="of:=IF(OR([.BK198]&lt;96;([.AW198]+[.AY198]+[.BC198]+[.BD198]+[.BE198])&gt;8;([.AX198]+[.AZ198]+[.BB198]+[.BF198]+[.BG198]+[.BJ198])&gt;6;([.AW198]+[.AX198]+[.AY198]+[.AZ198]+[.BA198]+[.BB198]+[.BC198]+[.BD198]+[.BE198]+[.BF198]+[.BG198]+[.BH198]+[.BI198]+[.BJ198])&gt;9);&quot;不合格&quot;;&quot;合格&quot;)" office:value-type="string" office:string-value="#VALUE!">
            <text:p>#VALUE!</text:p>
          </table:table-cell>
          <table:table-cell table:number-rows-spanned="2" table:style-name="ACE-230" table:content-validation-name="VAL-54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0" table:content-validation-name="VAL-9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00:.J201];&quot;&lt;&quot;&amp;[.$F$5])" office:value-type="float" office:value="0">
            <text:p>0</text:p>
          </table:table-cell>
          <table:table-cell table:number-rows-spanned="2" table:style-name="ACE-333" table:formula="of:=COUNTIF([.F200:.J201];&quot;&gt;&quot;&amp;[.$I$5])" office:value-type="float" office:value="0">
            <text:p>0</text:p>
          </table:table-cell>
          <table:table-cell table:number-rows-spanned="2" table:style-name="ACE-333" table:formula="of:=COUNTIF([.F200:.J201];&quot;&gt;=&quot;&amp;[.$F$5])-COUNTIF([.F200:.J201];&quot;&gt;&quot;&amp;[.$I$5])" office:value-type="float" office:value="0">
            <text:p>0</text:p>
          </table:table-cell>
          <table:table-cell table:number-rows-spanned="2" table:style-name="ACE-333" table:formula="of:=COUNTIF([.K200:.O201];&quot;&lt;&quot;&amp;[.$K$5])" office:value-type="float" office:value="0">
            <text:p>0</text:p>
          </table:table-cell>
          <table:table-cell table:number-rows-spanned="2" table:style-name="ACE-333" table:formula="of:=COUNTIF([.K200:.O201];&quot;&gt;&quot;&amp;[.$N$5])" office:value-type="float" office:value="0">
            <text:p>0</text:p>
          </table:table-cell>
          <table:table-cell table:number-rows-spanned="2" table:style-name="ACE-333" table:formula="of:=COUNTIF([.K200:.O201];&quot;&gt;=&quot;&amp;[.$K$5])-COUNTIF([.K200:.O201];&quot;&gt;&quot;&amp;[.$N$5])" office:value-type="float" office:value="0">
            <text:p>0</text:p>
          </table:table-cell>
          <table:table-cell table:number-rows-spanned="2" table:style-name="ACE-333" table:formula="of:=COUNTIF([.P200:.T201];&quot;&lt;&quot;&amp;[.$P$5])" office:value-type="float" office:value="0">
            <text:p>0</text:p>
          </table:table-cell>
          <table:table-cell table:number-rows-spanned="2" table:style-name="ACE-333" table:formula="of:=COUNTIF([.P200:.T201];&quot;&gt;&quot;&amp;[.$S$5])" office:value-type="float" office:value="0">
            <text:p>0</text:p>
          </table:table-cell>
          <table:table-cell table:number-rows-spanned="2" table:style-name="ACE-333" table:formula="of:=COUNTIF([.P200:.T201];&quot;&gt;=&quot;&amp;[.$P$5])-COUNTIF([.P200:.T201];&quot;&gt;&quot;&amp;[.$S$5])" office:value-type="float" office:value="0">
            <text:p>0</text:p>
          </table:table-cell>
          <table:table-cell table:number-rows-spanned="2" table:style-name="ACE-333" table:formula="of:=COUNTIF([.U200:.Y201];&quot;&lt;&quot;&amp;[.$U$5])" office:value-type="float" office:value="0">
            <text:p>0</text:p>
          </table:table-cell>
          <table:table-cell table:number-rows-spanned="2" table:style-name="ACE-333" table:formula="of:=COUNTIF([.U200:.Y201];&quot;&gt;&quot;&amp;[.$X$5])" office:value-type="float" office:value="0">
            <text:p>0</text:p>
          </table:table-cell>
          <table:table-cell table:number-rows-spanned="2" table:style-name="ACE-333" table:formula="of:=COUNTIF([.U200:.Y201];&quot;&gt;=&quot;&amp;[.$U$5])-COUNTIF([.U200:.Y201];&quot;&gt;&quot;&amp;[.$X$5])" office:value-type="float" office:value="0">
            <text:p>0</text:p>
          </table:table-cell>
          <table:table-cell table:number-rows-spanned="2" table:style-name="ACE-522" table:formula="of:=100-([.AD200]+[.AE200])*0.5-([.AG200]+[.AH200])*0.40000000000000002-([.AJ200]+[.AK200])*0.29999999999999999-[.Z200]*0.40000000000000002-[.AA200]*0.5-([.AM200]+[.AN200])*1+(IF([.AB200]=&quot;&quot;;&quot;&quot;;IF([.AB200]&lt;80;-4;IF([.AB200]&gt;=85;IF([.AB200]&lt;90;-1;0);-2))))+(IF([.AC200]=&quot;&quot;;&quot;&quot;;IF([.AC200]&lt;85;-5;IF([.AC200]&gt;=90;IF([.AC200]&lt;95;-2;0);-4))))" office:value-type="string" office:string-value="#VALUE!">
            <text:p>#VALUE!</text:p>
          </table:table-cell>
          <table:table-cell table:number-rows-spanned="2" table:style-name="ACE-523" table:formula="of:=IF(OR([.AP200]&lt;85;([.AD200]+[.AE200])&gt;6;([.AG200]+[.AH200])&gt;6;([.AJ200]+[.AK200])&gt;6;[.Z200]&gt;6;([.AD200]+[.AE200]+[.AG200]+[.AH200]+[.AJ200]+[.AK200]+[.Z200])&gt;13;[.AA200]&gt;6;[.AB200]&lt;70;[.AC200]&lt;75);&quot;不合格&quot;;&quot;合格&quot;)" office:value-type="string" office:string-value="#VALUE!">
            <text:p>#VALUE!</text:p>
          </table:table-cell>
          <table:table-cell table:number-rows-spanned="2" table:style-name="ACE-621" table:content-validation-name="VAL-247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8" table:content-validation-name="VAL-39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00]*0.20000000000000001-[.AX200]*0.5-[.AY200]*0.20000000000000001-[.AZ200]*0.5-[.BA200]*1-[.BB200]*0.5-[.BC200]*0.20000000000000001-[.BD200]*0.20000000000000001-[.BE200]*0.20000000000000001-[.BF200]*0.5-[.BG200]*0.5-[.BH200]*1-[.BI200]*1-[.BJ200]*0.5" office:value-type="string" office:string-value="#VALUE!">
            <text:p>#VALUE!</text:p>
          </table:table-cell>
          <table:table-cell table:number-rows-spanned="2" table:style-name="ACE-329" table:formula="of:=IF(OR([.BK200]&lt;96;([.AW200]+[.AY200]+[.BC200]+[.BD200]+[.BE200])&gt;8;([.AX200]+[.AZ200]+[.BB200]+[.BF200]+[.BG200]+[.BJ200])&gt;6;([.AW200]+[.AX200]+[.AY200]+[.AZ200]+[.BA200]+[.BB200]+[.BC200]+[.BD200]+[.BE200]+[.BF200]+[.BG200]+[.BH200]+[.BI200]+[.BJ200])&gt;9);&quot;不合格&quot;;&quot;合格&quot;)" office:value-type="string" office:string-value="#VALUE!">
            <text:p>#VALUE!</text:p>
          </table:table-cell>
          <table:table-cell table:number-rows-spanned="2" table:style-name="ACE-229" table:content-validation-name="VAL-54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1" table:content-validation-name="VAL-9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02:.J203];&quot;&lt;&quot;&amp;[.$F$5])" office:value-type="float" office:value="0">
            <text:p>0</text:p>
          </table:table-cell>
          <table:table-cell table:number-rows-spanned="2" table:style-name="ACE-333" table:formula="of:=COUNTIF([.F202:.J203];&quot;&gt;&quot;&amp;[.$I$5])" office:value-type="float" office:value="0">
            <text:p>0</text:p>
          </table:table-cell>
          <table:table-cell table:number-rows-spanned="2" table:style-name="ACE-333" table:formula="of:=COUNTIF([.F202:.J203];&quot;&gt;=&quot;&amp;[.$F$5])-COUNTIF([.F202:.J203];&quot;&gt;&quot;&amp;[.$I$5])" office:value-type="float" office:value="0">
            <text:p>0</text:p>
          </table:table-cell>
          <table:table-cell table:number-rows-spanned="2" table:style-name="ACE-333" table:formula="of:=COUNTIF([.K202:.O203];&quot;&lt;&quot;&amp;[.$K$5])" office:value-type="float" office:value="0">
            <text:p>0</text:p>
          </table:table-cell>
          <table:table-cell table:number-rows-spanned="2" table:style-name="ACE-333" table:formula="of:=COUNTIF([.K202:.O203];&quot;&gt;&quot;&amp;[.$N$5])" office:value-type="float" office:value="0">
            <text:p>0</text:p>
          </table:table-cell>
          <table:table-cell table:number-rows-spanned="2" table:style-name="ACE-333" table:formula="of:=COUNTIF([.K202:.O203];&quot;&gt;=&quot;&amp;[.$K$5])-COUNTIF([.K202:.O203];&quot;&gt;&quot;&amp;[.$N$5])" office:value-type="float" office:value="0">
            <text:p>0</text:p>
          </table:table-cell>
          <table:table-cell table:number-rows-spanned="2" table:style-name="ACE-333" table:formula="of:=COUNTIF([.P202:.T203];&quot;&lt;&quot;&amp;[.$P$5])" office:value-type="float" office:value="0">
            <text:p>0</text:p>
          </table:table-cell>
          <table:table-cell table:number-rows-spanned="2" table:style-name="ACE-333" table:formula="of:=COUNTIF([.P202:.T203];&quot;&gt;&quot;&amp;[.$S$5])" office:value-type="float" office:value="0">
            <text:p>0</text:p>
          </table:table-cell>
          <table:table-cell table:number-rows-spanned="2" table:style-name="ACE-333" table:formula="of:=COUNTIF([.P202:.T203];&quot;&gt;=&quot;&amp;[.$P$5])-COUNTIF([.P202:.T203];&quot;&gt;&quot;&amp;[.$S$5])" office:value-type="float" office:value="0">
            <text:p>0</text:p>
          </table:table-cell>
          <table:table-cell table:number-rows-spanned="2" table:style-name="ACE-333" table:formula="of:=COUNTIF([.U202:.Y203];&quot;&lt;&quot;&amp;[.$U$5])" office:value-type="float" office:value="0">
            <text:p>0</text:p>
          </table:table-cell>
          <table:table-cell table:number-rows-spanned="2" table:style-name="ACE-333" table:formula="of:=COUNTIF([.U202:.Y203];&quot;&gt;&quot;&amp;[.$X$5])" office:value-type="float" office:value="0">
            <text:p>0</text:p>
          </table:table-cell>
          <table:table-cell table:number-rows-spanned="2" table:style-name="ACE-333" table:formula="of:=COUNTIF([.U202:.Y203];&quot;&gt;=&quot;&amp;[.$U$5])-COUNTIF([.U202:.Y203];&quot;&gt;&quot;&amp;[.$X$5])" office:value-type="float" office:value="0">
            <text:p>0</text:p>
          </table:table-cell>
          <table:table-cell table:number-rows-spanned="2" table:style-name="ACE-522" table:formula="of:=100-([.AD202]+[.AE202])*0.5-([.AG202]+[.AH202])*0.40000000000000002-([.AJ202]+[.AK202])*0.29999999999999999-[.Z202]*0.40000000000000002-[.AA202]*0.5-([.AM202]+[.AN202])*1+(IF([.AB202]=&quot;&quot;;&quot;&quot;;IF([.AB202]&lt;80;-4;IF([.AB202]&gt;=85;IF([.AB202]&lt;90;-1;0);-2))))+(IF([.AC202]=&quot;&quot;;&quot;&quot;;IF([.AC202]&lt;85;-5;IF([.AC202]&gt;=90;IF([.AC202]&lt;95;-2;0);-4))))" office:value-type="string" office:string-value="#VALUE!">
            <text:p>#VALUE!</text:p>
          </table:table-cell>
          <table:table-cell table:number-rows-spanned="2" table:style-name="ACE-523" table:formula="of:=IF(OR([.AP202]&lt;85;([.AD202]+[.AE202])&gt;6;([.AG202]+[.AH202])&gt;6;([.AJ202]+[.AK202])&gt;6;[.Z202]&gt;6;([.AD202]+[.AE202]+[.AG202]+[.AH202]+[.AJ202]+[.AK202]+[.Z202])&gt;13;[.AA202]&gt;6;[.AB202]&lt;70;[.AC202]&lt;75);&quot;不合格&quot;;&quot;合格&quot;)" office:value-type="string" office:string-value="#VALUE!">
            <text:p>#VALUE!</text:p>
          </table:table-cell>
          <table:table-cell table:number-rows-spanned="2" table:style-name="ACE-622" table:content-validation-name="VAL-248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7" table:content-validation-name="VAL-39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02]*0.20000000000000001-[.AX202]*0.5-[.AY202]*0.20000000000000001-[.AZ202]*0.5-[.BA202]*1-[.BB202]*0.5-[.BC202]*0.20000000000000001-[.BD202]*0.20000000000000001-[.BE202]*0.20000000000000001-[.BF202]*0.5-[.BG202]*0.5-[.BH202]*1-[.BI202]*1-[.BJ202]*0.5" office:value-type="string" office:string-value="#VALUE!">
            <text:p>#VALUE!</text:p>
          </table:table-cell>
          <table:table-cell table:number-rows-spanned="2" table:style-name="ACE-329" table:formula="of:=IF(OR([.BK202]&lt;96;([.AW202]+[.AY202]+[.BC202]+[.BD202]+[.BE202])&gt;8;([.AX202]+[.AZ202]+[.BB202]+[.BF202]+[.BG202]+[.BJ202])&gt;6;([.AW202]+[.AX202]+[.AY202]+[.AZ202]+[.BA202]+[.BB202]+[.BC202]+[.BD202]+[.BE202]+[.BF202]+[.BG202]+[.BH202]+[.BI202]+[.BJ202])&gt;9);&quot;不合格&quot;;&quot;合格&quot;)" office:value-type="string" office:string-value="#VALUE!">
            <text:p>#VALUE!</text:p>
          </table:table-cell>
          <table:table-cell table:number-rows-spanned="2" table:style-name="ACE-228" table:content-validation-name="VAL-54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2" table:content-validation-name="VAL-9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04:.J205];&quot;&lt;&quot;&amp;[.$F$5])" office:value-type="float" office:value="0">
            <text:p>0</text:p>
          </table:table-cell>
          <table:table-cell table:number-rows-spanned="2" table:style-name="ACE-333" table:formula="of:=COUNTIF([.F204:.J205];&quot;&gt;&quot;&amp;[.$I$5])" office:value-type="float" office:value="0">
            <text:p>0</text:p>
          </table:table-cell>
          <table:table-cell table:number-rows-spanned="2" table:style-name="ACE-333" table:formula="of:=COUNTIF([.F204:.J205];&quot;&gt;=&quot;&amp;[.$F$5])-COUNTIF([.F204:.J205];&quot;&gt;&quot;&amp;[.$I$5])" office:value-type="float" office:value="0">
            <text:p>0</text:p>
          </table:table-cell>
          <table:table-cell table:number-rows-spanned="2" table:style-name="ACE-333" table:formula="of:=COUNTIF([.K204:.O205];&quot;&lt;&quot;&amp;[.$K$5])" office:value-type="float" office:value="0">
            <text:p>0</text:p>
          </table:table-cell>
          <table:table-cell table:number-rows-spanned="2" table:style-name="ACE-333" table:formula="of:=COUNTIF([.K204:.O205];&quot;&gt;&quot;&amp;[.$N$5])" office:value-type="float" office:value="0">
            <text:p>0</text:p>
          </table:table-cell>
          <table:table-cell table:number-rows-spanned="2" table:style-name="ACE-333" table:formula="of:=COUNTIF([.K204:.O205];&quot;&gt;=&quot;&amp;[.$K$5])-COUNTIF([.K204:.O205];&quot;&gt;&quot;&amp;[.$N$5])" office:value-type="float" office:value="0">
            <text:p>0</text:p>
          </table:table-cell>
          <table:table-cell table:number-rows-spanned="2" table:style-name="ACE-333" table:formula="of:=COUNTIF([.P204:.T205];&quot;&lt;&quot;&amp;[.$P$5])" office:value-type="float" office:value="0">
            <text:p>0</text:p>
          </table:table-cell>
          <table:table-cell table:number-rows-spanned="2" table:style-name="ACE-333" table:formula="of:=COUNTIF([.P204:.T205];&quot;&gt;&quot;&amp;[.$S$5])" office:value-type="float" office:value="0">
            <text:p>0</text:p>
          </table:table-cell>
          <table:table-cell table:number-rows-spanned="2" table:style-name="ACE-333" table:formula="of:=COUNTIF([.P204:.T205];&quot;&gt;=&quot;&amp;[.$P$5])-COUNTIF([.P204:.T205];&quot;&gt;&quot;&amp;[.$S$5])" office:value-type="float" office:value="0">
            <text:p>0</text:p>
          </table:table-cell>
          <table:table-cell table:number-rows-spanned="2" table:style-name="ACE-333" table:formula="of:=COUNTIF([.U204:.Y205];&quot;&lt;&quot;&amp;[.$U$5])" office:value-type="float" office:value="0">
            <text:p>0</text:p>
          </table:table-cell>
          <table:table-cell table:number-rows-spanned="2" table:style-name="ACE-333" table:formula="of:=COUNTIF([.U204:.Y205];&quot;&gt;&quot;&amp;[.$X$5])" office:value-type="float" office:value="0">
            <text:p>0</text:p>
          </table:table-cell>
          <table:table-cell table:number-rows-spanned="2" table:style-name="ACE-333" table:formula="of:=COUNTIF([.U204:.Y205];&quot;&gt;=&quot;&amp;[.$U$5])-COUNTIF([.U204:.Y205];&quot;&gt;&quot;&amp;[.$X$5])" office:value-type="float" office:value="0">
            <text:p>0</text:p>
          </table:table-cell>
          <table:table-cell table:number-rows-spanned="2" table:style-name="ACE-522" table:formula="of:=100-([.AD204]+[.AE204])*0.5-([.AG204]+[.AH204])*0.40000000000000002-([.AJ204]+[.AK204])*0.29999999999999999-[.Z204]*0.40000000000000002-[.AA204]*0.5-([.AM204]+[.AN204])*1+(IF([.AB204]=&quot;&quot;;&quot;&quot;;IF([.AB204]&lt;80;-4;IF([.AB204]&gt;=85;IF([.AB204]&lt;90;-1;0);-2))))+(IF([.AC204]=&quot;&quot;;&quot;&quot;;IF([.AC204]&lt;85;-5;IF([.AC204]&gt;=90;IF([.AC204]&lt;95;-2;0);-4))))" office:value-type="string" office:string-value="#VALUE!">
            <text:p>#VALUE!</text:p>
          </table:table-cell>
          <table:table-cell table:number-rows-spanned="2" table:style-name="ACE-523" table:formula="of:=IF(OR([.AP204]&lt;85;([.AD204]+[.AE204])&gt;6;([.AG204]+[.AH204])&gt;6;([.AJ204]+[.AK204])&gt;6;[.Z204]&gt;6;([.AD204]+[.AE204]+[.AG204]+[.AH204]+[.AJ204]+[.AK204]+[.Z204])&gt;13;[.AA204]&gt;6;[.AB204]&lt;70;[.AC204]&lt;75);&quot;不合格&quot;;&quot;合格&quot;)" office:value-type="string" office:string-value="#VALUE!">
            <text:p>#VALUE!</text:p>
          </table:table-cell>
          <table:table-cell table:number-rows-spanned="2" table:style-name="ACE-623" table:content-validation-name="VAL-249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6" table:content-validation-name="VAL-39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04]*0.20000000000000001-[.AX204]*0.5-[.AY204]*0.20000000000000001-[.AZ204]*0.5-[.BA204]*1-[.BB204]*0.5-[.BC204]*0.20000000000000001-[.BD204]*0.20000000000000001-[.BE204]*0.20000000000000001-[.BF204]*0.5-[.BG204]*0.5-[.BH204]*1-[.BI204]*1-[.BJ204]*0.5" office:value-type="string" office:string-value="#VALUE!">
            <text:p>#VALUE!</text:p>
          </table:table-cell>
          <table:table-cell table:number-rows-spanned="2" table:style-name="ACE-329" table:formula="of:=IF(OR([.BK204]&lt;96;([.AW204]+[.AY204]+[.BC204]+[.BD204]+[.BE204])&gt;8;([.AX204]+[.AZ204]+[.BB204]+[.BF204]+[.BG204]+[.BJ204])&gt;6;([.AW204]+[.AX204]+[.AY204]+[.AZ204]+[.BA204]+[.BB204]+[.BC204]+[.BD204]+[.BE204]+[.BF204]+[.BG204]+[.BH204]+[.BI204]+[.BJ204])&gt;9);&quot;不合格&quot;;&quot;合格&quot;)" office:value-type="string" office:string-value="#VALUE!">
            <text:p>#VALUE!</text:p>
          </table:table-cell>
          <table:table-cell table:number-rows-spanned="2" table:style-name="ACE-227" table:content-validation-name="VAL-54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3" table:content-validation-name="VAL-10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06:.J207];&quot;&lt;&quot;&amp;[.$F$5])" office:value-type="float" office:value="0">
            <text:p>0</text:p>
          </table:table-cell>
          <table:table-cell table:number-rows-spanned="2" table:style-name="ACE-333" table:formula="of:=COUNTIF([.F206:.J207];&quot;&gt;&quot;&amp;[.$I$5])" office:value-type="float" office:value="0">
            <text:p>0</text:p>
          </table:table-cell>
          <table:table-cell table:number-rows-spanned="2" table:style-name="ACE-333" table:formula="of:=COUNTIF([.F206:.J207];&quot;&gt;=&quot;&amp;[.$F$5])-COUNTIF([.F206:.J207];&quot;&gt;&quot;&amp;[.$I$5])" office:value-type="float" office:value="0">
            <text:p>0</text:p>
          </table:table-cell>
          <table:table-cell table:number-rows-spanned="2" table:style-name="ACE-333" table:formula="of:=COUNTIF([.K206:.O207];&quot;&lt;&quot;&amp;[.$K$5])" office:value-type="float" office:value="0">
            <text:p>0</text:p>
          </table:table-cell>
          <table:table-cell table:number-rows-spanned="2" table:style-name="ACE-333" table:formula="of:=COUNTIF([.K206:.O207];&quot;&gt;&quot;&amp;[.$N$5])" office:value-type="float" office:value="0">
            <text:p>0</text:p>
          </table:table-cell>
          <table:table-cell table:number-rows-spanned="2" table:style-name="ACE-333" table:formula="of:=COUNTIF([.K206:.O207];&quot;&gt;=&quot;&amp;[.$K$5])-COUNTIF([.K206:.O207];&quot;&gt;&quot;&amp;[.$N$5])" office:value-type="float" office:value="0">
            <text:p>0</text:p>
          </table:table-cell>
          <table:table-cell table:number-rows-spanned="2" table:style-name="ACE-333" table:formula="of:=COUNTIF([.P206:.T207];&quot;&lt;&quot;&amp;[.$P$5])" office:value-type="float" office:value="0">
            <text:p>0</text:p>
          </table:table-cell>
          <table:table-cell table:number-rows-spanned="2" table:style-name="ACE-333" table:formula="of:=COUNTIF([.P206:.T207];&quot;&gt;&quot;&amp;[.$S$5])" office:value-type="float" office:value="0">
            <text:p>0</text:p>
          </table:table-cell>
          <table:table-cell table:number-rows-spanned="2" table:style-name="ACE-333" table:formula="of:=COUNTIF([.P206:.T207];&quot;&gt;=&quot;&amp;[.$P$5])-COUNTIF([.P206:.T207];&quot;&gt;&quot;&amp;[.$S$5])" office:value-type="float" office:value="0">
            <text:p>0</text:p>
          </table:table-cell>
          <table:table-cell table:number-rows-spanned="2" table:style-name="ACE-333" table:formula="of:=COUNTIF([.U206:.Y207];&quot;&lt;&quot;&amp;[.$U$5])" office:value-type="float" office:value="0">
            <text:p>0</text:p>
          </table:table-cell>
          <table:table-cell table:number-rows-spanned="2" table:style-name="ACE-333" table:formula="of:=COUNTIF([.U206:.Y207];&quot;&gt;&quot;&amp;[.$X$5])" office:value-type="float" office:value="0">
            <text:p>0</text:p>
          </table:table-cell>
          <table:table-cell table:number-rows-spanned="2" table:style-name="ACE-333" table:formula="of:=COUNTIF([.U206:.Y207];&quot;&gt;=&quot;&amp;[.$U$5])-COUNTIF([.U206:.Y207];&quot;&gt;&quot;&amp;[.$X$5])" office:value-type="float" office:value="0">
            <text:p>0</text:p>
          </table:table-cell>
          <table:table-cell table:number-rows-spanned="2" table:style-name="ACE-522" table:formula="of:=100-([.AD206]+[.AE206])*0.5-([.AG206]+[.AH206])*0.40000000000000002-([.AJ206]+[.AK206])*0.29999999999999999-[.Z206]*0.40000000000000002-[.AA206]*0.5-([.AM206]+[.AN206])*1+(IF([.AB206]=&quot;&quot;;&quot;&quot;;IF([.AB206]&lt;80;-4;IF([.AB206]&gt;=85;IF([.AB206]&lt;90;-1;0);-2))))+(IF([.AC206]=&quot;&quot;;&quot;&quot;;IF([.AC206]&lt;85;-5;IF([.AC206]&gt;=90;IF([.AC206]&lt;95;-2;0);-4))))" office:value-type="string" office:string-value="#VALUE!">
            <text:p>#VALUE!</text:p>
          </table:table-cell>
          <table:table-cell table:number-rows-spanned="2" table:style-name="ACE-523" table:formula="of:=IF(OR([.AP206]&lt;85;([.AD206]+[.AE206])&gt;6;([.AG206]+[.AH206])&gt;6;([.AJ206]+[.AK206])&gt;6;[.Z206]&gt;6;([.AD206]+[.AE206]+[.AG206]+[.AH206]+[.AJ206]+[.AK206]+[.Z206])&gt;13;[.AA206]&gt;6;[.AB206]&lt;70;[.AC206]&lt;75);&quot;不合格&quot;;&quot;合格&quot;)" office:value-type="string" office:string-value="#VALUE!">
            <text:p>#VALUE!</text:p>
          </table:table-cell>
          <table:table-cell table:number-rows-spanned="2" table:style-name="ACE-624" table:content-validation-name="VAL-250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5" table:content-validation-name="VAL-40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06]*0.20000000000000001-[.AX206]*0.5-[.AY206]*0.20000000000000001-[.AZ206]*0.5-[.BA206]*1-[.BB206]*0.5-[.BC206]*0.20000000000000001-[.BD206]*0.20000000000000001-[.BE206]*0.20000000000000001-[.BF206]*0.5-[.BG206]*0.5-[.BH206]*1-[.BI206]*1-[.BJ206]*0.5" office:value-type="string" office:string-value="#VALUE!">
            <text:p>#VALUE!</text:p>
          </table:table-cell>
          <table:table-cell table:number-rows-spanned="2" table:style-name="ACE-329" table:formula="of:=IF(OR([.BK206]&lt;96;([.AW206]+[.AY206]+[.BC206]+[.BD206]+[.BE206])&gt;8;([.AX206]+[.AZ206]+[.BB206]+[.BF206]+[.BG206]+[.BJ206])&gt;6;([.AW206]+[.AX206]+[.AY206]+[.AZ206]+[.BA206]+[.BB206]+[.BC206]+[.BD206]+[.BE206]+[.BF206]+[.BG206]+[.BH206]+[.BI206]+[.BJ206])&gt;9);&quot;不合格&quot;;&quot;合格&quot;)" office:value-type="string" office:string-value="#VALUE!">
            <text:p>#VALUE!</text:p>
          </table:table-cell>
          <table:table-cell table:number-rows-spanned="2" table:style-name="ACE-226" table:content-validation-name="VAL-55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4" table:content-validation-name="VAL-10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08:.J209];&quot;&lt;&quot;&amp;[.$F$5])" office:value-type="float" office:value="0">
            <text:p>0</text:p>
          </table:table-cell>
          <table:table-cell table:number-rows-spanned="2" table:style-name="ACE-333" table:formula="of:=COUNTIF([.F208:.J209];&quot;&gt;&quot;&amp;[.$I$5])" office:value-type="float" office:value="0">
            <text:p>0</text:p>
          </table:table-cell>
          <table:table-cell table:number-rows-spanned="2" table:style-name="ACE-333" table:formula="of:=COUNTIF([.F208:.J209];&quot;&gt;=&quot;&amp;[.$F$5])-COUNTIF([.F208:.J209];&quot;&gt;&quot;&amp;[.$I$5])" office:value-type="float" office:value="0">
            <text:p>0</text:p>
          </table:table-cell>
          <table:table-cell table:number-rows-spanned="2" table:style-name="ACE-333" table:formula="of:=COUNTIF([.K208:.O209];&quot;&lt;&quot;&amp;[.$K$5])" office:value-type="float" office:value="0">
            <text:p>0</text:p>
          </table:table-cell>
          <table:table-cell table:number-rows-spanned="2" table:style-name="ACE-333" table:formula="of:=COUNTIF([.K208:.O209];&quot;&gt;&quot;&amp;[.$N$5])" office:value-type="float" office:value="0">
            <text:p>0</text:p>
          </table:table-cell>
          <table:table-cell table:number-rows-spanned="2" table:style-name="ACE-333" table:formula="of:=COUNTIF([.K208:.O209];&quot;&gt;=&quot;&amp;[.$K$5])-COUNTIF([.K208:.O209];&quot;&gt;&quot;&amp;[.$N$5])" office:value-type="float" office:value="0">
            <text:p>0</text:p>
          </table:table-cell>
          <table:table-cell table:number-rows-spanned="2" table:style-name="ACE-333" table:formula="of:=COUNTIF([.P208:.T209];&quot;&lt;&quot;&amp;[.$P$5])" office:value-type="float" office:value="0">
            <text:p>0</text:p>
          </table:table-cell>
          <table:table-cell table:number-rows-spanned="2" table:style-name="ACE-333" table:formula="of:=COUNTIF([.P208:.T209];&quot;&gt;&quot;&amp;[.$S$5])" office:value-type="float" office:value="0">
            <text:p>0</text:p>
          </table:table-cell>
          <table:table-cell table:number-rows-spanned="2" table:style-name="ACE-333" table:formula="of:=COUNTIF([.P208:.T209];&quot;&gt;=&quot;&amp;[.$P$5])-COUNTIF([.P208:.T209];&quot;&gt;&quot;&amp;[.$S$5])" office:value-type="float" office:value="0">
            <text:p>0</text:p>
          </table:table-cell>
          <table:table-cell table:number-rows-spanned="2" table:style-name="ACE-333" table:formula="of:=COUNTIF([.U208:.Y209];&quot;&lt;&quot;&amp;[.$U$5])" office:value-type="float" office:value="0">
            <text:p>0</text:p>
          </table:table-cell>
          <table:table-cell table:number-rows-spanned="2" table:style-name="ACE-333" table:formula="of:=COUNTIF([.U208:.Y209];&quot;&gt;&quot;&amp;[.$X$5])" office:value-type="float" office:value="0">
            <text:p>0</text:p>
          </table:table-cell>
          <table:table-cell table:number-rows-spanned="2" table:style-name="ACE-333" table:formula="of:=COUNTIF([.U208:.Y209];&quot;&gt;=&quot;&amp;[.$U$5])-COUNTIF([.U208:.Y209];&quot;&gt;&quot;&amp;[.$X$5])" office:value-type="float" office:value="0">
            <text:p>0</text:p>
          </table:table-cell>
          <table:table-cell table:number-rows-spanned="2" table:style-name="ACE-522" table:formula="of:=100-([.AD208]+[.AE208])*0.5-([.AG208]+[.AH208])*0.40000000000000002-([.AJ208]+[.AK208])*0.29999999999999999-[.Z208]*0.40000000000000002-[.AA208]*0.5-([.AM208]+[.AN208])*1+(IF([.AB208]=&quot;&quot;;&quot;&quot;;IF([.AB208]&lt;80;-4;IF([.AB208]&gt;=85;IF([.AB208]&lt;90;-1;0);-2))))+(IF([.AC208]=&quot;&quot;;&quot;&quot;;IF([.AC208]&lt;85;-5;IF([.AC208]&gt;=90;IF([.AC208]&lt;95;-2;0);-4))))" office:value-type="string" office:string-value="#VALUE!">
            <text:p>#VALUE!</text:p>
          </table:table-cell>
          <table:table-cell table:number-rows-spanned="2" table:style-name="ACE-523" table:formula="of:=IF(OR([.AP208]&lt;85;([.AD208]+[.AE208])&gt;6;([.AG208]+[.AH208])&gt;6;([.AJ208]+[.AK208])&gt;6;[.Z208]&gt;6;([.AD208]+[.AE208]+[.AG208]+[.AH208]+[.AJ208]+[.AK208]+[.Z208])&gt;13;[.AA208]&gt;6;[.AB208]&lt;70;[.AC208]&lt;75);&quot;不合格&quot;;&quot;合格&quot;)" office:value-type="string" office:string-value="#VALUE!">
            <text:p>#VALUE!</text:p>
          </table:table-cell>
          <table:table-cell table:number-rows-spanned="2" table:style-name="ACE-625" table:content-validation-name="VAL-251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4" table:content-validation-name="VAL-40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08]*0.20000000000000001-[.AX208]*0.5-[.AY208]*0.20000000000000001-[.AZ208]*0.5-[.BA208]*1-[.BB208]*0.5-[.BC208]*0.20000000000000001-[.BD208]*0.20000000000000001-[.BE208]*0.20000000000000001-[.BF208]*0.5-[.BG208]*0.5-[.BH208]*1-[.BI208]*1-[.BJ208]*0.5" office:value-type="string" office:string-value="#VALUE!">
            <text:p>#VALUE!</text:p>
          </table:table-cell>
          <table:table-cell table:number-rows-spanned="2" table:style-name="ACE-329" table:formula="of:=IF(OR([.BK208]&lt;96;([.AW208]+[.AY208]+[.BC208]+[.BD208]+[.BE208])&gt;8;([.AX208]+[.AZ208]+[.BB208]+[.BF208]+[.BG208]+[.BJ208])&gt;6;([.AW208]+[.AX208]+[.AY208]+[.AZ208]+[.BA208]+[.BB208]+[.BC208]+[.BD208]+[.BE208]+[.BF208]+[.BG208]+[.BH208]+[.BI208]+[.BJ208])&gt;9);&quot;不合格&quot;;&quot;合格&quot;)" office:value-type="string" office:string-value="#VALUE!">
            <text:p>#VALUE!</text:p>
          </table:table-cell>
          <table:table-cell table:number-rows-spanned="2" table:style-name="ACE-225" table:content-validation-name="VAL-55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5" table:content-validation-name="VAL-10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10:.J211];&quot;&lt;&quot;&amp;[.$F$5])" office:value-type="float" office:value="0">
            <text:p>0</text:p>
          </table:table-cell>
          <table:table-cell table:number-rows-spanned="2" table:style-name="ACE-333" table:formula="of:=COUNTIF([.F210:.J211];&quot;&gt;&quot;&amp;[.$I$5])" office:value-type="float" office:value="0">
            <text:p>0</text:p>
          </table:table-cell>
          <table:table-cell table:number-rows-spanned="2" table:style-name="ACE-333" table:formula="of:=COUNTIF([.F210:.J211];&quot;&gt;=&quot;&amp;[.$F$5])-COUNTIF([.F210:.J211];&quot;&gt;&quot;&amp;[.$I$5])" office:value-type="float" office:value="0">
            <text:p>0</text:p>
          </table:table-cell>
          <table:table-cell table:number-rows-spanned="2" table:style-name="ACE-333" table:formula="of:=COUNTIF([.K210:.O211];&quot;&lt;&quot;&amp;[.$K$5])" office:value-type="float" office:value="0">
            <text:p>0</text:p>
          </table:table-cell>
          <table:table-cell table:number-rows-spanned="2" table:style-name="ACE-333" table:formula="of:=COUNTIF([.K210:.O211];&quot;&gt;&quot;&amp;[.$N$5])" office:value-type="float" office:value="0">
            <text:p>0</text:p>
          </table:table-cell>
          <table:table-cell table:number-rows-spanned="2" table:style-name="ACE-333" table:formula="of:=COUNTIF([.K210:.O211];&quot;&gt;=&quot;&amp;[.$K$5])-COUNTIF([.K210:.O211];&quot;&gt;&quot;&amp;[.$N$5])" office:value-type="float" office:value="0">
            <text:p>0</text:p>
          </table:table-cell>
          <table:table-cell table:number-rows-spanned="2" table:style-name="ACE-333" table:formula="of:=COUNTIF([.P210:.T211];&quot;&lt;&quot;&amp;[.$P$5])" office:value-type="float" office:value="0">
            <text:p>0</text:p>
          </table:table-cell>
          <table:table-cell table:number-rows-spanned="2" table:style-name="ACE-333" table:formula="of:=COUNTIF([.P210:.T211];&quot;&gt;&quot;&amp;[.$S$5])" office:value-type="float" office:value="0">
            <text:p>0</text:p>
          </table:table-cell>
          <table:table-cell table:number-rows-spanned="2" table:style-name="ACE-333" table:formula="of:=COUNTIF([.P210:.T211];&quot;&gt;=&quot;&amp;[.$P$5])-COUNTIF([.P210:.T211];&quot;&gt;&quot;&amp;[.$S$5])" office:value-type="float" office:value="0">
            <text:p>0</text:p>
          </table:table-cell>
          <table:table-cell table:number-rows-spanned="2" table:style-name="ACE-333" table:formula="of:=COUNTIF([.U210:.Y211];&quot;&lt;&quot;&amp;[.$U$5])" office:value-type="float" office:value="0">
            <text:p>0</text:p>
          </table:table-cell>
          <table:table-cell table:number-rows-spanned="2" table:style-name="ACE-333" table:formula="of:=COUNTIF([.U210:.Y211];&quot;&gt;&quot;&amp;[.$X$5])" office:value-type="float" office:value="0">
            <text:p>0</text:p>
          </table:table-cell>
          <table:table-cell table:number-rows-spanned="2" table:style-name="ACE-333" table:formula="of:=COUNTIF([.U210:.Y211];&quot;&gt;=&quot;&amp;[.$U$5])-COUNTIF([.U210:.Y211];&quot;&gt;&quot;&amp;[.$X$5])" office:value-type="float" office:value="0">
            <text:p>0</text:p>
          </table:table-cell>
          <table:table-cell table:number-rows-spanned="2" table:style-name="ACE-522" table:formula="of:=100-([.AD210]+[.AE210])*0.5-([.AG210]+[.AH210])*0.40000000000000002-([.AJ210]+[.AK210])*0.29999999999999999-[.Z210]*0.40000000000000002-[.AA210]*0.5-([.AM210]+[.AN210])*1+(IF([.AB210]=&quot;&quot;;&quot;&quot;;IF([.AB210]&lt;80;-4;IF([.AB210]&gt;=85;IF([.AB210]&lt;90;-1;0);-2))))+(IF([.AC210]=&quot;&quot;;&quot;&quot;;IF([.AC210]&lt;85;-5;IF([.AC210]&gt;=90;IF([.AC210]&lt;95;-2;0);-4))))" office:value-type="string" office:string-value="#VALUE!">
            <text:p>#VALUE!</text:p>
          </table:table-cell>
          <table:table-cell table:number-rows-spanned="2" table:style-name="ACE-523" table:formula="of:=IF(OR([.AP210]&lt;85;([.AD210]+[.AE210])&gt;6;([.AG210]+[.AH210])&gt;6;([.AJ210]+[.AK210])&gt;6;[.Z210]&gt;6;([.AD210]+[.AE210]+[.AG210]+[.AH210]+[.AJ210]+[.AK210]+[.Z210])&gt;13;[.AA210]&gt;6;[.AB210]&lt;70;[.AC210]&lt;75);&quot;不合格&quot;;&quot;合格&quot;)" office:value-type="string" office:string-value="#VALUE!">
            <text:p>#VALUE!</text:p>
          </table:table-cell>
          <table:table-cell table:number-rows-spanned="2" table:style-name="ACE-626" table:content-validation-name="VAL-252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3" table:content-validation-name="VAL-40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10]*0.20000000000000001-[.AX210]*0.5-[.AY210]*0.20000000000000001-[.AZ210]*0.5-[.BA210]*1-[.BB210]*0.5-[.BC210]*0.20000000000000001-[.BD210]*0.20000000000000001-[.BE210]*0.20000000000000001-[.BF210]*0.5-[.BG210]*0.5-[.BH210]*1-[.BI210]*1-[.BJ210]*0.5" office:value-type="string" office:string-value="#VALUE!">
            <text:p>#VALUE!</text:p>
          </table:table-cell>
          <table:table-cell table:number-rows-spanned="2" table:style-name="ACE-329" table:formula="of:=IF(OR([.BK210]&lt;96;([.AW210]+[.AY210]+[.BC210]+[.BD210]+[.BE210])&gt;8;([.AX210]+[.AZ210]+[.BB210]+[.BF210]+[.BG210]+[.BJ210])&gt;6;([.AW210]+[.AX210]+[.AY210]+[.AZ210]+[.BA210]+[.BB210]+[.BC210]+[.BD210]+[.BE210]+[.BF210]+[.BG210]+[.BH210]+[.BI210]+[.BJ210])&gt;9);&quot;不合格&quot;;&quot;合格&quot;)" office:value-type="string" office:string-value="#VALUE!">
            <text:p>#VALUE!</text:p>
          </table:table-cell>
          <table:table-cell table:number-rows-spanned="2" table:style-name="ACE-224" table:content-validation-name="VAL-55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6" table:content-validation-name="VAL-10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12:.J213];&quot;&lt;&quot;&amp;[.$F$5])" office:value-type="float" office:value="0">
            <text:p>0</text:p>
          </table:table-cell>
          <table:table-cell table:number-rows-spanned="2" table:style-name="ACE-333" table:formula="of:=COUNTIF([.F212:.J213];&quot;&gt;&quot;&amp;[.$I$5])" office:value-type="float" office:value="0">
            <text:p>0</text:p>
          </table:table-cell>
          <table:table-cell table:number-rows-spanned="2" table:style-name="ACE-333" table:formula="of:=COUNTIF([.F212:.J213];&quot;&gt;=&quot;&amp;[.$F$5])-COUNTIF([.F212:.J213];&quot;&gt;&quot;&amp;[.$I$5])" office:value-type="float" office:value="0">
            <text:p>0</text:p>
          </table:table-cell>
          <table:table-cell table:number-rows-spanned="2" table:style-name="ACE-333" table:formula="of:=COUNTIF([.K212:.O213];&quot;&lt;&quot;&amp;[.$K$5])" office:value-type="float" office:value="0">
            <text:p>0</text:p>
          </table:table-cell>
          <table:table-cell table:number-rows-spanned="2" table:style-name="ACE-333" table:formula="of:=COUNTIF([.K212:.O213];&quot;&gt;&quot;&amp;[.$N$5])" office:value-type="float" office:value="0">
            <text:p>0</text:p>
          </table:table-cell>
          <table:table-cell table:number-rows-spanned="2" table:style-name="ACE-333" table:formula="of:=COUNTIF([.K212:.O213];&quot;&gt;=&quot;&amp;[.$K$5])-COUNTIF([.K212:.O213];&quot;&gt;&quot;&amp;[.$N$5])" office:value-type="float" office:value="0">
            <text:p>0</text:p>
          </table:table-cell>
          <table:table-cell table:number-rows-spanned="2" table:style-name="ACE-333" table:formula="of:=COUNTIF([.P212:.T213];&quot;&lt;&quot;&amp;[.$P$5])" office:value-type="float" office:value="0">
            <text:p>0</text:p>
          </table:table-cell>
          <table:table-cell table:number-rows-spanned="2" table:style-name="ACE-333" table:formula="of:=COUNTIF([.P212:.T213];&quot;&gt;&quot;&amp;[.$S$5])" office:value-type="float" office:value="0">
            <text:p>0</text:p>
          </table:table-cell>
          <table:table-cell table:number-rows-spanned="2" table:style-name="ACE-333" table:formula="of:=COUNTIF([.P212:.T213];&quot;&gt;=&quot;&amp;[.$P$5])-COUNTIF([.P212:.T213];&quot;&gt;&quot;&amp;[.$S$5])" office:value-type="float" office:value="0">
            <text:p>0</text:p>
          </table:table-cell>
          <table:table-cell table:number-rows-spanned="2" table:style-name="ACE-333" table:formula="of:=COUNTIF([.U212:.Y213];&quot;&lt;&quot;&amp;[.$U$5])" office:value-type="float" office:value="0">
            <text:p>0</text:p>
          </table:table-cell>
          <table:table-cell table:number-rows-spanned="2" table:style-name="ACE-333" table:formula="of:=COUNTIF([.U212:.Y213];&quot;&gt;&quot;&amp;[.$X$5])" office:value-type="float" office:value="0">
            <text:p>0</text:p>
          </table:table-cell>
          <table:table-cell table:number-rows-spanned="2" table:style-name="ACE-333" table:formula="of:=COUNTIF([.U212:.Y213];&quot;&gt;=&quot;&amp;[.$U$5])-COUNTIF([.U212:.Y213];&quot;&gt;&quot;&amp;[.$X$5])" office:value-type="float" office:value="0">
            <text:p>0</text:p>
          </table:table-cell>
          <table:table-cell table:number-rows-spanned="2" table:style-name="ACE-522" table:formula="of:=100-([.AD212]+[.AE212])*0.5-([.AG212]+[.AH212])*0.40000000000000002-([.AJ212]+[.AK212])*0.29999999999999999-[.Z212]*0.40000000000000002-[.AA212]*0.5-([.AM212]+[.AN212])*1+(IF([.AB212]=&quot;&quot;;&quot;&quot;;IF([.AB212]&lt;80;-4;IF([.AB212]&gt;=85;IF([.AB212]&lt;90;-1;0);-2))))+(IF([.AC212]=&quot;&quot;;&quot;&quot;;IF([.AC212]&lt;85;-5;IF([.AC212]&gt;=90;IF([.AC212]&lt;95;-2;0);-4))))" office:value-type="string" office:string-value="#VALUE!">
            <text:p>#VALUE!</text:p>
          </table:table-cell>
          <table:table-cell table:number-rows-spanned="2" table:style-name="ACE-523" table:formula="of:=IF(OR([.AP212]&lt;85;([.AD212]+[.AE212])&gt;6;([.AG212]+[.AH212])&gt;6;([.AJ212]+[.AK212])&gt;6;[.Z212]&gt;6;([.AD212]+[.AE212]+[.AG212]+[.AH212]+[.AJ212]+[.AK212]+[.Z212])&gt;13;[.AA212]&gt;6;[.AB212]&lt;70;[.AC212]&lt;75);&quot;不合格&quot;;&quot;合格&quot;)" office:value-type="string" office:string-value="#VALUE!">
            <text:p>#VALUE!</text:p>
          </table:table-cell>
          <table:table-cell table:number-rows-spanned="2" table:style-name="ACE-627" table:content-validation-name="VAL-253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2" table:content-validation-name="VAL-40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12]*0.20000000000000001-[.AX212]*0.5-[.AY212]*0.20000000000000001-[.AZ212]*0.5-[.BA212]*1-[.BB212]*0.5-[.BC212]*0.20000000000000001-[.BD212]*0.20000000000000001-[.BE212]*0.20000000000000001-[.BF212]*0.5-[.BG212]*0.5-[.BH212]*1-[.BI212]*1-[.BJ212]*0.5" office:value-type="string" office:string-value="#VALUE!">
            <text:p>#VALUE!</text:p>
          </table:table-cell>
          <table:table-cell table:number-rows-spanned="2" table:style-name="ACE-329" table:formula="of:=IF(OR([.BK212]&lt;96;([.AW212]+[.AY212]+[.BC212]+[.BD212]+[.BE212])&gt;8;([.AX212]+[.AZ212]+[.BB212]+[.BF212]+[.BG212]+[.BJ212])&gt;6;([.AW212]+[.AX212]+[.AY212]+[.AZ212]+[.BA212]+[.BB212]+[.BC212]+[.BD212]+[.BE212]+[.BF212]+[.BG212]+[.BH212]+[.BI212]+[.BJ212])&gt;9);&quot;不合格&quot;;&quot;合格&quot;)" office:value-type="string" office:string-value="#VALUE!">
            <text:p>#VALUE!</text:p>
          </table:table-cell>
          <table:table-cell table:number-rows-spanned="2" table:style-name="ACE-223" table:content-validation-name="VAL-55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7" table:content-validation-name="VAL-10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14:.J215];&quot;&lt;&quot;&amp;[.$F$5])" office:value-type="float" office:value="0">
            <text:p>0</text:p>
          </table:table-cell>
          <table:table-cell table:number-rows-spanned="2" table:style-name="ACE-333" table:formula="of:=COUNTIF([.F214:.J215];&quot;&gt;&quot;&amp;[.$I$5])" office:value-type="float" office:value="0">
            <text:p>0</text:p>
          </table:table-cell>
          <table:table-cell table:number-rows-spanned="2" table:style-name="ACE-333" table:formula="of:=COUNTIF([.F214:.J215];&quot;&gt;=&quot;&amp;[.$F$5])-COUNTIF([.F214:.J215];&quot;&gt;&quot;&amp;[.$I$5])" office:value-type="float" office:value="0">
            <text:p>0</text:p>
          </table:table-cell>
          <table:table-cell table:number-rows-spanned="2" table:style-name="ACE-333" table:formula="of:=COUNTIF([.K214:.O215];&quot;&lt;&quot;&amp;[.$K$5])" office:value-type="float" office:value="0">
            <text:p>0</text:p>
          </table:table-cell>
          <table:table-cell table:number-rows-spanned="2" table:style-name="ACE-333" table:formula="of:=COUNTIF([.K214:.O215];&quot;&gt;&quot;&amp;[.$N$5])" office:value-type="float" office:value="0">
            <text:p>0</text:p>
          </table:table-cell>
          <table:table-cell table:number-rows-spanned="2" table:style-name="ACE-333" table:formula="of:=COUNTIF([.K214:.O215];&quot;&gt;=&quot;&amp;[.$K$5])-COUNTIF([.K214:.O215];&quot;&gt;&quot;&amp;[.$N$5])" office:value-type="float" office:value="0">
            <text:p>0</text:p>
          </table:table-cell>
          <table:table-cell table:number-rows-spanned="2" table:style-name="ACE-333" table:formula="of:=COUNTIF([.P214:.T215];&quot;&lt;&quot;&amp;[.$P$5])" office:value-type="float" office:value="0">
            <text:p>0</text:p>
          </table:table-cell>
          <table:table-cell table:number-rows-spanned="2" table:style-name="ACE-333" table:formula="of:=COUNTIF([.P214:.T215];&quot;&gt;&quot;&amp;[.$S$5])" office:value-type="float" office:value="0">
            <text:p>0</text:p>
          </table:table-cell>
          <table:table-cell table:number-rows-spanned="2" table:style-name="ACE-333" table:formula="of:=COUNTIF([.P214:.T215];&quot;&gt;=&quot;&amp;[.$P$5])-COUNTIF([.P214:.T215];&quot;&gt;&quot;&amp;[.$S$5])" office:value-type="float" office:value="0">
            <text:p>0</text:p>
          </table:table-cell>
          <table:table-cell table:number-rows-spanned="2" table:style-name="ACE-333" table:formula="of:=COUNTIF([.U214:.Y215];&quot;&lt;&quot;&amp;[.$U$5])" office:value-type="float" office:value="0">
            <text:p>0</text:p>
          </table:table-cell>
          <table:table-cell table:number-rows-spanned="2" table:style-name="ACE-333" table:formula="of:=COUNTIF([.U214:.Y215];&quot;&gt;&quot;&amp;[.$X$5])" office:value-type="float" office:value="0">
            <text:p>0</text:p>
          </table:table-cell>
          <table:table-cell table:number-rows-spanned="2" table:style-name="ACE-333" table:formula="of:=COUNTIF([.U214:.Y215];&quot;&gt;=&quot;&amp;[.$U$5])-COUNTIF([.U214:.Y215];&quot;&gt;&quot;&amp;[.$X$5])" office:value-type="float" office:value="0">
            <text:p>0</text:p>
          </table:table-cell>
          <table:table-cell table:number-rows-spanned="2" table:style-name="ACE-522" table:formula="of:=100-([.AD214]+[.AE214])*0.5-([.AG214]+[.AH214])*0.40000000000000002-([.AJ214]+[.AK214])*0.29999999999999999-[.Z214]*0.40000000000000002-[.AA214]*0.5-([.AM214]+[.AN214])*1+(IF([.AB214]=&quot;&quot;;&quot;&quot;;IF([.AB214]&lt;80;-4;IF([.AB214]&gt;=85;IF([.AB214]&lt;90;-1;0);-2))))+(IF([.AC214]=&quot;&quot;;&quot;&quot;;IF([.AC214]&lt;85;-5;IF([.AC214]&gt;=90;IF([.AC214]&lt;95;-2;0);-4))))" office:value-type="string" office:string-value="#VALUE!">
            <text:p>#VALUE!</text:p>
          </table:table-cell>
          <table:table-cell table:number-rows-spanned="2" table:style-name="ACE-523" table:formula="of:=IF(OR([.AP214]&lt;85;([.AD214]+[.AE214])&gt;6;([.AG214]+[.AH214])&gt;6;([.AJ214]+[.AK214])&gt;6;[.Z214]&gt;6;([.AD214]+[.AE214]+[.AG214]+[.AH214]+[.AJ214]+[.AK214]+[.Z214])&gt;13;[.AA214]&gt;6;[.AB214]&lt;70;[.AC214]&lt;75);&quot;不合格&quot;;&quot;合格&quot;)" office:value-type="string" office:string-value="#VALUE!">
            <text:p>#VALUE!</text:p>
          </table:table-cell>
          <table:table-cell table:number-rows-spanned="2" table:style-name="ACE-628" table:content-validation-name="VAL-254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1" table:content-validation-name="VAL-40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14]*0.20000000000000001-[.AX214]*0.5-[.AY214]*0.20000000000000001-[.AZ214]*0.5-[.BA214]*1-[.BB214]*0.5-[.BC214]*0.20000000000000001-[.BD214]*0.20000000000000001-[.BE214]*0.20000000000000001-[.BF214]*0.5-[.BG214]*0.5-[.BH214]*1-[.BI214]*1-[.BJ214]*0.5" office:value-type="string" office:string-value="#VALUE!">
            <text:p>#VALUE!</text:p>
          </table:table-cell>
          <table:table-cell table:number-rows-spanned="2" table:style-name="ACE-329" table:formula="of:=IF(OR([.BK214]&lt;96;([.AW214]+[.AY214]+[.BC214]+[.BD214]+[.BE214])&gt;8;([.AX214]+[.AZ214]+[.BB214]+[.BF214]+[.BG214]+[.BJ214])&gt;6;([.AW214]+[.AX214]+[.AY214]+[.AZ214]+[.BA214]+[.BB214]+[.BC214]+[.BD214]+[.BE214]+[.BF214]+[.BG214]+[.BH214]+[.BI214]+[.BJ214])&gt;9);&quot;不合格&quot;;&quot;合格&quot;)" office:value-type="string" office:string-value="#VALUE!">
            <text:p>#VALUE!</text:p>
          </table:table-cell>
          <table:table-cell table:number-rows-spanned="2" table:style-name="ACE-222" table:content-validation-name="VAL-55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8" table:content-validation-name="VAL-10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16:.J217];&quot;&lt;&quot;&amp;[.$F$5])" office:value-type="float" office:value="0">
            <text:p>0</text:p>
          </table:table-cell>
          <table:table-cell table:number-rows-spanned="2" table:style-name="ACE-333" table:formula="of:=COUNTIF([.F216:.J217];&quot;&gt;&quot;&amp;[.$I$5])" office:value-type="float" office:value="0">
            <text:p>0</text:p>
          </table:table-cell>
          <table:table-cell table:number-rows-spanned="2" table:style-name="ACE-333" table:formula="of:=COUNTIF([.F216:.J217];&quot;&gt;=&quot;&amp;[.$F$5])-COUNTIF([.F216:.J217];&quot;&gt;&quot;&amp;[.$I$5])" office:value-type="float" office:value="0">
            <text:p>0</text:p>
          </table:table-cell>
          <table:table-cell table:number-rows-spanned="2" table:style-name="ACE-333" table:formula="of:=COUNTIF([.K216:.O217];&quot;&lt;&quot;&amp;[.$K$5])" office:value-type="float" office:value="0">
            <text:p>0</text:p>
          </table:table-cell>
          <table:table-cell table:number-rows-spanned="2" table:style-name="ACE-333" table:formula="of:=COUNTIF([.K216:.O217];&quot;&gt;&quot;&amp;[.$N$5])" office:value-type="float" office:value="0">
            <text:p>0</text:p>
          </table:table-cell>
          <table:table-cell table:number-rows-spanned="2" table:style-name="ACE-333" table:formula="of:=COUNTIF([.K216:.O217];&quot;&gt;=&quot;&amp;[.$K$5])-COUNTIF([.K216:.O217];&quot;&gt;&quot;&amp;[.$N$5])" office:value-type="float" office:value="0">
            <text:p>0</text:p>
          </table:table-cell>
          <table:table-cell table:number-rows-spanned="2" table:style-name="ACE-333" table:formula="of:=COUNTIF([.P216:.T217];&quot;&lt;&quot;&amp;[.$P$5])" office:value-type="float" office:value="0">
            <text:p>0</text:p>
          </table:table-cell>
          <table:table-cell table:number-rows-spanned="2" table:style-name="ACE-333" table:formula="of:=COUNTIF([.P216:.T217];&quot;&gt;&quot;&amp;[.$S$5])" office:value-type="float" office:value="0">
            <text:p>0</text:p>
          </table:table-cell>
          <table:table-cell table:number-rows-spanned="2" table:style-name="ACE-333" table:formula="of:=COUNTIF([.P216:.T217];&quot;&gt;=&quot;&amp;[.$P$5])-COUNTIF([.P216:.T217];&quot;&gt;&quot;&amp;[.$S$5])" office:value-type="float" office:value="0">
            <text:p>0</text:p>
          </table:table-cell>
          <table:table-cell table:number-rows-spanned="2" table:style-name="ACE-333" table:formula="of:=COUNTIF([.U216:.Y217];&quot;&lt;&quot;&amp;[.$U$5])" office:value-type="float" office:value="0">
            <text:p>0</text:p>
          </table:table-cell>
          <table:table-cell table:number-rows-spanned="2" table:style-name="ACE-333" table:formula="of:=COUNTIF([.U216:.Y217];&quot;&gt;&quot;&amp;[.$X$5])" office:value-type="float" office:value="0">
            <text:p>0</text:p>
          </table:table-cell>
          <table:table-cell table:number-rows-spanned="2" table:style-name="ACE-333" table:formula="of:=COUNTIF([.U216:.Y217];&quot;&gt;=&quot;&amp;[.$U$5])-COUNTIF([.U216:.Y217];&quot;&gt;&quot;&amp;[.$X$5])" office:value-type="float" office:value="0">
            <text:p>0</text:p>
          </table:table-cell>
          <table:table-cell table:number-rows-spanned="2" table:style-name="ACE-522" table:formula="of:=100-([.AD216]+[.AE216])*0.5-([.AG216]+[.AH216])*0.40000000000000002-([.AJ216]+[.AK216])*0.29999999999999999-[.Z216]*0.40000000000000002-[.AA216]*0.5-([.AM216]+[.AN216])*1+(IF([.AB216]=&quot;&quot;;&quot;&quot;;IF([.AB216]&lt;80;-4;IF([.AB216]&gt;=85;IF([.AB216]&lt;90;-1;0);-2))))+(IF([.AC216]=&quot;&quot;;&quot;&quot;;IF([.AC216]&lt;85;-5;IF([.AC216]&gt;=90;IF([.AC216]&lt;95;-2;0);-4))))" office:value-type="string" office:string-value="#VALUE!">
            <text:p>#VALUE!</text:p>
          </table:table-cell>
          <table:table-cell table:number-rows-spanned="2" table:style-name="ACE-523" table:formula="of:=IF(OR([.AP216]&lt;85;([.AD216]+[.AE216])&gt;6;([.AG216]+[.AH216])&gt;6;([.AJ216]+[.AK216])&gt;6;[.Z216]&gt;6;([.AD216]+[.AE216]+[.AG216]+[.AH216]+[.AJ216]+[.AK216]+[.Z216])&gt;13;[.AA216]&gt;6;[.AB216]&lt;70;[.AC216]&lt;75);&quot;不合格&quot;;&quot;合格&quot;)" office:value-type="string" office:string-value="#VALUE!">
            <text:p>#VALUE!</text:p>
          </table:table-cell>
          <table:table-cell table:number-rows-spanned="2" table:style-name="ACE-629" table:content-validation-name="VAL-255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0" table:content-validation-name="VAL-40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16]*0.20000000000000001-[.AX216]*0.5-[.AY216]*0.20000000000000001-[.AZ216]*0.5-[.BA216]*1-[.BB216]*0.5-[.BC216]*0.20000000000000001-[.BD216]*0.20000000000000001-[.BE216]*0.20000000000000001-[.BF216]*0.5-[.BG216]*0.5-[.BH216]*1-[.BI216]*1-[.BJ216]*0.5" office:value-type="string" office:string-value="#VALUE!">
            <text:p>#VALUE!</text:p>
          </table:table-cell>
          <table:table-cell table:number-rows-spanned="2" table:style-name="ACE-329" table:formula="of:=IF(OR([.BK216]&lt;96;([.AW216]+[.AY216]+[.BC216]+[.BD216]+[.BE216])&gt;8;([.AX216]+[.AZ216]+[.BB216]+[.BF216]+[.BG216]+[.BJ216])&gt;6;([.AW216]+[.AX216]+[.AY216]+[.AZ216]+[.BA216]+[.BB216]+[.BC216]+[.BD216]+[.BE216]+[.BF216]+[.BG216]+[.BH216]+[.BI216]+[.BJ216])&gt;9);&quot;不合格&quot;;&quot;合格&quot;)" office:value-type="string" office:string-value="#VALUE!">
            <text:p>#VALUE!</text:p>
          </table:table-cell>
          <table:table-cell table:number-rows-spanned="2" table:style-name="ACE-221" table:content-validation-name="VAL-55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9" table:content-validation-name="VAL-10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18:.J219];&quot;&lt;&quot;&amp;[.$F$5])" office:value-type="float" office:value="0">
            <text:p>0</text:p>
          </table:table-cell>
          <table:table-cell table:number-rows-spanned="2" table:style-name="ACE-333" table:formula="of:=COUNTIF([.F218:.J219];&quot;&gt;&quot;&amp;[.$I$5])" office:value-type="float" office:value="0">
            <text:p>0</text:p>
          </table:table-cell>
          <table:table-cell table:number-rows-spanned="2" table:style-name="ACE-333" table:formula="of:=COUNTIF([.F218:.J219];&quot;&gt;=&quot;&amp;[.$F$5])-COUNTIF([.F218:.J219];&quot;&gt;&quot;&amp;[.$I$5])" office:value-type="float" office:value="0">
            <text:p>0</text:p>
          </table:table-cell>
          <table:table-cell table:number-rows-spanned="2" table:style-name="ACE-333" table:formula="of:=COUNTIF([.K218:.O219];&quot;&lt;&quot;&amp;[.$K$5])" office:value-type="float" office:value="0">
            <text:p>0</text:p>
          </table:table-cell>
          <table:table-cell table:number-rows-spanned="2" table:style-name="ACE-333" table:formula="of:=COUNTIF([.K218:.O219];&quot;&gt;&quot;&amp;[.$N$5])" office:value-type="float" office:value="0">
            <text:p>0</text:p>
          </table:table-cell>
          <table:table-cell table:number-rows-spanned="2" table:style-name="ACE-333" table:formula="of:=COUNTIF([.K218:.O219];&quot;&gt;=&quot;&amp;[.$K$5])-COUNTIF([.K218:.O219];&quot;&gt;&quot;&amp;[.$N$5])" office:value-type="float" office:value="0">
            <text:p>0</text:p>
          </table:table-cell>
          <table:table-cell table:number-rows-spanned="2" table:style-name="ACE-333" table:formula="of:=COUNTIF([.P218:.T219];&quot;&lt;&quot;&amp;[.$P$5])" office:value-type="float" office:value="0">
            <text:p>0</text:p>
          </table:table-cell>
          <table:table-cell table:number-rows-spanned="2" table:style-name="ACE-333" table:formula="of:=COUNTIF([.P218:.T219];&quot;&gt;&quot;&amp;[.$S$5])" office:value-type="float" office:value="0">
            <text:p>0</text:p>
          </table:table-cell>
          <table:table-cell table:number-rows-spanned="2" table:style-name="ACE-333" table:formula="of:=COUNTIF([.P218:.T219];&quot;&gt;=&quot;&amp;[.$P$5])-COUNTIF([.P218:.T219];&quot;&gt;&quot;&amp;[.$S$5])" office:value-type="float" office:value="0">
            <text:p>0</text:p>
          </table:table-cell>
          <table:table-cell table:number-rows-spanned="2" table:style-name="ACE-333" table:formula="of:=COUNTIF([.U218:.Y219];&quot;&lt;&quot;&amp;[.$U$5])" office:value-type="float" office:value="0">
            <text:p>0</text:p>
          </table:table-cell>
          <table:table-cell table:number-rows-spanned="2" table:style-name="ACE-333" table:formula="of:=COUNTIF([.U218:.Y219];&quot;&gt;&quot;&amp;[.$X$5])" office:value-type="float" office:value="0">
            <text:p>0</text:p>
          </table:table-cell>
          <table:table-cell table:number-rows-spanned="2" table:style-name="ACE-333" table:formula="of:=COUNTIF([.U218:.Y219];&quot;&gt;=&quot;&amp;[.$U$5])-COUNTIF([.U218:.Y219];&quot;&gt;&quot;&amp;[.$X$5])" office:value-type="float" office:value="0">
            <text:p>0</text:p>
          </table:table-cell>
          <table:table-cell table:number-rows-spanned="2" table:style-name="ACE-522" table:formula="of:=100-([.AD218]+[.AE218])*0.5-([.AG218]+[.AH218])*0.40000000000000002-([.AJ218]+[.AK218])*0.29999999999999999-[.Z218]*0.40000000000000002-[.AA218]*0.5-([.AM218]+[.AN218])*1+(IF([.AB218]=&quot;&quot;;&quot;&quot;;IF([.AB218]&lt;80;-4;IF([.AB218]&gt;=85;IF([.AB218]&lt;90;-1;0);-2))))+(IF([.AC218]=&quot;&quot;;&quot;&quot;;IF([.AC218]&lt;85;-5;IF([.AC218]&gt;=90;IF([.AC218]&lt;95;-2;0);-4))))" office:value-type="string" office:string-value="#VALUE!">
            <text:p>#VALUE!</text:p>
          </table:table-cell>
          <table:table-cell table:number-rows-spanned="2" table:style-name="ACE-523" table:formula="of:=IF(OR([.AP218]&lt;85;([.AD218]+[.AE218])&gt;6;([.AG218]+[.AH218])&gt;6;([.AJ218]+[.AK218])&gt;6;[.Z218]&gt;6;([.AD218]+[.AE218]+[.AG218]+[.AH218]+[.AJ218]+[.AK218]+[.Z218])&gt;13;[.AA218]&gt;6;[.AB218]&lt;70;[.AC218]&lt;75);&quot;不合格&quot;;&quot;合格&quot;)" office:value-type="string" office:string-value="#VALUE!">
            <text:p>#VALUE!</text:p>
          </table:table-cell>
          <table:table-cell table:number-rows-spanned="2" table:style-name="ACE-630" table:content-validation-name="VAL-256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9" table:content-validation-name="VAL-40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18]*0.20000000000000001-[.AX218]*0.5-[.AY218]*0.20000000000000001-[.AZ218]*0.5-[.BA218]*1-[.BB218]*0.5-[.BC218]*0.20000000000000001-[.BD218]*0.20000000000000001-[.BE218]*0.20000000000000001-[.BF218]*0.5-[.BG218]*0.5-[.BH218]*1-[.BI218]*1-[.BJ218]*0.5" office:value-type="string" office:string-value="#VALUE!">
            <text:p>#VALUE!</text:p>
          </table:table-cell>
          <table:table-cell table:number-rows-spanned="2" table:style-name="ACE-329" table:formula="of:=IF(OR([.BK218]&lt;96;([.AW218]+[.AY218]+[.BC218]+[.BD218]+[.BE218])&gt;8;([.AX218]+[.AZ218]+[.BB218]+[.BF218]+[.BG218]+[.BJ218])&gt;6;([.AW218]+[.AX218]+[.AY218]+[.AZ218]+[.BA218]+[.BB218]+[.BC218]+[.BD218]+[.BE218]+[.BF218]+[.BG218]+[.BH218]+[.BI218]+[.BJ218])&gt;9);&quot;不合格&quot;;&quot;合格&quot;)" office:value-type="string" office:string-value="#VALUE!">
            <text:p>#VALUE!</text:p>
          </table:table-cell>
          <table:table-cell table:number-rows-spanned="2" table:style-name="ACE-220" table:content-validation-name="VAL-55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0" table:content-validation-name="VAL-10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20:.J221];&quot;&lt;&quot;&amp;[.$F$5])" office:value-type="float" office:value="0">
            <text:p>0</text:p>
          </table:table-cell>
          <table:table-cell table:number-rows-spanned="2" table:style-name="ACE-333" table:formula="of:=COUNTIF([.F220:.J221];&quot;&gt;&quot;&amp;[.$I$5])" office:value-type="float" office:value="0">
            <text:p>0</text:p>
          </table:table-cell>
          <table:table-cell table:number-rows-spanned="2" table:style-name="ACE-333" table:formula="of:=COUNTIF([.F220:.J221];&quot;&gt;=&quot;&amp;[.$F$5])-COUNTIF([.F220:.J221];&quot;&gt;&quot;&amp;[.$I$5])" office:value-type="float" office:value="0">
            <text:p>0</text:p>
          </table:table-cell>
          <table:table-cell table:number-rows-spanned="2" table:style-name="ACE-333" table:formula="of:=COUNTIF([.K220:.O221];&quot;&lt;&quot;&amp;[.$K$5])" office:value-type="float" office:value="0">
            <text:p>0</text:p>
          </table:table-cell>
          <table:table-cell table:number-rows-spanned="2" table:style-name="ACE-333" table:formula="of:=COUNTIF([.K220:.O221];&quot;&gt;&quot;&amp;[.$N$5])" office:value-type="float" office:value="0">
            <text:p>0</text:p>
          </table:table-cell>
          <table:table-cell table:number-rows-spanned="2" table:style-name="ACE-333" table:formula="of:=COUNTIF([.K220:.O221];&quot;&gt;=&quot;&amp;[.$K$5])-COUNTIF([.K220:.O221];&quot;&gt;&quot;&amp;[.$N$5])" office:value-type="float" office:value="0">
            <text:p>0</text:p>
          </table:table-cell>
          <table:table-cell table:number-rows-spanned="2" table:style-name="ACE-333" table:formula="of:=COUNTIF([.P220:.T221];&quot;&lt;&quot;&amp;[.$P$5])" office:value-type="float" office:value="0">
            <text:p>0</text:p>
          </table:table-cell>
          <table:table-cell table:number-rows-spanned="2" table:style-name="ACE-333" table:formula="of:=COUNTIF([.P220:.T221];&quot;&gt;&quot;&amp;[.$S$5])" office:value-type="float" office:value="0">
            <text:p>0</text:p>
          </table:table-cell>
          <table:table-cell table:number-rows-spanned="2" table:style-name="ACE-333" table:formula="of:=COUNTIF([.P220:.T221];&quot;&gt;=&quot;&amp;[.$P$5])-COUNTIF([.P220:.T221];&quot;&gt;&quot;&amp;[.$S$5])" office:value-type="float" office:value="0">
            <text:p>0</text:p>
          </table:table-cell>
          <table:table-cell table:number-rows-spanned="2" table:style-name="ACE-333" table:formula="of:=COUNTIF([.U220:.Y221];&quot;&lt;&quot;&amp;[.$U$5])" office:value-type="float" office:value="0">
            <text:p>0</text:p>
          </table:table-cell>
          <table:table-cell table:number-rows-spanned="2" table:style-name="ACE-333" table:formula="of:=COUNTIF([.U220:.Y221];&quot;&gt;&quot;&amp;[.$X$5])" office:value-type="float" office:value="0">
            <text:p>0</text:p>
          </table:table-cell>
          <table:table-cell table:number-rows-spanned="2" table:style-name="ACE-333" table:formula="of:=COUNTIF([.U220:.Y221];&quot;&gt;=&quot;&amp;[.$U$5])-COUNTIF([.U220:.Y221];&quot;&gt;&quot;&amp;[.$X$5])" office:value-type="float" office:value="0">
            <text:p>0</text:p>
          </table:table-cell>
          <table:table-cell table:number-rows-spanned="2" table:style-name="ACE-522" table:formula="of:=100-([.AD220]+[.AE220])*0.5-([.AG220]+[.AH220])*0.40000000000000002-([.AJ220]+[.AK220])*0.29999999999999999-[.Z220]*0.40000000000000002-[.AA220]*0.5-([.AM220]+[.AN220])*1+(IF([.AB220]=&quot;&quot;;&quot;&quot;;IF([.AB220]&lt;80;-4;IF([.AB220]&gt;=85;IF([.AB220]&lt;90;-1;0);-2))))+(IF([.AC220]=&quot;&quot;;&quot;&quot;;IF([.AC220]&lt;85;-5;IF([.AC220]&gt;=90;IF([.AC220]&lt;95;-2;0);-4))))" office:value-type="string" office:string-value="#VALUE!">
            <text:p>#VALUE!</text:p>
          </table:table-cell>
          <table:table-cell table:number-rows-spanned="2" table:style-name="ACE-523" table:formula="of:=IF(OR([.AP220]&lt;85;([.AD220]+[.AE220])&gt;6;([.AG220]+[.AH220])&gt;6;([.AJ220]+[.AK220])&gt;6;[.Z220]&gt;6;([.AD220]+[.AE220]+[.AG220]+[.AH220]+[.AJ220]+[.AK220]+[.Z220])&gt;13;[.AA220]&gt;6;[.AB220]&lt;70;[.AC220]&lt;75);&quot;不合格&quot;;&quot;合格&quot;)" office:value-type="string" office:string-value="#VALUE!">
            <text:p>#VALUE!</text:p>
          </table:table-cell>
          <table:table-cell table:number-rows-spanned="2" table:style-name="ACE-631" table:content-validation-name="VAL-257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8" table:content-validation-name="VAL-40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20]*0.20000000000000001-[.AX220]*0.5-[.AY220]*0.20000000000000001-[.AZ220]*0.5-[.BA220]*1-[.BB220]*0.5-[.BC220]*0.20000000000000001-[.BD220]*0.20000000000000001-[.BE220]*0.20000000000000001-[.BF220]*0.5-[.BG220]*0.5-[.BH220]*1-[.BI220]*1-[.BJ220]*0.5" office:value-type="string" office:string-value="#VALUE!">
            <text:p>#VALUE!</text:p>
          </table:table-cell>
          <table:table-cell table:number-rows-spanned="2" table:style-name="ACE-329" table:formula="of:=IF(OR([.BK220]&lt;96;([.AW220]+[.AY220]+[.BC220]+[.BD220]+[.BE220])&gt;8;([.AX220]+[.AZ220]+[.BB220]+[.BF220]+[.BG220]+[.BJ220])&gt;6;([.AW220]+[.AX220]+[.AY220]+[.AZ220]+[.BA220]+[.BB220]+[.BC220]+[.BD220]+[.BE220]+[.BF220]+[.BG220]+[.BH220]+[.BI220]+[.BJ220])&gt;9);&quot;不合格&quot;;&quot;合格&quot;)" office:value-type="string" office:string-value="#VALUE!">
            <text:p>#VALUE!</text:p>
          </table:table-cell>
          <table:table-cell table:number-rows-spanned="2" table:style-name="ACE-219" table:content-validation-name="VAL-55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1" table:content-validation-name="VAL-10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22:.J223];&quot;&lt;&quot;&amp;[.$F$5])" office:value-type="float" office:value="0">
            <text:p>0</text:p>
          </table:table-cell>
          <table:table-cell table:number-rows-spanned="2" table:style-name="ACE-333" table:formula="of:=COUNTIF([.F222:.J223];&quot;&gt;&quot;&amp;[.$I$5])" office:value-type="float" office:value="0">
            <text:p>0</text:p>
          </table:table-cell>
          <table:table-cell table:number-rows-spanned="2" table:style-name="ACE-333" table:formula="of:=COUNTIF([.F222:.J223];&quot;&gt;=&quot;&amp;[.$F$5])-COUNTIF([.F222:.J223];&quot;&gt;&quot;&amp;[.$I$5])" office:value-type="float" office:value="0">
            <text:p>0</text:p>
          </table:table-cell>
          <table:table-cell table:number-rows-spanned="2" table:style-name="ACE-333" table:formula="of:=COUNTIF([.K222:.O223];&quot;&lt;&quot;&amp;[.$K$5])" office:value-type="float" office:value="0">
            <text:p>0</text:p>
          </table:table-cell>
          <table:table-cell table:number-rows-spanned="2" table:style-name="ACE-333" table:formula="of:=COUNTIF([.K222:.O223];&quot;&gt;&quot;&amp;[.$N$5])" office:value-type="float" office:value="0">
            <text:p>0</text:p>
          </table:table-cell>
          <table:table-cell table:number-rows-spanned="2" table:style-name="ACE-333" table:formula="of:=COUNTIF([.K222:.O223];&quot;&gt;=&quot;&amp;[.$K$5])-COUNTIF([.K222:.O223];&quot;&gt;&quot;&amp;[.$N$5])" office:value-type="float" office:value="0">
            <text:p>0</text:p>
          </table:table-cell>
          <table:table-cell table:number-rows-spanned="2" table:style-name="ACE-333" table:formula="of:=COUNTIF([.P222:.T223];&quot;&lt;&quot;&amp;[.$P$5])" office:value-type="float" office:value="0">
            <text:p>0</text:p>
          </table:table-cell>
          <table:table-cell table:number-rows-spanned="2" table:style-name="ACE-333" table:formula="of:=COUNTIF([.P222:.T223];&quot;&gt;&quot;&amp;[.$S$5])" office:value-type="float" office:value="0">
            <text:p>0</text:p>
          </table:table-cell>
          <table:table-cell table:number-rows-spanned="2" table:style-name="ACE-333" table:formula="of:=COUNTIF([.P222:.T223];&quot;&gt;=&quot;&amp;[.$P$5])-COUNTIF([.P222:.T223];&quot;&gt;&quot;&amp;[.$S$5])" office:value-type="float" office:value="0">
            <text:p>0</text:p>
          </table:table-cell>
          <table:table-cell table:number-rows-spanned="2" table:style-name="ACE-333" table:formula="of:=COUNTIF([.U222:.Y223];&quot;&lt;&quot;&amp;[.$U$5])" office:value-type="float" office:value="0">
            <text:p>0</text:p>
          </table:table-cell>
          <table:table-cell table:number-rows-spanned="2" table:style-name="ACE-333" table:formula="of:=COUNTIF([.U222:.Y223];&quot;&gt;&quot;&amp;[.$X$5])" office:value-type="float" office:value="0">
            <text:p>0</text:p>
          </table:table-cell>
          <table:table-cell table:number-rows-spanned="2" table:style-name="ACE-333" table:formula="of:=COUNTIF([.U222:.Y223];&quot;&gt;=&quot;&amp;[.$U$5])-COUNTIF([.U222:.Y223];&quot;&gt;&quot;&amp;[.$X$5])" office:value-type="float" office:value="0">
            <text:p>0</text:p>
          </table:table-cell>
          <table:table-cell table:number-rows-spanned="2" table:style-name="ACE-522" table:formula="of:=100-([.AD222]+[.AE222])*0.5-([.AG222]+[.AH222])*0.40000000000000002-([.AJ222]+[.AK222])*0.29999999999999999-[.Z222]*0.40000000000000002-[.AA222]*0.5-([.AM222]+[.AN222])*1+(IF([.AB222]=&quot;&quot;;&quot;&quot;;IF([.AB222]&lt;80;-4;IF([.AB222]&gt;=85;IF([.AB222]&lt;90;-1;0);-2))))+(IF([.AC222]=&quot;&quot;;&quot;&quot;;IF([.AC222]&lt;85;-5;IF([.AC222]&gt;=90;IF([.AC222]&lt;95;-2;0);-4))))" office:value-type="string" office:string-value="#VALUE!">
            <text:p>#VALUE!</text:p>
          </table:table-cell>
          <table:table-cell table:number-rows-spanned="2" table:style-name="ACE-523" table:formula="of:=IF(OR([.AP222]&lt;85;([.AD222]+[.AE222])&gt;6;([.AG222]+[.AH222])&gt;6;([.AJ222]+[.AK222])&gt;6;[.Z222]&gt;6;([.AD222]+[.AE222]+[.AG222]+[.AH222]+[.AJ222]+[.AK222]+[.Z222])&gt;13;[.AA222]&gt;6;[.AB222]&lt;70;[.AC222]&lt;75);&quot;不合格&quot;;&quot;合格&quot;)" office:value-type="string" office:string-value="#VALUE!">
            <text:p>#VALUE!</text:p>
          </table:table-cell>
          <table:table-cell table:number-rows-spanned="2" table:style-name="ACE-632" table:content-validation-name="VAL-258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7" table:content-validation-name="VAL-40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22]*0.20000000000000001-[.AX222]*0.5-[.AY222]*0.20000000000000001-[.AZ222]*0.5-[.BA222]*1-[.BB222]*0.5-[.BC222]*0.20000000000000001-[.BD222]*0.20000000000000001-[.BE222]*0.20000000000000001-[.BF222]*0.5-[.BG222]*0.5-[.BH222]*1-[.BI222]*1-[.BJ222]*0.5" office:value-type="string" office:string-value="#VALUE!">
            <text:p>#VALUE!</text:p>
          </table:table-cell>
          <table:table-cell table:number-rows-spanned="2" table:style-name="ACE-329" table:formula="of:=IF(OR([.BK222]&lt;96;([.AW222]+[.AY222]+[.BC222]+[.BD222]+[.BE222])&gt;8;([.AX222]+[.AZ222]+[.BB222]+[.BF222]+[.BG222]+[.BJ222])&gt;6;([.AW222]+[.AX222]+[.AY222]+[.AZ222]+[.BA222]+[.BB222]+[.BC222]+[.BD222]+[.BE222]+[.BF222]+[.BG222]+[.BH222]+[.BI222]+[.BJ222])&gt;9);&quot;不合格&quot;;&quot;合格&quot;)" office:value-type="string" office:string-value="#VALUE!">
            <text:p>#VALUE!</text:p>
          </table:table-cell>
          <table:table-cell table:number-rows-spanned="2" table:style-name="ACE-218" table:content-validation-name="VAL-55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2" table:content-validation-name="VAL-10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24:.J225];&quot;&lt;&quot;&amp;[.$F$5])" office:value-type="float" office:value="0">
            <text:p>0</text:p>
          </table:table-cell>
          <table:table-cell table:number-rows-spanned="2" table:style-name="ACE-333" table:formula="of:=COUNTIF([.F224:.J225];&quot;&gt;&quot;&amp;[.$I$5])" office:value-type="float" office:value="0">
            <text:p>0</text:p>
          </table:table-cell>
          <table:table-cell table:number-rows-spanned="2" table:style-name="ACE-333" table:formula="of:=COUNTIF([.F224:.J225];&quot;&gt;=&quot;&amp;[.$F$5])-COUNTIF([.F224:.J225];&quot;&gt;&quot;&amp;[.$I$5])" office:value-type="float" office:value="0">
            <text:p>0</text:p>
          </table:table-cell>
          <table:table-cell table:number-rows-spanned="2" table:style-name="ACE-333" table:formula="of:=COUNTIF([.K224:.O225];&quot;&lt;&quot;&amp;[.$K$5])" office:value-type="float" office:value="0">
            <text:p>0</text:p>
          </table:table-cell>
          <table:table-cell table:number-rows-spanned="2" table:style-name="ACE-333" table:formula="of:=COUNTIF([.K224:.O225];&quot;&gt;&quot;&amp;[.$N$5])" office:value-type="float" office:value="0">
            <text:p>0</text:p>
          </table:table-cell>
          <table:table-cell table:number-rows-spanned="2" table:style-name="ACE-333" table:formula="of:=COUNTIF([.K224:.O225];&quot;&gt;=&quot;&amp;[.$K$5])-COUNTIF([.K224:.O225];&quot;&gt;&quot;&amp;[.$N$5])" office:value-type="float" office:value="0">
            <text:p>0</text:p>
          </table:table-cell>
          <table:table-cell table:number-rows-spanned="2" table:style-name="ACE-333" table:formula="of:=COUNTIF([.P224:.T225];&quot;&lt;&quot;&amp;[.$P$5])" office:value-type="float" office:value="0">
            <text:p>0</text:p>
          </table:table-cell>
          <table:table-cell table:number-rows-spanned="2" table:style-name="ACE-333" table:formula="of:=COUNTIF([.P224:.T225];&quot;&gt;&quot;&amp;[.$S$5])" office:value-type="float" office:value="0">
            <text:p>0</text:p>
          </table:table-cell>
          <table:table-cell table:number-rows-spanned="2" table:style-name="ACE-333" table:formula="of:=COUNTIF([.P224:.T225];&quot;&gt;=&quot;&amp;[.$P$5])-COUNTIF([.P224:.T225];&quot;&gt;&quot;&amp;[.$S$5])" office:value-type="float" office:value="0">
            <text:p>0</text:p>
          </table:table-cell>
          <table:table-cell table:number-rows-spanned="2" table:style-name="ACE-333" table:formula="of:=COUNTIF([.U224:.Y225];&quot;&lt;&quot;&amp;[.$U$5])" office:value-type="float" office:value="0">
            <text:p>0</text:p>
          </table:table-cell>
          <table:table-cell table:number-rows-spanned="2" table:style-name="ACE-333" table:formula="of:=COUNTIF([.U224:.Y225];&quot;&gt;&quot;&amp;[.$X$5])" office:value-type="float" office:value="0">
            <text:p>0</text:p>
          </table:table-cell>
          <table:table-cell table:number-rows-spanned="2" table:style-name="ACE-333" table:formula="of:=COUNTIF([.U224:.Y225];&quot;&gt;=&quot;&amp;[.$U$5])-COUNTIF([.U224:.Y225];&quot;&gt;&quot;&amp;[.$X$5])" office:value-type="float" office:value="0">
            <text:p>0</text:p>
          </table:table-cell>
          <table:table-cell table:number-rows-spanned="2" table:style-name="ACE-522" table:formula="of:=100-([.AD224]+[.AE224])*0.5-([.AG224]+[.AH224])*0.40000000000000002-([.AJ224]+[.AK224])*0.29999999999999999-[.Z224]*0.40000000000000002-[.AA224]*0.5-([.AM224]+[.AN224])*1+(IF([.AB224]=&quot;&quot;;&quot;&quot;;IF([.AB224]&lt;80;-4;IF([.AB224]&gt;=85;IF([.AB224]&lt;90;-1;0);-2))))+(IF([.AC224]=&quot;&quot;;&quot;&quot;;IF([.AC224]&lt;85;-5;IF([.AC224]&gt;=90;IF([.AC224]&lt;95;-2;0);-4))))" office:value-type="string" office:string-value="#VALUE!">
            <text:p>#VALUE!</text:p>
          </table:table-cell>
          <table:table-cell table:number-rows-spanned="2" table:style-name="ACE-523" table:formula="of:=IF(OR([.AP224]&lt;85;([.AD224]+[.AE224])&gt;6;([.AG224]+[.AH224])&gt;6;([.AJ224]+[.AK224])&gt;6;[.Z224]&gt;6;([.AD224]+[.AE224]+[.AG224]+[.AH224]+[.AJ224]+[.AK224]+[.Z224])&gt;13;[.AA224]&gt;6;[.AB224]&lt;70;[.AC224]&lt;75);&quot;不合格&quot;;&quot;合格&quot;)" office:value-type="string" office:string-value="#VALUE!">
            <text:p>#VALUE!</text:p>
          </table:table-cell>
          <table:table-cell table:number-rows-spanned="2" table:style-name="ACE-633" table:content-validation-name="VAL-259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6" table:content-validation-name="VAL-40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24]*0.20000000000000001-[.AX224]*0.5-[.AY224]*0.20000000000000001-[.AZ224]*0.5-[.BA224]*1-[.BB224]*0.5-[.BC224]*0.20000000000000001-[.BD224]*0.20000000000000001-[.BE224]*0.20000000000000001-[.BF224]*0.5-[.BG224]*0.5-[.BH224]*1-[.BI224]*1-[.BJ224]*0.5" office:value-type="string" office:string-value="#VALUE!">
            <text:p>#VALUE!</text:p>
          </table:table-cell>
          <table:table-cell table:number-rows-spanned="2" table:style-name="ACE-329" table:formula="of:=IF(OR([.BK224]&lt;96;([.AW224]+[.AY224]+[.BC224]+[.BD224]+[.BE224])&gt;8;([.AX224]+[.AZ224]+[.BB224]+[.BF224]+[.BG224]+[.BJ224])&gt;6;([.AW224]+[.AX224]+[.AY224]+[.AZ224]+[.BA224]+[.BB224]+[.BC224]+[.BD224]+[.BE224]+[.BF224]+[.BG224]+[.BH224]+[.BI224]+[.BJ224])&gt;9);&quot;不合格&quot;;&quot;合格&quot;)" office:value-type="string" office:string-value="#VALUE!">
            <text:p>#VALUE!</text:p>
          </table:table-cell>
          <table:table-cell table:number-rows-spanned="2" table:style-name="ACE-217" table:content-validation-name="VAL-55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3" table:content-validation-name="VAL-11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26:.J227];&quot;&lt;&quot;&amp;[.$F$5])" office:value-type="float" office:value="0">
            <text:p>0</text:p>
          </table:table-cell>
          <table:table-cell table:number-rows-spanned="2" table:style-name="ACE-333" table:formula="of:=COUNTIF([.F226:.J227];&quot;&gt;&quot;&amp;[.$I$5])" office:value-type="float" office:value="0">
            <text:p>0</text:p>
          </table:table-cell>
          <table:table-cell table:number-rows-spanned="2" table:style-name="ACE-333" table:formula="of:=COUNTIF([.F226:.J227];&quot;&gt;=&quot;&amp;[.$F$5])-COUNTIF([.F226:.J227];&quot;&gt;&quot;&amp;[.$I$5])" office:value-type="float" office:value="0">
            <text:p>0</text:p>
          </table:table-cell>
          <table:table-cell table:number-rows-spanned="2" table:style-name="ACE-333" table:formula="of:=COUNTIF([.K226:.O227];&quot;&lt;&quot;&amp;[.$K$5])" office:value-type="float" office:value="0">
            <text:p>0</text:p>
          </table:table-cell>
          <table:table-cell table:number-rows-spanned="2" table:style-name="ACE-333" table:formula="of:=COUNTIF([.K226:.O227];&quot;&gt;&quot;&amp;[.$N$5])" office:value-type="float" office:value="0">
            <text:p>0</text:p>
          </table:table-cell>
          <table:table-cell table:number-rows-spanned="2" table:style-name="ACE-333" table:formula="of:=COUNTIF([.K226:.O227];&quot;&gt;=&quot;&amp;[.$K$5])-COUNTIF([.K226:.O227];&quot;&gt;&quot;&amp;[.$N$5])" office:value-type="float" office:value="0">
            <text:p>0</text:p>
          </table:table-cell>
          <table:table-cell table:number-rows-spanned="2" table:style-name="ACE-333" table:formula="of:=COUNTIF([.P226:.T227];&quot;&lt;&quot;&amp;[.$P$5])" office:value-type="float" office:value="0">
            <text:p>0</text:p>
          </table:table-cell>
          <table:table-cell table:number-rows-spanned="2" table:style-name="ACE-333" table:formula="of:=COUNTIF([.P226:.T227];&quot;&gt;&quot;&amp;[.$S$5])" office:value-type="float" office:value="0">
            <text:p>0</text:p>
          </table:table-cell>
          <table:table-cell table:number-rows-spanned="2" table:style-name="ACE-333" table:formula="of:=COUNTIF([.P226:.T227];&quot;&gt;=&quot;&amp;[.$P$5])-COUNTIF([.P226:.T227];&quot;&gt;&quot;&amp;[.$S$5])" office:value-type="float" office:value="0">
            <text:p>0</text:p>
          </table:table-cell>
          <table:table-cell table:number-rows-spanned="2" table:style-name="ACE-333" table:formula="of:=COUNTIF([.U226:.Y227];&quot;&lt;&quot;&amp;[.$U$5])" office:value-type="float" office:value="0">
            <text:p>0</text:p>
          </table:table-cell>
          <table:table-cell table:number-rows-spanned="2" table:style-name="ACE-333" table:formula="of:=COUNTIF([.U226:.Y227];&quot;&gt;&quot;&amp;[.$X$5])" office:value-type="float" office:value="0">
            <text:p>0</text:p>
          </table:table-cell>
          <table:table-cell table:number-rows-spanned="2" table:style-name="ACE-333" table:formula="of:=COUNTIF([.U226:.Y227];&quot;&gt;=&quot;&amp;[.$U$5])-COUNTIF([.U226:.Y227];&quot;&gt;&quot;&amp;[.$X$5])" office:value-type="float" office:value="0">
            <text:p>0</text:p>
          </table:table-cell>
          <table:table-cell table:number-rows-spanned="2" table:style-name="ACE-522" table:formula="of:=100-([.AD226]+[.AE226])*0.5-([.AG226]+[.AH226])*0.40000000000000002-([.AJ226]+[.AK226])*0.29999999999999999-[.Z226]*0.40000000000000002-[.AA226]*0.5-([.AM226]+[.AN226])*1+(IF([.AB226]=&quot;&quot;;&quot;&quot;;IF([.AB226]&lt;80;-4;IF([.AB226]&gt;=85;IF([.AB226]&lt;90;-1;0);-2))))+(IF([.AC226]=&quot;&quot;;&quot;&quot;;IF([.AC226]&lt;85;-5;IF([.AC226]&gt;=90;IF([.AC226]&lt;95;-2;0);-4))))" office:value-type="string" office:string-value="#VALUE!">
            <text:p>#VALUE!</text:p>
          </table:table-cell>
          <table:table-cell table:number-rows-spanned="2" table:style-name="ACE-523" table:formula="of:=IF(OR([.AP226]&lt;85;([.AD226]+[.AE226])&gt;6;([.AG226]+[.AH226])&gt;6;([.AJ226]+[.AK226])&gt;6;[.Z226]&gt;6;([.AD226]+[.AE226]+[.AG226]+[.AH226]+[.AJ226]+[.AK226]+[.Z226])&gt;13;[.AA226]&gt;6;[.AB226]&lt;70;[.AC226]&lt;75);&quot;不合格&quot;;&quot;合格&quot;)" office:value-type="string" office:string-value="#VALUE!">
            <text:p>#VALUE!</text:p>
          </table:table-cell>
          <table:table-cell table:number-rows-spanned="2" table:style-name="ACE-634" table:content-validation-name="VAL-260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5" table:content-validation-name="VAL-41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26]*0.20000000000000001-[.AX226]*0.5-[.AY226]*0.20000000000000001-[.AZ226]*0.5-[.BA226]*1-[.BB226]*0.5-[.BC226]*0.20000000000000001-[.BD226]*0.20000000000000001-[.BE226]*0.20000000000000001-[.BF226]*0.5-[.BG226]*0.5-[.BH226]*1-[.BI226]*1-[.BJ226]*0.5" office:value-type="string" office:string-value="#VALUE!">
            <text:p>#VALUE!</text:p>
          </table:table-cell>
          <table:table-cell table:number-rows-spanned="2" table:style-name="ACE-329" table:formula="of:=IF(OR([.BK226]&lt;96;([.AW226]+[.AY226]+[.BC226]+[.BD226]+[.BE226])&gt;8;([.AX226]+[.AZ226]+[.BB226]+[.BF226]+[.BG226]+[.BJ226])&gt;6;([.AW226]+[.AX226]+[.AY226]+[.AZ226]+[.BA226]+[.BB226]+[.BC226]+[.BD226]+[.BE226]+[.BF226]+[.BG226]+[.BH226]+[.BI226]+[.BJ226])&gt;9);&quot;不合格&quot;;&quot;合格&quot;)" office:value-type="string" office:string-value="#VALUE!">
            <text:p>#VALUE!</text:p>
          </table:table-cell>
          <table:table-cell table:number-rows-spanned="2" table:style-name="ACE-216" table:content-validation-name="VAL-56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4" table:content-validation-name="VAL-11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28:.J229];&quot;&lt;&quot;&amp;[.$F$5])" office:value-type="float" office:value="0">
            <text:p>0</text:p>
          </table:table-cell>
          <table:table-cell table:number-rows-spanned="2" table:style-name="ACE-333" table:formula="of:=COUNTIF([.F228:.J229];&quot;&gt;&quot;&amp;[.$I$5])" office:value-type="float" office:value="0">
            <text:p>0</text:p>
          </table:table-cell>
          <table:table-cell table:number-rows-spanned="2" table:style-name="ACE-333" table:formula="of:=COUNTIF([.F228:.J229];&quot;&gt;=&quot;&amp;[.$F$5])-COUNTIF([.F228:.J229];&quot;&gt;&quot;&amp;[.$I$5])" office:value-type="float" office:value="0">
            <text:p>0</text:p>
          </table:table-cell>
          <table:table-cell table:number-rows-spanned="2" table:style-name="ACE-333" table:formula="of:=COUNTIF([.K228:.O229];&quot;&lt;&quot;&amp;[.$K$5])" office:value-type="float" office:value="0">
            <text:p>0</text:p>
          </table:table-cell>
          <table:table-cell table:number-rows-spanned="2" table:style-name="ACE-333" table:formula="of:=COUNTIF([.K228:.O229];&quot;&gt;&quot;&amp;[.$N$5])" office:value-type="float" office:value="0">
            <text:p>0</text:p>
          </table:table-cell>
          <table:table-cell table:number-rows-spanned="2" table:style-name="ACE-333" table:formula="of:=COUNTIF([.K228:.O229];&quot;&gt;=&quot;&amp;[.$K$5])-COUNTIF([.K228:.O229];&quot;&gt;&quot;&amp;[.$N$5])" office:value-type="float" office:value="0">
            <text:p>0</text:p>
          </table:table-cell>
          <table:table-cell table:number-rows-spanned="2" table:style-name="ACE-333" table:formula="of:=COUNTIF([.P228:.T229];&quot;&lt;&quot;&amp;[.$P$5])" office:value-type="float" office:value="0">
            <text:p>0</text:p>
          </table:table-cell>
          <table:table-cell table:number-rows-spanned="2" table:style-name="ACE-333" table:formula="of:=COUNTIF([.P228:.T229];&quot;&gt;&quot;&amp;[.$S$5])" office:value-type="float" office:value="0">
            <text:p>0</text:p>
          </table:table-cell>
          <table:table-cell table:number-rows-spanned="2" table:style-name="ACE-333" table:formula="of:=COUNTIF([.P228:.T229];&quot;&gt;=&quot;&amp;[.$P$5])-COUNTIF([.P228:.T229];&quot;&gt;&quot;&amp;[.$S$5])" office:value-type="float" office:value="0">
            <text:p>0</text:p>
          </table:table-cell>
          <table:table-cell table:number-rows-spanned="2" table:style-name="ACE-333" table:formula="of:=COUNTIF([.U228:.Y229];&quot;&lt;&quot;&amp;[.$U$5])" office:value-type="float" office:value="0">
            <text:p>0</text:p>
          </table:table-cell>
          <table:table-cell table:number-rows-spanned="2" table:style-name="ACE-333" table:formula="of:=COUNTIF([.U228:.Y229];&quot;&gt;&quot;&amp;[.$X$5])" office:value-type="float" office:value="0">
            <text:p>0</text:p>
          </table:table-cell>
          <table:table-cell table:number-rows-spanned="2" table:style-name="ACE-333" table:formula="of:=COUNTIF([.U228:.Y229];&quot;&gt;=&quot;&amp;[.$U$5])-COUNTIF([.U228:.Y229];&quot;&gt;&quot;&amp;[.$X$5])" office:value-type="float" office:value="0">
            <text:p>0</text:p>
          </table:table-cell>
          <table:table-cell table:number-rows-spanned="2" table:style-name="ACE-522" table:formula="of:=100-([.AD228]+[.AE228])*0.5-([.AG228]+[.AH228])*0.40000000000000002-([.AJ228]+[.AK228])*0.29999999999999999-[.Z228]*0.40000000000000002-[.AA228]*0.5-([.AM228]+[.AN228])*1+(IF([.AB228]=&quot;&quot;;&quot;&quot;;IF([.AB228]&lt;80;-4;IF([.AB228]&gt;=85;IF([.AB228]&lt;90;-1;0);-2))))+(IF([.AC228]=&quot;&quot;;&quot;&quot;;IF([.AC228]&lt;85;-5;IF([.AC228]&gt;=90;IF([.AC228]&lt;95;-2;0);-4))))" office:value-type="string" office:string-value="#VALUE!">
            <text:p>#VALUE!</text:p>
          </table:table-cell>
          <table:table-cell table:number-rows-spanned="2" table:style-name="ACE-523" table:formula="of:=IF(OR([.AP228]&lt;85;([.AD228]+[.AE228])&gt;6;([.AG228]+[.AH228])&gt;6;([.AJ228]+[.AK228])&gt;6;[.Z228]&gt;6;([.AD228]+[.AE228]+[.AG228]+[.AH228]+[.AJ228]+[.AK228]+[.Z228])&gt;13;[.AA228]&gt;6;[.AB228]&lt;70;[.AC228]&lt;75);&quot;不合格&quot;;&quot;合格&quot;)" office:value-type="string" office:string-value="#VALUE!">
            <text:p>#VALUE!</text:p>
          </table:table-cell>
          <table:table-cell table:number-rows-spanned="2" table:style-name="ACE-635" table:content-validation-name="VAL-261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4" table:content-validation-name="VAL-41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28]*0.20000000000000001-[.AX228]*0.5-[.AY228]*0.20000000000000001-[.AZ228]*0.5-[.BA228]*1-[.BB228]*0.5-[.BC228]*0.20000000000000001-[.BD228]*0.20000000000000001-[.BE228]*0.20000000000000001-[.BF228]*0.5-[.BG228]*0.5-[.BH228]*1-[.BI228]*1-[.BJ228]*0.5" office:value-type="string" office:string-value="#VALUE!">
            <text:p>#VALUE!</text:p>
          </table:table-cell>
          <table:table-cell table:number-rows-spanned="2" table:style-name="ACE-329" table:formula="of:=IF(OR([.BK228]&lt;96;([.AW228]+[.AY228]+[.BC228]+[.BD228]+[.BE228])&gt;8;([.AX228]+[.AZ228]+[.BB228]+[.BF228]+[.BG228]+[.BJ228])&gt;6;([.AW228]+[.AX228]+[.AY228]+[.AZ228]+[.BA228]+[.BB228]+[.BC228]+[.BD228]+[.BE228]+[.BF228]+[.BG228]+[.BH228]+[.BI228]+[.BJ228])&gt;9);&quot;不合格&quot;;&quot;合格&quot;)" office:value-type="string" office:string-value="#VALUE!">
            <text:p>#VALUE!</text:p>
          </table:table-cell>
          <table:table-cell table:number-rows-spanned="2" table:style-name="ACE-215" table:content-validation-name="VAL-56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5" table:content-validation-name="VAL-11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30:.J231];&quot;&lt;&quot;&amp;[.$F$5])" office:value-type="float" office:value="0">
            <text:p>0</text:p>
          </table:table-cell>
          <table:table-cell table:number-rows-spanned="2" table:style-name="ACE-333" table:formula="of:=COUNTIF([.F230:.J231];&quot;&gt;&quot;&amp;[.$I$5])" office:value-type="float" office:value="0">
            <text:p>0</text:p>
          </table:table-cell>
          <table:table-cell table:number-rows-spanned="2" table:style-name="ACE-333" table:formula="of:=COUNTIF([.F230:.J231];&quot;&gt;=&quot;&amp;[.$F$5])-COUNTIF([.F230:.J231];&quot;&gt;&quot;&amp;[.$I$5])" office:value-type="float" office:value="0">
            <text:p>0</text:p>
          </table:table-cell>
          <table:table-cell table:number-rows-spanned="2" table:style-name="ACE-333" table:formula="of:=COUNTIF([.K230:.O231];&quot;&lt;&quot;&amp;[.$K$5])" office:value-type="float" office:value="0">
            <text:p>0</text:p>
          </table:table-cell>
          <table:table-cell table:number-rows-spanned="2" table:style-name="ACE-333" table:formula="of:=COUNTIF([.K230:.O231];&quot;&gt;&quot;&amp;[.$N$5])" office:value-type="float" office:value="0">
            <text:p>0</text:p>
          </table:table-cell>
          <table:table-cell table:number-rows-spanned="2" table:style-name="ACE-333" table:formula="of:=COUNTIF([.K230:.O231];&quot;&gt;=&quot;&amp;[.$K$5])-COUNTIF([.K230:.O231];&quot;&gt;&quot;&amp;[.$N$5])" office:value-type="float" office:value="0">
            <text:p>0</text:p>
          </table:table-cell>
          <table:table-cell table:number-rows-spanned="2" table:style-name="ACE-333" table:formula="of:=COUNTIF([.P230:.T231];&quot;&lt;&quot;&amp;[.$P$5])" office:value-type="float" office:value="0">
            <text:p>0</text:p>
          </table:table-cell>
          <table:table-cell table:number-rows-spanned="2" table:style-name="ACE-333" table:formula="of:=COUNTIF([.P230:.T231];&quot;&gt;&quot;&amp;[.$S$5])" office:value-type="float" office:value="0">
            <text:p>0</text:p>
          </table:table-cell>
          <table:table-cell table:number-rows-spanned="2" table:style-name="ACE-333" table:formula="of:=COUNTIF([.P230:.T231];&quot;&gt;=&quot;&amp;[.$P$5])-COUNTIF([.P230:.T231];&quot;&gt;&quot;&amp;[.$S$5])" office:value-type="float" office:value="0">
            <text:p>0</text:p>
          </table:table-cell>
          <table:table-cell table:number-rows-spanned="2" table:style-name="ACE-333" table:formula="of:=COUNTIF([.U230:.Y231];&quot;&lt;&quot;&amp;[.$U$5])" office:value-type="float" office:value="0">
            <text:p>0</text:p>
          </table:table-cell>
          <table:table-cell table:number-rows-spanned="2" table:style-name="ACE-333" table:formula="of:=COUNTIF([.U230:.Y231];&quot;&gt;&quot;&amp;[.$X$5])" office:value-type="float" office:value="0">
            <text:p>0</text:p>
          </table:table-cell>
          <table:table-cell table:number-rows-spanned="2" table:style-name="ACE-333" table:formula="of:=COUNTIF([.U230:.Y231];&quot;&gt;=&quot;&amp;[.$U$5])-COUNTIF([.U230:.Y231];&quot;&gt;&quot;&amp;[.$X$5])" office:value-type="float" office:value="0">
            <text:p>0</text:p>
          </table:table-cell>
          <table:table-cell table:number-rows-spanned="2" table:style-name="ACE-522" table:formula="of:=100-([.AD230]+[.AE230])*0.5-([.AG230]+[.AH230])*0.40000000000000002-([.AJ230]+[.AK230])*0.29999999999999999-[.Z230]*0.40000000000000002-[.AA230]*0.5-([.AM230]+[.AN230])*1+(IF([.AB230]=&quot;&quot;;&quot;&quot;;IF([.AB230]&lt;80;-4;IF([.AB230]&gt;=85;IF([.AB230]&lt;90;-1;0);-2))))+(IF([.AC230]=&quot;&quot;;&quot;&quot;;IF([.AC230]&lt;85;-5;IF([.AC230]&gt;=90;IF([.AC230]&lt;95;-2;0);-4))))" office:value-type="string" office:string-value="#VALUE!">
            <text:p>#VALUE!</text:p>
          </table:table-cell>
          <table:table-cell table:number-rows-spanned="2" table:style-name="ACE-523" table:formula="of:=IF(OR([.AP230]&lt;85;([.AD230]+[.AE230])&gt;6;([.AG230]+[.AH230])&gt;6;([.AJ230]+[.AK230])&gt;6;[.Z230]&gt;6;([.AD230]+[.AE230]+[.AG230]+[.AH230]+[.AJ230]+[.AK230]+[.Z230])&gt;13;[.AA230]&gt;6;[.AB230]&lt;70;[.AC230]&lt;75);&quot;不合格&quot;;&quot;合格&quot;)" office:value-type="string" office:string-value="#VALUE!">
            <text:p>#VALUE!</text:p>
          </table:table-cell>
          <table:table-cell table:number-rows-spanned="2" table:style-name="ACE-636" table:content-validation-name="VAL-262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3" table:content-validation-name="VAL-41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30]*0.20000000000000001-[.AX230]*0.5-[.AY230]*0.20000000000000001-[.AZ230]*0.5-[.BA230]*1-[.BB230]*0.5-[.BC230]*0.20000000000000001-[.BD230]*0.20000000000000001-[.BE230]*0.20000000000000001-[.BF230]*0.5-[.BG230]*0.5-[.BH230]*1-[.BI230]*1-[.BJ230]*0.5" office:value-type="string" office:string-value="#VALUE!">
            <text:p>#VALUE!</text:p>
          </table:table-cell>
          <table:table-cell table:number-rows-spanned="2" table:style-name="ACE-329" table:formula="of:=IF(OR([.BK230]&lt;96;([.AW230]+[.AY230]+[.BC230]+[.BD230]+[.BE230])&gt;8;([.AX230]+[.AZ230]+[.BB230]+[.BF230]+[.BG230]+[.BJ230])&gt;6;([.AW230]+[.AX230]+[.AY230]+[.AZ230]+[.BA230]+[.BB230]+[.BC230]+[.BD230]+[.BE230]+[.BF230]+[.BG230]+[.BH230]+[.BI230]+[.BJ230])&gt;9);&quot;不合格&quot;;&quot;合格&quot;)" office:value-type="string" office:string-value="#VALUE!">
            <text:p>#VALUE!</text:p>
          </table:table-cell>
          <table:table-cell table:number-rows-spanned="2" table:style-name="ACE-214" table:content-validation-name="VAL-56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6" table:content-validation-name="VAL-11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32:.J233];&quot;&lt;&quot;&amp;[.$F$5])" office:value-type="float" office:value="0">
            <text:p>0</text:p>
          </table:table-cell>
          <table:table-cell table:number-rows-spanned="2" table:style-name="ACE-333" table:formula="of:=COUNTIF([.F232:.J233];&quot;&gt;&quot;&amp;[.$I$5])" office:value-type="float" office:value="0">
            <text:p>0</text:p>
          </table:table-cell>
          <table:table-cell table:number-rows-spanned="2" table:style-name="ACE-333" table:formula="of:=COUNTIF([.F232:.J233];&quot;&gt;=&quot;&amp;[.$F$5])-COUNTIF([.F232:.J233];&quot;&gt;&quot;&amp;[.$I$5])" office:value-type="float" office:value="0">
            <text:p>0</text:p>
          </table:table-cell>
          <table:table-cell table:number-rows-spanned="2" table:style-name="ACE-333" table:formula="of:=COUNTIF([.K232:.O233];&quot;&lt;&quot;&amp;[.$K$5])" office:value-type="float" office:value="0">
            <text:p>0</text:p>
          </table:table-cell>
          <table:table-cell table:number-rows-spanned="2" table:style-name="ACE-333" table:formula="of:=COUNTIF([.K232:.O233];&quot;&gt;&quot;&amp;[.$N$5])" office:value-type="float" office:value="0">
            <text:p>0</text:p>
          </table:table-cell>
          <table:table-cell table:number-rows-spanned="2" table:style-name="ACE-333" table:formula="of:=COUNTIF([.K232:.O233];&quot;&gt;=&quot;&amp;[.$K$5])-COUNTIF([.K232:.O233];&quot;&gt;&quot;&amp;[.$N$5])" office:value-type="float" office:value="0">
            <text:p>0</text:p>
          </table:table-cell>
          <table:table-cell table:number-rows-spanned="2" table:style-name="ACE-333" table:formula="of:=COUNTIF([.P232:.T233];&quot;&lt;&quot;&amp;[.$P$5])" office:value-type="float" office:value="0">
            <text:p>0</text:p>
          </table:table-cell>
          <table:table-cell table:number-rows-spanned="2" table:style-name="ACE-333" table:formula="of:=COUNTIF([.P232:.T233];&quot;&gt;&quot;&amp;[.$S$5])" office:value-type="float" office:value="0">
            <text:p>0</text:p>
          </table:table-cell>
          <table:table-cell table:number-rows-spanned="2" table:style-name="ACE-333" table:formula="of:=COUNTIF([.P232:.T233];&quot;&gt;=&quot;&amp;[.$P$5])-COUNTIF([.P232:.T233];&quot;&gt;&quot;&amp;[.$S$5])" office:value-type="float" office:value="0">
            <text:p>0</text:p>
          </table:table-cell>
          <table:table-cell table:number-rows-spanned="2" table:style-name="ACE-333" table:formula="of:=COUNTIF([.U232:.Y233];&quot;&lt;&quot;&amp;[.$U$5])" office:value-type="float" office:value="0">
            <text:p>0</text:p>
          </table:table-cell>
          <table:table-cell table:number-rows-spanned="2" table:style-name="ACE-333" table:formula="of:=COUNTIF([.U232:.Y233];&quot;&gt;&quot;&amp;[.$X$5])" office:value-type="float" office:value="0">
            <text:p>0</text:p>
          </table:table-cell>
          <table:table-cell table:number-rows-spanned="2" table:style-name="ACE-333" table:formula="of:=COUNTIF([.U232:.Y233];&quot;&gt;=&quot;&amp;[.$U$5])-COUNTIF([.U232:.Y233];&quot;&gt;&quot;&amp;[.$X$5])" office:value-type="float" office:value="0">
            <text:p>0</text:p>
          </table:table-cell>
          <table:table-cell table:number-rows-spanned="2" table:style-name="ACE-522" table:formula="of:=100-([.AD232]+[.AE232])*0.5-([.AG232]+[.AH232])*0.40000000000000002-([.AJ232]+[.AK232])*0.29999999999999999-[.Z232]*0.40000000000000002-[.AA232]*0.5-([.AM232]+[.AN232])*1+(IF([.AB232]=&quot;&quot;;&quot;&quot;;IF([.AB232]&lt;80;-4;IF([.AB232]&gt;=85;IF([.AB232]&lt;90;-1;0);-2))))+(IF([.AC232]=&quot;&quot;;&quot;&quot;;IF([.AC232]&lt;85;-5;IF([.AC232]&gt;=90;IF([.AC232]&lt;95;-2;0);-4))))" office:value-type="string" office:string-value="#VALUE!">
            <text:p>#VALUE!</text:p>
          </table:table-cell>
          <table:table-cell table:number-rows-spanned="2" table:style-name="ACE-523" table:formula="of:=IF(OR([.AP232]&lt;85;([.AD232]+[.AE232])&gt;6;([.AG232]+[.AH232])&gt;6;([.AJ232]+[.AK232])&gt;6;[.Z232]&gt;6;([.AD232]+[.AE232]+[.AG232]+[.AH232]+[.AJ232]+[.AK232]+[.Z232])&gt;13;[.AA232]&gt;6;[.AB232]&lt;70;[.AC232]&lt;75);&quot;不合格&quot;;&quot;合格&quot;)" office:value-type="string" office:string-value="#VALUE!">
            <text:p>#VALUE!</text:p>
          </table:table-cell>
          <table:table-cell table:number-rows-spanned="2" table:style-name="ACE-637" table:content-validation-name="VAL-263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2" table:content-validation-name="VAL-41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32]*0.20000000000000001-[.AX232]*0.5-[.AY232]*0.20000000000000001-[.AZ232]*0.5-[.BA232]*1-[.BB232]*0.5-[.BC232]*0.20000000000000001-[.BD232]*0.20000000000000001-[.BE232]*0.20000000000000001-[.BF232]*0.5-[.BG232]*0.5-[.BH232]*1-[.BI232]*1-[.BJ232]*0.5" office:value-type="string" office:string-value="#VALUE!">
            <text:p>#VALUE!</text:p>
          </table:table-cell>
          <table:table-cell table:number-rows-spanned="2" table:style-name="ACE-329" table:formula="of:=IF(OR([.BK232]&lt;96;([.AW232]+[.AY232]+[.BC232]+[.BD232]+[.BE232])&gt;8;([.AX232]+[.AZ232]+[.BB232]+[.BF232]+[.BG232]+[.BJ232])&gt;6;([.AW232]+[.AX232]+[.AY232]+[.AZ232]+[.BA232]+[.BB232]+[.BC232]+[.BD232]+[.BE232]+[.BF232]+[.BG232]+[.BH232]+[.BI232]+[.BJ232])&gt;9);&quot;不合格&quot;;&quot;合格&quot;)" office:value-type="string" office:string-value="#VALUE!">
            <text:p>#VALUE!</text:p>
          </table:table-cell>
          <table:table-cell table:number-rows-spanned="2" table:style-name="ACE-213" table:content-validation-name="VAL-56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7" table:content-validation-name="VAL-11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34:.J235];&quot;&lt;&quot;&amp;[.$F$5])" office:value-type="float" office:value="0">
            <text:p>0</text:p>
          </table:table-cell>
          <table:table-cell table:number-rows-spanned="2" table:style-name="ACE-333" table:formula="of:=COUNTIF([.F234:.J235];&quot;&gt;&quot;&amp;[.$I$5])" office:value-type="float" office:value="0">
            <text:p>0</text:p>
          </table:table-cell>
          <table:table-cell table:number-rows-spanned="2" table:style-name="ACE-333" table:formula="of:=COUNTIF([.F234:.J235];&quot;&gt;=&quot;&amp;[.$F$5])-COUNTIF([.F234:.J235];&quot;&gt;&quot;&amp;[.$I$5])" office:value-type="float" office:value="0">
            <text:p>0</text:p>
          </table:table-cell>
          <table:table-cell table:number-rows-spanned="2" table:style-name="ACE-333" table:formula="of:=COUNTIF([.K234:.O235];&quot;&lt;&quot;&amp;[.$K$5])" office:value-type="float" office:value="0">
            <text:p>0</text:p>
          </table:table-cell>
          <table:table-cell table:number-rows-spanned="2" table:style-name="ACE-333" table:formula="of:=COUNTIF([.K234:.O235];&quot;&gt;&quot;&amp;[.$N$5])" office:value-type="float" office:value="0">
            <text:p>0</text:p>
          </table:table-cell>
          <table:table-cell table:number-rows-spanned="2" table:style-name="ACE-333" table:formula="of:=COUNTIF([.K234:.O235];&quot;&gt;=&quot;&amp;[.$K$5])-COUNTIF([.K234:.O235];&quot;&gt;&quot;&amp;[.$N$5])" office:value-type="float" office:value="0">
            <text:p>0</text:p>
          </table:table-cell>
          <table:table-cell table:number-rows-spanned="2" table:style-name="ACE-333" table:formula="of:=COUNTIF([.P234:.T235];&quot;&lt;&quot;&amp;[.$P$5])" office:value-type="float" office:value="0">
            <text:p>0</text:p>
          </table:table-cell>
          <table:table-cell table:number-rows-spanned="2" table:style-name="ACE-333" table:formula="of:=COUNTIF([.P234:.T235];&quot;&gt;&quot;&amp;[.$S$5])" office:value-type="float" office:value="0">
            <text:p>0</text:p>
          </table:table-cell>
          <table:table-cell table:number-rows-spanned="2" table:style-name="ACE-333" table:formula="of:=COUNTIF([.P234:.T235];&quot;&gt;=&quot;&amp;[.$P$5])-COUNTIF([.P234:.T235];&quot;&gt;&quot;&amp;[.$S$5])" office:value-type="float" office:value="0">
            <text:p>0</text:p>
          </table:table-cell>
          <table:table-cell table:number-rows-spanned="2" table:style-name="ACE-333" table:formula="of:=COUNTIF([.U234:.Y235];&quot;&lt;&quot;&amp;[.$U$5])" office:value-type="float" office:value="0">
            <text:p>0</text:p>
          </table:table-cell>
          <table:table-cell table:number-rows-spanned="2" table:style-name="ACE-333" table:formula="of:=COUNTIF([.U234:.Y235];&quot;&gt;&quot;&amp;[.$X$5])" office:value-type="float" office:value="0">
            <text:p>0</text:p>
          </table:table-cell>
          <table:table-cell table:number-rows-spanned="2" table:style-name="ACE-333" table:formula="of:=COUNTIF([.U234:.Y235];&quot;&gt;=&quot;&amp;[.$U$5])-COUNTIF([.U234:.Y235];&quot;&gt;&quot;&amp;[.$X$5])" office:value-type="float" office:value="0">
            <text:p>0</text:p>
          </table:table-cell>
          <table:table-cell table:number-rows-spanned="2" table:style-name="ACE-522" table:formula="of:=100-([.AD234]+[.AE234])*0.5-([.AG234]+[.AH234])*0.40000000000000002-([.AJ234]+[.AK234])*0.29999999999999999-[.Z234]*0.40000000000000002-[.AA234]*0.5-([.AM234]+[.AN234])*1+(IF([.AB234]=&quot;&quot;;&quot;&quot;;IF([.AB234]&lt;80;-4;IF([.AB234]&gt;=85;IF([.AB234]&lt;90;-1;0);-2))))+(IF([.AC234]=&quot;&quot;;&quot;&quot;;IF([.AC234]&lt;85;-5;IF([.AC234]&gt;=90;IF([.AC234]&lt;95;-2;0);-4))))" office:value-type="string" office:string-value="#VALUE!">
            <text:p>#VALUE!</text:p>
          </table:table-cell>
          <table:table-cell table:number-rows-spanned="2" table:style-name="ACE-523" table:formula="of:=IF(OR([.AP234]&lt;85;([.AD234]+[.AE234])&gt;6;([.AG234]+[.AH234])&gt;6;([.AJ234]+[.AK234])&gt;6;[.Z234]&gt;6;([.AD234]+[.AE234]+[.AG234]+[.AH234]+[.AJ234]+[.AK234]+[.Z234])&gt;13;[.AA234]&gt;6;[.AB234]&lt;70;[.AC234]&lt;75);&quot;不合格&quot;;&quot;合格&quot;)" office:value-type="string" office:string-value="#VALUE!">
            <text:p>#VALUE!</text:p>
          </table:table-cell>
          <table:table-cell table:number-rows-spanned="2" table:style-name="ACE-638" table:content-validation-name="VAL-264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1" table:content-validation-name="VAL-41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34]*0.20000000000000001-[.AX234]*0.5-[.AY234]*0.20000000000000001-[.AZ234]*0.5-[.BA234]*1-[.BB234]*0.5-[.BC234]*0.20000000000000001-[.BD234]*0.20000000000000001-[.BE234]*0.20000000000000001-[.BF234]*0.5-[.BG234]*0.5-[.BH234]*1-[.BI234]*1-[.BJ234]*0.5" office:value-type="string" office:string-value="#VALUE!">
            <text:p>#VALUE!</text:p>
          </table:table-cell>
          <table:table-cell table:number-rows-spanned="2" table:style-name="ACE-329" table:formula="of:=IF(OR([.BK234]&lt;96;([.AW234]+[.AY234]+[.BC234]+[.BD234]+[.BE234])&gt;8;([.AX234]+[.AZ234]+[.BB234]+[.BF234]+[.BG234]+[.BJ234])&gt;6;([.AW234]+[.AX234]+[.AY234]+[.AZ234]+[.BA234]+[.BB234]+[.BC234]+[.BD234]+[.BE234]+[.BF234]+[.BG234]+[.BH234]+[.BI234]+[.BJ234])&gt;9);&quot;不合格&quot;;&quot;合格&quot;)" office:value-type="string" office:string-value="#VALUE!">
            <text:p>#VALUE!</text:p>
          </table:table-cell>
          <table:table-cell table:number-rows-spanned="2" table:style-name="ACE-212" table:content-validation-name="VAL-56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8" table:content-validation-name="VAL-11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36:.J237];&quot;&lt;&quot;&amp;[.$F$5])" office:value-type="float" office:value="0">
            <text:p>0</text:p>
          </table:table-cell>
          <table:table-cell table:number-rows-spanned="2" table:style-name="ACE-333" table:formula="of:=COUNTIF([.F236:.J237];&quot;&gt;&quot;&amp;[.$I$5])" office:value-type="float" office:value="0">
            <text:p>0</text:p>
          </table:table-cell>
          <table:table-cell table:number-rows-spanned="2" table:style-name="ACE-333" table:formula="of:=COUNTIF([.F236:.J237];&quot;&gt;=&quot;&amp;[.$F$5])-COUNTIF([.F236:.J237];&quot;&gt;&quot;&amp;[.$I$5])" office:value-type="float" office:value="0">
            <text:p>0</text:p>
          </table:table-cell>
          <table:table-cell table:number-rows-spanned="2" table:style-name="ACE-333" table:formula="of:=COUNTIF([.K236:.O237];&quot;&lt;&quot;&amp;[.$K$5])" office:value-type="float" office:value="0">
            <text:p>0</text:p>
          </table:table-cell>
          <table:table-cell table:number-rows-spanned="2" table:style-name="ACE-333" table:formula="of:=COUNTIF([.K236:.O237];&quot;&gt;&quot;&amp;[.$N$5])" office:value-type="float" office:value="0">
            <text:p>0</text:p>
          </table:table-cell>
          <table:table-cell table:number-rows-spanned="2" table:style-name="ACE-333" table:formula="of:=COUNTIF([.K236:.O237];&quot;&gt;=&quot;&amp;[.$K$5])-COUNTIF([.K236:.O237];&quot;&gt;&quot;&amp;[.$N$5])" office:value-type="float" office:value="0">
            <text:p>0</text:p>
          </table:table-cell>
          <table:table-cell table:number-rows-spanned="2" table:style-name="ACE-333" table:formula="of:=COUNTIF([.P236:.T237];&quot;&lt;&quot;&amp;[.$P$5])" office:value-type="float" office:value="0">
            <text:p>0</text:p>
          </table:table-cell>
          <table:table-cell table:number-rows-spanned="2" table:style-name="ACE-333" table:formula="of:=COUNTIF([.P236:.T237];&quot;&gt;&quot;&amp;[.$S$5])" office:value-type="float" office:value="0">
            <text:p>0</text:p>
          </table:table-cell>
          <table:table-cell table:number-rows-spanned="2" table:style-name="ACE-333" table:formula="of:=COUNTIF([.P236:.T237];&quot;&gt;=&quot;&amp;[.$P$5])-COUNTIF([.P236:.T237];&quot;&gt;&quot;&amp;[.$S$5])" office:value-type="float" office:value="0">
            <text:p>0</text:p>
          </table:table-cell>
          <table:table-cell table:number-rows-spanned="2" table:style-name="ACE-333" table:formula="of:=COUNTIF([.U236:.Y237];&quot;&lt;&quot;&amp;[.$U$5])" office:value-type="float" office:value="0">
            <text:p>0</text:p>
          </table:table-cell>
          <table:table-cell table:number-rows-spanned="2" table:style-name="ACE-333" table:formula="of:=COUNTIF([.U236:.Y237];&quot;&gt;&quot;&amp;[.$X$5])" office:value-type="float" office:value="0">
            <text:p>0</text:p>
          </table:table-cell>
          <table:table-cell table:number-rows-spanned="2" table:style-name="ACE-333" table:formula="of:=COUNTIF([.U236:.Y237];&quot;&gt;=&quot;&amp;[.$U$5])-COUNTIF([.U236:.Y237];&quot;&gt;&quot;&amp;[.$X$5])" office:value-type="float" office:value="0">
            <text:p>0</text:p>
          </table:table-cell>
          <table:table-cell table:number-rows-spanned="2" table:style-name="ACE-522" table:formula="of:=100-([.AD236]+[.AE236])*0.5-([.AG236]+[.AH236])*0.40000000000000002-([.AJ236]+[.AK236])*0.29999999999999999-[.Z236]*0.40000000000000002-[.AA236]*0.5-([.AM236]+[.AN236])*1+(IF([.AB236]=&quot;&quot;;&quot;&quot;;IF([.AB236]&lt;80;-4;IF([.AB236]&gt;=85;IF([.AB236]&lt;90;-1;0);-2))))+(IF([.AC236]=&quot;&quot;;&quot;&quot;;IF([.AC236]&lt;85;-5;IF([.AC236]&gt;=90;IF([.AC236]&lt;95;-2;0);-4))))" office:value-type="string" office:string-value="#VALUE!">
            <text:p>#VALUE!</text:p>
          </table:table-cell>
          <table:table-cell table:number-rows-spanned="2" table:style-name="ACE-523" table:formula="of:=IF(OR([.AP236]&lt;85;([.AD236]+[.AE236])&gt;6;([.AG236]+[.AH236])&gt;6;([.AJ236]+[.AK236])&gt;6;[.Z236]&gt;6;([.AD236]+[.AE236]+[.AG236]+[.AH236]+[.AJ236]+[.AK236]+[.Z236])&gt;13;[.AA236]&gt;6;[.AB236]&lt;70;[.AC236]&lt;75);&quot;不合格&quot;;&quot;合格&quot;)" office:value-type="string" office:string-value="#VALUE!">
            <text:p>#VALUE!</text:p>
          </table:table-cell>
          <table:table-cell table:number-rows-spanned="2" table:style-name="ACE-639" table:content-validation-name="VAL-265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0" table:content-validation-name="VAL-41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36]*0.20000000000000001-[.AX236]*0.5-[.AY236]*0.20000000000000001-[.AZ236]*0.5-[.BA236]*1-[.BB236]*0.5-[.BC236]*0.20000000000000001-[.BD236]*0.20000000000000001-[.BE236]*0.20000000000000001-[.BF236]*0.5-[.BG236]*0.5-[.BH236]*1-[.BI236]*1-[.BJ236]*0.5" office:value-type="string" office:string-value="#VALUE!">
            <text:p>#VALUE!</text:p>
          </table:table-cell>
          <table:table-cell table:number-rows-spanned="2" table:style-name="ACE-329" table:formula="of:=IF(OR([.BK236]&lt;96;([.AW236]+[.AY236]+[.BC236]+[.BD236]+[.BE236])&gt;8;([.AX236]+[.AZ236]+[.BB236]+[.BF236]+[.BG236]+[.BJ236])&gt;6;([.AW236]+[.AX236]+[.AY236]+[.AZ236]+[.BA236]+[.BB236]+[.BC236]+[.BD236]+[.BE236]+[.BF236]+[.BG236]+[.BH236]+[.BI236]+[.BJ236])&gt;9);&quot;不合格&quot;;&quot;合格&quot;)" office:value-type="string" office:string-value="#VALUE!">
            <text:p>#VALUE!</text:p>
          </table:table-cell>
          <table:table-cell table:number-rows-spanned="2" table:style-name="ACE-211" table:content-validation-name="VAL-56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9" table:content-validation-name="VAL-11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38:.J239];&quot;&lt;&quot;&amp;[.$F$5])" office:value-type="float" office:value="0">
            <text:p>0</text:p>
          </table:table-cell>
          <table:table-cell table:number-rows-spanned="2" table:style-name="ACE-333" table:formula="of:=COUNTIF([.F238:.J239];&quot;&gt;&quot;&amp;[.$I$5])" office:value-type="float" office:value="0">
            <text:p>0</text:p>
          </table:table-cell>
          <table:table-cell table:number-rows-spanned="2" table:style-name="ACE-333" table:formula="of:=COUNTIF([.F238:.J239];&quot;&gt;=&quot;&amp;[.$F$5])-COUNTIF([.F238:.J239];&quot;&gt;&quot;&amp;[.$I$5])" office:value-type="float" office:value="0">
            <text:p>0</text:p>
          </table:table-cell>
          <table:table-cell table:number-rows-spanned="2" table:style-name="ACE-333" table:formula="of:=COUNTIF([.K238:.O239];&quot;&lt;&quot;&amp;[.$K$5])" office:value-type="float" office:value="0">
            <text:p>0</text:p>
          </table:table-cell>
          <table:table-cell table:number-rows-spanned="2" table:style-name="ACE-333" table:formula="of:=COUNTIF([.K238:.O239];&quot;&gt;&quot;&amp;[.$N$5])" office:value-type="float" office:value="0">
            <text:p>0</text:p>
          </table:table-cell>
          <table:table-cell table:number-rows-spanned="2" table:style-name="ACE-333" table:formula="of:=COUNTIF([.K238:.O239];&quot;&gt;=&quot;&amp;[.$K$5])-COUNTIF([.K238:.O239];&quot;&gt;&quot;&amp;[.$N$5])" office:value-type="float" office:value="0">
            <text:p>0</text:p>
          </table:table-cell>
          <table:table-cell table:number-rows-spanned="2" table:style-name="ACE-333" table:formula="of:=COUNTIF([.P238:.T239];&quot;&lt;&quot;&amp;[.$P$5])" office:value-type="float" office:value="0">
            <text:p>0</text:p>
          </table:table-cell>
          <table:table-cell table:number-rows-spanned="2" table:style-name="ACE-333" table:formula="of:=COUNTIF([.P238:.T239];&quot;&gt;&quot;&amp;[.$S$5])" office:value-type="float" office:value="0">
            <text:p>0</text:p>
          </table:table-cell>
          <table:table-cell table:number-rows-spanned="2" table:style-name="ACE-333" table:formula="of:=COUNTIF([.P238:.T239];&quot;&gt;=&quot;&amp;[.$P$5])-COUNTIF([.P238:.T239];&quot;&gt;&quot;&amp;[.$S$5])" office:value-type="float" office:value="0">
            <text:p>0</text:p>
          </table:table-cell>
          <table:table-cell table:number-rows-spanned="2" table:style-name="ACE-333" table:formula="of:=COUNTIF([.U238:.Y239];&quot;&lt;&quot;&amp;[.$U$5])" office:value-type="float" office:value="0">
            <text:p>0</text:p>
          </table:table-cell>
          <table:table-cell table:number-rows-spanned="2" table:style-name="ACE-333" table:formula="of:=COUNTIF([.U238:.Y239];&quot;&gt;&quot;&amp;[.$X$5])" office:value-type="float" office:value="0">
            <text:p>0</text:p>
          </table:table-cell>
          <table:table-cell table:number-rows-spanned="2" table:style-name="ACE-333" table:formula="of:=COUNTIF([.U238:.Y239];&quot;&gt;=&quot;&amp;[.$U$5])-COUNTIF([.U238:.Y239];&quot;&gt;&quot;&amp;[.$X$5])" office:value-type="float" office:value="0">
            <text:p>0</text:p>
          </table:table-cell>
          <table:table-cell table:number-rows-spanned="2" table:style-name="ACE-522" table:formula="of:=100-([.AD238]+[.AE238])*0.5-([.AG238]+[.AH238])*0.40000000000000002-([.AJ238]+[.AK238])*0.29999999999999999-[.Z238]*0.40000000000000002-[.AA238]*0.5-([.AM238]+[.AN238])*1+(IF([.AB238]=&quot;&quot;;&quot;&quot;;IF([.AB238]&lt;80;-4;IF([.AB238]&gt;=85;IF([.AB238]&lt;90;-1;0);-2))))+(IF([.AC238]=&quot;&quot;;&quot;&quot;;IF([.AC238]&lt;85;-5;IF([.AC238]&gt;=90;IF([.AC238]&lt;95;-2;0);-4))))" office:value-type="string" office:string-value="#VALUE!">
            <text:p>#VALUE!</text:p>
          </table:table-cell>
          <table:table-cell table:number-rows-spanned="2" table:style-name="ACE-523" table:formula="of:=IF(OR([.AP238]&lt;85;([.AD238]+[.AE238])&gt;6;([.AG238]+[.AH238])&gt;6;([.AJ238]+[.AK238])&gt;6;[.Z238]&gt;6;([.AD238]+[.AE238]+[.AG238]+[.AH238]+[.AJ238]+[.AK238]+[.Z238])&gt;13;[.AA238]&gt;6;[.AB238]&lt;70;[.AC238]&lt;75);&quot;不合格&quot;;&quot;合格&quot;)" office:value-type="string" office:string-value="#VALUE!">
            <text:p>#VALUE!</text:p>
          </table:table-cell>
          <table:table-cell table:number-rows-spanned="2" table:style-name="ACE-640" table:content-validation-name="VAL-266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9" table:content-validation-name="VAL-41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38]*0.20000000000000001-[.AX238]*0.5-[.AY238]*0.20000000000000001-[.AZ238]*0.5-[.BA238]*1-[.BB238]*0.5-[.BC238]*0.20000000000000001-[.BD238]*0.20000000000000001-[.BE238]*0.20000000000000001-[.BF238]*0.5-[.BG238]*0.5-[.BH238]*1-[.BI238]*1-[.BJ238]*0.5" office:value-type="string" office:string-value="#VALUE!">
            <text:p>#VALUE!</text:p>
          </table:table-cell>
          <table:table-cell table:number-rows-spanned="2" table:style-name="ACE-329" table:formula="of:=IF(OR([.BK238]&lt;96;([.AW238]+[.AY238]+[.BC238]+[.BD238]+[.BE238])&gt;8;([.AX238]+[.AZ238]+[.BB238]+[.BF238]+[.BG238]+[.BJ238])&gt;6;([.AW238]+[.AX238]+[.AY238]+[.AZ238]+[.BA238]+[.BB238]+[.BC238]+[.BD238]+[.BE238]+[.BF238]+[.BG238]+[.BH238]+[.BI238]+[.BJ238])&gt;9);&quot;不合格&quot;;&quot;合格&quot;)" office:value-type="string" office:string-value="#VALUE!">
            <text:p>#VALUE!</text:p>
          </table:table-cell>
          <table:table-cell table:number-rows-spanned="2" table:style-name="ACE-210" table:content-validation-name="VAL-56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0" table:content-validation-name="VAL-11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40:.J241];&quot;&lt;&quot;&amp;[.$F$5])" office:value-type="float" office:value="0">
            <text:p>0</text:p>
          </table:table-cell>
          <table:table-cell table:number-rows-spanned="2" table:style-name="ACE-333" table:formula="of:=COUNTIF([.F240:.J241];&quot;&gt;&quot;&amp;[.$I$5])" office:value-type="float" office:value="0">
            <text:p>0</text:p>
          </table:table-cell>
          <table:table-cell table:number-rows-spanned="2" table:style-name="ACE-333" table:formula="of:=COUNTIF([.F240:.J241];&quot;&gt;=&quot;&amp;[.$F$5])-COUNTIF([.F240:.J241];&quot;&gt;&quot;&amp;[.$I$5])" office:value-type="float" office:value="0">
            <text:p>0</text:p>
          </table:table-cell>
          <table:table-cell table:number-rows-spanned="2" table:style-name="ACE-333" table:formula="of:=COUNTIF([.K240:.O241];&quot;&lt;&quot;&amp;[.$K$5])" office:value-type="float" office:value="0">
            <text:p>0</text:p>
          </table:table-cell>
          <table:table-cell table:number-rows-spanned="2" table:style-name="ACE-333" table:formula="of:=COUNTIF([.K240:.O241];&quot;&gt;&quot;&amp;[.$N$5])" office:value-type="float" office:value="0">
            <text:p>0</text:p>
          </table:table-cell>
          <table:table-cell table:number-rows-spanned="2" table:style-name="ACE-333" table:formula="of:=COUNTIF([.K240:.O241];&quot;&gt;=&quot;&amp;[.$K$5])-COUNTIF([.K240:.O241];&quot;&gt;&quot;&amp;[.$N$5])" office:value-type="float" office:value="0">
            <text:p>0</text:p>
          </table:table-cell>
          <table:table-cell table:number-rows-spanned="2" table:style-name="ACE-333" table:formula="of:=COUNTIF([.P240:.T241];&quot;&lt;&quot;&amp;[.$P$5])" office:value-type="float" office:value="0">
            <text:p>0</text:p>
          </table:table-cell>
          <table:table-cell table:number-rows-spanned="2" table:style-name="ACE-333" table:formula="of:=COUNTIF([.P240:.T241];&quot;&gt;&quot;&amp;[.$S$5])" office:value-type="float" office:value="0">
            <text:p>0</text:p>
          </table:table-cell>
          <table:table-cell table:number-rows-spanned="2" table:style-name="ACE-333" table:formula="of:=COUNTIF([.P240:.T241];&quot;&gt;=&quot;&amp;[.$P$5])-COUNTIF([.P240:.T241];&quot;&gt;&quot;&amp;[.$S$5])" office:value-type="float" office:value="0">
            <text:p>0</text:p>
          </table:table-cell>
          <table:table-cell table:number-rows-spanned="2" table:style-name="ACE-333" table:formula="of:=COUNTIF([.U240:.Y241];&quot;&lt;&quot;&amp;[.$U$5])" office:value-type="float" office:value="0">
            <text:p>0</text:p>
          </table:table-cell>
          <table:table-cell table:number-rows-spanned="2" table:style-name="ACE-333" table:formula="of:=COUNTIF([.U240:.Y241];&quot;&gt;&quot;&amp;[.$X$5])" office:value-type="float" office:value="0">
            <text:p>0</text:p>
          </table:table-cell>
          <table:table-cell table:number-rows-spanned="2" table:style-name="ACE-333" table:formula="of:=COUNTIF([.U240:.Y241];&quot;&gt;=&quot;&amp;[.$U$5])-COUNTIF([.U240:.Y241];&quot;&gt;&quot;&amp;[.$X$5])" office:value-type="float" office:value="0">
            <text:p>0</text:p>
          </table:table-cell>
          <table:table-cell table:number-rows-spanned="2" table:style-name="ACE-522" table:formula="of:=100-([.AD240]+[.AE240])*0.5-([.AG240]+[.AH240])*0.40000000000000002-([.AJ240]+[.AK240])*0.29999999999999999-[.Z240]*0.40000000000000002-[.AA240]*0.5-([.AM240]+[.AN240])*1+(IF([.AB240]=&quot;&quot;;&quot;&quot;;IF([.AB240]&lt;80;-4;IF([.AB240]&gt;=85;IF([.AB240]&lt;90;-1;0);-2))))+(IF([.AC240]=&quot;&quot;;&quot;&quot;;IF([.AC240]&lt;85;-5;IF([.AC240]&gt;=90;IF([.AC240]&lt;95;-2;0);-4))))" office:value-type="string" office:string-value="#VALUE!">
            <text:p>#VALUE!</text:p>
          </table:table-cell>
          <table:table-cell table:number-rows-spanned="2" table:style-name="ACE-523" table:formula="of:=IF(OR([.AP240]&lt;85;([.AD240]+[.AE240])&gt;6;([.AG240]+[.AH240])&gt;6;([.AJ240]+[.AK240])&gt;6;[.Z240]&gt;6;([.AD240]+[.AE240]+[.AG240]+[.AH240]+[.AJ240]+[.AK240]+[.Z240])&gt;13;[.AA240]&gt;6;[.AB240]&lt;70;[.AC240]&lt;75);&quot;不合格&quot;;&quot;合格&quot;)" office:value-type="string" office:string-value="#VALUE!">
            <text:p>#VALUE!</text:p>
          </table:table-cell>
          <table:table-cell table:number-rows-spanned="2" table:style-name="ACE-641" table:content-validation-name="VAL-267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8" table:content-validation-name="VAL-41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40]*0.20000000000000001-[.AX240]*0.5-[.AY240]*0.20000000000000001-[.AZ240]*0.5-[.BA240]*1-[.BB240]*0.5-[.BC240]*0.20000000000000001-[.BD240]*0.20000000000000001-[.BE240]*0.20000000000000001-[.BF240]*0.5-[.BG240]*0.5-[.BH240]*1-[.BI240]*1-[.BJ240]*0.5" office:value-type="string" office:string-value="#VALUE!">
            <text:p>#VALUE!</text:p>
          </table:table-cell>
          <table:table-cell table:number-rows-spanned="2" table:style-name="ACE-329" table:formula="of:=IF(OR([.BK240]&lt;96;([.AW240]+[.AY240]+[.BC240]+[.BD240]+[.BE240])&gt;8;([.AX240]+[.AZ240]+[.BB240]+[.BF240]+[.BG240]+[.BJ240])&gt;6;([.AW240]+[.AX240]+[.AY240]+[.AZ240]+[.BA240]+[.BB240]+[.BC240]+[.BD240]+[.BE240]+[.BF240]+[.BG240]+[.BH240]+[.BI240]+[.BJ240])&gt;9);&quot;不合格&quot;;&quot;合格&quot;)" office:value-type="string" office:string-value="#VALUE!">
            <text:p>#VALUE!</text:p>
          </table:table-cell>
          <table:table-cell table:number-rows-spanned="2" table:style-name="ACE-209" table:content-validation-name="VAL-56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1" table:content-validation-name="VAL-11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42:.J243];&quot;&lt;&quot;&amp;[.$F$5])" office:value-type="float" office:value="0">
            <text:p>0</text:p>
          </table:table-cell>
          <table:table-cell table:number-rows-spanned="2" table:style-name="ACE-333" table:formula="of:=COUNTIF([.F242:.J243];&quot;&gt;&quot;&amp;[.$I$5])" office:value-type="float" office:value="0">
            <text:p>0</text:p>
          </table:table-cell>
          <table:table-cell table:number-rows-spanned="2" table:style-name="ACE-333" table:formula="of:=COUNTIF([.F242:.J243];&quot;&gt;=&quot;&amp;[.$F$5])-COUNTIF([.F242:.J243];&quot;&gt;&quot;&amp;[.$I$5])" office:value-type="float" office:value="0">
            <text:p>0</text:p>
          </table:table-cell>
          <table:table-cell table:number-rows-spanned="2" table:style-name="ACE-333" table:formula="of:=COUNTIF([.K242:.O243];&quot;&lt;&quot;&amp;[.$K$5])" office:value-type="float" office:value="0">
            <text:p>0</text:p>
          </table:table-cell>
          <table:table-cell table:number-rows-spanned="2" table:style-name="ACE-333" table:formula="of:=COUNTIF([.K242:.O243];&quot;&gt;&quot;&amp;[.$N$5])" office:value-type="float" office:value="0">
            <text:p>0</text:p>
          </table:table-cell>
          <table:table-cell table:number-rows-spanned="2" table:style-name="ACE-333" table:formula="of:=COUNTIF([.K242:.O243];&quot;&gt;=&quot;&amp;[.$K$5])-COUNTIF([.K242:.O243];&quot;&gt;&quot;&amp;[.$N$5])" office:value-type="float" office:value="0">
            <text:p>0</text:p>
          </table:table-cell>
          <table:table-cell table:number-rows-spanned="2" table:style-name="ACE-333" table:formula="of:=COUNTIF([.P242:.T243];&quot;&lt;&quot;&amp;[.$P$5])" office:value-type="float" office:value="0">
            <text:p>0</text:p>
          </table:table-cell>
          <table:table-cell table:number-rows-spanned="2" table:style-name="ACE-333" table:formula="of:=COUNTIF([.P242:.T243];&quot;&gt;&quot;&amp;[.$S$5])" office:value-type="float" office:value="0">
            <text:p>0</text:p>
          </table:table-cell>
          <table:table-cell table:number-rows-spanned="2" table:style-name="ACE-333" table:formula="of:=COUNTIF([.P242:.T243];&quot;&gt;=&quot;&amp;[.$P$5])-COUNTIF([.P242:.T243];&quot;&gt;&quot;&amp;[.$S$5])" office:value-type="float" office:value="0">
            <text:p>0</text:p>
          </table:table-cell>
          <table:table-cell table:number-rows-spanned="2" table:style-name="ACE-333" table:formula="of:=COUNTIF([.U242:.Y243];&quot;&lt;&quot;&amp;[.$U$5])" office:value-type="float" office:value="0">
            <text:p>0</text:p>
          </table:table-cell>
          <table:table-cell table:number-rows-spanned="2" table:style-name="ACE-333" table:formula="of:=COUNTIF([.U242:.Y243];&quot;&gt;&quot;&amp;[.$X$5])" office:value-type="float" office:value="0">
            <text:p>0</text:p>
          </table:table-cell>
          <table:table-cell table:number-rows-spanned="2" table:style-name="ACE-333" table:formula="of:=COUNTIF([.U242:.Y243];&quot;&gt;=&quot;&amp;[.$U$5])-COUNTIF([.U242:.Y243];&quot;&gt;&quot;&amp;[.$X$5])" office:value-type="float" office:value="0">
            <text:p>0</text:p>
          </table:table-cell>
          <table:table-cell table:number-rows-spanned="2" table:style-name="ACE-522" table:formula="of:=100-([.AD242]+[.AE242])*0.5-([.AG242]+[.AH242])*0.40000000000000002-([.AJ242]+[.AK242])*0.29999999999999999-[.Z242]*0.40000000000000002-[.AA242]*0.5-([.AM242]+[.AN242])*1+(IF([.AB242]=&quot;&quot;;&quot;&quot;;IF([.AB242]&lt;80;-4;IF([.AB242]&gt;=85;IF([.AB242]&lt;90;-1;0);-2))))+(IF([.AC242]=&quot;&quot;;&quot;&quot;;IF([.AC242]&lt;85;-5;IF([.AC242]&gt;=90;IF([.AC242]&lt;95;-2;0);-4))))" office:value-type="string" office:string-value="#VALUE!">
            <text:p>#VALUE!</text:p>
          </table:table-cell>
          <table:table-cell table:number-rows-spanned="2" table:style-name="ACE-523" table:formula="of:=IF(OR([.AP242]&lt;85;([.AD242]+[.AE242])&gt;6;([.AG242]+[.AH242])&gt;6;([.AJ242]+[.AK242])&gt;6;[.Z242]&gt;6;([.AD242]+[.AE242]+[.AG242]+[.AH242]+[.AJ242]+[.AK242]+[.Z242])&gt;13;[.AA242]&gt;6;[.AB242]&lt;70;[.AC242]&lt;75);&quot;不合格&quot;;&quot;合格&quot;)" office:value-type="string" office:string-value="#VALUE!">
            <text:p>#VALUE!</text:p>
          </table:table-cell>
          <table:table-cell table:number-rows-spanned="2" table:style-name="ACE-642" table:content-validation-name="VAL-268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7" table:content-validation-name="VAL-41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42]*0.20000000000000001-[.AX242]*0.5-[.AY242]*0.20000000000000001-[.AZ242]*0.5-[.BA242]*1-[.BB242]*0.5-[.BC242]*0.20000000000000001-[.BD242]*0.20000000000000001-[.BE242]*0.20000000000000001-[.BF242]*0.5-[.BG242]*0.5-[.BH242]*1-[.BI242]*1-[.BJ242]*0.5" office:value-type="string" office:string-value="#VALUE!">
            <text:p>#VALUE!</text:p>
          </table:table-cell>
          <table:table-cell table:number-rows-spanned="2" table:style-name="ACE-329" table:formula="of:=IF(OR([.BK242]&lt;96;([.AW242]+[.AY242]+[.BC242]+[.BD242]+[.BE242])&gt;8;([.AX242]+[.AZ242]+[.BB242]+[.BF242]+[.BG242]+[.BJ242])&gt;6;([.AW242]+[.AX242]+[.AY242]+[.AZ242]+[.BA242]+[.BB242]+[.BC242]+[.BD242]+[.BE242]+[.BF242]+[.BG242]+[.BH242]+[.BI242]+[.BJ242])&gt;9);&quot;不合格&quot;;&quot;合格&quot;)" office:value-type="string" office:string-value="#VALUE!">
            <text:p>#VALUE!</text:p>
          </table:table-cell>
          <table:table-cell table:number-rows-spanned="2" table:style-name="ACE-208" table:content-validation-name="VAL-56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2" table:content-validation-name="VAL-11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44:.J245];&quot;&lt;&quot;&amp;[.$F$5])" office:value-type="float" office:value="0">
            <text:p>0</text:p>
          </table:table-cell>
          <table:table-cell table:number-rows-spanned="2" table:style-name="ACE-333" table:formula="of:=COUNTIF([.F244:.J245];&quot;&gt;&quot;&amp;[.$I$5])" office:value-type="float" office:value="0">
            <text:p>0</text:p>
          </table:table-cell>
          <table:table-cell table:number-rows-spanned="2" table:style-name="ACE-333" table:formula="of:=COUNTIF([.F244:.J245];&quot;&gt;=&quot;&amp;[.$F$5])-COUNTIF([.F244:.J245];&quot;&gt;&quot;&amp;[.$I$5])" office:value-type="float" office:value="0">
            <text:p>0</text:p>
          </table:table-cell>
          <table:table-cell table:number-rows-spanned="2" table:style-name="ACE-333" table:formula="of:=COUNTIF([.K244:.O245];&quot;&lt;&quot;&amp;[.$K$5])" office:value-type="float" office:value="0">
            <text:p>0</text:p>
          </table:table-cell>
          <table:table-cell table:number-rows-spanned="2" table:style-name="ACE-333" table:formula="of:=COUNTIF([.K244:.O245];&quot;&gt;&quot;&amp;[.$N$5])" office:value-type="float" office:value="0">
            <text:p>0</text:p>
          </table:table-cell>
          <table:table-cell table:number-rows-spanned="2" table:style-name="ACE-333" table:formula="of:=COUNTIF([.K244:.O245];&quot;&gt;=&quot;&amp;[.$K$5])-COUNTIF([.K244:.O245];&quot;&gt;&quot;&amp;[.$N$5])" office:value-type="float" office:value="0">
            <text:p>0</text:p>
          </table:table-cell>
          <table:table-cell table:number-rows-spanned="2" table:style-name="ACE-333" table:formula="of:=COUNTIF([.P244:.T245];&quot;&lt;&quot;&amp;[.$P$5])" office:value-type="float" office:value="0">
            <text:p>0</text:p>
          </table:table-cell>
          <table:table-cell table:number-rows-spanned="2" table:style-name="ACE-333" table:formula="of:=COUNTIF([.P244:.T245];&quot;&gt;&quot;&amp;[.$S$5])" office:value-type="float" office:value="0">
            <text:p>0</text:p>
          </table:table-cell>
          <table:table-cell table:number-rows-spanned="2" table:style-name="ACE-333" table:formula="of:=COUNTIF([.P244:.T245];&quot;&gt;=&quot;&amp;[.$P$5])-COUNTIF([.P244:.T245];&quot;&gt;&quot;&amp;[.$S$5])" office:value-type="float" office:value="0">
            <text:p>0</text:p>
          </table:table-cell>
          <table:table-cell table:number-rows-spanned="2" table:style-name="ACE-333" table:formula="of:=COUNTIF([.U244:.Y245];&quot;&lt;&quot;&amp;[.$U$5])" office:value-type="float" office:value="0">
            <text:p>0</text:p>
          </table:table-cell>
          <table:table-cell table:number-rows-spanned="2" table:style-name="ACE-333" table:formula="of:=COUNTIF([.U244:.Y245];&quot;&gt;&quot;&amp;[.$X$5])" office:value-type="float" office:value="0">
            <text:p>0</text:p>
          </table:table-cell>
          <table:table-cell table:number-rows-spanned="2" table:style-name="ACE-333" table:formula="of:=COUNTIF([.U244:.Y245];&quot;&gt;=&quot;&amp;[.$U$5])-COUNTIF([.U244:.Y245];&quot;&gt;&quot;&amp;[.$X$5])" office:value-type="float" office:value="0">
            <text:p>0</text:p>
          </table:table-cell>
          <table:table-cell table:number-rows-spanned="2" table:style-name="ACE-522" table:formula="of:=100-([.AD244]+[.AE244])*0.5-([.AG244]+[.AH244])*0.40000000000000002-([.AJ244]+[.AK244])*0.29999999999999999-[.Z244]*0.40000000000000002-[.AA244]*0.5-([.AM244]+[.AN244])*1+(IF([.AB244]=&quot;&quot;;&quot;&quot;;IF([.AB244]&lt;80;-4;IF([.AB244]&gt;=85;IF([.AB244]&lt;90;-1;0);-2))))+(IF([.AC244]=&quot;&quot;;&quot;&quot;;IF([.AC244]&lt;85;-5;IF([.AC244]&gt;=90;IF([.AC244]&lt;95;-2;0);-4))))" office:value-type="string" office:string-value="#VALUE!">
            <text:p>#VALUE!</text:p>
          </table:table-cell>
          <table:table-cell table:number-rows-spanned="2" table:style-name="ACE-523" table:formula="of:=IF(OR([.AP244]&lt;85;([.AD244]+[.AE244])&gt;6;([.AG244]+[.AH244])&gt;6;([.AJ244]+[.AK244])&gt;6;[.Z244]&gt;6;([.AD244]+[.AE244]+[.AG244]+[.AH244]+[.AJ244]+[.AK244]+[.Z244])&gt;13;[.AA244]&gt;6;[.AB244]&lt;70;[.AC244]&lt;75);&quot;不合格&quot;;&quot;合格&quot;)" office:value-type="string" office:string-value="#VALUE!">
            <text:p>#VALUE!</text:p>
          </table:table-cell>
          <table:table-cell table:number-rows-spanned="2" table:style-name="ACE-643" table:content-validation-name="VAL-269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6" table:content-validation-name="VAL-41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44]*0.20000000000000001-[.AX244]*0.5-[.AY244]*0.20000000000000001-[.AZ244]*0.5-[.BA244]*1-[.BB244]*0.5-[.BC244]*0.20000000000000001-[.BD244]*0.20000000000000001-[.BE244]*0.20000000000000001-[.BF244]*0.5-[.BG244]*0.5-[.BH244]*1-[.BI244]*1-[.BJ244]*0.5" office:value-type="string" office:string-value="#VALUE!">
            <text:p>#VALUE!</text:p>
          </table:table-cell>
          <table:table-cell table:number-rows-spanned="2" table:style-name="ACE-329" table:formula="of:=IF(OR([.BK244]&lt;96;([.AW244]+[.AY244]+[.BC244]+[.BD244]+[.BE244])&gt;8;([.AX244]+[.AZ244]+[.BB244]+[.BF244]+[.BG244]+[.BJ244])&gt;6;([.AW244]+[.AX244]+[.AY244]+[.AZ244]+[.BA244]+[.BB244]+[.BC244]+[.BD244]+[.BE244]+[.BF244]+[.BG244]+[.BH244]+[.BI244]+[.BJ244])&gt;9);&quot;不合格&quot;;&quot;合格&quot;)" office:value-type="string" office:string-value="#VALUE!">
            <text:p>#VALUE!</text:p>
          </table:table-cell>
          <table:table-cell table:number-rows-spanned="2" table:style-name="ACE-207" table:content-validation-name="VAL-56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3" table:content-validation-name="VAL-12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46:.J247];&quot;&lt;&quot;&amp;[.$F$5])" office:value-type="float" office:value="0">
            <text:p>0</text:p>
          </table:table-cell>
          <table:table-cell table:number-rows-spanned="2" table:style-name="ACE-333" table:formula="of:=COUNTIF([.F246:.J247];&quot;&gt;&quot;&amp;[.$I$5])" office:value-type="float" office:value="0">
            <text:p>0</text:p>
          </table:table-cell>
          <table:table-cell table:number-rows-spanned="2" table:style-name="ACE-333" table:formula="of:=COUNTIF([.F246:.J247];&quot;&gt;=&quot;&amp;[.$F$5])-COUNTIF([.F246:.J247];&quot;&gt;&quot;&amp;[.$I$5])" office:value-type="float" office:value="0">
            <text:p>0</text:p>
          </table:table-cell>
          <table:table-cell table:number-rows-spanned="2" table:style-name="ACE-333" table:formula="of:=COUNTIF([.K246:.O247];&quot;&lt;&quot;&amp;[.$K$5])" office:value-type="float" office:value="0">
            <text:p>0</text:p>
          </table:table-cell>
          <table:table-cell table:number-rows-spanned="2" table:style-name="ACE-333" table:formula="of:=COUNTIF([.K246:.O247];&quot;&gt;&quot;&amp;[.$N$5])" office:value-type="float" office:value="0">
            <text:p>0</text:p>
          </table:table-cell>
          <table:table-cell table:number-rows-spanned="2" table:style-name="ACE-333" table:formula="of:=COUNTIF([.K246:.O247];&quot;&gt;=&quot;&amp;[.$K$5])-COUNTIF([.K246:.O247];&quot;&gt;&quot;&amp;[.$N$5])" office:value-type="float" office:value="0">
            <text:p>0</text:p>
          </table:table-cell>
          <table:table-cell table:number-rows-spanned="2" table:style-name="ACE-333" table:formula="of:=COUNTIF([.P246:.T247];&quot;&lt;&quot;&amp;[.$P$5])" office:value-type="float" office:value="0">
            <text:p>0</text:p>
          </table:table-cell>
          <table:table-cell table:number-rows-spanned="2" table:style-name="ACE-333" table:formula="of:=COUNTIF([.P246:.T247];&quot;&gt;&quot;&amp;[.$S$5])" office:value-type="float" office:value="0">
            <text:p>0</text:p>
          </table:table-cell>
          <table:table-cell table:number-rows-spanned="2" table:style-name="ACE-333" table:formula="of:=COUNTIF([.P246:.T247];&quot;&gt;=&quot;&amp;[.$P$5])-COUNTIF([.P246:.T247];&quot;&gt;&quot;&amp;[.$S$5])" office:value-type="float" office:value="0">
            <text:p>0</text:p>
          </table:table-cell>
          <table:table-cell table:number-rows-spanned="2" table:style-name="ACE-333" table:formula="of:=COUNTIF([.U246:.Y247];&quot;&lt;&quot;&amp;[.$U$5])" office:value-type="float" office:value="0">
            <text:p>0</text:p>
          </table:table-cell>
          <table:table-cell table:number-rows-spanned="2" table:style-name="ACE-333" table:formula="of:=COUNTIF([.U246:.Y247];&quot;&gt;&quot;&amp;[.$X$5])" office:value-type="float" office:value="0">
            <text:p>0</text:p>
          </table:table-cell>
          <table:table-cell table:number-rows-spanned="2" table:style-name="ACE-333" table:formula="of:=COUNTIF([.U246:.Y247];&quot;&gt;=&quot;&amp;[.$U$5])-COUNTIF([.U246:.Y247];&quot;&gt;&quot;&amp;[.$X$5])" office:value-type="float" office:value="0">
            <text:p>0</text:p>
          </table:table-cell>
          <table:table-cell table:number-rows-spanned="2" table:style-name="ACE-522" table:formula="of:=100-([.AD246]+[.AE246])*0.5-([.AG246]+[.AH246])*0.40000000000000002-([.AJ246]+[.AK246])*0.29999999999999999-[.Z246]*0.40000000000000002-[.AA246]*0.5-([.AM246]+[.AN246])*1+(IF([.AB246]=&quot;&quot;;&quot;&quot;;IF([.AB246]&lt;80;-4;IF([.AB246]&gt;=85;IF([.AB246]&lt;90;-1;0);-2))))+(IF([.AC246]=&quot;&quot;;&quot;&quot;;IF([.AC246]&lt;85;-5;IF([.AC246]&gt;=90;IF([.AC246]&lt;95;-2;0);-4))))" office:value-type="string" office:string-value="#VALUE!">
            <text:p>#VALUE!</text:p>
          </table:table-cell>
          <table:table-cell table:number-rows-spanned="2" table:style-name="ACE-523" table:formula="of:=IF(OR([.AP246]&lt;85;([.AD246]+[.AE246])&gt;6;([.AG246]+[.AH246])&gt;6;([.AJ246]+[.AK246])&gt;6;[.Z246]&gt;6;([.AD246]+[.AE246]+[.AG246]+[.AH246]+[.AJ246]+[.AK246]+[.Z246])&gt;13;[.AA246]&gt;6;[.AB246]&lt;70;[.AC246]&lt;75);&quot;不合格&quot;;&quot;合格&quot;)" office:value-type="string" office:string-value="#VALUE!">
            <text:p>#VALUE!</text:p>
          </table:table-cell>
          <table:table-cell table:number-rows-spanned="2" table:style-name="ACE-644" table:content-validation-name="VAL-270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5" table:content-validation-name="VAL-42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46]*0.20000000000000001-[.AX246]*0.5-[.AY246]*0.20000000000000001-[.AZ246]*0.5-[.BA246]*1-[.BB246]*0.5-[.BC246]*0.20000000000000001-[.BD246]*0.20000000000000001-[.BE246]*0.20000000000000001-[.BF246]*0.5-[.BG246]*0.5-[.BH246]*1-[.BI246]*1-[.BJ246]*0.5" office:value-type="string" office:string-value="#VALUE!">
            <text:p>#VALUE!</text:p>
          </table:table-cell>
          <table:table-cell table:number-rows-spanned="2" table:style-name="ACE-329" table:formula="of:=IF(OR([.BK246]&lt;96;([.AW246]+[.AY246]+[.BC246]+[.BD246]+[.BE246])&gt;8;([.AX246]+[.AZ246]+[.BB246]+[.BF246]+[.BG246]+[.BJ246])&gt;6;([.AW246]+[.AX246]+[.AY246]+[.AZ246]+[.BA246]+[.BB246]+[.BC246]+[.BD246]+[.BE246]+[.BF246]+[.BG246]+[.BH246]+[.BI246]+[.BJ246])&gt;9);&quot;不合格&quot;;&quot;合格&quot;)" office:value-type="string" office:string-value="#VALUE!">
            <text:p>#VALUE!</text:p>
          </table:table-cell>
          <table:table-cell table:number-rows-spanned="2" table:style-name="ACE-206" table:content-validation-name="VAL-57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4" table:content-validation-name="VAL-12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48:.J249];&quot;&lt;&quot;&amp;[.$F$5])" office:value-type="float" office:value="0">
            <text:p>0</text:p>
          </table:table-cell>
          <table:table-cell table:number-rows-spanned="2" table:style-name="ACE-333" table:formula="of:=COUNTIF([.F248:.J249];&quot;&gt;&quot;&amp;[.$I$5])" office:value-type="float" office:value="0">
            <text:p>0</text:p>
          </table:table-cell>
          <table:table-cell table:number-rows-spanned="2" table:style-name="ACE-333" table:formula="of:=COUNTIF([.F248:.J249];&quot;&gt;=&quot;&amp;[.$F$5])-COUNTIF([.F248:.J249];&quot;&gt;&quot;&amp;[.$I$5])" office:value-type="float" office:value="0">
            <text:p>0</text:p>
          </table:table-cell>
          <table:table-cell table:number-rows-spanned="2" table:style-name="ACE-333" table:formula="of:=COUNTIF([.K248:.O249];&quot;&lt;&quot;&amp;[.$K$5])" office:value-type="float" office:value="0">
            <text:p>0</text:p>
          </table:table-cell>
          <table:table-cell table:number-rows-spanned="2" table:style-name="ACE-333" table:formula="of:=COUNTIF([.K248:.O249];&quot;&gt;&quot;&amp;[.$N$5])" office:value-type="float" office:value="0">
            <text:p>0</text:p>
          </table:table-cell>
          <table:table-cell table:number-rows-spanned="2" table:style-name="ACE-333" table:formula="of:=COUNTIF([.K248:.O249];&quot;&gt;=&quot;&amp;[.$K$5])-COUNTIF([.K248:.O249];&quot;&gt;&quot;&amp;[.$N$5])" office:value-type="float" office:value="0">
            <text:p>0</text:p>
          </table:table-cell>
          <table:table-cell table:number-rows-spanned="2" table:style-name="ACE-333" table:formula="of:=COUNTIF([.P248:.T249];&quot;&lt;&quot;&amp;[.$P$5])" office:value-type="float" office:value="0">
            <text:p>0</text:p>
          </table:table-cell>
          <table:table-cell table:number-rows-spanned="2" table:style-name="ACE-333" table:formula="of:=COUNTIF([.P248:.T249];&quot;&gt;&quot;&amp;[.$S$5])" office:value-type="float" office:value="0">
            <text:p>0</text:p>
          </table:table-cell>
          <table:table-cell table:number-rows-spanned="2" table:style-name="ACE-333" table:formula="of:=COUNTIF([.P248:.T249];&quot;&gt;=&quot;&amp;[.$P$5])-COUNTIF([.P248:.T249];&quot;&gt;&quot;&amp;[.$S$5])" office:value-type="float" office:value="0">
            <text:p>0</text:p>
          </table:table-cell>
          <table:table-cell table:number-rows-spanned="2" table:style-name="ACE-333" table:formula="of:=COUNTIF([.U248:.Y249];&quot;&lt;&quot;&amp;[.$U$5])" office:value-type="float" office:value="0">
            <text:p>0</text:p>
          </table:table-cell>
          <table:table-cell table:number-rows-spanned="2" table:style-name="ACE-333" table:formula="of:=COUNTIF([.U248:.Y249];&quot;&gt;&quot;&amp;[.$X$5])" office:value-type="float" office:value="0">
            <text:p>0</text:p>
          </table:table-cell>
          <table:table-cell table:number-rows-spanned="2" table:style-name="ACE-333" table:formula="of:=COUNTIF([.U248:.Y249];&quot;&gt;=&quot;&amp;[.$U$5])-COUNTIF([.U248:.Y249];&quot;&gt;&quot;&amp;[.$X$5])" office:value-type="float" office:value="0">
            <text:p>0</text:p>
          </table:table-cell>
          <table:table-cell table:number-rows-spanned="2" table:style-name="ACE-522" table:formula="of:=100-([.AD248]+[.AE248])*0.5-([.AG248]+[.AH248])*0.40000000000000002-([.AJ248]+[.AK248])*0.29999999999999999-[.Z248]*0.40000000000000002-[.AA248]*0.5-([.AM248]+[.AN248])*1+(IF([.AB248]=&quot;&quot;;&quot;&quot;;IF([.AB248]&lt;80;-4;IF([.AB248]&gt;=85;IF([.AB248]&lt;90;-1;0);-2))))+(IF([.AC248]=&quot;&quot;;&quot;&quot;;IF([.AC248]&lt;85;-5;IF([.AC248]&gt;=90;IF([.AC248]&lt;95;-2;0);-4))))" office:value-type="string" office:string-value="#VALUE!">
            <text:p>#VALUE!</text:p>
          </table:table-cell>
          <table:table-cell table:number-rows-spanned="2" table:style-name="ACE-523" table:formula="of:=IF(OR([.AP248]&lt;85;([.AD248]+[.AE248])&gt;6;([.AG248]+[.AH248])&gt;6;([.AJ248]+[.AK248])&gt;6;[.Z248]&gt;6;([.AD248]+[.AE248]+[.AG248]+[.AH248]+[.AJ248]+[.AK248]+[.Z248])&gt;13;[.AA248]&gt;6;[.AB248]&lt;70;[.AC248]&lt;75);&quot;不合格&quot;;&quot;合格&quot;)" office:value-type="string" office:string-value="#VALUE!">
            <text:p>#VALUE!</text:p>
          </table:table-cell>
          <table:table-cell table:number-rows-spanned="2" table:style-name="ACE-645" table:content-validation-name="VAL-271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4" table:content-validation-name="VAL-42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48]*0.20000000000000001-[.AX248]*0.5-[.AY248]*0.20000000000000001-[.AZ248]*0.5-[.BA248]*1-[.BB248]*0.5-[.BC248]*0.20000000000000001-[.BD248]*0.20000000000000001-[.BE248]*0.20000000000000001-[.BF248]*0.5-[.BG248]*0.5-[.BH248]*1-[.BI248]*1-[.BJ248]*0.5" office:value-type="string" office:string-value="#VALUE!">
            <text:p>#VALUE!</text:p>
          </table:table-cell>
          <table:table-cell table:number-rows-spanned="2" table:style-name="ACE-329" table:formula="of:=IF(OR([.BK248]&lt;96;([.AW248]+[.AY248]+[.BC248]+[.BD248]+[.BE248])&gt;8;([.AX248]+[.AZ248]+[.BB248]+[.BF248]+[.BG248]+[.BJ248])&gt;6;([.AW248]+[.AX248]+[.AY248]+[.AZ248]+[.BA248]+[.BB248]+[.BC248]+[.BD248]+[.BE248]+[.BF248]+[.BG248]+[.BH248]+[.BI248]+[.BJ248])&gt;9);&quot;不合格&quot;;&quot;合格&quot;)" office:value-type="string" office:string-value="#VALUE!">
            <text:p>#VALUE!</text:p>
          </table:table-cell>
          <table:table-cell table:number-rows-spanned="2" table:style-name="ACE-205" table:content-validation-name="VAL-57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5" table:content-validation-name="VAL-12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50:.J251];&quot;&lt;&quot;&amp;[.$F$5])" office:value-type="float" office:value="0">
            <text:p>0</text:p>
          </table:table-cell>
          <table:table-cell table:number-rows-spanned="2" table:style-name="ACE-333" table:formula="of:=COUNTIF([.F250:.J251];&quot;&gt;&quot;&amp;[.$I$5])" office:value-type="float" office:value="0">
            <text:p>0</text:p>
          </table:table-cell>
          <table:table-cell table:number-rows-spanned="2" table:style-name="ACE-333" table:formula="of:=COUNTIF([.F250:.J251];&quot;&gt;=&quot;&amp;[.$F$5])-COUNTIF([.F250:.J251];&quot;&gt;&quot;&amp;[.$I$5])" office:value-type="float" office:value="0">
            <text:p>0</text:p>
          </table:table-cell>
          <table:table-cell table:number-rows-spanned="2" table:style-name="ACE-333" table:formula="of:=COUNTIF([.K250:.O251];&quot;&lt;&quot;&amp;[.$K$5])" office:value-type="float" office:value="0">
            <text:p>0</text:p>
          </table:table-cell>
          <table:table-cell table:number-rows-spanned="2" table:style-name="ACE-333" table:formula="of:=COUNTIF([.K250:.O251];&quot;&gt;&quot;&amp;[.$N$5])" office:value-type="float" office:value="0">
            <text:p>0</text:p>
          </table:table-cell>
          <table:table-cell table:number-rows-spanned="2" table:style-name="ACE-333" table:formula="of:=COUNTIF([.K250:.O251];&quot;&gt;=&quot;&amp;[.$K$5])-COUNTIF([.K250:.O251];&quot;&gt;&quot;&amp;[.$N$5])" office:value-type="float" office:value="0">
            <text:p>0</text:p>
          </table:table-cell>
          <table:table-cell table:number-rows-spanned="2" table:style-name="ACE-333" table:formula="of:=COUNTIF([.P250:.T251];&quot;&lt;&quot;&amp;[.$P$5])" office:value-type="float" office:value="0">
            <text:p>0</text:p>
          </table:table-cell>
          <table:table-cell table:number-rows-spanned="2" table:style-name="ACE-333" table:formula="of:=COUNTIF([.P250:.T251];&quot;&gt;&quot;&amp;[.$S$5])" office:value-type="float" office:value="0">
            <text:p>0</text:p>
          </table:table-cell>
          <table:table-cell table:number-rows-spanned="2" table:style-name="ACE-333" table:formula="of:=COUNTIF([.P250:.T251];&quot;&gt;=&quot;&amp;[.$P$5])-COUNTIF([.P250:.T251];&quot;&gt;&quot;&amp;[.$S$5])" office:value-type="float" office:value="0">
            <text:p>0</text:p>
          </table:table-cell>
          <table:table-cell table:number-rows-spanned="2" table:style-name="ACE-333" table:formula="of:=COUNTIF([.U250:.Y251];&quot;&lt;&quot;&amp;[.$U$5])" office:value-type="float" office:value="0">
            <text:p>0</text:p>
          </table:table-cell>
          <table:table-cell table:number-rows-spanned="2" table:style-name="ACE-333" table:formula="of:=COUNTIF([.U250:.Y251];&quot;&gt;&quot;&amp;[.$X$5])" office:value-type="float" office:value="0">
            <text:p>0</text:p>
          </table:table-cell>
          <table:table-cell table:number-rows-spanned="2" table:style-name="ACE-333" table:formula="of:=COUNTIF([.U250:.Y251];&quot;&gt;=&quot;&amp;[.$U$5])-COUNTIF([.U250:.Y251];&quot;&gt;&quot;&amp;[.$X$5])" office:value-type="float" office:value="0">
            <text:p>0</text:p>
          </table:table-cell>
          <table:table-cell table:number-rows-spanned="2" table:style-name="ACE-522" table:formula="of:=100-([.AD250]+[.AE250])*0.5-([.AG250]+[.AH250])*0.40000000000000002-([.AJ250]+[.AK250])*0.29999999999999999-[.Z250]*0.40000000000000002-[.AA250]*0.5-([.AM250]+[.AN250])*1+(IF([.AB250]=&quot;&quot;;&quot;&quot;;IF([.AB250]&lt;80;-4;IF([.AB250]&gt;=85;IF([.AB250]&lt;90;-1;0);-2))))+(IF([.AC250]=&quot;&quot;;&quot;&quot;;IF([.AC250]&lt;85;-5;IF([.AC250]&gt;=90;IF([.AC250]&lt;95;-2;0);-4))))" office:value-type="string" office:string-value="#VALUE!">
            <text:p>#VALUE!</text:p>
          </table:table-cell>
          <table:table-cell table:number-rows-spanned="2" table:style-name="ACE-523" table:formula="of:=IF(OR([.AP250]&lt;85;([.AD250]+[.AE250])&gt;6;([.AG250]+[.AH250])&gt;6;([.AJ250]+[.AK250])&gt;6;[.Z250]&gt;6;([.AD250]+[.AE250]+[.AG250]+[.AH250]+[.AJ250]+[.AK250]+[.Z250])&gt;13;[.AA250]&gt;6;[.AB250]&lt;70;[.AC250]&lt;75);&quot;不合格&quot;;&quot;合格&quot;)" office:value-type="string" office:string-value="#VALUE!">
            <text:p>#VALUE!</text:p>
          </table:table-cell>
          <table:table-cell table:number-rows-spanned="2" table:style-name="ACE-646" table:content-validation-name="VAL-272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3" table:content-validation-name="VAL-42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50]*0.20000000000000001-[.AX250]*0.5-[.AY250]*0.20000000000000001-[.AZ250]*0.5-[.BA250]*1-[.BB250]*0.5-[.BC250]*0.20000000000000001-[.BD250]*0.20000000000000001-[.BE250]*0.20000000000000001-[.BF250]*0.5-[.BG250]*0.5-[.BH250]*1-[.BI250]*1-[.BJ250]*0.5" office:value-type="string" office:string-value="#VALUE!">
            <text:p>#VALUE!</text:p>
          </table:table-cell>
          <table:table-cell table:number-rows-spanned="2" table:style-name="ACE-329" table:formula="of:=IF(OR([.BK250]&lt;96;([.AW250]+[.AY250]+[.BC250]+[.BD250]+[.BE250])&gt;8;([.AX250]+[.AZ250]+[.BB250]+[.BF250]+[.BG250]+[.BJ250])&gt;6;([.AW250]+[.AX250]+[.AY250]+[.AZ250]+[.BA250]+[.BB250]+[.BC250]+[.BD250]+[.BE250]+[.BF250]+[.BG250]+[.BH250]+[.BI250]+[.BJ250])&gt;9);&quot;不合格&quot;;&quot;合格&quot;)" office:value-type="string" office:string-value="#VALUE!">
            <text:p>#VALUE!</text:p>
          </table:table-cell>
          <table:table-cell table:number-rows-spanned="2" table:style-name="ACE-204" table:content-validation-name="VAL-57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6" table:content-validation-name="VAL-12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52:.J253];&quot;&lt;&quot;&amp;[.$F$5])" office:value-type="float" office:value="0">
            <text:p>0</text:p>
          </table:table-cell>
          <table:table-cell table:number-rows-spanned="2" table:style-name="ACE-333" table:formula="of:=COUNTIF([.F252:.J253];&quot;&gt;&quot;&amp;[.$I$5])" office:value-type="float" office:value="0">
            <text:p>0</text:p>
          </table:table-cell>
          <table:table-cell table:number-rows-spanned="2" table:style-name="ACE-333" table:formula="of:=COUNTIF([.F252:.J253];&quot;&gt;=&quot;&amp;[.$F$5])-COUNTIF([.F252:.J253];&quot;&gt;&quot;&amp;[.$I$5])" office:value-type="float" office:value="0">
            <text:p>0</text:p>
          </table:table-cell>
          <table:table-cell table:number-rows-spanned="2" table:style-name="ACE-333" table:formula="of:=COUNTIF([.K252:.O253];&quot;&lt;&quot;&amp;[.$K$5])" office:value-type="float" office:value="0">
            <text:p>0</text:p>
          </table:table-cell>
          <table:table-cell table:number-rows-spanned="2" table:style-name="ACE-333" table:formula="of:=COUNTIF([.K252:.O253];&quot;&gt;&quot;&amp;[.$N$5])" office:value-type="float" office:value="0">
            <text:p>0</text:p>
          </table:table-cell>
          <table:table-cell table:number-rows-spanned="2" table:style-name="ACE-333" table:formula="of:=COUNTIF([.K252:.O253];&quot;&gt;=&quot;&amp;[.$K$5])-COUNTIF([.K252:.O253];&quot;&gt;&quot;&amp;[.$N$5])" office:value-type="float" office:value="0">
            <text:p>0</text:p>
          </table:table-cell>
          <table:table-cell table:number-rows-spanned="2" table:style-name="ACE-333" table:formula="of:=COUNTIF([.P252:.T253];&quot;&lt;&quot;&amp;[.$P$5])" office:value-type="float" office:value="0">
            <text:p>0</text:p>
          </table:table-cell>
          <table:table-cell table:number-rows-spanned="2" table:style-name="ACE-333" table:formula="of:=COUNTIF([.P252:.T253];&quot;&gt;&quot;&amp;[.$S$5])" office:value-type="float" office:value="0">
            <text:p>0</text:p>
          </table:table-cell>
          <table:table-cell table:number-rows-spanned="2" table:style-name="ACE-333" table:formula="of:=COUNTIF([.P252:.T253];&quot;&gt;=&quot;&amp;[.$P$5])-COUNTIF([.P252:.T253];&quot;&gt;&quot;&amp;[.$S$5])" office:value-type="float" office:value="0">
            <text:p>0</text:p>
          </table:table-cell>
          <table:table-cell table:number-rows-spanned="2" table:style-name="ACE-333" table:formula="of:=COUNTIF([.U252:.Y253];&quot;&lt;&quot;&amp;[.$U$5])" office:value-type="float" office:value="0">
            <text:p>0</text:p>
          </table:table-cell>
          <table:table-cell table:number-rows-spanned="2" table:style-name="ACE-333" table:formula="of:=COUNTIF([.U252:.Y253];&quot;&gt;&quot;&amp;[.$X$5])" office:value-type="float" office:value="0">
            <text:p>0</text:p>
          </table:table-cell>
          <table:table-cell table:number-rows-spanned="2" table:style-name="ACE-333" table:formula="of:=COUNTIF([.U252:.Y253];&quot;&gt;=&quot;&amp;[.$U$5])-COUNTIF([.U252:.Y253];&quot;&gt;&quot;&amp;[.$X$5])" office:value-type="float" office:value="0">
            <text:p>0</text:p>
          </table:table-cell>
          <table:table-cell table:number-rows-spanned="2" table:style-name="ACE-522" table:formula="of:=100-([.AD252]+[.AE252])*0.5-([.AG252]+[.AH252])*0.40000000000000002-([.AJ252]+[.AK252])*0.29999999999999999-[.Z252]*0.40000000000000002-[.AA252]*0.5-([.AM252]+[.AN252])*1+(IF([.AB252]=&quot;&quot;;&quot;&quot;;IF([.AB252]&lt;80;-4;IF([.AB252]&gt;=85;IF([.AB252]&lt;90;-1;0);-2))))+(IF([.AC252]=&quot;&quot;;&quot;&quot;;IF([.AC252]&lt;85;-5;IF([.AC252]&gt;=90;IF([.AC252]&lt;95;-2;0);-4))))" office:value-type="string" office:string-value="#VALUE!">
            <text:p>#VALUE!</text:p>
          </table:table-cell>
          <table:table-cell table:number-rows-spanned="2" table:style-name="ACE-523" table:formula="of:=IF(OR([.AP252]&lt;85;([.AD252]+[.AE252])&gt;6;([.AG252]+[.AH252])&gt;6;([.AJ252]+[.AK252])&gt;6;[.Z252]&gt;6;([.AD252]+[.AE252]+[.AG252]+[.AH252]+[.AJ252]+[.AK252]+[.Z252])&gt;13;[.AA252]&gt;6;[.AB252]&lt;70;[.AC252]&lt;75);&quot;不合格&quot;;&quot;合格&quot;)" office:value-type="string" office:string-value="#VALUE!">
            <text:p>#VALUE!</text:p>
          </table:table-cell>
          <table:table-cell table:number-rows-spanned="2" table:style-name="ACE-647" table:content-validation-name="VAL-273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2" table:content-validation-name="VAL-42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52]*0.20000000000000001-[.AX252]*0.5-[.AY252]*0.20000000000000001-[.AZ252]*0.5-[.BA252]*1-[.BB252]*0.5-[.BC252]*0.20000000000000001-[.BD252]*0.20000000000000001-[.BE252]*0.20000000000000001-[.BF252]*0.5-[.BG252]*0.5-[.BH252]*1-[.BI252]*1-[.BJ252]*0.5" office:value-type="string" office:string-value="#VALUE!">
            <text:p>#VALUE!</text:p>
          </table:table-cell>
          <table:table-cell table:number-rows-spanned="2" table:style-name="ACE-329" table:formula="of:=IF(OR([.BK252]&lt;96;([.AW252]+[.AY252]+[.BC252]+[.BD252]+[.BE252])&gt;8;([.AX252]+[.AZ252]+[.BB252]+[.BF252]+[.BG252]+[.BJ252])&gt;6;([.AW252]+[.AX252]+[.AY252]+[.AZ252]+[.BA252]+[.BB252]+[.BC252]+[.BD252]+[.BE252]+[.BF252]+[.BG252]+[.BH252]+[.BI252]+[.BJ252])&gt;9);&quot;不合格&quot;;&quot;合格&quot;)" office:value-type="string" office:string-value="#VALUE!">
            <text:p>#VALUE!</text:p>
          </table:table-cell>
          <table:table-cell table:number-rows-spanned="2" table:style-name="ACE-203" table:content-validation-name="VAL-57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7" table:content-validation-name="VAL-12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54:.J255];&quot;&lt;&quot;&amp;[.$F$5])" office:value-type="float" office:value="0">
            <text:p>0</text:p>
          </table:table-cell>
          <table:table-cell table:number-rows-spanned="2" table:style-name="ACE-333" table:formula="of:=COUNTIF([.F254:.J255];&quot;&gt;&quot;&amp;[.$I$5])" office:value-type="float" office:value="0">
            <text:p>0</text:p>
          </table:table-cell>
          <table:table-cell table:number-rows-spanned="2" table:style-name="ACE-333" table:formula="of:=COUNTIF([.F254:.J255];&quot;&gt;=&quot;&amp;[.$F$5])-COUNTIF([.F254:.J255];&quot;&gt;&quot;&amp;[.$I$5])" office:value-type="float" office:value="0">
            <text:p>0</text:p>
          </table:table-cell>
          <table:table-cell table:number-rows-spanned="2" table:style-name="ACE-333" table:formula="of:=COUNTIF([.K254:.O255];&quot;&lt;&quot;&amp;[.$K$5])" office:value-type="float" office:value="0">
            <text:p>0</text:p>
          </table:table-cell>
          <table:table-cell table:number-rows-spanned="2" table:style-name="ACE-333" table:formula="of:=COUNTIF([.K254:.O255];&quot;&gt;&quot;&amp;[.$N$5])" office:value-type="float" office:value="0">
            <text:p>0</text:p>
          </table:table-cell>
          <table:table-cell table:number-rows-spanned="2" table:style-name="ACE-333" table:formula="of:=COUNTIF([.K254:.O255];&quot;&gt;=&quot;&amp;[.$K$5])-COUNTIF([.K254:.O255];&quot;&gt;&quot;&amp;[.$N$5])" office:value-type="float" office:value="0">
            <text:p>0</text:p>
          </table:table-cell>
          <table:table-cell table:number-rows-spanned="2" table:style-name="ACE-333" table:formula="of:=COUNTIF([.P254:.T255];&quot;&lt;&quot;&amp;[.$P$5])" office:value-type="float" office:value="0">
            <text:p>0</text:p>
          </table:table-cell>
          <table:table-cell table:number-rows-spanned="2" table:style-name="ACE-333" table:formula="of:=COUNTIF([.P254:.T255];&quot;&gt;&quot;&amp;[.$S$5])" office:value-type="float" office:value="0">
            <text:p>0</text:p>
          </table:table-cell>
          <table:table-cell table:number-rows-spanned="2" table:style-name="ACE-333" table:formula="of:=COUNTIF([.P254:.T255];&quot;&gt;=&quot;&amp;[.$P$5])-COUNTIF([.P254:.T255];&quot;&gt;&quot;&amp;[.$S$5])" office:value-type="float" office:value="0">
            <text:p>0</text:p>
          </table:table-cell>
          <table:table-cell table:number-rows-spanned="2" table:style-name="ACE-333" table:formula="of:=COUNTIF([.U254:.Y255];&quot;&lt;&quot;&amp;[.$U$5])" office:value-type="float" office:value="0">
            <text:p>0</text:p>
          </table:table-cell>
          <table:table-cell table:number-rows-spanned="2" table:style-name="ACE-333" table:formula="of:=COUNTIF([.U254:.Y255];&quot;&gt;&quot;&amp;[.$X$5])" office:value-type="float" office:value="0">
            <text:p>0</text:p>
          </table:table-cell>
          <table:table-cell table:number-rows-spanned="2" table:style-name="ACE-333" table:formula="of:=COUNTIF([.U254:.Y255];&quot;&gt;=&quot;&amp;[.$U$5])-COUNTIF([.U254:.Y255];&quot;&gt;&quot;&amp;[.$X$5])" office:value-type="float" office:value="0">
            <text:p>0</text:p>
          </table:table-cell>
          <table:table-cell table:number-rows-spanned="2" table:style-name="ACE-522" table:formula="of:=100-([.AD254]+[.AE254])*0.5-([.AG254]+[.AH254])*0.40000000000000002-([.AJ254]+[.AK254])*0.29999999999999999-[.Z254]*0.40000000000000002-[.AA254]*0.5-([.AM254]+[.AN254])*1+(IF([.AB254]=&quot;&quot;;&quot;&quot;;IF([.AB254]&lt;80;-4;IF([.AB254]&gt;=85;IF([.AB254]&lt;90;-1;0);-2))))+(IF([.AC254]=&quot;&quot;;&quot;&quot;;IF([.AC254]&lt;85;-5;IF([.AC254]&gt;=90;IF([.AC254]&lt;95;-2;0);-4))))" office:value-type="string" office:string-value="#VALUE!">
            <text:p>#VALUE!</text:p>
          </table:table-cell>
          <table:table-cell table:number-rows-spanned="2" table:style-name="ACE-523" table:formula="of:=IF(OR([.AP254]&lt;85;([.AD254]+[.AE254])&gt;6;([.AG254]+[.AH254])&gt;6;([.AJ254]+[.AK254])&gt;6;[.Z254]&gt;6;([.AD254]+[.AE254]+[.AG254]+[.AH254]+[.AJ254]+[.AK254]+[.Z254])&gt;13;[.AA254]&gt;6;[.AB254]&lt;70;[.AC254]&lt;75);&quot;不合格&quot;;&quot;合格&quot;)" office:value-type="string" office:string-value="#VALUE!">
            <text:p>#VALUE!</text:p>
          </table:table-cell>
          <table:table-cell table:number-rows-spanned="2" table:style-name="ACE-648" table:content-validation-name="VAL-274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1" table:content-validation-name="VAL-42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54]*0.20000000000000001-[.AX254]*0.5-[.AY254]*0.20000000000000001-[.AZ254]*0.5-[.BA254]*1-[.BB254]*0.5-[.BC254]*0.20000000000000001-[.BD254]*0.20000000000000001-[.BE254]*0.20000000000000001-[.BF254]*0.5-[.BG254]*0.5-[.BH254]*1-[.BI254]*1-[.BJ254]*0.5" office:value-type="string" office:string-value="#VALUE!">
            <text:p>#VALUE!</text:p>
          </table:table-cell>
          <table:table-cell table:number-rows-spanned="2" table:style-name="ACE-329" table:formula="of:=IF(OR([.BK254]&lt;96;([.AW254]+[.AY254]+[.BC254]+[.BD254]+[.BE254])&gt;8;([.AX254]+[.AZ254]+[.BB254]+[.BF254]+[.BG254]+[.BJ254])&gt;6;([.AW254]+[.AX254]+[.AY254]+[.AZ254]+[.BA254]+[.BB254]+[.BC254]+[.BD254]+[.BE254]+[.BF254]+[.BG254]+[.BH254]+[.BI254]+[.BJ254])&gt;9);&quot;不合格&quot;;&quot;合格&quot;)" office:value-type="string" office:string-value="#VALUE!">
            <text:p>#VALUE!</text:p>
          </table:table-cell>
          <table:table-cell table:number-rows-spanned="2" table:style-name="ACE-202" table:content-validation-name="VAL-57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8" table:content-validation-name="VAL-12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56:.J257];&quot;&lt;&quot;&amp;[.$F$5])" office:value-type="float" office:value="0">
            <text:p>0</text:p>
          </table:table-cell>
          <table:table-cell table:number-rows-spanned="2" table:style-name="ACE-333" table:formula="of:=COUNTIF([.F256:.J257];&quot;&gt;&quot;&amp;[.$I$5])" office:value-type="float" office:value="0">
            <text:p>0</text:p>
          </table:table-cell>
          <table:table-cell table:number-rows-spanned="2" table:style-name="ACE-333" table:formula="of:=COUNTIF([.F256:.J257];&quot;&gt;=&quot;&amp;[.$F$5])-COUNTIF([.F256:.J257];&quot;&gt;&quot;&amp;[.$I$5])" office:value-type="float" office:value="0">
            <text:p>0</text:p>
          </table:table-cell>
          <table:table-cell table:number-rows-spanned="2" table:style-name="ACE-333" table:formula="of:=COUNTIF([.K256:.O257];&quot;&lt;&quot;&amp;[.$K$5])" office:value-type="float" office:value="0">
            <text:p>0</text:p>
          </table:table-cell>
          <table:table-cell table:number-rows-spanned="2" table:style-name="ACE-333" table:formula="of:=COUNTIF([.K256:.O257];&quot;&gt;&quot;&amp;[.$N$5])" office:value-type="float" office:value="0">
            <text:p>0</text:p>
          </table:table-cell>
          <table:table-cell table:number-rows-spanned="2" table:style-name="ACE-333" table:formula="of:=COUNTIF([.K256:.O257];&quot;&gt;=&quot;&amp;[.$K$5])-COUNTIF([.K256:.O257];&quot;&gt;&quot;&amp;[.$N$5])" office:value-type="float" office:value="0">
            <text:p>0</text:p>
          </table:table-cell>
          <table:table-cell table:number-rows-spanned="2" table:style-name="ACE-333" table:formula="of:=COUNTIF([.P256:.T257];&quot;&lt;&quot;&amp;[.$P$5])" office:value-type="float" office:value="0">
            <text:p>0</text:p>
          </table:table-cell>
          <table:table-cell table:number-rows-spanned="2" table:style-name="ACE-333" table:formula="of:=COUNTIF([.P256:.T257];&quot;&gt;&quot;&amp;[.$S$5])" office:value-type="float" office:value="0">
            <text:p>0</text:p>
          </table:table-cell>
          <table:table-cell table:number-rows-spanned="2" table:style-name="ACE-333" table:formula="of:=COUNTIF([.P256:.T257];&quot;&gt;=&quot;&amp;[.$P$5])-COUNTIF([.P256:.T257];&quot;&gt;&quot;&amp;[.$S$5])" office:value-type="float" office:value="0">
            <text:p>0</text:p>
          </table:table-cell>
          <table:table-cell table:number-rows-spanned="2" table:style-name="ACE-333" table:formula="of:=COUNTIF([.U256:.Y257];&quot;&lt;&quot;&amp;[.$U$5])" office:value-type="float" office:value="0">
            <text:p>0</text:p>
          </table:table-cell>
          <table:table-cell table:number-rows-spanned="2" table:style-name="ACE-333" table:formula="of:=COUNTIF([.U256:.Y257];&quot;&gt;&quot;&amp;[.$X$5])" office:value-type="float" office:value="0">
            <text:p>0</text:p>
          </table:table-cell>
          <table:table-cell table:number-rows-spanned="2" table:style-name="ACE-333" table:formula="of:=COUNTIF([.U256:.Y257];&quot;&gt;=&quot;&amp;[.$U$5])-COUNTIF([.U256:.Y257];&quot;&gt;&quot;&amp;[.$X$5])" office:value-type="float" office:value="0">
            <text:p>0</text:p>
          </table:table-cell>
          <table:table-cell table:number-rows-spanned="2" table:style-name="ACE-522" table:formula="of:=100-([.AD256]+[.AE256])*0.5-([.AG256]+[.AH256])*0.40000000000000002-([.AJ256]+[.AK256])*0.29999999999999999-[.Z256]*0.40000000000000002-[.AA256]*0.5-([.AM256]+[.AN256])*1+(IF([.AB256]=&quot;&quot;;&quot;&quot;;IF([.AB256]&lt;80;-4;IF([.AB256]&gt;=85;IF([.AB256]&lt;90;-1;0);-2))))+(IF([.AC256]=&quot;&quot;;&quot;&quot;;IF([.AC256]&lt;85;-5;IF([.AC256]&gt;=90;IF([.AC256]&lt;95;-2;0);-4))))" office:value-type="string" office:string-value="#VALUE!">
            <text:p>#VALUE!</text:p>
          </table:table-cell>
          <table:table-cell table:number-rows-spanned="2" table:style-name="ACE-523" table:formula="of:=IF(OR([.AP256]&lt;85;([.AD256]+[.AE256])&gt;6;([.AG256]+[.AH256])&gt;6;([.AJ256]+[.AK256])&gt;6;[.Z256]&gt;6;([.AD256]+[.AE256]+[.AG256]+[.AH256]+[.AJ256]+[.AK256]+[.Z256])&gt;13;[.AA256]&gt;6;[.AB256]&lt;70;[.AC256]&lt;75);&quot;不合格&quot;;&quot;合格&quot;)" office:value-type="string" office:string-value="#VALUE!">
            <text:p>#VALUE!</text:p>
          </table:table-cell>
          <table:table-cell table:number-rows-spanned="2" table:style-name="ACE-649" table:content-validation-name="VAL-275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0" table:content-validation-name="VAL-42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56]*0.20000000000000001-[.AX256]*0.5-[.AY256]*0.20000000000000001-[.AZ256]*0.5-[.BA256]*1-[.BB256]*0.5-[.BC256]*0.20000000000000001-[.BD256]*0.20000000000000001-[.BE256]*0.20000000000000001-[.BF256]*0.5-[.BG256]*0.5-[.BH256]*1-[.BI256]*1-[.BJ256]*0.5" office:value-type="string" office:string-value="#VALUE!">
            <text:p>#VALUE!</text:p>
          </table:table-cell>
          <table:table-cell table:number-rows-spanned="2" table:style-name="ACE-329" table:formula="of:=IF(OR([.BK256]&lt;96;([.AW256]+[.AY256]+[.BC256]+[.BD256]+[.BE256])&gt;8;([.AX256]+[.AZ256]+[.BB256]+[.BF256]+[.BG256]+[.BJ256])&gt;6;([.AW256]+[.AX256]+[.AY256]+[.AZ256]+[.BA256]+[.BB256]+[.BC256]+[.BD256]+[.BE256]+[.BF256]+[.BG256]+[.BH256]+[.BI256]+[.BJ256])&gt;9);&quot;不合格&quot;;&quot;合格&quot;)" office:value-type="string" office:string-value="#VALUE!">
            <text:p>#VALUE!</text:p>
          </table:table-cell>
          <table:table-cell table:number-rows-spanned="2" table:style-name="ACE-201" table:content-validation-name="VAL-57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9" table:content-validation-name="VAL-12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58:.J259];&quot;&lt;&quot;&amp;[.$F$5])" office:value-type="float" office:value="0">
            <text:p>0</text:p>
          </table:table-cell>
          <table:table-cell table:number-rows-spanned="2" table:style-name="ACE-333" table:formula="of:=COUNTIF([.F258:.J259];&quot;&gt;&quot;&amp;[.$I$5])" office:value-type="float" office:value="0">
            <text:p>0</text:p>
          </table:table-cell>
          <table:table-cell table:number-rows-spanned="2" table:style-name="ACE-333" table:formula="of:=COUNTIF([.F258:.J259];&quot;&gt;=&quot;&amp;[.$F$5])-COUNTIF([.F258:.J259];&quot;&gt;&quot;&amp;[.$I$5])" office:value-type="float" office:value="0">
            <text:p>0</text:p>
          </table:table-cell>
          <table:table-cell table:number-rows-spanned="2" table:style-name="ACE-333" table:formula="of:=COUNTIF([.K258:.O259];&quot;&lt;&quot;&amp;[.$K$5])" office:value-type="float" office:value="0">
            <text:p>0</text:p>
          </table:table-cell>
          <table:table-cell table:number-rows-spanned="2" table:style-name="ACE-333" table:formula="of:=COUNTIF([.K258:.O259];&quot;&gt;&quot;&amp;[.$N$5])" office:value-type="float" office:value="0">
            <text:p>0</text:p>
          </table:table-cell>
          <table:table-cell table:number-rows-spanned="2" table:style-name="ACE-333" table:formula="of:=COUNTIF([.K258:.O259];&quot;&gt;=&quot;&amp;[.$K$5])-COUNTIF([.K258:.O259];&quot;&gt;&quot;&amp;[.$N$5])" office:value-type="float" office:value="0">
            <text:p>0</text:p>
          </table:table-cell>
          <table:table-cell table:number-rows-spanned="2" table:style-name="ACE-333" table:formula="of:=COUNTIF([.P258:.T259];&quot;&lt;&quot;&amp;[.$P$5])" office:value-type="float" office:value="0">
            <text:p>0</text:p>
          </table:table-cell>
          <table:table-cell table:number-rows-spanned="2" table:style-name="ACE-333" table:formula="of:=COUNTIF([.P258:.T259];&quot;&gt;&quot;&amp;[.$S$5])" office:value-type="float" office:value="0">
            <text:p>0</text:p>
          </table:table-cell>
          <table:table-cell table:number-rows-spanned="2" table:style-name="ACE-333" table:formula="of:=COUNTIF([.P258:.T259];&quot;&gt;=&quot;&amp;[.$P$5])-COUNTIF([.P258:.T259];&quot;&gt;&quot;&amp;[.$S$5])" office:value-type="float" office:value="0">
            <text:p>0</text:p>
          </table:table-cell>
          <table:table-cell table:number-rows-spanned="2" table:style-name="ACE-333" table:formula="of:=COUNTIF([.U258:.Y259];&quot;&lt;&quot;&amp;[.$U$5])" office:value-type="float" office:value="0">
            <text:p>0</text:p>
          </table:table-cell>
          <table:table-cell table:number-rows-spanned="2" table:style-name="ACE-333" table:formula="of:=COUNTIF([.U258:.Y259];&quot;&gt;&quot;&amp;[.$X$5])" office:value-type="float" office:value="0">
            <text:p>0</text:p>
          </table:table-cell>
          <table:table-cell table:number-rows-spanned="2" table:style-name="ACE-333" table:formula="of:=COUNTIF([.U258:.Y259];&quot;&gt;=&quot;&amp;[.$U$5])-COUNTIF([.U258:.Y259];&quot;&gt;&quot;&amp;[.$X$5])" office:value-type="float" office:value="0">
            <text:p>0</text:p>
          </table:table-cell>
          <table:table-cell table:number-rows-spanned="2" table:style-name="ACE-522" table:formula="of:=100-([.AD258]+[.AE258])*0.5-([.AG258]+[.AH258])*0.40000000000000002-([.AJ258]+[.AK258])*0.29999999999999999-[.Z258]*0.40000000000000002-[.AA258]*0.5-([.AM258]+[.AN258])*1+(IF([.AB258]=&quot;&quot;;&quot;&quot;;IF([.AB258]&lt;80;-4;IF([.AB258]&gt;=85;IF([.AB258]&lt;90;-1;0);-2))))+(IF([.AC258]=&quot;&quot;;&quot;&quot;;IF([.AC258]&lt;85;-5;IF([.AC258]&gt;=90;IF([.AC258]&lt;95;-2;0);-4))))" office:value-type="string" office:string-value="#VALUE!">
            <text:p>#VALUE!</text:p>
          </table:table-cell>
          <table:table-cell table:number-rows-spanned="2" table:style-name="ACE-523" table:formula="of:=IF(OR([.AP258]&lt;85;([.AD258]+[.AE258])&gt;6;([.AG258]+[.AH258])&gt;6;([.AJ258]+[.AK258])&gt;6;[.Z258]&gt;6;([.AD258]+[.AE258]+[.AG258]+[.AH258]+[.AJ258]+[.AK258]+[.Z258])&gt;13;[.AA258]&gt;6;[.AB258]&lt;70;[.AC258]&lt;75);&quot;不合格&quot;;&quot;合格&quot;)" office:value-type="string" office:string-value="#VALUE!">
            <text:p>#VALUE!</text:p>
          </table:table-cell>
          <table:table-cell table:number-rows-spanned="2" table:style-name="ACE-650" table:content-validation-name="VAL-276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9" table:content-validation-name="VAL-42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58]*0.20000000000000001-[.AX258]*0.5-[.AY258]*0.20000000000000001-[.AZ258]*0.5-[.BA258]*1-[.BB258]*0.5-[.BC258]*0.20000000000000001-[.BD258]*0.20000000000000001-[.BE258]*0.20000000000000001-[.BF258]*0.5-[.BG258]*0.5-[.BH258]*1-[.BI258]*1-[.BJ258]*0.5" office:value-type="string" office:string-value="#VALUE!">
            <text:p>#VALUE!</text:p>
          </table:table-cell>
          <table:table-cell table:number-rows-spanned="2" table:style-name="ACE-329" table:formula="of:=IF(OR([.BK258]&lt;96;([.AW258]+[.AY258]+[.BC258]+[.BD258]+[.BE258])&gt;8;([.AX258]+[.AZ258]+[.BB258]+[.BF258]+[.BG258]+[.BJ258])&gt;6;([.AW258]+[.AX258]+[.AY258]+[.AZ258]+[.BA258]+[.BB258]+[.BC258]+[.BD258]+[.BE258]+[.BF258]+[.BG258]+[.BH258]+[.BI258]+[.BJ258])&gt;9);&quot;不合格&quot;;&quot;合格&quot;)" office:value-type="string" office:string-value="#VALUE!">
            <text:p>#VALUE!</text:p>
          </table:table-cell>
          <table:table-cell table:number-rows-spanned="2" table:style-name="ACE-200" table:content-validation-name="VAL-57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0" table:content-validation-name="VAL-12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60:.J261];&quot;&lt;&quot;&amp;[.$F$5])" office:value-type="float" office:value="0">
            <text:p>0</text:p>
          </table:table-cell>
          <table:table-cell table:number-rows-spanned="2" table:style-name="ACE-333" table:formula="of:=COUNTIF([.F260:.J261];&quot;&gt;&quot;&amp;[.$I$5])" office:value-type="float" office:value="0">
            <text:p>0</text:p>
          </table:table-cell>
          <table:table-cell table:number-rows-spanned="2" table:style-name="ACE-333" table:formula="of:=COUNTIF([.F260:.J261];&quot;&gt;=&quot;&amp;[.$F$5])-COUNTIF([.F260:.J261];&quot;&gt;&quot;&amp;[.$I$5])" office:value-type="float" office:value="0">
            <text:p>0</text:p>
          </table:table-cell>
          <table:table-cell table:number-rows-spanned="2" table:style-name="ACE-333" table:formula="of:=COUNTIF([.K260:.O261];&quot;&lt;&quot;&amp;[.$K$5])" office:value-type="float" office:value="0">
            <text:p>0</text:p>
          </table:table-cell>
          <table:table-cell table:number-rows-spanned="2" table:style-name="ACE-333" table:formula="of:=COUNTIF([.K260:.O261];&quot;&gt;&quot;&amp;[.$N$5])" office:value-type="float" office:value="0">
            <text:p>0</text:p>
          </table:table-cell>
          <table:table-cell table:number-rows-spanned="2" table:style-name="ACE-333" table:formula="of:=COUNTIF([.K260:.O261];&quot;&gt;=&quot;&amp;[.$K$5])-COUNTIF([.K260:.O261];&quot;&gt;&quot;&amp;[.$N$5])" office:value-type="float" office:value="0">
            <text:p>0</text:p>
          </table:table-cell>
          <table:table-cell table:number-rows-spanned="2" table:style-name="ACE-333" table:formula="of:=COUNTIF([.P260:.T261];&quot;&lt;&quot;&amp;[.$P$5])" office:value-type="float" office:value="0">
            <text:p>0</text:p>
          </table:table-cell>
          <table:table-cell table:number-rows-spanned="2" table:style-name="ACE-333" table:formula="of:=COUNTIF([.P260:.T261];&quot;&gt;&quot;&amp;[.$S$5])" office:value-type="float" office:value="0">
            <text:p>0</text:p>
          </table:table-cell>
          <table:table-cell table:number-rows-spanned="2" table:style-name="ACE-333" table:formula="of:=COUNTIF([.P260:.T261];&quot;&gt;=&quot;&amp;[.$P$5])-COUNTIF([.P260:.T261];&quot;&gt;&quot;&amp;[.$S$5])" office:value-type="float" office:value="0">
            <text:p>0</text:p>
          </table:table-cell>
          <table:table-cell table:number-rows-spanned="2" table:style-name="ACE-333" table:formula="of:=COUNTIF([.U260:.Y261];&quot;&lt;&quot;&amp;[.$U$5])" office:value-type="float" office:value="0">
            <text:p>0</text:p>
          </table:table-cell>
          <table:table-cell table:number-rows-spanned="2" table:style-name="ACE-333" table:formula="of:=COUNTIF([.U260:.Y261];&quot;&gt;&quot;&amp;[.$X$5])" office:value-type="float" office:value="0">
            <text:p>0</text:p>
          </table:table-cell>
          <table:table-cell table:number-rows-spanned="2" table:style-name="ACE-333" table:formula="of:=COUNTIF([.U260:.Y261];&quot;&gt;=&quot;&amp;[.$U$5])-COUNTIF([.U260:.Y261];&quot;&gt;&quot;&amp;[.$X$5])" office:value-type="float" office:value="0">
            <text:p>0</text:p>
          </table:table-cell>
          <table:table-cell table:number-rows-spanned="2" table:style-name="ACE-522" table:formula="of:=100-([.AD260]+[.AE260])*0.5-([.AG260]+[.AH260])*0.40000000000000002-([.AJ260]+[.AK260])*0.29999999999999999-[.Z260]*0.40000000000000002-[.AA260]*0.5-([.AM260]+[.AN260])*1+(IF([.AB260]=&quot;&quot;;&quot;&quot;;IF([.AB260]&lt;80;-4;IF([.AB260]&gt;=85;IF([.AB260]&lt;90;-1;0);-2))))+(IF([.AC260]=&quot;&quot;;&quot;&quot;;IF([.AC260]&lt;85;-5;IF([.AC260]&gt;=90;IF([.AC260]&lt;95;-2;0);-4))))" office:value-type="string" office:string-value="#VALUE!">
            <text:p>#VALUE!</text:p>
          </table:table-cell>
          <table:table-cell table:number-rows-spanned="2" table:style-name="ACE-523" table:formula="of:=IF(OR([.AP260]&lt;85;([.AD260]+[.AE260])&gt;6;([.AG260]+[.AH260])&gt;6;([.AJ260]+[.AK260])&gt;6;[.Z260]&gt;6;([.AD260]+[.AE260]+[.AG260]+[.AH260]+[.AJ260]+[.AK260]+[.Z260])&gt;13;[.AA260]&gt;6;[.AB260]&lt;70;[.AC260]&lt;75);&quot;不合格&quot;;&quot;合格&quot;)" office:value-type="string" office:string-value="#VALUE!">
            <text:p>#VALUE!</text:p>
          </table:table-cell>
          <table:table-cell table:number-rows-spanned="2" table:style-name="ACE-651" table:content-validation-name="VAL-277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8" table:content-validation-name="VAL-42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60]*0.20000000000000001-[.AX260]*0.5-[.AY260]*0.20000000000000001-[.AZ260]*0.5-[.BA260]*1-[.BB260]*0.5-[.BC260]*0.20000000000000001-[.BD260]*0.20000000000000001-[.BE260]*0.20000000000000001-[.BF260]*0.5-[.BG260]*0.5-[.BH260]*1-[.BI260]*1-[.BJ260]*0.5" office:value-type="string" office:string-value="#VALUE!">
            <text:p>#VALUE!</text:p>
          </table:table-cell>
          <table:table-cell table:number-rows-spanned="2" table:style-name="ACE-329" table:formula="of:=IF(OR([.BK260]&lt;96;([.AW260]+[.AY260]+[.BC260]+[.BD260]+[.BE260])&gt;8;([.AX260]+[.AZ260]+[.BB260]+[.BF260]+[.BG260]+[.BJ260])&gt;6;([.AW260]+[.AX260]+[.AY260]+[.AZ260]+[.BA260]+[.BB260]+[.BC260]+[.BD260]+[.BE260]+[.BF260]+[.BG260]+[.BH260]+[.BI260]+[.BJ260])&gt;9);&quot;不合格&quot;;&quot;合格&quot;)" office:value-type="string" office:string-value="#VALUE!">
            <text:p>#VALUE!</text:p>
          </table:table-cell>
          <table:table-cell table:number-rows-spanned="2" table:style-name="ACE-199" table:content-validation-name="VAL-57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1" table:content-validation-name="VAL-12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62:.J263];&quot;&lt;&quot;&amp;[.$F$5])" office:value-type="float" office:value="0">
            <text:p>0</text:p>
          </table:table-cell>
          <table:table-cell table:number-rows-spanned="2" table:style-name="ACE-333" table:formula="of:=COUNTIF([.F262:.J263];&quot;&gt;&quot;&amp;[.$I$5])" office:value-type="float" office:value="0">
            <text:p>0</text:p>
          </table:table-cell>
          <table:table-cell table:number-rows-spanned="2" table:style-name="ACE-333" table:formula="of:=COUNTIF([.F262:.J263];&quot;&gt;=&quot;&amp;[.$F$5])-COUNTIF([.F262:.J263];&quot;&gt;&quot;&amp;[.$I$5])" office:value-type="float" office:value="0">
            <text:p>0</text:p>
          </table:table-cell>
          <table:table-cell table:number-rows-spanned="2" table:style-name="ACE-333" table:formula="of:=COUNTIF([.K262:.O263];&quot;&lt;&quot;&amp;[.$K$5])" office:value-type="float" office:value="0">
            <text:p>0</text:p>
          </table:table-cell>
          <table:table-cell table:number-rows-spanned="2" table:style-name="ACE-333" table:formula="of:=COUNTIF([.K262:.O263];&quot;&gt;&quot;&amp;[.$N$5])" office:value-type="float" office:value="0">
            <text:p>0</text:p>
          </table:table-cell>
          <table:table-cell table:number-rows-spanned="2" table:style-name="ACE-333" table:formula="of:=COUNTIF([.K262:.O263];&quot;&gt;=&quot;&amp;[.$K$5])-COUNTIF([.K262:.O263];&quot;&gt;&quot;&amp;[.$N$5])" office:value-type="float" office:value="0">
            <text:p>0</text:p>
          </table:table-cell>
          <table:table-cell table:number-rows-spanned="2" table:style-name="ACE-333" table:formula="of:=COUNTIF([.P262:.T263];&quot;&lt;&quot;&amp;[.$P$5])" office:value-type="float" office:value="0">
            <text:p>0</text:p>
          </table:table-cell>
          <table:table-cell table:number-rows-spanned="2" table:style-name="ACE-333" table:formula="of:=COUNTIF([.P262:.T263];&quot;&gt;&quot;&amp;[.$S$5])" office:value-type="float" office:value="0">
            <text:p>0</text:p>
          </table:table-cell>
          <table:table-cell table:number-rows-spanned="2" table:style-name="ACE-333" table:formula="of:=COUNTIF([.P262:.T263];&quot;&gt;=&quot;&amp;[.$P$5])-COUNTIF([.P262:.T263];&quot;&gt;&quot;&amp;[.$S$5])" office:value-type="float" office:value="0">
            <text:p>0</text:p>
          </table:table-cell>
          <table:table-cell table:number-rows-spanned="2" table:style-name="ACE-333" table:formula="of:=COUNTIF([.U262:.Y263];&quot;&lt;&quot;&amp;[.$U$5])" office:value-type="float" office:value="0">
            <text:p>0</text:p>
          </table:table-cell>
          <table:table-cell table:number-rows-spanned="2" table:style-name="ACE-333" table:formula="of:=COUNTIF([.U262:.Y263];&quot;&gt;&quot;&amp;[.$X$5])" office:value-type="float" office:value="0">
            <text:p>0</text:p>
          </table:table-cell>
          <table:table-cell table:number-rows-spanned="2" table:style-name="ACE-333" table:formula="of:=COUNTIF([.U262:.Y263];&quot;&gt;=&quot;&amp;[.$U$5])-COUNTIF([.U262:.Y263];&quot;&gt;&quot;&amp;[.$X$5])" office:value-type="float" office:value="0">
            <text:p>0</text:p>
          </table:table-cell>
          <table:table-cell table:number-rows-spanned="2" table:style-name="ACE-522" table:formula="of:=100-([.AD262]+[.AE262])*0.5-([.AG262]+[.AH262])*0.40000000000000002-([.AJ262]+[.AK262])*0.29999999999999999-[.Z262]*0.40000000000000002-[.AA262]*0.5-([.AM262]+[.AN262])*1+(IF([.AB262]=&quot;&quot;;&quot;&quot;;IF([.AB262]&lt;80;-4;IF([.AB262]&gt;=85;IF([.AB262]&lt;90;-1;0);-2))))+(IF([.AC262]=&quot;&quot;;&quot;&quot;;IF([.AC262]&lt;85;-5;IF([.AC262]&gt;=90;IF([.AC262]&lt;95;-2;0);-4))))" office:value-type="string" office:string-value="#VALUE!">
            <text:p>#VALUE!</text:p>
          </table:table-cell>
          <table:table-cell table:number-rows-spanned="2" table:style-name="ACE-523" table:formula="of:=IF(OR([.AP262]&lt;85;([.AD262]+[.AE262])&gt;6;([.AG262]+[.AH262])&gt;6;([.AJ262]+[.AK262])&gt;6;[.Z262]&gt;6;([.AD262]+[.AE262]+[.AG262]+[.AH262]+[.AJ262]+[.AK262]+[.Z262])&gt;13;[.AA262]&gt;6;[.AB262]&lt;70;[.AC262]&lt;75);&quot;不合格&quot;;&quot;合格&quot;)" office:value-type="string" office:string-value="#VALUE!">
            <text:p>#VALUE!</text:p>
          </table:table-cell>
          <table:table-cell table:number-rows-spanned="2" table:style-name="ACE-652" table:content-validation-name="VAL-278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7" table:content-validation-name="VAL-42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62]*0.20000000000000001-[.AX262]*0.5-[.AY262]*0.20000000000000001-[.AZ262]*0.5-[.BA262]*1-[.BB262]*0.5-[.BC262]*0.20000000000000001-[.BD262]*0.20000000000000001-[.BE262]*0.20000000000000001-[.BF262]*0.5-[.BG262]*0.5-[.BH262]*1-[.BI262]*1-[.BJ262]*0.5" office:value-type="string" office:string-value="#VALUE!">
            <text:p>#VALUE!</text:p>
          </table:table-cell>
          <table:table-cell table:number-rows-spanned="2" table:style-name="ACE-329" table:formula="of:=IF(OR([.BK262]&lt;96;([.AW262]+[.AY262]+[.BC262]+[.BD262]+[.BE262])&gt;8;([.AX262]+[.AZ262]+[.BB262]+[.BF262]+[.BG262]+[.BJ262])&gt;6;([.AW262]+[.AX262]+[.AY262]+[.AZ262]+[.BA262]+[.BB262]+[.BC262]+[.BD262]+[.BE262]+[.BF262]+[.BG262]+[.BH262]+[.BI262]+[.BJ262])&gt;9);&quot;不合格&quot;;&quot;合格&quot;)" office:value-type="string" office:string-value="#VALUE!">
            <text:p>#VALUE!</text:p>
          </table:table-cell>
          <table:table-cell table:number-rows-spanned="2" table:style-name="ACE-198" table:content-validation-name="VAL-57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2" table:content-validation-name="VAL-12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64:.J265];&quot;&lt;&quot;&amp;[.$F$5])" office:value-type="float" office:value="0">
            <text:p>0</text:p>
          </table:table-cell>
          <table:table-cell table:number-rows-spanned="2" table:style-name="ACE-333" table:formula="of:=COUNTIF([.F264:.J265];&quot;&gt;&quot;&amp;[.$I$5])" office:value-type="float" office:value="0">
            <text:p>0</text:p>
          </table:table-cell>
          <table:table-cell table:number-rows-spanned="2" table:style-name="ACE-333" table:formula="of:=COUNTIF([.F264:.J265];&quot;&gt;=&quot;&amp;[.$F$5])-COUNTIF([.F264:.J265];&quot;&gt;&quot;&amp;[.$I$5])" office:value-type="float" office:value="0">
            <text:p>0</text:p>
          </table:table-cell>
          <table:table-cell table:number-rows-spanned="2" table:style-name="ACE-333" table:formula="of:=COUNTIF([.K264:.O265];&quot;&lt;&quot;&amp;[.$K$5])" office:value-type="float" office:value="0">
            <text:p>0</text:p>
          </table:table-cell>
          <table:table-cell table:number-rows-spanned="2" table:style-name="ACE-333" table:formula="of:=COUNTIF([.K264:.O265];&quot;&gt;&quot;&amp;[.$N$5])" office:value-type="float" office:value="0">
            <text:p>0</text:p>
          </table:table-cell>
          <table:table-cell table:number-rows-spanned="2" table:style-name="ACE-333" table:formula="of:=COUNTIF([.K264:.O265];&quot;&gt;=&quot;&amp;[.$K$5])-COUNTIF([.K264:.O265];&quot;&gt;&quot;&amp;[.$N$5])" office:value-type="float" office:value="0">
            <text:p>0</text:p>
          </table:table-cell>
          <table:table-cell table:number-rows-spanned="2" table:style-name="ACE-333" table:formula="of:=COUNTIF([.P264:.T265];&quot;&lt;&quot;&amp;[.$P$5])" office:value-type="float" office:value="0">
            <text:p>0</text:p>
          </table:table-cell>
          <table:table-cell table:number-rows-spanned="2" table:style-name="ACE-333" table:formula="of:=COUNTIF([.P264:.T265];&quot;&gt;&quot;&amp;[.$S$5])" office:value-type="float" office:value="0">
            <text:p>0</text:p>
          </table:table-cell>
          <table:table-cell table:number-rows-spanned="2" table:style-name="ACE-333" table:formula="of:=COUNTIF([.P264:.T265];&quot;&gt;=&quot;&amp;[.$P$5])-COUNTIF([.P264:.T265];&quot;&gt;&quot;&amp;[.$S$5])" office:value-type="float" office:value="0">
            <text:p>0</text:p>
          </table:table-cell>
          <table:table-cell table:number-rows-spanned="2" table:style-name="ACE-333" table:formula="of:=COUNTIF([.U264:.Y265];&quot;&lt;&quot;&amp;[.$U$5])" office:value-type="float" office:value="0">
            <text:p>0</text:p>
          </table:table-cell>
          <table:table-cell table:number-rows-spanned="2" table:style-name="ACE-333" table:formula="of:=COUNTIF([.U264:.Y265];&quot;&gt;&quot;&amp;[.$X$5])" office:value-type="float" office:value="0">
            <text:p>0</text:p>
          </table:table-cell>
          <table:table-cell table:number-rows-spanned="2" table:style-name="ACE-333" table:formula="of:=COUNTIF([.U264:.Y265];&quot;&gt;=&quot;&amp;[.$U$5])-COUNTIF([.U264:.Y265];&quot;&gt;&quot;&amp;[.$X$5])" office:value-type="float" office:value="0">
            <text:p>0</text:p>
          </table:table-cell>
          <table:table-cell table:number-rows-spanned="2" table:style-name="ACE-522" table:formula="of:=100-([.AD264]+[.AE264])*0.5-([.AG264]+[.AH264])*0.40000000000000002-([.AJ264]+[.AK264])*0.29999999999999999-[.Z264]*0.40000000000000002-[.AA264]*0.5-([.AM264]+[.AN264])*1+(IF([.AB264]=&quot;&quot;;&quot;&quot;;IF([.AB264]&lt;80;-4;IF([.AB264]&gt;=85;IF([.AB264]&lt;90;-1;0);-2))))+(IF([.AC264]=&quot;&quot;;&quot;&quot;;IF([.AC264]&lt;85;-5;IF([.AC264]&gt;=90;IF([.AC264]&lt;95;-2;0);-4))))" office:value-type="string" office:string-value="#VALUE!">
            <text:p>#VALUE!</text:p>
          </table:table-cell>
          <table:table-cell table:number-rows-spanned="2" table:style-name="ACE-523" table:formula="of:=IF(OR([.AP264]&lt;85;([.AD264]+[.AE264])&gt;6;([.AG264]+[.AH264])&gt;6;([.AJ264]+[.AK264])&gt;6;[.Z264]&gt;6;([.AD264]+[.AE264]+[.AG264]+[.AH264]+[.AJ264]+[.AK264]+[.Z264])&gt;13;[.AA264]&gt;6;[.AB264]&lt;70;[.AC264]&lt;75);&quot;不合格&quot;;&quot;合格&quot;)" office:value-type="string" office:string-value="#VALUE!">
            <text:p>#VALUE!</text:p>
          </table:table-cell>
          <table:table-cell table:number-rows-spanned="2" table:style-name="ACE-653" table:content-validation-name="VAL-279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6" table:content-validation-name="VAL-42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64]*0.20000000000000001-[.AX264]*0.5-[.AY264]*0.20000000000000001-[.AZ264]*0.5-[.BA264]*1-[.BB264]*0.5-[.BC264]*0.20000000000000001-[.BD264]*0.20000000000000001-[.BE264]*0.20000000000000001-[.BF264]*0.5-[.BG264]*0.5-[.BH264]*1-[.BI264]*1-[.BJ264]*0.5" office:value-type="string" office:string-value="#VALUE!">
            <text:p>#VALUE!</text:p>
          </table:table-cell>
          <table:table-cell table:number-rows-spanned="2" table:style-name="ACE-329" table:formula="of:=IF(OR([.BK264]&lt;96;([.AW264]+[.AY264]+[.BC264]+[.BD264]+[.BE264])&gt;8;([.AX264]+[.AZ264]+[.BB264]+[.BF264]+[.BG264]+[.BJ264])&gt;6;([.AW264]+[.AX264]+[.AY264]+[.AZ264]+[.BA264]+[.BB264]+[.BC264]+[.BD264]+[.BE264]+[.BF264]+[.BG264]+[.BH264]+[.BI264]+[.BJ264])&gt;9);&quot;不合格&quot;;&quot;合格&quot;)" office:value-type="string" office:string-value="#VALUE!">
            <text:p>#VALUE!</text:p>
          </table:table-cell>
          <table:table-cell table:number-rows-spanned="2" table:style-name="ACE-197" table:content-validation-name="VAL-57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3" table:content-validation-name="VAL-13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66:.J267];&quot;&lt;&quot;&amp;[.$F$5])" office:value-type="float" office:value="0">
            <text:p>0</text:p>
          </table:table-cell>
          <table:table-cell table:number-rows-spanned="2" table:style-name="ACE-333" table:formula="of:=COUNTIF([.F266:.J267];&quot;&gt;&quot;&amp;[.$I$5])" office:value-type="float" office:value="0">
            <text:p>0</text:p>
          </table:table-cell>
          <table:table-cell table:number-rows-spanned="2" table:style-name="ACE-333" table:formula="of:=COUNTIF([.F266:.J267];&quot;&gt;=&quot;&amp;[.$F$5])-COUNTIF([.F266:.J267];&quot;&gt;&quot;&amp;[.$I$5])" office:value-type="float" office:value="0">
            <text:p>0</text:p>
          </table:table-cell>
          <table:table-cell table:number-rows-spanned="2" table:style-name="ACE-333" table:formula="of:=COUNTIF([.K266:.O267];&quot;&lt;&quot;&amp;[.$K$5])" office:value-type="float" office:value="0">
            <text:p>0</text:p>
          </table:table-cell>
          <table:table-cell table:number-rows-spanned="2" table:style-name="ACE-333" table:formula="of:=COUNTIF([.K266:.O267];&quot;&gt;&quot;&amp;[.$N$5])" office:value-type="float" office:value="0">
            <text:p>0</text:p>
          </table:table-cell>
          <table:table-cell table:number-rows-spanned="2" table:style-name="ACE-333" table:formula="of:=COUNTIF([.K266:.O267];&quot;&gt;=&quot;&amp;[.$K$5])-COUNTIF([.K266:.O267];&quot;&gt;&quot;&amp;[.$N$5])" office:value-type="float" office:value="0">
            <text:p>0</text:p>
          </table:table-cell>
          <table:table-cell table:number-rows-spanned="2" table:style-name="ACE-333" table:formula="of:=COUNTIF([.P266:.T267];&quot;&lt;&quot;&amp;[.$P$5])" office:value-type="float" office:value="0">
            <text:p>0</text:p>
          </table:table-cell>
          <table:table-cell table:number-rows-spanned="2" table:style-name="ACE-333" table:formula="of:=COUNTIF([.P266:.T267];&quot;&gt;&quot;&amp;[.$S$5])" office:value-type="float" office:value="0">
            <text:p>0</text:p>
          </table:table-cell>
          <table:table-cell table:number-rows-spanned="2" table:style-name="ACE-333" table:formula="of:=COUNTIF([.P266:.T267];&quot;&gt;=&quot;&amp;[.$P$5])-COUNTIF([.P266:.T267];&quot;&gt;&quot;&amp;[.$S$5])" office:value-type="float" office:value="0">
            <text:p>0</text:p>
          </table:table-cell>
          <table:table-cell table:number-rows-spanned="2" table:style-name="ACE-333" table:formula="of:=COUNTIF([.U266:.Y267];&quot;&lt;&quot;&amp;[.$U$5])" office:value-type="float" office:value="0">
            <text:p>0</text:p>
          </table:table-cell>
          <table:table-cell table:number-rows-spanned="2" table:style-name="ACE-333" table:formula="of:=COUNTIF([.U266:.Y267];&quot;&gt;&quot;&amp;[.$X$5])" office:value-type="float" office:value="0">
            <text:p>0</text:p>
          </table:table-cell>
          <table:table-cell table:number-rows-spanned="2" table:style-name="ACE-333" table:formula="of:=COUNTIF([.U266:.Y267];&quot;&gt;=&quot;&amp;[.$U$5])-COUNTIF([.U266:.Y267];&quot;&gt;&quot;&amp;[.$X$5])" office:value-type="float" office:value="0">
            <text:p>0</text:p>
          </table:table-cell>
          <table:table-cell table:number-rows-spanned="2" table:style-name="ACE-522" table:formula="of:=100-([.AD266]+[.AE266])*0.5-([.AG266]+[.AH266])*0.40000000000000002-([.AJ266]+[.AK266])*0.29999999999999999-[.Z266]*0.40000000000000002-[.AA266]*0.5-([.AM266]+[.AN266])*1+(IF([.AB266]=&quot;&quot;;&quot;&quot;;IF([.AB266]&lt;80;-4;IF([.AB266]&gt;=85;IF([.AB266]&lt;90;-1;0);-2))))+(IF([.AC266]=&quot;&quot;;&quot;&quot;;IF([.AC266]&lt;85;-5;IF([.AC266]&gt;=90;IF([.AC266]&lt;95;-2;0);-4))))" office:value-type="string" office:string-value="#VALUE!">
            <text:p>#VALUE!</text:p>
          </table:table-cell>
          <table:table-cell table:number-rows-spanned="2" table:style-name="ACE-523" table:formula="of:=IF(OR([.AP266]&lt;85;([.AD266]+[.AE266])&gt;6;([.AG266]+[.AH266])&gt;6;([.AJ266]+[.AK266])&gt;6;[.Z266]&gt;6;([.AD266]+[.AE266]+[.AG266]+[.AH266]+[.AJ266]+[.AK266]+[.Z266])&gt;13;[.AA266]&gt;6;[.AB266]&lt;70;[.AC266]&lt;75);&quot;不合格&quot;;&quot;合格&quot;)" office:value-type="string" office:string-value="#VALUE!">
            <text:p>#VALUE!</text:p>
          </table:table-cell>
          <table:table-cell table:number-rows-spanned="2" table:style-name="ACE-654" table:content-validation-name="VAL-280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5" table:content-validation-name="VAL-43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66]*0.20000000000000001-[.AX266]*0.5-[.AY266]*0.20000000000000001-[.AZ266]*0.5-[.BA266]*1-[.BB266]*0.5-[.BC266]*0.20000000000000001-[.BD266]*0.20000000000000001-[.BE266]*0.20000000000000001-[.BF266]*0.5-[.BG266]*0.5-[.BH266]*1-[.BI266]*1-[.BJ266]*0.5" office:value-type="string" office:string-value="#VALUE!">
            <text:p>#VALUE!</text:p>
          </table:table-cell>
          <table:table-cell table:number-rows-spanned="2" table:style-name="ACE-329" table:formula="of:=IF(OR([.BK266]&lt;96;([.AW266]+[.AY266]+[.BC266]+[.BD266]+[.BE266])&gt;8;([.AX266]+[.AZ266]+[.BB266]+[.BF266]+[.BG266]+[.BJ266])&gt;6;([.AW266]+[.AX266]+[.AY266]+[.AZ266]+[.BA266]+[.BB266]+[.BC266]+[.BD266]+[.BE266]+[.BF266]+[.BG266]+[.BH266]+[.BI266]+[.BJ266])&gt;9);&quot;不合格&quot;;&quot;合格&quot;)" office:value-type="string" office:string-value="#VALUE!">
            <text:p>#VALUE!</text:p>
          </table:table-cell>
          <table:table-cell table:number-rows-spanned="2" table:style-name="ACE-196" table:content-validation-name="VAL-58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4" table:content-validation-name="VAL-13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68:.J269];&quot;&lt;&quot;&amp;[.$F$5])" office:value-type="float" office:value="0">
            <text:p>0</text:p>
          </table:table-cell>
          <table:table-cell table:number-rows-spanned="2" table:style-name="ACE-333" table:formula="of:=COUNTIF([.F268:.J269];&quot;&gt;&quot;&amp;[.$I$5])" office:value-type="float" office:value="0">
            <text:p>0</text:p>
          </table:table-cell>
          <table:table-cell table:number-rows-spanned="2" table:style-name="ACE-333" table:formula="of:=COUNTIF([.F268:.J269];&quot;&gt;=&quot;&amp;[.$F$5])-COUNTIF([.F268:.J269];&quot;&gt;&quot;&amp;[.$I$5])" office:value-type="float" office:value="0">
            <text:p>0</text:p>
          </table:table-cell>
          <table:table-cell table:number-rows-spanned="2" table:style-name="ACE-333" table:formula="of:=COUNTIF([.K268:.O269];&quot;&lt;&quot;&amp;[.$K$5])" office:value-type="float" office:value="0">
            <text:p>0</text:p>
          </table:table-cell>
          <table:table-cell table:number-rows-spanned="2" table:style-name="ACE-333" table:formula="of:=COUNTIF([.K268:.O269];&quot;&gt;&quot;&amp;[.$N$5])" office:value-type="float" office:value="0">
            <text:p>0</text:p>
          </table:table-cell>
          <table:table-cell table:number-rows-spanned="2" table:style-name="ACE-333" table:formula="of:=COUNTIF([.K268:.O269];&quot;&gt;=&quot;&amp;[.$K$5])-COUNTIF([.K268:.O269];&quot;&gt;&quot;&amp;[.$N$5])" office:value-type="float" office:value="0">
            <text:p>0</text:p>
          </table:table-cell>
          <table:table-cell table:number-rows-spanned="2" table:style-name="ACE-333" table:formula="of:=COUNTIF([.P268:.T269];&quot;&lt;&quot;&amp;[.$P$5])" office:value-type="float" office:value="0">
            <text:p>0</text:p>
          </table:table-cell>
          <table:table-cell table:number-rows-spanned="2" table:style-name="ACE-333" table:formula="of:=COUNTIF([.P268:.T269];&quot;&gt;&quot;&amp;[.$S$5])" office:value-type="float" office:value="0">
            <text:p>0</text:p>
          </table:table-cell>
          <table:table-cell table:number-rows-spanned="2" table:style-name="ACE-333" table:formula="of:=COUNTIF([.P268:.T269];&quot;&gt;=&quot;&amp;[.$P$5])-COUNTIF([.P268:.T269];&quot;&gt;&quot;&amp;[.$S$5])" office:value-type="float" office:value="0">
            <text:p>0</text:p>
          </table:table-cell>
          <table:table-cell table:number-rows-spanned="2" table:style-name="ACE-333" table:formula="of:=COUNTIF([.U268:.Y269];&quot;&lt;&quot;&amp;[.$U$5])" office:value-type="float" office:value="0">
            <text:p>0</text:p>
          </table:table-cell>
          <table:table-cell table:number-rows-spanned="2" table:style-name="ACE-333" table:formula="of:=COUNTIF([.U268:.Y269];&quot;&gt;&quot;&amp;[.$X$5])" office:value-type="float" office:value="0">
            <text:p>0</text:p>
          </table:table-cell>
          <table:table-cell table:number-rows-spanned="2" table:style-name="ACE-333" table:formula="of:=COUNTIF([.U268:.Y269];&quot;&gt;=&quot;&amp;[.$U$5])-COUNTIF([.U268:.Y269];&quot;&gt;&quot;&amp;[.$X$5])" office:value-type="float" office:value="0">
            <text:p>0</text:p>
          </table:table-cell>
          <table:table-cell table:number-rows-spanned="2" table:style-name="ACE-522" table:formula="of:=100-([.AD268]+[.AE268])*0.5-([.AG268]+[.AH268])*0.40000000000000002-([.AJ268]+[.AK268])*0.29999999999999999-[.Z268]*0.40000000000000002-[.AA268]*0.5-([.AM268]+[.AN268])*1+(IF([.AB268]=&quot;&quot;;&quot;&quot;;IF([.AB268]&lt;80;-4;IF([.AB268]&gt;=85;IF([.AB268]&lt;90;-1;0);-2))))+(IF([.AC268]=&quot;&quot;;&quot;&quot;;IF([.AC268]&lt;85;-5;IF([.AC268]&gt;=90;IF([.AC268]&lt;95;-2;0);-4))))" office:value-type="string" office:string-value="#VALUE!">
            <text:p>#VALUE!</text:p>
          </table:table-cell>
          <table:table-cell table:number-rows-spanned="2" table:style-name="ACE-523" table:formula="of:=IF(OR([.AP268]&lt;85;([.AD268]+[.AE268])&gt;6;([.AG268]+[.AH268])&gt;6;([.AJ268]+[.AK268])&gt;6;[.Z268]&gt;6;([.AD268]+[.AE268]+[.AG268]+[.AH268]+[.AJ268]+[.AK268]+[.Z268])&gt;13;[.AA268]&gt;6;[.AB268]&lt;70;[.AC268]&lt;75);&quot;不合格&quot;;&quot;合格&quot;)" office:value-type="string" office:string-value="#VALUE!">
            <text:p>#VALUE!</text:p>
          </table:table-cell>
          <table:table-cell table:number-rows-spanned="2" table:style-name="ACE-655" table:content-validation-name="VAL-281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4" table:content-validation-name="VAL-43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68]*0.20000000000000001-[.AX268]*0.5-[.AY268]*0.20000000000000001-[.AZ268]*0.5-[.BA268]*1-[.BB268]*0.5-[.BC268]*0.20000000000000001-[.BD268]*0.20000000000000001-[.BE268]*0.20000000000000001-[.BF268]*0.5-[.BG268]*0.5-[.BH268]*1-[.BI268]*1-[.BJ268]*0.5" office:value-type="string" office:string-value="#VALUE!">
            <text:p>#VALUE!</text:p>
          </table:table-cell>
          <table:table-cell table:number-rows-spanned="2" table:style-name="ACE-329" table:formula="of:=IF(OR([.BK268]&lt;96;([.AW268]+[.AY268]+[.BC268]+[.BD268]+[.BE268])&gt;8;([.AX268]+[.AZ268]+[.BB268]+[.BF268]+[.BG268]+[.BJ268])&gt;6;([.AW268]+[.AX268]+[.AY268]+[.AZ268]+[.BA268]+[.BB268]+[.BC268]+[.BD268]+[.BE268]+[.BF268]+[.BG268]+[.BH268]+[.BI268]+[.BJ268])&gt;9);&quot;不合格&quot;;&quot;合格&quot;)" office:value-type="string" office:string-value="#VALUE!">
            <text:p>#VALUE!</text:p>
          </table:table-cell>
          <table:table-cell table:number-rows-spanned="2" table:style-name="ACE-195" table:content-validation-name="VAL-58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5" table:content-validation-name="VAL-13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70:.J271];&quot;&lt;&quot;&amp;[.$F$5])" office:value-type="float" office:value="0">
            <text:p>0</text:p>
          </table:table-cell>
          <table:table-cell table:number-rows-spanned="2" table:style-name="ACE-333" table:formula="of:=COUNTIF([.F270:.J271];&quot;&gt;&quot;&amp;[.$I$5])" office:value-type="float" office:value="0">
            <text:p>0</text:p>
          </table:table-cell>
          <table:table-cell table:number-rows-spanned="2" table:style-name="ACE-333" table:formula="of:=COUNTIF([.F270:.J271];&quot;&gt;=&quot;&amp;[.$F$5])-COUNTIF([.F270:.J271];&quot;&gt;&quot;&amp;[.$I$5])" office:value-type="float" office:value="0">
            <text:p>0</text:p>
          </table:table-cell>
          <table:table-cell table:number-rows-spanned="2" table:style-name="ACE-333" table:formula="of:=COUNTIF([.K270:.O271];&quot;&lt;&quot;&amp;[.$K$5])" office:value-type="float" office:value="0">
            <text:p>0</text:p>
          </table:table-cell>
          <table:table-cell table:number-rows-spanned="2" table:style-name="ACE-333" table:formula="of:=COUNTIF([.K270:.O271];&quot;&gt;&quot;&amp;[.$N$5])" office:value-type="float" office:value="0">
            <text:p>0</text:p>
          </table:table-cell>
          <table:table-cell table:number-rows-spanned="2" table:style-name="ACE-333" table:formula="of:=COUNTIF([.K270:.O271];&quot;&gt;=&quot;&amp;[.$K$5])-COUNTIF([.K270:.O271];&quot;&gt;&quot;&amp;[.$N$5])" office:value-type="float" office:value="0">
            <text:p>0</text:p>
          </table:table-cell>
          <table:table-cell table:number-rows-spanned="2" table:style-name="ACE-333" table:formula="of:=COUNTIF([.P270:.T271];&quot;&lt;&quot;&amp;[.$P$5])" office:value-type="float" office:value="0">
            <text:p>0</text:p>
          </table:table-cell>
          <table:table-cell table:number-rows-spanned="2" table:style-name="ACE-333" table:formula="of:=COUNTIF([.P270:.T271];&quot;&gt;&quot;&amp;[.$S$5])" office:value-type="float" office:value="0">
            <text:p>0</text:p>
          </table:table-cell>
          <table:table-cell table:number-rows-spanned="2" table:style-name="ACE-333" table:formula="of:=COUNTIF([.P270:.T271];&quot;&gt;=&quot;&amp;[.$P$5])-COUNTIF([.P270:.T271];&quot;&gt;&quot;&amp;[.$S$5])" office:value-type="float" office:value="0">
            <text:p>0</text:p>
          </table:table-cell>
          <table:table-cell table:number-rows-spanned="2" table:style-name="ACE-333" table:formula="of:=COUNTIF([.U270:.Y271];&quot;&lt;&quot;&amp;[.$U$5])" office:value-type="float" office:value="0">
            <text:p>0</text:p>
          </table:table-cell>
          <table:table-cell table:number-rows-spanned="2" table:style-name="ACE-333" table:formula="of:=COUNTIF([.U270:.Y271];&quot;&gt;&quot;&amp;[.$X$5])" office:value-type="float" office:value="0">
            <text:p>0</text:p>
          </table:table-cell>
          <table:table-cell table:number-rows-spanned="2" table:style-name="ACE-333" table:formula="of:=COUNTIF([.U270:.Y271];&quot;&gt;=&quot;&amp;[.$U$5])-COUNTIF([.U270:.Y271];&quot;&gt;&quot;&amp;[.$X$5])" office:value-type="float" office:value="0">
            <text:p>0</text:p>
          </table:table-cell>
          <table:table-cell table:number-rows-spanned="2" table:style-name="ACE-522" table:formula="of:=100-([.AD270]+[.AE270])*0.5-([.AG270]+[.AH270])*0.40000000000000002-([.AJ270]+[.AK270])*0.29999999999999999-[.Z270]*0.40000000000000002-[.AA270]*0.5-([.AM270]+[.AN270])*1+(IF([.AB270]=&quot;&quot;;&quot;&quot;;IF([.AB270]&lt;80;-4;IF([.AB270]&gt;=85;IF([.AB270]&lt;90;-1;0);-2))))+(IF([.AC270]=&quot;&quot;;&quot;&quot;;IF([.AC270]&lt;85;-5;IF([.AC270]&gt;=90;IF([.AC270]&lt;95;-2;0);-4))))" office:value-type="string" office:string-value="#VALUE!">
            <text:p>#VALUE!</text:p>
          </table:table-cell>
          <table:table-cell table:number-rows-spanned="2" table:style-name="ACE-523" table:formula="of:=IF(OR([.AP270]&lt;85;([.AD270]+[.AE270])&gt;6;([.AG270]+[.AH270])&gt;6;([.AJ270]+[.AK270])&gt;6;[.Z270]&gt;6;([.AD270]+[.AE270]+[.AG270]+[.AH270]+[.AJ270]+[.AK270]+[.Z270])&gt;13;[.AA270]&gt;6;[.AB270]&lt;70;[.AC270]&lt;75);&quot;不合格&quot;;&quot;合格&quot;)" office:value-type="string" office:string-value="#VALUE!">
            <text:p>#VALUE!</text:p>
          </table:table-cell>
          <table:table-cell table:number-rows-spanned="2" table:style-name="ACE-656" table:content-validation-name="VAL-282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3" table:content-validation-name="VAL-43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70]*0.20000000000000001-[.AX270]*0.5-[.AY270]*0.20000000000000001-[.AZ270]*0.5-[.BA270]*1-[.BB270]*0.5-[.BC270]*0.20000000000000001-[.BD270]*0.20000000000000001-[.BE270]*0.20000000000000001-[.BF270]*0.5-[.BG270]*0.5-[.BH270]*1-[.BI270]*1-[.BJ270]*0.5" office:value-type="string" office:string-value="#VALUE!">
            <text:p>#VALUE!</text:p>
          </table:table-cell>
          <table:table-cell table:number-rows-spanned="2" table:style-name="ACE-329" table:formula="of:=IF(OR([.BK270]&lt;96;([.AW270]+[.AY270]+[.BC270]+[.BD270]+[.BE270])&gt;8;([.AX270]+[.AZ270]+[.BB270]+[.BF270]+[.BG270]+[.BJ270])&gt;6;([.AW270]+[.AX270]+[.AY270]+[.AZ270]+[.BA270]+[.BB270]+[.BC270]+[.BD270]+[.BE270]+[.BF270]+[.BG270]+[.BH270]+[.BI270]+[.BJ270])&gt;9);&quot;不合格&quot;;&quot;合格&quot;)" office:value-type="string" office:string-value="#VALUE!">
            <text:p>#VALUE!</text:p>
          </table:table-cell>
          <table:table-cell table:number-rows-spanned="2" table:style-name="ACE-194" table:content-validation-name="VAL-58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6" table:content-validation-name="VAL-13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72:.J273];&quot;&lt;&quot;&amp;[.$F$5])" office:value-type="float" office:value="0">
            <text:p>0</text:p>
          </table:table-cell>
          <table:table-cell table:number-rows-spanned="2" table:style-name="ACE-333" table:formula="of:=COUNTIF([.F272:.J273];&quot;&gt;&quot;&amp;[.$I$5])" office:value-type="float" office:value="0">
            <text:p>0</text:p>
          </table:table-cell>
          <table:table-cell table:number-rows-spanned="2" table:style-name="ACE-333" table:formula="of:=COUNTIF([.F272:.J273];&quot;&gt;=&quot;&amp;[.$F$5])-COUNTIF([.F272:.J273];&quot;&gt;&quot;&amp;[.$I$5])" office:value-type="float" office:value="0">
            <text:p>0</text:p>
          </table:table-cell>
          <table:table-cell table:number-rows-spanned="2" table:style-name="ACE-333" table:formula="of:=COUNTIF([.K272:.O273];&quot;&lt;&quot;&amp;[.$K$5])" office:value-type="float" office:value="0">
            <text:p>0</text:p>
          </table:table-cell>
          <table:table-cell table:number-rows-spanned="2" table:style-name="ACE-333" table:formula="of:=COUNTIF([.K272:.O273];&quot;&gt;&quot;&amp;[.$N$5])" office:value-type="float" office:value="0">
            <text:p>0</text:p>
          </table:table-cell>
          <table:table-cell table:number-rows-spanned="2" table:style-name="ACE-333" table:formula="of:=COUNTIF([.K272:.O273];&quot;&gt;=&quot;&amp;[.$K$5])-COUNTIF([.K272:.O273];&quot;&gt;&quot;&amp;[.$N$5])" office:value-type="float" office:value="0">
            <text:p>0</text:p>
          </table:table-cell>
          <table:table-cell table:number-rows-spanned="2" table:style-name="ACE-333" table:formula="of:=COUNTIF([.P272:.T273];&quot;&lt;&quot;&amp;[.$P$5])" office:value-type="float" office:value="0">
            <text:p>0</text:p>
          </table:table-cell>
          <table:table-cell table:number-rows-spanned="2" table:style-name="ACE-333" table:formula="of:=COUNTIF([.P272:.T273];&quot;&gt;&quot;&amp;[.$S$5])" office:value-type="float" office:value="0">
            <text:p>0</text:p>
          </table:table-cell>
          <table:table-cell table:number-rows-spanned="2" table:style-name="ACE-333" table:formula="of:=COUNTIF([.P272:.T273];&quot;&gt;=&quot;&amp;[.$P$5])-COUNTIF([.P272:.T273];&quot;&gt;&quot;&amp;[.$S$5])" office:value-type="float" office:value="0">
            <text:p>0</text:p>
          </table:table-cell>
          <table:table-cell table:number-rows-spanned="2" table:style-name="ACE-333" table:formula="of:=COUNTIF([.U272:.Y273];&quot;&lt;&quot;&amp;[.$U$5])" office:value-type="float" office:value="0">
            <text:p>0</text:p>
          </table:table-cell>
          <table:table-cell table:number-rows-spanned="2" table:style-name="ACE-333" table:formula="of:=COUNTIF([.U272:.Y273];&quot;&gt;&quot;&amp;[.$X$5])" office:value-type="float" office:value="0">
            <text:p>0</text:p>
          </table:table-cell>
          <table:table-cell table:number-rows-spanned="2" table:style-name="ACE-333" table:formula="of:=COUNTIF([.U272:.Y273];&quot;&gt;=&quot;&amp;[.$U$5])-COUNTIF([.U272:.Y273];&quot;&gt;&quot;&amp;[.$X$5])" office:value-type="float" office:value="0">
            <text:p>0</text:p>
          </table:table-cell>
          <table:table-cell table:number-rows-spanned="2" table:style-name="ACE-522" table:formula="of:=100-([.AD272]+[.AE272])*0.5-([.AG272]+[.AH272])*0.40000000000000002-([.AJ272]+[.AK272])*0.29999999999999999-[.Z272]*0.40000000000000002-[.AA272]*0.5-([.AM272]+[.AN272])*1+(IF([.AB272]=&quot;&quot;;&quot;&quot;;IF([.AB272]&lt;80;-4;IF([.AB272]&gt;=85;IF([.AB272]&lt;90;-1;0);-2))))+(IF([.AC272]=&quot;&quot;;&quot;&quot;;IF([.AC272]&lt;85;-5;IF([.AC272]&gt;=90;IF([.AC272]&lt;95;-2;0);-4))))" office:value-type="string" office:string-value="#VALUE!">
            <text:p>#VALUE!</text:p>
          </table:table-cell>
          <table:table-cell table:number-rows-spanned="2" table:style-name="ACE-523" table:formula="of:=IF(OR([.AP272]&lt;85;([.AD272]+[.AE272])&gt;6;([.AG272]+[.AH272])&gt;6;([.AJ272]+[.AK272])&gt;6;[.Z272]&gt;6;([.AD272]+[.AE272]+[.AG272]+[.AH272]+[.AJ272]+[.AK272]+[.Z272])&gt;13;[.AA272]&gt;6;[.AB272]&lt;70;[.AC272]&lt;75);&quot;不合格&quot;;&quot;合格&quot;)" office:value-type="string" office:string-value="#VALUE!">
            <text:p>#VALUE!</text:p>
          </table:table-cell>
          <table:table-cell table:number-rows-spanned="2" table:style-name="ACE-657" table:content-validation-name="VAL-283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2" table:content-validation-name="VAL-43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72]*0.20000000000000001-[.AX272]*0.5-[.AY272]*0.20000000000000001-[.AZ272]*0.5-[.BA272]*1-[.BB272]*0.5-[.BC272]*0.20000000000000001-[.BD272]*0.20000000000000001-[.BE272]*0.20000000000000001-[.BF272]*0.5-[.BG272]*0.5-[.BH272]*1-[.BI272]*1-[.BJ272]*0.5" office:value-type="string" office:string-value="#VALUE!">
            <text:p>#VALUE!</text:p>
          </table:table-cell>
          <table:table-cell table:number-rows-spanned="2" table:style-name="ACE-329" table:formula="of:=IF(OR([.BK272]&lt;96;([.AW272]+[.AY272]+[.BC272]+[.BD272]+[.BE272])&gt;8;([.AX272]+[.AZ272]+[.BB272]+[.BF272]+[.BG272]+[.BJ272])&gt;6;([.AW272]+[.AX272]+[.AY272]+[.AZ272]+[.BA272]+[.BB272]+[.BC272]+[.BD272]+[.BE272]+[.BF272]+[.BG272]+[.BH272]+[.BI272]+[.BJ272])&gt;9);&quot;不合格&quot;;&quot;合格&quot;)" office:value-type="string" office:string-value="#VALUE!">
            <text:p>#VALUE!</text:p>
          </table:table-cell>
          <table:table-cell table:number-rows-spanned="2" table:style-name="ACE-193" table:content-validation-name="VAL-58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7" table:content-validation-name="VAL-13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74:.J275];&quot;&lt;&quot;&amp;[.$F$5])" office:value-type="float" office:value="0">
            <text:p>0</text:p>
          </table:table-cell>
          <table:table-cell table:number-rows-spanned="2" table:style-name="ACE-333" table:formula="of:=COUNTIF([.F274:.J275];&quot;&gt;&quot;&amp;[.$I$5])" office:value-type="float" office:value="0">
            <text:p>0</text:p>
          </table:table-cell>
          <table:table-cell table:number-rows-spanned="2" table:style-name="ACE-333" table:formula="of:=COUNTIF([.F274:.J275];&quot;&gt;=&quot;&amp;[.$F$5])-COUNTIF([.F274:.J275];&quot;&gt;&quot;&amp;[.$I$5])" office:value-type="float" office:value="0">
            <text:p>0</text:p>
          </table:table-cell>
          <table:table-cell table:number-rows-spanned="2" table:style-name="ACE-333" table:formula="of:=COUNTIF([.K274:.O275];&quot;&lt;&quot;&amp;[.$K$5])" office:value-type="float" office:value="0">
            <text:p>0</text:p>
          </table:table-cell>
          <table:table-cell table:number-rows-spanned="2" table:style-name="ACE-333" table:formula="of:=COUNTIF([.K274:.O275];&quot;&gt;&quot;&amp;[.$N$5])" office:value-type="float" office:value="0">
            <text:p>0</text:p>
          </table:table-cell>
          <table:table-cell table:number-rows-spanned="2" table:style-name="ACE-333" table:formula="of:=COUNTIF([.K274:.O275];&quot;&gt;=&quot;&amp;[.$K$5])-COUNTIF([.K274:.O275];&quot;&gt;&quot;&amp;[.$N$5])" office:value-type="float" office:value="0">
            <text:p>0</text:p>
          </table:table-cell>
          <table:table-cell table:number-rows-spanned="2" table:style-name="ACE-333" table:formula="of:=COUNTIF([.P274:.T275];&quot;&lt;&quot;&amp;[.$P$5])" office:value-type="float" office:value="0">
            <text:p>0</text:p>
          </table:table-cell>
          <table:table-cell table:number-rows-spanned="2" table:style-name="ACE-333" table:formula="of:=COUNTIF([.P274:.T275];&quot;&gt;&quot;&amp;[.$S$5])" office:value-type="float" office:value="0">
            <text:p>0</text:p>
          </table:table-cell>
          <table:table-cell table:number-rows-spanned="2" table:style-name="ACE-333" table:formula="of:=COUNTIF([.P274:.T275];&quot;&gt;=&quot;&amp;[.$P$5])-COUNTIF([.P274:.T275];&quot;&gt;&quot;&amp;[.$S$5])" office:value-type="float" office:value="0">
            <text:p>0</text:p>
          </table:table-cell>
          <table:table-cell table:number-rows-spanned="2" table:style-name="ACE-333" table:formula="of:=COUNTIF([.U274:.Y275];&quot;&lt;&quot;&amp;[.$U$5])" office:value-type="float" office:value="0">
            <text:p>0</text:p>
          </table:table-cell>
          <table:table-cell table:number-rows-spanned="2" table:style-name="ACE-333" table:formula="of:=COUNTIF([.U274:.Y275];&quot;&gt;&quot;&amp;[.$X$5])" office:value-type="float" office:value="0">
            <text:p>0</text:p>
          </table:table-cell>
          <table:table-cell table:number-rows-spanned="2" table:style-name="ACE-333" table:formula="of:=COUNTIF([.U274:.Y275];&quot;&gt;=&quot;&amp;[.$U$5])-COUNTIF([.U274:.Y275];&quot;&gt;&quot;&amp;[.$X$5])" office:value-type="float" office:value="0">
            <text:p>0</text:p>
          </table:table-cell>
          <table:table-cell table:number-rows-spanned="2" table:style-name="ACE-522" table:formula="of:=100-([.AD274]+[.AE274])*0.5-([.AG274]+[.AH274])*0.40000000000000002-([.AJ274]+[.AK274])*0.29999999999999999-[.Z274]*0.40000000000000002-[.AA274]*0.5-([.AM274]+[.AN274])*1+(IF([.AB274]=&quot;&quot;;&quot;&quot;;IF([.AB274]&lt;80;-4;IF([.AB274]&gt;=85;IF([.AB274]&lt;90;-1;0);-2))))+(IF([.AC274]=&quot;&quot;;&quot;&quot;;IF([.AC274]&lt;85;-5;IF([.AC274]&gt;=90;IF([.AC274]&lt;95;-2;0);-4))))" office:value-type="string" office:string-value="#VALUE!">
            <text:p>#VALUE!</text:p>
          </table:table-cell>
          <table:table-cell table:number-rows-spanned="2" table:style-name="ACE-523" table:formula="of:=IF(OR([.AP274]&lt;85;([.AD274]+[.AE274])&gt;6;([.AG274]+[.AH274])&gt;6;([.AJ274]+[.AK274])&gt;6;[.Z274]&gt;6;([.AD274]+[.AE274]+[.AG274]+[.AH274]+[.AJ274]+[.AK274]+[.Z274])&gt;13;[.AA274]&gt;6;[.AB274]&lt;70;[.AC274]&lt;75);&quot;不合格&quot;;&quot;合格&quot;)" office:value-type="string" office:string-value="#VALUE!">
            <text:p>#VALUE!</text:p>
          </table:table-cell>
          <table:table-cell table:number-rows-spanned="2" table:style-name="ACE-658" table:content-validation-name="VAL-284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1" table:content-validation-name="VAL-43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74]*0.20000000000000001-[.AX274]*0.5-[.AY274]*0.20000000000000001-[.AZ274]*0.5-[.BA274]*1-[.BB274]*0.5-[.BC274]*0.20000000000000001-[.BD274]*0.20000000000000001-[.BE274]*0.20000000000000001-[.BF274]*0.5-[.BG274]*0.5-[.BH274]*1-[.BI274]*1-[.BJ274]*0.5" office:value-type="string" office:string-value="#VALUE!">
            <text:p>#VALUE!</text:p>
          </table:table-cell>
          <table:table-cell table:number-rows-spanned="2" table:style-name="ACE-329" table:formula="of:=IF(OR([.BK274]&lt;96;([.AW274]+[.AY274]+[.BC274]+[.BD274]+[.BE274])&gt;8;([.AX274]+[.AZ274]+[.BB274]+[.BF274]+[.BG274]+[.BJ274])&gt;6;([.AW274]+[.AX274]+[.AY274]+[.AZ274]+[.BA274]+[.BB274]+[.BC274]+[.BD274]+[.BE274]+[.BF274]+[.BG274]+[.BH274]+[.BI274]+[.BJ274])&gt;9);&quot;不合格&quot;;&quot;合格&quot;)" office:value-type="string" office:string-value="#VALUE!">
            <text:p>#VALUE!</text:p>
          </table:table-cell>
          <table:table-cell table:number-rows-spanned="2" table:style-name="ACE-192" table:content-validation-name="VAL-58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8" table:content-validation-name="VAL-13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76:.J277];&quot;&lt;&quot;&amp;[.$F$5])" office:value-type="float" office:value="0">
            <text:p>0</text:p>
          </table:table-cell>
          <table:table-cell table:number-rows-spanned="2" table:style-name="ACE-333" table:formula="of:=COUNTIF([.F276:.J277];&quot;&gt;&quot;&amp;[.$I$5])" office:value-type="float" office:value="0">
            <text:p>0</text:p>
          </table:table-cell>
          <table:table-cell table:number-rows-spanned="2" table:style-name="ACE-333" table:formula="of:=COUNTIF([.F276:.J277];&quot;&gt;=&quot;&amp;[.$F$5])-COUNTIF([.F276:.J277];&quot;&gt;&quot;&amp;[.$I$5])" office:value-type="float" office:value="0">
            <text:p>0</text:p>
          </table:table-cell>
          <table:table-cell table:number-rows-spanned="2" table:style-name="ACE-333" table:formula="of:=COUNTIF([.K276:.O277];&quot;&lt;&quot;&amp;[.$K$5])" office:value-type="float" office:value="0">
            <text:p>0</text:p>
          </table:table-cell>
          <table:table-cell table:number-rows-spanned="2" table:style-name="ACE-333" table:formula="of:=COUNTIF([.K276:.O277];&quot;&gt;&quot;&amp;[.$N$5])" office:value-type="float" office:value="0">
            <text:p>0</text:p>
          </table:table-cell>
          <table:table-cell table:number-rows-spanned="2" table:style-name="ACE-333" table:formula="of:=COUNTIF([.K276:.O277];&quot;&gt;=&quot;&amp;[.$K$5])-COUNTIF([.K276:.O277];&quot;&gt;&quot;&amp;[.$N$5])" office:value-type="float" office:value="0">
            <text:p>0</text:p>
          </table:table-cell>
          <table:table-cell table:number-rows-spanned="2" table:style-name="ACE-333" table:formula="of:=COUNTIF([.P276:.T277];&quot;&lt;&quot;&amp;[.$P$5])" office:value-type="float" office:value="0">
            <text:p>0</text:p>
          </table:table-cell>
          <table:table-cell table:number-rows-spanned="2" table:style-name="ACE-333" table:formula="of:=COUNTIF([.P276:.T277];&quot;&gt;&quot;&amp;[.$S$5])" office:value-type="float" office:value="0">
            <text:p>0</text:p>
          </table:table-cell>
          <table:table-cell table:number-rows-spanned="2" table:style-name="ACE-333" table:formula="of:=COUNTIF([.P276:.T277];&quot;&gt;=&quot;&amp;[.$P$5])-COUNTIF([.P276:.T277];&quot;&gt;&quot;&amp;[.$S$5])" office:value-type="float" office:value="0">
            <text:p>0</text:p>
          </table:table-cell>
          <table:table-cell table:number-rows-spanned="2" table:style-name="ACE-333" table:formula="of:=COUNTIF([.U276:.Y277];&quot;&lt;&quot;&amp;[.$U$5])" office:value-type="float" office:value="0">
            <text:p>0</text:p>
          </table:table-cell>
          <table:table-cell table:number-rows-spanned="2" table:style-name="ACE-333" table:formula="of:=COUNTIF([.U276:.Y277];&quot;&gt;&quot;&amp;[.$X$5])" office:value-type="float" office:value="0">
            <text:p>0</text:p>
          </table:table-cell>
          <table:table-cell table:number-rows-spanned="2" table:style-name="ACE-333" table:formula="of:=COUNTIF([.U276:.Y277];&quot;&gt;=&quot;&amp;[.$U$5])-COUNTIF([.U276:.Y277];&quot;&gt;&quot;&amp;[.$X$5])" office:value-type="float" office:value="0">
            <text:p>0</text:p>
          </table:table-cell>
          <table:table-cell table:number-rows-spanned="2" table:style-name="ACE-522" table:formula="of:=100-([.AD276]+[.AE276])*0.5-([.AG276]+[.AH276])*0.40000000000000002-([.AJ276]+[.AK276])*0.29999999999999999-[.Z276]*0.40000000000000002-[.AA276]*0.5-([.AM276]+[.AN276])*1+(IF([.AB276]=&quot;&quot;;&quot;&quot;;IF([.AB276]&lt;80;-4;IF([.AB276]&gt;=85;IF([.AB276]&lt;90;-1;0);-2))))+(IF([.AC276]=&quot;&quot;;&quot;&quot;;IF([.AC276]&lt;85;-5;IF([.AC276]&gt;=90;IF([.AC276]&lt;95;-2;0);-4))))" office:value-type="string" office:string-value="#VALUE!">
            <text:p>#VALUE!</text:p>
          </table:table-cell>
          <table:table-cell table:number-rows-spanned="2" table:style-name="ACE-523" table:formula="of:=IF(OR([.AP276]&lt;85;([.AD276]+[.AE276])&gt;6;([.AG276]+[.AH276])&gt;6;([.AJ276]+[.AK276])&gt;6;[.Z276]&gt;6;([.AD276]+[.AE276]+[.AG276]+[.AH276]+[.AJ276]+[.AK276]+[.Z276])&gt;13;[.AA276]&gt;6;[.AB276]&lt;70;[.AC276]&lt;75);&quot;不合格&quot;;&quot;合格&quot;)" office:value-type="string" office:string-value="#VALUE!">
            <text:p>#VALUE!</text:p>
          </table:table-cell>
          <table:table-cell table:number-rows-spanned="2" table:style-name="ACE-659" table:content-validation-name="VAL-285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0" table:content-validation-name="VAL-43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76]*0.20000000000000001-[.AX276]*0.5-[.AY276]*0.20000000000000001-[.AZ276]*0.5-[.BA276]*1-[.BB276]*0.5-[.BC276]*0.20000000000000001-[.BD276]*0.20000000000000001-[.BE276]*0.20000000000000001-[.BF276]*0.5-[.BG276]*0.5-[.BH276]*1-[.BI276]*1-[.BJ276]*0.5" office:value-type="string" office:string-value="#VALUE!">
            <text:p>#VALUE!</text:p>
          </table:table-cell>
          <table:table-cell table:number-rows-spanned="2" table:style-name="ACE-329" table:formula="of:=IF(OR([.BK276]&lt;96;([.AW276]+[.AY276]+[.BC276]+[.BD276]+[.BE276])&gt;8;([.AX276]+[.AZ276]+[.BB276]+[.BF276]+[.BG276]+[.BJ276])&gt;6;([.AW276]+[.AX276]+[.AY276]+[.AZ276]+[.BA276]+[.BB276]+[.BC276]+[.BD276]+[.BE276]+[.BF276]+[.BG276]+[.BH276]+[.BI276]+[.BJ276])&gt;9);&quot;不合格&quot;;&quot;合格&quot;)" office:value-type="string" office:string-value="#VALUE!">
            <text:p>#VALUE!</text:p>
          </table:table-cell>
          <table:table-cell table:number-rows-spanned="2" table:style-name="ACE-191" table:content-validation-name="VAL-58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9" table:content-validation-name="VAL-13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78:.J279];&quot;&lt;&quot;&amp;[.$F$5])" office:value-type="float" office:value="0">
            <text:p>0</text:p>
          </table:table-cell>
          <table:table-cell table:number-rows-spanned="2" table:style-name="ACE-333" table:formula="of:=COUNTIF([.F278:.J279];&quot;&gt;&quot;&amp;[.$I$5])" office:value-type="float" office:value="0">
            <text:p>0</text:p>
          </table:table-cell>
          <table:table-cell table:number-rows-spanned="2" table:style-name="ACE-333" table:formula="of:=COUNTIF([.F278:.J279];&quot;&gt;=&quot;&amp;[.$F$5])-COUNTIF([.F278:.J279];&quot;&gt;&quot;&amp;[.$I$5])" office:value-type="float" office:value="0">
            <text:p>0</text:p>
          </table:table-cell>
          <table:table-cell table:number-rows-spanned="2" table:style-name="ACE-333" table:formula="of:=COUNTIF([.K278:.O279];&quot;&lt;&quot;&amp;[.$K$5])" office:value-type="float" office:value="0">
            <text:p>0</text:p>
          </table:table-cell>
          <table:table-cell table:number-rows-spanned="2" table:style-name="ACE-333" table:formula="of:=COUNTIF([.K278:.O279];&quot;&gt;&quot;&amp;[.$N$5])" office:value-type="float" office:value="0">
            <text:p>0</text:p>
          </table:table-cell>
          <table:table-cell table:number-rows-spanned="2" table:style-name="ACE-333" table:formula="of:=COUNTIF([.K278:.O279];&quot;&gt;=&quot;&amp;[.$K$5])-COUNTIF([.K278:.O279];&quot;&gt;&quot;&amp;[.$N$5])" office:value-type="float" office:value="0">
            <text:p>0</text:p>
          </table:table-cell>
          <table:table-cell table:number-rows-spanned="2" table:style-name="ACE-333" table:formula="of:=COUNTIF([.P278:.T279];&quot;&lt;&quot;&amp;[.$P$5])" office:value-type="float" office:value="0">
            <text:p>0</text:p>
          </table:table-cell>
          <table:table-cell table:number-rows-spanned="2" table:style-name="ACE-333" table:formula="of:=COUNTIF([.P278:.T279];&quot;&gt;&quot;&amp;[.$S$5])" office:value-type="float" office:value="0">
            <text:p>0</text:p>
          </table:table-cell>
          <table:table-cell table:number-rows-spanned="2" table:style-name="ACE-333" table:formula="of:=COUNTIF([.P278:.T279];&quot;&gt;=&quot;&amp;[.$P$5])-COUNTIF([.P278:.T279];&quot;&gt;&quot;&amp;[.$S$5])" office:value-type="float" office:value="0">
            <text:p>0</text:p>
          </table:table-cell>
          <table:table-cell table:number-rows-spanned="2" table:style-name="ACE-333" table:formula="of:=COUNTIF([.U278:.Y279];&quot;&lt;&quot;&amp;[.$U$5])" office:value-type="float" office:value="0">
            <text:p>0</text:p>
          </table:table-cell>
          <table:table-cell table:number-rows-spanned="2" table:style-name="ACE-333" table:formula="of:=COUNTIF([.U278:.Y279];&quot;&gt;&quot;&amp;[.$X$5])" office:value-type="float" office:value="0">
            <text:p>0</text:p>
          </table:table-cell>
          <table:table-cell table:number-rows-spanned="2" table:style-name="ACE-333" table:formula="of:=COUNTIF([.U278:.Y279];&quot;&gt;=&quot;&amp;[.$U$5])-COUNTIF([.U278:.Y279];&quot;&gt;&quot;&amp;[.$X$5])" office:value-type="float" office:value="0">
            <text:p>0</text:p>
          </table:table-cell>
          <table:table-cell table:number-rows-spanned="2" table:style-name="ACE-522" table:formula="of:=100-([.AD278]+[.AE278])*0.5-([.AG278]+[.AH278])*0.40000000000000002-([.AJ278]+[.AK278])*0.29999999999999999-[.Z278]*0.40000000000000002-[.AA278]*0.5-([.AM278]+[.AN278])*1+(IF([.AB278]=&quot;&quot;;&quot;&quot;;IF([.AB278]&lt;80;-4;IF([.AB278]&gt;=85;IF([.AB278]&lt;90;-1;0);-2))))+(IF([.AC278]=&quot;&quot;;&quot;&quot;;IF([.AC278]&lt;85;-5;IF([.AC278]&gt;=90;IF([.AC278]&lt;95;-2;0);-4))))" office:value-type="string" office:string-value="#VALUE!">
            <text:p>#VALUE!</text:p>
          </table:table-cell>
          <table:table-cell table:number-rows-spanned="2" table:style-name="ACE-523" table:formula="of:=IF(OR([.AP278]&lt;85;([.AD278]+[.AE278])&gt;6;([.AG278]+[.AH278])&gt;6;([.AJ278]+[.AK278])&gt;6;[.Z278]&gt;6;([.AD278]+[.AE278]+[.AG278]+[.AH278]+[.AJ278]+[.AK278]+[.Z278])&gt;13;[.AA278]&gt;6;[.AB278]&lt;70;[.AC278]&lt;75);&quot;不合格&quot;;&quot;合格&quot;)" office:value-type="string" office:string-value="#VALUE!">
            <text:p>#VALUE!</text:p>
          </table:table-cell>
          <table:table-cell table:number-rows-spanned="2" table:style-name="ACE-660" table:content-validation-name="VAL-286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9" table:content-validation-name="VAL-43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78]*0.20000000000000001-[.AX278]*0.5-[.AY278]*0.20000000000000001-[.AZ278]*0.5-[.BA278]*1-[.BB278]*0.5-[.BC278]*0.20000000000000001-[.BD278]*0.20000000000000001-[.BE278]*0.20000000000000001-[.BF278]*0.5-[.BG278]*0.5-[.BH278]*1-[.BI278]*1-[.BJ278]*0.5" office:value-type="string" office:string-value="#VALUE!">
            <text:p>#VALUE!</text:p>
          </table:table-cell>
          <table:table-cell table:number-rows-spanned="2" table:style-name="ACE-329" table:formula="of:=IF(OR([.BK278]&lt;96;([.AW278]+[.AY278]+[.BC278]+[.BD278]+[.BE278])&gt;8;([.AX278]+[.AZ278]+[.BB278]+[.BF278]+[.BG278]+[.BJ278])&gt;6;([.AW278]+[.AX278]+[.AY278]+[.AZ278]+[.BA278]+[.BB278]+[.BC278]+[.BD278]+[.BE278]+[.BF278]+[.BG278]+[.BH278]+[.BI278]+[.BJ278])&gt;9);&quot;不合格&quot;;&quot;合格&quot;)" office:value-type="string" office:string-value="#VALUE!">
            <text:p>#VALUE!</text:p>
          </table:table-cell>
          <table:table-cell table:number-rows-spanned="2" table:style-name="ACE-190" table:content-validation-name="VAL-58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0" table:content-validation-name="VAL-13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80:.J281];&quot;&lt;&quot;&amp;[.$F$5])" office:value-type="float" office:value="0">
            <text:p>0</text:p>
          </table:table-cell>
          <table:table-cell table:number-rows-spanned="2" table:style-name="ACE-333" table:formula="of:=COUNTIF([.F280:.J281];&quot;&gt;&quot;&amp;[.$I$5])" office:value-type="float" office:value="0">
            <text:p>0</text:p>
          </table:table-cell>
          <table:table-cell table:number-rows-spanned="2" table:style-name="ACE-333" table:formula="of:=COUNTIF([.F280:.J281];&quot;&gt;=&quot;&amp;[.$F$5])-COUNTIF([.F280:.J281];&quot;&gt;&quot;&amp;[.$I$5])" office:value-type="float" office:value="0">
            <text:p>0</text:p>
          </table:table-cell>
          <table:table-cell table:number-rows-spanned="2" table:style-name="ACE-333" table:formula="of:=COUNTIF([.K280:.O281];&quot;&lt;&quot;&amp;[.$K$5])" office:value-type="float" office:value="0">
            <text:p>0</text:p>
          </table:table-cell>
          <table:table-cell table:number-rows-spanned="2" table:style-name="ACE-333" table:formula="of:=COUNTIF([.K280:.O281];&quot;&gt;&quot;&amp;[.$N$5])" office:value-type="float" office:value="0">
            <text:p>0</text:p>
          </table:table-cell>
          <table:table-cell table:number-rows-spanned="2" table:style-name="ACE-333" table:formula="of:=COUNTIF([.K280:.O281];&quot;&gt;=&quot;&amp;[.$K$5])-COUNTIF([.K280:.O281];&quot;&gt;&quot;&amp;[.$N$5])" office:value-type="float" office:value="0">
            <text:p>0</text:p>
          </table:table-cell>
          <table:table-cell table:number-rows-spanned="2" table:style-name="ACE-333" table:formula="of:=COUNTIF([.P280:.T281];&quot;&lt;&quot;&amp;[.$P$5])" office:value-type="float" office:value="0">
            <text:p>0</text:p>
          </table:table-cell>
          <table:table-cell table:number-rows-spanned="2" table:style-name="ACE-333" table:formula="of:=COUNTIF([.P280:.T281];&quot;&gt;&quot;&amp;[.$S$5])" office:value-type="float" office:value="0">
            <text:p>0</text:p>
          </table:table-cell>
          <table:table-cell table:number-rows-spanned="2" table:style-name="ACE-333" table:formula="of:=COUNTIF([.P280:.T281];&quot;&gt;=&quot;&amp;[.$P$5])-COUNTIF([.P280:.T281];&quot;&gt;&quot;&amp;[.$S$5])" office:value-type="float" office:value="0">
            <text:p>0</text:p>
          </table:table-cell>
          <table:table-cell table:number-rows-spanned="2" table:style-name="ACE-333" table:formula="of:=COUNTIF([.U280:.Y281];&quot;&lt;&quot;&amp;[.$U$5])" office:value-type="float" office:value="0">
            <text:p>0</text:p>
          </table:table-cell>
          <table:table-cell table:number-rows-spanned="2" table:style-name="ACE-333" table:formula="of:=COUNTIF([.U280:.Y281];&quot;&gt;&quot;&amp;[.$X$5])" office:value-type="float" office:value="0">
            <text:p>0</text:p>
          </table:table-cell>
          <table:table-cell table:number-rows-spanned="2" table:style-name="ACE-333" table:formula="of:=COUNTIF([.U280:.Y281];&quot;&gt;=&quot;&amp;[.$U$5])-COUNTIF([.U280:.Y281];&quot;&gt;&quot;&amp;[.$X$5])" office:value-type="float" office:value="0">
            <text:p>0</text:p>
          </table:table-cell>
          <table:table-cell table:number-rows-spanned="2" table:style-name="ACE-522" table:formula="of:=100-([.AD280]+[.AE280])*0.5-([.AG280]+[.AH280])*0.40000000000000002-([.AJ280]+[.AK280])*0.29999999999999999-[.Z280]*0.40000000000000002-[.AA280]*0.5-([.AM280]+[.AN280])*1+(IF([.AB280]=&quot;&quot;;&quot;&quot;;IF([.AB280]&lt;80;-4;IF([.AB280]&gt;=85;IF([.AB280]&lt;90;-1;0);-2))))+(IF([.AC280]=&quot;&quot;;&quot;&quot;;IF([.AC280]&lt;85;-5;IF([.AC280]&gt;=90;IF([.AC280]&lt;95;-2;0);-4))))" office:value-type="string" office:string-value="#VALUE!">
            <text:p>#VALUE!</text:p>
          </table:table-cell>
          <table:table-cell table:number-rows-spanned="2" table:style-name="ACE-523" table:formula="of:=IF(OR([.AP280]&lt;85;([.AD280]+[.AE280])&gt;6;([.AG280]+[.AH280])&gt;6;([.AJ280]+[.AK280])&gt;6;[.Z280]&gt;6;([.AD280]+[.AE280]+[.AG280]+[.AH280]+[.AJ280]+[.AK280]+[.Z280])&gt;13;[.AA280]&gt;6;[.AB280]&lt;70;[.AC280]&lt;75);&quot;不合格&quot;;&quot;合格&quot;)" office:value-type="string" office:string-value="#VALUE!">
            <text:p>#VALUE!</text:p>
          </table:table-cell>
          <table:table-cell table:number-rows-spanned="2" table:style-name="ACE-661" table:content-validation-name="VAL-287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8" table:content-validation-name="VAL-43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80]*0.20000000000000001-[.AX280]*0.5-[.AY280]*0.20000000000000001-[.AZ280]*0.5-[.BA280]*1-[.BB280]*0.5-[.BC280]*0.20000000000000001-[.BD280]*0.20000000000000001-[.BE280]*0.20000000000000001-[.BF280]*0.5-[.BG280]*0.5-[.BH280]*1-[.BI280]*1-[.BJ280]*0.5" office:value-type="string" office:string-value="#VALUE!">
            <text:p>#VALUE!</text:p>
          </table:table-cell>
          <table:table-cell table:number-rows-spanned="2" table:style-name="ACE-329" table:formula="of:=IF(OR([.BK280]&lt;96;([.AW280]+[.AY280]+[.BC280]+[.BD280]+[.BE280])&gt;8;([.AX280]+[.AZ280]+[.BB280]+[.BF280]+[.BG280]+[.BJ280])&gt;6;([.AW280]+[.AX280]+[.AY280]+[.AZ280]+[.BA280]+[.BB280]+[.BC280]+[.BD280]+[.BE280]+[.BF280]+[.BG280]+[.BH280]+[.BI280]+[.BJ280])&gt;9);&quot;不合格&quot;;&quot;合格&quot;)" office:value-type="string" office:string-value="#VALUE!">
            <text:p>#VALUE!</text:p>
          </table:table-cell>
          <table:table-cell table:number-rows-spanned="2" table:style-name="ACE-189" table:content-validation-name="VAL-58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1" table:content-validation-name="VAL-13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82:.J283];&quot;&lt;&quot;&amp;[.$F$5])" office:value-type="float" office:value="0">
            <text:p>0</text:p>
          </table:table-cell>
          <table:table-cell table:number-rows-spanned="2" table:style-name="ACE-333" table:formula="of:=COUNTIF([.F282:.J283];&quot;&gt;&quot;&amp;[.$I$5])" office:value-type="float" office:value="0">
            <text:p>0</text:p>
          </table:table-cell>
          <table:table-cell table:number-rows-spanned="2" table:style-name="ACE-333" table:formula="of:=COUNTIF([.F282:.J283];&quot;&gt;=&quot;&amp;[.$F$5])-COUNTIF([.F282:.J283];&quot;&gt;&quot;&amp;[.$I$5])" office:value-type="float" office:value="0">
            <text:p>0</text:p>
          </table:table-cell>
          <table:table-cell table:number-rows-spanned="2" table:style-name="ACE-333" table:formula="of:=COUNTIF([.K282:.O283];&quot;&lt;&quot;&amp;[.$K$5])" office:value-type="float" office:value="0">
            <text:p>0</text:p>
          </table:table-cell>
          <table:table-cell table:number-rows-spanned="2" table:style-name="ACE-333" table:formula="of:=COUNTIF([.K282:.O283];&quot;&gt;&quot;&amp;[.$N$5])" office:value-type="float" office:value="0">
            <text:p>0</text:p>
          </table:table-cell>
          <table:table-cell table:number-rows-spanned="2" table:style-name="ACE-333" table:formula="of:=COUNTIF([.K282:.O283];&quot;&gt;=&quot;&amp;[.$K$5])-COUNTIF([.K282:.O283];&quot;&gt;&quot;&amp;[.$N$5])" office:value-type="float" office:value="0">
            <text:p>0</text:p>
          </table:table-cell>
          <table:table-cell table:number-rows-spanned="2" table:style-name="ACE-333" table:formula="of:=COUNTIF([.P282:.T283];&quot;&lt;&quot;&amp;[.$P$5])" office:value-type="float" office:value="0">
            <text:p>0</text:p>
          </table:table-cell>
          <table:table-cell table:number-rows-spanned="2" table:style-name="ACE-333" table:formula="of:=COUNTIF([.P282:.T283];&quot;&gt;&quot;&amp;[.$S$5])" office:value-type="float" office:value="0">
            <text:p>0</text:p>
          </table:table-cell>
          <table:table-cell table:number-rows-spanned="2" table:style-name="ACE-333" table:formula="of:=COUNTIF([.P282:.T283];&quot;&gt;=&quot;&amp;[.$P$5])-COUNTIF([.P282:.T283];&quot;&gt;&quot;&amp;[.$S$5])" office:value-type="float" office:value="0">
            <text:p>0</text:p>
          </table:table-cell>
          <table:table-cell table:number-rows-spanned="2" table:style-name="ACE-333" table:formula="of:=COUNTIF([.U282:.Y283];&quot;&lt;&quot;&amp;[.$U$5])" office:value-type="float" office:value="0">
            <text:p>0</text:p>
          </table:table-cell>
          <table:table-cell table:number-rows-spanned="2" table:style-name="ACE-333" table:formula="of:=COUNTIF([.U282:.Y283];&quot;&gt;&quot;&amp;[.$X$5])" office:value-type="float" office:value="0">
            <text:p>0</text:p>
          </table:table-cell>
          <table:table-cell table:number-rows-spanned="2" table:style-name="ACE-333" table:formula="of:=COUNTIF([.U282:.Y283];&quot;&gt;=&quot;&amp;[.$U$5])-COUNTIF([.U282:.Y283];&quot;&gt;&quot;&amp;[.$X$5])" office:value-type="float" office:value="0">
            <text:p>0</text:p>
          </table:table-cell>
          <table:table-cell table:number-rows-spanned="2" table:style-name="ACE-522" table:formula="of:=100-([.AD282]+[.AE282])*0.5-([.AG282]+[.AH282])*0.40000000000000002-([.AJ282]+[.AK282])*0.29999999999999999-[.Z282]*0.40000000000000002-[.AA282]*0.5-([.AM282]+[.AN282])*1+(IF([.AB282]=&quot;&quot;;&quot;&quot;;IF([.AB282]&lt;80;-4;IF([.AB282]&gt;=85;IF([.AB282]&lt;90;-1;0);-2))))+(IF([.AC282]=&quot;&quot;;&quot;&quot;;IF([.AC282]&lt;85;-5;IF([.AC282]&gt;=90;IF([.AC282]&lt;95;-2;0);-4))))" office:value-type="string" office:string-value="#VALUE!">
            <text:p>#VALUE!</text:p>
          </table:table-cell>
          <table:table-cell table:number-rows-spanned="2" table:style-name="ACE-523" table:formula="of:=IF(OR([.AP282]&lt;85;([.AD282]+[.AE282])&gt;6;([.AG282]+[.AH282])&gt;6;([.AJ282]+[.AK282])&gt;6;[.Z282]&gt;6;([.AD282]+[.AE282]+[.AG282]+[.AH282]+[.AJ282]+[.AK282]+[.Z282])&gt;13;[.AA282]&gt;6;[.AB282]&lt;70;[.AC282]&lt;75);&quot;不合格&quot;;&quot;合格&quot;)" office:value-type="string" office:string-value="#VALUE!">
            <text:p>#VALUE!</text:p>
          </table:table-cell>
          <table:table-cell table:number-rows-spanned="2" table:style-name="ACE-662" table:content-validation-name="VAL-288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7" table:content-validation-name="VAL-43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82]*0.20000000000000001-[.AX282]*0.5-[.AY282]*0.20000000000000001-[.AZ282]*0.5-[.BA282]*1-[.BB282]*0.5-[.BC282]*0.20000000000000001-[.BD282]*0.20000000000000001-[.BE282]*0.20000000000000001-[.BF282]*0.5-[.BG282]*0.5-[.BH282]*1-[.BI282]*1-[.BJ282]*0.5" office:value-type="string" office:string-value="#VALUE!">
            <text:p>#VALUE!</text:p>
          </table:table-cell>
          <table:table-cell table:number-rows-spanned="2" table:style-name="ACE-329" table:formula="of:=IF(OR([.BK282]&lt;96;([.AW282]+[.AY282]+[.BC282]+[.BD282]+[.BE282])&gt;8;([.AX282]+[.AZ282]+[.BB282]+[.BF282]+[.BG282]+[.BJ282])&gt;6;([.AW282]+[.AX282]+[.AY282]+[.AZ282]+[.BA282]+[.BB282]+[.BC282]+[.BD282]+[.BE282]+[.BF282]+[.BG282]+[.BH282]+[.BI282]+[.BJ282])&gt;9);&quot;不合格&quot;;&quot;合格&quot;)" office:value-type="string" office:string-value="#VALUE!">
            <text:p>#VALUE!</text:p>
          </table:table-cell>
          <table:table-cell table:number-rows-spanned="2" table:style-name="ACE-188" table:content-validation-name="VAL-58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2" table:content-validation-name="VAL-13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84:.J285];&quot;&lt;&quot;&amp;[.$F$5])" office:value-type="float" office:value="0">
            <text:p>0</text:p>
          </table:table-cell>
          <table:table-cell table:number-rows-spanned="2" table:style-name="ACE-333" table:formula="of:=COUNTIF([.F284:.J285];&quot;&gt;&quot;&amp;[.$I$5])" office:value-type="float" office:value="0">
            <text:p>0</text:p>
          </table:table-cell>
          <table:table-cell table:number-rows-spanned="2" table:style-name="ACE-333" table:formula="of:=COUNTIF([.F284:.J285];&quot;&gt;=&quot;&amp;[.$F$5])-COUNTIF([.F284:.J285];&quot;&gt;&quot;&amp;[.$I$5])" office:value-type="float" office:value="0">
            <text:p>0</text:p>
          </table:table-cell>
          <table:table-cell table:number-rows-spanned="2" table:style-name="ACE-333" table:formula="of:=COUNTIF([.K284:.O285];&quot;&lt;&quot;&amp;[.$K$5])" office:value-type="float" office:value="0">
            <text:p>0</text:p>
          </table:table-cell>
          <table:table-cell table:number-rows-spanned="2" table:style-name="ACE-333" table:formula="of:=COUNTIF([.K284:.O285];&quot;&gt;&quot;&amp;[.$N$5])" office:value-type="float" office:value="0">
            <text:p>0</text:p>
          </table:table-cell>
          <table:table-cell table:number-rows-spanned="2" table:style-name="ACE-333" table:formula="of:=COUNTIF([.K284:.O285];&quot;&gt;=&quot;&amp;[.$K$5])-COUNTIF([.K284:.O285];&quot;&gt;&quot;&amp;[.$N$5])" office:value-type="float" office:value="0">
            <text:p>0</text:p>
          </table:table-cell>
          <table:table-cell table:number-rows-spanned="2" table:style-name="ACE-333" table:formula="of:=COUNTIF([.P284:.T285];&quot;&lt;&quot;&amp;[.$P$5])" office:value-type="float" office:value="0">
            <text:p>0</text:p>
          </table:table-cell>
          <table:table-cell table:number-rows-spanned="2" table:style-name="ACE-333" table:formula="of:=COUNTIF([.P284:.T285];&quot;&gt;&quot;&amp;[.$S$5])" office:value-type="float" office:value="0">
            <text:p>0</text:p>
          </table:table-cell>
          <table:table-cell table:number-rows-spanned="2" table:style-name="ACE-333" table:formula="of:=COUNTIF([.P284:.T285];&quot;&gt;=&quot;&amp;[.$P$5])-COUNTIF([.P284:.T285];&quot;&gt;&quot;&amp;[.$S$5])" office:value-type="float" office:value="0">
            <text:p>0</text:p>
          </table:table-cell>
          <table:table-cell table:number-rows-spanned="2" table:style-name="ACE-333" table:formula="of:=COUNTIF([.U284:.Y285];&quot;&lt;&quot;&amp;[.$U$5])" office:value-type="float" office:value="0">
            <text:p>0</text:p>
          </table:table-cell>
          <table:table-cell table:number-rows-spanned="2" table:style-name="ACE-333" table:formula="of:=COUNTIF([.U284:.Y285];&quot;&gt;&quot;&amp;[.$X$5])" office:value-type="float" office:value="0">
            <text:p>0</text:p>
          </table:table-cell>
          <table:table-cell table:number-rows-spanned="2" table:style-name="ACE-333" table:formula="of:=COUNTIF([.U284:.Y285];&quot;&gt;=&quot;&amp;[.$U$5])-COUNTIF([.U284:.Y285];&quot;&gt;&quot;&amp;[.$X$5])" office:value-type="float" office:value="0">
            <text:p>0</text:p>
          </table:table-cell>
          <table:table-cell table:number-rows-spanned="2" table:style-name="ACE-522" table:formula="of:=100-([.AD284]+[.AE284])*0.5-([.AG284]+[.AH284])*0.40000000000000002-([.AJ284]+[.AK284])*0.29999999999999999-[.Z284]*0.40000000000000002-[.AA284]*0.5-([.AM284]+[.AN284])*1+(IF([.AB284]=&quot;&quot;;&quot;&quot;;IF([.AB284]&lt;80;-4;IF([.AB284]&gt;=85;IF([.AB284]&lt;90;-1;0);-2))))+(IF([.AC284]=&quot;&quot;;&quot;&quot;;IF([.AC284]&lt;85;-5;IF([.AC284]&gt;=90;IF([.AC284]&lt;95;-2;0);-4))))" office:value-type="string" office:string-value="#VALUE!">
            <text:p>#VALUE!</text:p>
          </table:table-cell>
          <table:table-cell table:number-rows-spanned="2" table:style-name="ACE-523" table:formula="of:=IF(OR([.AP284]&lt;85;([.AD284]+[.AE284])&gt;6;([.AG284]+[.AH284])&gt;6;([.AJ284]+[.AK284])&gt;6;[.Z284]&gt;6;([.AD284]+[.AE284]+[.AG284]+[.AH284]+[.AJ284]+[.AK284]+[.Z284])&gt;13;[.AA284]&gt;6;[.AB284]&lt;70;[.AC284]&lt;75);&quot;不合格&quot;;&quot;合格&quot;)" office:value-type="string" office:string-value="#VALUE!">
            <text:p>#VALUE!</text:p>
          </table:table-cell>
          <table:table-cell table:number-rows-spanned="2" table:style-name="ACE-663" table:content-validation-name="VAL-289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6" table:content-validation-name="VAL-43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84]*0.20000000000000001-[.AX284]*0.5-[.AY284]*0.20000000000000001-[.AZ284]*0.5-[.BA284]*1-[.BB284]*0.5-[.BC284]*0.20000000000000001-[.BD284]*0.20000000000000001-[.BE284]*0.20000000000000001-[.BF284]*0.5-[.BG284]*0.5-[.BH284]*1-[.BI284]*1-[.BJ284]*0.5" office:value-type="string" office:string-value="#VALUE!">
            <text:p>#VALUE!</text:p>
          </table:table-cell>
          <table:table-cell table:number-rows-spanned="2" table:style-name="ACE-329" table:formula="of:=IF(OR([.BK284]&lt;96;([.AW284]+[.AY284]+[.BC284]+[.BD284]+[.BE284])&gt;8;([.AX284]+[.AZ284]+[.BB284]+[.BF284]+[.BG284]+[.BJ284])&gt;6;([.AW284]+[.AX284]+[.AY284]+[.AZ284]+[.BA284]+[.BB284]+[.BC284]+[.BD284]+[.BE284]+[.BF284]+[.BG284]+[.BH284]+[.BI284]+[.BJ284])&gt;9);&quot;不合格&quot;;&quot;合格&quot;)" office:value-type="string" office:string-value="#VALUE!">
            <text:p>#VALUE!</text:p>
          </table:table-cell>
          <table:table-cell table:number-rows-spanned="2" table:style-name="ACE-187" table:content-validation-name="VAL-58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3" table:content-validation-name="VAL-14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86:.J287];&quot;&lt;&quot;&amp;[.$F$5])" office:value-type="float" office:value="0">
            <text:p>0</text:p>
          </table:table-cell>
          <table:table-cell table:number-rows-spanned="2" table:style-name="ACE-333" table:formula="of:=COUNTIF([.F286:.J287];&quot;&gt;&quot;&amp;[.$I$5])" office:value-type="float" office:value="0">
            <text:p>0</text:p>
          </table:table-cell>
          <table:table-cell table:number-rows-spanned="2" table:style-name="ACE-333" table:formula="of:=COUNTIF([.F286:.J287];&quot;&gt;=&quot;&amp;[.$F$5])-COUNTIF([.F286:.J287];&quot;&gt;&quot;&amp;[.$I$5])" office:value-type="float" office:value="0">
            <text:p>0</text:p>
          </table:table-cell>
          <table:table-cell table:number-rows-spanned="2" table:style-name="ACE-333" table:formula="of:=COUNTIF([.K286:.O287];&quot;&lt;&quot;&amp;[.$K$5])" office:value-type="float" office:value="0">
            <text:p>0</text:p>
          </table:table-cell>
          <table:table-cell table:number-rows-spanned="2" table:style-name="ACE-333" table:formula="of:=COUNTIF([.K286:.O287];&quot;&gt;&quot;&amp;[.$N$5])" office:value-type="float" office:value="0">
            <text:p>0</text:p>
          </table:table-cell>
          <table:table-cell table:number-rows-spanned="2" table:style-name="ACE-333" table:formula="of:=COUNTIF([.K286:.O287];&quot;&gt;=&quot;&amp;[.$K$5])-COUNTIF([.K286:.O287];&quot;&gt;&quot;&amp;[.$N$5])" office:value-type="float" office:value="0">
            <text:p>0</text:p>
          </table:table-cell>
          <table:table-cell table:number-rows-spanned="2" table:style-name="ACE-333" table:formula="of:=COUNTIF([.P286:.T287];&quot;&lt;&quot;&amp;[.$P$5])" office:value-type="float" office:value="0">
            <text:p>0</text:p>
          </table:table-cell>
          <table:table-cell table:number-rows-spanned="2" table:style-name="ACE-333" table:formula="of:=COUNTIF([.P286:.T287];&quot;&gt;&quot;&amp;[.$S$5])" office:value-type="float" office:value="0">
            <text:p>0</text:p>
          </table:table-cell>
          <table:table-cell table:number-rows-spanned="2" table:style-name="ACE-333" table:formula="of:=COUNTIF([.P286:.T287];&quot;&gt;=&quot;&amp;[.$P$5])-COUNTIF([.P286:.T287];&quot;&gt;&quot;&amp;[.$S$5])" office:value-type="float" office:value="0">
            <text:p>0</text:p>
          </table:table-cell>
          <table:table-cell table:number-rows-spanned="2" table:style-name="ACE-333" table:formula="of:=COUNTIF([.U286:.Y287];&quot;&lt;&quot;&amp;[.$U$5])" office:value-type="float" office:value="0">
            <text:p>0</text:p>
          </table:table-cell>
          <table:table-cell table:number-rows-spanned="2" table:style-name="ACE-333" table:formula="of:=COUNTIF([.U286:.Y287];&quot;&gt;&quot;&amp;[.$X$5])" office:value-type="float" office:value="0">
            <text:p>0</text:p>
          </table:table-cell>
          <table:table-cell table:number-rows-spanned="2" table:style-name="ACE-333" table:formula="of:=COUNTIF([.U286:.Y287];&quot;&gt;=&quot;&amp;[.$U$5])-COUNTIF([.U286:.Y287];&quot;&gt;&quot;&amp;[.$X$5])" office:value-type="float" office:value="0">
            <text:p>0</text:p>
          </table:table-cell>
          <table:table-cell table:number-rows-spanned="2" table:style-name="ACE-522" table:formula="of:=100-([.AD286]+[.AE286])*0.5-([.AG286]+[.AH286])*0.40000000000000002-([.AJ286]+[.AK286])*0.29999999999999999-[.Z286]*0.40000000000000002-[.AA286]*0.5-([.AM286]+[.AN286])*1+(IF([.AB286]=&quot;&quot;;&quot;&quot;;IF([.AB286]&lt;80;-4;IF([.AB286]&gt;=85;IF([.AB286]&lt;90;-1;0);-2))))+(IF([.AC286]=&quot;&quot;;&quot;&quot;;IF([.AC286]&lt;85;-5;IF([.AC286]&gt;=90;IF([.AC286]&lt;95;-2;0);-4))))" office:value-type="string" office:string-value="#VALUE!">
            <text:p>#VALUE!</text:p>
          </table:table-cell>
          <table:table-cell table:number-rows-spanned="2" table:style-name="ACE-523" table:formula="of:=IF(OR([.AP286]&lt;85;([.AD286]+[.AE286])&gt;6;([.AG286]+[.AH286])&gt;6;([.AJ286]+[.AK286])&gt;6;[.Z286]&gt;6;([.AD286]+[.AE286]+[.AG286]+[.AH286]+[.AJ286]+[.AK286]+[.Z286])&gt;13;[.AA286]&gt;6;[.AB286]&lt;70;[.AC286]&lt;75);&quot;不合格&quot;;&quot;合格&quot;)" office:value-type="string" office:string-value="#VALUE!">
            <text:p>#VALUE!</text:p>
          </table:table-cell>
          <table:table-cell table:number-rows-spanned="2" table:style-name="ACE-664" table:content-validation-name="VAL-290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5" table:content-validation-name="VAL-44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86]*0.20000000000000001-[.AX286]*0.5-[.AY286]*0.20000000000000001-[.AZ286]*0.5-[.BA286]*1-[.BB286]*0.5-[.BC286]*0.20000000000000001-[.BD286]*0.20000000000000001-[.BE286]*0.20000000000000001-[.BF286]*0.5-[.BG286]*0.5-[.BH286]*1-[.BI286]*1-[.BJ286]*0.5" office:value-type="string" office:string-value="#VALUE!">
            <text:p>#VALUE!</text:p>
          </table:table-cell>
          <table:table-cell table:number-rows-spanned="2" table:style-name="ACE-329" table:formula="of:=IF(OR([.BK286]&lt;96;([.AW286]+[.AY286]+[.BC286]+[.BD286]+[.BE286])&gt;8;([.AX286]+[.AZ286]+[.BB286]+[.BF286]+[.BG286]+[.BJ286])&gt;6;([.AW286]+[.AX286]+[.AY286]+[.AZ286]+[.BA286]+[.BB286]+[.BC286]+[.BD286]+[.BE286]+[.BF286]+[.BG286]+[.BH286]+[.BI286]+[.BJ286])&gt;9);&quot;不合格&quot;;&quot;合格&quot;)" office:value-type="string" office:string-value="#VALUE!">
            <text:p>#VALUE!</text:p>
          </table:table-cell>
          <table:table-cell table:number-rows-spanned="2" table:style-name="ACE-186" table:content-validation-name="VAL-59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4" table:content-validation-name="VAL-14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88:.J289];&quot;&lt;&quot;&amp;[.$F$5])" office:value-type="float" office:value="0">
            <text:p>0</text:p>
          </table:table-cell>
          <table:table-cell table:number-rows-spanned="2" table:style-name="ACE-333" table:formula="of:=COUNTIF([.F288:.J289];&quot;&gt;&quot;&amp;[.$I$5])" office:value-type="float" office:value="0">
            <text:p>0</text:p>
          </table:table-cell>
          <table:table-cell table:number-rows-spanned="2" table:style-name="ACE-333" table:formula="of:=COUNTIF([.F288:.J289];&quot;&gt;=&quot;&amp;[.$F$5])-COUNTIF([.F288:.J289];&quot;&gt;&quot;&amp;[.$I$5])" office:value-type="float" office:value="0">
            <text:p>0</text:p>
          </table:table-cell>
          <table:table-cell table:number-rows-spanned="2" table:style-name="ACE-333" table:formula="of:=COUNTIF([.K288:.O289];&quot;&lt;&quot;&amp;[.$K$5])" office:value-type="float" office:value="0">
            <text:p>0</text:p>
          </table:table-cell>
          <table:table-cell table:number-rows-spanned="2" table:style-name="ACE-333" table:formula="of:=COUNTIF([.K288:.O289];&quot;&gt;&quot;&amp;[.$N$5])" office:value-type="float" office:value="0">
            <text:p>0</text:p>
          </table:table-cell>
          <table:table-cell table:number-rows-spanned="2" table:style-name="ACE-333" table:formula="of:=COUNTIF([.K288:.O289];&quot;&gt;=&quot;&amp;[.$K$5])-COUNTIF([.K288:.O289];&quot;&gt;&quot;&amp;[.$N$5])" office:value-type="float" office:value="0">
            <text:p>0</text:p>
          </table:table-cell>
          <table:table-cell table:number-rows-spanned="2" table:style-name="ACE-333" table:formula="of:=COUNTIF([.P288:.T289];&quot;&lt;&quot;&amp;[.$P$5])" office:value-type="float" office:value="0">
            <text:p>0</text:p>
          </table:table-cell>
          <table:table-cell table:number-rows-spanned="2" table:style-name="ACE-333" table:formula="of:=COUNTIF([.P288:.T289];&quot;&gt;&quot;&amp;[.$S$5])" office:value-type="float" office:value="0">
            <text:p>0</text:p>
          </table:table-cell>
          <table:table-cell table:number-rows-spanned="2" table:style-name="ACE-333" table:formula="of:=COUNTIF([.P288:.T289];&quot;&gt;=&quot;&amp;[.$P$5])-COUNTIF([.P288:.T289];&quot;&gt;&quot;&amp;[.$S$5])" office:value-type="float" office:value="0">
            <text:p>0</text:p>
          </table:table-cell>
          <table:table-cell table:number-rows-spanned="2" table:style-name="ACE-333" table:formula="of:=COUNTIF([.U288:.Y289];&quot;&lt;&quot;&amp;[.$U$5])" office:value-type="float" office:value="0">
            <text:p>0</text:p>
          </table:table-cell>
          <table:table-cell table:number-rows-spanned="2" table:style-name="ACE-333" table:formula="of:=COUNTIF([.U288:.Y289];&quot;&gt;&quot;&amp;[.$X$5])" office:value-type="float" office:value="0">
            <text:p>0</text:p>
          </table:table-cell>
          <table:table-cell table:number-rows-spanned="2" table:style-name="ACE-333" table:formula="of:=COUNTIF([.U288:.Y289];&quot;&gt;=&quot;&amp;[.$U$5])-COUNTIF([.U288:.Y289];&quot;&gt;&quot;&amp;[.$X$5])" office:value-type="float" office:value="0">
            <text:p>0</text:p>
          </table:table-cell>
          <table:table-cell table:number-rows-spanned="2" table:style-name="ACE-522" table:formula="of:=100-([.AD288]+[.AE288])*0.5-([.AG288]+[.AH288])*0.40000000000000002-([.AJ288]+[.AK288])*0.29999999999999999-[.Z288]*0.40000000000000002-[.AA288]*0.5-([.AM288]+[.AN288])*1+(IF([.AB288]=&quot;&quot;;&quot;&quot;;IF([.AB288]&lt;80;-4;IF([.AB288]&gt;=85;IF([.AB288]&lt;90;-1;0);-2))))+(IF([.AC288]=&quot;&quot;;&quot;&quot;;IF([.AC288]&lt;85;-5;IF([.AC288]&gt;=90;IF([.AC288]&lt;95;-2;0);-4))))" office:value-type="string" office:string-value="#VALUE!">
            <text:p>#VALUE!</text:p>
          </table:table-cell>
          <table:table-cell table:number-rows-spanned="2" table:style-name="ACE-523" table:formula="of:=IF(OR([.AP288]&lt;85;([.AD288]+[.AE288])&gt;6;([.AG288]+[.AH288])&gt;6;([.AJ288]+[.AK288])&gt;6;[.Z288]&gt;6;([.AD288]+[.AE288]+[.AG288]+[.AH288]+[.AJ288]+[.AK288]+[.Z288])&gt;13;[.AA288]&gt;6;[.AB288]&lt;70;[.AC288]&lt;75);&quot;不合格&quot;;&quot;合格&quot;)" office:value-type="string" office:string-value="#VALUE!">
            <text:p>#VALUE!</text:p>
          </table:table-cell>
          <table:table-cell table:number-rows-spanned="2" table:style-name="ACE-665" table:content-validation-name="VAL-291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4" table:content-validation-name="VAL-44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88]*0.20000000000000001-[.AX288]*0.5-[.AY288]*0.20000000000000001-[.AZ288]*0.5-[.BA288]*1-[.BB288]*0.5-[.BC288]*0.20000000000000001-[.BD288]*0.20000000000000001-[.BE288]*0.20000000000000001-[.BF288]*0.5-[.BG288]*0.5-[.BH288]*1-[.BI288]*1-[.BJ288]*0.5" office:value-type="string" office:string-value="#VALUE!">
            <text:p>#VALUE!</text:p>
          </table:table-cell>
          <table:table-cell table:number-rows-spanned="2" table:style-name="ACE-329" table:formula="of:=IF(OR([.BK288]&lt;96;([.AW288]+[.AY288]+[.BC288]+[.BD288]+[.BE288])&gt;8;([.AX288]+[.AZ288]+[.BB288]+[.BF288]+[.BG288]+[.BJ288])&gt;6;([.AW288]+[.AX288]+[.AY288]+[.AZ288]+[.BA288]+[.BB288]+[.BC288]+[.BD288]+[.BE288]+[.BF288]+[.BG288]+[.BH288]+[.BI288]+[.BJ288])&gt;9);&quot;不合格&quot;;&quot;合格&quot;)" office:value-type="string" office:string-value="#VALUE!">
            <text:p>#VALUE!</text:p>
          </table:table-cell>
          <table:table-cell table:number-rows-spanned="2" table:style-name="ACE-185" table:content-validation-name="VAL-59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5" table:content-validation-name="VAL-14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90:.J291];&quot;&lt;&quot;&amp;[.$F$5])" office:value-type="float" office:value="0">
            <text:p>0</text:p>
          </table:table-cell>
          <table:table-cell table:number-rows-spanned="2" table:style-name="ACE-333" table:formula="of:=COUNTIF([.F290:.J291];&quot;&gt;&quot;&amp;[.$I$5])" office:value-type="float" office:value="0">
            <text:p>0</text:p>
          </table:table-cell>
          <table:table-cell table:number-rows-spanned="2" table:style-name="ACE-333" table:formula="of:=COUNTIF([.F290:.J291];&quot;&gt;=&quot;&amp;[.$F$5])-COUNTIF([.F290:.J291];&quot;&gt;&quot;&amp;[.$I$5])" office:value-type="float" office:value="0">
            <text:p>0</text:p>
          </table:table-cell>
          <table:table-cell table:number-rows-spanned="2" table:style-name="ACE-333" table:formula="of:=COUNTIF([.K290:.O291];&quot;&lt;&quot;&amp;[.$K$5])" office:value-type="float" office:value="0">
            <text:p>0</text:p>
          </table:table-cell>
          <table:table-cell table:number-rows-spanned="2" table:style-name="ACE-333" table:formula="of:=COUNTIF([.K290:.O291];&quot;&gt;&quot;&amp;[.$N$5])" office:value-type="float" office:value="0">
            <text:p>0</text:p>
          </table:table-cell>
          <table:table-cell table:number-rows-spanned="2" table:style-name="ACE-333" table:formula="of:=COUNTIF([.K290:.O291];&quot;&gt;=&quot;&amp;[.$K$5])-COUNTIF([.K290:.O291];&quot;&gt;&quot;&amp;[.$N$5])" office:value-type="float" office:value="0">
            <text:p>0</text:p>
          </table:table-cell>
          <table:table-cell table:number-rows-spanned="2" table:style-name="ACE-333" table:formula="of:=COUNTIF([.P290:.T291];&quot;&lt;&quot;&amp;[.$P$5])" office:value-type="float" office:value="0">
            <text:p>0</text:p>
          </table:table-cell>
          <table:table-cell table:number-rows-spanned="2" table:style-name="ACE-333" table:formula="of:=COUNTIF([.P290:.T291];&quot;&gt;&quot;&amp;[.$S$5])" office:value-type="float" office:value="0">
            <text:p>0</text:p>
          </table:table-cell>
          <table:table-cell table:number-rows-spanned="2" table:style-name="ACE-333" table:formula="of:=COUNTIF([.P290:.T291];&quot;&gt;=&quot;&amp;[.$P$5])-COUNTIF([.P290:.T291];&quot;&gt;&quot;&amp;[.$S$5])" office:value-type="float" office:value="0">
            <text:p>0</text:p>
          </table:table-cell>
          <table:table-cell table:number-rows-spanned="2" table:style-name="ACE-333" table:formula="of:=COUNTIF([.U290:.Y291];&quot;&lt;&quot;&amp;[.$U$5])" office:value-type="float" office:value="0">
            <text:p>0</text:p>
          </table:table-cell>
          <table:table-cell table:number-rows-spanned="2" table:style-name="ACE-333" table:formula="of:=COUNTIF([.U290:.Y291];&quot;&gt;&quot;&amp;[.$X$5])" office:value-type="float" office:value="0">
            <text:p>0</text:p>
          </table:table-cell>
          <table:table-cell table:number-rows-spanned="2" table:style-name="ACE-333" table:formula="of:=COUNTIF([.U290:.Y291];&quot;&gt;=&quot;&amp;[.$U$5])-COUNTIF([.U290:.Y291];&quot;&gt;&quot;&amp;[.$X$5])" office:value-type="float" office:value="0">
            <text:p>0</text:p>
          </table:table-cell>
          <table:table-cell table:number-rows-spanned="2" table:style-name="ACE-522" table:formula="of:=100-([.AD290]+[.AE290])*0.5-([.AG290]+[.AH290])*0.40000000000000002-([.AJ290]+[.AK290])*0.29999999999999999-[.Z290]*0.40000000000000002-[.AA290]*0.5-([.AM290]+[.AN290])*1+(IF([.AB290]=&quot;&quot;;&quot;&quot;;IF([.AB290]&lt;80;-4;IF([.AB290]&gt;=85;IF([.AB290]&lt;90;-1;0);-2))))+(IF([.AC290]=&quot;&quot;;&quot;&quot;;IF([.AC290]&lt;85;-5;IF([.AC290]&gt;=90;IF([.AC290]&lt;95;-2;0);-4))))" office:value-type="string" office:string-value="#VALUE!">
            <text:p>#VALUE!</text:p>
          </table:table-cell>
          <table:table-cell table:number-rows-spanned="2" table:style-name="ACE-523" table:formula="of:=IF(OR([.AP290]&lt;85;([.AD290]+[.AE290])&gt;6;([.AG290]+[.AH290])&gt;6;([.AJ290]+[.AK290])&gt;6;[.Z290]&gt;6;([.AD290]+[.AE290]+[.AG290]+[.AH290]+[.AJ290]+[.AK290]+[.Z290])&gt;13;[.AA290]&gt;6;[.AB290]&lt;70;[.AC290]&lt;75);&quot;不合格&quot;;&quot;合格&quot;)" office:value-type="string" office:string-value="#VALUE!">
            <text:p>#VALUE!</text:p>
          </table:table-cell>
          <table:table-cell table:number-rows-spanned="2" table:style-name="ACE-666" table:content-validation-name="VAL-292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3" table:content-validation-name="VAL-44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90]*0.20000000000000001-[.AX290]*0.5-[.AY290]*0.20000000000000001-[.AZ290]*0.5-[.BA290]*1-[.BB290]*0.5-[.BC290]*0.20000000000000001-[.BD290]*0.20000000000000001-[.BE290]*0.20000000000000001-[.BF290]*0.5-[.BG290]*0.5-[.BH290]*1-[.BI290]*1-[.BJ290]*0.5" office:value-type="string" office:string-value="#VALUE!">
            <text:p>#VALUE!</text:p>
          </table:table-cell>
          <table:table-cell table:number-rows-spanned="2" table:style-name="ACE-329" table:formula="of:=IF(OR([.BK290]&lt;96;([.AW290]+[.AY290]+[.BC290]+[.BD290]+[.BE290])&gt;8;([.AX290]+[.AZ290]+[.BB290]+[.BF290]+[.BG290]+[.BJ290])&gt;6;([.AW290]+[.AX290]+[.AY290]+[.AZ290]+[.BA290]+[.BB290]+[.BC290]+[.BD290]+[.BE290]+[.BF290]+[.BG290]+[.BH290]+[.BI290]+[.BJ290])&gt;9);&quot;不合格&quot;;&quot;合格&quot;)" office:value-type="string" office:string-value="#VALUE!">
            <text:p>#VALUE!</text:p>
          </table:table-cell>
          <table:table-cell table:number-rows-spanned="2" table:style-name="ACE-184" table:content-validation-name="VAL-59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6" table:content-validation-name="VAL-14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92:.J293];&quot;&lt;&quot;&amp;[.$F$5])" office:value-type="float" office:value="0">
            <text:p>0</text:p>
          </table:table-cell>
          <table:table-cell table:number-rows-spanned="2" table:style-name="ACE-333" table:formula="of:=COUNTIF([.F292:.J293];&quot;&gt;&quot;&amp;[.$I$5])" office:value-type="float" office:value="0">
            <text:p>0</text:p>
          </table:table-cell>
          <table:table-cell table:number-rows-spanned="2" table:style-name="ACE-333" table:formula="of:=COUNTIF([.F292:.J293];&quot;&gt;=&quot;&amp;[.$F$5])-COUNTIF([.F292:.J293];&quot;&gt;&quot;&amp;[.$I$5])" office:value-type="float" office:value="0">
            <text:p>0</text:p>
          </table:table-cell>
          <table:table-cell table:number-rows-spanned="2" table:style-name="ACE-333" table:formula="of:=COUNTIF([.K292:.O293];&quot;&lt;&quot;&amp;[.$K$5])" office:value-type="float" office:value="0">
            <text:p>0</text:p>
          </table:table-cell>
          <table:table-cell table:number-rows-spanned="2" table:style-name="ACE-333" table:formula="of:=COUNTIF([.K292:.O293];&quot;&gt;&quot;&amp;[.$N$5])" office:value-type="float" office:value="0">
            <text:p>0</text:p>
          </table:table-cell>
          <table:table-cell table:number-rows-spanned="2" table:style-name="ACE-333" table:formula="of:=COUNTIF([.K292:.O293];&quot;&gt;=&quot;&amp;[.$K$5])-COUNTIF([.K292:.O293];&quot;&gt;&quot;&amp;[.$N$5])" office:value-type="float" office:value="0">
            <text:p>0</text:p>
          </table:table-cell>
          <table:table-cell table:number-rows-spanned="2" table:style-name="ACE-333" table:formula="of:=COUNTIF([.P292:.T293];&quot;&lt;&quot;&amp;[.$P$5])" office:value-type="float" office:value="0">
            <text:p>0</text:p>
          </table:table-cell>
          <table:table-cell table:number-rows-spanned="2" table:style-name="ACE-333" table:formula="of:=COUNTIF([.P292:.T293];&quot;&gt;&quot;&amp;[.$S$5])" office:value-type="float" office:value="0">
            <text:p>0</text:p>
          </table:table-cell>
          <table:table-cell table:number-rows-spanned="2" table:style-name="ACE-333" table:formula="of:=COUNTIF([.P292:.T293];&quot;&gt;=&quot;&amp;[.$P$5])-COUNTIF([.P292:.T293];&quot;&gt;&quot;&amp;[.$S$5])" office:value-type="float" office:value="0">
            <text:p>0</text:p>
          </table:table-cell>
          <table:table-cell table:number-rows-spanned="2" table:style-name="ACE-333" table:formula="of:=COUNTIF([.U292:.Y293];&quot;&lt;&quot;&amp;[.$U$5])" office:value-type="float" office:value="0">
            <text:p>0</text:p>
          </table:table-cell>
          <table:table-cell table:number-rows-spanned="2" table:style-name="ACE-333" table:formula="of:=COUNTIF([.U292:.Y293];&quot;&gt;&quot;&amp;[.$X$5])" office:value-type="float" office:value="0">
            <text:p>0</text:p>
          </table:table-cell>
          <table:table-cell table:number-rows-spanned="2" table:style-name="ACE-333" table:formula="of:=COUNTIF([.U292:.Y293];&quot;&gt;=&quot;&amp;[.$U$5])-COUNTIF([.U292:.Y293];&quot;&gt;&quot;&amp;[.$X$5])" office:value-type="float" office:value="0">
            <text:p>0</text:p>
          </table:table-cell>
          <table:table-cell table:number-rows-spanned="2" table:style-name="ACE-522" table:formula="of:=100-([.AD292]+[.AE292])*0.5-([.AG292]+[.AH292])*0.40000000000000002-([.AJ292]+[.AK292])*0.29999999999999999-[.Z292]*0.40000000000000002-[.AA292]*0.5-([.AM292]+[.AN292])*1+(IF([.AB292]=&quot;&quot;;&quot;&quot;;IF([.AB292]&lt;80;-4;IF([.AB292]&gt;=85;IF([.AB292]&lt;90;-1;0);-2))))+(IF([.AC292]=&quot;&quot;;&quot;&quot;;IF([.AC292]&lt;85;-5;IF([.AC292]&gt;=90;IF([.AC292]&lt;95;-2;0);-4))))" office:value-type="string" office:string-value="#VALUE!">
            <text:p>#VALUE!</text:p>
          </table:table-cell>
          <table:table-cell table:number-rows-spanned="2" table:style-name="ACE-523" table:formula="of:=IF(OR([.AP292]&lt;85;([.AD292]+[.AE292])&gt;6;([.AG292]+[.AH292])&gt;6;([.AJ292]+[.AK292])&gt;6;[.Z292]&gt;6;([.AD292]+[.AE292]+[.AG292]+[.AH292]+[.AJ292]+[.AK292]+[.Z292])&gt;13;[.AA292]&gt;6;[.AB292]&lt;70;[.AC292]&lt;75);&quot;不合格&quot;;&quot;合格&quot;)" office:value-type="string" office:string-value="#VALUE!">
            <text:p>#VALUE!</text:p>
          </table:table-cell>
          <table:table-cell table:number-rows-spanned="2" table:style-name="ACE-667" table:content-validation-name="VAL-293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2" table:content-validation-name="VAL-44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92]*0.20000000000000001-[.AX292]*0.5-[.AY292]*0.20000000000000001-[.AZ292]*0.5-[.BA292]*1-[.BB292]*0.5-[.BC292]*0.20000000000000001-[.BD292]*0.20000000000000001-[.BE292]*0.20000000000000001-[.BF292]*0.5-[.BG292]*0.5-[.BH292]*1-[.BI292]*1-[.BJ292]*0.5" office:value-type="string" office:string-value="#VALUE!">
            <text:p>#VALUE!</text:p>
          </table:table-cell>
          <table:table-cell table:number-rows-spanned="2" table:style-name="ACE-329" table:formula="of:=IF(OR([.BK292]&lt;96;([.AW292]+[.AY292]+[.BC292]+[.BD292]+[.BE292])&gt;8;([.AX292]+[.AZ292]+[.BB292]+[.BF292]+[.BG292]+[.BJ292])&gt;6;([.AW292]+[.AX292]+[.AY292]+[.AZ292]+[.BA292]+[.BB292]+[.BC292]+[.BD292]+[.BE292]+[.BF292]+[.BG292]+[.BH292]+[.BI292]+[.BJ292])&gt;9);&quot;不合格&quot;;&quot;合格&quot;)" office:value-type="string" office:string-value="#VALUE!">
            <text:p>#VALUE!</text:p>
          </table:table-cell>
          <table:table-cell table:number-rows-spanned="2" table:style-name="ACE-183" table:content-validation-name="VAL-59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7" table:content-validation-name="VAL-14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94:.J295];&quot;&lt;&quot;&amp;[.$F$5])" office:value-type="float" office:value="0">
            <text:p>0</text:p>
          </table:table-cell>
          <table:table-cell table:number-rows-spanned="2" table:style-name="ACE-333" table:formula="of:=COUNTIF([.F294:.J295];&quot;&gt;&quot;&amp;[.$I$5])" office:value-type="float" office:value="0">
            <text:p>0</text:p>
          </table:table-cell>
          <table:table-cell table:number-rows-spanned="2" table:style-name="ACE-333" table:formula="of:=COUNTIF([.F294:.J295];&quot;&gt;=&quot;&amp;[.$F$5])-COUNTIF([.F294:.J295];&quot;&gt;&quot;&amp;[.$I$5])" office:value-type="float" office:value="0">
            <text:p>0</text:p>
          </table:table-cell>
          <table:table-cell table:number-rows-spanned="2" table:style-name="ACE-333" table:formula="of:=COUNTIF([.K294:.O295];&quot;&lt;&quot;&amp;[.$K$5])" office:value-type="float" office:value="0">
            <text:p>0</text:p>
          </table:table-cell>
          <table:table-cell table:number-rows-spanned="2" table:style-name="ACE-333" table:formula="of:=COUNTIF([.K294:.O295];&quot;&gt;&quot;&amp;[.$N$5])" office:value-type="float" office:value="0">
            <text:p>0</text:p>
          </table:table-cell>
          <table:table-cell table:number-rows-spanned="2" table:style-name="ACE-333" table:formula="of:=COUNTIF([.K294:.O295];&quot;&gt;=&quot;&amp;[.$K$5])-COUNTIF([.K294:.O295];&quot;&gt;&quot;&amp;[.$N$5])" office:value-type="float" office:value="0">
            <text:p>0</text:p>
          </table:table-cell>
          <table:table-cell table:number-rows-spanned="2" table:style-name="ACE-333" table:formula="of:=COUNTIF([.P294:.T295];&quot;&lt;&quot;&amp;[.$P$5])" office:value-type="float" office:value="0">
            <text:p>0</text:p>
          </table:table-cell>
          <table:table-cell table:number-rows-spanned="2" table:style-name="ACE-333" table:formula="of:=COUNTIF([.P294:.T295];&quot;&gt;&quot;&amp;[.$S$5])" office:value-type="float" office:value="0">
            <text:p>0</text:p>
          </table:table-cell>
          <table:table-cell table:number-rows-spanned="2" table:style-name="ACE-333" table:formula="of:=COUNTIF([.P294:.T295];&quot;&gt;=&quot;&amp;[.$P$5])-COUNTIF([.P294:.T295];&quot;&gt;&quot;&amp;[.$S$5])" office:value-type="float" office:value="0">
            <text:p>0</text:p>
          </table:table-cell>
          <table:table-cell table:number-rows-spanned="2" table:style-name="ACE-333" table:formula="of:=COUNTIF([.U294:.Y295];&quot;&lt;&quot;&amp;[.$U$5])" office:value-type="float" office:value="0">
            <text:p>0</text:p>
          </table:table-cell>
          <table:table-cell table:number-rows-spanned="2" table:style-name="ACE-333" table:formula="of:=COUNTIF([.U294:.Y295];&quot;&gt;&quot;&amp;[.$X$5])" office:value-type="float" office:value="0">
            <text:p>0</text:p>
          </table:table-cell>
          <table:table-cell table:number-rows-spanned="2" table:style-name="ACE-333" table:formula="of:=COUNTIF([.U294:.Y295];&quot;&gt;=&quot;&amp;[.$U$5])-COUNTIF([.U294:.Y295];&quot;&gt;&quot;&amp;[.$X$5])" office:value-type="float" office:value="0">
            <text:p>0</text:p>
          </table:table-cell>
          <table:table-cell table:number-rows-spanned="2" table:style-name="ACE-522" table:formula="of:=100-([.AD294]+[.AE294])*0.5-([.AG294]+[.AH294])*0.40000000000000002-([.AJ294]+[.AK294])*0.29999999999999999-[.Z294]*0.40000000000000002-[.AA294]*0.5-([.AM294]+[.AN294])*1+(IF([.AB294]=&quot;&quot;;&quot;&quot;;IF([.AB294]&lt;80;-4;IF([.AB294]&gt;=85;IF([.AB294]&lt;90;-1;0);-2))))+(IF([.AC294]=&quot;&quot;;&quot;&quot;;IF([.AC294]&lt;85;-5;IF([.AC294]&gt;=90;IF([.AC294]&lt;95;-2;0);-4))))" office:value-type="string" office:string-value="#VALUE!">
            <text:p>#VALUE!</text:p>
          </table:table-cell>
          <table:table-cell table:number-rows-spanned="2" table:style-name="ACE-523" table:formula="of:=IF(OR([.AP294]&lt;85;([.AD294]+[.AE294])&gt;6;([.AG294]+[.AH294])&gt;6;([.AJ294]+[.AK294])&gt;6;[.Z294]&gt;6;([.AD294]+[.AE294]+[.AG294]+[.AH294]+[.AJ294]+[.AK294]+[.Z294])&gt;13;[.AA294]&gt;6;[.AB294]&lt;70;[.AC294]&lt;75);&quot;不合格&quot;;&quot;合格&quot;)" office:value-type="string" office:string-value="#VALUE!">
            <text:p>#VALUE!</text:p>
          </table:table-cell>
          <table:table-cell table:number-rows-spanned="2" table:style-name="ACE-668" table:content-validation-name="VAL-294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1" table:content-validation-name="VAL-44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94]*0.20000000000000001-[.AX294]*0.5-[.AY294]*0.20000000000000001-[.AZ294]*0.5-[.BA294]*1-[.BB294]*0.5-[.BC294]*0.20000000000000001-[.BD294]*0.20000000000000001-[.BE294]*0.20000000000000001-[.BF294]*0.5-[.BG294]*0.5-[.BH294]*1-[.BI294]*1-[.BJ294]*0.5" office:value-type="string" office:string-value="#VALUE!">
            <text:p>#VALUE!</text:p>
          </table:table-cell>
          <table:table-cell table:number-rows-spanned="2" table:style-name="ACE-329" table:formula="of:=IF(OR([.BK294]&lt;96;([.AW294]+[.AY294]+[.BC294]+[.BD294]+[.BE294])&gt;8;([.AX294]+[.AZ294]+[.BB294]+[.BF294]+[.BG294]+[.BJ294])&gt;6;([.AW294]+[.AX294]+[.AY294]+[.AZ294]+[.BA294]+[.BB294]+[.BC294]+[.BD294]+[.BE294]+[.BF294]+[.BG294]+[.BH294]+[.BI294]+[.BJ294])&gt;9);&quot;不合格&quot;;&quot;合格&quot;)" office:value-type="string" office:string-value="#VALUE!">
            <text:p>#VALUE!</text:p>
          </table:table-cell>
          <table:table-cell table:number-rows-spanned="2" table:style-name="ACE-182" table:content-validation-name="VAL-59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8" table:content-validation-name="VAL-14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96:.J297];&quot;&lt;&quot;&amp;[.$F$5])" office:value-type="float" office:value="0">
            <text:p>0</text:p>
          </table:table-cell>
          <table:table-cell table:number-rows-spanned="2" table:style-name="ACE-333" table:formula="of:=COUNTIF([.F296:.J297];&quot;&gt;&quot;&amp;[.$I$5])" office:value-type="float" office:value="0">
            <text:p>0</text:p>
          </table:table-cell>
          <table:table-cell table:number-rows-spanned="2" table:style-name="ACE-333" table:formula="of:=COUNTIF([.F296:.J297];&quot;&gt;=&quot;&amp;[.$F$5])-COUNTIF([.F296:.J297];&quot;&gt;&quot;&amp;[.$I$5])" office:value-type="float" office:value="0">
            <text:p>0</text:p>
          </table:table-cell>
          <table:table-cell table:number-rows-spanned="2" table:style-name="ACE-333" table:formula="of:=COUNTIF([.K296:.O297];&quot;&lt;&quot;&amp;[.$K$5])" office:value-type="float" office:value="0">
            <text:p>0</text:p>
          </table:table-cell>
          <table:table-cell table:number-rows-spanned="2" table:style-name="ACE-333" table:formula="of:=COUNTIF([.K296:.O297];&quot;&gt;&quot;&amp;[.$N$5])" office:value-type="float" office:value="0">
            <text:p>0</text:p>
          </table:table-cell>
          <table:table-cell table:number-rows-spanned="2" table:style-name="ACE-333" table:formula="of:=COUNTIF([.K296:.O297];&quot;&gt;=&quot;&amp;[.$K$5])-COUNTIF([.K296:.O297];&quot;&gt;&quot;&amp;[.$N$5])" office:value-type="float" office:value="0">
            <text:p>0</text:p>
          </table:table-cell>
          <table:table-cell table:number-rows-spanned="2" table:style-name="ACE-333" table:formula="of:=COUNTIF([.P296:.T297];&quot;&lt;&quot;&amp;[.$P$5])" office:value-type="float" office:value="0">
            <text:p>0</text:p>
          </table:table-cell>
          <table:table-cell table:number-rows-spanned="2" table:style-name="ACE-333" table:formula="of:=COUNTIF([.P296:.T297];&quot;&gt;&quot;&amp;[.$S$5])" office:value-type="float" office:value="0">
            <text:p>0</text:p>
          </table:table-cell>
          <table:table-cell table:number-rows-spanned="2" table:style-name="ACE-333" table:formula="of:=COUNTIF([.P296:.T297];&quot;&gt;=&quot;&amp;[.$P$5])-COUNTIF([.P296:.T297];&quot;&gt;&quot;&amp;[.$S$5])" office:value-type="float" office:value="0">
            <text:p>0</text:p>
          </table:table-cell>
          <table:table-cell table:number-rows-spanned="2" table:style-name="ACE-333" table:formula="of:=COUNTIF([.U296:.Y297];&quot;&lt;&quot;&amp;[.$U$5])" office:value-type="float" office:value="0">
            <text:p>0</text:p>
          </table:table-cell>
          <table:table-cell table:number-rows-spanned="2" table:style-name="ACE-333" table:formula="of:=COUNTIF([.U296:.Y297];&quot;&gt;&quot;&amp;[.$X$5])" office:value-type="float" office:value="0">
            <text:p>0</text:p>
          </table:table-cell>
          <table:table-cell table:number-rows-spanned="2" table:style-name="ACE-333" table:formula="of:=COUNTIF([.U296:.Y297];&quot;&gt;=&quot;&amp;[.$U$5])-COUNTIF([.U296:.Y297];&quot;&gt;&quot;&amp;[.$X$5])" office:value-type="float" office:value="0">
            <text:p>0</text:p>
          </table:table-cell>
          <table:table-cell table:number-rows-spanned="2" table:style-name="ACE-522" table:formula="of:=100-([.AD296]+[.AE296])*0.5-([.AG296]+[.AH296])*0.40000000000000002-([.AJ296]+[.AK296])*0.29999999999999999-[.Z296]*0.40000000000000002-[.AA296]*0.5-([.AM296]+[.AN296])*1+(IF([.AB296]=&quot;&quot;;&quot;&quot;;IF([.AB296]&lt;80;-4;IF([.AB296]&gt;=85;IF([.AB296]&lt;90;-1;0);-2))))+(IF([.AC296]=&quot;&quot;;&quot;&quot;;IF([.AC296]&lt;85;-5;IF([.AC296]&gt;=90;IF([.AC296]&lt;95;-2;0);-4))))" office:value-type="string" office:string-value="#VALUE!">
            <text:p>#VALUE!</text:p>
          </table:table-cell>
          <table:table-cell table:number-rows-spanned="2" table:style-name="ACE-523" table:formula="of:=IF(OR([.AP296]&lt;85;([.AD296]+[.AE296])&gt;6;([.AG296]+[.AH296])&gt;6;([.AJ296]+[.AK296])&gt;6;[.Z296]&gt;6;([.AD296]+[.AE296]+[.AG296]+[.AH296]+[.AJ296]+[.AK296]+[.Z296])&gt;13;[.AA296]&gt;6;[.AB296]&lt;70;[.AC296]&lt;75);&quot;不合格&quot;;&quot;合格&quot;)" office:value-type="string" office:string-value="#VALUE!">
            <text:p>#VALUE!</text:p>
          </table:table-cell>
          <table:table-cell table:number-rows-spanned="2" table:style-name="ACE-669" table:content-validation-name="VAL-295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0" table:content-validation-name="VAL-44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96]*0.20000000000000001-[.AX296]*0.5-[.AY296]*0.20000000000000001-[.AZ296]*0.5-[.BA296]*1-[.BB296]*0.5-[.BC296]*0.20000000000000001-[.BD296]*0.20000000000000001-[.BE296]*0.20000000000000001-[.BF296]*0.5-[.BG296]*0.5-[.BH296]*1-[.BI296]*1-[.BJ296]*0.5" office:value-type="string" office:string-value="#VALUE!">
            <text:p>#VALUE!</text:p>
          </table:table-cell>
          <table:table-cell table:number-rows-spanned="2" table:style-name="ACE-329" table:formula="of:=IF(OR([.BK296]&lt;96;([.AW296]+[.AY296]+[.BC296]+[.BD296]+[.BE296])&gt;8;([.AX296]+[.AZ296]+[.BB296]+[.BF296]+[.BG296]+[.BJ296])&gt;6;([.AW296]+[.AX296]+[.AY296]+[.AZ296]+[.BA296]+[.BB296]+[.BC296]+[.BD296]+[.BE296]+[.BF296]+[.BG296]+[.BH296]+[.BI296]+[.BJ296])&gt;9);&quot;不合格&quot;;&quot;合格&quot;)" office:value-type="string" office:string-value="#VALUE!">
            <text:p>#VALUE!</text:p>
          </table:table-cell>
          <table:table-cell table:number-rows-spanned="2" table:style-name="ACE-181" table:content-validation-name="VAL-59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9" table:content-validation-name="VAL-14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98:.J299];&quot;&lt;&quot;&amp;[.$F$5])" office:value-type="float" office:value="0">
            <text:p>0</text:p>
          </table:table-cell>
          <table:table-cell table:number-rows-spanned="2" table:style-name="ACE-333" table:formula="of:=COUNTIF([.F298:.J299];&quot;&gt;&quot;&amp;[.$I$5])" office:value-type="float" office:value="0">
            <text:p>0</text:p>
          </table:table-cell>
          <table:table-cell table:number-rows-spanned="2" table:style-name="ACE-333" table:formula="of:=COUNTIF([.F298:.J299];&quot;&gt;=&quot;&amp;[.$F$5])-COUNTIF([.F298:.J299];&quot;&gt;&quot;&amp;[.$I$5])" office:value-type="float" office:value="0">
            <text:p>0</text:p>
          </table:table-cell>
          <table:table-cell table:number-rows-spanned="2" table:style-name="ACE-333" table:formula="of:=COUNTIF([.K298:.O299];&quot;&lt;&quot;&amp;[.$K$5])" office:value-type="float" office:value="0">
            <text:p>0</text:p>
          </table:table-cell>
          <table:table-cell table:number-rows-spanned="2" table:style-name="ACE-333" table:formula="of:=COUNTIF([.K298:.O299];&quot;&gt;&quot;&amp;[.$N$5])" office:value-type="float" office:value="0">
            <text:p>0</text:p>
          </table:table-cell>
          <table:table-cell table:number-rows-spanned="2" table:style-name="ACE-333" table:formula="of:=COUNTIF([.K298:.O299];&quot;&gt;=&quot;&amp;[.$K$5])-COUNTIF([.K298:.O299];&quot;&gt;&quot;&amp;[.$N$5])" office:value-type="float" office:value="0">
            <text:p>0</text:p>
          </table:table-cell>
          <table:table-cell table:number-rows-spanned="2" table:style-name="ACE-333" table:formula="of:=COUNTIF([.P298:.T299];&quot;&lt;&quot;&amp;[.$P$5])" office:value-type="float" office:value="0">
            <text:p>0</text:p>
          </table:table-cell>
          <table:table-cell table:number-rows-spanned="2" table:style-name="ACE-333" table:formula="of:=COUNTIF([.P298:.T299];&quot;&gt;&quot;&amp;[.$S$5])" office:value-type="float" office:value="0">
            <text:p>0</text:p>
          </table:table-cell>
          <table:table-cell table:number-rows-spanned="2" table:style-name="ACE-333" table:formula="of:=COUNTIF([.P298:.T299];&quot;&gt;=&quot;&amp;[.$P$5])-COUNTIF([.P298:.T299];&quot;&gt;&quot;&amp;[.$S$5])" office:value-type="float" office:value="0">
            <text:p>0</text:p>
          </table:table-cell>
          <table:table-cell table:number-rows-spanned="2" table:style-name="ACE-333" table:formula="of:=COUNTIF([.U298:.Y299];&quot;&lt;&quot;&amp;[.$U$5])" office:value-type="float" office:value="0">
            <text:p>0</text:p>
          </table:table-cell>
          <table:table-cell table:number-rows-spanned="2" table:style-name="ACE-333" table:formula="of:=COUNTIF([.U298:.Y299];&quot;&gt;&quot;&amp;[.$X$5])" office:value-type="float" office:value="0">
            <text:p>0</text:p>
          </table:table-cell>
          <table:table-cell table:number-rows-spanned="2" table:style-name="ACE-333" table:formula="of:=COUNTIF([.U298:.Y299];&quot;&gt;=&quot;&amp;[.$U$5])-COUNTIF([.U298:.Y299];&quot;&gt;&quot;&amp;[.$X$5])" office:value-type="float" office:value="0">
            <text:p>0</text:p>
          </table:table-cell>
          <table:table-cell table:number-rows-spanned="2" table:style-name="ACE-522" table:formula="of:=100-([.AD298]+[.AE298])*0.5-([.AG298]+[.AH298])*0.40000000000000002-([.AJ298]+[.AK298])*0.29999999999999999-[.Z298]*0.40000000000000002-[.AA298]*0.5-([.AM298]+[.AN298])*1+(IF([.AB298]=&quot;&quot;;&quot;&quot;;IF([.AB298]&lt;80;-4;IF([.AB298]&gt;=85;IF([.AB298]&lt;90;-1;0);-2))))+(IF([.AC298]=&quot;&quot;;&quot;&quot;;IF([.AC298]&lt;85;-5;IF([.AC298]&gt;=90;IF([.AC298]&lt;95;-2;0);-4))))" office:value-type="string" office:string-value="#VALUE!">
            <text:p>#VALUE!</text:p>
          </table:table-cell>
          <table:table-cell table:number-rows-spanned="2" table:style-name="ACE-523" table:formula="of:=IF(OR([.AP298]&lt;85;([.AD298]+[.AE298])&gt;6;([.AG298]+[.AH298])&gt;6;([.AJ298]+[.AK298])&gt;6;[.Z298]&gt;6;([.AD298]+[.AE298]+[.AG298]+[.AH298]+[.AJ298]+[.AK298]+[.Z298])&gt;13;[.AA298]&gt;6;[.AB298]&lt;70;[.AC298]&lt;75);&quot;不合格&quot;;&quot;合格&quot;)" office:value-type="string" office:string-value="#VALUE!">
            <text:p>#VALUE!</text:p>
          </table:table-cell>
          <table:table-cell table:number-rows-spanned="2" table:style-name="ACE-670" table:content-validation-name="VAL-296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39" table:content-validation-name="VAL-44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98]*0.20000000000000001-[.AX298]*0.5-[.AY298]*0.20000000000000001-[.AZ298]*0.5-[.BA298]*1-[.BB298]*0.5-[.BC298]*0.20000000000000001-[.BD298]*0.20000000000000001-[.BE298]*0.20000000000000001-[.BF298]*0.5-[.BG298]*0.5-[.BH298]*1-[.BI298]*1-[.BJ298]*0.5" office:value-type="string" office:string-value="#VALUE!">
            <text:p>#VALUE!</text:p>
          </table:table-cell>
          <table:table-cell table:number-rows-spanned="2" table:style-name="ACE-329" table:formula="of:=IF(OR([.BK298]&lt;96;([.AW298]+[.AY298]+[.BC298]+[.BD298]+[.BE298])&gt;8;([.AX298]+[.AZ298]+[.BB298]+[.BF298]+[.BG298]+[.BJ298])&gt;6;([.AW298]+[.AX298]+[.AY298]+[.AZ298]+[.BA298]+[.BB298]+[.BC298]+[.BD298]+[.BE298]+[.BF298]+[.BG298]+[.BH298]+[.BI298]+[.BJ298])&gt;9);&quot;不合格&quot;;&quot;合格&quot;)" office:value-type="string" office:string-value="#VALUE!">
            <text:p>#VALUE!</text:p>
          </table:table-cell>
          <table:table-cell table:number-rows-spanned="2" table:style-name="ACE-180" table:content-validation-name="VAL-59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70" table:content-validation-name="VAL-14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300:.J301];&quot;&lt;&quot;&amp;[.$F$5])" office:value-type="float" office:value="0">
            <text:p>0</text:p>
          </table:table-cell>
          <table:table-cell table:number-rows-spanned="2" table:style-name="ACE-333" table:formula="of:=COUNTIF([.F300:.J301];&quot;&gt;&quot;&amp;[.$I$5])" office:value-type="float" office:value="0">
            <text:p>0</text:p>
          </table:table-cell>
          <table:table-cell table:number-rows-spanned="2" table:style-name="ACE-333" table:formula="of:=COUNTIF([.F300:.J301];&quot;&gt;=&quot;&amp;[.$F$5])-COUNTIF([.F300:.J301];&quot;&gt;&quot;&amp;[.$I$5])" office:value-type="float" office:value="0">
            <text:p>0</text:p>
          </table:table-cell>
          <table:table-cell table:number-rows-spanned="2" table:style-name="ACE-333" table:formula="of:=COUNTIF([.K300:.O301];&quot;&lt;&quot;&amp;[.$K$5])" office:value-type="float" office:value="0">
            <text:p>0</text:p>
          </table:table-cell>
          <table:table-cell table:number-rows-spanned="2" table:style-name="ACE-333" table:formula="of:=COUNTIF([.K300:.O301];&quot;&gt;&quot;&amp;[.$N$5])" office:value-type="float" office:value="0">
            <text:p>0</text:p>
          </table:table-cell>
          <table:table-cell table:number-rows-spanned="2" table:style-name="ACE-333" table:formula="of:=COUNTIF([.K300:.O301];&quot;&gt;=&quot;&amp;[.$K$5])-COUNTIF([.K300:.O301];&quot;&gt;&quot;&amp;[.$N$5])" office:value-type="float" office:value="0">
            <text:p>0</text:p>
          </table:table-cell>
          <table:table-cell table:number-rows-spanned="2" table:style-name="ACE-333" table:formula="of:=COUNTIF([.P300:.T301];&quot;&lt;&quot;&amp;[.$P$5])" office:value-type="float" office:value="0">
            <text:p>0</text:p>
          </table:table-cell>
          <table:table-cell table:number-rows-spanned="2" table:style-name="ACE-333" table:formula="of:=COUNTIF([.P300:.T301];&quot;&gt;&quot;&amp;[.$S$5])" office:value-type="float" office:value="0">
            <text:p>0</text:p>
          </table:table-cell>
          <table:table-cell table:number-rows-spanned="2" table:style-name="ACE-333" table:formula="of:=COUNTIF([.P300:.T301];&quot;&gt;=&quot;&amp;[.$P$5])-COUNTIF([.P300:.T301];&quot;&gt;&quot;&amp;[.$S$5])" office:value-type="float" office:value="0">
            <text:p>0</text:p>
          </table:table-cell>
          <table:table-cell table:number-rows-spanned="2" table:style-name="ACE-333" table:formula="of:=COUNTIF([.U300:.Y301];&quot;&lt;&quot;&amp;[.$U$5])" office:value-type="float" office:value="0">
            <text:p>0</text:p>
          </table:table-cell>
          <table:table-cell table:number-rows-spanned="2" table:style-name="ACE-333" table:formula="of:=COUNTIF([.U300:.Y301];&quot;&gt;&quot;&amp;[.$X$5])" office:value-type="float" office:value="0">
            <text:p>0</text:p>
          </table:table-cell>
          <table:table-cell table:number-rows-spanned="2" table:style-name="ACE-333" table:formula="of:=COUNTIF([.U300:.Y301];&quot;&gt;=&quot;&amp;[.$U$5])-COUNTIF([.U300:.Y301];&quot;&gt;&quot;&amp;[.$X$5])" office:value-type="float" office:value="0">
            <text:p>0</text:p>
          </table:table-cell>
          <table:table-cell table:number-rows-spanned="2" table:style-name="ACE-522" table:formula="of:=100-([.AD300]+[.AE300])*0.5-([.AG300]+[.AH300])*0.40000000000000002-([.AJ300]+[.AK300])*0.29999999999999999-[.Z300]*0.40000000000000002-[.AA300]*0.5-([.AM300]+[.AN300])*1+(IF([.AB300]=&quot;&quot;;&quot;&quot;;IF([.AB300]&lt;80;-4;IF([.AB300]&gt;=85;IF([.AB300]&lt;90;-1;0);-2))))+(IF([.AC300]=&quot;&quot;;&quot;&quot;;IF([.AC300]&lt;85;-5;IF([.AC300]&gt;=90;IF([.AC300]&lt;95;-2;0);-4))))" office:value-type="string" office:string-value="#VALUE!">
            <text:p>#VALUE!</text:p>
          </table:table-cell>
          <table:table-cell table:number-rows-spanned="2" table:style-name="ACE-523" table:formula="of:=IF(OR([.AP300]&lt;85;([.AD300]+[.AE300])&gt;6;([.AG300]+[.AH300])&gt;6;([.AJ300]+[.AK300])&gt;6;[.Z300]&gt;6;([.AD300]+[.AE300]+[.AG300]+[.AH300]+[.AJ300]+[.AK300]+[.Z300])&gt;13;[.AA300]&gt;6;[.AB300]&lt;70;[.AC300]&lt;75);&quot;不合格&quot;;&quot;合格&quot;)" office:value-type="string" office:string-value="#VALUE!">
            <text:p>#VALUE!</text:p>
          </table:table-cell>
          <table:table-cell table:number-rows-spanned="2" table:style-name="ACE-16" table:content-validation-name="VAL-297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38" table:content-validation-name="VAL-44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300]*0.20000000000000001-[.AX300]*0.5-[.AY300]*0.20000000000000001-[.AZ300]*0.5-[.BA300]*1-[.BB300]*0.5-[.BC300]*0.20000000000000001-[.BD300]*0.20000000000000001-[.BE300]*0.20000000000000001-[.BF300]*0.5-[.BG300]*0.5-[.BH300]*1-[.BI300]*1-[.BJ300]*0.5" office:value-type="string" office:string-value="#VALUE!">
            <text:p>#VALUE!</text:p>
          </table:table-cell>
          <table:table-cell table:number-rows-spanned="2" table:style-name="ACE-329" table:formula="of:=IF(OR([.BK300]&lt;96;([.AW300]+[.AY300]+[.BC300]+[.BD300]+[.BE300])&gt;8;([.AX300]+[.AZ300]+[.BB300]+[.BF300]+[.BG300]+[.BJ300])&gt;6;([.AW300]+[.AX300]+[.AY300]+[.AZ300]+[.BA300]+[.BB300]+[.BC300]+[.BD300]+[.BE300]+[.BF300]+[.BG300]+[.BH300]+[.BI300]+[.BJ300])&gt;9);&quot;不合格&quot;;&quot;合格&quot;)" office:value-type="string" office:string-value="#VALUE!">
            <text:p>#VALUE!</text:p>
          </table:table-cell>
          <table:table-cell table:number-rows-spanned="2" table:style-name="ACE-179" table:content-validation-name="VAL-59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71" table:content-validation-name="VAL-14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302:.J303];&quot;&lt;&quot;&amp;[.$F$5])" office:value-type="float" office:value="0">
            <text:p>0</text:p>
          </table:table-cell>
          <table:table-cell table:number-rows-spanned="2" table:style-name="ACE-333" table:formula="of:=COUNTIF([.F302:.J303];&quot;&gt;&quot;&amp;[.$I$5])" office:value-type="float" office:value="0">
            <text:p>0</text:p>
          </table:table-cell>
          <table:table-cell table:number-rows-spanned="2" table:style-name="ACE-333" table:formula="of:=COUNTIF([.F302:.J303];&quot;&gt;=&quot;&amp;[.$F$5])-COUNTIF([.F302:.J303];&quot;&gt;&quot;&amp;[.$I$5])" office:value-type="float" office:value="0">
            <text:p>0</text:p>
          </table:table-cell>
          <table:table-cell table:number-rows-spanned="2" table:style-name="ACE-333" table:formula="of:=COUNTIF([.K302:.O303];&quot;&lt;&quot;&amp;[.$K$5])" office:value-type="float" office:value="0">
            <text:p>0</text:p>
          </table:table-cell>
          <table:table-cell table:number-rows-spanned="2" table:style-name="ACE-333" table:formula="of:=COUNTIF([.K302:.O303];&quot;&gt;&quot;&amp;[.$N$5])" office:value-type="float" office:value="0">
            <text:p>0</text:p>
          </table:table-cell>
          <table:table-cell table:number-rows-spanned="2" table:style-name="ACE-333" table:formula="of:=COUNTIF([.K302:.O303];&quot;&gt;=&quot;&amp;[.$K$5])-COUNTIF([.K302:.O303];&quot;&gt;&quot;&amp;[.$N$5])" office:value-type="float" office:value="0">
            <text:p>0</text:p>
          </table:table-cell>
          <table:table-cell table:number-rows-spanned="2" table:style-name="ACE-333" table:formula="of:=COUNTIF([.P302:.T303];&quot;&lt;&quot;&amp;[.$P$5])" office:value-type="float" office:value="0">
            <text:p>0</text:p>
          </table:table-cell>
          <table:table-cell table:number-rows-spanned="2" table:style-name="ACE-333" table:formula="of:=COUNTIF([.P302:.T303];&quot;&gt;&quot;&amp;[.$S$5])" office:value-type="float" office:value="0">
            <text:p>0</text:p>
          </table:table-cell>
          <table:table-cell table:number-rows-spanned="2" table:style-name="ACE-333" table:formula="of:=COUNTIF([.P302:.T303];&quot;&gt;=&quot;&amp;[.$P$5])-COUNTIF([.P302:.T303];&quot;&gt;&quot;&amp;[.$S$5])" office:value-type="float" office:value="0">
            <text:p>0</text:p>
          </table:table-cell>
          <table:table-cell table:number-rows-spanned="2" table:style-name="ACE-333" table:formula="of:=COUNTIF([.U302:.Y303];&quot;&lt;&quot;&amp;[.$U$5])" office:value-type="float" office:value="0">
            <text:p>0</text:p>
          </table:table-cell>
          <table:table-cell table:number-rows-spanned="2" table:style-name="ACE-333" table:formula="of:=COUNTIF([.U302:.Y303];&quot;&gt;&quot;&amp;[.$X$5])" office:value-type="float" office:value="0">
            <text:p>0</text:p>
          </table:table-cell>
          <table:table-cell table:number-rows-spanned="2" table:style-name="ACE-333" table:formula="of:=COUNTIF([.U302:.Y303];&quot;&gt;=&quot;&amp;[.$U$5])-COUNTIF([.U302:.Y303];&quot;&gt;&quot;&amp;[.$X$5])" office:value-type="float" office:value="0">
            <text:p>0</text:p>
          </table:table-cell>
          <table:table-cell table:number-rows-spanned="2" table:style-name="ACE-522" table:formula="of:=100-([.AD302]+[.AE302])*0.5-([.AG302]+[.AH302])*0.40000000000000002-([.AJ302]+[.AK302])*0.29999999999999999-[.Z302]*0.40000000000000002-[.AA302]*0.5-([.AM302]+[.AN302])*1+(IF([.AB302]=&quot;&quot;;&quot;&quot;;IF([.AB302]&lt;80;-4;IF([.AB302]&gt;=85;IF([.AB302]&lt;90;-1;0);-2))))+(IF([.AC302]=&quot;&quot;;&quot;&quot;;IF([.AC302]&lt;85;-5;IF([.AC302]&gt;=90;IF([.AC302]&lt;95;-2;0);-4))))" office:value-type="string" office:string-value="#VALUE!">
            <text:p>#VALUE!</text:p>
          </table:table-cell>
          <table:table-cell table:number-rows-spanned="2" table:style-name="ACE-523" table:formula="of:=IF(OR([.AP302]&lt;85;([.AD302]+[.AE302])&gt;6;([.AG302]+[.AH302])&gt;6;([.AJ302]+[.AK302])&gt;6;[.Z302]&gt;6;([.AD302]+[.AE302]+[.AG302]+[.AH302]+[.AJ302]+[.AK302]+[.Z302])&gt;13;[.AA302]&gt;6;[.AB302]&lt;70;[.AC302]&lt;75);&quot;不合格&quot;;&quot;合格&quot;)" office:value-type="string" office:string-value="#VALUE!">
            <text:p>#VALUE!</text:p>
          </table:table-cell>
          <table:table-cell table:number-rows-spanned="2" table:style-name="ACE-17" table:content-validation-name="VAL-298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37" table:content-validation-name="VAL-44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302]*0.20000000000000001-[.AX302]*0.5-[.AY302]*0.20000000000000001-[.AZ302]*0.5-[.BA302]*1-[.BB302]*0.5-[.BC302]*0.20000000000000001-[.BD302]*0.20000000000000001-[.BE302]*0.20000000000000001-[.BF302]*0.5-[.BG302]*0.5-[.BH302]*1-[.BI302]*1-[.BJ302]*0.5" office:value-type="string" office:string-value="#VALUE!">
            <text:p>#VALUE!</text:p>
          </table:table-cell>
          <table:table-cell table:number-rows-spanned="2" table:style-name="ACE-329" table:formula="of:=IF(OR([.BK302]&lt;96;([.AW302]+[.AY302]+[.BC302]+[.BD302]+[.BE302])&gt;8;([.AX302]+[.AZ302]+[.BB302]+[.BF302]+[.BG302]+[.BJ302])&gt;6;([.AW302]+[.AX302]+[.AY302]+[.AZ302]+[.BA302]+[.BB302]+[.BC302]+[.BD302]+[.BE302]+[.BF302]+[.BG302]+[.BH302]+[.BI302]+[.BJ302])&gt;9);&quot;不合格&quot;;&quot;合格&quot;)" office:value-type="string" office:string-value="#VALUE!">
            <text:p>#VALUE!</text:p>
          </table:table-cell>
          <table:table-cell table:number-rows-spanned="2" table:style-name="ACE-178" table:content-validation-name="VAL-59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72" table:content-validation-name="VAL-14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304:.J305];&quot;&lt;&quot;&amp;[.$F$5])" office:value-type="float" office:value="0">
            <text:p>0</text:p>
          </table:table-cell>
          <table:table-cell table:number-rows-spanned="2" table:style-name="ACE-333" table:formula="of:=COUNTIF([.F304:.J305];&quot;&gt;&quot;&amp;[.$I$5])" office:value-type="float" office:value="0">
            <text:p>0</text:p>
          </table:table-cell>
          <table:table-cell table:number-rows-spanned="2" table:style-name="ACE-333" table:formula="of:=COUNTIF([.F304:.J305];&quot;&gt;=&quot;&amp;[.$F$5])-COUNTIF([.F304:.J305];&quot;&gt;&quot;&amp;[.$I$5])" office:value-type="float" office:value="0">
            <text:p>0</text:p>
          </table:table-cell>
          <table:table-cell table:number-rows-spanned="2" table:style-name="ACE-333" table:formula="of:=COUNTIF([.K304:.O305];&quot;&lt;&quot;&amp;[.$K$5])" office:value-type="float" office:value="0">
            <text:p>0</text:p>
          </table:table-cell>
          <table:table-cell table:number-rows-spanned="2" table:style-name="ACE-333" table:formula="of:=COUNTIF([.K304:.O305];&quot;&gt;&quot;&amp;[.$N$5])" office:value-type="float" office:value="0">
            <text:p>0</text:p>
          </table:table-cell>
          <table:table-cell table:number-rows-spanned="2" table:style-name="ACE-333" table:formula="of:=COUNTIF([.K304:.O305];&quot;&gt;=&quot;&amp;[.$K$5])-COUNTIF([.K304:.O305];&quot;&gt;&quot;&amp;[.$N$5])" office:value-type="float" office:value="0">
            <text:p>0</text:p>
          </table:table-cell>
          <table:table-cell table:number-rows-spanned="2" table:style-name="ACE-333" table:formula="of:=COUNTIF([.P304:.T305];&quot;&lt;&quot;&amp;[.$P$5])" office:value-type="float" office:value="0">
            <text:p>0</text:p>
          </table:table-cell>
          <table:table-cell table:number-rows-spanned="2" table:style-name="ACE-333" table:formula="of:=COUNTIF([.P304:.T305];&quot;&gt;&quot;&amp;[.$S$5])" office:value-type="float" office:value="0">
            <text:p>0</text:p>
          </table:table-cell>
          <table:table-cell table:number-rows-spanned="2" table:style-name="ACE-333" table:formula="of:=COUNTIF([.P304:.T305];&quot;&gt;=&quot;&amp;[.$P$5])-COUNTIF([.P304:.T305];&quot;&gt;&quot;&amp;[.$S$5])" office:value-type="float" office:value="0">
            <text:p>0</text:p>
          </table:table-cell>
          <table:table-cell table:number-rows-spanned="2" table:style-name="ACE-333" table:formula="of:=COUNTIF([.U304:.Y305];&quot;&lt;&quot;&amp;[.$U$5])" office:value-type="float" office:value="0">
            <text:p>0</text:p>
          </table:table-cell>
          <table:table-cell table:number-rows-spanned="2" table:style-name="ACE-333" table:formula="of:=COUNTIF([.U304:.Y305];&quot;&gt;&quot;&amp;[.$X$5])" office:value-type="float" office:value="0">
            <text:p>0</text:p>
          </table:table-cell>
          <table:table-cell table:number-rows-spanned="2" table:style-name="ACE-333" table:formula="of:=COUNTIF([.U304:.Y305];&quot;&gt;=&quot;&amp;[.$U$5])-COUNTIF([.U304:.Y305];&quot;&gt;&quot;&amp;[.$X$5])" office:value-type="float" office:value="0">
            <text:p>0</text:p>
          </table:table-cell>
          <table:table-cell table:number-rows-spanned="2" table:style-name="ACE-522" table:formula="of:=100-([.AD304]+[.AE304])*0.5-([.AG304]+[.AH304])*0.40000000000000002-([.AJ304]+[.AK304])*0.29999999999999999-[.Z304]*0.40000000000000002-[.AA304]*0.5-([.AM304]+[.AN304])*1+(IF([.AB304]=&quot;&quot;;&quot;&quot;;IF([.AB304]&lt;80;-4;IF([.AB304]&gt;=85;IF([.AB304]&lt;90;-1;0);-2))))+(IF([.AC304]=&quot;&quot;;&quot;&quot;;IF([.AC304]&lt;85;-5;IF([.AC304]&gt;=90;IF([.AC304]&lt;95;-2;0);-4))))" office:value-type="string" office:string-value="#VALUE!">
            <text:p>#VALUE!</text:p>
          </table:table-cell>
          <table:table-cell table:number-rows-spanned="2" table:style-name="ACE-523" table:formula="of:=IF(OR([.AP304]&lt;85;([.AD304]+[.AE304])&gt;6;([.AG304]+[.AH304])&gt;6;([.AJ304]+[.AK304])&gt;6;[.Z304]&gt;6;([.AD304]+[.AE304]+[.AG304]+[.AH304]+[.AJ304]+[.AK304]+[.Z304])&gt;13;[.AA304]&gt;6;[.AB304]&lt;70;[.AC304]&lt;75);&quot;不合格&quot;;&quot;合格&quot;)" office:value-type="string" office:string-value="#VALUE!">
            <text:p>#VALUE!</text:p>
          </table:table-cell>
          <table:table-cell table:number-rows-spanned="2" table:style-name="ACE-521" table:content-validation-name="VAL-299"/>
          <table:table-cell table:number-rows-spanned="2" table:style-name="ACE-18"/>
          <table:covered-table-cell/>
          <table:table-cell table:number-rows-spanned="2" table:style-name="ACE-22"/>
          <table:table-cell table:number-rows-spanned="2" table:style-name="ACE-336" table:content-validation-name="VAL-44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304]*0.20000000000000001-[.AX304]*0.5-[.AY304]*0.20000000000000001-[.AZ304]*0.5-[.BA304]*1-[.BB304]*0.5-[.BC304]*0.20000000000000001-[.BD304]*0.20000000000000001-[.BE304]*0.20000000000000001-[.BF304]*0.5-[.BG304]*0.5-[.BH304]*1-[.BI304]*1-[.BJ304]*0.5" office:value-type="string" office:string-value="#VALUE!">
            <text:p>#VALUE!</text:p>
          </table:table-cell>
          <table:table-cell table:number-rows-spanned="2" table:style-name="ACE-329" table:formula="of:=IF(OR([.BK304]&lt;96;([.AW304]+[.AY304]+[.BC304]+[.BD304]+[.BE304])&gt;8;([.AX304]+[.AZ304]+[.BB304]+[.BF304]+[.BG304]+[.BJ304])&gt;6;([.AW304]+[.AX304]+[.AY304]+[.AZ304]+[.BA304]+[.BB304]+[.BC304]+[.BD304]+[.BE304]+[.BF304]+[.BG304]+[.BH304]+[.BI304]+[.BJ304])&gt;9);&quot;不合格&quot;;&quot;合格&quot;)" office:value-type="string" office:string-value="#VALUE!">
            <text:p>#VALUE!</text:p>
          </table:table-cell>
          <table:table-cell table:number-rows-spanned="2" table:style-name="ACE-177" table:content-validation-name="VAL-599"/>
          <table:table-cell table:number-rows-spanned="2" table:style-name="ACE-18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2" table:style-name="ACE-7"/>
          <table:table-cell table:number-columns-repeated="254" table:style-name="ACE-2"/>
        </table:table-row>
        <table:table-row table:style-name="AROW-0">
          <table:table-cell table:number-columns-repeated="2" table:style-name="ACE-7"/>
          <table:table-cell table:number-columns-repeated="3" table:style-name="ACE-2"/>
          <table:table-cell table:number-columns-spanned="15" table:style-name="ACE-500" office:value-type="string">
            <text:p>超上限红色，超下线白色，符合为绿色</text:p>
          </table:table-cell>
          <table:covered-table-cell table:number-columns-repeated="14"/>
          <table:table-cell table:number-columns-repeated="236" table:style-name="ACE-2"/>
        </table:table-row>
        <table:table-row table:style-name="AROW-0">
          <table:table-cell table:number-columns-repeated="2" table:style-name="ACE-7"/>
          <table:table-cell table:number-columns-repeated="13" table:style-name="ACE-2"/>
          <table:table-cell table:style-name="ACE-493"/>
          <table:table-cell table:number-columns-repeated="240" table:style-name="ACE-2"/>
        </table:table-row>
        <table:table-row table:style-name="AROW-0">
          <table:table-cell table:number-columns-repeated="2" table:style-name="ACE-7"/>
          <table:table-cell table:style-name="ACE-2"/>
          <table:table-cell table:style-name="ACE-2" office:value-type="string">
            <text:p>date</text:p>
          </table:table-cell>
          <table:table-cell table:style-name="ACE-2" office:value-type="string">
            <text:p>name</text:p>
          </table:table-cell>
          <table:table-cell table:style-name="ACE-2" office:value-type="string">
            <text:p>l1</text:p>
          </table:table-cell>
          <table:table-cell table:style-name="ACE-2" office:value-type="string">
            <text:p>l2</text:p>
          </table:table-cell>
          <table:table-cell table:style-name="ACE-2" office:value-type="string">
            <text:p>l3</text:p>
          </table:table-cell>
          <table:table-cell table:style-name="ACE-2" office:value-type="string">
            <text:p>l4</text:p>
          </table:table-cell>
          <table:table-cell table:style-name="ACE-2" office:value-type="string">
            <text:p>l5</text:p>
          </table:table-cell>
          <table:table-cell table:style-name="ACE-2" office:value-type="string">
            <text:p>d1</text:p>
          </table:table-cell>
          <table:table-cell table:style-name="ACE-2" office:value-type="string">
            <text:p>d2</text:p>
          </table:table-cell>
          <table:table-cell table:style-name="ACE-2" office:value-type="string">
            <text:p>d3</text:p>
          </table:table-cell>
          <table:table-cell table:style-name="ACE-2" office:value-type="string">
            <text:p>d4</text:p>
          </table:table-cell>
          <table:table-cell table:style-name="ACE-2" office:value-type="string">
            <text:p>d5</text:p>
          </table:table-cell>
          <table:table-cell table:style-name="ACE-493" office:value-type="string">
            <text:p>w1</text:p>
          </table:table-cell>
          <table:table-cell table:style-name="ACE-2" office:value-type="string">
            <text:p>w2</text:p>
          </table:table-cell>
          <table:table-cell table:style-name="ACE-2" office:value-type="string">
            <text:p>w3</text:p>
          </table:table-cell>
          <table:table-cell table:style-name="ACE-2" office:value-type="string">
            <text:p>w4</text:p>
          </table:table-cell>
          <table:table-cell table:style-name="ACE-2" office:value-type="string">
            <text:p>w5</text:p>
          </table:table-cell>
          <table:table-cell table:style-name="ACE-2" office:value-type="string">
            <text:p>p1</text:p>
          </table:table-cell>
          <table:table-cell table:style-name="ACE-2" office:value-type="string">
            <text:p>p2</text:p>
          </table:table-cell>
          <table:table-cell table:style-name="ACE-2" office:value-type="string">
            <text:p>p3</text:p>
          </table:table-cell>
          <table:table-cell table:style-name="ACE-2" office:value-type="string">
            <text:p>p4</text:p>
          </table:table-cell>
          <table:table-cell table:style-name="ACE-2" office:value-type="string">
            <text:p>p5</text:p>
          </table:table-cell>
          <table:table-cell table:style-name="ACE-2" office:value-type="string">
            <text:p>surfout</text:p>
          </table:table-cell>
          <table:table-cell table:style-name="ACE-2"/>
          <table:table-cell table:style-name="ACE-2" office:value-type="string">
            <text:p>blendacc</text:p>
          </table:table-cell>
          <table:table-cell table:number-columns-repeated="13" table:style-name="ACE-2"/>
          <table:table-cell table:style-name="ACE-2" office:value-type="string">
            <text:p>score</text:p>
          </table:table-cell>
          <table:table-cell table:style-name="ACE-2"/>
          <table:table-cell table:style-name="ACE-2" office:value-type="string">
            <text:p>inspector</text:p>
          </table:table-cell>
          <table:table-cell table:number-columns-repeated="2" table:style-name="ACE-2"/>
          <table:table-cell table:style-name="ACE-2" office:value-type="string">
            <text:p>date</text:p>
          </table:table-cell>
          <table:table-cell table:style-name="ACE-2" office:value-type="string">
            <text:p>name</text:p>
          </table:table-cell>
          <table:table-cell table:style-name="ACE-2" office:value-type="string">
            <text:p>color</text:p>
          </table:table-cell>
          <table:table-cell table:style-name="ACE-2"/>
          <table:table-cell table:style-name="ACE-2" office:value-type="string">
            <text:p>wrapok</text:p>
          </table:table-cell>
          <table:table-cell table:style-name="ACE-2"/>
          <table:table-cell table:style-name="ACE-2" office:value-type="string">
            <text:p>empty</text:p>
          </table:table-cell>
          <table:table-cell table:style-name="ACE-2"/>
          <table:table-cell table:style-name="ACE-2" office:value-type="string">
            <text:p>veins</text:p>
          </table:table-cell>
          <table:table-cell table:style-name="ACE-2"/>
          <table:table-cell table:style-name="ACE-2" office:value-type="string">
            <text:p>spot</text:p>
          </table:table-cell>
          <table:table-cell table:style-name="ACE-2"/>
          <table:table-cell table:style-name="ACE-2" office:value-type="string">
            <text:p>seam</text:p>
          </table:table-cell>
          <table:table-cell table:style-name="ACE-2"/>
          <table:table-cell table:style-name="ACE-2" office:value-type="string">
            <text:p>crack</text:p>
          </table:table-cell>
          <table:table-cell table:style-name="ACE-2"/>
          <table:table-cell table:style-name="ACE-2" office:value-type="string">
            <text:p>score</text:p>
          </table:table-cell>
          <table:table-cell table:style-name="ACE-2"/>
          <table:table-cell table:style-name="ACE-2" office:value-type="string">
            <text:p>inspector</text:p>
          </table:table-cell>
          <table:table-cell table:number-columns-repeated="191" table:style-name="ACE-2"/>
        </table:table-row>
        <table:table-row table:style-name="AROW-0">
          <table:table-cell table:number-columns-repeated="2" table:style-name="ACE-7"/>
          <table:table-cell table:number-columns-repeated="3" table:style-name="ACE-2"/>
          <table:table-cell table:style-name="ACE-2" office:value-type="string">
            <text:p>l6</text:p>
          </table:table-cell>
          <table:table-cell table:style-name="ACE-2" office:value-type="string">
            <text:p>l7</text:p>
          </table:table-cell>
          <table:table-cell table:style-name="ACE-2" office:value-type="string">
            <text:p>l8</text:p>
          </table:table-cell>
          <table:table-cell table:style-name="ACE-2" office:value-type="string">
            <text:p>l9</text:p>
          </table:table-cell>
          <table:table-cell table:style-name="ACE-2" office:value-type="string">
            <text:p>l10</text:p>
          </table:table-cell>
          <table:table-cell table:style-name="ACE-2" office:value-type="string">
            <text:p>d6</text:p>
          </table:table-cell>
          <table:table-cell table:style-name="ACE-2" office:value-type="string">
            <text:p>d7</text:p>
          </table:table-cell>
          <table:table-cell table:style-name="ACE-2" office:value-type="string">
            <text:p>d8</text:p>
          </table:table-cell>
          <table:table-cell table:style-name="ACE-2" office:value-type="string">
            <text:p>d9</text:p>
          </table:table-cell>
          <table:table-cell table:style-name="ACE-2" office:value-type="string">
            <text:p>d10</text:p>
          </table:table-cell>
          <table:table-cell table:style-name="ACE-493" office:value-type="string">
            <text:p>w6</text:p>
          </table:table-cell>
          <table:table-cell table:style-name="ACE-2" office:value-type="string">
            <text:p>w7</text:p>
          </table:table-cell>
          <table:table-cell table:style-name="ACE-2" office:value-type="string">
            <text:p>w8</text:p>
          </table:table-cell>
          <table:table-cell table:style-name="ACE-2" office:value-type="string">
            <text:p>w9</text:p>
          </table:table-cell>
          <table:table-cell table:style-name="ACE-2" office:value-type="string">
            <text:p>w10</text:p>
          </table:table-cell>
          <table:table-cell table:style-name="ACE-2" office:value-type="string">
            <text:p>p6</text:p>
          </table:table-cell>
          <table:table-cell table:style-name="ACE-2" office:value-type="string">
            <text:p>p7</text:p>
          </table:table-cell>
          <table:table-cell table:style-name="ACE-2" office:value-type="string">
            <text:p>p8</text:p>
          </table:table-cell>
          <table:table-cell table:style-name="ACE-2" office:value-type="string">
            <text:p>p9</text:p>
          </table:table-cell>
          <table:table-cell table:style-name="ACE-2" office:value-type="string">
            <text:p>p10</text:p>
          </table:table-cell>
          <table:table-cell table:style-name="ACE-2"/>
          <table:table-cell table:style-name="ACE-2" office:value-type="string">
            <text:p>thightout</text:p>
          </table:table-cell>
          <table:table-cell table:style-name="ACE-2"/>
          <table:table-cell table:style-name="ACE-2" office:value-type="string">
            <text:p>pdacc</text:p>
          </table:table-cell>
          <table:table-cell table:number-columns-repeated="13" table:style-name="ACE-2"/>
          <table:table-cell table:style-name="ACE-2" office:value-type="string">
            <text:p>quality</text:p>
          </table:table-cell>
          <table:table-cell table:style-name="ACE-2"/>
          <table:table-cell table:style-name="ACE-2" office:value-type="string">
            <text:p>remarks</text:p>
          </table:table-cell>
          <table:table-cell table:number-columns-repeated="4" table:style-name="ACE-2"/>
          <table:table-cell table:style-name="ACE-2" office:value-type="string">
            <text:p>headend</text:p>
          </table:table-cell>
          <table:table-cell table:style-name="ACE-2"/>
          <table:table-cell table:style-name="ACE-2" office:value-type="string">
            <text:p>incision</text:p>
          </table:table-cell>
          <table:table-cell table:style-name="ACE-2"/>
          <table:table-cell table:style-name="ACE-2" office:value-type="string">
            <text:p>tightness</text:p>
          </table:table-cell>
          <table:table-cell table:style-name="ACE-2"/>
          <table:table-cell table:style-name="ACE-2" office:value-type="string">
            <text:p>crease</text:p>
          </table:table-cell>
          <table:table-cell table:style-name="ACE-2"/>
          <table:table-cell table:style-name="ACE-2" office:value-type="string">
            <text:p>blot</text:p>
          </table:table-cell>
          <table:table-cell table:style-name="ACE-2"/>
          <table:table-cell table:style-name="ACE-2" office:value-type="string">
            <text:p>hole</text:p>
          </table:table-cell>
          <table:table-cell table:style-name="ACE-2"/>
          <table:table-cell table:style-name="ACE-2" office:value-type="string">
            <text:p>splice</text:p>
          </table:table-cell>
          <table:table-cell table:style-name="ACE-2"/>
          <table:table-cell table:style-name="ACE-2" office:value-type="string">
            <text:p>quality</text:p>
          </table:table-cell>
          <table:table-cell table:style-name="ACE-2"/>
          <table:table-cell table:style-name="ACE-2" office:value-type="string">
            <text:p>remarks</text:p>
          </table:table-cell>
          <table:table-cell table:number-columns-repeated="190" table:style-name="ACE-2"/>
        </table:table-row>
        <table:table-row table:style-name="AROW-0">
          <table:table-cell table:number-columns-repeated="2" table:style-name="ACE-7"/>
          <table:table-cell table:number-columns-repeated="13" table:style-name="ACE-2"/>
          <table:table-cell table:style-name="ACE-493"/>
          <table:table-cell table:number-columns-repeated="240" table:style-name="ACE-2"/>
        </table:table-row>
        <table:table-row table:style-name="AROW-0">
          <table:table-cell table:number-columns-repeated="2" table:style-name="ACE-7"/>
          <table:table-cell table:style-name="ACE-2"/>
          <table:table-cell table:style-name="ACE-2" office:value-type="string">
            <text:p>rolling table</text:p>
          </table:table-cell>
          <table:table-cell table:number-columns-repeated="11" table:style-name="ACE-2"/>
          <table:table-cell table:style-name="ACE-493"/>
          <table:table-cell table:number-columns-repeated="29" table:style-name="ACE-2"/>
          <table:table-cell table:style-name="ACE-2" office:value-type="string">
            <text:p>wrapping table</text:p>
          </table:table-cell>
          <table:table-cell table:number-columns-repeated="210" table:style-name="ACE-2"/>
        </table:table-row>
        <table:table-row table:style-name="AROW-0">
          <table:table-cell table:number-columns-repeated="2" table:style-name="ACE-7"/>
          <table:table-cell table:number-columns-repeated="254" table:style-name="ACE-2"/>
        </table:table-row>
        <table:table-row table:style-name="AROW-0">
          <table:table-cell table:number-columns-repeated="2" table:style-name="ACE-7"/>
          <table:table-cell table:style-name="ACE-2"/>
          <table:table-cell table:style-name="ACE-2" office:value-type="string">
            <text:p>specs table</text:p>
          </table:table-cell>
          <table:table-cell table:number-columns-repeated="252" table:style-name="ACE-2"/>
        </table:table-row>
        <table:table-row table:style-name="AROW-0">
          <table:table-cell table:number-columns-repeated="2" table:style-name="ACE-7"/>
          <table:table-cell table:number-columns-repeated="3" table:style-name="ACE-2"/>
          <table:table-cell table:style-name="ACE-2" office:value-type="string">
            <text:p>rol_l_min</text:p>
          </table:table-cell>
          <table:table-cell table:number-columns-repeated="4" table:style-name="ACE-2"/>
          <table:table-cell table:style-name="ACE-2" office:value-type="string">
            <text:p>rol_c_min</text:p>
          </table:table-cell>
          <table:table-cell table:number-columns-repeated="4" table:style-name="ACE-2"/>
          <table:table-cell table:style-name="ACE-2" office:value-type="string">
            <text:p>rol_w_min</text:p>
          </table:table-cell>
          <table:table-cell table:number-columns-repeated="4" table:style-name="ACE-2"/>
          <table:table-cell table:style-name="ACE-2" office:value-type="string">
            <text:p>rol_p_min</text:p>
          </table:table-cell>
          <table:table-cell table:number-columns-repeated="4" table:style-name="ACE-2"/>
          <table:table-cell table:style-name="ACE-2" office:value-type="string">
            <text:p>rol_surfout</text:p>
          </table:table-cell>
          <table:table-cell table:style-name="ACE-2"/>
          <table:table-cell table:style-name="ACE-2" office:value-type="string">
            <text:p>rol_blendacc</text:p>
          </table:table-cell>
          <table:table-cell table:number-columns-repeated="228" table:style-name="ACE-2"/>
        </table:table-row>
        <table:table-row table:style-name="AROW-0">
          <table:table-cell table:number-columns-repeated="2" table:style-name="ACE-7"/>
          <table:table-cell table:number-columns-repeated="3" table:style-name="ACE-2"/>
          <table:table-cell table:style-name="ACE-2" office:value-type="string">
            <text:p>rol_l_max</text:p>
          </table:table-cell>
          <table:table-cell table:number-columns-repeated="4" table:style-name="ACE-2"/>
          <table:table-cell table:style-name="ACE-2" office:value-type="string">
            <text:p>rol_c_max</text:p>
          </table:table-cell>
          <table:table-cell table:number-columns-repeated="4" table:style-name="ACE-2"/>
          <table:table-cell table:style-name="ACE-2" office:value-type="string">
            <text:p>rol_w_max</text:p>
          </table:table-cell>
          <table:table-cell table:number-columns-repeated="4" table:style-name="ACE-2"/>
          <table:table-cell table:style-name="ACE-2" office:value-type="string">
            <text:p>rol_p_max</text:p>
          </table:table-cell>
          <table:table-cell table:number-columns-repeated="5" table:style-name="ACE-2"/>
          <table:table-cell table:style-name="ACE-2" office:value-type="string">
            <text:p>rol_tightout</text:p>
          </table:table-cell>
          <table:table-cell table:style-name="ACE-2"/>
          <table:table-cell table:style-name="ACE-2" office:value-type="string">
            <text:p>rol_pdacc</text:p>
          </table:table-cell>
          <table:table-cell table:number-columns-repeated="227" table:style-name="ACE-2"/>
        </table:table-row>
        <table:table-row table:style-name="AROW-0" table:number-rows-repeated="63">
          <table:table-cell table:number-columns-repeated="2" table:style-name="ACE-7"/>
          <table:table-cell table:number-columns-repeated="254" table:style-name="ACE-2"/>
        </table:table-row>
        <table:table-row table:style-name="AROW-0" table:number-rows-repeated="65157">
          <table:table-cell table:number-columns-repeated="256"/>
        </table:table-row>
        <table:named-expressions>
          <table:named-expression table:name="Print_Area" table:expression="of:=#REF!" table:base-cell-address="$'卷制-上茄衣过程'.$A$1"/>
          <table:named-expression table:name="Sheet_Title" table:expression="of:=&quot;卷制-上茄衣过程&quot;" table:base-cell-address="$'卷制-上茄衣过程'.$A$1"/>
        </table:named-expressions>
        <gnm:selections gnm:cursor-col="6" gnm:cursor-row="4">
          <gnm:selection gnm:start-col="5" gnm:start-row="4" gnm:end-col="6" gnm:end-row="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percentage-style style:name="ND-0">
      <number:number number:decimal-places="0" number:grouping="false" number:min-integer-digits="1"/>
      <number:text>%</number:text>
    </number:percentage-style>
    <number:date-style style:name="ND-1-0" number:format-source="fixed">
      <number:month number:possessive-form="false" number:textual="false" number:style="short"/>
      <number:text>月</number:text>
      <number:day number:style="short"/>
      <number:text>日</number:text>
    </number:date-style>
    <number:text-style style:name="ND-1">
      <number:text-content/>
      <style:map style:condition="value()&gt;0" style:apply-style-name="ND-1-0"/>
    </number:text-style>
    <style:style style:name="Gnumeric-1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2" style:family="table-cell">
      <style:table-cell-properties fo:background-color="#008000" gnm:background-colour="#008000" gnm:pattern="1" style:cell-protect="protected" style:print-content="true" style:decimal-places="13"/>
      <style:paragraph-properties/>
      <style:text-properties text:display="true"/>
    </style:style>
    <style:style style:name="Gnumeric-3" style:family="table-cell">
      <style:table-cell-properties fo:background-color="#008000" gnm:background-colour="#008000" gnm:pattern="1" style:cell-protect="protected" style:print-content="true" style:decimal-places="13"/>
      <style:paragraph-properties/>
      <style:text-properties text:display="true"/>
    </style:style>
    <style:style style:name="Gnumeric-4" style:family="table-cell">
      <style:table-cell-properties fo:background-color="#008000" gnm:background-colour="#008000" gnm:pattern="1" style:cell-protect="protected" style:print-content="true" style:decimal-places="13"/>
      <style:paragraph-properties/>
      <style:text-properties text:display="true"/>
    </style:style>
    <style:style style:name="Gnumeric-4" style:family="table-cell">
      <style:table-cell-properties fo:background-color="#008000" gnm:background-colour="#008000" gnm:pattern="1" style:cell-protect="protected" style:print-content="true" style:decimal-places="13"/>
      <style:paragraph-properties/>
      <style:text-properties text:display="true"/>
    </style:style>
    <style:style style:name="Gnumeric-4" style:family="table-cell">
      <style:table-cell-properties fo:background-color="#008000" gnm:background-colour="#008000" gnm:pattern="1" style:cell-protect="protected" style:print-content="true" style:decimal-places="13"/>
      <style:paragraph-properties/>
      <style:text-properties text:display="true"/>
    </style:style>
    <style:style style:name="Gnumeric-4" style:family="table-cell">
      <style:table-cell-properties fo:background-color="#008000" gnm:background-colour="#008000" gnm:pattern="1" style:cell-protect="protected" style:print-content="true" style:decimal-places="13"/>
      <style:paragraph-properties/>
      <style:text-properties text:display="true"/>
    </style:style>
    <style:style style:name="Gnumeric-5" style:family="table-cell">
      <style:table-cell-properties fo:background-color="#008000" gnm:background-colour="#008000" gnm:pattern="1" style:cell-protect="protected" style:print-content="true" style:decimal-places="13"/>
      <style:paragraph-properties/>
      <style:text-properties text:display="true"/>
    </style:style>
    <style:style style:name="Gnumeric-5" style:family="table-cell">
      <style:table-cell-properties fo:background-color="#008000" gnm:background-colour="#008000" gnm:pattern="1" style:cell-protect="protected" style:print-content="true" style:decimal-places="13"/>
      <style:paragraph-properties/>
      <style:text-properties text:display="true"/>
    </style:style>
    <style:style style:name="Gnumeric-5" style:family="table-cell">
      <style:table-cell-properties fo:background-color="#008000" gnm:background-colour="#008000" gnm:pattern="1" style:cell-protect="protected" style:print-content="true" style:decimal-places="13"/>
      <style:paragraph-properties/>
      <style:text-properties text:display="true"/>
    </style:style>
    <style:style style:name="Gnumeric-5" style:family="table-cell">
      <style:table-cell-properties fo:background-color="#008000" gnm:background-colour="#008000" gnm:pattern="1" style:cell-protect="protected" style:print-content="true" style:decimal-places="13"/>
      <style:paragraph-properties/>
      <style:text-properties text:display="true"/>
    </style:style>
    <style:style style:name="Gnumeric-5" style:family="table-cell">
      <style:table-cell-properties fo:background-color="#008000" gnm:background-colour="#008000" gnm:pattern="1" style:cell-protect="protected" style:print-content="true" style:decimal-places="13"/>
      <style:paragraph-properties/>
      <style:text-properties text:display="true"/>
    </style:style>
    <style:style style:name="Gnumeric-5" style:family="table-cell">
      <style:table-cell-properties fo:background-color="#008000" gnm:background-colour="#008000" gnm:pattern="1" style:cell-protect="protected" style:print-content="true" style:decimal-places="13"/>
      <style:paragraph-properties/>
      <style:text-properties text:display="true"/>
    </style:style>
    <style:style style:name="Gnumeric-5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5" style:family="table-cell">
      <style:table-cell-properties fo:background-color="#008000" gnm:background-colour="#008000" gnm:pattern="1" style:cell-protect="protected" style:print-content="true" style:decimal-places="13"/>
      <style:paragraph-properties/>
      <style:text-properties text:display="true"/>
    </style:style>
    <style:style style:name="Gnumeric-5" style:family="table-cell">
      <style:table-cell-properties fo:background-color="#008000" gnm:background-colour="#008000" gnm:pattern="1" style:cell-protect="protected" style:print-content="true" style:decimal-places="13"/>
      <style:paragraph-properties/>
      <style:text-properties text:display="true"/>
    </style:style>
    <style:style style:name="Gnumeric-5" style:family="table-cell">
      <style:table-cell-properties fo:background-color="#008000" gnm:background-colour="#008000" gnm:pattern="1" style:cell-protect="protected" style:print-content="true" style:decimal-places="13"/>
      <style:paragraph-properties/>
      <style:text-properties text:display="true"/>
    </style:style>
    <style:style style:name="Gnumeric-6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6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6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6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6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6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6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6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6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6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6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6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7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7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7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7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7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7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7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7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7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7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7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7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7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7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7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7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8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8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8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8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8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8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8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8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8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8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1.99pt" style:use-optimal-column-width="true"/>
    </style:default-style>
    <style:default-style style:family="table-row">
      <style:table-row-properties style:row-height="13.49pt" style:use-optimal-row-height="true"/>
    </style:default-style>
  </office:styles>
  <office:automatic-styles>
    <style:page-layout style:name="pl-0" style:page-usage="all">
      <style:page-layout-properties fo:margin-top="36pt" fo:margin-bottom="36pt" fo:margin-left="54pt" fo:margin-right="54pt" fo:page-width="611.9999826986959pt" fo:page-height="791.9999826986959pt" style:table-centering="none" style:print-page-order="ttb" style:writing-mode="lr-tb" style:print-orientation="portrait" style:print="charts drawings objects" style:scale-to="10000.00%" gnm:style-print="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</office:automatic-styles>
  <office:master-styles>
    <style:master-page style:name="ta-mp-0" style:display-name="卷制-上茄衣过程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KSOProductBuildVer" meta:value-type="string">2052-10.1.0.5850</meta:user-defined>
    <dc:date>2016-11-04T15:49:43Z</dc:date>
    <meta:user-defined meta:name="dc:publisher" meta:value-type="string">Microsoft</meta:user-defined>
    <meta:user-defined meta:name="gsf:MM-clip-count" meta:value-type="float">0</meta:user-defined>
    <meta:user-defined meta:name="gsf:character-count" meta:value-type="float">0</meta:user-defined>
    <meta:user-defined meta:name="GSF_DOCPROP_VECTOR:0000:gsf:document-parts" meta:value-type="string">卷制-上茄衣过程</meta:user-defined>
    <meta:user-defined meta:name="GSF_DOCPROP_VECTOR:0000:gsf:heading-pairs" meta:value-type="string">工作表</meta:user-defined>
    <meta:user-defined meta:name="GSF_DOCPROP_VECTOR:0001:gsf:heading-pairs" meta:value-type="float">1</meta:user-defined>
    <meta:user-defined meta:name="gsf:hidden-slide-count" meta:value-type="float">0</meta:user-defined>
    <meta:print-date>2014-02-24T04:42:11Z</meta:print-date>
    <meta:user-defined meta:name="gsf:last-saved-by" meta:value-type="string">黄光俊</meta:user-defined>
    <meta:user-defined meta:name="gsf:line-count" meta:value-type="float">0</meta:user-defined>
    <meta:user-defined meta:name="gsf:links-dirty" meta:value-type="boolean">false</meta:user-defined>
    <meta:user-defined meta:name="gsf:note-count" meta:value-type="float">0</meta:user-defined>
    <meta:user-defined meta:name="gsf:page-count" meta:value-type="float">0</meta:user-defined>
    <meta:user-defined meta:name="gsf:paragraph-count" meta:value-type="float">0</meta:user-defined>
    <meta:user-defined meta:name="gsf:presentation-format" meta:value-type="string"/>
    <meta:user-defined meta:name="gsf:scale" meta:value-type="boolean">false</meta:user-defined>
    <meta:user-defined meta:name="gsf:security" meta:value-type="float">1</meta:user-defined>
    <meta:user-defined meta:name="gsf:slide-count" meta:value-type="float">0</meta:user-defined>
    <meta:user-defined meta:name="gsf:word-count" meta:value-type="float">0</meta:user-defined>
    <meta:creation-date>2013-12-02T08:38:45Z</meta:creation-date>
    <meta:editing-cycles>2</meta:editing-cycles>
    <meta:editing-duration>PT19M</meta:editing-duration>
    <meta:generator>gnumeric/1.12.23</meta:generator>
    <meta:user-defined meta:name="meta:template" meta:value-type="string"/>
    <meta:user-defined meta:name="msole:codepage" meta:value-type="float">936</meta:user-defined>
    <meta:user-defined meta:name="msole:unknown-doc-17" meta:value-type="float">0</meta:user-defined>
    <meta:user-defined meta:name="msole:unknown-doc-19" meta:value-type="boolean">false</meta:user-defined>
    <meta:user-defined meta:name="msole:unknown-doc-22" meta:value-type="boolean">false</meta:user-defined>
    <meta:user-defined meta:name="msole:unknown-doc-23" meta:value-type="float">917504</meta:user-defined>
  </office:meta>
</office:document-meta>
</file>